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DFont+F1" svg:font-family="CIDFont+F1"/>
    <style:font-face style:name="CIDFont+F2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none" svg:stroke-color="#000000" draw:fill="none" draw:fill-color="#ffffff" fo:min-height="1.651cm"/>
    </style:style>
    <style:style style:name="gr9" style:family="graphic" style:parent-style-name="standard">
      <style:graphic-properties draw:stroke="none" svg:stroke-color="#000000" draw:fill="none" draw:fill-color="#ffffff" fo:min-height="1.397cm"/>
    </style:style>
    <style:style style:name="gr10" style:family="graphic" style:parent-style-name="standard">
      <style:graphic-properties draw:stroke="none" svg:stroke-color="#000000" draw:fill="none" draw:fill-color="#ffffff" fo:min-height="1.905cm"/>
    </style:style>
    <style:style style:name="gr11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style:font-name="CIDFont+F1" fo:font-size="12pt" style:font-size-asian="12pt" style:font-name-complex="CIDFont+F1" style:font-size-complex="12pt"/>
    </style:style>
    <style:style style:name="T2" style:family="text">
      <style:text-properties fo:color="#000000" style:font-name="CIDFont+F2" fo:font-size="11.1000003814697pt" style:font-size-asian="11.1000003814697pt" style:font-name-complex="CIDFont+F2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5cm" svg:height="27.935cm" svg:x="0.004cm" svg:y="0.004cm" svg:viewBox="0 0 21586 27936" draw:points="0,0 21586,0 21586,27936 0,27936">
          <text:p/>
        </draw:polygon>
        <draw:frame draw:style-name="gr2" draw:text-style-name="P3" draw:layer="layout" svg:width="2.525cm" svg:height="0.497cm" svg:x="2.54cm" svg:y="1.271cm">
          <draw:text-box>
            <text:p text:style-name="P2"><text:span text:style-name="T1">ENGT 3050 </text:span></text:p>
          </draw:text-box>
        </draw:frame>
        <draw:frame draw:style-name="gr2" draw:text-style-name="P3" draw:layer="layout" svg:width="0.578cm" svg:height="0.497cm" svg:x="9.58cm" svg:y="1.271cm">
          <draw:text-box>
            <text:p text:style-name="P2"><text:span text:style-name="T1">Ho</text:span></text:p>
          </draw:text-box>
        </draw:frame>
        <draw:frame draw:style-name="gr2" draw:text-style-name="P3" draw:layer="layout" svg:width="0.422cm" svg:height="0.497cm" svg:x="10.101cm" svg:y="1.271cm">
          <draw:text-box>
            <text:p text:style-name="P2"><text:span text:style-name="T1">m</text:span></text:p>
          </draw:text-box>
        </draw:frame>
        <draw:frame draw:style-name="gr2" draw:text-style-name="P3" draw:layer="layout" svg:width="2.186cm" svg:height="0.497cm" svg:x="10.427cm" svg:y="1.271cm">
          <draw:text-box>
            <text:p text:style-name="P2"><text:span text:style-name="T1">ework #9 </text:span></text:p>
          </draw:text-box>
        </draw:frame>
        <draw:frame draw:style-name="gr2" draw:text-style-name="P3" draw:layer="layout" svg:width="0.422cm" svg:height="0.497cm" svg:x="2.54cm" svg:y="1.758cm">
          <draw:text-box>
            <text:p text:style-name="P2"><text:span text:style-name="T1">F</text:span></text:p>
          </draw:text-box>
        </draw:frame>
        <draw:frame draw:style-name="gr2" draw:text-style-name="P3" draw:layer="layout" svg:width="1.06cm" svg:height="0.497cm" svg:x="2.773cm" svg:y="1.758cm">
          <draw:text-box>
            <text:p text:style-name="P2"><text:span text:style-name="T1">unda</text:span></text:p>
          </draw:text-box>
        </draw:frame>
        <draw:frame draw:style-name="gr2" draw:text-style-name="P3" draw:layer="layout" svg:width="0.422cm" svg:height="0.497cm" svg:x="3.594cm" svg:y="1.758cm">
          <draw:text-box>
            <text:p text:style-name="P2"><text:span text:style-name="T1">m</text:span></text:p>
          </draw:text-box>
        </draw:frame>
        <draw:frame draw:style-name="gr2" draw:text-style-name="P3" draw:layer="layout" svg:width="0.531cm" svg:height="0.497cm" svg:x="3.924cm" svg:y="1.758cm">
          <draw:text-box>
            <text:p text:style-name="P2"><text:span text:style-name="T1">en</text:span></text:p>
          </draw:text-box>
        </draw:frame>
        <draw:frame draw:style-name="gr2" draw:text-style-name="P3" draw:layer="layout" svg:width="0.422cm" svg:height="0.497cm" svg:x="4.326cm" svg:y="1.758cm">
          <draw:text-box>
            <text:p text:style-name="P2"><text:span text:style-name="T1">t</text:span></text:p>
          </draw:text-box>
        </draw:frame>
        <draw:frame draw:style-name="gr2" draw:text-style-name="P3" draw:layer="layout" svg:width="0.422cm" svg:height="0.497cm" svg:x="4.441cm" svg:y="1.758cm">
          <draw:text-box>
            <text:p text:style-name="P2"><text:span text:style-name="T1">a</text:span></text:p>
          </draw:text-box>
        </draw:frame>
        <draw:frame draw:style-name="gr2" draw:text-style-name="P3" draw:layer="layout" svg:width="0.422cm" svg:height="0.497cm" svg:x="4.631cm" svg:y="1.758cm">
          <draw:text-box>
            <text:p text:style-name="P2"><text:span text:style-name="T1">l</text:span></text:p>
          </draw:text-box>
        </draw:frame>
        <draw:frame draw:style-name="gr2" draw:text-style-name="P3" draw:layer="layout" svg:width="0.422cm" svg:height="0.497cm" svg:x="4.746cm" svg:y="1.758cm">
          <draw:text-box>
            <text:p text:style-name="P2"><text:span text:style-name="T1">s</text:span></text:p>
          </draw:text-box>
        </draw:frame>
        <draw:frame draw:style-name="gr2" draw:text-style-name="P3" draw:layer="layout" svg:width="0.946cm" svg:height="0.497cm" svg:x="4.911cm" svg:y="1.758cm">
          <draw:text-box>
            <text:p text:style-name="P2"><text:span text:style-name="T1"><text:s/></text:span><text:span text:style-name="T1">of E</text:span></text:p>
          </draw:text-box>
        </draw:frame>
        <draw:frame draw:style-name="gr2" draw:text-style-name="P3" draw:layer="layout" svg:width="0.422cm" svg:height="0.497cm" svg:x="5.732cm" svg:y="1.758cm">
          <draw:text-box>
            <text:p text:style-name="P2"><text:span text:style-name="T1">l</text:span></text:p>
          </draw:text-box>
        </draw:frame>
        <draw:frame draw:style-name="gr2" draw:text-style-name="P3" draw:layer="layout" svg:width="0.497cm" svg:height="0.497cm" svg:x="5.855cm" svg:y="1.758cm">
          <draw:text-box>
            <text:p text:style-name="P2"><text:span text:style-name="T1">ec</text:span></text:p>
          </draw:text-box>
        </draw:frame>
        <draw:frame draw:style-name="gr2" draw:text-style-name="P3" draw:layer="layout" svg:width="0.422cm" svg:height="0.497cm" svg:x="6.227cm" svg:y="1.758cm">
          <draw:text-box>
            <text:p text:style-name="P2"><text:span text:style-name="T1">t</text:span></text:p>
          </draw:text-box>
        </draw:frame>
        <draw:frame draw:style-name="gr2" draw:text-style-name="P3" draw:layer="layout" svg:width="0.422cm" svg:height="0.497cm" svg:x="6.346cm" svg:y="1.758cm">
          <draw:text-box>
            <text:p text:style-name="P2"><text:span text:style-name="T1">r</text:span></text:p>
          </draw:text-box>
        </draw:frame>
        <draw:frame draw:style-name="gr2" draw:text-style-name="P3" draw:layer="layout" svg:width="0.422cm" svg:height="0.497cm" svg:x="6.485cm" svg:y="1.758cm">
          <draw:text-box>
            <text:p text:style-name="P2"><text:span text:style-name="T1">i</text:span></text:p>
          </draw:text-box>
        </draw:frame>
        <draw:frame draw:style-name="gr2" draw:text-style-name="P3" draw:layer="layout" svg:width="0.422cm" svg:height="0.497cm" svg:x="6.604cm" svg:y="1.758cm">
          <draw:text-box>
            <text:p text:style-name="P2"><text:span text:style-name="T1">c</text:span></text:p>
          </draw:text-box>
        </draw:frame>
        <draw:frame draw:style-name="gr2" draw:text-style-name="P3" draw:layer="layout" svg:width="0.422cm" svg:height="0.497cm" svg:x="6.794cm" svg:y="1.758cm">
          <draw:text-box>
            <text:p text:style-name="P2"><text:span text:style-name="T1">it</text:span></text:p>
          </draw:text-box>
        </draw:frame>
        <draw:path draw:style-name="gr3" draw:text-style-name="P4" draw:layer="layout" svg:width="0.144cm" svg:height="0.246cm" svg:x="10.731cm" svg:y="25.844cm" svg:viewBox="0 0 145 247" svg:d="M145 234c0 4 0 4-4 8v5c-5 0-5 0-5 0h-128c-4 0-4 0-4 0h-4v-5c0-4 0-4 0-8v-4-5c4 0 4 0 4-4h4 51v-186l-51 29h-4-4v-4c0 0 0-4 0-8v-4-5c4-4 4-4 4-4l55-39c5 0 5 0 5 0h5c4 0 4 0 8 0s4 0 9 0h4v5 216h46 5c0 4 0 4 0 4v5c4 0 4 4 4 4z">
          <text:p/>
        </draw:path>
        <draw:path draw:style-name="gr3" draw:text-style-name="P4" draw:layer="layout" svg:width="0.186cm" svg:height="0.25cm" svg:x="2.569cm" svg:y="2.836cm" svg:viewBox="0 0 187 251" svg:d="M187 234c0 4 0 8 0 8 0 0 0 4-4 4l-4 5h-4-9c-4 0-8 0-8 0-4-5-9-5-9-5-4-4-4-4-8-8 0-4-4-9-4-13l-82-139c-4-9-8-17-13-22-4-8-8-17-8-25 0 8 0 17 0 30 0 8 0 17 0 25v148c0 4 0 4 0 4-4 0-4 0-4 5h-4c-5 0-5 0-9 0s-4 0-8 0h-5c0-5 0-5 0-5-4 0-4 0-4-4v-225c0-4 4-9 4-13 5 0 9 0 13 0h13c4 0 8 0 8 0 4 0 9 0 9 0 0 4 4 4 4 9 4 4 4 4 8 8l60 111c4 4 8 13 8 17 5 8 10 13 14 21 0 4 4 13 8 17 5 4 5 13 9 17 0-8 0-21 0-30 0-12 0-21 0-33v-133-4h4l4-4c0 0 4 0 9 0h4c4 4 4 4 8 4v4z">
          <text:p/>
        </draw:path>
        <draw:path draw:style-name="gr3" draw:text-style-name="P4" draw:layer="layout" svg:width="0.212cm" svg:height="0.25cm" svg:x="2.793cm" svg:y="2.836cm" svg:viewBox="0 0 213 251" svg:d="M213 238c0 4 0 4 0 8 0 5-4 5-4 5-4 0-9 0-9 0-4 0-8 0-12 0h-4c0 0 0-5-5-5l-21-63h-101l-23 59c0 4 0 4 0 4 0 0-4 0-4 5h-4c-4 0-4 0-9 0-4 0-8 0-8 0-4 0-4 0-4-5-5 0-5 0-5-4l5-4 81-230c0 0 0-4 4-4 5-4 5-4 9-4s4 0 8 0c5 0 9 0 13 0 0 0 4 0 4 4h4v4zM107 35l-42 122h85z">
          <text:p/>
        </draw:path>
        <draw:path draw:style-name="gr3" draw:text-style-name="P4" draw:layer="layout" svg:width="0.267cm" svg:height="0.246cm" svg:x="3.047cm" svg:y="2.84cm" svg:viewBox="0 0 268 247" svg:d="M268 238c0 4 0 4 0 4 0 0-4 0-4 5h-4c-5 0-5 0-9 0s-4 0-8 0h-4c0-5 0-5 0-5-5 0-5 0-5-4v-213l-84 217c-5 0-5 0-5 0 0 0 0 5-4 5h-4-4c-5 0-5 0-9 0h-4c0-5 0-5-4-5l-85-217v213c0 4 0 4 0 4l-4 5h-4c0 0-5 0-9 0h-5c-4 0-4 0-9 0 0-5 0-5 0-5v-4-225c0-4 0-9 5-13 0 0 4 0 9 0h21c5 0 5 0 9 0s4 0 8 4l5 5c4 4 4 4 4 8l72 178 76-178c0-4 4-4 4-8 0-5 4-5 4-5 5-4 5-4 9-4 0 0 4 0 8 0h21 5 4c0 4 0 4 4 4 0 5 0 5 0 9z">
          <text:p/>
        </draw:path>
        <draw:path draw:style-name="gr3" draw:text-style-name="P4" draw:layer="layout" svg:width="0.139cm" svg:height="0.246cm" svg:x="3.378cm" svg:y="2.84cm" svg:viewBox="0 0 140 247" svg:d="M140 230c0 4 0 4 0 8l-4 4c0 5-4 5-4 5h-120c0 0-4-5-8-5 0-4-4-4-4-8v-221c0-4 4-9 4-13 4 0 8 0 8 0h120c4 0 4 0 4 0 0 4 0 4 0 4 0 5 0 5 0 9v4c0 4 0 4 0 4 0 0 0 4-4 4h-97v77h84c0 4 4 4 4 4v4 4c0 5 0 5 0 9v4h-4-84v89h97 4c0 4 0 4 0 4l4 5z">
          <text:p/>
        </draw:path>
        <draw:path draw:style-name="gr3" draw:text-style-name="P4" draw:layer="layout" svg:width="0.199cm" svg:height="0.025cm" svg:x="3.623cm" svg:y="3.128cm" svg:viewBox="0 0 200 26" svg:d="M200 14c0 4-4 8-4 8 0 4 0 4-4 4h-183c-5 0-5 0-5-4-4 0-4-4-4-8 0-6 0-10 4-10 0-4 0-4 5-4h183c4 0 4 0 4 4 0 0 4 4 4 10z">
          <text:p/>
        </draw:path>
        <draw:path draw:style-name="gr3" draw:text-style-name="P4" draw:layer="layout" svg:width="0.199cm" svg:height="0.025cm" svg:x="3.814cm" svg:y="3.128cm" svg:viewBox="0 0 200 26" svg:d="M200 14c0 4-5 8-5 8 0 4 0 4-4 4h-183c-4 0-4 0-4-4-4 0-4-4-4-8 0-6 0-10 4-10 0-4 0-4 4-4h183c4 0 4 0 4 4 0 0 5 4 5 10z">
          <text:p/>
        </draw:path>
        <draw:path draw:style-name="gr3" draw:text-style-name="P4" draw:layer="layout" svg:width="0.195cm" svg:height="0.025cm" svg:x="4.008cm" svg:y="3.128cm" svg:viewBox="0 0 196 26" svg:d="M196 14c0 4 0 8 0 8 0 4-4 4-4 4h-183c-4 0-4 0-9-4 0 0 0-4 0-8 0-6 0-10 0-10 5-4 5-4 9-4h183c0 0 4 0 4 4 0 0 0 4 0 10z">
          <text:p/>
        </draw:path>
        <draw:path draw:style-name="gr3" draw:text-style-name="P4" draw:layer="layout" svg:width="0.195cm" svg:height="0.025cm" svg:x="4.203cm" svg:y="3.128cm" svg:viewBox="0 0 196 26" svg:d="M196 14c0 4 0 8 0 8 0 4 0 4-4 4h-183c-5 0-5 0-5-4-4 0-4-4-4-8 0-6 0-10 4-10 0-4 0-4 5-4h183c0 0 4 0 4 4 0 0 0 4 0 10z">
          <text:p/>
        </draw:path>
        <draw:path draw:style-name="gr3" draw:text-style-name="P4" draw:layer="layout" svg:width="0.194cm" svg:height="0.025cm" svg:x="4.394cm" svg:y="3.128cm" svg:viewBox="0 0 195 26" svg:d="M195 14c0 4 0 8 0 8 0 4 0 4-4 4h-183c-4 0-4 0-4-4-4 0-4-4-4-8 0-6 0-10 4-10 0-4 0-4 4-4h183c0 0 4 0 4 4 0 0 0 4 0 10z">
          <text:p/>
        </draw:path>
        <draw:path draw:style-name="gr3" draw:text-style-name="P4" draw:layer="layout" svg:width="0.195cm" svg:height="0.025cm" svg:x="4.588cm" svg:y="3.128cm" svg:viewBox="0 0 196 26" svg:d="M196 14c0 4 0 8 0 8 0 4-4 4-4 4h-183c-4 0-4 0-9-4 0 0 0-4 0-8 0-6 0-10 0-10 5-4 5-4 9-4h183c0 0 4 0 4 4 0 0 0 4 0 10z">
          <text:p/>
        </draw:path>
        <draw:path draw:style-name="gr3" draw:text-style-name="P4" draw:layer="layout" svg:width="0.195cm" svg:height="0.025cm" svg:x="4.783cm" svg:y="3.128cm" svg:viewBox="0 0 196 26" svg:d="M196 14c0 4 0 8 0 8 0 4-4 4-4 4h-183c-5 0-5 0-9-4 0 0 0-4 0-8 0-6 0-10 0-10 4-4 4-4 9-4h183c0 0 4 0 4 4 0 0 0 4 0 10z">
          <text:p/>
        </draw:path>
        <draw:path draw:style-name="gr3" draw:text-style-name="P4" draw:layer="layout" svg:width="0.194cm" svg:height="0.025cm" svg:x="4.974cm" svg:y="3.128cm" svg:viewBox="0 0 195 26" svg:d="M195 14c0 4 0 8 0 8 0 4-4 4-4 4h-183c-4 0-4 0-8-4 0 0 0-4 0-8 0-6 0-10 0-10 4-4 4-4 8-4h183c0 0 4 0 4 4 0 0 0 4 0 10z">
          <text:p/>
        </draw:path>
        <draw:path draw:style-name="gr3" draw:text-style-name="P4" draw:layer="layout" svg:width="0.195cm" svg:height="0.025cm" svg:x="5.168cm" svg:y="3.128cm" svg:viewBox="0 0 196 26" svg:d="M196 14c0 4 0 8 0 8 0 4-4 4-4 4h-187l-5-4c0 0 0-4 0-8 0-6 0-10 0-10 5-4 5-4 5-4h187c0 0 4 0 4 4 0 0 0 4 0 10z">
          <text:p/>
        </draw:path>
        <draw:path draw:style-name="gr3" draw:text-style-name="P4" draw:layer="layout" svg:width="0.195cm" svg:height="0.025cm" svg:x="5.363cm" svg:y="3.128cm" svg:viewBox="0 0 196 26" svg:d="M196 14c0 4 0 8 0 8 0 4-4 4-4 4h-183c-5 0-5 0-9-4 0 0 0-4 0-8 0-6 0-10 0-10 4-4 4-4 9-4h183c0 0 4 0 4 4 0 0 0 4 0 10z">
          <text:p/>
        </draw:path>
        <draw:path draw:style-name="gr3" draw:text-style-name="P4" draw:layer="layout" svg:width="0.194cm" svg:height="0.025cm" svg:x="5.554cm" svg:y="3.128cm" svg:viewBox="0 0 195 26" svg:d="M195 14c0 4 0 8 0 8 0 4-4 4-4 4h-183c-4 0-4 0-8-4 0 0 0-4 0-8 0-6 0-10 0-10 4-4 4-4 8-4h183c0 0 4 0 4 4 0 0 0 4 0 10z">
          <text:p/>
        </draw:path>
        <draw:path draw:style-name="gr3" draw:text-style-name="P4" draw:layer="layout" svg:width="0.195cm" svg:height="0.025cm" svg:x="5.748cm" svg:y="3.128cm" svg:viewBox="0 0 196 26" svg:d="M196 14c0 4 0 8 0 8-4 4-4 4-4 4h-187c0 0-5 0-5-4 0 0 0-4 0-8 0-6 0-10 0-10 0-4 5-4 5-4h187l4 4c0 0 0 4 0 10z">
          <text:p/>
        </draw:path>
        <draw:path draw:style-name="gr3" draw:text-style-name="P4" draw:layer="layout" svg:width="0.195cm" svg:height="0.025cm" svg:x="5.943cm" svg:y="3.128cm" svg:viewBox="0 0 196 26" svg:d="M196 14c0 4 0 8 0 8 0 4-4 4-4 4h-188l-4-4c0 0 0-4 0-8 0-6 0-10 0-10 4-4 4-4 4-4h188c0 0 4 0 4 4 0 0 0 4 0 10z">
          <text:p/>
        </draw:path>
        <draw:path draw:style-name="gr3" draw:text-style-name="P4" draw:layer="layout" svg:width="0.194cm" svg:height="0.025cm" svg:x="6.134cm" svg:y="3.128cm" svg:viewBox="0 0 195 26" svg:d="M195 14c0 4 0 8 0 8 0 4-4 4-4 4h-187l-4-4c0 0 0-4 0-8 0-6 0-10 0-10 4-4 4-4 4-4h187c0 0 4 0 4 4 0 0 0 4 0 10z">
          <text:p/>
        </draw:path>
        <draw:path draw:style-name="gr3" draw:text-style-name="P4" draw:layer="layout" svg:width="0.195cm" svg:height="0.025cm" svg:x="6.328cm" svg:y="3.128cm" svg:viewBox="0 0 196 26" svg:d="M196 14c0 4 0 8 0 8-4 4-4 4-8 4h-183c0 0-5 0-5-4 0 0 0-4 0-8 0-6 0-10 0-10 0-4 5-4 5-4h183c4 0 4 0 8 4 0 0 0 4 0 10z">
          <text:p/>
        </draw:path>
        <draw:path draw:style-name="gr3" draw:text-style-name="P4" draw:layer="layout" svg:width="0.195cm" svg:height="0.025cm" svg:x="6.523cm" svg:y="3.128cm" svg:viewBox="0 0 196 26" svg:d="M196 14c0 4 0 8 0 8-4 4-4 4-4 4h-188c0 0-4 0-4-4 0 0 0-4 0-8 0-6 0-10 0-10 0-4 4-4 4-4h188l4 4c0 0 0 4 0 10z">
          <text:p/>
        </draw:path>
        <draw:path draw:style-name="gr3" draw:text-style-name="P4" draw:layer="layout" svg:width="0.194cm" svg:height="0.025cm" svg:x="6.714cm" svg:y="3.128cm" svg:viewBox="0 0 195 26" svg:d="M195 14c0 4 0 8 0 8-4 4-4 4-4 4h-187c0 0-4 0-4-4 0 0 0-4 0-8 0-6 0-10 0-10 0-4 4-4 4-4h187l4 4c0 0 0 4 0 10z">
          <text:p/>
        </draw:path>
        <draw:path draw:style-name="gr3" draw:text-style-name="P4" draw:layer="layout" svg:width="0.195cm" svg:height="0.025cm" svg:x="6.908cm" svg:y="3.128cm" svg:viewBox="0 0 196 26" svg:d="M196 14c0 4 0 8 0 8-4 4-4 4-8 4h-183c0 0-5 0-5-4 0 0 0-4 0-8 0-6 0-10 0-10 0-4 5-4 5-4h183c4 0 4 0 4 4 4 0 4 4 4 10z">
          <text:p/>
        </draw:path>
        <draw:path draw:style-name="gr3" draw:text-style-name="P4" draw:layer="layout" svg:width="0.195cm" svg:height="0.025cm" svg:x="7.103cm" svg:y="3.128cm" svg:viewBox="0 0 196 26" svg:d="M196 14c0 4 0 8 0 8-4 4-4 4-9 4h-183c0 0-4 0-4-4 0 0 0-4 0-8 0-6 0-10 0-10 0-4 4-4 4-4h183c5 0 5 0 9 4 0 0 0 4 0 10z">
          <text:p/>
        </draw:path>
        <draw:path draw:style-name="gr3" draw:text-style-name="P4" draw:layer="layout" svg:width="0.199cm" svg:height="0.025cm" svg:x="7.294cm" svg:y="3.128cm" svg:viewBox="0 0 200 26" svg:d="M200 14c0 4 0 8-5 8 0 4 0 4-4 4h-183c0 0-4 0-4-4 0 0-4-4-4-8 0-6 4-10 4-10 0-4 4-4 4-4h183c4 0 4 0 4 4 5 0 5 4 5 10z">
          <text:p/>
        </draw:path>
        <draw:path draw:style-name="gr3" draw:text-style-name="P4" draw:layer="layout" svg:width="0.195cm" svg:height="0.025cm" svg:x="7.488cm" svg:y="3.128cm" svg:viewBox="0 0 196 26" svg:d="M196 14c0 4 0 8 0 8-4 4-4 4-8 4h-184c0 0-4 0-4-4 0 0 0-4 0-8 0-6 0-10 0-10 0-4 4-4 4-4h184c4 0 4 0 8 4 0 0 0 4 0 10z">
          <text:p/>
        </draw:path>
        <draw:path draw:style-name="gr3" draw:text-style-name="P4" draw:layer="layout" svg:width="0.199cm" svg:height="0.025cm" svg:x="7.679cm" svg:y="3.128cm" svg:viewBox="0 0 200 26" svg:d="M200 14c0 4 0 8-4 8 0 4 0 4-5 4h-183c0 0-4 0-4-4 0 0-4-4-4-8 0-6 4-10 4-10 0-4 4-4 4-4h183c5 0 5 0 5 4 4 0 4 4 4 10z">
          <text:p/>
        </draw:path>
        <draw:path draw:style-name="gr3" draw:text-style-name="P4" draw:layer="layout" svg:width="0.194cm" svg:height="0.025cm" svg:x="7.878cm" svg:y="3.128cm" svg:viewBox="0 0 195 26" svg:d="M195 14c0 4 0 8 0 8-4 4-4 4-8 4h-183c0 0-4 0-4-4 0 0 0-4 0-8 0-6 0-10 0-10 0-4 4-4 4-4h183c4 0 4 0 4 4 4 0 4 4 4 10z">
          <text:p/>
        </draw:path>
        <draw:path draw:style-name="gr3" draw:text-style-name="P4" draw:layer="layout" svg:width="0.195cm" svg:height="0.025cm" svg:x="8.068cm" svg:y="3.128cm" svg:viewBox="0 0 196 26" svg:d="M196 14c0 4 0 8-4 8 0 4 0 4-4 4h-184c0 0-4 0-4-4 0 0 0-4 0-8 0-6 0-10 0-10 0-4 4-4 4-4h184c4 0 4 0 4 4 4 0 4 4 4 10z">
          <text:p/>
        </draw:path>
        <draw:path draw:style-name="gr3" draw:text-style-name="P4" draw:layer="layout" svg:width="0.199cm" svg:height="0.025cm" svg:x="8.259cm" svg:y="3.128cm" svg:viewBox="0 0 200 26" svg:d="M200 14c0 4 0 8-5 8 0 4 0 4-4 4h-183c-4 0-4 0-4-4-4 0-4-4-4-8 0-6 0-10 4-10 0-4 0-4 4-4h183c4 0 4 0 4 4 5 0 5 4 5 10z">
          <text:p/>
        </draw:path>
        <draw:path draw:style-name="gr3" draw:text-style-name="P4" draw:layer="layout" svg:width="0.199cm" svg:height="0.025cm" svg:x="8.453cm" svg:y="3.128cm" svg:viewBox="0 0 200 26" svg:d="M200 14c0 4 0 8-4 8 0 4 0 4-4 4h-183c-4 0-4 0-4-4 0 0-5-4-5-8 0-6 5-10 5-10 0-4 0-4 4-4h183c4 0 4 0 4 4 4 0 4 4 4 10z">
          <text:p/>
        </draw:path>
        <draw:path draw:style-name="gr3" draw:text-style-name="P4" draw:layer="layout" svg:width="0.199cm" svg:height="0.025cm" svg:x="8.644cm" svg:y="3.128cm" svg:viewBox="0 0 200 26" svg:d="M200 14c0 4 0 8-4 8 0 4 0 4-5 4h-183c-4 0-4 0-4-4 0 0-4-4-4-8 0-6 4-10 4-10 0-4 0-4 4-4h183c5 0 5 0 5 4 4 0 4 4 4 10z">
          <text:p/>
        </draw:path>
        <draw:path draw:style-name="gr3" draw:text-style-name="P4" draw:layer="layout" svg:width="0.199cm" svg:height="0.025cm" svg:x="8.839cm" svg:y="3.128cm" svg:viewBox="0 0 200 26" svg:d="M200 14c0 4-5 8-5 8 0 4 0 4-4 4h-183c-4 0-4 0-4-4-4 0-4-4-4-8 0-6 0-10 4-10 0-4 0-4 4-4h183c4 0 4 0 4 4 0 0 5 4 5 10z">
          <text:p/>
        </draw:path>
        <draw:path draw:style-name="gr3" draw:text-style-name="P4" draw:layer="layout" svg:width="0.199cm" svg:height="0.025cm" svg:x="9.033cm" svg:y="3.128cm" svg:viewBox="0 0 200 26" svg:d="M200 14c0 4 0 8-4 8 0 4 0 4-4 4h-183c-4 0-4 0-4-4-5 0-5-4-5-8 0-6 0-10 5-10 0-4 0-4 4-4h183c4 0 4 0 4 4 4 0 4 4 4 10z">
          <text:p/>
        </draw:path>
        <draw:path draw:style-name="gr3" draw:text-style-name="P4" draw:layer="layout" svg:width="0.199cm" svg:height="0.025cm" svg:x="9.224cm" svg:y="3.128cm" svg:viewBox="0 0 200 26" svg:d="M200 14c0 4 0 8-4 8 0 4 0 4-5 4h-183c-4 0-4 0-4-4-4 0-4-4-4-8 0-6 0-10 4-10 0-4 0-4 4-4h183c5 0 5 0 5 4 4 0 4 4 4 10z">
          <text:p/>
        </draw:path>
        <draw:path draw:style-name="gr3" draw:text-style-name="P4" draw:layer="layout" svg:width="0.194cm" svg:height="0.025cm" svg:x="9.419cm" svg:y="3.128cm" svg:viewBox="0 0 195 26" svg:d="M195 14c0 4 0 8 0 8 0 4-4 4-4 4h-183c-4 0-4 0-4-4-4 0-4-4-4-8 0-6 0-10 4-10 0-4 0-4 4-4h183c0 0 4 0 4 4 0 0 0 4 0 10z">
          <text:p/>
        </draw:path>
        <draw:path draw:style-name="gr3" draw:text-style-name="P4" draw:layer="layout" svg:width="0.199cm" svg:height="0.025cm" svg:x="9.613cm" svg:y="3.128cm" svg:viewBox="0 0 200 26" svg:d="M200 14c0 4-4 8-4 8 0 4 0 4-4 4h-183c-4 0-4 0-4-4-5 0-5-4-5-8 0-6 0-10 5-10 0-4 0-4 4-4h183c4 0 4 0 4 4 0 0 4 4 4 10z">
          <text:p/>
        </draw:path>
        <draw:path draw:style-name="gr3" draw:text-style-name="P4" draw:layer="layout" svg:width="0.199cm" svg:height="0.025cm" svg:x="9.804cm" svg:y="3.128cm" svg:viewBox="0 0 200 26" svg:d="M200 14c0 4-4 8-4 8 0 4 0 4-6 4h-182c-4 0-4 0-4-4-4 0-4-4-4-8 0-6 0-10 4-10 0-4 0-4 4-4h182c6 0 6 0 6 4 0 0 4 4 4 10z">
          <text:p/>
        </draw:path>
        <draw:path draw:style-name="gr3" draw:text-style-name="P4" draw:layer="layout" svg:width="0.194cm" svg:height="0.025cm" svg:x="9.999cm" svg:y="3.128cm" svg:viewBox="0 0 195 26" svg:d="M195 14c0 4 0 8 0 8 0 4-4 4-4 4h-183c-4 0-4 0-8-4 0 0 0-4 0-8 0-6 0-10 0-10 4-4 4-4 8-4h183c0 0 4 0 4 4 0 0 0 4 0 10z">
          <text:p/>
        </draw:path>
        <draw:path draw:style-name="gr3" draw:text-style-name="P4" draw:layer="layout" svg:width="0.199cm" svg:height="0.025cm" svg:x="10.189cm" svg:y="3.128cm" svg:viewBox="0 0 200 26" svg:d="M200 14c0 4-4 8-4 8 0 4 0 4-4 4h-182c-6 0-6 0-6-4-4 0-4-4-4-8 0-6 0-10 4-10 0-4 0-4 6-4h182c4 0 4 0 4 4 0 0 4 4 4 10z">
          <text:p/>
        </draw:path>
        <draw:path draw:style-name="gr3" draw:text-style-name="P4" draw:layer="layout" svg:width="0.195cm" svg:height="0.025cm" svg:x="10.384cm" svg:y="3.128cm" svg:viewBox="0 0 196 26" svg:d="M196 14c0 4 0 8 0 8 0 4-5 4-5 4h-183c-4 0-4 0-8-4 0 0 0-4 0-8 0-6 0-10 0-10 4-4 4-4 8-4h183c0 0 5 0 5 4 0 0 0 4 0 10z">
          <text:p/>
        </draw:path>
        <draw:path draw:style-name="gr3" draw:text-style-name="P4" draw:layer="layout" svg:width="0.194cm" svg:height="0.025cm" svg:x="10.579cm" svg:y="3.128cm" svg:viewBox="0 0 195 26" svg:d="M195 14c0 4 0 8 0 8 0 4-4 4-4 4h-183c-4 0-4 0-4-4-4 0-4-4-4-8 0-6 0-10 4-10 0-4 0-4 4-4h183c0 0 4 0 4 4 0 0 0 4 0 10z">
          <text:p/>
        </draw:path>
        <draw:path draw:style-name="gr3" draw:text-style-name="P4" draw:layer="layout" svg:width="0.195cm" svg:height="0.025cm" svg:x="10.769cm" svg:y="3.128cm" svg:viewBox="0 0 196 26" svg:d="M196 14c0 4 0 8 0 8 0 4-5 4-5 4h-182c-5 0-5 0-5-4-4 0-4-4-4-8 0-6 0-10 4-10 0-4 0-4 5-4h182c0 0 5 0 5 4 0 0 0 4 0 10z">
          <text:p/>
        </draw:path>
        <draw:path draw:style-name="gr3" draw:text-style-name="P4" draw:layer="layout" svg:width="0.194cm" svg:height="0.025cm" svg:x="10.96cm" svg:y="3.128cm" svg:viewBox="0 0 195 26" svg:d="M195 14c0 4 0 8 0 8 0 4-4 4-4 4h-182c-4 0-4 0-9-4 0 0 0-4 0-8 0-6 0-10 0-10 5-4 5-4 9-4h182c0 0 4 0 4 4 0 0 0 4 0 10z">
          <text:p/>
        </draw:path>
        <draw:path draw:style-name="gr3" draw:text-style-name="P4" draw:layer="layout" svg:width="0.196cm" svg:height="0.025cm" svg:x="11.154cm" svg:y="3.128cm" svg:viewBox="0 0 197 26" svg:d="M197 14c0 4 0 8 0 8 0 4-5 4-5 4h-186l-6-4c0 0 0-4 0-8 0-6 0-10 0-10 6-4 6-4 6-4h186c0 0 5 0 5 4 0 0 0 4 0 10z">
          <text:p/>
        </draw:path>
        <draw:path draw:style-name="gr3" draw:text-style-name="P4" draw:layer="layout" svg:width="0.195cm" svg:height="0.025cm" svg:x="11.349cm" svg:y="3.128cm" svg:viewBox="0 0 196 26" svg:d="M196 14c0 4 0 8 0 8 0 4-5 4-5 4h-182c-5 0-5 0-9-4 0 0 0-4 0-8 0-6 0-10 0-10 4-4 4-4 9-4h182c0 0 5 0 5 4 0 0 0 4 0 10z">
          <text:p/>
        </draw:path>
        <draw:path draw:style-name="gr3" draw:text-style-name="P4" draw:layer="layout" svg:width="0.14cm" svg:height="0.25cm" svg:x="3.208cm" svg:y="3.627cm" svg:viewBox="0 0 141 251" svg:d="M141 239v4 4h-4c0 4 0 4 0 4h-132v-4h-5v-4-4c0-5 0-5 0-10v-4h5v-4h50v-187l-46 30h-4c0 4-5 0-5 0v-4-4c0-5 0-5 0-9v-4l5-4 56-34 4-5c4 0 4 0 4 0 4 0 4 0 9 0h4c4 0 4 0 8 0 0 5 0 5 0 5v216h47v4c4 0 4 0 4 0v4c0 5 0 5 0 10z">
          <text:p/>
        </draw:path>
        <draw:path draw:style-name="gr3" draw:text-style-name="P4" draw:layer="layout" svg:width="0.042cm" svg:height="0.042cm" svg:x="3.399cm" svg:y="3.835cm" svg:viewBox="0 0 43 43" svg:d="M43 22c0 9 0 13-4 17s-8 4-18 4c-8 0-13 0-13-4-4-4-8-8-8-17 0-8 4-18 8-18 0-4 9-4 13-4 10 0 14 0 18 4 4 0 4 10 4 18z">
          <text:p/>
        </draw:path>
        <draw:frame draw:style-name="gr2" draw:text-style-name="P3" draw:layer="layout" svg:width="0.422cm" svg:height="0.497cm" svg:x="7.031cm" svg:y="1.758cm">
          <draw:text-box>
            <text:p text:style-name="P2"><text:span text:style-name="T1">y </text:span></text:p>
          </draw:text-box>
        </draw:frame>
        <draw:path draw:style-name="gr3" draw:text-style-name="P4" draw:layer="layout" svg:width="0.187cm" svg:height="0.245cm" svg:x="3.809cm" svg:y="3.632cm" svg:viewBox="0 0 188 246" svg:d="M188 12v5c0 4 0 4-4 4 0 4 0 4 0 4h-5-67v213c0 4 0 4 0 4 0 0-5 0-5 4h-4c-4 0-4 0-8 0-5 0-5 0-9 0h-4c0-4 0-4-4-4v-4-213h-68-4v-4l-6-4v-5c0-4 0-4 0-8 6 0 6 0 6-4h4 169c5 0 5 0 5 0 4 4 4 4 4 4 0 4 0 4 0 8z">
          <text:p/>
        </draw:path>
        <draw:path draw:style-name="gr3" draw:text-style-name="P4" draw:layer="layout" svg:width="0.102cm" svg:height="0.186cm" svg:x="4.025cm" svg:y="3.691cm" svg:viewBox="0 0 103 187" svg:d="M103 21v4c0 5 0 5 0 5 0 4 0 4-4 4h-4-5c-4 0-4-4-8-4h-4c-5 0-9 0-14 4 0 0-4 0-9 4-4 4-4 9-8 13s-8 8-13 17v115c-4 0-4 0-4 4h-4c-4 0-4 0-9 0-4 0-4 0-8 0h-4c0-4 0-4-5-4v-175-4c5 0 5 0 5 0h4c0 0 4 0 8 0h5c4 0 4 0 4 0 4 0 4 0 4 0 0 4 0 4 0 4v26c4-9 9-13 13-17s8-9 12-9c5-4 9-4 14-8 0 0 4 0 9 0h4c4 0 4 0 8 0 5 4 5 4 5 4 4 0 4 0 4 0 4 0 4 4 4 4v5c0 4 0 4 0 8z">
          <text:p/>
        </draw:path>
        <draw:path draw:style-name="gr3" draw:text-style-name="P4" draw:layer="layout" svg:width="0.14cm" svg:height="0.19cm" svg:x="4.152cm" svg:y="3.691cm" svg:viewBox="0 0 141 191" svg:d="M141 183c-4 4-4 4-4 4-4 0-4 0-9 0-4 0-8 0-8 0-4 0-4 0-4-4v-17c-9 4-17 13-26 17-13 4-22 8-30 8-9 0-17-4-26-4-8-4-12-8-17-12-8-5-12-9-12-17-5-5-5-13-5-22 0-8 0-17 5-25 4-4 8-13 17-17 8-4 17-8 25-8 13-5 25-5 38-5h26v-12c0-9-4-13-4-21 0-5-4-9-8-9 0-4-4-8-9-8-9-5-13-5-22-5-8 0-13 0-21 5-4 0-8 4-13 4-8 4-8 4-12 8-5 0-5 0-9 0s-4 0-4 0c0-4 0-4 0-4 0-4 0-4 0-8v-5c0-4 0-4 4-8 0 0 4 0 9-5 4 0 8-5 12-5 5-4 13-4 17-4 9-4 13-4 21-4 13 0 23 0 31 4s17 9 21 14c9 4 9 13 13 21 4 9 4 17 4 25zM111 103h-30c-9 0-17 0-21 4-9 0-13 0-17 4s-9 8-9 13c0 4-4 8-4 12 0 9 4 17 9 22 8 4 12 8 25 8 8 0 17-4 21-8 10-5 18-9 26-17z">
          <text:p/>
        </draw:path>
        <draw:path draw:style-name="gr3" draw:text-style-name="P4" draw:layer="layout" svg:width="0.144cm" svg:height="0.186cm" svg:x="4.351cm" svg:y="3.691cm" svg:viewBox="0 0 145 187" svg:d="M145 183v4c-4 0-4 0-8 0h-4c-5 0-9 0-9 0-4 0-4 0-4 0-4-4-4-4-4-4v-103c0-8 0-17-5-25 0-4 0-8-4-13-4-4-8-8-13-12-4 0-8 0-16 0-9 0-13 0-22 4-8 8-17 17-25 25v124c0 0-4 0-4 4h-4c0 0-5 0-9 0-5 0-5 0-9 0h-5c0-4 0-4 0-4v-175-4h5c4 0 4 0 9 0 4 0 4 0 9 0h4c0 4 0 4 0 4v22c8-9 21-17 29-22 9-4 22-8 30-8 13 0 21 4 30 4 8 4 12 13 17 17 4 9 8 13 12 21 0 13 0 21 0 34z">
          <text:p/>
        </draw:path>
        <draw:path draw:style-name="gr3" draw:text-style-name="P4" draw:layer="layout" svg:width="0.122cm" svg:height="0.19cm" svg:x="4.538cm" svg:y="3.691cm" svg:viewBox="0 0 123 191" svg:d="M123 136c0 9 0 13-4 22-4 8-8 12-13 17-8 4-16 8-25 12-4 0-17 4-25 4-5 0-13-4-17-4-5 0-14 0-18-4-4 0-4 0-9-4-4 0-4 0-8-4v-5c-4-4-4-4-4-8s0-4 0-9c0 0 4 0 4-4h4 4c5 4 5 4 9 9 4 0 8 4 18 4 4 0 12 4 17 4 4 0 12-4 17-4 4 0 8 0 8-4 4-5 9-5 9-9s4-8 4-13c0-4-4-8-4-12-5-5-9-5-13-9-4 0-9-4-13-4-4-4-8-4-17-8-4 0-8-5-13-9-5 0-13-4-17-8 0-5-5-9-9-13 0-9-4-13-4-21 0-9 4-13 4-17 4-9 9-13 13-17 4-5 13-10 22-14 4-4 17-4 25-4 5 0 9 0 13 0 4 4 9 4 13 4s8 4 8 4c4 0 4 0 9 5 4 5 4 5 4 5v4 4c0 5 0 5 0 5 0 4 0 4 0 4-4 4-4 4-4 4-5 0-5 0-5-4-4 0-8 0-8-4-4 0-8 0-13-5-4 0-12 0-17 0-4 0-8 0-12 0-5 5-9 5-13 5 0 4-4 8-4 8 0 4-5 9-5 13s5 8 5 12c4 0 8 5 12 9 5 0 9 4 13 4 4 4 9 4 17 9 4 0 9 4 13 8 8 0 12 4 17 9 4 4 4 8 8 12s4 13 4 21z">
          <text:p/>
        </draw:path>
        <draw:path draw:style-name="gr3" draw:text-style-name="P4" draw:layer="layout" svg:width="0.118cm" svg:height="0.266cm" svg:x="4.682cm" svg:y="3.611cm" svg:viewBox="0 0 119 267" svg:d="M119 16c0 5 0 9 0 9 0 0-4 0-4 4-4 0-4 0-4 0h-5c-4-4-4-4-8-4-5 0-5 0-10 0-4 0-8 0-12 0-4 4-4 4-9 8 0 5-4 9-4 13s0 13 0 21v17h39 4v4 5 4c0 4 0 8 0 8 0 5-4 5-4 5h-39v153c0 0-4 0-4 4h-4c-5 0-5 0-9 0s-4 0-8 0h-5c0-4 0-4 0-4h-4v-153h-21c-4 0-4 0-4-5-4 0-4-4-4-8s0-4 0-4c0-5 4-5 4-5 0-4 0-4 0-4h4 21v-17c0-12 4-21 4-29 5-13 9-17 13-22 4-8 9-12 17-12 4-4 13-4 21-4 9 0 13 0 18 0 4 0 4 0 9 4h4v4l4 4z">
          <text:p/>
        </draw:path>
        <draw:path draw:style-name="gr3" draw:text-style-name="P4" draw:layer="layout" svg:width="0.169cm" svg:height="0.19cm" svg:x="4.813cm" svg:y="3.691cm" svg:viewBox="0 0 170 191" svg:d="M170 94c0 13 0 25-4 38s-9 21-17 30c-8 8-17 17-25 21-13 4-26 8-43 8-12 0-25-4-34-8-12-4-21-8-25-17-8-8-13-17-17-30-5-12-5-25-5-38 0-17 0-29 5-38 4-12 9-25 17-34 8-8 17-13 25-18 13-4 26-8 38-8 17 0 30 4 39 8 12 5 21 10 25 18 8 9 13 17 17 30 4 8 4 21 4 38zM136 94c0-8 0-17 0-25-4-9-4-13-8-21-4-5-9-13-17-13-9-4-17-9-26-9-8 0-16 5-25 5-4 4-8 8-13 17-4 4-8 12-12 21 0 8 0 17 0 25 0 9 0 17 0 25 4 9 4 17 8 26 4 4 9 8 17 13 9 4 13 4 25 4 9 0 17 0 22-4 8-5 12-9 17-13 4-9 8-13 12-21 0-9 0-17 0-30z">
          <text:p/>
        </draw:path>
        <draw:path draw:style-name="gr3" draw:text-style-name="P4" draw:layer="layout" svg:width="0.101cm" svg:height="0.186cm" svg:x="5.029cm" svg:y="3.691cm" svg:viewBox="0 0 102 187" svg:d="M102 21v4c0 5 0 5 0 5 0 4 0 4-4 4h-4-4c-5 0-5-4-9-4h-4c-4 0-10 0-14 4 0 0-4 0-8 4-5 4-5 9-9 13s-8 8-12 17v115c0 0-5 0-5 4h-4c-4 0-4 0-8 0-5 0-5 0-9 0h-4c0-4 0-4 0-4-4 0-4 0-4 0v-175l4-4h4c4 0 4 0 9 0h4c4 0 4 0 4 0 4 0 4 0 4 0 0 4 0 4 0 4v26c5-9 9-13 13-17s8-9 13-9c4-4 8-4 12-8 0 0 6 0 10 0s4 0 4 0c4 0 9 0 9 0 4 4 4 4 4 4 4 0 4 0 4 0 4 0 4 4 4 4v5c0 4 0 4 0 8z">
          <text:p/>
        </draw:path>
        <draw:path draw:style-name="gr3" draw:text-style-name="P4" draw:layer="layout" svg:width="0.254cm" svg:height="0.186cm" svg:x="5.16cm" svg:y="3.691cm" svg:viewBox="0 0 255 187" svg:d="M255 183v4c-4 0-4 0-4 0-5 0-9 0-9 0-4 0-8 0-8 0-4 0-4 0-4 0-5-4-5-4-5-4v-107c0-8 0-13-4-21 0-4 0-8-4-13-4-4-4-8-9-12-4 0-12 0-17 0-8 0-12 0-21 4-8 8-17 17-25 25v124l-4 4h-5c0 0-4 0-8 0h-4c-5 0-5 0-9 0 0-4 0-4 0-4v-107c0-8 0-13-4-21 0-4-4-8-4-13-4-4-9-8-13-12-4 0-8 0-13 0-8 0-17 0-25 4-4 8-14 17-22 25v124c0 0-4 0-4 4h-5c-4 0-4 0-8 0s-4 0-9 0h-4c0-4 0-4 0-4-4 0-4 0-4 0v-175l4-4h4c5 0 5 0 9 0h4c4 0 4 0 4 0 5 0 5 0 5 0 0 4 0 4 0 4v22c8-9 22-17 30-22 9-4 17-8 26-8 8 0 12 0 21 4 4 0 8 4 12 4 5 5 9 9 13 13s4 9 9 13c4-4 8-13 17-17 4-4 8-4 12-9 4-4 9-4 13-4 4-4 8-4 17-4 8 0 17 4 25 4 9 4 13 13 17 17 4 9 9 13 13 21 0 13 0 21 0 30z">
          <text:p/>
        </draw:path>
        <draw:path draw:style-name="gr3" draw:text-style-name="P4" draw:layer="layout" svg:width="0.156cm" svg:height="0.19cm" svg:x="5.465cm" svg:y="3.691cm" svg:viewBox="0 0 157 191" svg:d="M157 90c0 4 0 8-4 8-4 5-4 5-8 5h-116c0 8 5 17 5 25 4 8 4 13 8 17 4 8 13 13 17 13 8 4 18 4 31 4 4 0 12 0 21 0 4 0 8-4 17-4 4 0 8-5 8-5 4 0 9-4 9-4v4c4 0 4 0 4 0v5 4c0 4 0 4 0 4 0 4 0 4 0 4v5h-4c0 0 0 4-5 4-4 0-8 4-12 4-9 0-13 4-21 4-5 0-13 4-22 4-18 0-26-4-39-8-8-4-21-8-25-17-9-8-13-17-17-30-4-12-4-25-4-42 0-13 0-25 4-38s8-21 17-30c8-8 17-13 25-18 9-4 21-8 35-8 13 0 26 4 34 8 8 5 17 10 25 18 5 5 9 13 13 26 0 8 4 21 4 29zM123 77c0-17 0-29-8-38-8-8-21-13-34-13-9 0-18 0-22 5-4 4-13 8-17 12 0 5-4 9-8 17 0 4-5 13-5 17z">
          <text:p/>
        </draw:path>
        <draw:path draw:style-name="gr3" draw:text-style-name="P4" draw:layer="layout" svg:width="0.102cm" svg:height="0.186cm" svg:x="5.668cm" svg:y="3.691cm" svg:viewBox="0 0 103 187" svg:d="M103 21v4c0 5 0 5 0 5-5 4-5 4-5 4-4 0-4 0-4 0-4 0-4 0-4 0-4 0-4-4-9-4 0 0-4 0-8 0 0 0-4 0-9 4-4 0-4 0-8 4s-8 9-13 13c0 4-5 8-9 17v115h-4v4h-5c-4 0-4 0-8 0s-9 0-9 0h-4c0-4-4-4-4-4v-175-4h4 4 5c4 0 8 0 8 0 4 0 4 0 4 0h5c0 4 0 4 0 4v26c4-9 8-13 13-17s9-9 13-9c4-4 4-4 8-8 5 0 9 0 13 0h4c5 0 5 0 9 0 0 4 4 4 4 4 4 0 4 0 4 0v4c5 0 5 0 5 0v5c0 4 0 4 0 8z">
          <text:p/>
        </draw:path>
        <draw:path draw:style-name="gr3" draw:text-style-name="P4" draw:layer="layout" svg:width="0.122cm" svg:height="0.19cm" svg:x="5.791cm" svg:y="3.691cm" svg:viewBox="0 0 123 191" svg:d="M123 136c0 9-4 13-8 22 0 8-4 12-13 17-4 4-12 8-21 12-8 0-17 4-25 4-9 0-13-4-17-4-9 0-13 0-17-4-4 0-9 0-13-4 0 0-5 0-5-4 0 0-4 0-4-5 0-4 0-4 0-8s0-4 0-9v-4h4c5 0 5 0 9 0 0 4 5 4 9 9 4 0 8 4 13 4 8 0 12 4 21 4 4 0 8-4 12-4 5 0 9 0 13-4 4-5 4-5 9-9 0-4 0-8 0-13 0-4 0-8-5-12 0-5-4-5-8-9-4 0-9-4-13-4-4-4-12-4-17-8-4 0-8-5-17-9-4 0-8-4-12-8-5-5-9-9-9-13-4-9-5-13-5-21 0-9 1-13 5-17 0-9 4-13 13-17 4-5 8-10 17-14 8-4 17-4 29-4 5 0 9 0 13 0 4 4 9 4 13 4s4 4 8 4c5 0 5 0 5 5 4 0 4 0 4 0 0 5 0 5 0 5v4c4 0 4 4 4 4 0 5 0 5-4 5 0 4 0 4 0 4 0 4 0 4 0 4h-4l-5-4c0 0-4 0-8-4-4 0-9 0-13-5-4 0-8 0-13 0-8 0-12 0-16 0-5 5-5 5-9 5-4 4-4 8-4 8-4 4-4 9-4 13s0 8 4 12c4 0 4 5 8 9 5 0 9 4 17 4 4 4 9 4 13 9 8 0 13 4 17 8 4 0 8 4 13 9 4 4 8 8 12 12 0 4 4 13 4 21z">
          <text:p/>
        </draw:path>
        <draw:path draw:style-name="gr3" draw:text-style-name="P4" draw:layer="layout" svg:width="0.149cm" svg:height="0.266cm" svg:x="6.04cm" svg:y="3.611cm" svg:viewBox="0 0 150 267" svg:d="M150 263c0 0-5 0-5 4h-4c0 0-4 0-8 0-5 0-5 0-9 0h-4c0-4 0-4 0-4h-4v-103c0-8 0-17 0-25 0-4-4-8-9-13 0-4-4-8-9-12-4 0-13 0-17 0-9 0-17 0-26 4-8 8-12 17-25 25v124 4c-4 0-4 0-4 0-4 0-9 0-9 0-4 0-8 0-8 0-4 0-4 0-4 0 0-4-5-4-5-4v-255c0-4 0-4 0-4 0 0 5 0 5-4h4c0 0 4 0 8 0 0 0 5 0 9 0h4c0 4 0 4 0 4v4 102c13-13 21-17 30-22 8-4 17-8 25-8 13 0 22 4 31 4 8 4 17 13 21 17 4 9 8 13 8 21 5 13 5 21 5 34z">
          <text:p/>
        </draw:path>
        <draw:path draw:style-name="gr3" draw:text-style-name="P4" draw:layer="layout" svg:width="0.14cm" svg:height="0.19cm" svg:x="6.235cm" svg:y="3.691cm" svg:viewBox="0 0 141 191" svg:d="M141 183h-4c0 4 0 4-5 4h-4c-4 0-8 0-8 0-4 0-4 0-4-4h-5v-17c-4 4-12 13-22 17-13 4-21 8-30 8-8 0-16-4-25-4-8-4-13-8-21-12-4-5-9-9-9-17-4-5-4-13-4-22 0-8 0-17 4-25 5-4 9-13 17-17 9-4 17-8 26-8 12-5 25-5 38-5h22v-12c0-9 0-13 0-21 0-5-4-9-8-9 0-4-5-8-10-8-8-5-13-5-21-5-9 0-13 0-21 5-4 0-9 4-17 4-4 4-9 4-9 8-4 0-8 0-8 0h-4c0-4 0-4 0-4 0-4 0-4 0-8v-5c0-4 0-4 4-8 0 0 4 0 8-5 5 0 9-5 13-5 4-4 13-4 17-4 8-4 13-4 21-4 13 0 22 0 31 4 8 4 17 9 21 14 4 4 8 13 13 21 4 9 4 17 4 25zM107 103h-26c-9 0-17 0-22 4-8 0-12 0-16 4-5 4-9 8-9 13-4 4-4 8-4 12 0 9 4 17 8 22 9 4 13 8 26 8 8 0 17-4 21-8 9-5 18-9 22-17z">
          <text:p/>
        </draw:path>
        <draw:path draw:style-name="gr3" draw:text-style-name="P4" draw:layer="layout" svg:width="0.165cm" svg:height="0.182cm" svg:x="6.409cm" svg:y="3.695cm" svg:viewBox="0 0 166 183" svg:d="M166 4c0 5 0 5-4 5v4l-61 162c0 4 0 4 0 4 0 0-4 0-4 4h-4c-4 0-9 0-13 0s-4 0-8 0h-5c-4-4-4-4-4-4 0 0-4 0-4-4l-55-162c-4 0-4-4-4-4v-5-4h4 4c0 0 4 0 9 0 4 0 4 0 8 0h4 5c0 4 0 4 0 4l46 141 4 4v-4l48-141v-4c4 0 4 0 4 0h4c5 0 5 0 9 0s4 0 8 0h5c4 4 4 4 4 4z">
          <text:p/>
        </draw:path>
        <draw:path draw:style-name="gr3" draw:text-style-name="P4" draw:layer="layout" svg:width="0.157cm" svg:height="0.19cm" svg:x="6.595cm" svg:y="3.691cm" svg:viewBox="0 0 158 191" svg:d="M158 90c0 4-5 8-5 8-4 5-4 5-8 5h-115c0 8 4 17 4 25 5 8 5 13 9 17 5 8 13 13 17 13 9 4 17 4 30 4 4 0 13 0 21 0 4 0 9-4 17-4 4 0 8-5 8-5 5 0 9-4 9-4v4c4 0 4 0 4 0v5 4c0 4 0 4 0 4 0 4 0 4 0 4v5h-4c0 0 0 4-4 4-5 0-9 4-13 4-8 0-13 4-21 4-4 0-13 4-21 4-17 0-26-4-38-8-9-4-23-8-27-17-8-8-13-17-17-30-4-12-4-25-4-42 0-13 0-25 4-38s9-21 17-30c9-8 18-13 27-18 8-4 21-8 33-8 13 0 26 4 34 8 9 5 17 10 26 18 4 5 8 13 12 26 0 8 5 21 5 29zM124 77c0-17 0-29-9-38-8-8-21-13-34-13-8 0-16 0-21 5-8 4-12 8-17 12-4 5-4 9-9 17 0 4-4 13-4 17z">
          <text:p/>
        </draw:path>
        <draw:path draw:style-name="gr3" draw:text-style-name="P4" draw:layer="layout" svg:width="0.11cm" svg:height="0.228cm" svg:x="6.866cm" svg:y="3.649cm" svg:viewBox="0 0 111 229" svg:d="M111 212c0 0 0 5 0 9 0 0 0 4-4 4h-4c0 4-5 4-5 4-4 0-8 0-8 0-4 0-9 0-9 0-8 0-17 0-25 0-4-4-8-8-13-12-4-5-8-9-8-17-4-9-4-17-4-26v-102h-27c0 0-4 0-4-5 0 0 0-4 0-8s0-4 0-4c0-5 0-5 0-5 0-4 0-4 4-4h27v-42c0 0 0-4 4-4h4c0 0 4 0 9 0h4c4 0 4 0 8 0v4 42h47c4 0 4 0 4 4v5 4c0 4 0 8 0 8 0 5-4 5-4 5h-47v98c0 8 4 21 9 25 0 5 8 9 17 9 4 0 4 0 8 0 0 0 4 0 4-4 5 0 5 0 5 0 4 0 4 0 4 0h4c0 4 0 4 0 4 0 4 0 4 0 8z">
          <text:p/>
        </draw:path>
        <draw:path draw:style-name="gr3" draw:text-style-name="P4" draw:layer="layout" svg:width="0.149cm" svg:height="0.266cm" svg:x="7.018cm" svg:y="3.611cm" svg:viewBox="0 0 150 267" svg:d="M150 263c0 0-5 0-5 4h-4c-4 0-4 0-8 0-5 0-5 0-9 0h-4c0-4 0-4 0-4-4 0-4 0-4 0v-103c0-8 0-17 0-25-5-4-5-8-9-13 0-4-4-8-8-12-4 0-13 0-17 0-9 0-17 0-26 4-8 8-17 17-25 25v124 4c-4 0-4 0-4 0-4 0-9 0-9 0-4 0-9 0-9 0-4 0-4 0-4 0-5-4-5-4-5-4v-255c0-4 0-4 0-4l5-4h4c0 0 5 0 9 0 0 0 5 0 9 0h4c0 4 0 4 0 4v4 102c13-13 21-17 30-22 8-4 17-8 25-8 13 0 21 4 30 4 8 4 12 13 21 17 4 9 8 13 8 21 5 13 5 21 5 34z">
          <text:p/>
        </draw:path>
        <draw:path draw:style-name="gr3" draw:text-style-name="P4" draw:layer="layout" svg:width="0.157cm" svg:height="0.19cm" svg:x="7.213cm" svg:y="3.691cm" svg:viewBox="0 0 158 191" svg:d="M158 90c0 4 0 8-5 8-4 5-4 5-8 5h-115c0 8 4 17 4 25 4 8 4 13 9 17 5 8 13 13 17 13 9 4 17 4 30 4 4 0 13 0 21 0 4 0 9-4 17-4 4 0 9-5 9-5 4 0 8-4 8-4v4c4 0 4 0 4 0v5 4c0 4 0 4 0 4 0 4 0 4 0 4v5h-4c0 0 0 4-4 4s-9 4-13 4c-8 0-13 4-21 4-4 0-13 4-21 4-17 0-26-4-38-8-10-4-23-8-27-17-8-8-12-17-17-30-4-12-4-25-4-42 0-13 0-25 4-38 5-13 9-21 17-30 9-8 17-13 27-18 8-4 21-8 34-8 12 0 25 4 33 8 9 5 17 10 26 18 4 5 8 13 12 26 0 8 5 21 5 29zM124 77c0-17 0-29-9-38-8-8-21-13-33-13-9 0-17 0-22 5-4 4-12 8-17 12 0 5-5 9-9 17 0 4-4 13-4 17z">
          <text:p/>
        </draw:path>
        <draw:path draw:style-name="gr3" draw:text-style-name="P4" draw:layer="layout" svg:width="0.136cm" svg:height="0.19cm" svg:x="7.488cm" svg:y="3.691cm" svg:viewBox="0 0 137 191" svg:d="M137 153c0 5 0 5 0 9v4c-4 4-4 4-4 4-5 5-5 5-9 9-4 0-8 4-13 4-4 0-8 4-17 4-4 0-8 4-17 4-12 0-21-4-33-8-9-4-17-8-22-17-8-8-12-17-16-30 0-12-6-25-6-38 0-17 6-34 10-42 4-13 8-25 17-30 4-8 12-18 25-22 9 0 17-4 30-4 4 0 12 0 17 0 4 4 8 4 12 4 5 4 9 4 13 9 4 0 4 5 9 5v4c0 0 4 0 4 4v5 4c0 4 0 8-4 8 0 5 0 5-5 5l-4-5c-4 0-4-4-8-4-5-4-9-4-17-8-5 0-9-5-17-5-17 0-26 9-34 17-9 13-13 30-13 51 0 13 0 21 4 30 0 8 5 17 9 21 4 8 8 8 13 13 8 4 12 4 21 4 8 0 12 0 21-4 4 0 8-5 13-5 4-4 8-8 8-8 4-4 4-4 9-4 4 0 4 0 4 4v4z">
          <text:p/>
        </draw:path>
        <draw:path draw:style-name="gr3" draw:text-style-name="P4" draw:layer="layout" svg:width="0.144cm" svg:height="0.19cm" svg:x="7.653cm" svg:y="3.691cm" svg:viewBox="0 0 145 191" svg:d="M145 183h-5c0 4 0 4-4 4 0 0-4 0-9 0 0 0-4 0-8 0l-4-4v-17c-9 4-17 13-26 17-8 4-17 8-29 8-9 0-17-4-22-4-8-4-16-8-21-12-4-5-8-9-12-17 0-5-5-13-5-22 0-8 5-17 9-25 4-4 8-13 17-17 4-4 17-8 25-8 13-5 21-5 38-5h21v-12c0-9 0-13 0-21-4-5-4-9-8-9-4-4-8-8-13-8-4-5-8-5-17-5-8 0-17 0-21 5-4 0-13 4-17 4-4 4-8 4-12 8h-5-4c0-4-4-4-4-4 0-4 0-4 0-8v-5c4-4 4-4 4-8 4 0 4 0 9-5 4 0 8-5 16-5 5-4 9-4 17-4 5-4 13-4 22-4 8 0 21 0 29 4 9 4 17 9 21 14 5 4 9 13 13 21 0 9 5 17 5 25zM110 103h-25c-8 0-17 0-21 4-9 0-13 0-17 4s-9 8-9 13c-4 4-4 8-4 12 0 9 4 17 9 22 4 4 12 8 25 8 4 0 13-4 21-8 9-5 13-9 21-17z">
          <text:p/>
        </draw:path>
        <draw:path draw:style-name="gr3" draw:text-style-name="P4" draw:layer="layout" svg:width="0.157cm" svg:height="0.254cm" svg:x="7.852cm" svg:y="3.691cm" svg:viewBox="0 0 158 255" svg:d="M158 93c0 13 0 25-4 38s-9 21-13 30c-8 8-17 17-25 21-9 4-17 8-30 8-4 0-8-4-17-4-4 0-8 0-8-4-5 0-9-4-13-8-4-5-9-9-13-13v90h-4v4h-4c-5 0-5 0-10 0-4 0-8 0-8 0h-4l-5-4v-243-4h5 4 4c4 0 9 0 9 0h5c4 4 4 4 4 4v26c4-9 8-13 13-17 4-4 8-4 17-9 4-4 8-4 12-4 5-4 13-4 17-4 13 0 21 4 34 8 9 5 13 9 21 17 5 9 9 22 9 30 4 13 4 25 4 38zM128 97c0-12-4-21-4-25 0-9-4-17-8-25 0-5-5-9-13-13-4-4-13-9-17-9s-8 5-13 5c-4 0-8 4-12 4-5 4-9 8-13 13-4 4-9 8-13 12v68c9 13 17 21 21 25 9 5 17 9 26 9 8 0 17 0 21-4 4-5 8-9 13-17 4-5 8-13 8-22 0-8 4-16 4-21z">
          <text:p/>
        </draw:path>
        <draw:path draw:style-name="gr3" draw:text-style-name="P4" draw:layer="layout" svg:width="0.144cm" svg:height="0.19cm" svg:x="8.039cm" svg:y="3.691cm" svg:viewBox="0 0 145 191" svg:d="M145 183h-5c0 4 0 4-4 4 0 0-4 0-8 0 0 0-5 0-9 0l-4-4v-17c-9 4-17 13-26 17-8 4-16 8-29 8-9 0-17-4-22-4-9-4-17-8-21-12-5-5-9-9-13-17 0-5-4-13-4-22 0-8 4-17 8-25 4-4 9-13 17-17 4-4 18-8 26-8 13-5 22-5 38-5h22v-12c0-9 0-13 0-21-5-5-5-9-9-9-4-4-8-8-13-8-4-5-8-5-16-5-9 0-17 0-22 5-4 0-13 4-18 4-4 4-8 4-12 8h-4-5c0-4-4-4-4-4 0-4 0-4 0-8v-5c4-4 4-4 4-8 5 0 5 0 9-5 4 0 8-5 17-5 5-4 9-4 18-4 4-4 12-4 21-4 8 0 21 0 29 4 9 4 17 9 22 14 4 4 8 13 12 21 0 9 5 17 5 25zM111 103h-26c-8 0-17 0-21 4-8 0-13 0-17 4s-9 8-9 13c-5 4-5 8-5 12 0 9 5 17 10 22 4 4 13 8 25 8 5 0 13-4 21-8 9-5 13-9 22-17z">
          <text:p/>
        </draw:path>
        <draw:path draw:style-name="gr3" draw:text-style-name="P4" draw:layer="layout" svg:width="0.156cm" svg:height="0.27cm" svg:x="8.238cm" svg:y="3.611cm" svg:viewBox="0 0 157 271" svg:d="M157 174c0 13 0 25-4 38s-9 21-13 30c-8 8-12 17-25 21-10 4-18 8-31 8-4 0-12-4-17-4-4 0-8-4-12-4-5-4-9-4-13-8-4-5-9-9-13-13v21c-4 0-4 0-4 4h-4c0 0-5 0-9 0h-4c-4 0-4 0-4 0 0-4-4-4-4-4v-255c0-4 0-4 0-4 0 0 4 0 4-4h4c0 0 4 0 8 0 5 0 5 0 9 0h4c0 4 0 4 0 4 0 0 4 0 4 4v103c5-9 9-13 13-13 4-4 9-9 13-9 4-4 8-4 17-8 4 0 8 0 12 0 13 0 23 4 35 8 9 5 13 13 21 22 5 4 9 17 9 25 4 13 4 25 4 38zM128 178c0-8-5-17-5-25 0-9-4-17-8-25 0-5-4-9-14-13-4-4-13-9-17-9s-8 5-12 5c-5 0-9 4-13 4-4 4-9 8-13 13-4 4-8 8-13 12v68c9 13 17 21 22 25 8 5 17 9 25 9s17 0 21-4c4-5 10-9 14-17 4-5 8-13 8-22 0-8 5-12 5-21z">
          <text:p/>
        </draw:path>
        <draw:path draw:style-name="gr3" draw:text-style-name="P4" draw:layer="layout" svg:width="0.038cm" svg:height="0.254cm" svg:x="8.437cm" svg:y="3.623cm" svg:viewBox="0 0 39 255" svg:d="M34 251v4c-4 0-4 0-4 0-4 0-8 0-8 0-6 0-10 0-10 0-4 0-4 0-4 0 0-4-4-4-4-4v-174c0-4 4-4 4-4h4c0 0 4 0 10 0 0 0 4 0 8 0h4v4zM39 17c0 9 0 13-5 17 0 4-8 4-12 4-10 0-14 0-18-4s-4-8-4-13c0-8 0-12 4-17 4-4 8-4 18-4 8 0 12 0 12 4 5 5 5 9 5 13z">
          <text:p/>
        </draw:path>
        <draw:path draw:style-name="gr3" draw:text-style-name="P4" draw:layer="layout" svg:width="0.035cm" svg:height="0.266cm" svg:x="8.53cm" svg:y="3.611cm" svg:viewBox="0 0 36 267" svg:d="M36 263h-6v4h-4c-4 0-4 0-8 0-5 0-5 0-9 0h-4c0-4-5-4-5-4v-255c0-4 0-4 0-4 0 0 5 0 5-4h4c4 0 4 0 9 0 4 0 4 0 8 0h4c0 4 0 4 0 4 6 0 6 0 6 4z">
          <text:p/>
        </draw:path>
        <draw:path draw:style-name="gr3" draw:text-style-name="P4" draw:layer="layout" svg:width="0.038cm" svg:height="0.254cm" svg:x="8.614cm" svg:y="3.623cm" svg:viewBox="0 0 39 255" svg:d="M39 251h-4v4c-5 0-5 0-5 0-4 0-4 0-8 0-5 0-9 0-9 0h-4c0-4-4-4-4-4v-174c0-4 4-4 4-4h4c0 0 4 0 9 0 4 0 4 0 8 0h5v4h4zM39 17c0 9 0 13-4 17 0 4-5 4-13 4-9 0-13 0-17-4 0-4-5-8-5-13 0-8 5-12 5-17 4-4 8-4 17-4 8 0 13 0 13 4 4 5 4 9 4 13z">
          <text:p/>
        </draw:path>
        <draw:path draw:style-name="gr3" draw:text-style-name="P4" draw:layer="layout" svg:width="0.11cm" svg:height="0.228cm" svg:x="8.686cm" svg:y="3.649cm" svg:viewBox="0 0 111 229" svg:d="M111 212c0 0 0 5 0 9v4c-4 0-4 0-8 0 0 4-4 4-4 4-5 0-5 0-9 0s-4 0-8 0c-9 0-17 0-27 0-4-4-8-8-12-12-5-5-9-9-9-17-4-9-4-17-4-26v-102h-25l-5-5c0 0 0-4 0-8s0-4 0-4c0-5 0-5 0-5 0-4 5-4 5-4h25v-42c0 0 0-4 4-4h4c0 0 5 0 9 0 0 0 4 0 8 0h6v4 42h46c4 0 4 0 4 4v5 4c0 4 0 8 0 8 0 5-4 5-4 5h-46v98c0 8 4 21 8 25 0 5 9 9 17 9 4 0 4 0 8 0 0 0 5 0 5-4 4 0 4 0 4 0 4 0 4 0 4 0h4c0 4 0 4 0 4 0 4 0 4 0 8z">
          <text:p/>
        </draw:path>
        <draw:path draw:style-name="gr3" draw:text-style-name="P4" draw:layer="layout" svg:width="0.16cm" svg:height="0.25cm" svg:x="8.818cm" svg:y="3.695cm" svg:viewBox="0 0 161 251" svg:d="M102 183l-25 64c0 0-5 0-5 4-4 0-8 0-17 0h-5c-4 0-4 0-8 0 0-4 0-4 0-4v-5l26-59-4-4v-4l-64-162c0-4 0-9 0-9v-4h4c4 0 8 0 8 0 4 0 9 0 13 0h4v4c4 0 4 0 4 0l48 140h4l47-140v-4c4 0 4 0 4 0 4 0 8 0 13 0 0 0 4 0 8 0h4v4 5z">
          <text:p/>
        </draw:path>
        <draw:path draw:style-name="gr3" draw:text-style-name="P4" draw:layer="layout" svg:width="0.114cm" svg:height="0.228cm" svg:x="9.08cm" svg:y="3.649cm" svg:viewBox="0 0 115 229" svg:d="M115 212c0 0 0 5 0 9l-4 4h-4c0 4-4 4-9 4 0 0-5 0-9 0 0 0-4 0-9 0-8 0-12 0-21 0-8-4-12-8-17-12-4-5-4-9-8-17 0-9 0-17 0-26v-102h-26c-4 0-4 0-4-5 0 0-4-4-4-8s0-4 4-4c0-5 0-5 0-5 0-4 0-4 0-4 4 0 4 0 4 0h26v-42-4c4 0 4 0 4 0 4 0 9 0 9 0 4 0 8 0 8 0 4 0 4 0 4 0l4 4v42h44c4 0 4 0 4 0v4c4 0 4 0 4 5v4c0 4 0 8-4 8 0 5 0 5-4 5h-44v98c0 8 0 21 5 25 4 5 12 9 21 9h4c5 0 10 0 10-4h4 4 4c0 4 0 4 0 4 0 4 0 4 0 8z">
          <text:p/>
        </draw:path>
        <draw:path draw:style-name="gr3" draw:text-style-name="P4" draw:layer="layout" svg:width="0.173cm" svg:height="0.19cm" svg:x="9.22cm" svg:y="3.691cm" svg:viewBox="0 0 174 191" svg:d="M174 94c0 13-4 25-8 38s-9 21-17 30c-4 8-13 17-26 21-12 4-25 8-38 8-12 0-25-4-38-8-8-4-18-8-26-17-9-8-13-17-17-30 0-12-4-25-4-38 0-17 4-29 4-38 4-12 13-25 17-34 8-8 18-13 31-18 8-4 21-8 38-8 12 0 25 4 33 8 13 5 22 10 30 18 4 9 13 17 13 30 4 8 8 21 8 38zM140 94c0-8 0-17-4-25 0-9-4-13-8-21-5-5-9-13-17-13-4-4-13-9-26-9-8 0-17 5-21 5-8 4-12 8-17 17-4 4-8 12-8 21-5 8-5 17-5 25 0 9 0 17 5 25 0 9 4 17 8 26 5 4 9 8 13 13 8 4 17 4 25 4 9 0 17 0 26-4 8-5 12-9 17-13 4-9 8-13 8-21 4-9 4-17 4-30z">
          <text:p/>
        </draw:path>
        <draw:path draw:style-name="gr3" draw:text-style-name="P4" draw:layer="layout" svg:width="0.135cm" svg:height="0.19cm" svg:x="9.516cm" svg:y="3.691cm" svg:viewBox="0 0 136 191" svg:d="M136 153c0 5 0 5 0 9v4h-4c0 4 0 4 0 4-4 5-4 5-8 9-4 0-9 4-13 4s-13 4-17 4-13 4-17 4c-12 0-25-4-34-8-8-4-17-8-21-17-8-8-13-17-17-30-5-12-5-25-5-38 0-17 0-34 5-42 4-13 13-25 17-30 9-8 17-18 26-22 12 0 21-4 33-4 5 0 9 0 17 0 5 4 9 4 13 4 4 4 9 4 13 9l4 5c4 0 4 4 4 4v4c0 0 4 0 4 5v4c0 4-4 8-4 8 0 5 0 5-4 5 0 0-4 0-4-5-4 0-9-4-13-4 0-4-8-4-13-8-4 0-12-5-17-5-16 0-29 9-38 17-4 13-8 30-8 51 0 13 0 21 0 30 4 8 8 17 13 21 4 8 8 8 12 13 5 4 13 4 21 4 9 0 13 0 17-4 9 0 13-5 17-5 5-4 5-8 9-8 4-4 4-4 8-4l4 4v4z">
          <text:p/>
        </draw:path>
        <draw:path draw:style-name="gr3" draw:text-style-name="P4" draw:layer="layout" svg:width="0.173cm" svg:height="0.19cm" svg:x="9.677cm" svg:y="3.691cm" svg:viewBox="0 0 174 191" svg:d="M174 94c0 13-4 25-8 38s-8 21-17 30c-4 8-17 17-25 21-13 4-27 8-39 8-13 0-26-4-39-8-8-4-16-8-25-17-8-8-13-17-17-30-4-12-4-25-4-38 0-17 4-29 4-38 4-12 13-25 17-34 9-8 17-13 30-18 8-4 21-8 38-8 14 0 26 4 35 8 12 5 21 10 29 18 5 9 9 17 13 30 4 8 8 21 8 38zM141 94c0-8 0-17-5-25 0-9-4-13-8-21-4-5-9-13-17-13-4-4-14-9-26-9-9 0-17 5-22 5-8 4-12 8-17 17-4 4-8 12-8 21-4 8-4 17-4 25 0 9 0 17 0 25 4 9 8 17 8 26 4 4 13 8 17 13 9 4 17 4 26 4 8 0 18 0 26-4 4-5 13-9 17-13 4-9 8-13 8-21 0-9 5-17 5-30z">
          <text:p/>
        </draw:path>
        <draw:path draw:style-name="gr3" draw:text-style-name="P4" draw:layer="layout" svg:width="0.148cm" svg:height="0.186cm" svg:x="9.897cm" svg:y="3.691cm" svg:viewBox="0 0 149 187" svg:d="M149 183c-4 0-4 0-4 4h-4c-5 0-5 0-9 0s-4 0-8 0h-4c0-4 0-4-5-4v-103c0-8 0-17 0-25-4-4-4-8-8-13-4-4-4-8-13-12-5 0-9 0-14 0-8 0-16 0-25 4-8 8-17 17-25 25v124 4c-5 0-5 0-9 0h-4c-4 0-9 0-9 0-4 0-4 0-4 0-4-4-4-4-4-4v-175-4h4 4 5c4 0 4 0 8 0h4c5 4 5 4 5 4v22c8-9 17-17 25-22 13-4 21-8 30-8 13 0 22 4 30 4 9 4 13 13 17 17 9 9 9 13 13 21 0 13 4 21 4 34z">
          <text:p/>
        </draw:path>
        <draw:path draw:style-name="gr3" draw:text-style-name="P4" draw:layer="layout" svg:width="0.161cm" svg:height="0.182cm" svg:x="10.079cm" svg:y="3.695cm" svg:viewBox="0 0 162 183" svg:d="M162 4c0 5 0 5 0 5v4l-59 162c0 4 0 4-5 4v4c-4 0-4 0-8 0s-4 0-8 0c-6 0-10 0-10 0-4 0-8 0-8 0 0-4-5-4-5-4v-4l-59-162v-4-5-4c4 0 4 0 4 0 5 0 5 0 9 0s8 0 8 0c4 0 4 0 4 0 5 0 5 0 5 0 0 4 0 4 0 4l52 141v4-4l46-141c4 0 4 0 4-4 5 0 5 0 9 0 0 0 4 0 8 0h4c5 0 5 0 5 0 4 0 4 0 4 0 0 4 0 4 0 4z">
          <text:p/>
        </draw:path>
        <draw:path draw:style-name="gr3" draw:text-style-name="P4" draw:layer="layout" svg:width="0.157cm" svg:height="0.19cm" svg:x="10.261cm" svg:y="3.691cm" svg:viewBox="0 0 158 191" svg:d="M158 90c0 4 0 8 0 8-4 5-9 5-9 5h-115c0 8 0 17 4 25 0 8 4 13 9 17 4 8 8 13 17 13 8 4 17 4 25 4s17 0 21 0c10 0 14-4 18-4s9-5 13-5 4-4 8-4v4c5 0 5 5 5 5v4c0 4 0 4 0 4 0 4 0 4 0 4l-5 5c0 0-4 4-8 4 0 0-4 4-13 4-4 0-8 4-18 4-8 0-17 4-25 4-13 0-26-4-34-8-13-4-21-8-30-17-4-8-12-17-12-30-5-12-9-25-9-42 0-13 4-25 9-38 0-13 8-21 12-30 9-8 17-13 30-18 8-4 21-8 34-8 12 0 25 4 35 8 8 5 17 10 21 18 8 5 13 13 13 26 4 8 4 21 4 29zM128 77c0-17-4-29-13-38-5-8-18-13-34-13-9 0-13 0-17 5-9 4-13 8-17 12-5 5-9 9-9 17-4 4-4 13-4 17z">
          <text:p/>
        </draw:path>
        <draw:path draw:style-name="gr3" draw:text-style-name="P4" draw:layer="layout" svg:width="0.097cm" svg:height="0.186cm" svg:x="10.469cm" svg:y="3.691cm" svg:viewBox="0 0 98 187" svg:d="M98 21v4c0 5 0 5 0 5 0 4 0 4 0 4h-4-5-4l-4-4c-4 0-4 0-9 0-4 0-4 0-8 4-4 0-9 0-9 4-5 4-9 9-13 13s-9 8-13 17v115l-4 4h-4c0 0-5 0-9 0h-4c-4 0-4 0-8 0 0-4 0-4 0-4v-175-4c4 0 4 0 4 0 4 0 4 0 8 0s4 0 9 0h4c0 4 0 4 0 4v26c8-9 13-13 17-17s4-9 8-9c5-4 10-4 14-8 4 0 8 0 8 0 5 0 5 0 9 0h4c4 4 4 4 9 4h4v4 5c0 4 0 4 0 8z">
          <text:p/>
        </draw:path>
        <draw:path draw:style-name="gr3" draw:text-style-name="P4" draw:layer="layout" svg:width="0.114cm" svg:height="0.228cm" svg:x="10.579cm" svg:y="3.649cm" svg:viewBox="0 0 115 229" svg:d="M115 212c0 0 0 5 0 9l-4 4h-5c0 4-4 4-8 4 0 0-4 0-8 0 0 0-5 0-9 0-9 0-14 0-22 0-4-4-13-8-17-12-4-5-4-9-9-17 0-9 0-17 0-26v-102h-25c-4 0-4 0-4-5 0 0-4-4-4-8s0-4 4-4c0-5 0-5 0-5 0-4 0-4 0-4 4 0 4 0 4 0h25v-42-4c5 0 5 0 5 0 4 0 8 0 8 0 4 0 9 0 9 0 4 0 4 0 4 0 4 0 4 4 4 4v42h43c5 0 5 0 5 0v4c4 0 4 0 4 5v4c0 4 0 8-4 8 0 5 0 5-5 5h-43v98c0 8 0 21 4 25 5 5 14 9 23 9 0 0 4 0 8 0 0 0 4 0 4-4h4 5 4c0 4 0 4 0 4 0 4 0 4 0 8z">
          <text:p/>
        </draw:path>
        <draw:path draw:style-name="gr3" draw:text-style-name="P4" draw:layer="layout" svg:width="0.212cm" svg:height="0.25cm" svg:x="10.803cm" svg:y="3.627cm" svg:viewBox="0 0 213 251" svg:d="M208 239c0 4 5 4 5 8h-5c0 4 0 4-4 4 0 0-4 0-8 0-5 0-9 0-9 0-4 0-4 0-8 0v-4h-4l-22-64h-102l-21 60c0 4 0 4 0 4l-5 4h-4c0 0-4 0-8 0-5 0-5 0-9 0s-4 0-4-4v-4-4l81-230c5 0 5-4 5-4h4c0-5 4-5 4-5 4 0 9 0 9 0 4 0 8 0 12 0 0 0 5 0 5 5 4 0 4 0 4 0l4 4zM103 34l-44 123h86z">
          <text:p/>
        </draw:path>
        <draw:path draw:style-name="gr3" draw:text-style-name="P4" draw:layer="layout" svg:width="0.178cm" svg:height="0.25cm" svg:x="11.04cm" svg:y="3.627cm" svg:viewBox="0 0 179 251" svg:d="M179 212c0 4 0 4 0 9v4c-4 0-4 0-4 0 0 4 0 4 0 4-5 0-5 5-9 5-4 5-8 9-17 9-4 4-12 4-21 8-8 0-17 0-25 0-17 0-30 0-43-8-12-4-25-14-34-22-9-13-17-26-22-39-4-16-4-33-4-55 0-16 0-38 4-55 9-12 13-25 27-38 8-12 21-21 34-25 12-4 25-9 42-9 8 0 13 0 21 0 9 5 13 5 17 5 8 4 13 8 17 8 4 4 8 4 8 9 5 0 5 0 5 4s0 4 0 4c4 4 4 4 4 9 0 0 0 4-4 4 0 4 0 4 0 4 0 4 0 4 0 4h-5c0 0-4 0-8-4 0 0-4-4-13-8-4 0-8-5-17-9-8 0-17 0-25 0-9 0-21 0-30 4-8 5-17 13-21 21-8 9-13 17-17 30s-4 26-4 42c0 17 0 30 4 43 4 12 9 21 17 29 4 9 13 13 21 17 9 5 21 9 30 9 13 0 21-4 25-4 9-5 17-9 21-9 5-4 9-8 13-8 4-5 4-5 9-5v5c4 0 4 0 4 4z">
          <text:p/>
        </draw:path>
        <draw:path draw:style-name="gr3" draw:text-style-name="P4" draw:layer="layout" svg:width="0.115cm" svg:height="0.228cm" svg:x="11.315cm" svg:y="3.649cm" svg:viewBox="0 0 116 229" svg:d="M116 212c0 0 0 5-5 9v4h-4c-4 4-4 4-8 4 0 0-5 0-9 0 0 0-4 0-8 0-9 0-17 0-22 0-8-4-12-8-16-12-5-5-9-9-9-17 0-9-4-17-4-26v-102h-22c-5 0-5 0-5-5-4 0-4-4-4-8s0-4 0-4c0-5 4-5 4-5 0-4 0-4 0-4h5 22v-42h4v-4h4c5 0 5 0 9 0s4 0 8 0h4l5 4v42h42 4v4c0 0 5 0 5 5v4c0 4 0 8-5 8 0 5 0 5-4 5h-42v98c0 8 0 21 4 25 4 5 8 9 17 9 4 0 8 0 8 0 5 0 5 0 9-4h4 4c0 4 5 4 5 4 0 4 0 4 0 8z">
          <text:p/>
        </draw:path>
        <draw:path draw:style-name="gr3" draw:text-style-name="P4" draw:layer="layout" svg:width="0.169cm" svg:height="0.19cm" svg:x="11.455cm" svg:y="3.691cm" svg:viewBox="0 0 170 191" svg:d="M170 94c0 13 0 25-4 38s-8 21-17 30c-8 8-17 17-25 21-14 4-27 8-39 8-17 0-26-4-39-8-8-4-16-8-25-17-8-8-13-17-17-30-4-12-4-25-4-38 0-17 0-29 4-38 4-12 9-25 17-34 9-8 17-13 30-18 8-4 21-8 38-8 12 0 25 4 35 8 12 5 21 10 25 18 9 9 13 17 17 30 4 8 4 21 4 38zM141 94c0-8-5-17-5-25 0-9-4-13-8-21-4-5-10-13-18-13-4-4-13-9-25-9-9 0-17 5-22 5-8 4-12 8-17 17-4 4-8 12-12 21 0 8 0 17 0 25 0 9 0 17 0 25 4 9 4 17 8 26 4 4 13 8 17 13 9 4 17 4 26 4 8 0 16 0 25-4 4-5 14-9 18-13 4-9 4-13 8-21 0-9 5-17 5-30z">
          <text:p/>
        </draw:path>
        <draw:path draw:style-name="gr3" draw:text-style-name="P4" draw:layer="layout" svg:width="0.186cm" svg:height="0.245cm" svg:x="11.764cm" svg:y="3.632cm" svg:viewBox="0 0 187 246" svg:d="M187 118c0 21 0 38-8 56-5 17-13 30-21 38-13 13-26 22-39 26-16 4-33 8-55 8h-56c0 0-4-4-8-4 0-4 0-4 0-8v-222c0-4 0-8 0-12 4 0 8 0 8 0h61c21 0 38 0 50 4 17 8 30 17 39 25 8 13 16 21 21 38 8 13 8 30 8 51zM153 118c0-12 0-25-4-38-4-8-8-21-17-30-4-8-13-12-25-16-13-5-26-9-43-9h-34v192h34c17 0 30 0 43-5 8-4 17-12 25-17 9-8 13-21 17-34s4-26 4-43z">
          <text:p/>
        </draw:path>
        <draw:path draw:style-name="gr3" draw:text-style-name="P4" draw:layer="layout" svg:width="0.178cm" svg:height="0.25cm" svg:x="11.988cm" svg:y="3.627cm" svg:viewBox="0 0 179 251" svg:d="M179 212c0 4 0 4 0 9v4c0 4 0 4-4 4 0 0-4 5-9 5-4 5-8 9-12 9-9 4-13 4-22 8-9 0-17 0-26 0-17 0-30 0-42-8-13-4-26-14-34-22-9-13-17-26-21-39-4-16-9-33-9-55 0-16 5-38 9-55 4-12 12-25 21-38 8-12 21-21 34-25 12-4 29-9 46-9 5 0 13 0 22 0 4 5 13 5 17 5 5 4 13 8 17 8 5 4 5 4 9 9l4 4c0 4 0 4 0 4 0 4 0 4 0 9v4c0 4 0 4 0 4 0 4-4 4-4 4-4 0-4 0-9-4-4 0-8-4-12-8-5 0-13-5-18-9-9 0-17 0-26 0-12 0-21 0-29 4-9 5-17 13-26 21-4 9-8 17-12 30-5 13-5 26-5 42 0 17 0 30 5 43 0 12 8 21 12 29 9 9 13 13 26 17 8 5 17 9 29 9 9 0 17-4 26-4 9-5 13-9 18-9 8-4 12-8 12-8 5-5 9-5 9-5h4v5 4z">
          <text:p/>
        </draw:path>
        <draw:path draw:style-name="gr3" draw:text-style-name="P4" draw:layer="layout" svg:width="0.039cm" svg:height="0.042cm" svg:x="12.208cm" svg:y="3.835cm" svg:viewBox="0 0 40 43" svg:d="M40 22c0 9 0 13-5 17 0 4-8 4-17 4-4 0-13 0-13-4-5-4-5-8-5-17 0-8 0-18 5-18 0-4 9-4 18-4 4 0 12 0 12 4 5 0 5 10 5 18z">
          <text:p/>
        </draw:path>
        <draw:path draw:style-name="gr3" draw:text-style-name="P4" draw:layer="layout" svg:width="0.14cm" svg:height="0.191cm" svg:x="3.826cm" svg:y="4.203cm" svg:viewBox="0 0 141 192" svg:d="M141 183c-4 4-4 4-4 4-5 0-5 0-10 0-4 0-8 0-8 0-4 0-4 0-4-4v-17c-9 5-17 13-26 17-8 4-21 9-29 9-9 0-17-5-26-5-8-4-12-8-17-12-8-4-12-9-12-17-5-4-5-13-5-21 0-9 0-17 5-26 4-4 8-12 17-17 8-4 17-8 29-8 9-4 21-4 34-4h25v-14c0-9-4-13-4-21 0-4-4-9-4-9-4-4-8-8-13-8-4-4-12-4-21-4-4 0-13 0-21 4-4 0-8 4-13 4-4 4-8 4-12 9-5 0-5 0-9 0s-4 0-4 0c0-5 0-5 0-5 0-4 0-4 0-8v-4c0-5 0-5 4-9 0 0 4 0 9-4 4 0 8-4 12-4 5-5 13-5 17-5 9-4 13-4 21-4 13 0 22 0 30 4 8 5 17 9 21 13 9 4 14 13 14 21 4 9 4 17 4 26zM110 103h-29c-9 0-17 0-21 4-9 0-13 0-17 4s-4 9-9 13c0 4-4 8-4 13 0 8 4 17 9 21 8 4 16 8 25 8 8 0 17-4 21-8 9-4 17-9 25-17z">
          <text:p/>
        </draw:path>
        <draw:path draw:style-name="gr3" draw:text-style-name="P4" draw:layer="layout" svg:width="0.043cm" svg:height="0.042cm" svg:x="4.021cm" svg:y="4.347cm" svg:viewBox="0 0 44 43" svg:d="M44 21c0 9 0 13-5 17-4 5-9 5-18 5-8 0-12 0-17-5 0-4-4-8-4-17 0-8 4-17 4-17 5-5 9-4 17-4 9 0 14-1 18 4 5 0 5 9 5 17z">
          <text:p/>
        </draw:path>
        <draw:frame draw:style-name="gr4" draw:text-style-name="P5" draw:layer="layout" svg:width="0.388cm" svg:height="0.454cm" svg:x="3.476cm" svg:y="3.516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87cm" svg:height="0.245cm" svg:x="4.444cm" svg:y="4.144cm" svg:viewBox="0 0 188 246" svg:d="M188 13v4c0 4 0 4-4 4 0 4 0 4 0 4h-5-68v213c0 4 0 4 0 4 0 0-5 0-5 4h-4c-4 0-4 0-8 0-5 0-5 0-9 0h-4c0-4 0-4-4-4v-4-213h-68-4v-4l-5-4v-4c0-5 0-5 0-9 5 0 5 0 5-4h4 170c5 0 5 0 5 0 4 4 4 4 4 4 0 4 0 4 0 9z">
          <text:p/>
        </draw:path>
        <draw:path draw:style-name="gr3" draw:text-style-name="P4" draw:layer="layout" svg:width="0.102cm" svg:height="0.186cm" svg:x="4.66cm" svg:y="4.203cm" svg:viewBox="0 0 103 187" svg:d="M103 21v5c0 4 0 4 0 4 0 4 0 4-4 4h-4-5c-4 0-4-4-8-4h-4c-5 0-9 0-13 4 0 0-4 0-9 4-4 5-4 9-8 13s-8 8-14 17v115c-4 0-4 0-4 4h-4c-4 0-4 0-9 0-4 0-4 0-8 0h-4c0-4 0-4-5-4v-174-5c5 0 5 0 5 0h4c0 0 4 0 8 0h5c4 0 4 0 4 0 4 0 4 0 4 0 0 5 0 5 0 5v25c4-8 10-13 14-17s8-8 12-8c5-5 9-5 13-9 0 0 4 0 9 0h4c4 0 4 0 8 0 5 4 5 4 5 4 4 0 4 0 4 0 4 0 4 5 4 5v4c0 4 0 4 0 8z">
          <text:p/>
        </draw:path>
        <draw:path draw:style-name="gr3" draw:text-style-name="P4" draw:layer="layout" svg:width="0.148cm" svg:height="0.187cm" svg:x="4.796cm" svg:y="4.207cm" svg:viewBox="0 0 149 188" svg:d="M149 179l-4 4h-4-5c-4 0-8 0-8 0h-4c0-4 0-4-5-4v-26c-8 14-17 22-25 26-13 4-21 9-30 9-12 0-21-5-29-9-9-4-13-8-22-12-5-10-9-18-9-27-4-8-4-17-4-30v-105-5h4 4c5 0 5 0 10 0 4 0 4 0 8 0h5 4c0 5 0 5 0 5v101c0 9 0 17 0 21 4 9 4 13 8 17 0 5 4 9 9 9 8 4 12 4 17 4 8 0 17-4 25-8 8-5 17-13 25-26v-118-5c5 0 5 0 9 0h4c4 0 9 0 9 0 4 0 4 0 4 0 4 0 4 0 4 0 0 5 0 5 0 5z">
          <text:p/>
        </draw:path>
        <draw:path draw:style-name="gr3" draw:text-style-name="P4" draw:layer="layout" svg:width="0.156cm" svg:height="0.191cm" svg:x="4.991cm" svg:y="4.203cm" svg:viewBox="0 0 157 192" svg:d="M157 90c0 4 0 9-4 9 0 4-4 4-8 4h-112c0 8 0 17 5 25 0 9 4 13 8 17 4 9 9 13 17 13 9 4 18 4 26 4 9 0 17 0 22 0 8 0 12-4 17-4 4 0 8-4 12-4l5-5c4 0 4 0 4 5v4c4 0 4 4 4 4 0 4 0 4-4 4 0 5 0 5 0 5v4c0 0-4 4-9 4-4 0-8 4-12 4-5 0-13 4-17 4-9 0-17 5-26 5-13 0-26-5-35-9-12-4-21-8-29-17-4-8-13-17-17-29-4-13-4-26-4-43 0-12 4-26 4-39 4-12 13-21 17-29 8-9 17-13 25-17 13-5 21-9 35-9 17 0 25 4 38 9 9 4 17 8 21 17 9 4 13 12 13 25 4 8 4 22 4 31zM128 77c0-18-5-30-13-39-9-8-17-12-34-12-9 0-14 0-22 4-4 4-9 8-13 13-4 4-8 8-8 16-5 5-5 14-5 18z">
          <text:p/>
        </draw:path>
        <draw:path draw:style-name="gr3" draw:text-style-name="P4" draw:layer="layout" svg:width="0.157cm" svg:height="0.271cm" svg:x="3.839cm" svg:y="4.635cm" svg:viewBox="0 0 158 272" svg:d="M158 175c0 12-4 25-4 38-5 12-9 21-18 29-5 9-13 17-22 21-8 5-21 9-33 9-5 0-9-4-13-4s-9-5-13-5c-4-4-13-4-17-8s-8-8-12-13v21l-5 5h-4-4c-4 0-4 0-9 0h-4c0-5 0-5 0-5v-255c0-4 0-4 0-4v-4c4 0 4 0 4 0 5 0 5 0 9 0s8 0 8 0c5 0 5 0 5 0 0 4 4 4 4 4v4 103c4-8 8-13 12-13 9-4 13-9 17-9 5-4 9-4 13-9 4 0 9 0 13 0 12 0 25 5 34 9 8 5 17 14 22 22 4 4 8 17 13 25 0 13 4 26 4 39zM123 179c0-9 0-17-4-26 0-8 0-17-5-25-4-4-8-8-12-13-9-4-13-8-21-8-5 0-9 4-13 4s-9 4-13 4c-4 5-8 9-13 13-4 4-8 8-12 13v67c8 13 17 22 25 26 9 4 17 8 26 8 4 0 12 0 16-4 9-4 13-8 17-17 0-4 5-13 5-21 4-9 4-13 4-21z">
          <text:p/>
        </draw:path>
        <draw:path draw:style-name="gr3" draw:text-style-name="P4" draw:layer="layout" svg:width="0.042cm" svg:height="0.043cm" svg:x="4.038cm" svg:y="4.859cm" svg:viewBox="0 0 43 44" svg:d="M43 22c0 8 0 12-4 17s-8 5-17 5-13 0-18-5c0-5-4-9-4-17 0-9 4-17 4-17 5-5 9-5 18-5s13 0 17 5c4 0 4 8 4 17z">
          <text:p/>
        </draw:path>
        <draw:frame draw:style-name="gr4" draw:text-style-name="P5" draw:layer="layout" svg:width="0.388cm" svg:height="0.454cm" svg:x="4.098cm" svg:y="4.029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31cm" svg:height="0.246cm" svg:x="4.474cm" svg:y="4.656cm" svg:viewBox="0 0 132 247" svg:d="M132 13v4c0 4 0 4 0 4-4 5-4 5-4 5h-4-90v84h86 4v4c4 0 4 0 4 0 0 5 0 5 0 10 0 4 0 4 0 8h-4c0 5 0 5 0 5h-4-86v101c0 4 0 4 0 4l-4 5h-4c0 0-5 0-9 0 0 0-4 0-8 0h-5c0-5 0-5 0-5-4 0-4 0-4-4v-225c0-4 4-9 4-13 5 0 9 0 9 0h111c4 0 4 0 4 0h4c0 4 0 4 0 4 0 5 0 5 0 9z">
          <text:p/>
        </draw:path>
        <draw:path draw:style-name="gr3" draw:text-style-name="P4" draw:layer="layout" svg:width="0.14cm" svg:height="0.191cm" svg:x="4.639cm" svg:y="4.715cm" svg:viewBox="0 0 141 192" svg:d="M141 183c0 5-4 5-4 5-5 0-5 0-9 0s-4 0-8 0c0 0-4 0-4-5v-16c-9 4-17 12-26 16-8 5-21 9-30 9-8 0-16-4-25-4-4-5-13-9-18-13-4-4-8-8-13-17-4-4-4-13-4-21 0-10 0-18 4-27 5-4 13-12 18-16 9-5 17-9 30-9 8-4 21-4 34-4h25v-13c0-8 0-13-4-21 0-4 0-8-4-8-4-5-9-9-13-9-4-4-13-4-17-4-8 0-17 0-21 4-8 0-13 4-17 4-4 5-8 5-13 9-5 0-5 0-9 0h-4c0-4 0-4 0-4 0-5 0-5 0-9v-4c0-4 4-4 4-9 0 0 4 0 9-4 5 0 9-4 13-4 9-4 13-4 21-4 4-5 13-5 17-5 13 0 26 0 34 5 9 4 13 8 21 12 4 5 9 13 9 22 4 8 4 16 4 25zM111 102h-25c-13 0-17 0-26 4-4 0-12 0-16 4 0 5-5 9-9 13 0 4 0 10 0 14 0 8 0 17 9 21 4 4 12 9 21 9 8 0 17-5 25-9 4-4 13-8 21-17z">
          <text:p/>
        </draw:path>
        <draw:path draw:style-name="gr3" draw:text-style-name="P4" draw:layer="layout" svg:width="0.03cm" svg:height="0.267cm" svg:x="4.838cm" svg:y="4.635cm" svg:viewBox="0 0 31 268" svg:d="M31 263c0 0-4 0-4 5h-5c0 0-5 0-9 0 0 0-4 0-9 0h-4c0-5 0-5 0-5v-255c0-4 0-4 0-4v-4c4 0 4 0 4 0 5 0 9 0 9 0 4 0 9 0 9 0 5 0 5 0 5 0 0 4 4 4 4 4v4z">
          <text:p/>
        </draw:path>
        <draw:path draw:style-name="gr3" draw:text-style-name="P4" draw:layer="layout" svg:width="0.123cm" svg:height="0.191cm" svg:x="4.91cm" svg:y="4.715cm" svg:viewBox="0 0 124 192" svg:d="M124 137c0 8 0 13-4 21-5 9-9 13-13 17-8 4-13 8-21 13-9 0-17 4-30 4-4 0-12-4-17-4-4 0-9 0-13-5-5 0-9 0-13-4-4 0-4 0-9-4v-4c0-4-4-4-4-9 0-4 4-4 4-8v-4h5 4c4 4 8 4 13 8 4 0 9 4 13 4 5 0 13 5 17 5 9 0 13-5 17-5s9 0 9-4c4-4 8-4 8-8 4-5 4-9 4-13s-4-10-4-14c-4-4-4-4-8-8-5 0-9-4-17-4-5-5-9-5-13-9-8 0-13-4-17-8-5 0-9-5-14-9-4-4-8-8-12-13 0-8-5-12-5-21 0-8 5-12 5-17 4-8 8-12 12-17 5-4 14-8 23-12 8-5 16-5 25-5 4 0 8 0 13 0 8 5 8 5 12 5 5 0 9 4 13 4 0 0 4 0 4 4h4c0 4 0 4 0 4v5 4c0 4 0 4 0 4 0 4 0 4 0 4 0 5 0 5-4 5 0 0-4 0-4-5-4 0-4 0-8-4-5 0-9 0-13-4-4 0-9 0-17 0-4 0-9 0-13 0-4 4-8 4-12 4 0 4-5 9-5 9 0 4 0 8 0 12s0 9 0 13c5 0 9 4 13 8 4 0 8 5 13 5 4 4 12 4 17 8 4 0 8 4 17 9 4 0 8 4 12 8s9 9 9 13c4 4 4 12 4 22z">
          <text:p/>
        </draw:path>
        <draw:path draw:style-name="gr3" draw:text-style-name="P4" draw:layer="layout" svg:width="0.156cm" svg:height="0.191cm" svg:x="5.067cm" svg:y="4.715cm" svg:viewBox="0 0 157 192" svg:d="M157 89c0 5 0 9-4 9 0 4-4 4-8 4h-110c0 9 0 17 0 25 4 10 8 14 12 18 5 9 9 13 17 13 5 4 17 4 26 4 8 0 17 0 21 0 8 0 13-4 17-4s8-4 13-4l4-4c0 0 4 0 4 4v4 4c0 5 0 5 0 5 0 4 0 4 0 4v4c0 0-4 4-8 4-5 0-9 4-13 4s-13 5-17 5c-9 0-17 4-26 4-12 0-25-4-38-9-8-4-17-8-25-16-8-9-13-17-17-30-5-14-5-26-5-43 0-13 0-26 5-39 4-12 13-21 17-29 8-9 17-13 25-17 13-4 22-9 34-9 17 0 26 5 38 9 9 4 17 8 22 17 4 4 12 13 12 25 4 9 4 21 4 30zM128 77c0-17-4-30-13-38-8-9-17-13-34-13-8 0-12 0-21 4-4 4-8 9-13 13-4 4-8 8-8 17-4 4-4 12-4 17z">
          <text:p/>
        </draw:path>
        <draw:path draw:style-name="gr3" draw:text-style-name="P4" draw:layer="layout" svg:width="0.152cm" svg:height="0.25cm" svg:x="3.196cm" svg:y="5.672cm" svg:viewBox="0 0 153 251" svg:d="M153 234c0 4 0 4 0 8v5h-4c0 4 0 4-4 4h-137l-4-4h-4v-5c0 0 0-4 0-8v-4c0-4 0-4 0-4 0-5 4-5 4-9l4-4 47-52c8-8 22-21 26-30 9-8 13-17 17-25s4-13 4-21c4-4 4-13 4-17s0-9-4-17c0-4-4-9-8-13 0-4-4-4-13-8-4 0-8 0-18 0-8 0-13 0-21 0-4 4-8 4-13 8-8 4-8 4-12 9-5 0-5 0-9 0s-4 0-4 0c0-5 0-5 0-5 0-4 0-4 0-8s0-4 0-4c0-4 0-4 0-4v-5c0 0 4 0 4-4 0 0 4 0 9-4 4 0 8-4 12-4 9-5 13-5 21-9 5 0 13 0 23 0 12 0 21 0 29 4 9 5 17 9 21 13 9 4 13 13 17 21 0 9 5 17 5 26 0 8-5 12-5 21 0 8-4 17-8 25-4 9-13 21-21 30-9 13-17 25-34 38l-39 43h107c4 0 4 0 4 0l4 5v4z">
          <text:p/>
        </draw:path>
        <draw:path draw:style-name="gr3" draw:text-style-name="P4" draw:layer="layout" svg:width="0.042cm" svg:height="0.042cm" svg:x="3.399cm" svg:y="5.88cm" svg:viewBox="0 0 43 43" svg:d="M43 21c0 9 0 13-4 18-4 4-8 4-18 4-8 0-13 0-13-4-4-5-8-9-8-18s4-17 8-17c0-4 9-4 13-4 10 0 14 0 18 4 4 0 4 8 4 17z">
          <text:p/>
        </draw:path>
        <draw:frame draw:style-name="gr4" draw:text-style-name="P5" draw:layer="layout" svg:width="0.388cm" svg:height="0.454cm" svg:x="4.115cm" svg:y="4.541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87cm" svg:height="0.246cm" svg:x="3.809cm" svg:y="5.676cm" svg:viewBox="0 0 188 247" svg:d="M188 13v4c0 5 0 5-4 5 0 4 0 4 0 4h-5-67v212c0 5 0 5 0 5 0 0-5 0-5 4h-4c-4 0-4 0-8 0-5 0-5 0-9 0h-4c0-4 0-4-4-4v-5-212h-68-4v-4l-6-5v-4c0-4 0-4 0-8 6 0 6 0 6-5h4 169c5 0 5 0 5 0 4 5 4 5 4 5 0 4 0 4 0 8z">
          <text:p/>
        </draw:path>
        <draw:path draw:style-name="gr3" draw:text-style-name="P4" draw:layer="layout" svg:width="0.102cm" svg:height="0.186cm" svg:x="4.025cm" svg:y="5.736cm" svg:viewBox="0 0 103 187" svg:d="M103 21v4c0 4 0 4 0 4 0 5 0 5-4 5h-4-5c-4 0-4-5-8-5h-4c-5 0-9 0-14 5 0 0-4 0-9 4-4 4-4 8-8 12-4 5-8 9-13 17v116c-4 0-4 0-4 4h-4c-4 0-4 0-9 0-4 0-4 0-8 0h-4c0-4 0-4-5-4v-175-4c5 0 5 0 5 0h4c0 0 4 0 8 0h5c4 0 4 0 4 0 4 0 4 0 4 0 0 4 0 4 0 4v26c4-9 9-13 13-17 4-5 8-9 12-9 5-4 9-4 14-8 0 0 4 0 9 0h4c4 0 4 0 8 0 5 4 5 4 5 4 4 0 4 0 4 0 4 0 4 4 4 4v4c0 5 0 5 0 9z">
          <text:p/>
        </draw:path>
        <draw:path draw:style-name="gr3" draw:text-style-name="P4" draw:layer="layout" svg:width="0.14cm" svg:height="0.19cm" svg:x="4.152cm" svg:y="5.736cm" svg:viewBox="0 0 141 191" svg:d="M141 183c-4 4-4 4-4 4-4 0-4 0-9 0-4 0-8 0-8 0-4 0-4 0-4-4v-17c-9 4-17 12-26 17-13 4-22 8-30 8-9 0-17-4-26-4-8-4-12-9-17-13-8-4-12-8-12-17-5-4-5-12-5-21 0-8 0-17 5-25 4-5 8-13 17-17 8-4 17-9 25-9 13-4 25-4 38-4h26v-13c0-8-4-13-4-22 0-4-4-8-8-8 0-4-4-9-9-9-9-4-13-4-22-4-8 0-13 0-21 4-4 0-8 5-13 5-8 4-8 4-12 8-5 0-5 0-9 0s-4 0-4 0c0-4 0-4 0-4 0-4 0-4 0-9v-4c0-4 0-4 4-8 0 0 4 0 9-5 4 0 8-4 12-4 5-4 13-4 17-4 9-4 13-4 21-4 13 0 23 0 31 4s17 8 21 13c9 4 9 12 13 21 4 8 4 17 4 26zM111 102h-30c-9 0-17 0-21 4-9 0-13 0-17 5-4 4-9 8-9 12 0 5-4 9-4 13 0 9 4 17 9 21 8 5 12 9 25 9 8 0 17-4 21-9 10-4 18-8 26-17z">
          <text:p/>
        </draw:path>
        <draw:path draw:style-name="gr3" draw:text-style-name="P4" draw:layer="layout" svg:width="0.144cm" svg:height="0.186cm" svg:x="4.351cm" svg:y="5.736cm" svg:viewBox="0 0 145 187" svg:d="M145 183v4c-4 0-4 0-8 0h-4c-5 0-9 0-9 0-4 0-4 0-4 0-4-4-4-4-4-4v-103c0-8 0-17-5-25 0-5 0-9-4-13s-8-8-13-13c-4 0-8 0-16 0-9 0-13 0-22 5-8 8-17 16-25 25v124c0 0-4 0-4 4h-4c0 0-5 0-9 0-5 0-5 0-9 0h-5c0-4 0-4 0-4v-175-4h5c4 0 4 0 9 0 4 0 4 0 9 0h4c0 4 0 4 0 4v21c8-8 21-17 29-21 9-4 22-8 30-8 13 0 21 4 30 4 8 4 12 13 17 17 4 8 8 13 12 21 0 13 0 21 0 34z">
          <text:p/>
        </draw:path>
        <draw:path draw:style-name="gr3" draw:text-style-name="P4" draw:layer="layout" svg:width="0.122cm" svg:height="0.19cm" svg:x="4.538cm" svg:y="5.736cm" svg:viewBox="0 0 123 191" svg:d="M123 136c0 9 0 13-4 21-4 9-8 13-13 17-8 4-16 9-25 13-4 0-17 4-25 4-5 0-13-4-17-4-5 0-14 0-18-4-4 0-4 0-9-5-4 0-4 0-8-4v-4c-4-4-4-4-4-8 0-5 0-5 0-9 0 0 4 0 4-4h4 4c5 4 5 4 9 8 4 0 8 5 18 5 4 0 12 4 17 4 4 0 12-4 17-4 4 0 8 0 8-5 4-4 9-4 9-8s4-9 4-13-4-8-4-13c-5-4-9-4-13-8-4 0-9-4-13-4-4-5-8-5-17-9-4 0-8-4-13-8-5 0-13-4-17-9 0-4-5-8-9-12 0-9-4-13-4-23 0-8 4-12 4-16 4-9 9-13 13-17 4-5 13-9 22-13 4-4 17-4 25-4 5 0 9 0 13 0 4 4 9 4 13 4s8 4 8 4c4 0 4 0 9 4 4 5 4 5 4 5v4 4c0 4 0 4 0 4 0 5 0 5 0 5-4 4-4 4-4 4-5 0-5 0-5-4-4 0-8 0-8-5-4 0-8 0-13-4-4 0-12 0-17 0-4 0-8 0-12 0-5 4-9 4-13 4 0 5-4 9-4 9 0 4-5 8-5 12 0 5 5 10 5 14 4 0 8 4 12 9 5 0 9 4 13 4 4 4 9 4 17 8 4 0 9 5 13 9 8 0 12 4 17 8 4 4 4 9 8 13s4 13 4 21z">
          <text:p/>
        </draw:path>
        <draw:path draw:style-name="gr3" draw:text-style-name="P4" draw:layer="layout" svg:width="0.118cm" svg:height="0.267cm" svg:x="4.682cm" svg:y="5.655cm" svg:viewBox="0 0 119 268" svg:d="M119 17c0 4 0 9 0 9 0 0-4 0-4 4-4 0-4 0-4 0h-5c-4-4-4-4-8-4-5 0-5 0-10 0-4 0-8 0-12 0-4 4-4 4-9 8 0 4-4 9-4 13s0 12 0 22v17h39 4v4 4 5c0 4 0 8 0 8 0 4-4 4-4 4h-39v153c0 0-4 0-4 4h-4c-5 0-5 0-9 0s-4 0-8 0h-5c0-4 0-4 0-4h-4v-153h-21c-4 0-4 0-4-4-4 0-4-4-4-8 0-5 0-5 0-5 0-4 4-4 4-4 0-4 0-4 0-4h4 21v-17c0-14 4-22 4-31 5-12 9-17 13-21 4-8 9-13 17-13 4-4 13-4 21-4 9 0 13 0 18 0 4 0 4 0 9 4h4v5l4 4z">
          <text:p/>
        </draw:path>
        <draw:path draw:style-name="gr3" draw:text-style-name="P4" draw:layer="layout" svg:width="0.169cm" svg:height="0.19cm" svg:x="4.813cm" svg:y="5.736cm" svg:viewBox="0 0 170 191" svg:d="M170 94c0 13 0 25-4 38s-9 21-17 30c-8 8-17 16-25 21-13 4-26 8-43 8-12 0-25-4-34-8-12-5-21-9-25-17-8-9-13-17-17-30-5-13-5-25-5-38 0-17 0-30 5-38 4-14 9-26 17-35 8-8 17-13 25-17 13-4 26-8 38-8 17 0 30 4 39 8 12 4 21 9 25 17 8 9 13 17 17 30 4 9 4 22 4 39zM136 94c0-9 0-17 0-26-4-8-4-13-8-22-4-4-9-12-17-12-9-5-17-9-26-9-8 0-16 4-25 4-4 5-8 9-13 17-4 4-8 14-12 22 0 9 0 17 0 26 0 8 0 17 0 25 4 9 4 17 8 26 4 4 9 8 17 12 9 5 13 5 25 5 9 0 17 0 22-5 8-4 12-8 17-12 4-9 8-13 12-22 0-8 0-16 0-29z">
          <text:p/>
        </draw:path>
        <draw:path draw:style-name="gr3" draw:text-style-name="P4" draw:layer="layout" svg:width="0.101cm" svg:height="0.186cm" svg:x="5.029cm" svg:y="5.736cm" svg:viewBox="0 0 102 187" svg:d="M102 21v4c0 4 0 4 0 4 0 5 0 5-4 5h-4-4c-5 0-5-5-9-5h-4c-4 0-10 0-14 5 0 0-4 0-8 4-5 4-5 8-9 12-4 5-8 9-12 17v116c0 0-5 0-5 4h-4c-4 0-4 0-8 0-5 0-5 0-9 0h-4c0-4 0-4 0-4-4 0-4 0-4 0v-175l4-4h4c4 0 4 0 9 0h4c4 0 4 0 4 0 4 0 4 0 4 0 0 4 0 4 0 4v26c5-9 9-13 13-17 4-5 8-9 13-9 4-4 8-4 12-8 0 0 6 0 10 0s4 0 4 0c4 0 9 0 9 0 4 4 4 4 4 4 4 0 4 0 4 0 4 0 4 4 4 4v4c0 5 0 5 0 9z">
          <text:p/>
        </draw:path>
        <draw:path draw:style-name="gr3" draw:text-style-name="P4" draw:layer="layout" svg:width="0.254cm" svg:height="0.186cm" svg:x="5.16cm" svg:y="5.736cm" svg:viewBox="0 0 255 187" svg:d="M255 183v4c-4 0-4 0-4 0-5 0-9 0-9 0-4 0-8 0-8 0-4 0-4 0-4 0-5-4-5-4-5-4v-107c0-9 0-13-4-21 0-5 0-9-4-13s-4-8-9-13c-4 0-12 0-17 0-8 0-12 0-21 5-8 8-17 16-25 25v124l-4 4h-5c0 0-4 0-8 0h-4c-5 0-5 0-9 0 0-4 0-4 0-4v-107c0-9 0-13-4-21 0-5-4-9-4-13-4-4-9-8-13-13-4 0-8 0-13 0-8 0-17 0-25 5-4 8-14 16-22 25v124c0 0-4 0-4 4h-5c-4 0-4 0-8 0s-4 0-9 0h-4c0-4 0-4 0-4-4 0-4 0-4 0v-175l4-4h4c5 0 5 0 9 0h4c4 0 4 0 4 0 5 0 5 0 5 0 0 4 0 4 0 4v21c8-8 22-17 30-21 9-4 17-8 26-8 8 0 12 0 21 4 4 0 8 4 12 4 5 4 9 9 13 13s4 8 9 13c4-5 8-13 17-17 4-5 8-5 12-9s9-4 13-4c4-4 8-4 17-4 8 0 17 4 25 4 9 4 13 13 17 17 4 8 9 13 13 21 0 13 0 21 0 30z">
          <text:p/>
        </draw:path>
        <draw:path draw:style-name="gr3" draw:text-style-name="P4" draw:layer="layout" svg:width="0.156cm" svg:height="0.19cm" svg:x="5.465cm" svg:y="5.736cm" svg:viewBox="0 0 157 191" svg:d="M157 90c0 4 0 8-4 8-4 4-4 4-8 4h-116c0 9 5 17 5 26 4 8 4 12 8 17 4 8 13 12 17 12 8 5 18 5 31 5 4 0 12 0 21 0 4 0 8-5 17-5 4 0 8-4 8-4 4 0 9-4 9-4v4c4 0 4 0 4 0v4 5c0 4 0 4 0 4 0 4 0 4 0 4v4h-4c0 0 0 4-5 4-4 0-8 5-12 5-9 0-13 4-21 4-5 0-13 4-22 4-18 0-26-4-39-8-8-5-21-9-25-17-9-9-13-17-17-30s-4-25-4-42c0-13 0-26 4-39s8-21 17-30c8-8 17-13 25-17 9-4 21-8 35-8 13 0 26 4 34 8s17 9 25 17c5 4 9 13 13 25 0 10 4 23 4 31zM123 77c0-17 0-31-8-39-8-9-21-13-34-13-9 0-18 0-22 4-4 5-13 9-17 13 0 4-4 8-8 18 0 4-5 13-5 17z">
          <text:p/>
        </draw:path>
        <draw:path draw:style-name="gr3" draw:text-style-name="P4" draw:layer="layout" svg:width="0.102cm" svg:height="0.186cm" svg:x="5.668cm" svg:y="5.736cm" svg:viewBox="0 0 103 187" svg:d="M103 21v4c0 4 0 4 0 4-5 5-5 5-5 5-4 0-4 0-4 0-4 0-4 0-4 0-4 0-4-5-9-5 0 0-4 0-8 0 0 0-4 0-9 5-4 0-4 0-8 4s-8 8-13 12c0 5-5 9-9 17v116h-4v4h-5c-4 0-4 0-8 0s-9 0-9 0h-4c0-4-4-4-4-4v-175-4h4 4 5c4 0 8 0 8 0 4 0 4 0 4 0h5c0 4 0 4 0 4v26c4-9 8-13 13-17 5-5 9-9 13-9 4-4 4-4 8-8 5 0 9 0 13 0h4c5 0 5 0 9 0 0 4 4 4 4 4 4 0 4 0 4 0v4c5 0 5 0 5 0v4c0 5 0 5 0 9z">
          <text:p/>
        </draw:path>
        <draw:path draw:style-name="gr3" draw:text-style-name="P4" draw:layer="layout" svg:width="0.122cm" svg:height="0.19cm" svg:x="5.791cm" svg:y="5.736cm" svg:viewBox="0 0 123 191" svg:d="M123 136c0 9-4 13-8 21 0 9-4 13-13 17-4 4-12 9-21 13-8 0-17 4-25 4-9 0-13-4-17-4-9 0-13 0-17-4-4 0-9 0-13-5 0 0-5 0-5-4 0 0-4 0-4-4s0-4 0-8c0-5 0-5 0-9v-4h4c5 0 5 0 9 0 0 4 5 4 9 8 4 0 8 5 13 5 8 0 12 4 21 4 4 0 8-4 12-4 5 0 9 0 13-5 4-4 4-4 9-8 0-4 0-9 0-13s0-8-5-13c0-4-4-4-8-8-4 0-9-4-13-4-4-5-12-5-17-9-4 0-8-4-17-8-4 0-8-4-12-9-5-4-9-8-9-12-4-9-5-13-5-23 0-8 1-12 5-16 0-9 4-13 13-17 4-5 8-9 17-13 8-4 17-4 29-4 5 0 9 0 13 0 4 4 9 4 13 4s4 4 8 4c5 0 5 0 5 4 4 0 4 0 4 0 0 5 0 5 0 5v4c4 0 4 4 4 4 0 4 0 4-4 4 0 5 0 5 0 5 0 4 0 4 0 4h-4l-5-4c0 0-4 0-8-5-4 0-9 0-13-4-4 0-8 0-13 0-8 0-12 0-16 0-5 4-5 4-9 4-4 5-4 9-4 9-4 4-4 8-4 12 0 5 0 10 4 14 4 0 4 4 8 9 5 0 9 4 17 4 4 4 9 4 13 8 8 0 13 5 17 9 4 0 8 4 13 8 4 4 8 9 12 13 0 4 4 13 4 21z">
          <text:p/>
        </draw:path>
        <draw:path draw:style-name="gr3" draw:text-style-name="P4" draw:layer="layout" svg:width="0.149cm" svg:height="0.267cm" svg:x="6.04cm" svg:y="5.655cm" svg:viewBox="0 0 150 268" svg:d="M150 264c0 0-5 0-5 4h-4c0 0-4 0-8 0-5 0-5 0-9 0h-4c0-4 0-4 0-4h-4v-102c0-8 0-17 0-25 0-5-4-9-9-13 0-4-4-8-9-13-4 0-13 0-17 0-9 0-17 0-26 5-8 8-12 16-25 25v123 4c-4 0-4 0-4 0-4 0-9 0-9 0-4 0-8 0-8 0-4 0-4 0-4 0 0-4-5-4-5-4v-255c0-5 0-5 0-5 0 0 5 0 5-4h4c0 0 4 0 8 0 0 0 5 0 9 0h4c0 4 0 4 0 4v5 102c13-12 21-17 30-21 8-4 17-8 25-8 13 0 22 4 31 4 8 4 17 13 21 17 4 8 8 13 8 21 5 13 5 21 5 34z">
          <text:p/>
        </draw:path>
        <draw:path draw:style-name="gr3" draw:text-style-name="P4" draw:layer="layout" svg:width="0.14cm" svg:height="0.19cm" svg:x="6.235cm" svg:y="5.736cm" svg:viewBox="0 0 141 191" svg:d="M141 183h-4c0 4 0 4-5 4h-4c-4 0-8 0-8 0-4 0-4 0-4-4h-5v-17c-4 4-12 12-22 17-13 4-21 8-30 8-8 0-16-4-25-4-8-4-13-9-21-13-4-4-9-8-9-17-4-4-4-12-4-21 0-8 0-17 4-25 5-5 9-13 17-17 9-4 17-9 26-9 12-4 25-4 38-4h22v-13c0-8 0-13 0-22 0-4-4-8-8-8 0-4-5-9-10-9-8-4-13-4-21-4-9 0-13 0-21 4-4 0-9 5-17 5-4 4-9 4-9 8-4 0-8 0-8 0h-4c0-4 0-4 0-4 0-4 0-4 0-9v-4c0-4 0-4 4-8 0 0 4 0 8-5 5 0 9-4 13-4 4-4 13-4 17-4 8-4 13-4 21-4 13 0 22 0 31 4 8 4 17 8 21 13 4 4 8 12 13 21 4 8 4 17 4 26zM107 102h-26c-9 0-17 0-22 4-8 0-12 0-16 5-5 4-9 8-9 12-4 5-4 9-4 13 0 9 4 17 8 21 9 5 13 9 26 9 8 0 17-4 21-9 9-4 18-8 22-17z">
          <text:p/>
        </draw:path>
        <draw:path draw:style-name="gr3" draw:text-style-name="P4" draw:layer="layout" svg:width="0.165cm" svg:height="0.182cm" svg:x="6.409cm" svg:y="5.74cm" svg:viewBox="0 0 166 183" svg:d="M166 4c0 4 0 4-4 4v5l-61 160c0 6 0 6 0 6 0 0-4 0-4 4h-4c-4 0-9 0-13 0s-4 0-8 0h-5c-4-4-4-4-4-4 0 0-4 0-4-6l-55-160c-4 0-4-5-4-5v-4-4h4 4c0 0 4 0 9 0 4 0 4 0 8 0h4 5c0 4 0 4 0 4l46 140 4 4v-4l48-140v-4c4 0 4 0 4 0h4c5 0 5 0 9 0s4 0 8 0h5c4 4 4 4 4 4z">
          <text:p/>
        </draw:path>
        <draw:path draw:style-name="gr3" draw:text-style-name="P4" draw:layer="layout" svg:width="0.157cm" svg:height="0.19cm" svg:x="6.595cm" svg:y="5.736cm" svg:viewBox="0 0 158 191" svg:d="M158 90c0 4-5 8-5 8-4 4-4 4-8 4h-115c0 9 4 17 4 26 5 8 5 12 9 17 5 8 13 12 17 12 9 5 17 5 30 5 4 0 13 0 21 0 4 0 9-5 17-5 4 0 8-4 8-4 5 0 9-4 9-4v4c4 0 4 0 4 0v4 5c0 4 0 4 0 4 0 4 0 4 0 4v4h-4c0 0 0 4-4 4-5 0-9 5-13 5-8 0-13 4-21 4-4 0-13 4-21 4-17 0-26-4-38-8-9-5-23-9-27-17-8-9-13-17-17-30s-4-25-4-42c0-13 0-26 4-39s9-21 17-30c9-8 18-13 27-17 8-4 21-8 33-8 13 0 26 4 34 8 9 4 17 9 26 17 4 4 8 13 12 25 0 10 5 23 5 31zM124 77c0-17 0-31-9-39-8-9-21-13-34-13-8 0-16 0-21 4-8 5-12 9-17 13-4 4-4 8-9 18 0 4-4 13-4 17z">
          <text:p/>
        </draw:path>
        <draw:path draw:style-name="gr3" draw:text-style-name="P4" draw:layer="layout" svg:width="0.11cm" svg:height="0.229cm" svg:x="6.866cm" svg:y="5.693cm" svg:viewBox="0 0 111 230" svg:d="M111 213c0 0 0 4 0 8 0 0 0 5-4 5h-4c0 4-5 4-5 4-4 0-8 0-8 0-4 0-9 0-9 0-8 0-17 0-25 0-4-4-8-9-13-13-4-4-8-8-8-17-4-8-4-17-4-25v-103h-27c0 0-4 0-4-4 0 0 0-4 0-8 0-5 0-5 0-5 0-4 0-4 0-4 0-4 0-4 4-4h27v-42c0 0 0-5 4-5h4c0 0 4 0 9 0h4c4 0 4 0 8 0v5 42h47c4 0 4 0 4 4v4 5c0 4 0 8 0 8 0 4-4 4-4 4h-47v99c0 8 4 21 9 25 0 4 8 9 17 9 4 0 4 0 8 0 0 0 4 0 4-5 5 0 5 0 5 0 4 0 4 0 4 0h4c0 5 0 5 0 5 0 4 0 4 0 8z">
          <text:p/>
        </draw:path>
        <draw:path draw:style-name="gr3" draw:text-style-name="P4" draw:layer="layout" svg:width="0.149cm" svg:height="0.267cm" svg:x="7.018cm" svg:y="5.655cm" svg:viewBox="0 0 150 268" svg:d="M150 264c0 0-5 0-5 4h-4c-4 0-4 0-8 0-5 0-5 0-9 0h-4c0-4 0-4 0-4-4 0-4 0-4 0v-102c0-8 0-17 0-25-5-5-5-9-9-13 0-4-4-8-8-13-4 0-13 0-17 0-9 0-17 0-26 5-8 8-17 16-25 25v123 4c-4 0-4 0-4 0-4 0-9 0-9 0-4 0-9 0-9 0-4 0-4 0-4 0-5-4-5-4-5-4v-255c0-5 0-5 0-5l5-4h4c0 0 5 0 9 0 0 0 5 0 9 0h4c0 4 0 4 0 4v5 102c13-12 21-17 30-21 8-4 17-8 25-8 13 0 21 4 30 4 8 4 12 13 21 17 4 8 8 13 8 21 5 13 5 21 5 34z">
          <text:p/>
        </draw:path>
        <draw:path draw:style-name="gr3" draw:text-style-name="P4" draw:layer="layout" svg:width="0.157cm" svg:height="0.19cm" svg:x="7.213cm" svg:y="5.736cm" svg:viewBox="0 0 158 191" svg:d="M158 90c0 4 0 8-5 8-4 4-4 4-8 4h-115c0 9 4 17 4 26 4 8 4 12 9 17 5 8 13 12 17 12 9 5 17 5 30 5 4 0 13 0 21 0 4 0 9-5 17-5 4 0 9-4 9-4 4 0 8-4 8-4v4c4 0 4 0 4 0v4 5c0 4 0 4 0 4 0 4 0 4 0 4v4h-4c0 0 0 4-4 4s-9 5-13 5c-8 0-13 4-21 4-4 0-13 4-21 4-17 0-26-4-38-8-10-5-23-9-27-17-8-9-12-17-17-30-4-13-4-25-4-42 0-13 0-26 4-39 5-13 9-21 17-30 9-8 17-13 27-17 8-4 21-8 34-8 12 0 25 4 33 8 9 4 17 9 26 17 4 4 8 13 12 25 0 10 5 23 5 31zM124 77c0-17 0-31-9-39-8-9-21-13-33-13-9 0-17 0-22 4-4 5-12 9-17 13 0 4-5 8-9 18 0 4-4 13-4 17z">
          <text:p/>
        </draw:path>
        <draw:path draw:style-name="gr3" draw:text-style-name="P4" draw:layer="layout" svg:width="0.136cm" svg:height="0.19cm" svg:x="7.488cm" svg:y="5.736cm" svg:viewBox="0 0 137 191" svg:d="M137 153c0 4 0 4 0 9v4c-4 4-4 4-4 4-5 4-5 4-9 8-4 0-8 5-13 5-4 0-8 4-17 4-4 0-8 4-17 4-12 0-21-4-33-8-9-5-17-9-22-17-8-9-12-17-16-30 0-13-6-25-6-38 0-17 6-34 10-43 4-13 8-26 17-30 4-8 12-17 25-21 9 0 17-4 30-4 4 0 12 0 17 0 4 4 8 4 12 4 5 4 9 4 13 8 4 0 4 5 9 5v4c0 0 4 0 4 4v4 5c0 4 0 8-4 8 0 4 0 4-5 4l-4-4c-4 0-4-4-8-4-5-4-9-4-17-9-5 0-9-4-17-4-17 0-26 9-34 17-9 13-13 31-13 52 0 12 0 21 4 29 0 9 5 17 9 22 4 8 8 8 13 12 8 5 12 5 21 5 8 0 12 0 21-5 4 0 8-4 13-4 4-4 8-8 8-8 4-5 4-5 9-5 4 0 4 0 4 5v4z">
          <text:p/>
        </draw:path>
        <draw:path draw:style-name="gr3" draw:text-style-name="P4" draw:layer="layout" svg:width="0.144cm" svg:height="0.19cm" svg:x="7.653cm" svg:y="5.736cm" svg:viewBox="0 0 145 191" svg:d="M145 183h-5c0 4 0 4-4 4 0 0-4 0-9 0 0 0-4 0-8 0l-4-4v-17c-9 4-17 12-26 17-8 4-17 8-29 8-9 0-17-4-22-4-8-4-16-9-21-13-4-4-8-8-12-17 0-4-5-12-5-21 0-8 5-17 9-25 4-5 8-13 17-17 4-4 17-9 25-9 13-4 21-4 38-4h21v-13c0-8 0-13 0-22-4-4-4-8-8-8-4-4-8-9-13-9-4-4-8-4-17-4-8 0-17 0-21 4-4 0-13 5-17 5-4 4-8 4-12 8h-5-4c0-4-4-4-4-4 0-4 0-4 0-9v-4c4-4 4-4 4-8 4 0 4 0 9-5 4 0 8-4 16-4 5-4 9-4 17-4 5-4 13-4 22-4 8 0 21 0 29 4 9 4 17 8 21 13 5 4 9 12 13 21 0 8 5 17 5 26zM110 102h-25c-8 0-17 0-21 4-9 0-13 0-17 5-4 4-9 8-9 12-4 5-4 9-4 13 0 9 4 17 9 21 4 5 12 9 25 9 4 0 13-4 21-9 9-4 13-8 21-17z">
          <text:p/>
        </draw:path>
        <draw:path draw:style-name="gr3" draw:text-style-name="P4" draw:layer="layout" svg:width="0.157cm" svg:height="0.254cm" svg:x="7.852cm" svg:y="5.736cm" svg:viewBox="0 0 158 255" svg:d="M158 93c0 13 0 25-4 38s-9 21-13 30c-8 8-17 16-25 21-9 4-17 8-30 8-4 0-8-4-17-4-4 0-8 0-8-4-5 0-9-5-13-9s-9-8-13-12v89h-4v5h-4c-5 0-5 0-10 0-4 0-8 0-8 0h-4l-5-5v-242-4h5 4 4c4 0 9 0 9 0h5c4 4 4 4 4 4v26c4-9 8-13 13-17 4-5 8-5 17-9 4-4 8-4 12-4 5-4 13-4 17-4 13 0 21 4 34 8 9 4 13 9 21 17 5 9 9 21 9 30 4 12 4 25 4 38zM128 97c0-13-4-21-4-25 0-9-4-17-8-26 0-4-5-8-13-12-4-5-13-9-17-9s-8 4-13 4c-4 0-8 5-12 5-5 4-9 8-13 12s-9 9-13 13v68c9 12 17 21 21 25 9 4 17 9 26 9 8 0 17 0 21-5 4-4 8-8 13-17 4-4 8-12 8-21 0-8 4-17 4-21z">
          <text:p/>
        </draw:path>
        <draw:path draw:style-name="gr3" draw:text-style-name="P4" draw:layer="layout" svg:width="0.144cm" svg:height="0.19cm" svg:x="8.039cm" svg:y="5.736cm" svg:viewBox="0 0 145 191" svg:d="M145 183h-5c0 4 0 4-4 4 0 0-4 0-8 0 0 0-5 0-9 0l-4-4v-17c-9 4-17 12-26 17-8 4-16 8-29 8-9 0-17-4-22-4-9-4-17-9-21-13-5-4-9-8-13-17 0-4-4-12-4-21 0-8 4-17 8-25 4-5 9-13 17-17 4-4 18-9 26-9 13-4 22-4 38-4h22v-13c0-8 0-13 0-22-5-4-5-8-9-8-4-4-8-9-13-9-4-4-8-4-16-4-9 0-17 0-22 4-4 0-13 5-18 5-4 4-8 4-12 8h-4-5c0-4-4-4-4-4 0-4 0-4 0-9v-4c4-4 4-4 4-8 5 0 5 0 9-5 4 0 8-4 17-4 5-4 9-4 18-4 4-4 12-4 21-4 8 0 21 0 29 4 9 4 17 8 22 13 4 4 8 12 12 21 0 8 5 17 5 26zM111 102h-26c-8 0-17 0-21 4-8 0-13 0-17 5-4 4-9 8-9 12-5 5-5 9-5 13 0 9 5 17 10 21 4 5 13 9 25 9 5 0 13-4 21-9 9-4 13-8 22-17z">
          <text:p/>
        </draw:path>
        <draw:path draw:style-name="gr3" draw:text-style-name="P4" draw:layer="layout" svg:width="0.156cm" svg:height="0.271cm" svg:x="8.238cm" svg:y="5.655cm" svg:viewBox="0 0 157 272" svg:d="M157 175c0 13 0 25-4 38s-9 21-13 30c-8 8-12 16-25 21-10 4-18 8-31 8-4 0-12-4-17-4-4 0-8-4-12-4-5-5-9-5-13-9s-9-8-13-12v21c-4 0-4 0-4 4h-4c0 0-5 0-9 0h-4c-4 0-4 0-4 0 0-4-4-4-4-4v-255c0-5 0-5 0-5 0 0 4 0 4-4h4c0 0 4 0 8 0 5 0 5 0 9 0h4c0 4 0 4 0 4 0 0 4 0 4 5v101c5-8 9-12 13-12 4-5 9-9 13-9 4-4 8-4 17-8 4 0 8 0 12 0 13 0 23 4 35 8 9 4 13 13 21 21 5 5 9 17 9 26 4 12 4 26 4 39zM128 179c0-8-5-17-5-25 0-10-4-18-8-27 0-4-4-8-14-12-4-5-13-9-17-9s-8 4-12 4c-5 0-9 5-13 5-4 4-9 8-13 12s-8 9-13 13v69c9 12 17 21 22 25 8 4 17 9 25 9s17 0 21-5c4-4 10-8 14-17 4-4 8-12 8-21 0-8 5-12 5-21z">
          <text:p/>
        </draw:path>
        <draw:path draw:style-name="gr3" draw:text-style-name="P4" draw:layer="layout" svg:width="0.038cm" svg:height="0.254cm" svg:x="8.437cm" svg:y="5.668cm" svg:viewBox="0 0 39 255" svg:d="M34 251v4c-4 0-4 0-4 0-4 0-8 0-8 0-6 0-10 0-10 0-4 0-4 0-4 0 0-4-4-4-4-4v-174c0-4 4-4 4-4h4c0 0 4 0 10 0 0 0 4 0 8 0h4v4zM39 17c0 8 0 13-5 17 0 4-8 4-12 4-10 0-14 0-18-4s-4-9-4-13c0-8 0-13 4-17s8-4 18-4c8 0 12 0 12 4 5 4 5 9 5 13z">
          <text:p/>
        </draw:path>
        <draw:path draw:style-name="gr3" draw:text-style-name="P4" draw:layer="layout" svg:width="0.035cm" svg:height="0.267cm" svg:x="8.53cm" svg:y="5.655cm" svg:viewBox="0 0 36 268" svg:d="M36 264h-6v4h-4c-4 0-4 0-8 0-5 0-5 0-9 0h-4c0-4-5-4-5-4v-255c0-5 0-5 0-5 0 0 5 0 5-4h4c4 0 4 0 9 0 4 0 4 0 8 0h4c0 4 0 4 0 4 6 0 6 0 6 5z">
          <text:p/>
        </draw:path>
        <draw:path draw:style-name="gr3" draw:text-style-name="P4" draw:layer="layout" svg:width="0.038cm" svg:height="0.254cm" svg:x="8.614cm" svg:y="5.668cm" svg:viewBox="0 0 39 255" svg:d="M39 251h-4v4c-5 0-5 0-5 0-4 0-4 0-8 0-5 0-9 0-9 0h-4c0-4-4-4-4-4v-174c0-4 4-4 4-4h4c0 0 4 0 9 0 4 0 4 0 8 0h5v4h4zM39 17c0 8 0 13-4 17 0 4-5 4-13 4-9 0-13 0-17-4 0-4-5-9-5-13 0-8 5-13 5-17 4-4 8-4 17-4 8 0 13 0 13 4 4 4 4 9 4 13z">
          <text:p/>
        </draw:path>
        <draw:path draw:style-name="gr3" draw:text-style-name="P4" draw:layer="layout" svg:width="0.11cm" svg:height="0.229cm" svg:x="8.686cm" svg:y="5.693cm" svg:viewBox="0 0 111 230" svg:d="M111 213c0 0 0 4 0 8v5c-4 0-4 0-8 0 0 4-4 4-4 4-5 0-5 0-9 0s-4 0-8 0c-9 0-17 0-27 0-4-4-8-9-12-13-5-4-9-8-9-17-4-8-4-17-4-25v-103h-25l-5-4c0 0 0-4 0-8 0-5 0-5 0-5 0-4 0-4 0-4 0-4 5-4 5-4h25v-42c0 0 0-5 4-5h4c0 0 5 0 9 0 0 0 4 0 8 0h6v5 42h46c4 0 4 0 4 4v4 5c0 4 0 8 0 8 0 4-4 4-4 4h-46v99c0 8 4 21 8 25 0 4 9 9 17 9 4 0 4 0 8 0 0 0 5 0 5-5 4 0 4 0 4 0 4 0 4 0 4 0h4c0 5 0 5 0 5 0 4 0 4 0 8z">
          <text:p/>
        </draw:path>
        <draw:path draw:style-name="gr3" draw:text-style-name="P4" draw:layer="layout" svg:width="0.16cm" svg:height="0.25cm" svg:x="8.818cm" svg:y="5.74cm" svg:viewBox="0 0 161 251" svg:d="M102 183l-25 63c0 0-5 0-5 5-4 0-8 0-17 0h-5c-4 0-4 0-8 0 0-5 0-5 0-5v-4l26-59-4-4v-5l-64-161c0-5 0-9 0-9v-4h4c4 0 8 0 8 0 4 0 9 0 13 0h4v4c4 0 4 0 4 0l48 141h4l47-141v-4c4 0 4 0 4 0 4 0 8 0 13 0 0 0 4 0 8 0h4v4 4z">
          <text:p/>
        </draw:path>
        <draw:path draw:style-name="gr3" draw:text-style-name="P4" draw:layer="layout" svg:width="0.118cm" svg:height="0.19cm" svg:x="9.093cm" svg:y="5.736cm" svg:viewBox="0 0 119 191" svg:d="M119 136c0 9 0 13-4 21-4 9-8 13-13 17-8 4-12 9-21 13-8 0-17 4-30 4-5 0-9-4-17-4-5 0-9 0-13-4-4 0-9 0-13-5-4 0-4 0-4-4-4 0-4 0-4-4s0-4 0-8c0-5 0-5 0-9v-4h4 4c4 4 9 4 13 8 4 0 8 5 13 5 4 0 12 4 17 4 9 0 13-4 17-4 5 0 9 0 13-5 0-4 4-4 4-8 5-4 5-9 5-13s0-8-5-13c-4-4-4-4-8-8-4 0-9-4-17-4-4-5-9-5-14-9-8 0-12-4-17-8-4 0-8-4-12-9-5-4-9-8-13-12 0-9 0-13 0-23 0-8 0-12 4-16 0-9 4-13 9-17 4-5 12-9 21-13 8-4 18-4 26-4 4 0 9 0 17 0 4 4 9 4 9 4 4 0 8 4 12 4 0 0 5 0 5 4h4c0 5 0 5 0 5v4 4c0 4 0 4 0 4 0 5 0 5 0 5 0 4 0 4-4 4 0 0-5 0-5-4-4 0-4 0-8-5-4 0-9 0-13-4-4 0-8 0-17 0-4 0-8 0-13 0-5 4-9 4-9 4-4 5-8 9-8 9 0 4 0 8 0 12 0 5 0 10 4 14 0 0 4 4 8 9 5 0 10 4 14 4 4 4 13 4 17 8 4 0 8 5 17 9 4 0 8 4 13 8 4 4 8 9 8 13 4 4 4 13 4 21z">
          <text:p/>
        </draw:path>
        <draw:path draw:style-name="gr3" draw:text-style-name="P4" draw:layer="layout" svg:width="0.115cm" svg:height="0.229cm" svg:x="9.232cm" svg:y="5.693cm" svg:viewBox="0 0 116 230" svg:d="M116 213c0 0 0 4 0 8l-5 5h-4c0 4-4 4-8 4 0 0-4 0-9 0 0 0-4 0-8 0-9 0-17 0-21 0-10-4-14-9-18-13-5-4-5-8-9-17 0-8 0-17 0-25v-103h-25c-4 0-4 0-4-4 0 0-5-4-5-8 0-5 0-5 5-5 0-4 0-4 0-4 0-4 0-4 0-4h4 25v-42-5c4 0 4 0 4 0 5 0 9 0 9 0 4 0 8 0 8 0 6 0 6 0 6 0l4 5v42h42c4 0 4 0 4 0v4c5 0 5 0 5 4v5c0 4 0 8-5 8 0 4 0 4-4 4h-42v99c0 8 0 21 4 25s13 9 21 9h5c4 0 4 0 8-5h4 4 5c0 5 0 5 0 5 0 4 0 4 0 8z">
          <text:p/>
        </draw:path>
        <draw:path draw:style-name="gr3" draw:text-style-name="P4" draw:layer="layout" svg:width="0.161cm" svg:height="0.19cm" svg:x="9.372cm" svg:y="5.736cm" svg:viewBox="0 0 162 191" svg:d="M162 90c0 4-4 8-4 8-4 4-9 4-9 4h-115c0 9 0 17 4 26 0 8 4 12 9 17 4 8 12 12 17 12 8 5 17 5 25 5s17 0 21 0c9 0 13-5 17-5s9-4 13-4 4-4 9-4v4h5v4 5c0 4 0 4 0 4 0 4 0 4 0 4 0 0 0 4-5 4l-5 4c-4 0-8 5-17 5-4 0-8 4-17 4-8 0-13 4-21 4-17 0-30-4-38-8-13-5-21-9-25-17-9-9-13-17-17-30-5-13-9-25-9-42 0-13 4-26 9-39 4-13 8-21 17-30 4-8 12-13 25-17 8-4 21-8 34-8 12 0 25 4 34 8 8 4 17 9 21 17 9 4 14 13 18 25 0 10 4 23 4 31zM127 77c0-17-4-31-8-39-9-9-22-13-38-13-5 0-13 0-17 4-9 5-13 9-17 13-5 4-5 8-9 18 0 4-4 13-4 17z">
          <text:p/>
        </draw:path>
        <draw:path draw:style-name="gr3" draw:text-style-name="P4" draw:layer="layout" svg:width="0.156cm" svg:height="0.254cm" svg:x="9.58cm" svg:y="5.736cm" svg:viewBox="0 0 157 255" svg:d="M157 93c0 13 0 25-4 38s-9 21-13 30c-8 8-17 16-25 21-9 4-21 8-30 8-8 0-12-4-17-4-4 0-8 0-12-4-5 0-9-5-13-9s-9-8-13-12v89 5c-4 0-4 0-8 0h-5c-5 0-9 0-9 0-4 0-4 0-4 0-4 0-4-5-4-5v-242-4h4 4 4c5 0 5 0 10 0h4c0 4 0 4 0 4v26c8-9 13-13 17-17 4-5 8-5 13-9 8-4 12-4 17-4 4-4 8-4 16-4 13 0 22 4 30 8 9 4 17 9 21 17 9 9 13 21 13 30 4 12 4 25 4 38zM123 97c0-13 0-21 0-25-4-9-4-17-8-26-4-4-9-8-13-12-4-5-13-9-21-9-4 0-8 4-13 4 0 0-4 5-8 5-4 4-9 8-13 12s-13 9-17 13v68c9 12 17 21 26 25 8 4 17 9 25 9s13 0 21-5c4-4 9-8 13-17 4-4 4-12 8-21 0-8 0-17 0-21z">
          <text:p/>
        </draw:path>
        <draw:path draw:style-name="gr3" draw:text-style-name="P4" draw:layer="layout" svg:width="0.148cm" svg:height="0.186cm" svg:x="9.872cm" svg:y="5.74cm" svg:viewBox="0 0 149 187" svg:d="M149 179h-4v4h-5c-4 0-4 0-8 0h-4c-5 0-5 0-5 0-4-4-4-4-4-4v-26c-9 13-22 21-30 26-9 4-17 8-30 8-9 0-21-4-30-8-4-5-12-9-17-13-4-8-8-17-12-25 0-9 0-17 0-31v-106-4h4 4 4c5 0 9 0 9 0 4 0 4 0 4 0 4 0 4 0 4 0 0 4 0 4 0 4v102c0 8 0 18 5 22 0 8 4 13 4 17 4 4 8 8 12 8 5 5 9 5 17 5 9 0 13-5 22-9 8-4 16-13 25-25v-120-4h5 4c5 0 5 0 9 0s4 0 8 0h5c4 4 4 4 4 4z">
          <text:p/>
        </draw:path>
        <draw:path draw:style-name="gr3" draw:text-style-name="P4" draw:layer="layout" svg:width="0.156cm" svg:height="0.254cm" svg:x="10.075cm" svg:y="5.736cm" svg:viewBox="0 0 157 255" svg:d="M157 93c0 13 0 25-4 38 0 13-8 21-13 30-9 8-13 16-26 21-8 4-17 8-29 8-5 0-9-4-13-4s-9 0-13-4c-4 0-8-5-13-9-4-4-8-8-12-12v89c-5 0-5 5-5 5h-4c-4 0-4 0-8 0s-4 0-9 0h-4c0 0 0-5-4-5v-242-4c4 0 4 0 4 0h4c0 0 5 0 9 0h4 4 4c0 4 0 4 0 4v26c5-9 9-13 13-17 4-5 13-5 17-9s9-4 13-4c8-4 13-4 17-4 12 0 25 4 34 8 8 4 12 9 22 17 4 9 8 21 12 30 0 12 0 25 0 38zM127 97c0-13 0-21-4-25 0-9-5-17-5-26-4-4-8-8-17-12-4-5-8-9-16-9-5 0-9 4-13 4s-9 5-13 5c-4 4-8 8-13 12-4 4-8 9-12 13v68c8 12 17 21 21 25 8 4 17 9 25 9 9 0 17 0 21-5 5-4 9-8 13-17 4-4 9-12 9-21 0-8 4-17 4-21z">
          <text:p/>
        </draw:path>
        <draw:path draw:style-name="gr3" draw:text-style-name="P4" draw:layer="layout" svg:width="0.17cm" svg:height="0.19cm" svg:x="10.354cm" svg:y="5.736cm" svg:viewBox="0 0 171 191" svg:d="M171 94c0 13 0 25-5 38-4 13-8 21-17 30-4 8-17 16-25 21-13 4-25 8-38 8-17 0-25-4-38-8-10-5-18-9-27-17-8-9-12-17-17-30-4-13-4-25-4-38 0-17 0-30 4-38 5-14 9-26 17-35 9-8 17-13 31-17 9-4 21-8 38-8 13 0 26 4 34 8 13 4 21 9 25 17 9 9 13 17 17 30 5 9 5 22 5 39zM141 94c0-9-4-17-4-26 0-8-5-13-9-22-4-4-8-12-17-12-4-5-12-9-25-9-9 0-17 4-21 4-9 5-13 9-17 17-4 4-10 14-10 22-4 9-4 17-4 26 0 8 0 17 0 25 4 9 4 17 10 26 4 4 12 8 17 12 8 5 16 5 25 5 8 0 17 0 25-5 5-4 13-8 17-12 4-9 4-13 9-22 0-8 4-16 4-29z">
          <text:p/>
        </draw:path>
        <draw:path draw:style-name="gr3" draw:text-style-name="P4" draw:layer="layout" svg:width="0.102cm" svg:height="0.186cm" svg:x="10.574cm" svg:y="5.736cm" svg:viewBox="0 0 103 187" svg:d="M103 21v4c0 4-4 4-4 4 0 5 0 5 0 5h-5c-4 0-4 0-8 0l-5-5c-4 0-4 0-9 0-4 0-4 0-8 5-4 0-4 0-9 4-4 4-8 8-12 12-5 5-9 9-13 17v116 4c-4 0-4 0-8 0h-5c-4 0-8 0-8 0-4 0-4 0-4 0-5-4-5-4-5-4v-175-4h5 4 4c4 0 9 0 9 0h4c4 4 4 4 4 4v26c4-9 8-13 13-17 4-5 8-9 12-9 0-4 5-4 9-8 4 0 8 0 13 0h4c5 0 5 0 9 0 0 4 4 4 4 4h5v4c4 0 4 4 4 4 0 5 0 5 0 9z">
          <text:p/>
        </draw:path>
        <draw:path draw:style-name="gr3" draw:text-style-name="P4" draw:layer="layout" svg:width="0.118cm" svg:height="0.19cm" svg:x="10.782cm" svg:y="5.736cm" svg:viewBox="0 0 119 191" svg:d="M119 136c0 9 0 13-4 21-4 9-8 13-13 17-8 4-12 9-21 13-8 0-17 4-29 4-5 0-13-4-17-4-5 0-9 0-13-4-4 0-9 0-14-5-4 0-4 0-8-4v-4c0-4 0-4 0-8 0-5 0-5 0-9v-4h4 4c5 4 10 4 14 8 4 0 8 5 13 5 4 0 12 4 17 4 8 0 12-4 17-4 4 0 8 0 8-5 4-4 8-4 8-8 5-4 5-9 5-13s0-8-5-13c-4-4-4-4-8-8-4 0-8-4-17-4-4-5-8-5-13-9-8 0-12-4-17-8-4 0-8-4-12-9-5-4-10-8-14-12 0-9 0-13 0-23 0-8 0-12 0-16 4-9 9-13 14-17 4-5 12-9 21-13 8-4 17-4 25-4 5 0 9 0 13 0 8 4 13 4 13 4 4 0 8 4 12 4 0 0 5 0 5 4h4c0 5 0 5 0 5v4 4c0 4 0 4 0 4 0 5 0 5 0 5 0 4 0 4-4 4 0 0-5 0-5-4-4 0-4 0-8-5-4 0-9 0-13-4-4 0-8 0-17 0-4 0-8 0-12 0-5 4-9 4-13 4 0 5-4 9-4 9 0 4 0 8 0 12 0 5 0 10 0 14 4 0 8 4 12 9 5 0 9 4 13 4 4 4 13 4 17 8 4 0 8 5 17 9 4 0 8 4 13 8 4 4 8 9 8 13 4 4 4 13 4 21z">
          <text:p/>
        </draw:path>
        <draw:path draw:style-name="gr3" draw:text-style-name="P4" draw:layer="layout" svg:width="0.115cm" svg:height="0.229cm" svg:x="10.921cm" svg:y="5.693cm" svg:viewBox="0 0 116 230" svg:d="M116 213c0 0 0 4 0 8-4 0-4 5-4 5h-5c-4 4-4 4-8 4 0 0-4 0-9 0 0 0-4 0-8 0-10 0-18 0-22 0-9-4-13-9-17-13s-4-8-9-17c0-8-4-17-4-25v-103h-21c-4 0-4 0-4-4-5 0-5-4-5-8 0-5 0-5 0-5 5-4 5-4 5-4 0-4 0-4 0-4h4 21v-42h4v-5c5 0 5 0 5 0 4 0 4 0 8 0s9 0 9 0h4l4 5v42h43c5 0 5 0 5 0v4c0 0 4 0 4 4v5c0 4 0 8-4 8 0 4 0 4-5 4h-43v99c0 8 0 21 4 25s9 9 22 9h5c4 0 4 0 8-5h4 5c4 5 4 5 4 5 0 4 0 4 0 8z">
          <text:p/>
        </draw:path>
        <draw:path draw:style-name="gr3" draw:text-style-name="P4" draw:layer="layout" svg:width="0.157cm" svg:height="0.19cm" svg:x="11.061cm" svg:y="5.736cm" svg:viewBox="0 0 158 191" svg:d="M158 90c0 4 0 8 0 8-4 4-9 4-9 4h-115c0 9 0 17 4 26 0 8 5 12 9 17 4 8 8 12 17 12 8 5 17 5 25 5 10 0 18 0 22 0 9 0 13-5 17-5s9-4 13-4 4-4 8-4v4h5v4 5c0 4 0 4 0 4 0 4 0 4 0 4 0 0 0 4-5 4l-4 4c-4 0-8 5-17 5-4 0-8 4-17 4-8 0-17 4-22 4-17 0-30-4-38-8-13-5-21-9-30-17-4-9-12-17-12-30-5-13-9-25-9-42 0-13 4-26 9-39 4-13 8-21 17-30 4-8 12-13 25-17 8-4 21-8 34-8 14 0 26 4 35 8 8 4 17 9 21 17 8 4 13 13 13 25 4 10 4 23 4 31zM128 77c0-17-4-31-12-39-5-9-17-13-35-13-5 0-13 0-17 4-9 5-13 9-17 13s-9 8-9 18c-4 4-4 13-4 17z">
          <text:p/>
        </draw:path>
        <draw:path draw:style-name="gr3" draw:text-style-name="P4" draw:layer="layout" svg:width="0.156cm" svg:height="0.254cm" svg:x="11.269cm" svg:y="5.736cm" svg:viewBox="0 0 157 255" svg:d="M157 93c0 13 0 25-4 38s-8 21-17 30c-4 8-13 16-21 21-9 4-21 8-34 8-4 0-8-4-13-4-4 0-8 0-12-4-5 0-9-5-13-9-5-4-10-8-14-12v89c0 0 0 5-4 5h-4c0 0-4 0-9 0h-4c-4 0-4 0-4 0-4 0-4-5-4-5v-242-4c4 0 4 0 8 0h4c5 0 5 0 9 0h4c0 4 0 4 0 4v26c8-9 13-13 18-17 4-5 8-5 13-9 4-4 12-4 17-4 4-4 8-4 17-4 12 0 21 4 29 8 9 4 17 9 21 17 9 9 9 21 13 30 4 12 4 25 4 38zM123 97c0-13 0-21 0-25-4-9-4-17-8-26-4-4-9-8-13-12-4-5-12-9-21-9-4 0-8 4-13 4-4 0-4 5-8 5-4 4-9 8-13 12-9 4-14 9-18 13v68c9 12 18 21 27 25 8 4 17 9 25 9 9 0 13 0 21-5 4-4 9-8 13-17 4-4 4-12 8-21 0-8 0-17 0-21z">
          <text:p/>
        </draw:path>
        <draw:path draw:style-name="gr3" draw:text-style-name="P4" draw:layer="layout" svg:width="0.161cm" svg:height="0.271cm" svg:x="11.548cm" svg:y="5.655cm" svg:viewBox="0 0 162 272" svg:d="M162 264h-4v4h-5c-4 0-4 0-8 0h-4c-5 0-5 0-5 0-4-4-4-4-4-4v-26c-8 13-17 17-29 26-9 4-22 8-30 8-13 0-26-4-35-8-8-5-17-13-21-21-4-9-9-17-13-30 0-9-4-21-4-34 0-17 4-31 4-43 4-9 9-21 17-30 4-8 13-13 21-17 9-4 23-8 35-8 9 0 17 4 26 8 8 4 17 9 25 17v-97c0-5 0-5 0-5h4l4-4c0 0 5 0 9 0 0 0 4 0 8 0 0 0 0 4 5 4 0 0 4 0 4 5zM128 140c-8-9-17-17-25-25-9-5-17-9-26-9-4 0-12 4-17 9-9 4-13 8-18 12 0 9-4 13-4 21-4 10-4 18-4 27 0 8 0 17 0 25 4 9 4 17 8 21 5 9 9 13 14 17 9 5 13 5 21 5 4 0 9 0 13 0s8-5 13-9c4 0 8-4 12-8 5-5 9-9 13-17z">
          <text:p/>
        </draw:path>
        <draw:path draw:style-name="gr3" draw:text-style-name="P4" draw:layer="layout" svg:width="0.174cm" svg:height="0.19cm" svg:x="11.751cm" svg:y="5.736cm" svg:viewBox="0 0 175 191" svg:d="M175 94c0 13-4 25-9 38 0 13-8 21-12 30-9 8-17 16-30 21-8 4-21 8-39 8-13 0-25-4-38-8-9-5-17-9-26-17-4-9-12-17-12-30-5-13-9-25-9-38 0-17 4-30 9-38 0-14 8-26 12-35 9-8 17-13 30-17s25-8 38-8c14 0 27 4 39 8 9 4 17 9 26 17 4 9 12 17 17 30 0 9 4 22 4 39zM141 94c0-9 0-17-4-26 0-8-5-13-9-22-4-4-8-12-12-12-9-5-18-9-27-9-13 0-17 4-25 4-9 5-13 9-17 17-4 4-9 14-9 22-4 9-4 17-4 26 0 8 0 17 4 25 0 9 5 17 9 26 4 4 8 8 17 12 4 5 12 5 21 5 13 0 22 0 26-5 9-4 13-8 17-12 4-9 9-13 9-22 4-8 4-16 4-29z">
          <text:p/>
        </draw:path>
        <draw:path draw:style-name="gr3" draw:text-style-name="P4" draw:layer="layout" svg:width="0.258cm" svg:height="0.182cm" svg:x="11.946cm" svg:y="5.74cm" svg:viewBox="0 0 259 183" svg:d="M259 4v4 5l-51 160c0 6 0 6 0 6 0 0-4 0-4 4h-4c-4 0-9 0-13 0s-4 0-8 0-4 0-9 0c0-4 0-4 0-4-4 0-4 0-4-6l-34-122-34 122c0 6-4 6-4 6l-4 4h-4c-5 0-5 0-9 0s-8 0-13 0h-4c0-4-4-4-4-4v-6l-52-160c0-5 0-5 0-5-4-4-4-4-4-4 0 0 4 0 4-4 4 0 4 0 4 0 5 0 5 0 9 0s8 0 8 0c5 0 5 0 5 0 4 0 4 0 4 0 0 4 0 4 0 4l43 140v4-4l38-140v-4c4 0 4 0 4 0h5c4 0 4 0 8 0s4 0 9 0h4c0 4 4 4 4 4l38 140v4-4l43-140v-4h4 4c4 0 4 0 8 0 5 0 5 0 9 0h4c0 4 0 4 0 4z">
          <text:p/>
        </draw:path>
        <draw:path draw:style-name="gr3" draw:text-style-name="P4" draw:layer="layout" svg:width="0.148cm" svg:height="0.186cm" svg:x="12.242cm" svg:y="5.736cm" svg:viewBox="0 0 149 187" svg:d="M149 183c0 0-4 0-4 4h-4c-4 0-4 0-8 0-5 0-5 0-9 0h-4c0-4 0-4 0-4-5 0-5 0-5 0v-103c0-8 0-17 0-25-5-5-5-9-9-13 0-4-4-8-8-13-5 0-13 0-17 0-9 0-17 0-26 5-8 8-17 16-25 25v124 4c-4 0-4 0-4 0-5 0-9 0-9 0-4 0-8 0-8 0-4 0-4 0-4 0-5-4-5-4-5-4v-175-4h5 4 4c4 0 8 0 8 0h5 4c0 4 0 4 0 4v21c8-8 17-17 25-21 13-4 22-8 30-8 13 0 21 4 30 4 9 4 13 13 22 17 4 8 8 13 8 21 4 13 4 21 4 34z">
          <text:p/>
        </draw:path>
        <draw:path draw:style-name="gr3" draw:text-style-name="P4" draw:layer="layout" svg:width="0.186cm" svg:height="0.246cm" svg:x="12.539cm" svg:y="5.676cm" svg:viewBox="0 0 187 247" svg:d="M187 120c0 21 0 38-9 55-4 17-12 30-21 38-12 13-25 21-38 25-17 5-34 9-55 9h-52c-4 0-8-4-8-4-4-5-4-5-4-9v-221c0-4 0-8 4-13 0 0 4 0 8 0h56c22 0 38 0 51 5 17 8 30 17 38 25 13 13 17 21 26 38 4 13 4 31 4 52zM153 120c0-13 0-25-4-39-4-9-9-21-17-30-4-8-13-13-26-17-8-4-25-8-42-8h-34v191h34c17 0 30 0 42-4 9-4 17-13 26-17 8-8 13-21 17-34 4-12 4-25 4-42z">
          <text:p/>
        </draw:path>
        <draw:path draw:style-name="gr3" draw:text-style-name="P4" draw:layer="layout" svg:width="0.182cm" svg:height="0.25cm" svg:x="12.763cm" svg:y="5.672cm" svg:viewBox="0 0 183 251" svg:d="M183 213c0 4 0 4 0 8 0 0-4 0-4 5 0 4 0 4-4 4 0 0 0 4-5 4-4 4-12 8-17 8-4 5-12 5-21 9-8 0-17 0-25 0-17 0-30 0-44-9-12-4-25-12-33-21-9-12-17-25-22-38-4-18-8-35-8-56 0-17 4-38 8-55 9-13 13-25 26-38 8-13 17-21 35-25 12-5 25-9 42-9 9 0 13 0 21 0 4 4 13 4 17 4 9 5 13 9 17 9 4 4 9 4 9 8 0 0 4 0 4 5 0 4 0 4 0 4 0 4 0 4 0 8v4c0 5 0 5 0 5 0 4 0 4 0 4-4 0-4 0-4 0 0 0-5 0-9-4-4 0-4-5-13-9-4 0-8-4-17-8-8 0-16 0-25 0-13 0-21 0-30 4-8 4-18 13-26 21-4 9-8 17-13 30-4 13-4 25-4 42s0 30 4 42c5 14 9 23 13 31 8 9 18 13 26 17 9 4 17 9 30 9 9 0 17-5 25-5 9-4 13-8 22-8 4-4 8-9 12-9 0-4 5-4 5-4 4 0 4 0 4 0v4l4 5z">
          <text:p/>
        </draw:path>
        <draw:path draw:style-name="gr3" draw:text-style-name="P4" draw:layer="layout" svg:width="0.161cm" svg:height="0.182cm" svg:x="13.047cm" svg:y="5.74cm" svg:viewBox="0 0 162 183" svg:d="M162 4c0 4 0 4 0 4v5l-61 160c0 6 0 6-4 6v4c-4 0-4 0-8 0 0 0-5 0-9 0s-8 0-8 0c-5 0-5 0-9 0 0-4-4-4-4-4v-6l-59-160v-5-4-4c4 0 4 0 4 0 4 0 8 0 8 0 5 0 9 0 9 0 4 0 4 0 8 0 0 4 0 4 5 4l46 140v4-4l51-140v-4h4 4c0 0 5 0 9 0h4c5 0 5 0 5 0 5 0 5 0 5 0 0 4 0 4 0 4z">
          <text:p/>
        </draw:path>
        <draw:path draw:style-name="gr3" draw:text-style-name="P4" draw:layer="layout" svg:width="0.169cm" svg:height="0.19cm" svg:x="13.233cm" svg:y="5.736cm" svg:viewBox="0 0 170 191" svg:d="M170 94c0 13 0 25-4 38s-8 21-17 30c-4 8-17 16-25 21-13 4-26 8-38 8-13 0-26-4-39-8-8-5-17-9-26-17-8-9-13-17-17-30s-4-25-4-38c0-17 0-30 4-38 4-14 9-26 17-35 9-8 18-13 31-17 8-4 21-8 38-8 12 0 25 4 34 8 12 4 21 9 29 17 5 9 9 17 13 30 4 9 4 22 4 39zM141 94c0-9-5-17-5-26 0-8-4-13-8-22-4-4-9-12-17-12-4-5-13-9-25-9-9 0-17 4-22 4-8 5-12 9-17 17-4 4-8 14-8 22-4 9-4 17-4 26 0 8 0 17 0 25 4 9 8 17 8 26 4 4 13 8 17 12 9 5 17 5 26 5 8 0 16 0 25-5 4-4 13-8 17-12 4-9 4-13 8-22 0-8 5-16 5-29z">
          <text:p/>
        </draw:path>
        <draw:path draw:style-name="gr3" draw:text-style-name="P4" draw:layer="layout" svg:width="0.03cm" svg:height="0.267cm" svg:x="13.453cm" svg:y="5.655cm" svg:viewBox="0 0 31 268" svg:d="M31 264l-5 4h-4-5c-4 0-8 0-8 0-5 0-5 0-5 0-4-4-4-4-4-4v-255c0-5 0-5 0-5l4-4h5c0 0 4 0 8 0h5c4 0 4 0 4 0 5 4 5 4 5 4v5z">
          <text:p/>
        </draw:path>
        <draw:path draw:style-name="gr3" draw:text-style-name="P4" draw:layer="layout" svg:width="0.115cm" svg:height="0.229cm" svg:x="13.512cm" svg:y="5.693cm" svg:viewBox="0 0 116 230" svg:d="M116 213c0 0 0 4 0 8l-6 5h-4c0 4-4 4-8 4 0 0-5 0-9 0 0 0-4 0-8 0-9 0-17 0-21 0-9-4-13-9-17-13-5-4-5-8-9-17 0-8 0-17 0-25v-103h-25c-4 0-4 0-4-4 0 0-5-4-5-8 0-5 0-5 5-5 0-4 0-4 0-4 0-4 0-4 0-4h4 25v-42-5c4 0 4 0 4 0 5 0 9 0 9 0 4 0 8 0 8 0 5 0 5 0 5 0l4 5v42h42c4 0 4 0 4 0v4c6 0 6 0 6 4v5c0 4 0 8-6 8 0 4 0 4-4 4h-42v99c0 8 0 21 4 25s8 9 21 9h4c5 0 5 0 9-5h4 4 6c0 5 0 5 0 5 0 4 0 4 0 8z">
          <text:p/>
        </draw:path>
        <draw:path draw:style-name="gr3" draw:text-style-name="P4" draw:layer="layout" svg:width="0.14cm" svg:height="0.19cm" svg:x="13.656cm" svg:y="5.736cm" svg:viewBox="0 0 141 191" svg:d="M141 183c-4 4-4 4-4 4-5 0-5 0-9 0s-8 0-8 0c0 0-4 0-4-4v-17c-9 4-17 12-26 17-8 4-21 8-29 8-9 0-17-4-27-4-8-4-13-9-17-13-8-4-8-8-13-17-4-4-4-12-4-21 0-8 0-17 4-25 5-5 13-13 17-17 9-4 18-9 31-9 9-4 21-4 34-4h25v-13c0-8 0-13-4-22 0-4-4-8-4-8-4-4-9-9-13-9-4-4-13-4-21-4-4 0-13 0-17 4-8 0-13 5-18 5-4 4-8 4-13 8-4 0-4 0-8 0h-4c0-4 0-4 0-4 0-4 0-4 0-9v-4c0-4 0-4 4-8 0 0 4 0 8-5 5 0 9-4 13-4 10-4 14-4 18-4 9-4 17-4 21-4 13 0 21 0 34 4 9 4 13 8 17 13 8 4 13 12 13 21 4 8 4 17 4 26zM111 102h-29c-9 0-13 0-21 4-5 0-13 0-17 5-5 4-5 8-10 12 0 5-4 9-4 13 0 9 4 17 9 21 9 5 17 9 26 9 8 0 17-4 21-9 8-4 17-8 25-17z">
          <text:p/>
        </draw:path>
        <draw:path draw:style-name="gr3" draw:text-style-name="P4" draw:layer="layout" svg:width="0.161cm" svg:height="0.254cm" svg:x="13.834cm" svg:y="5.736cm" svg:viewBox="0 0 162 255" svg:d="M162 17c0 4 0 8 0 8 0 4-4 4-4 4h-26c5 5 9 9 9 13 4 8 4 13 4 21 0 9 0 17-4 26-4 8-9 12-13 17-8 8-13 12-21 12-9 4-17 4-30 4-4 0-12 0-17-4-8 0-12 0-17-4 0 0-4 4-4 8 0 0-4 5-4 9s4 8 8 13c5 0 9 4 17 4h43c8 0 17 4 25 4 4 4 13 4 17 9 4 4 8 8 13 16 4 5 4 9 4 17 0 9 0 17-4 26-5 4-9 13-17 18-4 4-13 8-26 12-8 5-21 5-38 5-12 0-25 0-34-5-8 0-17-4-25-8-4-4-8-8-14-14 0-8-4-12-4-21 0-4 0-8 4-13 0-4 0-8 6-8 0-4 4-9 4-13 4-4 8-4 12-8-4-4-12-9-12-13-4-4-4-8-4-17 0-4 0-13 4-17 4-8 8-12 12-17-4-4-8-12-12-17 0-4 0-12 0-21 0-8 0-17 4-25 4-9 8-17 13-21 4-5 12-9 21-13 8 0 17-4 25-4 9 0 13 0 17 0 4 4 9 4 13 4h51c0 0 4 0 4 4 0 0 0 4 0 9zM115 63c0-13-4-21-8-29-9-5-17-9-30-9-4 0-12 0-17 4-4 0-8 5-8 9-4 0-4 4-9 8 0 9 0 13 0 17 0 13 0 21 9 26 4 8 17 8 25 8 9 0 13 0 17 0 4-4 9-4 13-8 0-5 4-9 4-13 4-4 4-9 4-13zM132 199c0-9-4-13-12-17-5-5-13-9-22-9h-46c-4 0-9 4-9 9-4 4-4 4-8 8 0 0 0 4 0 9l-4 4c0 8 4 17 12 21 9 4 22 4 38 4 9 0 17 0 22 0 8-4 12-4 17-8 4-4 8-9 8-9 0-4 4-8 4-12z">
          <text:p/>
        </draw:path>
        <draw:path draw:style-name="gr3" draw:text-style-name="P4" draw:layer="layout" svg:width="0.16cm" svg:height="0.19cm" svg:x="14.025cm" svg:y="5.736cm" svg:viewBox="0 0 161 191" svg:d="M161 90c0 4-4 8-4 8-4 4-8 4-8 4h-116c0 9 0 17 5 26 0 8 4 12 8 17 4 8 9 12 17 12 8 5 17 5 25 5 9 0 17 0 22 0 8 0 12-5 17-5 4 0 9-4 13-4s4-4 9-4v4h4v4 5c0 4 0 4 0 4 0 4 0 4 0 4 0 0 0 4-4 4l-5 4c-4 0-8 5-17 5-5 0-9 4-17 4-9 0-17 4-22 4-17 0-29-4-38-8-12-5-21-9-29-17-5-9-13-17-13-30-4-13-8-25-8-42 0-13 4-26 8-39s8-21 17-30c4-8 13-13 25-17 9-4 21-8 34-8s26 4 34 8c9 4 18 9 22 17 9 4 13 13 17 25 0 10 4 23 4 31zM127 77c0-17-5-31-13-39-4-9-17-13-34-13-4 0-13 0-17 4-8 5-13 9-17 13s-4 8-8 18c-5 4-5 13-5 17z">
          <text:p/>
        </draw:path>
        <draw:path draw:style-name="gr3" draw:text-style-name="P4" draw:layer="layout" svg:width="0.038cm" svg:height="0.042cm" svg:x="14.232cm" svg:y="5.88cm" svg:viewBox="0 0 39 43" svg:d="M39 21c0 9 0 13-5 18 0 4-9 4-17 4-4 0-13 0-13-4-4-5-4-9-4-18s0-17 4-17c0-4 9-4 17-4 4 0 13 0 13 4 5 0 5 8 5 17z">
          <text:p/>
        </draw:path>
        <draw:path draw:style-name="gr3" draw:text-style-name="P4" draw:layer="layout" svg:width="0.14cm" svg:height="0.19cm" svg:x="3.826cm" svg:y="6.248cm" svg:viewBox="0 0 141 191" svg:d="M141 183c-4 4-4 4-4 4-5 0-5 0-10 0-4 0-8 0-8 0-4 0-4 0-4-4v-17c-9 4-17 13-26 17-8 4-21 8-29 8-9 0-17-4-26-4-8-4-12-8-17-13-8-4-12-8-12-16-5-5-5-13-5-22 0-8 0-17 5-26 4-4 8-13 17-17 8-4 17-8 29-8 9-5 21-5 34-5h25v-12c0-9-4-13-4-22 0-4-4-8-4-8-4-4-8-8-13-8-4-5-12-5-21-5-4 0-13 0-21 5-4 0-8 4-13 4-4 4-8 4-12 8-5 0-5 0-9 0s-4 0-4 0c0-4 0-4 0-4 0-4 0-4 0-8v-5c0-4 0-4 4-8 0 0 4 0 9-4 4 0 8-5 12-5 5-4 13-4 17-4 9-4 13-4 21-4 13 0 22 0 30 4s17 9 21 13c9 4 14 13 14 21 4 8 4 17 4 25zM110 101h-29c-9 0-17 0-21 5-9 0-13 0-17 4s-4 9-9 14c0 4-4 8-4 12 0 9 4 17 9 22 8 4 16 8 25 8 8 0 17-4 21-8 9-5 17-9 25-17z">
          <text:p/>
        </draw:path>
        <draw:path draw:style-name="gr3" draw:text-style-name="P4" draw:layer="layout" svg:width="0.043cm" svg:height="0.042cm" svg:x="4.021cm" svg:y="6.392cm" svg:viewBox="0 0 44 43" svg:d="M44 22c0 8 0 13-5 17-4 4-9 4-18 4-8 0-12 0-17-4 0-4-4-9-4-17 0-9 4-18 4-18 5-4 9-4 17-4 9 0 14 0 18 4 5 0 5 9 5 18z">
          <text:p/>
        </draw:path>
        <draw:frame draw:style-name="gr4" draw:text-style-name="P5" draw:layer="layout" svg:width="0.388cm" svg:height="0.454cm" svg:x="3.476cm" svg:y="5.561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87cm" svg:height="0.245cm" svg:x="4.444cm" svg:y="6.189cm" svg:viewBox="0 0 188 246" svg:d="M188 12v5c0 4 0 4-4 4 0 4 0 4 0 4h-5-68v213c0 4 0 4 0 4 0 0-5 0-5 4h-4c-4 0-4 0-8 0-5 0-5 0-9 0h-4c0-4 0-4-4-4v-4-213h-68-4v-4l-5-4v-5c0-4 0-4 0-8 5 0 5 0 5-4h4 170c5 0 5 0 5 0 4 4 4 4 4 4 0 4 0 4 0 8z">
          <text:p/>
        </draw:path>
        <draw:path draw:style-name="gr3" draw:text-style-name="P4" draw:layer="layout" svg:width="0.102cm" svg:height="0.186cm" svg:x="4.66cm" svg:y="6.248cm" svg:viewBox="0 0 103 187" svg:d="M103 21v4c0 5 0 5 0 5 0 4 0 4-4 4h-4-5c-4 0-4-4-8-4h-4c-5 0-9 0-13 4 0 0-4 0-9 4-4 4-4 8-8 13-4 4-8 8-14 17v115c-4 0-4 0-4 4h-4c-4 0-4 0-9 0-4 0-4 0-8 0h-4c0-4 0-4-5-4v-175-4c5 0 5 0 5 0h4c0 0 4 0 8 0h5c4 0 4 0 4 0 4 0 4 0 4 0 0 4 0 4 0 4v26c4-9 10-13 14-17s8-9 12-9c5-4 9-4 13-8 0 0 4 0 9 0h4c4 0 4 0 8 0 5 4 5 4 5 4 4 0 4 0 4 0 4 0 4 4 4 4v5c0 4 0 4 0 8z">
          <text:p/>
        </draw:path>
        <draw:path draw:style-name="gr3" draw:text-style-name="P4" draw:layer="layout" svg:width="0.148cm" svg:height="0.186cm" svg:x="4.796cm" svg:y="6.252cm" svg:viewBox="0 0 149 187" svg:d="M149 179l-4 4h-4-5c-4 0-8 0-8 0h-4c0-4 0-4-5-4v-26c-8 13-17 22-25 26-13 4-21 8-30 8-12 0-21-4-29-8-9-4-13-9-22-13-5-9-9-18-9-26-4-9-4-17-4-30v-106-4h4 4c5 0 5 0 10 0 4 0 4 0 8 0h5 4c0 4 0 4 0 4v102c0 8 0 17 0 21 4 9 4 13 8 17 0 4 4 9 9 9 8 4 12 4 17 4 8 0 17-4 25-9 8-4 17-12 25-25v-119-4c5 0 5 0 9 0h4c4 0 9 0 9 0 4 0 4 0 4 0 4 0 4 0 4 0 0 4 0 4 0 4z">
          <text:p/>
        </draw:path>
        <draw:path draw:style-name="gr3" draw:text-style-name="P4" draw:layer="layout" svg:width="0.156cm" svg:height="0.19cm" svg:x="4.991cm" svg:y="6.248cm" svg:viewBox="0 0 157 191" svg:d="M157 89c0 4 0 8-4 8 0 5-4 5-8 5h-112c0 8 0 17 5 26 0 8 4 13 8 17 4 8 9 13 17 13 9 4 18 4 26 4 9 0 17 0 22 0 8 0 12-4 17-4 4 0 8-5 12-5l5-4c4 0 4 0 4 4v5c4 0 4 4 4 4 0 4 0 4-4 4 0 4 0 4 0 4v4c0 0-4 5-9 5-4 0-8 4-12 4-5 0-13 4-17 4-9 0-17 4-26 4-13 0-26-4-35-8-12-4-21-9-29-17-4-8-13-17-17-30-4-12-4-26-4-43 0-13 4-25 4-38 4-13 13-21 17-30 8-8 17-12 25-17 13-4 21-8 35-8 17 0 25 4 38 8 9 5 17 9 21 17 9 5 13 13 13 26 4 8 4 21 4 29zM128 76c0-17-5-30-13-38-9-8-17-13-34-13-9 0-14 0-22 5-4 4-9 8-13 12s-8 9-8 17c-5 4-5 13-5 17z">
          <text:p/>
        </draw:path>
        <draw:path draw:style-name="gr3" draw:text-style-name="P4" draw:layer="layout" svg:width="0.157cm" svg:height="0.271cm" svg:x="3.839cm" svg:y="6.68cm" svg:viewBox="0 0 158 272" svg:d="M158 173c0 13-4 26-4 39-5 13-9 22-18 30-5 8-13 17-22 21-8 4-21 9-33 9-5 0-9-5-13-5s-9-4-13-4c-4-4-13-4-17-8-4-5-8-9-12-13v21l-5 4h-4-4c-4 0-4 0-9 0h-4c0-4 0-4 0-4v-255c0-4 0-4 0-4v-4c4 0 4 0 4 0 5 0 5 0 9 0s8 0 8 0c5 0 5 0 5 0 0 4 4 4 4 4v4 102c4-9 8-13 12-13 9-4 13-8 17-8 5-5 9-5 13-9 4 0 9 0 13 0 12 0 25 4 34 9 8 4 17 12 22 21 4 4 8 17 13 25 0 13 4 26 4 38zM123 178c0-9 0-17-4-26 0-8 0-17-5-25-4-5-8-9-12-13-9-4-13-8-21-8-5 0-9 4-13 4s-9 4-13 4c-4 4-8 8-13 13-4 4-8 8-12 12v69c8 13 17 21 25 26 9 4 17 8 26 8 4 0 12 0 16-4 9-4 13-9 17-17 0-4 5-13 5-22 4-9 4-13 4-21z">
          <text:p/>
        </draw:path>
        <draw:path draw:style-name="gr3" draw:text-style-name="P4" draw:layer="layout" svg:width="0.042cm" svg:height="0.042cm" svg:x="4.038cm" svg:y="6.904cm" svg:viewBox="0 0 43 43" svg:d="M43 22c0 9 0 13-4 17s-8 4-17 4-13 0-18-4c0-4-4-8-4-17 0-8 4-18 4-18 5-4 9-4 18-4s13 0 17 4c4 0 4 10 4 18z">
          <text:p/>
        </draw:path>
        <draw:frame draw:style-name="gr4" draw:text-style-name="P5" draw:layer="layout" svg:width="0.388cm" svg:height="0.454cm" svg:x="4.098cm" svg:y="6.073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31cm" svg:height="0.245cm" svg:x="4.474cm" svg:y="6.701cm" svg:viewBox="0 0 132 246" svg:d="M132 13v4c0 4 0 4 0 4-4 4-4 4-4 4h-4-90v86h86 4v4c4 0 4 0 4 0 0 4 0 4 0 9 0 4 0 4 0 8h-4c0 4 0 4 0 4h-4-86v102c0 4 0 4 0 4l-4 4h-4c0 0-5 0-9 0 0 0-4 0-8 0h-5c0-4 0-4 0-4-4 0-4 0-4-4v-225c0-5 4-9 4-13 5 0 9 0 9 0h111c4 0 4 0 4 0h4c0 4 0 4 0 4 0 4 0 4 0 9z">
          <text:p/>
        </draw:path>
        <draw:path draw:style-name="gr3" draw:text-style-name="P4" draw:layer="layout" svg:width="0.14cm" svg:height="0.191cm" svg:x="4.639cm" svg:y="6.76cm" svg:viewBox="0 0 141 192" svg:d="M141 183c0 4-4 4-4 4-5 0-5 0-9 0s-4 0-8 0c0 0-4 0-4-4v-18c-9 4-17 14-26 18-8 4-21 9-30 9-8 0-16-5-25-5-4-4-13-8-18-13-4-5-8-9-13-17-4-4-4-13-4-21 0-9 0-17 4-26 5-4 13-13 18-17 9-4 17-8 30-8 8-4 21-4 34-4h25v-13c0-9 0-13-4-21 0-5 0-9-4-9-4-4-9-8-13-8-4-4-13-4-17-4-8 0-17 0-21 4-8 0-13 4-17 4-4 4-8 4-13 8-5 0-5 0-9 0h-4c0-4 0-4 0-4 0-4 0-4 0-8v-4c0-5 4-5 4-9 0 0 4 0 9-4 5 0 9-4 13-4 9-5 13-5 21-5 4-4 13-4 17-4 13 0 26 0 34 4 9 5 13 9 21 13 4 4 9 13 9 21 4 9 4 17 4 26zM111 102h-25c-13 0-17 0-26 4-4 0-12 0-16 4 0 4-5 9-9 13 0 4 0 8 0 13 0 8 0 17 9 21 4 4 12 8 21 8 8 0 17-4 25-8 4-4 13-9 21-17z">
          <text:p/>
        </draw:path>
        <draw:path draw:style-name="gr3" draw:text-style-name="P4" draw:layer="layout" svg:width="0.03cm" svg:height="0.266cm" svg:x="4.838cm" svg:y="6.68cm" svg:viewBox="0 0 31 267" svg:d="M31 263c0 0-4 0-4 4h-5c0 0-5 0-9 0 0 0-4 0-9 0h-4c0-4 0-4 0-4v-255c0-4 0-4 0-4v-4c4 0 4 0 4 0 5 0 9 0 9 0 4 0 9 0 9 0 5 0 5 0 5 0 0 4 4 4 4 4v4z">
          <text:p/>
        </draw:path>
        <draw:path draw:style-name="gr3" draw:text-style-name="P4" draw:layer="layout" svg:width="0.123cm" svg:height="0.191cm" svg:x="4.91cm" svg:y="6.76cm" svg:viewBox="0 0 124 192" svg:d="M124 136c0 8 0 12-4 21-5 8-9 12-13 17-8 5-13 9-21 13-9 0-17 5-30 5-4 0-12-5-17-5-4 0-9 0-13-4-5 0-9 0-13-4-4 0-4 0-9-5v-5c0-4-4-4-4-8s4-4 4-8v-5h5 4c4 5 8 5 13 9 4 0 9 4 13 4 5 0 13 4 17 4 9 0 13-4 17-4s9 0 9-4c4-4 8-4 8-9 4-4 4-8 4-12 0-5-4-9-4-13-4-4-4-4-8-9-5 0-9-4-17-4-5-4-9-4-13-8-8 0-13-4-17-9-5 0-9-4-14-8-4-4-8-9-12-13 0-8-5-13-5-21 0-9 5-13 5-17 4-8 8-13 12-17 5-4 14-8 23-13 8-4 16-4 25-4 4 0 8 0 13 0 8 4 8 4 12 4 5 0 9 5 13 5 0 0 4 0 4 4h4c0 4 0 4 0 4v4 5c0 4 0 4 0 4 0 4 0 4 0 4 0 4 0 4-4 4 0 0-4 0-4-4-4 0-4 0-8-4-5 0-9 0-13-4-4 0-9 0-17 0-4 0-9 0-13 0-4 4-8 4-12 4 0 4-5 8-5 8 0 4 0 9 0 13s0 8 0 13c5 0 9 4 13 8 4 0 8 4 13 4 4 5 12 5 17 9 4 0 8 4 17 8 4 0 8 5 12 9s9 8 9 12c4 5 4 13 4 22z">
          <text:p/>
        </draw:path>
        <draw:path draw:style-name="gr3" draw:text-style-name="P4" draw:layer="layout" svg:width="0.156cm" svg:height="0.191cm" svg:x="5.067cm" svg:y="6.76cm" svg:viewBox="0 0 157 192" svg:d="M157 89c0 4 0 9-4 9 0 4-4 4-8 4h-110c0 8 0 17 0 25 4 9 8 13 12 17 5 9 9 13 17 13 5 4 17 4 26 4 8 0 17 0 21 0 8 0 13-4 17-4s8-4 13-4l4-5c0 0 4 0 4 5v4 4c0 4 0 4 0 4 0 4 0 4 0 4v5c0 0-4 5-8 5-5 0-9 4-13 4s-13 4-17 4c-9 0-17 5-26 5-12 0-25-5-38-9-8-4-17-9-25-18-8-8-13-17-17-29-5-13-5-26-5-43 0-12 0-25 5-38 4-13 13-21 17-29 8-9 17-13 25-17 13-5 22-9 34-9 17 0 26 4 38 9 9 4 17 8 22 17 4 4 12 12 12 25 4 8 4 21 4 30zM128 76c0-17-4-29-13-38-8-8-17-12-34-12-8 0-12 0-21 4-4 4-8 8-13 12-4 5-8 9-8 17-4 5-4 13-4 17z">
          <text:p/>
        </draw:path>
        <draw:path draw:style-name="gr3" draw:text-style-name="P4" draw:layer="layout" svg:width="0.157cm" svg:height="0.254cm" svg:x="3.191cm" svg:y="7.717cm" svg:viewBox="0 0 158 255" svg:d="M158 179c0 12-4 21-8 29-5 13-9 17-17 26-5 8-17 12-26 17-12 0-21 4-38 4-8 0-13 0-21-4-8 0-13 0-21-5-4 0-9-4-13-4-4-4-4-4-9-4v-4-5c-5 0-5 0-5-4v-4c0-4 0-8 5-13h5l4 5c4 0 9 4 13 4 4 4 13 4 21 8 4 0 13 0 21 0 9 0 17 0 21 0 9-4 13-8 17-12 4 0 9-9 9-13 4-4 4-9 4-17 0-9 0-13-4-17 0-9-5-13-13-17-4-4-8-8-17-8-8-5-17-5-25-5h-26-4c0-4-4-4-4-4 0-4 0-4 0-8 0-5 0-5 0-5 0-4 4-4 4-4 0-4 0-4 0-4h4 21c9 0 17 0 22-4 8 0 12-5 17-9 4-4 8-8 12-12 0-9 4-13 4-22 0-4 0-8-4-12 0-5-4-9-8-13 0-4-4-10-13-10-4 0-8-4-17-4-4 0-13 4-21 4-4 6-8 6-13 10-8 0-8 4-12 4-5 4-9 4-9 4-4 0-4 0-4 0 0-4 0-4 0-4 0-4 0-4 0-8v-6-4-4c4 0 4 0 4 0 0-4 4-4 9-8 4 0 8-5 12-5 5-4 13-4 17-8 9 0 17 0 26 0 8 0 21 0 29 4 9 4 17 9 21 13 5 4 9 12 13 18 4 8 4 17 4 25 0 9 0 17-4 21 0 9-4 13-8 17-5 9-9 13-13 17-9 0-13 4-21 4 8 5 17 5 25 9 4 4 13 8 17 13 4 4 9 12 13 16 0 9 4 13 4 22z">
          <text:p/>
        </draw:path>
        <draw:path draw:style-name="gr3" draw:text-style-name="P4" draw:layer="layout" svg:width="0.042cm" svg:height="0.043cm" svg:x="3.399cm" svg:y="7.924cm" svg:viewBox="0 0 43 44" svg:d="M43 21c0 9 0 18-4 18-4 5-8 5-18 5-8 0-13 0-13-5-4 0-8-9-8-18 0-8 4-12 8-16 0-5 9-5 13-5 10 0 14 0 18 5 4 4 4 8 4 16z">
          <text:p/>
        </draw:path>
        <draw:frame draw:style-name="gr4" draw:text-style-name="P5" draw:layer="layout" svg:width="0.388cm" svg:height="0.454cm" svg:x="4.115cm" svg:y="6.585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034cm" svg:height="0.246cm" svg:x="3.839cm" svg:y="7.721cm" svg:viewBox="0 0 35 247" svg:d="M35 241c0 6 0 6-4 6h-4c0 0-5 0-9 0 0 0-4 0-8 0h-6v-6c-4 0-4 0-4 0v-237c0 0 0-4 4-4 6 0 6 0 6 0 4 0 8 0 8 0 4 0 9 0 9 0 4 0 4 0 4 0 4 0 4 0 4 0v4z">
          <text:p/>
        </draw:path>
        <draw:path draw:style-name="gr3" draw:text-style-name="P4" draw:layer="layout" svg:width="0.122cm" svg:height="0.191cm" svg:x="3.92cm" svg:y="7.78cm" svg:viewBox="0 0 123 192" svg:d="M123 137c0 8 0 17-4 21-4 8-8 13-13 17-8 4-12 8-21 13-8 0-17 4-29 4-5 0-14 0-18-4-5 0-9 0-13 0-4-5-8-5-13-9-4 0-4 0-8-4v-4c0 0-4-5-4-9s4-4 4-4c0-4 0-4 0-4 0-4 0-4 0-4h4c0 0 4 0 4 4 5 0 9 0 13 4 4 0 8 4 13 4 4 4 13 4 18 4 8 0 12 0 17-4 4 0 8 0 8-4 4 0 8-4 8-8 5-5 5-9 5-13s-5-9-5-13c-4 0-4-4-8-8-4 0-8-5-17-5-4-4-8-4-13-9-9 0-13-4-18-4-4-4-8-9-12-13s-9-8-13-13c0-4-4-12-4-21 0-4 4-13 4-17 4-8 9-12 13-17 4-4 12-8 21-12 9 0 18-5 26-5 5 0 9 0 13 5 8 0 8 0 13 0 4 4 8 4 12 4l5 4 4 4v5 4c0 4 0 4 0 8v4h-4-5c-4-4-4-4-8-4-4-4-9-4-13-4-4-4-8-4-17-4-4 0-8 0-12 4-5 0-9 0-14 4 0 0-4 4-4 9 0 0 0 4 0 8s0 9 0 13c4 4 9 4 13 8 5 5 9 5 13 9 4 0 13 4 17 4 4 4 8 4 17 9 4 0 8 4 13 8 4 5 8 9 8 14 4 8 4 12 4 21z">
          <text:p/>
        </draw:path>
        <draw:path draw:style-name="gr3" draw:text-style-name="P4" draw:layer="layout" svg:width="0.17cm" svg:height="0.191cm" svg:x="4.076cm" svg:y="7.78cm" svg:viewBox="0 0 171 192" svg:d="M171 94c0 13 0 26-5 39-4 12-8 21-17 29-8 9-17 17-25 21-13 5-25 9-38 9-17 0-31-4-39-9-13-4-21-8-26-17-8-8-12-16-17-29-4-13-4-26-4-39s0-26 4-38c5-13 9-22 17-30 9-8 17-17 26-21 12-4 26-9 39-9 17 0 29 5 38 9 13 4 21 8 25 17 9 8 13 17 17 29 5 13 5 26 5 39zM137 98c0-13 0-21 0-30-5-8-5-13-9-21-4-4-8-9-17-13-8-4-12-4-25-4-9 0-17 0-22 4-9 0-13 9-17 13s-9 13-13 21c0 9 0 17 0 26 0 13 0 22 0 30 4 9 4 13 9 21 4 5 8 9 16 13 10 4 18 8 27 8 8 0 17-4 25-8 4 0 9-8 17-13 4-4 4-12 9-21 0-8 0-17 0-26z">
          <text:p/>
        </draw:path>
        <draw:path draw:style-name="gr3" draw:text-style-name="P4" draw:layer="layout" svg:width="0.034cm" svg:height="0.267cm" svg:x="4.292cm" svg:y="7.7cm" svg:viewBox="0 0 35 268" svg:d="M35 263c0 5-4 5-4 5h-4c0 0-5 0-9 0-5 0-5 0-9 0h-5v-5c-4 0-4 0-4 0v-255c0 0 0-4 4-4l5-4c4 0 4 0 9 0 4 0 9 0 9 0l4 4h4v4z">
          <text:p/>
        </draw:path>
        <draw:path draw:style-name="gr3" draw:text-style-name="P4" draw:layer="layout" svg:width="0.139cm" svg:height="0.191cm" svg:x="4.373cm" svg:y="7.78cm" svg:viewBox="0 0 140 192" svg:d="M140 183v5c-4 0-4 0-4 0-4 0-4 0-8 0-5 0-9 0-9 0h-4c0-5 0-5 0-5v-17c-9 9-17 13-26 17-8 5-21 9-29 9-9 0-17-4-26-4-8-5-12-5-17-9-8-8-8-13-13-17-4-8-4-17-4-25 0-9 0-17 4-21 5-9 13-18 18-23 8-4 17-8 29-8 9-4 21-4 34-4h26v-13c0-8 0-13-5-17 0-4-4-8-4-13-4-4-8-8-13-8-4 0-12-4-21-4-4 0-12 4-17 4-8 0-12 4-17 4-4 4-8 4-12 9-5 0-5 4-9 4v-4h-4v-5-4c0-4 0-8 0-8 0-4 0-4 4-4 0-5 4-5 9-9 4 0 8-4 12-4 9-4 13-4 17-4 9-5 17-5 21-5 13 0 22 5 34 5 9 4 13 8 17 12 9 5 13 13 13 21 4 9 4 17 4 30zM111 102h-30c-9 0-13 5-21 5-4 0-13 4-17 4-4 5-4 9-9 13 0 4-4 9-4 13 0 8 4 17 9 21 8 4 17 8 25 8s17-4 21-8c9-4 17-8 26-17z">
          <text:p/>
        </draw:path>
        <draw:path draw:style-name="gr3" draw:text-style-name="P4" draw:layer="layout" svg:width="0.114cm" svg:height="0.233cm" svg:x="4.546cm" svg:y="7.738cm" svg:viewBox="0 0 115 234" svg:d="M115 213c0 4 0 4 0 8-4 0-4 4-4 4 0 0-4 0-4 5-4 0-4 0-9 0 0 0-4 0-8 4 0 0-4 0-8 0-9 0-18-4-23-4-8-5-12-9-17-13-4-4-4-9-8-17 0-8-4-17-4-25v-102h-21c-5 0-5 0-5 0-4-4-4-8-4-13v-4c0-4 4-4 4-4v-4h5 21v-39c0-5 0-5 4-5 0-4 4-4 4-4 4 0 4 0 9 0 4 0 4 0 8 0 0 0 4 0 4 4h5v5 39h43 4v4c0 0 4 0 4 4v4c0 5 0 9-4 13h-4-43v97c0 13 0 22 4 26 5 8 9 8 18 8 4 0 8 0 8 0 4 0 4 0 9 0l4-4h4v4h4c0 4 0 4 0 9z">
          <text:p/>
        </draw:path>
        <draw:path draw:style-name="gr3" draw:text-style-name="P4" draw:layer="layout" svg:width="0.038cm" svg:height="0.254cm" svg:x="4.699cm" svg:y="7.713cm" svg:viewBox="0 0 39 255" svg:d="M34 250c0 5-5 5-5 5h-4c0 0-4 0-9 0-4 0-4 0-8 0h-4v-5h-4v-173h4v-4c4 0 4 0 4 0 4 0 4 0 8 0 5 0 9 0 9 0h4l5 4zM39 21c0 4-5 12-5 12-5 6-9 6-18 6-8 0-12 0-12-6-4 0-4-8-4-12 0-9 0-13 4-17 0 0 4-4 12-4 9 0 13 4 18 4 0 4 5 8 5 17z">
          <text:p/>
        </draw:path>
        <draw:path draw:style-name="gr3" draw:text-style-name="P4" draw:layer="layout" svg:width="0.169cm" svg:height="0.191cm" svg:x="4.775cm" svg:y="7.78cm" svg:viewBox="0 0 170 192" svg:d="M170 94c0 13 0 26-4 39-4 12-9 21-17 29-9 9-17 17-30 21-8 5-21 9-38 9-13 0-25-4-34-9-13-4-22-8-26-17-9-8-13-16-17-29s-4-26-4-39 0-26 4-38c4-13 8-22 17-30 8-8 17-17 26-21 13-4 26-9 38-9 17 0 26 5 38 9 9 4 17 8 26 17 8 8 13 17 17 29 4 13 4 26 4 39zM136 98c0-13 0-21 0-30-4-8-4-13-8-21-5-4-13-9-17-13-9-4-17-4-26-4-8 0-17 0-25 4-4 0-13 9-17 13-5 4-5 13-9 21 0 9-5 17-5 26 0 13 5 22 5 30 0 9 4 13 9 21 4 5 9 9 17 13 4 4 13 8 25 8 9 0 17-4 22-8 8 0 12-8 16-13 5-4 9-12 13-21 0-8 0-17 0-26z">
          <text:p/>
        </draw:path>
        <draw:path draw:style-name="gr3" draw:text-style-name="P4" draw:layer="layout" svg:width="0.148cm" svg:height="0.187cm" svg:x="4.991cm" svg:y="7.78cm" svg:viewBox="0 0 149 188" svg:d="M149 183c0 5 0 5-4 5h-5-4c-4 0-8 0-8 0-5 0-5 0-5 0-4 0-4 0-4-5v-102c0-9 0-17-5-21 0-9-4-13-4-17-5-5-9-9-13-9-4-4-8-4-17-4-8 0-13 0-21 8-9 5-17 13-26 26v119c0 5-4 5-4 5h-4c-4 0-4 0-8 0-5 0-5 0-9 0h-4v-5c-4 0-4 0-4 0v-174h4v-4h4c4 0 4 0 9 0h4c4 0 4 0 4 0 4 0 4 4 4 4v25c9-12 21-21 30-25 8-4 17-9 30-9 8 0 21 5 30 9 4 4 13 8 17 13 4 8 9 16 9 25 4 8 4 17 4 30z">
          <text:p/>
        </draw:path>
        <draw:path draw:style-name="gr3" draw:text-style-name="P4" draw:layer="layout" svg:width="0.187cm" svg:height="0.246cm" svg:x="5.257cm" svg:y="7.721cm" svg:viewBox="0 0 188 247" svg:d="M188 13c0 4-5 4-5 8v5c-4 0-4 0-4 0h-68v215h-4c0 6 0 6 0 6h-4c-4 0-4 0-9 0-4 0-8 0-8 0-4 0-4 0-4 0-5 0-5 0-5-6v-215h-68c-4 0-4 0-4 0h-5c0-5 0-5 0-5 0-4 0-4 0-8v-4c0-5 0-5 0-5 5-4 5-4 5-4h4 170 4v4 5z">
          <text:p/>
        </draw:path>
        <draw:path draw:style-name="gr3" draw:text-style-name="P4" draw:layer="layout" svg:width="0.102cm" svg:height="0.187cm" svg:x="5.473cm" svg:y="7.78cm" svg:viewBox="0 0 103 188" svg:d="M103 22c0 4 0 4 0 8v4h-4v4l-5-4h-4c-4 0-4 0-8 0 0-4-5-4-5-4-4 0-8 0-12 4 0 0-5 4-9 4-4 5-8 9-8 13-4 4-9 13-13 17v115c-5 5-5 5-5 5h-4c-5 0-5 0-9 0s-4 0-8 0h-5l-4-5v-174c4 0 4-4 4-4h5c0 0 4 0 8 0h4c5 0 5 0 5 0 4 0 4 4 4 4v25c5-4 9-12 14-17 4-4 8-8 12-8 4-4 9-4 9-4 4-5 8-5 12-5h5c4 0 4 5 8 5h4c5 0 5 0 5 4h4c0 4 0 4 0 4 0 4 0 4 0 9z">
          <text:p/>
        </draw:path>
        <draw:path draw:style-name="gr3" draw:text-style-name="P4" draw:layer="layout" svg:width="0.14cm" svg:height="0.191cm" svg:x="5.6cm" svg:y="7.78cm" svg:viewBox="0 0 141 192" svg:d="M141 183v5c-4 0-4 0-4 0-5 0-9 0-9 0-4 0-8 0-8 0-4 0-4 0-4 0 0-5-5-5-5-5v-17c-4 9-12 13-21 17-13 5-21 9-30 9-8 0-16-4-25-4-9-5-14-5-18-9-8-8-13-13-13-17-4-8-4-17-4-25 0-9 0-17 4-21 5-9 9-18 17-23 10-4 18-8 27-8 12-4 25-4 38-4h21v-13c0-8 0-13 0-17s-4-8-8-13c0-4-5-8-9-8-8 0-13-4-21-4-9 0-13 4-21 4-4 0-9 4-13 4-9 4-9 4-14 9-4 0-8 4-8 4 0 0 0-4-4-4v-5-4c0-4 0-8 0-8 0-4 0-4 4-4 0-5 4-5 8-9 5 0 10-4 14-4 4-4 13-4 17-4 8-5 13-5 21-5 13 0 21 5 30 5 8 4 17 8 21 12 8 5 8 13 13 21 4 9 4 17 4 30zM107 102h-25c-9 0-17 5-22 5-8 0-12 4-16 4-5 5-9 9-9 13-4 4-4 9-4 13 0 8 4 17 8 21 9 4 13 8 26 8 8 0 17-4 21-8 8-4 17-8 21-17z">
          <text:p/>
        </draw:path>
        <draw:path draw:style-name="gr3" draw:text-style-name="P4" draw:layer="layout" svg:width="0.148cm" svg:height="0.187cm" svg:x="5.795cm" svg:y="7.78cm" svg:viewBox="0 0 149 188" svg:d="M149 183c0 5 0 5 0 5-4 0-4 0-8 0h-5c-4 0-8 0-8 0-4 0-4 0-4 0-5 0-5 0-5-5v-102c0-9 0-17-4-21 0-9-4-13-4-17-4-5-8-9-13-9-4-4-8-4-17-4-8 0-12 0-21 8-8 5-18 13-26 26v119c0 5-4 5-4 5h-5c0 0-4 0-8 0s-4 0-9 0h-4v-5h-4v-174h4v-4h4c5 0 5 0 9 0s4 0 4 0c4 0 4 0 9 0v4 25c8-12 22-21 30-25 9-4 21-9 30-9 13 0 21 5 29 9 5 4 13 8 17 13 5 8 9 16 13 25 0 8 0 17 0 30z">
          <text:p/>
        </draw:path>
        <draw:path draw:style-name="gr3" draw:text-style-name="P4" draw:layer="layout" svg:width="0.123cm" svg:height="0.191cm" svg:x="5.985cm" svg:y="7.78cm" svg:viewBox="0 0 124 192" svg:d="M124 137c0 8-4 17-4 21-4 8-8 13-17 17-4 4-13 8-21 13-9 0-17 4-26 4s-13 0-17-4c-9 0-13 0-17 0-5-5-9-5-9-9-4 0-8 0-8-4 0 0-5 0-5-4 0 0 0-5 0-9s0-4 0-4c0-4 0-4 0-4 0-4 5-4 5-4 4 0 4 0 8 4 0 0 4 0 9 4 4 0 8 4 17 4 4 4 8 4 17 4 5 0 9 0 13-4 4 0 9 0 13-4 4 0 4-4 8-8 0-5 0-9 0-13s0-9-4-13c0 0-4-4-8-8-5 0-9-5-13-5-4-4-9-4-18-9-4 0-8-4-13-4-8-4-12-9-17-13-4-4-4-8-8-13-4-4-4-12-4-21 0-4 0-13 4-17 4-8 8-12 13-17 4-4 12-8 17-12 8 0 17-5 30-5 4 0 9 0 13 5 4 0 8 0 13 0 4 4 8 4 8 4 4 0 4 4 9 4v4l4 5v4c0 4 0 4 0 8 0 0-4 0-4 4h-5-4c0-4-4-4-8-4 0-4-5-4-13-4-4-4-9-4-13-4-8 0-13 0-18 4-4 0-4 0-8 4-4 0-4 4-4 9-5 0-5 4-5 8s0 9 5 13c4 4 4 4 8 8 4 5 9 5 18 9 4 0 8 4 13 4 8 4 12 4 17 9 4 0 12 4 17 8 0 5 4 9 8 14 0 8 4 12 4 21z">
          <text:p/>
        </draw:path>
        <draw:path draw:style-name="gr3" draw:text-style-name="P4" draw:layer="layout" svg:width="0.115cm" svg:height="0.267cm" svg:x="6.129cm" svg:y="7.7cm" svg:viewBox="0 0 116 268" svg:d="M116 21v4 5h-5c-4 0-4 0-8 0 0 0-4 0-4-5-4 0-4 0-9 0-4 0-9 0-13 5-5 0-5 4-9 4 0 4-4 8-4 12 0 9 0 13 0 22v17h39l4 4v4 4c0 5 0 9 0 13h-4-39v153c-4 5-4 5-4 5h-5c-4 0-4 0-8 0s-4 0-9 0h-4l-4-5v-153h-21c-4 0-4 0-9 0 0-4 0-8 0-13v-4c0-4 0-4 0-4 5 0 5-4 5-4h4 21v-17c0-13 0-22 4-30s4-17 9-21c4-4 12-9 17-13 8-4 17-4 26-4 4 0 9 0 13 0 4 4 8 4 12 4l5 4c0 5 0 5 0 5 0 4 0 4 0 8z">
          <text:p/>
        </draw:path>
        <draw:path draw:style-name="gr3" draw:text-style-name="P4" draw:layer="layout" svg:width="0.17cm" svg:height="0.191cm" svg:x="6.256cm" svg:y="7.78cm" svg:viewBox="0 0 171 192" svg:d="M171 94c0 13 0 26-5 39-4 12-12 21-16 29-9 9-17 17-30 21-9 5-21 9-39 9-13 0-26-4-34-9-13-4-21-8-30-17-4-8-8-16-12-29-5-13-5-26-5-39s0-26 5-38c4-13 8-22 17-30 4-8 16-17 25-21 13-4 25-9 39-9 13 0 25 5 38 9 9 4 17 8 26 17 8 8 12 17 16 29 5 13 5 26 5 39zM137 98c0-13 0-21 0-30-4-8-9-13-9-21-4-4-12-9-17-13-8-4-16-4-25-4s-18 0-26 4c-5 0-13 9-17 13-5 4-5 13-9 21 0 9-4 17-4 26 0 13 0 22 4 30 0 9 4 13 9 21 4 5 8 9 17 13 4 4 12 8 26 8 9 0 17-4 21-8 9 0 13-8 17-13 4-4 9-12 9-21 4-8 4-17 4-26z">
          <text:p/>
        </draw:path>
        <draw:path draw:style-name="gr3" draw:text-style-name="P4" draw:layer="layout" svg:width="0.102cm" svg:height="0.187cm" svg:x="6.472cm" svg:y="7.78cm" svg:viewBox="0 0 103 188" svg:d="M103 22c0 4 0 4 0 8v4h-4v4l-5-4h-4c-4 0-4 0-8 0 0-4-5-4-5-4-4 0-8 0-12 4 0 0-4 4-9 4-4 5-8 9-8 13-4 4-10 13-14 17v115c-4 5-4 5-4 5h-4c-5 0-5 0-9 0s-4 0-8 0h-5l-4-5v-174c4 0 4-4 4-4h5c0 0 4 0 8 0h4c5 0 5 0 5 0 4 0 4 4 4 4v25c4-4 8-12 14-17 4-4 8-8 12-8 5-4 9-4 9-4 4-5 8-5 12-5h5c4 0 4 5 8 5h4c5 0 5 0 5 4h4c0 4 0 4 0 4 0 4 0 4 0 9z">
          <text:p/>
        </draw:path>
        <draw:path draw:style-name="gr3" draw:text-style-name="P4" draw:layer="layout" svg:width="0.254cm" svg:height="0.187cm" svg:x="6.604cm" svg:y="7.78cm" svg:viewBox="0 0 255 188" svg:d="M255 183c0 5 0 5-5 5h-4-4c-4 0-9 0-9 0-4 0-4 0-4 0-4 0-4 0-4-5v-106c0-5 0-13-4-17 0-9 0-13-5-17-4-5-8-9-12-9-5-4-9-4-13-4-8 0-17 0-21 8-9 5-17 13-26 26v119c0 5-4 5-4 5h-4c0 0-4 0-8 0 0 0-6 0-10 0h-4v-5-106c0-5-4-13-4-17 0-9-5-13-5-17-4-5-8-9-12-9-5-4-9-4-13-4-9 0-17 0-25 8-5 5-13 13-22 26v119c-4 5-4 5-4 5h-4c-4 0-4 0-9 0-4 0-4 0-8 0h-4l-4-5v-174c4 0 4-4 4-4h4c0 0 4 0 8 0h5c4 0 4 0 4 0 4 0 4 4 4 4v25c9-12 17-21 30-25 8-4 17-9 25-9 9 0 13 5 21 5 5 0 9 4 13 8 4 0 9 4 14 9 0 4 4 8 8 12 4-4 9-8 13-12 8-5 13-9 17-13 4 0 8-4 13-4 4-5 8-5 12-5 13 0 21 5 30 9 8 4 13 8 17 13 4 8 8 16 13 25 0 8 0 17 0 25z">
          <text:p/>
        </draw:path>
        <draw:path draw:style-name="gr3" draw:text-style-name="P4" draw:layer="layout" svg:width="0.161cm" svg:height="0.191cm" svg:x="6.904cm" svg:y="7.78cm" svg:viewBox="0 0 162 192" svg:d="M162 89c0 5-4 9-4 9-5 4-5 4-9 4h-115c0 9 4 18 4 26 0 9 4 13 9 22 4 4 13 8 18 12 8 0 17 4 25 4s17 0 25-4c5 0 9 0 13-4 9 0 9-4 13-4s4 0 8 0h4c0 4 0 4 0 4 0 4 0 4 0 8v5c0 4 0 4 0 4-4 0-4 0-4 0 0 4 0 4-4 4-4 4-8 4-13 4-8 5-12 5-21 5-8 4-13 4-21 4-17 0-30-4-39-9-13-4-21-8-26-17-8-8-12-16-16-29-5-9-9-26-9-39 0-17 4-30 9-43 4-8 8-21 16-29 5-9 13-13 26-17 9-4 22-9 35-9 12 0 25 5 34 9 8 4 17 8 21 17 8 8 12 17 17 25 0 9 4 21 4 30zM128 81c0-17-4-30-8-43-9-8-22-12-34-12-9 0-17 0-21 4-10 4-14 8-18 13-5 4-5 8-9 17 0 4-4 12-4 21z">
          <text:p/>
        </draw:path>
        <draw:path draw:style-name="gr3" draw:text-style-name="P4" draw:layer="layout" svg:width="0.101cm" svg:height="0.187cm" svg:x="7.112cm" svg:y="7.78cm" svg:viewBox="0 0 102 188" svg:d="M102 22c0 4 0 4 0 8 0 0-4 0-4 4 0 0 0 4-4 4v-4c-5 0-5 0-9 0h-4c-4-4-4-4-9-4-4 0-4 0-8 4-4 0-4 4-8 4-5 5-9 9-13 13s-9 13-13 17v115c0 5 0 5 0 5-4 0-4 0-4 0-4 0-9 0-9 0-4 0-9 0-9 0-4 0-4 0-4 0-4 0-4 0-4-5v-174c0 0 0-4 4-4h4 5c4 0 9 0 9 0h4c0 0 0 4 4 4v25c4-4 9-12 13-17 4-4 8-8 13-8 0-4 4-4 8-4 4-5 8-5 13-5h4c4 0 4 5 8 5h5c0 0 4 0 4 4 4 4 4 4 4 4 0 4 0 4 0 9z">
          <text:p/>
        </draw:path>
        <draw:path draw:style-name="gr3" draw:text-style-name="P4" draw:layer="layout" svg:width="0.119cm" svg:height="0.191cm" svg:x="7.234cm" svg:y="7.78cm" svg:viewBox="0 0 120 192" svg:d="M120 137c0 8 0 17-4 21 0 8-9 13-13 17s-13 8-21 13c-9 0-17 4-26 4-8 0-12 0-21-4-4 0-8 0-14 0-4-5-8-5-12-9 0 0-4 0-4-4-5 0-5 0-5-4 0 0 0-5 0-9s0-4 0-4c0-4 0-4 0-4 0-4 0-4 5-4 0 0 4 0 8 4 0 0 4 0 8 4 6 0 10 4 14 4 9 4 13 4 21 4 5 0 9 0 13-4 4 0 8 0 13-4 4 0 4-4 8-8 0-5 0-9 0-13s0-9-4-13c0 0-4-4-9-8-4 0-8-5-12-5-4-4-13-4-17-9-4 0-13-4-17-4-4-4-10-9-14-13s-8-8-8-13c-4-4-4-12-4-21 0-4 0-13 4-17 0-8 4-12 12-17 6-4 10-8 18-12 9 0 17-5 30-5 4 0 8 0 13 5 4 0 8 0 12 0 5 4 5 4 9 4s4 4 4 4c4 0 4 0 4 4v5 4c0 4 0 4 0 8v4h-4-4c0-4-4-4-9-4-4-4-8-4-12-4-5-4-9-4-17-4-4 0-9 0-13 4-4 0-8 0-8 4-5 0-5 4-9 9 0 0 0 4 0 8s0 9 4 13c0 4 5 4 9 8 4 5 8 5 13 9 8 0 12 4 16 4 5 4 13 4 17 9 5 0 9 4 13 8 4 5 9 9 13 14 0 8 0 12 0 21z">
          <text:p/>
        </draw:path>
        <draw:path draw:style-name="gr3" draw:text-style-name="P4" draw:layer="layout" svg:width="0.14cm" svg:height="0.191cm" svg:x="7.471cm" svg:y="7.78cm" svg:viewBox="0 0 141 192" svg:d="M141 183v5h-4c0 0-4 0-9 0-4 0-4 0-8 0h-4c0-5 0-5 0-5v-17c-9 9-18 13-27 17-8 5-17 9-29 9-9 0-17-4-26-4-4-5-13-5-17-9-4-8-8-13-12-17 0-8-5-17-5-25 0-9 5-17 9-21 0-9 8-18 17-23 4-4 12-8 25-8 9-4 21-4 34-4h26v-13c0-8 0-13 0-17-4-4-4-8-9-13-4-4-9-8-13-8s-12-4-17-4c-8 0-17 4-21 4-8 0-13 4-17 4-4 4-8 4-13 9l-4 4c-4 0-4-4-4-4-4 0-4-5-4-5v-4c0-4 0-8 0-8 0-4 4-4 4-4 0-5 4-5 8-9 5 0 9-4 17-4 5-4 9-4 17-4 5-5 13-5 17-5 13 0 26 5 35 5 9 4 17 8 21 12 5 5 9 13 13 21 0 9 0 17 0 30zM111 102h-26c-8 0-17 5-25 5-5 0-9 4-13 4-4 5-9 9-13 13 0 4 0 9 0 13 0 8 0 17 9 21 4 4 12 8 21 8 8 0 17-4 25-8 4-4 13-8 22-17z">
          <text:p/>
        </draw:path>
        <draw:path draw:style-name="gr3" draw:text-style-name="P4" draw:layer="layout" svg:width="0.102cm" svg:height="0.187cm" svg:x="7.67cm" svg:y="7.78cm" svg:viewBox="0 0 103 188" svg:d="M103 22c0 4 0 4 0 8 0 0-4 0-4 4v4c-5 0-5-4-5-4-4 0-4 0-8 0h-4c-4-4-4-4-9-4 0 0-4 0-8 4-4 0-4 4-10 4-4 5-8 9-12 13-5 4-9 13-13 17v115c0 5 0 5 0 5-4 0-4 0-4 0-5 0-9 0-9 0-4 0-8 0-8 0-4 0-4 0-4 0-5 0-5 0-5-5v-174c0 0 0-4 5-4h4 4c4 0 8 0 8 0h5c0 0 0 4 4 4v25c4-4 8-12 13-17 4-4 8-8 12-8 0-4 6-4 10-4 4-5 8-5 13-5h4c4 0 4 5 8 5h4c5 0 5 0 5 4h4c0 4 0 4 0 4 0 4 0 4 0 9z">
          <text:p/>
        </draw:path>
        <draw:path draw:style-name="gr3" draw:text-style-name="P4" draw:layer="layout" svg:width="0.161cm" svg:height="0.191cm" svg:x="7.793cm" svg:y="7.78cm" svg:viewBox="0 0 162 192" svg:d="M162 89c0 5-4 9-4 9-5 4-9 4-9 4h-115c0 9 0 18 4 26 0 9 4 13 9 22 4 4 12 8 17 12 8 0 17 4 25 4s17 0 25-4c5 0 9 0 14-4 4 0 9-4 13-4s4 0 8 0h4c0 4 0 4 0 4 0 4 0 4 0 8v5c0 4 0 4 0 4-4 0-4 0-4 0 0 4-4 4-4 4-4 4-8 4-13 4-9 5-13 5-22 5-8 4-13 4-21 4-17 0-30-4-38-9-13-4-21-8-26-17-8-8-12-16-16-29-5-9-9-26-9-39 0-17 4-30 9-43 4-8 8-21 16-29 5-9 13-13 26-17 8-4 21-9 34-9 12 0 25 5 34 9s18 8 22 17c8 8 12 17 17 25 0 9 4 21 4 30zM128 81c0-17-5-30-9-43-9-8-22-12-34-12-9 0-17 0-21 4-9 4-13 8-17 13-5 4-5 8-9 17 0 4-4 12-4 21z">
          <text:p/>
        </draw:path>
        <draw:path draw:style-name="gr3" draw:text-style-name="P4" draw:layer="layout" svg:width="0.144cm" svg:height="0.191cm" svg:x="8.072cm" svg:y="7.78cm" svg:viewBox="0 0 145 192" svg:d="M145 183c0 0-4 0-4 5h-4c0 0-4 0-9 0h-4c-4 0-4 0-4 0-4-5-4-5-4-5v-17c-9 9-13 13-26 17-8 5-17 9-29 9-9 0-17-4-21-4-9-5-17-5-22-9-4-8-8-13-13-17 0-8-5-17-5-25 0-9 5-17 10-21 4-9 8-18 17-23 8-4 17-8 25-8 13-4 26-4 38-4h22v-13c0-8 0-13 0-17-5-4-5-8-9-13-4-4-8-8-13-8-4 0-8-4-17-4-8 0-12 4-21 4-4 0-12 4-17 4-4 4-8 4-8 9-4 0-9 4-9 4l-4-4c0 0 0-5-4-5v-4c0-4 0-8 4-8 0-4 0-4 0-4 4-5 4-5 9-9 4 0 12-4 17-4 4-4 12-4 16-4 9-5 13-5 22-5 12 0 21 5 29 5 9 4 17 8 21 12 5 5 9 13 13 21 0 9 4 17 4 30zM112 102h-26c-8 0-17 5-21 5-9 0-13 4-17 4-4 5-8 9-8 13-5 4-5 9-5 13 0 8 5 17 9 21s12 8 25 8c9 0 13-4 21-8 9-4 13-8 22-17z">
          <text:p/>
        </draw:path>
        <draw:path draw:style-name="gr3" draw:text-style-name="P4" draw:layer="layout" svg:width="0.118cm" svg:height="0.191cm" svg:x="8.348cm" svg:y="7.78cm" svg:viewBox="0 0 119 192" svg:d="M119 137c0 8 0 17-4 21-4 8-9 13-13 17s-12 8-22 13c-8 0-17 4-25 4-9 0-13 0-21-4-5 0-9 0-13 0-4-5-9-5-13-9 0 0-4 0-4-4-4 0-4 0-4-4 0 0 0-5 0-9s0-4 0-4c0-4 0-4 0-4 0-4 0-4 0-4 4 0 4 0 4 0 0 0 4 0 4 4 4 0 9 0 13 4 4 0 8 4 13 4 8 4 12 4 21 4 4 0 8 0 12-4 5 0 9 0 13-4 0 0 4-4 4-8 6-5 6-9 6-13s0-9-6-13c0 0-4-4-8-8-4 0-9-5-13-5-8-4-13-4-17-9-4 0-12-4-17-4-4-4-8-9-12-13-5-4-9-8-9-13-4-4-4-12-4-21 0-4 0-13 4-17 0-8 4-12 9-17 8-4 12-8 21-12 8 0 17-5 29-5 5 0 9 0 13 5 4 0 10 0 14 0 4 4 4 4 8 4l4 4c5 0 5 0 5 4v5 4c0 4 0 4 0 8v4c-5 0-5 0-5 0h-4c-4-4-4-4-8-4-4-4-10-4-14-4-4-4-8-4-17-4-4 0-8 0-13 4-4 0-8 0-8 4-4 0-4 4-8 9 0 0 0 4 0 8s0 9 4 13c0 4 4 4 8 8 4 5 9 5 13 9 8 0 13 4 17 4 4 4 14 4 18 9 4 0 8 4 12 8 5 5 9 9 13 14 0 8 0 12 0 21z">
          <text:p/>
        </draw:path>
        <draw:path draw:style-name="gr3" draw:text-style-name="P4" draw:layer="layout" svg:width="0.156cm" svg:height="0.254cm" svg:x="8.513cm" svg:y="7.78cm" svg:viewBox="0 0 157 255" svg:d="M157 94c0 12 0 29-4 38-4 12-9 25-14 33-8 9-17 13-25 17-8 5-21 9-30 9-8 0-12 0-17-4-4 0-8 0-12-5-4 0-9-4-13-8-4 0-8-4-13-9v86c0 4 0 4 0 4-4 0-4 0-4 0-4 0-8 0-8 0-5 0-9 0-9 0-4 0-4 0-4 0-4 0-4 0-4-4v-242c0 0 0-4 4-4h4 4c5 0 5 0 9 0h4v4h4v25c5-4 9-12 13-12 4-5 9-9 13-13 8 0 12-4 17-4 4-5 12-5 17-5 12 0 21 5 29 9 9 4 17 13 21 21 10 8 14 17 14 30 4 8 4 21 4 34zM122 98c0-9 0-17 0-26 0-8-4-17-8-21 0-8-8-13-13-17-4-4-12-4-21-4-4 0-8 0-8 0-5 0-9 4-13 4-4 4-8 9-13 13-4 4-8 8-17 17v68c9 8 17 17 26 21 8 8 17 8 25 8 9 0 13 0 21-4 5-4 9-8 13-17 4-4 4-13 8-21 0-4 0-13 0-21z">
          <text:p/>
        </draw:path>
        <draw:path draw:style-name="gr3" draw:text-style-name="P4" draw:layer="layout" svg:width="0.157cm" svg:height="0.191cm" svg:x="8.707cm" svg:y="7.78cm" svg:viewBox="0 0 158 192" svg:d="M158 89c0 5 0 9-4 9-4 4-4 4-9 4h-115c0 9 4 18 4 26 5 9 5 13 9 22 4 4 13 8 17 12 8 0 17 4 29 4 5 0 13 0 23-4 4 0 8 0 16-4 5 0 9-4 9-4 4 0 8 0 8 0 5 0 5 0 5 0 0 4 0 4 0 4 0 4 0 4 0 8v5c0 4 0 4 0 4h-5c0 4 0 4-4 4-4 4-8 4-13 4-8 5-12 5-22 5-4 4-12 4-21 4-17 0-25-4-38-9-8-4-21-8-25-17-9-8-13-16-17-29-5-9-5-26-5-39 0-17 0-30 5-43 4-8 8-21 17-29 8-9 17-13 25-17 9-4 21-9 34-9s25 5 35 9c8 4 17 8 25 17 4 8 9 17 13 25 0 9 4 21 4 30zM124 81c0-17 0-30-8-43-10-8-22-12-35-12-9 0-17 0-21 4s-13 8-17 13c0 4-4 8-9 17 0 4-4 12-4 21z">
          <text:p/>
        </draw:path>
        <draw:path draw:style-name="gr3" draw:text-style-name="P4" draw:layer="layout" svg:width="0.135cm" svg:height="0.191cm" svg:x="8.898cm" svg:y="7.78cm" svg:viewBox="0 0 136 192" svg:d="M136 158v4 4 5h-4c0 4-4 4-8 8-4 0-9 4-13 4-4 5-8 5-17 5-4 4-8 4-18 4-13 0-21-4-29-9-13-4-22-8-26-17-8-8-13-16-17-29 0-9-4-21-4-39 0-17 4-30 8-43 5-12 9-21 17-29 5-9 13-13 26-17 8-4 17-9 30-9 5 0 13 0 17 5 5 0 9 0 13 4 4 0 9 4 13 4 4 4 4 4 8 4 0 5 0 5 0 5 4 0 4 4 4 4v4 4c0 4 0 9 0 13-4 0-4 0-4 0-4 0-4 0-8 0-4-4-4-4-9-9-4-4-8-4-12-8-9 0-13 0-22 0-18 0-26 4-34 17-9 8-13 25-13 51 0 9 0 22 4 30 0 5 4 13 9 17 4 9 8 13 12 13 9 4 13 4 22 4s13 0 22 0c4-4 8-8 12-8 5-4 9-4 9-9 4-4 8-4 8-4 4 4 4 4 4 4v5c0 4 0 4 0 8z">
          <text:p/>
        </draw:path>
        <draw:path draw:style-name="gr3" draw:text-style-name="P4" draw:layer="layout" svg:width="0.038cm" svg:height="0.254cm" svg:x="9.072cm" svg:y="7.713cm" svg:viewBox="0 0 39 255" svg:d="M34 250c0 5 0 5 0 5-4 0-4 0-4 0-5 0-9 0-9 0-5 0-9 0-9 0-4 0-4 0-4 0-4 0-4 0-4-5v-173c0 0 0-4 4-4h4c0 0 4 0 9 0 0 0 4 0 9 0h4v4zM39 21c0 4 0 12-5 12 0 6-9 6-13 6-9 0-13 0-17-6-4 0-4-8-4-12 0-9 0-13 4-17 4 0 8-4 17-4 4 0 13 4 13 4 5 4 5 8 5 17z">
          <text:p/>
        </draw:path>
        <draw:path draw:style-name="gr3" draw:text-style-name="P4" draw:layer="layout" svg:width="0.144cm" svg:height="0.191cm" svg:x="9.152cm" svg:y="7.78cm" svg:viewBox="0 0 145 192" svg:d="M145 183l-4 5h-5c0 0-4 0-8 0h-4c-5 0-5 0-5 0-4-5-4-5-4-5v-17c-8 9-12 13-25 17-9 5-17 9-31 9-8 0-17-4-21-4-8-5-17-5-21-9-4-8-9-13-13-17 0-8-4-17-4-25 0-9 4-17 8-21 5-9 9-18 17-23 9-4 17-8 26-8 12-4 26-4 39-4h21v-13c0-8 0-13 0-17-4-4-4-8-8-13-5-4-5-8-13-8-4 0-9-4-17-4-10 0-14 4-22 4-4 0-13 4-17 4-4 4-9 4-9 9-4 0-8 4-8 4l-4-4v-5c-5 0-5-4-5-4 0-4 0-8 5-8 0-4 0-4 0-4 4-5 4-5 8-9 4 0 13-4 17-4 4-4 13-4 17-4 8-5 13-5 22-5 13 0 21 5 30 5 8 4 17 8 21 12 4 5 8 13 13 21 0 9 4 17 4 30zM111 102h-25c-9 0-18 5-23 5-8 0-12 4-16 4-5 5-9 9-9 13-4 4-4 9-4 13 0 8 4 17 8 21 5 4 13 8 26 8 9 0 13-4 22-8 8-4 13-8 21-17z">
          <text:p/>
        </draw:path>
        <draw:path draw:style-name="gr3" draw:text-style-name="P4" draw:layer="layout" svg:width="0.034cm" svg:height="0.267cm" svg:x="9.351cm" svg:y="7.7cm" svg:viewBox="0 0 35 268" svg:d="M35 263h-4c0 5 0 5 0 5h-5c-4 0-4 0-8 0s-4 0-9 0h-5l-4-5v-255-4c4 0 4 0 4 0l5-4c5 0 5 0 9 0s4 0 8 0l5 4c4 0 4 4 4 4z">
          <text:p/>
        </draw:path>
        <draw:path draw:style-name="gr3" draw:text-style-name="P4" draw:layer="layout" svg:width="0.11cm" svg:height="0.233cm" svg:x="9.503cm" svg:y="7.738cm" svg:viewBox="0 0 111 234" svg:d="M111 213c0 4 0 4 0 8 0 0 0 4-4 4l-4 5h-4c-5 0-5 0-9 4-4 0-8 0-8 0-9 0-17-4-26-4-4-5-8-9-12-13-5-4-9-9-9-17-4-8-4-17-4-25v-102h-26-5c0-4 0-8 0-13v-4c0-4 0-4 0-4 0 0 0-4 5-4h26v-39c0-5 0-5 0-5h4c0-4 0-4 4-4 0 0 5 0 9 0h4c4 0 4 0 9 4v5 39h46c4 0 4 4 4 4v4 4c0 5 0 9 0 13h-4-46v97c0 13 4 22 8 26 0 8 9 8 17 8 4 0 4 0 8 0h5c4 0 4-4 4-4 4 0 4 0 4 0h4v4c0 4 0 4 0 9z">
          <text:p/>
        </draw:path>
        <draw:path draw:style-name="gr3" draw:text-style-name="P4" draw:layer="layout" svg:width="0.16cm" svg:height="0.249cm" svg:x="9.635cm" svg:y="7.785cm" svg:viewBox="0 0 161 250" svg:d="M98 183l-21 63-4 4c-5 0-9 0-17 0 0 0-5 0-9 0h-5v-4-4l26-59c-4 0-4 0-4-5l-4-4-60-162c0-4 0-4 0-8s4-4 4-4c4 0 4 0 8 0s9 0 9 0c4 0 4 0 8 0v4c0 0 4 0 4 4l48 137 51-137c0-4 0-4 0-8h4c4 0 8 0 13 0 0 0 4 0 8 0 0 0 4 0 4 4s0 4 0 8z">
          <text:p/>
        </draw:path>
        <draw:path draw:style-name="gr3" draw:text-style-name="P4" draw:layer="layout" svg:width="0.156cm" svg:height="0.254cm" svg:x="9.834cm" svg:y="7.78cm" svg:viewBox="0 0 157 255" svg:d="M157 94c0 12 0 29-4 38-4 12-9 25-13 33-8 9-17 13-25 17-9 5-17 9-30 9-4 0-12 0-18-4-4 0-8 0-12-5-5 0-9-4-9-8-4 0-8-4-17-9v86c0 4 0 4 0 4-4 0-4 0-4 0-4 0-9 0-9 0-4 0-8 0-8 0-4 0-4 0-4 0 0 0-4 0-4-4v-242c0 0 0-4 4-4h4 4c4 0 4 0 9 0h4v4c4 0 4 0 4 0v25c4-4 9-12 13-12 4-5 8-9 17-13 4 0 8-4 14-4 4-5 12-5 16-5 13 0 22 5 30 9 13 4 17 13 25 21 5 8 9 17 9 30 4 8 4 21 4 34zM123 98c0-9 0-17 0-26 0-8-4-17-8-21 0-8-4-13-13-17-4-4-13-4-21-4 0 0-4 0-8 0-6 0-10 4-14 4-4 4-9 9-13 13s-8 8-17 17v68c13 8 17 17 26 21 8 8 18 8 26 8s13 0 21-4c4-4 9-8 13-17 4-4 4-13 8-21 0-4 0-13 0-21z">
          <text:p/>
        </draw:path>
        <draw:path draw:style-name="gr3" draw:text-style-name="P4" draw:layer="layout" svg:width="0.161cm" svg:height="0.191cm" svg:x="10.024cm" svg:y="7.78cm" svg:viewBox="0 0 162 192" svg:d="M162 89c0 5-4 9-4 9-5 4-9 4-9 4h-115c0 9 0 18 4 26 0 9 4 13 9 22 4 4 12 8 17 12 8 0 16 4 25 4 8 0 17 0 21-4 9 0 13 0 17-4 4 0 8-4 14-4 4 0 4 0 8 0h4c0 4 0 4 0 4 0 4 0 4 0 8v5c0 4 0 4-4 4 0 4-4 4-4 4-4 4-10 4-18 4-4 5-8 5-17 5-8 4-13 4-21 4-17 0-30-4-38-9-13-4-21-8-26-17-8-8-12-16-17-29-4-9-8-26-8-39 0-17 4-30 8-43 5-8 9-21 17-29 5-9 13-13 26-17 8-4 21-9 34-9 12 0 25 5 34 9 8 4 16 8 22 17 8 8 12 17 17 25 0 9 4 21 4 30zM127 81c0-17-4-30-8-43-9-8-22-12-39-12-4 0-12 0-16 4-9 4-13 8-17 13-5 4-5 8-9 17 0 4-4 12-4 21z">
          <text:p/>
        </draw:path>
        <draw:path draw:style-name="gr3" draw:text-style-name="P4" draw:layer="layout" svg:width="0.17cm" svg:height="0.191cm" svg:x="10.303cm" svg:y="7.78cm" svg:viewBox="0 0 171 192" svg:d="M171 94c0 13 0 26-4 39-5 12-9 21-17 29-5 9-17 17-26 21-13 5-25 9-39 9-17 0-25-4-38-9-8-4-17-8-25-17-9-8-13-16-17-29-5-13-5-26-5-39s0-26 5-38c4-13 8-22 17-30 8-8 17-17 29-21 9-4 21-9 38-9 14 0 27 5 35 9 13 4 21 8 30 17 4 8 8 17 13 29 4 13 4 26 4 39zM141 98c0-13-4-21-4-30 0-8-4-13-9-21-4-4-8-9-17-13-4-4-12-4-26-4-8 0-17 0-21 4-9 0-13 9-17 13s-8 13-8 21c-5 9-5 17-5 26 0 13 0 22 0 30 5 9 5 13 9 21 4 5 12 9 17 13 8 4 17 8 25 8 10 0 18-4 26-8 5 0 13-8 17-13 5-4 5-12 9-21 0-8 4-17 4-26z">
          <text:p/>
        </draw:path>
        <draw:path draw:style-name="gr3" draw:text-style-name="P4" draw:layer="layout" svg:width="0.115cm" svg:height="0.267cm" svg:x="10.502cm" svg:y="7.7cm" svg:viewBox="0 0 116 268" svg:d="M116 21v4 5c-5 0-5 0-5 0h-4-4c0 0-4 0-4-5-4 0-9 0-13 0s-8 0-8 5c-5 0-9 4-9 4-4 4-4 8-4 12-4 9-4 13-4 22v17h38c4 0 4 0 4 0v4c4 0 4 0 4 4v4c0 5 0 9-4 13h-4-38v153c0 5 0 5 0 5-5 0-5 0-9 0h-4c-4 0-10 0-10 0-4 0-4 0-4 0-4 0-4 0-4-5v-153h-25-5c0-4 0-8 0-13v-4c0-4 0-4 0-4 0 0 0-4 5-4h25v-17c0-13 0-22 4-30 0-8 4-17 10-21 4-4 12-9 17-13 8-4 17-4 25-4 4 0 9 0 13 0 4 4 8 4 8 4 4 0 4 0 4 4 5 0 5 0 5 0 0 5 0 5 0 5 0 4 0 4 0 8z">
          <text:p/>
        </draw:path>
        <draw:path draw:style-name="gr3" draw:text-style-name="P4" draw:layer="layout" svg:width="0.115cm" svg:height="0.233cm" svg:x="10.701cm" svg:y="7.738cm" svg:viewBox="0 0 116 234" svg:d="M116 213c0 4 0 4 0 8-5 0-5 4-5 4 0 0-4 0-4 5-4 0-4 0-8 0 0 0-5 0-9 4 0 0-4 0-8 0-9 0-18-4-22-4-9-5-13-9-17-13-5-4-5-9-9-17 0-8-4-17-4-25v-102h-21c-4 0-4 0-4 0-5-4-5-8-5-13v-4c5-4 5-4 5-4v-4h4 21v-39c0-5 4-5 4-5 4-4 4-4 4-4 5 0 5 0 9 0s8 0 8 0c0 0 5 0 5 4h4v5 39h43c4 0 4 0 4 0v4c5 0 5 0 5 4v4c0 5 0 9-5 13h-4-43v97c0 13 0 22 4 26 5 8 10 8 22 8h4c5 0 5 0 9 0l4-4h4v4c5 0 5 0 5 0 0 4 0 4 0 9z">
          <text:p/>
        </draw:path>
        <draw:path draw:style-name="gr3" draw:text-style-name="P4" draw:layer="layout" svg:width="0.097cm" svg:height="0.187cm" svg:x="10.858cm" svg:y="7.78cm" svg:viewBox="0 0 98 188" svg:d="M98 22c0 4 0 4 0 8v4c0 0 0 4-4 4 0 0 0-4-4-4h-4-5c-4-4-4-4-8-4s-4 0-9 4c-4 0-8 4-8 4-5 5-9 9-14 13-4 4-8 13-12 17v115c0 5 0 5-5 5h-4-4c-4 0-9 0-9 0-4 0-4 0-4 0-4 0-4 0-4-5v-174c0 0 0-4 4-4h4 5c4 0 4 0 8 0h4v4h5v25c4-4 8-12 12-17 5-4 9-8 9-8 5-4 9-4 13-4 5-5 9-5 13-5h4l5 5c4 0 4 0 8 0 0 0 4 0 4 4s0 4 0 4c0 4 0 4 0 9z">
          <text:p/>
        </draw:path>
        <draw:path draw:style-name="gr3" draw:text-style-name="P4" draw:layer="layout" svg:width="0.139cm" svg:height="0.191cm" svg:x="10.981cm" svg:y="7.78cm" svg:viewBox="0 0 140 192" svg:d="M140 183v5h-4c0 0-4 0-8 0s-4 0-9 0h-4c0-5 0-5 0-5v-17c-8 9-17 13-25 17-9 5-17 9-31 9-8 0-17-4-25-4-5-5-13-5-17-9-5-8-9-13-13-17 0-8-4-17-4-25 0-9 4-17 8-21 4-9 9-18 17-23 4-4 13-8 26-8 8-4 22-4 34-4h26v-13c0-8 0-13 0-17-4-4-4-8-9-13-4-4-8-8-12-8-5 0-13-4-17-4-10 0-18 4-22 4-9 0-13 4-17 4-5 4-9 4-13 9l-4 4c-5 0-5-4-5-4-4 0-4-5-4-5v-4c0-4 0-8 0-8 0-4 4-4 4-4 0-5 5-5 9-9 4 0 8-4 17-4 4-4 8-4 17-4 4-5 13-5 18-5 12 0 25 5 34 5 8 4 17 8 21 12 4 5 8 13 12 21 0 9 0 17 0 30zM111 102h-26c-8 0-17 5-26 5-4 0-8 4-13 4-4 5-8 9-12 13 0 4 0 9 0 13 0 8 0 17 8 21 4 4 13 8 21 8 10 0 18-4 27-8 4-4 12-8 21-17z">
          <text:p/>
        </draw:path>
        <draw:path draw:style-name="gr3" draw:text-style-name="P4" draw:layer="layout" svg:width="0.148cm" svg:height="0.187cm" svg:x="11.18cm" svg:y="7.78cm" svg:viewBox="0 0 149 188" svg:d="M149 183c0 5-4 5-4 5h-6c-4 0-4 0-8 0s-4 0-8 0h-5v-5c-4 0-4 0-4 0v-102c0-9 0-17 0-21 0-9-4-13-8-17 0-5-5-9-9-9-4-4-13-4-17-4-8 0-17 0-25 8-9 5-17 13-26 26v119c0 5 0 5 0 5-4 0-4 0-4 0-4 0-8 0-8 0-5 0-9 0-9 0-4 0-4 0-4 0-4 0-4 0-4-5v-174c0 0 0-4 4-4h4 4c5 0 9 0 9 0h4c0 0 0 4 4 4v25c9-12 17-21 30-25 8-4 17-9 25-9 13 0 22 5 30 9 9 4 13 8 21 13 4 8 10 16 10 25 4 8 4 17 4 30z">
          <text:p/>
        </draw:path>
        <draw:path draw:style-name="gr3" draw:text-style-name="P4" draw:layer="layout" svg:width="0.119cm" svg:height="0.191cm" svg:x="11.37cm" svg:y="7.78cm" svg:viewBox="0 0 120 192" svg:d="M120 137c0 8 0 17-4 21-5 8-9 13-13 17-9 4-13 8-21 13-9 0-17 4-30 4-4 0-8 0-17-4-4 0-8 0-13 0-4-5-9-5-13-9-5 0-5 0-5-4-4 0-4 0-4-4 0 0 0-5 0-9s0-4 0-4c0-4 0-4 0-4 0-4 0-4 0-4h4c0 0 5 0 5 4 4 0 9 0 13 4 5 0 9 4 13 4 4 4 13 4 21 4 4 0 9 0 13-4 4 0 8 0 13-4 0 0 4-4 4-8 4-5 4-9 4-13s0-9-4-13c-4 0-4-4-9-8-4 0-8-5-17-5-4-4-8-4-12-9-9 0-13-4-17-4-4-4-9-9-13-13-5-4-9-8-14-13 0-4 0-12 0-21 0-4 0-13 5-17 0-8 4-12 9-17 9-4 13-8 21-12 9 0 17-5 26-5 4 0 8 0 17 5 4 0 8 0 8 0 4 4 9 4 13 4l4 4c0 0 4 0 4 4v5 4c0 4 0 4 0 8v4h-4-4c-4-4-4-4-9-4-4-4-8-4-12-4-5-4-9-4-17-4-5 0-9 0-13 4-4 0-8 0-8 4-5 0-9 4-9 9 0 0 0 4 0 8s0 9 4 13c0 4 5 4 9 8 4 5 8 5 12 9 5 0 13 4 17 4 5 4 9 4 17 9 5 0 9 4 13 8 4 5 9 9 9 14 4 8 4 12 4 21z">
          <text:p/>
        </draw:path>
        <draw:path draw:style-name="gr3" draw:text-style-name="P4" draw:layer="layout" svg:width="0.114cm" svg:height="0.267cm" svg:x="11.514cm" svg:y="7.7cm" svg:viewBox="0 0 115 268" svg:d="M115 21v4 5h-4-4-4c0 0-4 0-9-5 0 0-4 0-8 0s-9 0-13 5l-4 4c-4 4-4 8-4 12-5 9-5 13-5 22v17h39 4v4c0 0 4 0 4 4v4c0 5 0 9-4 13h-4-39v153c0 5 0 5-5 5h-4c0 0-4 0-9 0h-4c-4 0-4 0-4 0-4 0-4 0-4-5v-153h-26-4c0-4 0-8 0-13v-4c0-4 0-4 0-4v-4c4 0 4 0 4 0h26v-17c0-13 0-22 4-30 0-8 4-17 8-21 5-4 9-9 18-13s17-4 26-4c4 0 8 0 13 0 4 4 8 4 8 4 4 0 4 0 4 4h4c0 5 0 5 0 5 0 4 0 4 0 8z">
          <text:p/>
        </draw:path>
        <draw:path draw:style-name="gr3" draw:text-style-name="P4" draw:layer="layout" svg:width="0.169cm" svg:height="0.191cm" svg:x="11.637cm" svg:y="7.78cm" svg:viewBox="0 0 170 192" svg:d="M170 94c0 13 0 26-4 39-4 12-8 21-17 29-4 9-17 17-25 21-13 5-27 9-39 9-17 0-26-4-39-9-8-4-16-8-25-17-8-8-13-16-17-29s-4-26-4-39 0-26 4-38c4-13 9-22 17-30 9-8 17-17 30-21 8-4 21-9 38-9 13 0 26 5 35 9 12 4 21 8 29 17 5 8 9 17 13 29 4 13 4 26 4 39zM141 98c0-13-5-21-5-30 0-8-4-13-8-21-4-4-9-9-17-13-5-4-14-4-26-4-9 0-17 0-22 4-8 0-12 9-17 13-4 4-8 13-8 21-4 9-4 17-4 26 0 13 0 22 0 30 4 9 4 13 8 21 4 5 13 9 17 13 9 4 17 8 26 8 8 0 17-4 26-8 4 0 13-8 17-13 4-4 4-12 8-21 0-8 5-17 5-26z">
          <text:p/>
        </draw:path>
        <draw:path draw:style-name="gr3" draw:text-style-name="P4" draw:layer="layout" svg:width="0.097cm" svg:height="0.187cm" svg:x="11.857cm" svg:y="7.78cm" svg:viewBox="0 0 98 188" svg:d="M98 22c0 4 0 4 0 8v4c0 0 0 4-4 4 0 0 0-4-4-4h-4-5c-4-4-4-4-8-4s-4 0-8 4c-5 0-9 4-9 4-4 5-8 9-13 13-4 4-8 13-12 17v115c0 5 0 5-6 5h-4c0 0-4 0-8 0h-4c-5 0-5 0-5 0-4 0-4 0-4-5v-174-4c4 0 4 0 9 0h4c4 0 4 0 8 0h4v4h6v25c4-4 8-12 12-17 5-4 9-8 9-8 4-4 8-4 13-4 4-5 8-5 12-5h4l5 5c4 0 4 0 8 0 0 0 4 0 4 4s0 4 0 4c0 4 0 4 0 9z">
          <text:p/>
        </draw:path>
        <draw:path draw:style-name="gr3" draw:text-style-name="P4" draw:layer="layout" svg:width="0.254cm" svg:height="0.187cm" svg:x="11.993cm" svg:y="7.78cm" svg:viewBox="0 0 255 188" svg:d="M255 183c0 5-5 5-5 5h-4c0 0-4 0-8 0-5 0-5 0-9 0h-4v-5h-4v-106c0-5 0-13 0-17 0-9-5-13-5-17-4-5-8-9-12-9-4-4-9-4-17-4-4 0-13 0-21 8-5 5-13 13-22 26v119h-4c0 5 0 5 0 5h-4c-4 0-4 0-8 0-5 0-5 0-9 0h-4c0 0-4 0-4-5v-106c0-5 0-13 0-17-5-9-5-13-9-17 0-5-4-9-8-9-5-4-9-4-17-4-10 0-14 0-22 8-9 5-17 13-26 26v119c0 5 0 5 0 5-4 0-4 0-8 0h-5c-4 0-8 0-8 0-4 0-4 0-4 0-4 0-4 0-4-5v-174c0 0 0-4 4-4h4 4c4 0 9 0 9 0h4v4c4 0 4 0 4 0v25c9-12 17-21 26-25 8-4 22-9 30-9 4 0 13 5 17 5 9 0 13 4 17 8 4 0 9 4 9 9 4 4 8 8 8 12 8-4 13-8 17-12 4-5 8-9 17-13 4 0 8-4 13-4 4-5 8-5 12-5 13 0 21 5 30 9 4 4 13 8 17 13 4 8 8 16 8 25 5 8 5 17 5 25z">
          <text:p/>
        </draw:path>
        <draw:path draw:style-name="gr3" draw:text-style-name="P4" draw:layer="layout" svg:width="0.156cm" svg:height="0.191cm" svg:x="12.289cm" svg:y="7.78cm" svg:viewBox="0 0 157 192" svg:d="M157 89c0 5 0 9-4 9 0 4-4 4-8 4h-111c0 9 0 18 4 26 0 9 4 13 8 22 5 4 9 8 17 12 9 0 17 4 26 4 8 0 17 0 21-4 9 0 14 0 18-4 4 0 8-4 13-4h4c4 0 4 0 4 0 0 4 0 4 4 4 0 4 0 4 0 8v5h-4c0 4 0 4 0 4 0 4-4 4-8 4 0 4-9 4-13 4-4 5-13 5-18 5-9 4-17 4-25 4-13 0-26-4-34-9-13-4-22-8-30-17-4-8-13-16-17-29 0-9-4-26-4-39 0-17 4-30 4-43 4-8 13-21 17-29 8-9 17-13 25-17 13-4 26-9 34-9 17 0 26 5 39 9 9 4 17 8 22 17 8 8 12 17 12 25 4 9 4 21 4 30zM128 81c0-17-4-30-13-43-9-8-18-12-35-12-8 0-12 0-21 4-4 4-8 8-13 13-4 4-8 8-8 17-4 4-4 12-4 21z">
          <text:p/>
        </draw:path>
        <draw:path draw:style-name="gr3" draw:text-style-name="P4" draw:layer="layout" svg:width="0.098cm" svg:height="0.187cm" svg:x="12.496cm" svg:y="7.78cm" svg:viewBox="0 0 99 188" svg:d="M99 22c0 4 0 4 0 8v4l-5 4c0 0 0-4-4-4h-4-4c-4-4-9-4-9-4-4 0-9 0-9 4-4 0-9 4-13 4 0 5-4 9-8 13-5 4-9 13-13 17v115c0 5 0 5-4 5h-5c0 0-4 0-8 0 0 0-4 0-8 0h-5v-5-174-4c5 0 5 0 5 0 4 0 4 0 8 0s4 0 8 0h5v4 25c4-4 8-12 12-17 5-4 9-8 13-8 4-4 9-4 13-4 5-5 5-5 9-5 5 0 5 0 9 0l4 5c4 0 4 0 8 0l5 4c0 4 0 4 0 4 0 4 0 4 0 9z">
          <text:p/>
        </draw:path>
        <draw:path draw:style-name="gr3" draw:text-style-name="P4" draw:layer="layout" svg:width="0.258cm" svg:height="0.182cm" svg:x="12.7cm" svg:y="7.785cm" svg:viewBox="0 0 259 183" svg:d="M259 4v4 4l-51 166c-4 5-4 5-4 5-5 0-5 0-9 0 0 0-4 0-8 0s-9 0-9 0c-4 0-4 0-8 0l-4-5-38-128-34 128c0 5 0 5-5 5h-4c-4 0-8 0-13 0s-5 0-9 0h-4c-4 0-4 0-4-5h-5l-46-166c-4 0-4-4-4-4v-4c0-4 4-4 4-4h4c4 0 4 0 8 0 5 0 5 0 9 0h4l4 4 44 145 38-145c0 0 0-4 4-4h4c0 0 5 0 9 0h4c4 0 4 0 8 0v4l43 145 42-145c0 0 0-4 4-4h5c0 0 4 0 8 0s4 0 9 0h4z">
          <text:p/>
        </draw:path>
        <draw:path draw:style-name="gr3" draw:text-style-name="P4" draw:layer="layout" svg:width="0.148cm" svg:height="0.267cm" svg:x="12.996cm" svg:y="7.7cm" svg:viewBox="0 0 149 268" svg:d="M149 263c0 5 0 5 0 5-4 0-4 0-8 0h-5c-4 0-8 0-8 0-4 0-4 0-4 0-5 0-5 0-5-5v-101c0-9 0-18-4-22 0-9-4-13-4-17-4-5-10-9-14-9-4-4-8-4-17-4-8 0-12 0-21 8-8 5-17 13-25 26v119c0 5-5 5-5 5h-4c0 0-4 0-8 0s-4 0-9 0h-4v-5h-4v-255l4-4c4 0 4-4 4-4 5 0 5 0 9 0s8 0 8 0l4 4h5v4 102c8-8 17-17 25-21 9-4 21-9 30-9 12 0 22 5 30 9 5 4 13 8 17 13 5 8 9 16 13 25 0 8 0 17 0 31z">
          <text:p/>
        </draw:path>
        <draw:path draw:style-name="gr3" draw:text-style-name="P4" draw:layer="layout" svg:width="0.17cm" svg:height="0.191cm" svg:x="13.186cm" svg:y="7.78cm" svg:viewBox="0 0 171 192" svg:d="M171 94c0 13 0 26-5 39-4 12-8 21-17 29-8 9-16 17-25 21-13 5-25 9-38 9-18 0-31-4-39-9-13-4-21-8-26-17-8-8-12-16-16-29-5-13-5-26-5-39s0-26 5-38c4-13 8-22 16-30 9-8 17-17 26-21 13-4 25-9 39-9 17 0 30 5 38 9 13 4 21 8 25 17 9 8 13 17 17 29 5 13 5 26 5 39zM137 98c0-13 0-21 0-30-4-8-4-13-9-21-4-4-8-9-17-13-8-4-17-4-25-4-9 0-18 0-26 4-5 0-9 9-13 13s-9 13-13 21c0 9 0 17 0 26 0 13 0 22 0 30 4 9 4 13 9 21 4 5 8 9 17 13 8 4 17 8 26 8 8 0 17-4 25-8 5 0 9-8 13-13 4-4 9-12 13-21 0-8 0-17 0-26z">
          <text:p/>
        </draw:path>
        <draw:path draw:style-name="gr3" draw:text-style-name="P4" draw:layer="layout" svg:width="0.122cm" svg:height="0.191cm" svg:x="13.39cm" svg:y="7.78cm" svg:viewBox="0 0 123 192" svg:d="M123 137c0 8 0 17-4 21-4 8-8 13-13 17-8 4-12 8-22 13-8 0-21 4-29 4-5 0-13 0-17-4-5 0-9 0-13 0-9-5-9-5-13-9-4 0-4 0-8-4v-4c-4 0-4-5-4-9s0-4 0-4c4-4 4-4 4-4 0-4 0-4 0-4h4l4 4c4 0 9 0 9 4 4 0 12 4 17 4 4 4 12 4 17 4 8 0 12 0 17-4 4 0 8 0 8-4 4 0 8-4 8-8 0-5 6-9 6-13s-6-9-6-13c-4 0-8-4-12-8 0 0-9-5-13-5-4-4-8-4-13-9-8 0-12-4-17-4-4-4-8-9-12-13-5-4-9-8-13-13 0-4-4-12-4-21 0-4 4-13 4-17 4-8 8-12 13-17 4-4 12-8 21-12 4 0 17-5 25-5 5 0 9 0 13 5 4 0 8 0 14 0 4 4 8 4 8 4 4 0 9 4 9 4v4c4 0 4 0 4 0v5 4c0 4 0 4 0 8v4h-4c-5 0-5 0-5 0-4-4-8-4-8-4-4-4-10-4-14-4-4-4-12-4-17-4-4 0-8 0-12 4-5 0-9 0-13 4 0 0-4 4-4 9 0 0-5 4-5 8s5 9 5 13c4 4 8 4 12 8 5 5 9 5 13 9 4 0 9 4 17 4 4 4 8 4 14 9 8 0 12 4 17 8 4 5 8 9 8 14 4 8 4 12 4 21z">
          <text:p/>
        </draw:path>
        <draw:path draw:style-name="gr3" draw:text-style-name="P4" draw:layer="layout" svg:width="0.157cm" svg:height="0.191cm" svg:x="13.546cm" svg:y="7.78cm" svg:viewBox="0 0 158 192" svg:d="M158 89c0 5 0 9-4 9 0 4-5 4-9 4h-111c0 9 0 18 0 26 4 9 8 13 13 22 4 4 8 8 17 12 4 0 12 4 25 4 9 0 13 0 22-4 4 0 13 0 17-4 4 0 9-4 13-4h4 4c0 4 0 4 0 4 0 4 0 4 0 8v5c0 4 0 4 0 4-4 4-4 4-8 4-4 4-9 4-13 4-4 5-13 5-17 5-9 4-18 4-26 4-13 0-26-4-38-9-9-4-17-8-26-17-8-8-12-16-17-29-4-9-4-26-4-39 0-17 0-30 4-43 5-8 9-21 17-29 9-9 17-13 26-17 12-4 21-9 34-9 12 0 26 5 34 9 13 4 17 8 26 17 4 8 8 17 13 25 4 9 4 21 4 30zM128 81c0-17-4-30-13-43-8-8-17-12-34-12-9 0-13 0-22 4-4 4-8 8-12 13-5 4-9 8-9 17-4 4-4 12-4 21z">
          <text:p/>
        </draw:path>
        <draw:path draw:style-name="gr3" draw:text-style-name="P4" draw:layer="layout" svg:width="0.114cm" svg:height="0.233cm" svg:x="13.813cm" svg:y="7.738cm" svg:viewBox="0 0 115 234" svg:d="M115 213c0 4 0 4-4 8v4c0 0-4 0-4 5-5 0-5 0-9 0 0 0-4 0-8 4 0 0-4 0-9 0-8 0-17-4-21-4-8-5-13-9-17-13s-9-9-9-17-4-17-4-25v-102h-22c-4 0-4 0-4 0-4-4-4-8-4-13v-4c0-4 4-4 4-4v-4h4 22v-39c0-5 0-5 4-5 0-4 5-4 5-4 4 0 4 0 8 0 5 0 5 0 9 0 0 0 4 0 4 4h4v5 39h43 4v4c0 0 4 0 4 4v4c0 5 0 9-4 13h-4-43v97c0 13 0 22 5 26 4 8 8 8 17 8 4 0 8 0 8 0 4 0 4 0 8 0l5-4h4v4h4c0 4 0 4 0 9z">
          <text:p/>
        </draw:path>
        <draw:path draw:style-name="gr3" draw:text-style-name="P4" draw:layer="layout" svg:width="0.148cm" svg:height="0.186cm" svg:x="13.965cm" svg:y="7.785cm" svg:viewBox="0 0 149 187" svg:d="M149 178c0 5 0 5-4 5h-4-4c-4 0-9 0-9 0h-4l-4-5v-25c-9 13-17 21-26 25-12 5-21 9-29 9-13 0-21-4-30-9-8 0-13-8-22-12-4-9-8-17-8-26-5-8-5-17-5-30v-106l5-4h4c4 0 4 0 8 0 5 0 5 0 10 0h4c0 0 0 4 4 4v101c0 9 0 18 0 27 4 4 4 8 9 13 0 4 4 8 8 12 9 0 13 0 17 0 8 0 17 0 25-8 9-4 17-13 26-21v-124-4c4 0 4 0 8 0h5c4 0 8 0 8 0 4 0 4 0 4 0 4 0 4 4 4 4z">
          <text:p/>
        </draw:path>
        <draw:path draw:style-name="gr3" draw:text-style-name="P4" draw:layer="layout" svg:width="0.097cm" svg:height="0.187cm" svg:x="14.173cm" svg:y="7.78cm" svg:viewBox="0 0 98 188" svg:d="M98 22c0 4 0 4 0 8v4c0 0 0 4-4 4 0 0 0-4-4-4h-5-4c-4-4-4-4-8-4-5 0-5 0-9 4-4 0-8 4-8 4-5 5-9 9-13 13s-9 13-14 17v115c0 5 0 5-4 5h-4c0 0-4 0-9 0h-4c-4 0-4 0-8 0v-5-174-4c4 0 4 0 4 0 4 0 4 0 8 0 5 0 5 0 9 0h4v4 25c9-4 14-12 18-17 4-4 4-8 8-8 5-4 9-4 13-4 4-5 9-5 9-5 4 0 4 0 8 0l4 5c5 0 5 0 9 0 0 0 4 0 4 4s0 4 0 4c0 4 0 4 0 9z">
          <text:p/>
        </draw:path>
        <draw:path draw:style-name="gr3" draw:text-style-name="P4" draw:layer="layout" svg:width="0.148cm" svg:height="0.187cm" svg:x="14.308cm" svg:y="7.78cm" svg:viewBox="0 0 149 188" svg:d="M149 183h-4c0 5 0 5 0 5h-4c-4 0-4 0-9 0-4 0-4 0-8 0h-5l-5-5v-102c0-9 0-17 0-21-4-9-4-13-8-17-4-5-4-9-13-9-4-4-8-4-12-4-9 0-17 0-26 8-8 5-17 13-25 26v119c0 5 0 5 0 5-4 0-4 0-9 0h-4c-4 0-8 0-8 0-5 0-5 0-5 0-4 0-4 0-4-5v-174c0 0 0-4 4-4h5 4c4 0 4 0 8 0h5v4c4 0 4 0 4 0v25c8-12 17-21 25-25 13-4 21-9 30-9 13 0 21 5 29 9 10 4 14 8 18 13 9 8 9 16 13 25 0 8 4 17 4 30z">
          <text:p/>
        </draw:path>
        <draw:path draw:style-name="gr3" draw:text-style-name="P4" draw:layer="layout" svg:width="0.123cm" svg:height="0.191cm" svg:x="14.494cm" svg:y="7.78cm" svg:viewBox="0 0 124 192" svg:d="M124 137c0 8 0 17-4 21-4 8-9 13-13 17-8 4-12 8-22 13-8 0-21 4-30 4-4 0-12 0-16-4-5 0-9 0-13 0-9-5-9-5-13-9-4 0-4 0-8-4v-4c-5 0-5-5-5-9s0-4 0-4c5-4 5-4 5-4 0-4 0-4 0-4h4l4 4c4 0 9 0 9 4 4 0 12 4 17 4 4 4 12 4 16 4 9 0 13 0 17-4 5 0 9 0 9-4 4 0 9-4 9-8 0-5 5-9 5-13s-5-9-5-13c-5 0-9-4-13-8 0 0-9-5-13-5-4-4-9-4-13-9-8 0-12-4-17-4-4-4-8-9-12-13-5-4-9-8-13-13 0-4-4-12-4-21 0-4 4-13 4-17 4-8 8-12 13-17 4-4 12-8 21-12 4 0 17-5 25-5 4 0 9 0 13 5 4 0 9 0 14 0 4 4 8 4 8 4 4 0 8 4 8 4v4c5 0 5 0 5 0v5 4c0 4 0 4 0 8v4h-5c-4 0-4 0-4 0-4-4-8-4-8-4-4-4-9-4-14-4-4-4-13-4-17-4s-8 0-13 4c-4 0-8 0-12 4 0 0-4 4-4 9 0 0-5 4-5 8s5 9 5 13c4 4 8 4 12 8 4 5 9 5 13 9 4 0 8 4 17 4 4 4 9 4 14 9 8 0 12 4 16 8 5 5 9 9 9 14 4 8 4 12 4 21z">
          <text:p/>
        </draw:path>
        <draw:path draw:style-name="gr3" draw:text-style-name="P4" draw:layer="layout" svg:width="0.102cm" svg:height="0.187cm" svg:x="14.748cm" svg:y="7.78cm" svg:viewBox="0 0 103 188" svg:d="M103 22c0 4 0 4 0 8v4h-4v4l-4-4h-5c-4 0-4 0-8 0 0-4-4-4-4-4-5 0-9 0-13 4 0 0-4 4-9 4-4 5-4 9-9 13-4 4-8 13-13 17v115c-4 5-4 5-4 5h-4c-4 0-4 0-9 0-4 0-4 0-8 0h-4v-5c-5 0-5 0-5 0v-174h5v-4h4c4 0 4 0 8 0h5c4 0 4 0 4 0 4 0 4 4 4 4v25c4-4 9-12 13-17 4-4 9-8 13-8 5-4 9-4 13-4 0-5 4-5 9-5h4c4 0 4 5 8 5 5 0 5 0 5 0 4 0 4 0 4 4 4 0 4 0 4 0 0 4 0 4 0 4 0 4 0 4 0 9z">
          <text:p/>
        </draw:path>
        <draw:path draw:style-name="gr3" draw:text-style-name="P4" draw:layer="layout" svg:width="0.14cm" svg:height="0.191cm" svg:x="14.875cm" svg:y="7.78cm" svg:viewBox="0 0 141 192" svg:d="M141 183v5c-4 0-4 0-4 0-4 0-4 0-9 0-4 0-8 0-8 0-4 0-4 0-4 0 0-5 0-5 0-5v-17c-9 9-17 13-26 17-12 5-21 9-30 9s-17-4-26-4c-8-5-12-5-17-9-8-8-12-13-12-17-5-8-5-17-5-25 0-9 0-17 5-21 4-9 8-18 17-23 8-4 17-8 29-8 9-4 22-4 35-4h26v-13c0-8-5-13-5-17s-4-8-8-13c0-4-4-8-9-8-8 0-12-4-21-4s-14 4-22 4c-4 0-8 4-13 4-8 4-8 4-12 9-5 0-5 4-9 4v-4c-4 0-4 0-4 0v-5-4c0-4 0-8 0-8 0-4 0-4 4-4 0-5 4-5 9-9 4 0 8-4 12-4 5-4 13-4 17-4 9-5 13-5 22-5 13 0 22 5 30 5 9 4 17 8 21 12 9 5 13 13 13 21 4 9 4 17 4 30zM112 102h-30c-9 0-18 5-22 5-9 0-13 4-17 4-4 5-4 9-9 13 0 4-4 9-4 13 0 8 4 17 9 21 8 4 16 8 25 8s18-4 22-8c9-4 17-8 26-17z">
          <text:p/>
        </draw:path>
        <draw:path draw:style-name="gr3" draw:text-style-name="P4" draw:layer="layout" svg:width="0.114cm" svg:height="0.233cm" svg:x="15.049cm" svg:y="7.738cm" svg:viewBox="0 0 115 234" svg:d="M115 213c0 4 0 4-4 8v4c0 0-4 0-4 5-4 0-4 0-9 0 0 0-4 0-8 4-4 0-4 0-9 0-8 0-17-4-21-4-9-5-13-9-18-13-4-4-8-9-8-17s-4-17-4-25v-102h-22c-4 0-4 0-4 0-4-4-4-8-4-13v-4c0-4 0-4 4-4v-4h4 22v-39c0-5 0-5 0-5 4 0 4 0 4 0 0-4 4-4 4-4 4 0 4 0 9 0 4 0 4 0 8 0 0 0 5 0 5 4h4v5 39h43 4v4 4c4 0 4 4 4 4 0 5-4 9-4 13h-4-43v97c0 13 0 22 5 26 4 8 8 8 17 8 4 0 8 0 8 0 4 0 4 0 9 0 0 0 0-4 4-4h4v4c4 4 4 4 4 9z">
          <text:p/>
        </draw:path>
        <draw:path draw:style-name="gr3" draw:text-style-name="P4" draw:layer="layout" svg:width="0.043cm" svg:height="0.254cm" svg:x="15.197cm" svg:y="7.713cm" svg:viewBox="0 0 44 255" svg:d="M39 250c-4 5-4 5-4 5h-4c-5 0-5 0-10 0-4 0-4 0-8 0h-4v-5c-5 0-5 0-5 0v-173h5v-4h4c4 0 4 0 8 0 5 0 5 0 10 0h4c0 0 0 4 4 4zM44 21c0 4-5 12-5 12-4 6-8 6-18 6-8 0-12 0-17-6 0 0-4-8-4-12 0-9 4-13 4-17 5 0 9-4 17-4 10 0 14 4 18 4 0 4 5 8 5 17z">
          <text:p/>
        </draw:path>
        <draw:path draw:style-name="gr3" draw:text-style-name="P4" draw:layer="layout" svg:width="0.169cm" svg:height="0.191cm" svg:x="15.278cm" svg:y="7.78cm" svg:viewBox="0 0 170 192" svg:d="M170 94c0 13 0 26-4 39-5 12-9 21-17 29-9 9-17 17-26 21-12 5-25 9-38 9-17 0-29-4-38-9-13-4-21-8-25-17-10-8-14-16-18-29s-4-26-4-39 0-26 4-38c4-13 8-22 18-30 8-8 17-17 25-21 13-4 26-9 38-9 17 0 30 5 38 9 13 4 22 8 26 17 8 8 12 17 17 29 4 13 4 26 4 39zM136 98c0-13 0-21 0-30-4-8-4-13-8-21-5-4-9-9-17-13-9-4-17-4-26-4-8 0-17 0-25 4-4 0-9 9-13 13s-8 13-13 21c0 9 0 17 0 26 0 13 0 22 0 30 5 9 5 13 9 21 4 5 8 9 17 13 8 4 17 8 25 8 9 0 17-4 26-8 4 0 8-8 12-13 5-4 9-12 13-21 0-8 0-17 0-26z">
          <text:p/>
        </draw:path>
        <draw:path draw:style-name="gr3" draw:text-style-name="P4" draw:layer="layout" svg:width="0.042cm" svg:height="0.254cm" svg:x="15.578cm" svg:y="7.713cm" svg:viewBox="0 0 43 255" svg:d="M39 250c-4 5-4 5-4 5h-4c-4 0-4 0-10 0-4 0-4 0-8 0h-4l-5-5v-173c5 0 5-4 5-4h4c4 0 4 0 8 0 6 0 6 0 10 0h4c0 0 0 4 4 4zM43 21c0 4-4 12-4 12-4 6-8 6-18 6-8 0-12 0-17-6 0 0-4-8-4-12 0-9 4-13 4-17 5 0 9-4 17-4 10 0 14 4 18 4 0 4 4 8 4 17z">
          <text:p/>
        </draw:path>
        <draw:path draw:style-name="gr3" draw:text-style-name="P4" draw:layer="layout" svg:width="0.122cm" svg:height="0.191cm" svg:x="15.659cm" svg:y="7.78cm" svg:viewBox="0 0 123 192" svg:d="M123 137c0 8-4 17-4 21-4 8-8 13-17 17-4 4-13 8-21 13-8 0-17 4-25 4-5 0-13 0-17-4-5 0-13 0-17 0-5-5-10-5-10-9-4 0-4 0-8-4l-4-4c0 0 0-5 0-9s0-4 0-4c0-4 0-4 4-4 0-4 0-4 0-4h4l4 4c5 0 5 0 10 4 4 0 8 4 17 4 4 4 8 4 17 4 4 0 12 0 17-4 4 0 4 0 8-4 4 0 8-4 8-8 0-5 5-9 5-13s-5-9-5-13c-4 0-8-4-12-8-4 0-9-5-13-5-4-4-8-4-17-9-4 0-8-4-13-4-8-4-12-9-17-13s-5-8-9-13c0-4-4-12-4-21 0-4 4-13 4-17 4-8 9-12 14-17 4-4 12-8 21-12 4 0 17-5 25-5 5 0 9 0 13 5 4 0 8 0 13 0 4 4 8 4 8 4 4 0 4 4 9 4v4h4v5 4c0 4 0 4 0 8v4c-4 0-4 0-4 0-5 0-5 0-9 0 0-4-4-4-4-4-4-4-9-4-13-4-4-4-12-4-17-4-4 0-8 0-12 4-5 0-9 0-13 4 0 0-4 4-4 9 0 0-5 4-5 8s5 9 5 13c4 4 8 4 12 8 5 5 9 5 13 9 4 0 9 4 17 4 4 4 8 4 13 9 8 0 12 4 17 8 4 5 4 9 8 14 4 8 4 12 4 21z">
          <text:p/>
        </draw:path>
        <draw:path draw:style-name="gr3" draw:text-style-name="P4" draw:layer="layout" svg:width="0.144cm" svg:height="0.25cm" svg:x="15.913cm" svg:y="7.717cm" svg:viewBox="0 0 145 251" svg:d="M145 238v4c0 4 0 4 0 4-5 0-5 5-5 5h-4-128c-4 0-4-5-4-5v-4-4c0-4 0-4 0-9v-4c4 0 4 0 4 0h52v-187l-48 25c-4 0-4 5-4 5-4 0-4 0-4 0 0-5-4-5-4-5 0-4 0-4 0-8s0-4 0-4c0-5 0-5 4-5 0-4 0-4 0-4l4-4 56-34c4 0 4 0 4 0 0-4 5-4 5-4h4c4 0 8 0 8 0 5 4 5 4 5 4 4 0 4 0 4 0v4 217h42c4 0 4 0 4 0h5c0 4 0 4 0 4 0 5 0 5 0 9z">
          <text:p/>
        </draw:path>
        <draw:path draw:style-name="gr3" draw:text-style-name="P4" draw:layer="layout" svg:width="0.043cm" svg:height="0.043cm" svg:x="16.107cm" svg:y="7.924cm" svg:viewBox="0 0 44 44" svg:d="M44 21c0 9 0 18-6 18-4 5-8 5-16 5-9 0-13 0-17-5 0 0-5-9-5-18 0-8 5-12 5-16 4-5 8-5 17-5 8 0 12 0 16 5 6 4 6 8 6 16z">
          <text:p/>
        </draw:path>
        <draw:path draw:style-name="gr3" draw:text-style-name="P4" draw:layer="layout" svg:width="0.14cm" svg:height="0.19cm" svg:x="3.826cm" svg:y="8.293cm" svg:viewBox="0 0 141 191" svg:d="M141 183v4c-4 0-4 0-4 0-5 0-5 0-10 0-4 0-8 0-8 0-4 0-4 0-4 0 0-4 0-4 0-4v-17c-9 8-17 12-26 17-8 4-21 8-29 8-9 0-17-4-26-4-8-4-12-4-17-9-8-8-12-12-12-18-5-8-5-16-5-25 0-8 0-17 5-21 4-9 8-17 17-21 8-4 17-9 29-9 9-4 21-4 34-4h25v-13c0-8-4-12-4-17 0-4-4-8-4-12-4-5-8-9-13-9-4 0-12-4-21-4-4 0-13 4-21 4-4 0-8 4-13 4-4 5-8 5-12 9-5 0-5 4-9 4v-4c-4 0-4 0-4 0v-4-5c0-4 0-8 0-8 0-4 0-4 4-4 0-4 4-4 9-9 4 0 8-4 12-4 5-4 13-4 17-4 9-4 13-4 21-4 13 0 22 4 30 4 8 4 17 8 21 13 9 4 14 12 14 21 4 8 4 17 4 29zM110 101h-29c-9 0-17 4-21 4-9 0-13 5-17 5-4 4-4 8-9 12 0 5-4 9-4 13 0 9 4 17 9 21 8 4 16 10 25 10 8 0 17-6 21-10 9-4 17-8 25-17z">
          <text:p/>
        </draw:path>
        <draw:path draw:style-name="gr3" draw:text-style-name="P4" draw:layer="layout" svg:width="0.043cm" svg:height="0.042cm" svg:x="4.021cm" svg:y="8.437cm" svg:viewBox="0 0 44 43" svg:d="M44 21c0 9 0 18-5 18-4 4-9 4-18 4-8 0-12 0-17-4 0 0-4-9-4-18s4-13 4-17c5-4 9-4 17-4 9 0 14 0 18 4 5 4 5 8 5 17z">
          <text:p/>
        </draw:path>
        <draw:frame draw:style-name="gr4" draw:text-style-name="P5" draw:layer="layout" svg:width="0.388cm" svg:height="0.454cm" svg:x="3.476cm" svg:y="7.606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87cm" svg:height="0.246cm" svg:x="4.444cm" svg:y="8.233cm" svg:viewBox="0 0 188 247" svg:d="M188 13c0 4 0 4 0 8l-4 5h-5-68v217c0 4-5 4-5 4h-4c-4 0-4 0-8 0-5 0-5 0-9 0h-4l-4-4v-217h-68-4c0-5 0-5-5-5 0-4 0-4 0-8v-4c5-4 5-4 5-4 0-5 0-5 0-5h4 170c5 0 5 0 5 0v5c4 0 4 0 4 4z">
          <text:p/>
        </draw:path>
        <draw:path draw:style-name="gr3" draw:text-style-name="P4" draw:layer="layout" svg:width="0.102cm" svg:height="0.186cm" svg:x="4.66cm" svg:y="8.293cm" svg:viewBox="0 0 103 187" svg:d="M103 21c0 4 0 4 0 8v4h-4v5l-4-5h-5c-4 0-4 0-8 0 0-4-4-4-4-4-5 0-9 0-13 4 0 0-4 5-9 5-4 4-4 8-8 12-4 5-8 13-14 17v116c-4 4-4 4-4 4h-4c-4 0-4 0-9 0-4 0-4 0-8 0h-4l-5-4v-175c5 0 5-4 5-4h4c0 0 4 0 8 0h5c4 0 4 0 4 0 4 0 4 4 4 4v25c4-4 10-12 14-16 4-5 8-9 12-9 5-4 9-4 13-4 0-4 4-4 9-4h4c4 0 4 4 8 4 5 0 5 0 5 0 4 0 4 0 4 4 4 0 4 0 4 0 0 4 0 4 0 4 0 5 0 5 0 9z">
          <text:p/>
        </draw:path>
        <draw:path draw:style-name="gr3" draw:text-style-name="P4" draw:layer="layout" svg:width="0.148cm" svg:height="0.186cm" svg:x="4.796cm" svg:y="8.297cm" svg:viewBox="0 0 149 187" svg:d="M149 179c0 4 0 4-4 4h-4-5c-4 0-8 0-8 0h-4l-5-4v-27c-8 13-17 22-25 27-13 4-21 8-30 8-12 0-21-4-29-8-9 0-13-9-22-14-5-9-9-17-9-25-4-9-4-17-4-30v-106l4-4h4c5 0 5 0 10 0 4 0 4 0 8 0h5c0 0 0 4 4 4v102c0 8 0 17 0 25 4 4 4 9 8 13 0 4 4 8 9 12 8 0 12 0 17 0 8 0 17 0 25-8 8-4 17-13 25-21v-123-4c5 0 5 0 9 0h4c4 0 9 0 9 0 4 0 4 0 4 0 4 0 4 4 4 4z">
          <text:p/>
        </draw:path>
        <draw:path draw:style-name="gr3" draw:text-style-name="P4" draw:layer="layout" svg:width="0.156cm" svg:height="0.19cm" svg:x="4.991cm" svg:y="8.293cm" svg:viewBox="0 0 157 191" svg:d="M157 88c0 5 0 9-4 9 0 4-4 4-8 4h-112c0 9 0 17 5 26 0 8 4 12 8 21 4 4 9 8 17 12 9 0 18 6 26 6 9 0 17 0 22-6 8 0 12 0 17-4 4 0 8-4 12-4h5c4 0 4 0 4 0 0 4 0 4 0 4 4 4 4 4 4 10l-4 4c0 4 0 4 0 4 0 4-4 4-9 4-4 5-8 5-12 5-5 4-13 4-17 4-9 4-17 4-26 4-13 0-26-4-35-8-12-5-21-9-29-17-4-10-13-18-17-31-4-8-4-25-4-38 0-17 4-30 4-42 4-9 13-22 17-30 8-8 17-13 25-17 13-4 21-8 35-8 17 0 25 4 38 8 9 4 17 9 21 17 9 8 13 17 13 25 4 9 4 22 4 30zM128 80c0-17-5-30-13-42-9-9-17-13-34-13-9 0-14 0-22 4-4 4-9 9-13 13s-8 8-8 17c-5 4-5 13-5 21z">
          <text:p/>
        </draw:path>
        <draw:path draw:style-name="gr3" draw:text-style-name="P4" draw:layer="layout" svg:width="0.157cm" svg:height="0.271cm" svg:x="3.839cm" svg:y="8.724cm" svg:viewBox="0 0 158 272" svg:d="M158 175c0 17-4 30-4 38-5 13-9 25-18 34-5 8-13 13-22 17-8 4-21 8-33 8-5 0-9 0-13-4-4 0-9 0-13-4-4 0-13-4-17-9-4-4-8-8-12-12v21c0 4 0 4-5 4h-4-4c-4 0-4 0-9 0h-4v-4-255-4c4 0 4-5 4-5 5 0 5 0 9 0s8 0 8 0c5 0 5 5 5 5h4v4 102c4-4 8-8 12-12 9-4 13-9 17-9 5-4 9-4 13-4 4-4 9-4 13-4 12 0 25 4 34 8 8 5 17 13 22 21 4 9 8 17 13 30 0 9 4 21 4 34zM123 179c0-8 0-17-4-25 0-9 0-17-5-21-4-9-8-13-12-17-9-5-13-5-21-5-5 0-9 0-13 0s-9 5-13 5c-4 4-8 8-13 12-4 5-8 9-12 17v68c8 9 17 17 25 21 9 9 17 9 26 9 4 0 12 0 16-5 9-4 13-8 17-16 0-5 5-13 5-22 4-4 4-12 4-21z">
          <text:p/>
        </draw:path>
        <draw:path draw:style-name="gr3" draw:text-style-name="P4" draw:layer="layout" svg:width="0.042cm" svg:height="0.042cm" svg:x="4.038cm" svg:y="8.949cm" svg:viewBox="0 0 43 43" svg:d="M43 22c0 8 0 17-4 17-4 4-8 4-17 4s-13 0-18-4c0 0-4-9-4-17 0-10 4-14 4-18 5-4 9-4 18-4s13 0 17 4 4 8 4 18z">
          <text:p/>
        </draw:path>
        <draw:frame draw:style-name="gr4" draw:text-style-name="P5" draw:layer="layout" svg:width="0.388cm" svg:height="0.454cm" svg:x="4.098cm" svg:y="8.118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31cm" svg:height="0.245cm" svg:x="4.474cm" svg:y="8.746cm" svg:viewBox="0 0 132 246" svg:d="M132 12c0 5 0 5 0 9v4c-4 0-4 0-4 0h-4-90v85h86 4v4c4 0 4 0 4 4v4c0 5 0 5 0 9l-4 4-4 4h-86v103c0 4 0 4-4 4h-4c0 0-5 0-9 0 0 0-4 0-8 0h-5v-4c-4 0-4 0-4 0v-230c0-4 4-8 4-12 5 0 9 0 9 0h111c4 0 4 0 4 0l4 4v4z">
          <text:p/>
        </draw:path>
        <draw:path draw:style-name="gr3" draw:text-style-name="P4" draw:layer="layout" svg:width="0.14cm" svg:height="0.19cm" svg:x="4.639cm" svg:y="8.805cm" svg:viewBox="0 0 141 191" svg:d="M141 183v4h-4c-5 0-5 0-9 0s-4 0-8 0h-4c0-4 0-4 0-4v-17c-9 8-17 13-26 17-8 4-21 8-30 8-8 0-16-4-25-4-4-4-13-4-18-8-4-9-8-13-13-17-4-9-4-17-4-26 0-8 0-17 4-21 5-8 13-17 18-21 9-4 17-9 30-9 8-4 21-4 34-4h25v-12c0-9 0-13-4-17 0-5 0-9-4-13s-9-10-13-10-13-4-17-4c-8 0-17 4-21 4-8 0-13 6-17 6-4 4-8 4-13 8-5 0-5 4-9 4v-4h-4v-4-4c0-6 0-10 0-10 0-4 4-4 4-4 0-4 4-4 9-8 5 0 9-5 13-5 9-4 13-4 21-4 4-4 13-4 17-4 13 0 26 4 34 4 9 4 13 9 21 13 4 4 9 12 9 22 4 8 4 17 4 30zM111 102h-25c-13 0-17 5-26 5-4 0-12 4-16 4 0 4-5 8-9 13 0 4 0 8 0 12 0 9 0 17 9 21 4 5 12 9 21 9 8 0 17-4 25-9 4-4 13-8 21-16z">
          <text:p/>
        </draw:path>
        <draw:path draw:style-name="gr3" draw:text-style-name="P4" draw:layer="layout" svg:width="0.03cm" svg:height="0.267cm" svg:x="4.838cm" svg:y="8.724cm" svg:viewBox="0 0 31 268" svg:d="M31 264c0 4-4 4-4 4h-5c0 0-5 0-9 0 0 0-4 0-9 0h-4v-4-255-4c4 0 4-5 4-5 5 0 9 0 9 0 4 0 9 0 9 0 5 0 5 5 5 5h4v4z">
          <text:p/>
        </draw:path>
        <draw:path draw:style-name="gr3" draw:text-style-name="P4" draw:layer="layout" svg:width="0.123cm" svg:height="0.19cm" svg:x="4.91cm" svg:y="8.805cm" svg:viewBox="0 0 124 191" svg:d="M124 136c0 9 0 17-4 21-5 9-9 13-13 17-8 5-13 9-21 13-9 0-17 4-30 4-4 0-12 0-17-4-4 0-9 0-13 0-5-4-9-4-13-8-4 0-4 0-9-5v-4c0 0-4-4-4-8 0-5 4-5 4-5 0-4 0-4 0-4 0-4 0-4 0-4h5c0 0 4 0 4 4 4 0 8 0 13 4 4 0 9 5 13 5 5 4 13 4 17 4 9 0 13 0 17-4 4 0 9 0 9-5 4 0 8-4 8-8 4-4 4-8 4-13 0-4-4-8-4-12-4 0-4-5-8-9-5 0-9-4-17-4-5-4-9-4-13-9-8 0-13-4-17-4-5-4-9-8-14-12-4-5-8-9-12-13 0-4-5-13-5-21 0-5 5-13 5-17 4-10 8-14 12-18 5-4 14-9 23-13 8 0 16-4 25-4 4 0 8 0 13 4 8 0 8 0 12 0 5 4 9 4 13 4l4 5 4 4v4 4c0 4 0 4 0 10v4h-4-4c-4-4-4-4-8-4-5-6-9-6-13-6-4-4-9-4-17-4-4 0-9 0-13 4-4 0-8 0-12 6 0 0-5 4-5 8 0 0 0 4 0 9 0 4 0 8 0 12 5 5 9 5 13 9s8 4 13 8c4 0 12 5 17 5 4 4 8 4 17 8 4 0 8 4 12 8 4 5 9 9 9 13 4 9 4 13 4 21z">
          <text:p/>
        </draw:path>
        <draw:path draw:style-name="gr3" draw:text-style-name="P4" draw:layer="layout" svg:width="0.156cm" svg:height="0.19cm" svg:x="5.067cm" svg:y="8.805cm" svg:viewBox="0 0 157 191" svg:d="M157 90c0 4 0 8-4 8 0 4-4 4-8 4h-110c0 9 0 17 0 26 4 8 8 13 12 21 5 4 9 8 17 13 5 0 17 4 26 4 8 0 17 0 21-4 8 0 13 0 17-5 4 0 8-4 13-4h4 4c0 4 0 4 0 4 0 5 0 5 0 9v4c0 4 0 4 0 4 0 5-4 5-8 5-5 4-9 4-13 4-4 4-13 4-17 4-9 4-17 4-26 4-12 0-25-4-38-8-8-4-17-9-25-17-8-9-13-17-17-30-5-8-5-25-5-38 0-17 0-29 5-42 4-9 13-21 17-31 8-8 17-12 25-17 13-4 22-8 34-8 17 0 26 4 38 8 9 5 17 9 22 17 4 10 12 18 12 27 4 8 4 21 4 29zM128 81c0-17-4-29-13-42-8-10-17-14-34-14-8 0-12 0-21 4-4 6-8 10-13 14-4 4-8 9-8 17-4 4-4 13-4 21z">
          <text:p/>
        </draw:path>
        <draw:path draw:style-name="gr3" draw:text-style-name="P4" draw:layer="layout" svg:width="0.178cm" svg:height="0.245cm" svg:x="3.183cm" svg:y="9.766cm" svg:viewBox="0 0 179 246" svg:d="M179 174c0 5 0 9-4 13l-5 4h-29v51c0 4 0 4 0 4-5 0-5 0-9 0h-4c-4 0-8 0-8 0-5 0-5 0-5 0-4 0-4 0-4-4v-51h-103c0 0-4 0-4-4h-4v-4c0-4 0-4 0-9v-4c0-4 0-4 0-8v-6c4 0 4 0 4-4l90-148c0 0 0-4 4-4h5 4c4 0 8 0 13 0 4 0 4 0 8 0s8 0 8 0h5c0 4 0 4 0 4v158h29c0 0 5 0 5 4 4 0 4 4 4 8zM111 25l-81 137h81z">
          <text:p/>
        </draw:path>
        <draw:path draw:style-name="gr3" draw:text-style-name="P4" draw:layer="layout" svg:width="0.042cm" svg:height="0.042cm" svg:x="3.399cm" svg:y="9.969cm" svg:viewBox="0 0 43 43" svg:d="M43 22c0 9 0 17-4 17-4 4-8 4-18 4-8 0-13 0-13-4-4 0-8-8-8-17 0-8 4-13 8-18 0-4 9-4 13-4 10 0 14 0 18 4 4 5 4 10 4 18z">
          <text:p/>
        </draw:path>
        <draw:frame draw:style-name="gr4" draw:text-style-name="P5" draw:layer="layout" svg:width="0.388cm" svg:height="0.454cm" svg:x="4.115cm" svg:y="8.63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4cm" svg:height="0.245cm" svg:x="3.839cm" svg:y="9.766cm" svg:viewBox="0 0 141 246" svg:d="M141 234v4c0 4-4 4-4 4v4h-5-119c0 0-4 0-9-4 0 0-4-4-4-8v-221c0-5 4-9 4-13 5 0 9 0 9 0h119c5 0 5 0 5 4v4 5c0 4 0 4 0 4 0 4 0 4 0 4 0 4 0 4-5 4h-98v76h85v5h5v4c0 4 0 4 0 8v5 4c0 0-5 0-5 4h-85v86h98l5 4 4 4c0 4 0 4 0 9z">
          <text:p/>
        </draw:path>
        <draw:path draw:style-name="gr3" draw:text-style-name="P4" draw:layer="layout" svg:width="0.157cm" svg:height="0.267cm" svg:x="4.017cm" svg:y="9.749cm" svg:viewBox="0 0 158 268" svg:d="M158 259c0 4 0 4-5 4h-4-4c-4 0-4 0-9 0h-4v-4h-4v-25c-9 12-18 21-26 25-9 4-22 9-34 9-13 0-22-5-30-9s-17-13-21-21c-9-9-13-18-13-31-4-8-4-21-4-34 0-12 0-29 4-38 4-12 9-25 13-34 8-4 17-12 25-16 9-5 17-9 30-9s21 4 30 9c8 4 17 8 26 16v-97-4c4 0 4 0 8 0h5c4 0 8 0 8 0 4 0 4 0 4 0 5 0 5 0 5 0 0 4 0 4 0 4zM128 135c-9-8-18-17-26-21-9-8-17-8-26-8-8 0-17 0-21 4s-9 8-13 17c-4 4-4 13-8 21 0 4 0 13 0 21 0 9 0 17 0 26 0 8 4 17 8 21 0 8 4 13 13 18 4 4 13 4 21 4 4 0 9 0 9 0 4 0 8-4 12-4 5-5 9-10 13-14s9-8 18-13z">
          <text:p/>
        </draw:path>
        <draw:path draw:style-name="gr3" draw:text-style-name="P4" draw:layer="layout" svg:width="0.157cm" svg:height="0.267cm" svg:x="4.22cm" svg:y="9.749cm" svg:viewBox="0 0 158 268" svg:d="M158 259c0 4 0 4 0 4-4 0-4 0-4 0-5 0-5 0-9 0h-4c-4 0-4 0-4 0-5 0-5 0-5-4v-25c-8 12-21 21-29 25-9 4-21 9-30 9-14 0-26-5-35-9-8-4-17-13-21-21-4-9-8-18-13-31-4-8-4-21-4-34 0-12 4-29 4-38 5-12 9-25 17-34 5-4 13-12 21-16 9-5 22-9 35-9 9 0 17 4 26 9 8 4 17 8 25 16v-97-4h4 5c0 0 4 0 8 0h4c5 0 5 0 9 0 0 4 0 4 0 4zM128 135c-8-8-17-17-25-21-9-8-17-8-26-8s-13 0-22 4c-4 4-8 8-13 17-4 4-4 13-8 21 0 4 0 13 0 21 0 9 0 17 0 26 4 8 4 17 8 21 5 8 9 13 13 18 4 4 13 4 22 4 5 0 9 0 13 0s9-4 13-4c4-5 8-10 12-14 5-4 9-8 13-13z">
          <text:p/>
        </draw:path>
        <draw:path draw:style-name="gr3" draw:text-style-name="P4" draw:layer="layout" svg:width="0.165cm" svg:height="0.25cm" svg:x="4.411cm" svg:y="9.829cm" svg:viewBox="0 0 166 251" svg:d="M101 183l-21 64c-4 0-4 4-8 4-5 0-9 0-13 0s-9 0-9 0h-4l-4-4 4-4 21-60-4-4v-4l-59-161c-4-4-4-4-4-9h4c0-5 0-5 4-5 0 0 4 0 9 0 4 0 4 0 8 0s4 0 4 0c4 0 4 5 4 5v5l51 135 48-135c0-5 4-5 4-10h4c0 0 5 0 9 0s8 0 8 0c4 0 4 0 4 5 5 0 5 0 5 0 0 5 0 5-5 9z">
          <text:p/>
        </draw:path>
        <draw:path draw:style-name="gr3" draw:text-style-name="P4" draw:layer="layout" svg:width="0.135cm" svg:height="0.191cm" svg:x="4.69cm" svg:y="9.825cm" svg:viewBox="0 0 136 192" svg:d="M136 158v4l-4 4v4h-4c0 5-4 5-8 9 0 0-5 4-13 4-5 4-10 4-14 4-8 5-13 5-17 5-12 0-25-5-34-9-8-4-17-8-25-17-4-8-9-18-13-30-4-9-4-22-4-39s0-29 4-42 9-21 17-30c9-8 17-12 26-16 8-5 21-9 33-9 5 0 9 0 13 4 9 0 14 0 18 5 4 0 9 4 9 4 4 4 8 4 8 4 0 4 4 4 4 4v4 5 4c0 4 0 8 0 13h-4c0 0-4 0-8 0 0-5-5-5-9-9s-9-4-14-8c-4 0-12 0-21 0-12 0-25 4-34 17-8 8-12 25-12 50 0 9 4 22 4 30 4 4 4 13 8 17 5 9 9 14 17 14 5 4 13 4 21 4 5 0 13 0 17 0 5-4 14-9 14-9 4-5 9-5 13-9s4-4 4-4c4 0 4 0 4 0 0 4 0 4 0 4 0 0 0 4 4 4 0 5 0 5 0 10z">
          <text:p/>
        </draw:path>
        <draw:path draw:style-name="gr3" draw:text-style-name="P4" draw:layer="layout" svg:width="0.148cm" svg:height="0.187cm" svg:x="4.864cm" svg:y="9.829cm" svg:viewBox="0 0 149 188" svg:d="M149 179c0 4 0 4-4 4h-5-4c-4 0-8 0-8 0h-5l-4-4v-25c-8 12-17 21-26 25-13 4-21 9-30 9-13 0-21-5-30-9-8 0-12-8-21-13-4-8-8-17-8-25-4-8-4-17-4-31v-105l4-5h4c4 0 4 0 9 0 4 0 4 0 8 0h4c0 0 0 5 4 5v101c0 9 0 18 0 27 5 4 5 8 9 12 0 4 4 9 8 13 9 0 13 0 17 0 9 0 17 0 26-9 9-4 18-12 26-21v-123-5c4 0 4 0 9 0h4c4 0 8 0 8 0 5 0 5 0 5 0 4 0 4 5 4 5z">
          <text:p/>
        </draw:path>
        <draw:path draw:style-name="gr3" draw:text-style-name="P4" draw:layer="layout" svg:width="0.097cm" svg:height="0.186cm" svg:x="5.071cm" svg:y="9.825cm" svg:viewBox="0 0 98 187" svg:d="M98 21c0 4 0 4 0 9v4c0 0 0 4-4 4 0 0 0-4-4-4h-4-5c-4-4-4-4-8-4s-4 0-8 4c-5 0-9 4-9 4-4 4-8 9-13 13-4 4-8 13-12 17v115c0 4 0 4-5 4h-5c0 0-4 0-8 0h-4c-5 0-5 0-9 0v-4-174-5c4 0 4 0 4 0 5 0 5 0 9 0s4 0 8 0h5v5 25c9-4 13-13 17-17 5-4 5-8 9-8 4-5 8-5 13-5 4-4 8-4 8-4 4 0 4 0 8 0l5 4c4 0 4 0 8 0 0 0 4 0 4 5 0 4 0 4 0 4 0 4 0 4 0 8z">
          <text:p/>
        </draw:path>
        <draw:path draw:style-name="gr3" draw:text-style-name="P4" draw:layer="layout" svg:width="0.102cm" svg:height="0.186cm" svg:x="5.202cm" svg:y="9.825cm" svg:viewBox="0 0 103 187" svg:d="M103 21c0 4 0 4 0 9v4c-5 0-5 4-5 4l-5-4h-4c0 0-4 0-8 0 0-4-5-4-5-4-4 0-8 0-8 4-4 0-8 4-13 4-4 4-4 9-8 13s-9 13-13 17v115c0 4-4 4-4 4h-4c0 0-5 0-9 0s-4 0-8 0h-5v-4h-4v-174h4v-5h5c4 0 4 0 8 0s4 0 4 0c5 0 5 0 9 0v5 25c4-4 8-13 13-17 4-4 8-8 12-8 5-5 9-5 13-5 0-4 4-4 8-4 5 0 5 0 9 0l4 4c4 0 4 0 9 0v5c5 0 5 0 5 0 0 4 0 4 0 4 0 4 0 4 0 8z">
          <text:p/>
        </draw:path>
        <draw:path draw:style-name="gr3" draw:text-style-name="P4" draw:layer="layout" svg:width="0.157cm" svg:height="0.191cm" svg:x="5.329cm" svg:y="9.825cm" svg:viewBox="0 0 158 192" svg:d="M158 89c0 4 0 8-4 8 0 5-5 5-9 5h-111c0 8 0 17 0 25 4 9 9 13 13 21 4 5 9 10 18 14 4 0 12 4 25 4 9 0 13 0 21-4 9 0 13 0 17-4 5 0 9-5 13-5h4 4c0 5 0 5 0 5 0 4 0 4 0 8v4c0 5 0 5 0 5-4 4-4 4-8 4-4 4-8 4-13 4-4 4-12 4-17 4-8 5-17 5-25 5-13 0-25-5-39-9-9-4-17-8-26-17-8-8-12-18-16-30-5-9-5-26-5-39 0-16 0-29 5-42 4-8 8-21 16-30 9-8 17-12 26-16 14-5 22-9 35-9 12 0 25 4 34 9 12 4 17 8 25 16 4 9 8 17 13 26 4 8 4 21 4 30zM128 81c0-17-4-30-12-43-9-8-17-13-34-13-9 0-13 0-21 5-5 4-10 8-14 12-4 5-9 9-9 17-4 5-4 13-4 22z">
          <text:p/>
        </draw:path>
        <draw:path draw:style-name="gr3" draw:text-style-name="P4" draw:layer="layout" svg:width="0.149cm" svg:height="0.186cm" svg:x="5.532cm" svg:y="9.825cm" svg:viewBox="0 0 150 187" svg:d="M150 183c0 4 0 4-5 4h-4-4c-4 0-9 0-9 0-4 0-4 0-4 0-4 0-4 0-4-4v-103c0-8 0-16-4-21 0-8-4-12-4-17-5-4-9-8-13-8-4-4-9-4-17-4-9 0-13 0-21 8-9 4-17 13-26 26v119c0 4-4 4-4 4h-4c-4 0-4 0-10 0-4 0-4 0-8 0h-4v-4c-5 0-5 0-5 0v-174h5v-5h4c4 0 4 0 8 0h6c4 0 4 0 4 0 4 0 4 5 4 5v25c9-13 21-21 30-25 8-5 17-9 29-9 9 0 22 4 30 9 4 4 13 8 17 12 4 9 8 17 8 26 5 8 5 17 5 29z">
          <text:p/>
        </draw:path>
        <draw:path draw:style-name="gr3" draw:text-style-name="P4" draw:layer="layout" svg:width="0.114cm" svg:height="0.233cm" svg:x="5.715cm" svg:y="9.783cm" svg:viewBox="0 0 115 234" svg:d="M115 212c0 5 0 5 0 9-4 0-4 4-4 4 0 0-5 0-5 4-4 0-4 0-8 0 0 0-4 0-9 5 0 0-4 0-8 0-9 0-17-5-21-5-9-4-13-8-17-12-5-5-5-9-10-17 0-9-4-17-4-26v-102h-21c-4 0-4 0-4 0-4-5-4-9-4-13v-4c4-4 4-4 4-4v-5h4 21v-38c0-4 4-4 4-4 5-4 5-4 5-4 5 0 5 0 9 0s9 0 9 0c0 0 4 0 4 4h4v4 38h42c5 0 5 0 5 0v5c0 0 4 0 4 4v4c0 4 0 8-4 13h-5-42v98c0 13 0 21 4 25 4 9 9 9 21 9h5c4 0 4 0 8 0l4-4h5v4c4 0 4 0 4 0 0 4 0 4 0 8z">
          <text:p/>
        </draw:path>
        <draw:path draw:style-name="gr3" draw:text-style-name="P4" draw:layer="layout" svg:width="0.123cm" svg:height="0.191cm" svg:x="5.854cm" svg:y="9.825cm" svg:viewBox="0 0 124 192" svg:d="M124 136c0 8 0 17-4 22-5 8-9 12-13 17-8 4-17 8-25 12-5 0-17 5-27 5-4 0-12 0-17-5-4 0-12 0-17 0-4-4-4-4-8-8-4 0-4 0-9-4v-5c-4 0-4-4-4-8s0-4 0-4c0-5 4-5 4-5 0-5 0-5 0-5h5l4 5c4 0 4 0 8 5 5 0 9 4 17 4 5 4 13 4 17 4s14 0 18-4c4 0 9 0 9-4 4 0 8-5 8-10 0-4 4-8 4-12 0-5-4-9-4-13-4 0-8-4-13-9-4 0-8-4-12-4-6-4-10-4-18-8-4 0-9-5-13-5-4-4-13-8-17-12 0-4-4-9-8-13 0-4-5-13-5-21 0-4 5-13 5-17 4-9 8-13 12-17 5-4 13-8 22-13 4 0 16-4 26-4 4 0 8 0 13 4 4 0 8 0 12 0 5 5 9 5 9 5 4 0 4 4 8 4v4c4 0 4 0 4 0v4 4c0 5 0 5 0 9v4c-4 0-4 0-4 0-4 0-4 0-4 0-4-4-8-4-8-4-5-4-9-4-13-4-4-5-13-5-17-5s-10 0-14 5c-4 0-8 0-12 4 0 0-5 4-5 8 0 0-4 5-4 9s4 8 4 13c5 4 9 4 13 8s8 4 14 9c4 0 8 4 17 4 4 4 8 4 12 8 9 0 13 4 17 9 4 4 4 8 9 12 4 9 4 13 4 22z">
          <text:p/>
        </draw:path>
        <draw:path draw:style-name="gr3" draw:text-style-name="P4" draw:layer="layout" svg:width="0.14cm" svg:height="0.191cm" svg:x="6.095cm" svg:y="9.825cm" svg:viewBox="0 0 141 192" svg:d="M141 183l-4 4h-4-5c-4 0-8 0-8 0-4 0-4 0-4 0-4-4-4-4-4-4v-17c-5 9-13 13-27 17-8 4-17 9-25 9-13 0-17-5-26-5-8-4-12-4-21-8-4-9-8-13-8-17-5-9-5-18-5-26 0-9 0-17 5-22 4-8 8-17 17-21 8-4 17-8 25-8 13-5 25-5 38-5h22v-12c0-9 0-13 0-17s-4-9-8-13c0-4-4-8-14-8-4 0-8-5-17-5-8 0-12 5-21 5-4 0-13 4-17 4-4 4-8 4-8 8-5 0-9 5-9 5 0 0 0-5-4-5v-4-4c0-4 0-9 0-9 0-4 0-4 0-4 4-4 8-4 13-8 4 0 8-4 12-4 5-5 13-5 17-5 9-4 13-4 21-4 13 0 23 4 31 4 9 5 17 9 21 13s9 13 13 21c0 9 4 17 4 30zM107 102h-26c-9 0-17 4-21 4-9 0-13 4-17 4-4 4-9 9-9 13-4 4-4 8-4 13 0 8 4 17 9 22 4 4 12 8 25 8 8 0 13-4 21-8 10-5 18-10 22-18z">
          <text:p/>
        </draw:path>
        <draw:path draw:style-name="gr3" draw:text-style-name="P4" draw:layer="layout" svg:width="0.102cm" svg:height="0.186cm" svg:x="6.29cm" svg:y="9.825cm" svg:viewBox="0 0 103 187" svg:d="M103 21c0 4 0 4 0 9v4h-4v4l-5-4h-4c-4 0-4 0-8 0 0-4-5-4-5-4-4 0-8 0-12 4 0 0-4 4-9 4-4 4-4 9-8 13s-9 13-13 17v115c-4 4-4 4-4 4h-4c-6 0-6 0-10 0s-4 0-8 0h-5v-4c-4 0-4 0-4 0v-174c4 0 4-5 4-5h5c0 0 4 0 8 0h4c6 0 6 0 6 0 4 0 4 5 4 5v25c4-4 8-13 13-17 4-4 8-8 12-8 5-5 9-5 13-5 0-4 4-4 8-4h5c4 0 4 4 8 4s4 0 4 0c5 0 5 0 5 5 4 0 4 0 4 0 0 4 0 4 0 4 0 4 0 4 0 8z">
          <text:p/>
        </draw:path>
        <draw:path draw:style-name="gr3" draw:text-style-name="P4" draw:layer="layout" svg:width="0.157cm" svg:height="0.191cm" svg:x="6.417cm" svg:y="9.825cm" svg:viewBox="0 0 158 192" svg:d="M158 89c0 4 0 8-4 8 0 5-5 5-9 5h-111c0 8 0 17 0 25 4 9 4 13 13 21 4 5 8 10 18 14 4 0 12 4 25 4 9 0 13 0 21-4 5 0 13 0 17-4 4 0 9-5 9-5 4 0 8 0 8 0h4c0 5 0 5 0 5 0 4 0 4 0 8v4c0 5 0 5 0 5h-4c0 4 0 4-4 4-4 4-9 4-13 4-4 4-12 4-21 4-4 5-13 5-21 5-13 0-26-5-39-9-9-4-17-8-26-17-8-8-12-18-17-30-4-9-4-26-4-39 0-16 0-29 4-42 5-8 9-21 17-30 9-8 17-12 26-16 13-5 22-9 35-9 12 0 25 4 34 9 12 4 16 8 25 16 4 9 8 17 13 26 4 8 4 21 4 30zM128 81c0-17-4-30-12-43-9-8-22-13-34-13-9 0-17 0-22 5-5 4-9 8-13 12-4 5-9 9-13 17 0 5 0 13 0 22z">
          <text:p/>
        </draw:path>
        <draw:path draw:style-name="gr3" draw:text-style-name="P4" draw:layer="layout" svg:width="0.157cm" svg:height="0.254cm" svg:x="6.705cm" svg:y="9.825cm" svg:viewBox="0 0 158 255" svg:d="M158 93c0 13 0 30-5 38 0 13-8 26-12 34-9 9-13 13-26 17-8 4-17 9-29 9-4 0-10 0-14-5-4 0-8 0-13-4-4 0-8-4-12-8-5 0-9-5-13-9v86h-4c0 4 0 4 0 4h-5c-4 0-4 0-8 0s-4 0-8 0h-5l-4-4v-242l4-5h5 4c4 0 8 0 8 0h4c0 0 0 5 5 5v25c4-4 8-13 12-13 5-4 13-8 17-12 5 0 9-5 13-5 4-4 14-4 18-4 13 0 25 4 34 9 8 4 13 12 21 21 4 8 8 17 13 29 0 9 0 22 0 34zM128 97c0-8-4-16-4-25 0-8-4-17-4-21-5-9-9-13-17-17-5-4-9-4-17-4-4 0-10 0-14 0s-8 4-13 4c-4 4-8 8-12 13-5 4-9 8-13 17v67c8 9 17 17 21 21 9 9 17 9 27 9 8 0 16 0 21-4 4-5 8-9 12-17 5-4 9-13 9-21 0-5 4-13 4-22z">
          <text:p/>
        </draw:path>
        <draw:path draw:style-name="gr3" draw:text-style-name="P4" draw:layer="layout" svg:width="0.097cm" svg:height="0.186cm" svg:x="6.913cm" svg:y="9.825cm" svg:viewBox="0 0 98 187" svg:d="M98 21c0 4 0 4 0 9v4c-4 0-4 4-4 4 0 0 0-4-5-4h-4-4c-4-4-9-4-9-4-4 0-8 0-8 4-4 0-8 4-13 4 0 4-4 9-8 13s-9 13-13 17v115c0 4-4 4-4 4h-5c0 0-5 0-9 0 0 0-4 0-8 0h-4v-4-174-5h4c4 0 4 0 8 0s4 0 9 0h5v5 25c4-4 8-13 13-17 4-4 8-8 12-8 5-5 9-5 13-5 4-4 4-4 8-4 5 0 5 0 9 0l4 4c4 0 4 0 9 0l4 5c0 4 0 4 0 4 0 4 0 4 0 8z">
          <text:p/>
        </draw:path>
        <draw:path draw:style-name="gr3" draw:text-style-name="P4" draw:layer="layout" svg:width="0.17cm" svg:height="0.191cm" svg:x="7.035cm" svg:y="9.825cm" svg:viewBox="0 0 171 192" svg:d="M171 93c0 13 0 26-5 38-4 13-8 22-17 31-9 8-17 17-26 21-13 4-25 9-38 9-17 0-30-5-38-9-13-4-21-8-26-17-8-8-12-18-16-30-5-13-5-26-5-39 0-12 0-25 5-38 4-12 8-21 16-29 9-9 17-17 26-21 13-5 25-9 38-9 17 0 30 4 38 9 13 4 21 8 26 16 9 9 13 17 17 30 5 13 5 26 5 38zM136 97c0-12 0-21 0-29-4-9-4-13-9-21-4-5-8-9-17-13-8-4-17-4-25-4s-17 0-25 4c-5 0-9 8-13 13-4 4-9 12-13 21 0 8 0 17 0 25 0 13 0 21 0 30 4 8 4 13 9 21 4 4 8 9 17 14 8 4 17 8 25 8s17-4 25-8c5 0 9-10 13-14s9-13 13-21c0-9 0-17 0-26z">
          <text:p/>
        </draw:path>
        <draw:path draw:style-name="gr3" draw:text-style-name="P4" draw:layer="layout" svg:width="0.156cm" svg:height="0.267cm" svg:x="7.243cm" svg:y="9.749cm" svg:viewBox="0 0 157 268" svg:d="M157 259c0 4-4 4-4 4h-4-4c-5 0-5 0-9 0h-4v-4c-4 0-4 0-4 0v-25c-9 12-17 21-26 25-12 4-21 9-34 9-12 0-21-5-29-9-9-4-17-13-21-21-10-9-14-18-14-31-4-8-4-21-4-34 0-12 0-29 4-38 4-12 9-25 14-34 8-4 12-12 25-16 9-5 17-9 30-9 12 0 21 4 29 9 9 4 17 8 21 16v-97c0 0 5 0 5-4 4 0 4 0 4 0 4 0 4 0 8 0 5 0 9 0 9 0h4 4c0 4 0 4 0 4zM123 135c-8-8-12-17-21-21-8-8-17-8-25-8-9 0-17 0-21 4s-9 8-13 17c-4 4-8 13-8 21 0 4-5 13-5 21 0 9 5 17 5 26 0 8 4 17 8 21 0 8 4 13 13 18 4 4 12 4 17 4 4 0 8 0 12 0 5 0 9-4 13-4 4-5 9-10 13-14s8-8 12-13z">
          <text:p/>
        </draw:path>
        <draw:path draw:style-name="gr3" draw:text-style-name="P4" draw:layer="layout" svg:width="0.149cm" svg:height="0.187cm" svg:x="7.454cm" svg:y="9.829cm" svg:viewBox="0 0 150 188" svg:d="M150 179c0 4 0 4-5 4h-4-4c-4 0-9 0-9 0-4 0-4 0-4 0 0 0-4 0-4-4v-25c-9 12-17 21-30 25-8 4-17 9-25 9-13 0-21-5-30-9-8 0-18-8-22-13-4-8-8-17-8-25-5-8-5-17-5-31v-105l5-5h4c4 0 4 0 8 0 6 0 6 0 10 0h4v5c4 0 4 0 4 0v101c0 9 0 18 0 27 0 4 4 8 9 12 0 4 4 9 8 13 4 0 13 0 17 0 9 0 17 0 26-9 4-4 12-12 25-21v-123-5c4 0 4 0 4 0 4 0 9 0 9 0 4 0 8 0 8 0 4 0 4 0 4 0l5 5z">
          <text:p/>
        </draw:path>
        <draw:path draw:style-name="gr3" draw:text-style-name="P4" draw:layer="layout" svg:width="0.131cm" svg:height="0.191cm" svg:x="7.649cm" svg:y="9.825cm" svg:viewBox="0 0 132 192" svg:d="M132 158v4 4 4h-4c0 5-4 5-8 9-5 0-9 4-13 4-4 4-9 4-13 4-8 5-12 5-17 5-12 0-25-5-34-9-8-4-16-8-25-17-5-8-9-18-14-30-4-9-4-22-4-39s0-29 4-42c5-13 9-21 18-30 9-8 17-12 26-16 8-5 21-9 29-9 9 0 13 0 17 4 4 0 9 0 13 5 8 0 8 4 13 4 4 4 8 4 8 4 0 4 4 4 4 4v4 5 4c0 4 0 8 0 13h-4c-4 0-4 0-8 0 0-5-5-5-9-9s-8-4-13-8c-4 0-12 0-21 0-12 0-25 4-34 17-8 8-12 25-12 50 0 9 4 22 4 30 0 4 4 13 8 17 5 9 9 14 17 14 5 4 13 4 17 4 9 0 17 0 21 0 5-4 9-9 13-9 4-5 9-5 13-9 0-4 4-4 4-4h4c0 4 0 4 0 4v4c0 5 0 5 0 10z">
          <text:p/>
        </draw:path>
        <draw:path draw:style-name="gr3" draw:text-style-name="P4" draw:layer="layout" svg:width="0.157cm" svg:height="0.191cm" svg:x="7.814cm" svg:y="9.825cm" svg:viewBox="0 0 158 192" svg:d="M158 89c0 4-4 8-4 8-5 5-5 5-9 5h-115c0 8 4 17 4 25 4 9 4 13 9 21 4 5 12 10 16 14 10 0 18 4 31 4 4 0 13 0 21-4 5 0 9 0 17-4 4 0 9-5 9-5 4 0 8 0 8 0 4 0 4 0 4 0 0 5 0 5 0 5 0 4 0 4 0 8v4c0 5 0 5 0 5h-4c0 4 0 4-4 4-4 4-9 4-13 4-8 4-12 4-21 4-4 5-13 5-21 5-17 0-27-5-39-9-9-4-21-8-26-17-8-8-12-18-17-30-4-9-4-26-4-39 0-16 0-29 4-42 5-8 9-21 17-30 9-8 17-12 26-16 8-5 22-9 35-9 12 0 25 4 34 9 8 4 16 8 25 16 4 9 8 17 13 26 0 8 4 21 4 30zM124 81c0-17 0-30-8-43-9-8-22-13-34-13-9 0-17 0-23 5-8 4-12 8-16 12-5 5-5 9-9 17 0 5-4 13-4 22z">
          <text:p/>
        </draw:path>
        <draw:path draw:style-name="gr3" draw:text-style-name="P4" draw:layer="layout" svg:width="0.156cm" svg:height="0.267cm" svg:x="8.005cm" svg:y="9.749cm" svg:viewBox="0 0 157 268" svg:d="M157 259c0 4 0 4-4 4h-4-4c-5 0-5 0-9 0h-4v-4c-4 0-4 0-4 0v-25c-9 12-17 21-26 25-12 4-21 9-34 9-12 0-21-5-29-9-9-4-18-13-22-21-9-9-13-18-13-31-4-8-4-21-4-34 0-12 0-29 4-38 4-12 8-25 13-34 8-4 18-12 26-16 9-5 17-9 30-9 12 0 21 4 29 9 9 4 17 8 26 16v-97-4c4 0 4 0 4 0 4 0 8 0 8 0 5 0 9 0 9 0 4 0 4 0 4 0h4c0 4 0 4 0 4zM128 135c-9-8-17-17-26-21-8-8-17-8-25-8-9 0-17 0-21 4s-9 8-13 17c-4 4-8 13-8 21 0 4-5 13-5 21 0 9 5 17 5 26 0 8 4 17 8 21 0 8 4 13 13 18 4 4 12 4 21 4 4 0 4 0 8 0 5 0 9-4 13-4 4-5 9-10 13-14s8-8 17-13z">
          <text:p/>
        </draw:path>
        <draw:path draw:style-name="gr3" draw:text-style-name="P4" draw:layer="layout" svg:width="0.259cm" svg:height="0.182cm" svg:x="8.288cm" svg:y="9.829cm" svg:viewBox="0 0 260 183" svg:d="M260 5v4l-5 4-50 166c0 4 0 4-5 4h-4c-4 0-8 0-8 0-5 0-9 0-13 0h-4c-5 0-5 0-5-4h-4l-34-128-34 128h-5c0 4 0 4 0 4-4 0-4 0-8 0 0 0-4 0-9 0-4 0-8 0-8 0-4 0-4 0-9 0 0 0-4 0-4-4l-51-166v-4-4c0-5 0-5 0-5 5 0 5 0 9 0h4c4 0 9 0 9 0 4 0 4 0 8 0v5l42 144 39-144h5v-5h4c4 0 4 0 8 0 5 0 5 0 9 0h4c0 0 0 5 4 5l43 144 38-144h4v-5h4c4 0 4 0 9 0 4 0 8 0 8 0h4z">
          <text:p/>
        </draw:path>
        <draw:path draw:style-name="gr3" draw:text-style-name="P4" draw:layer="layout" svg:width="0.148cm" svg:height="0.266cm" svg:x="8.585cm" svg:y="9.745cm" svg:viewBox="0 0 149 267" svg:d="M149 263c0 4 0 4-4 4h-5c0 0-4 0-8 0h-4c-5 0-5 0-9 0v-4-103c0-8 0-16-4-21 0-8-4-12-4-17-4-4-9-8-13-8-4-4-8-4-17-4s-18 0-22 8c-9 4-17 13-25 26v119c-5 4-5 4-5 4h-4c-4 0-4 0-8 0-5 0-5 0-9 0h-4l-4-4v-255-4c4 0 4 0 4 0l4-4c4 0 4 0 9 0 4 0 4 0 8 0l4 4h5v4 102c8-9 16-17 25-21 8-5 18-9 31-9 8 0 21 4 25 9 8 4 17 8 21 12 4 9 9 17 9 26 4 8 4 17 4 29z">
          <text:p/>
        </draw:path>
        <draw:path draw:style-name="gr3" draw:text-style-name="P4" draw:layer="layout" svg:width="0.157cm" svg:height="0.191cm" svg:x="8.779cm" svg:y="9.825cm" svg:viewBox="0 0 158 192" svg:d="M158 89c0 4 0 8-4 8-4 5-4 5-9 5h-115c0 8 4 17 4 25 6 9 6 13 10 21 4 5 12 10 17 14 8 0 17 4 29 4 9 0 13 0 22-4 4 0 12 0 16-4 5 0 9-5 9-5 4 0 8 0 8 0 5 0 5 0 5 0 0 5 0 5 0 5 0 4 0 4 0 8v4c0 5 0 5 0 5h-5c0 4 0 4-4 4-4 4-8 4-13 4-8 4-12 4-21 4-4 5-12 5-21 5-13 0-25-5-38-9-8-4-18-8-26-17-9-8-13-18-17-30-5-9-5-26-5-39 0-16 0-29 5-42 4-8 8-21 17-30 8-8 18-12 26-16 8-5 21-9 34-9s25 4 34 9c8 4 17 8 25 16 4 9 9 17 13 26 4 8 4 21 4 30zM124 81c0-17 0-30-8-43-9-8-21-13-34-13-9 0-17 0-21 5-5 4-13 8-17 12 0 5-4 9-10 17 0 5 0 13-4 22z">
          <text:p/>
        </draw:path>
        <draw:path draw:style-name="gr3" draw:text-style-name="P4" draw:layer="layout" svg:width="0.148cm" svg:height="0.186cm" svg:x="8.983cm" svg:y="9.825cm" svg:viewBox="0 0 149 187" svg:d="M149 183c0 4-4 4-4 4h-5c0 0-4 0-8 0 0 0-4 0-9 0h-5v-4-103c0-8-4-16-4-21 0-8-4-12-9-17 0-4-4-8-8-8-4-4-13-4-17-4-8 0-17 0-25 8-5 4-13 13-22 26v119h-4c0 4 0 4 0 4h-4c-4 0-4 0-8 0-5 0-5 0-9 0h-4c0 0-4 0-4-4v-174l4-5h4c0 0 4 0 9 0h4c4 0 4 0 4 0l4 5v25c9-13 17-21 30-25 8-5 17-9 30-9 8 0 16 4 25 9 9 4 18 8 22 12 4 9 9 17 9 26 4 8 4 17 4 29z">
          <text:p/>
        </draw:path>
        <draw:path draw:style-name="gr3" draw:text-style-name="P4" draw:layer="layout" svg:width="0.161cm" svg:height="0.182cm" svg:x="9.249cm" svg:y="9.829cm" svg:viewBox="0 0 162 183" svg:d="M162 5v4 4l-60 166c0 4-4 4-4 4h-5c-4 0-8 0-12 0s-4 0-9 0c-4 0-4 0-4 0-4 0-4 0-4-4-4 0-4 0-4 0l-60-166v-4c0-4 0-4 0-4 0-5 0-5 5-5h4c0 0 4 0 8 0s4 0 9 0h4c0 0 0 5 4 5l47 144h4l48-144 4-5h4c4 0 4 0 8 0 5 0 5 0 9 0h4z">
          <text:p/>
        </draw:path>
        <draw:path draw:style-name="gr3" draw:text-style-name="P4" draw:layer="layout" svg:width="0.173cm" svg:height="0.191cm" svg:x="9.436cm" svg:y="9.825cm" svg:viewBox="0 0 174 192" svg:d="M174 93c0 13-4 26-4 38-5 13-14 22-18 31-8 8-17 17-30 21-8 4-21 9-38 9-12 0-25-5-34-9-12-4-21-8-29-17-4-8-13-18-13-30-4-13-8-26-8-39 0-12 4-25 8-38 4-12 9-21 17-29 4-9 13-17 25-21 13-5 26-9 39-9 12 0 25 4 38 9 8 4 17 8 25 16 8 9 13 17 18 30 0 13 4 26 4 38zM139 97c0-12 0-21-4-29 0-9-4-13-8-21 0-5-9-9-13-13-9-4-17-4-25-4-9 0-17 0-26 4-4 0-13 8-17 13-4 4-8 12-8 21-5 8-5 17-5 25 0 13 0 21 5 30 0 8 4 13 8 21 4 4 9 9 17 14 4 4 13 8 26 8 8 0 16-4 21-8 8 0 12-10 17-14 4-4 8-13 8-21 4-9 4-17 4-26z">
          <text:p/>
        </draw:path>
        <draw:path draw:style-name="gr3" draw:text-style-name="P4" draw:layer="layout" svg:width="0.034cm" svg:height="0.266cm" svg:x="9.656cm" svg:y="9.745cm" svg:viewBox="0 0 35 267" svg:d="M35 263h-6c0 4 0 4 0 4h-4c-4 0-4 0-8 0-5 0-5 0-9 0h-4l-4-4v-255-4c4 0 4 0 4 0l4-4c4 0 4 0 9 0 4 0 4 0 8 0l4 4c6 0 6 4 6 4z">
          <text:p/>
        </draw:path>
        <draw:path draw:style-name="gr3" draw:text-style-name="P4" draw:layer="layout" svg:width="0.111cm" svg:height="0.233cm" svg:x="9.723cm" svg:y="9.783cm" svg:viewBox="0 0 112 234" svg:d="M112 212c0 5 0 5 0 9v4c-5 0-5 0-5 4-4 0-4 0-8 0s-4 0-9 5c-4 0-4 0-8 0-9 0-17-5-21-5-9-4-13-8-17-12-4-5-9-9-9-17-4-9-4-17-4-26v-102h-26-5c0-5 0-9 0-13v-4c0-4 0-4 0-4 5 0 5-5 5-5h4 22v-38c0-4 0-4 0-4h4c0-4 5-4 5-4 0 0 4 0 8 0s4 0 8 0c0 0 5 0 5 4 0 0 4 0 4 4v38h42 5v5 4 4c0 4 0 8 0 13h-5-42v98c0 13 0 21 4 25 4 9 9 9 17 9 4 0 9 0 9 0 4 0 4 0 4 0 4 0 4-4 8-4 5 0 5 0 5 0v4c0 4 0 4 0 8z">
          <text:p/>
        </draw:path>
        <draw:path draw:style-name="gr3" draw:text-style-name="P4" draw:layer="layout" svg:width="0.144cm" svg:height="0.191cm" svg:x="9.859cm" svg:y="9.825cm" svg:viewBox="0 0 145 192" svg:d="M145 183l-4 4h-5c0 0-4 0-8 0h-4c-5 0-5 0-5 0-4-4-4-4-4-4v-17c-4 9-12 13-25 17-9 4-18 9-31 9-8 0-17-5-21-5-8-4-13-4-21-8-4-9-9-13-13-17 0-9-4-18-4-26 0-9 4-17 8-22 5-8 9-17 17-21 9-4 17-8 26-8 12-5 25-5 39-5h21v-12c0-9 0-13 0-17-4-4-4-9-8-13-5-4-5-8-13-8-4 0-9-5-18-5s-13 5-21 5c-5 0-13 4-17 4-4 4-9 4-9 8-4 0-8 5-8 5l-4-5v-4c-5 0-5-4-5-4 0-4 0-9 5-9 0-4 0-4 0-4 4-4 4-4 8-8 4 0 13-4 17-4 4-5 13-5 17-5 8-4 13-4 21-4 14 0 22 4 31 4 8 5 17 9 21 13s8 13 13 21c0 9 4 17 4 30zM111 102h-25c-10 0-18 4-23 4-8 0-12 4-17 4-4 4-8 9-8 13-4 4-4 8-4 13 0 8 4 17 8 22 4 4 13 8 26 8 8 0 13-4 22-8 8-5 13-10 21-18z">
          <text:p/>
        </draw:path>
        <draw:path draw:style-name="gr3" draw:text-style-name="P4" draw:layer="layout" svg:width="0.161cm" svg:height="0.254cm" svg:x="10.041cm" svg:y="9.825cm" svg:viewBox="0 0 162 255" svg:d="M162 17c0 4 0 8 0 8-4 5-4 5-4 5h-26c4 4 4 8 9 17 0 4 4 8 4 17 0 8-4 17-9 25 0 8-4 13-12 21-4 4-14 9-22 9-9 4-17 4-26 4-8 0-13 0-21 0-4-4-8-4-13-9-4 5-4 5-8 9 0 4 0 4 0 8 0 5 0 9 4 13s13 4 17 4l47 4c8 0 18 0 22 0 8 5 12 9 21 9 4 4 8 8 13 17 0 4 4 13 4 17 0 8-4 18-9 26 0 4-8 13-12 17-9 4-17 9-27 13-12 4-25 4-38 4s-25 0-34-4c-12 0-21-4-25-9-9-4-13-8-13-12-4-9-4-13-4-21 0-6 0-10 0-10 0-4 4-8 4-13 4-4 4-8 9-8 4-4 8-9 12-13-8-4-12-4-17-13 0-4-4-8-4-12 0-9 4-17 4-21 5-9 9-13 13-17-4-5-4-9-8-17-5-4-5-13-5-21 0-9 5-17 5-26 4-8 8-13 17-21 4-4 12-8 21-13 4 0 17-4 25-4 4 0 9 0 13 4 4 0 8 0 13 0h56l4 5c0 0 0 4 0 8zM110 64c0-13 0-22-8-30-5-4-13-9-26-9-8 0-13 0-17 5-4 0-8 4-12 8 0 4-5 9-5 13-4 4-4 8-4 13 0 12 4 21 13 25 4 8 12 13 25 13 4 0 13-5 17-5s9-4 9-8c4-4 8-8 8-13 0-4 0-8 0-12zM128 199c0-8-4-13-8-17-6-4-14-8-27-8h-42c-4 4-9 4-13 8 0 4-4 4-4 9 0 4-4 4-4 8 0 0 0 4 0 10 0 8 4 12 12 16 9 5 21 9 34 9s17-4 26-4c4 0 12-5 18-9 0 0 4-4 8-8 0-4 0-10 0-14z">
          <text:p/>
        </draw:path>
        <draw:path draw:style-name="gr3" draw:text-style-name="P4" draw:layer="layout" svg:width="0.157cm" svg:height="0.191cm" svg:x="10.231cm" svg:y="9.825cm" svg:viewBox="0 0 158 192" svg:d="M158 89c0 4-4 8-4 8-4 5-4 5-9 5h-115c0 8 4 17 4 25 0 9 5 13 9 21 4 5 13 10 17 14 8 0 17 4 29 4 5 0 13 0 22-4 4 0 8 0 16-4 5 0 9-5 9-5 4 0 4 0 9 0s5 0 5 0c0 5 0 5 0 5 0 4 0 4 0 8v4c0 5 0 5 0 5h-5c0 4 0 4-5 4-4 4-8 4-13 4-8 4-12 4-21 4-8 5-12 5-21 5-17 0-25-5-38-9-8-4-21-8-25-17-9-8-13-18-17-30-5-9-5-26-5-39 0-16 0-29 5-42 4-8 8-21 17-30 4-8 12-12 25-16 9-5 21-9 34-9s25 4 34 9c8 4 17 8 25 16 5 9 10 17 14 26 0 8 4 21 4 30zM123 81c0-17 0-30-8-43-9-8-21-13-34-13-9 0-17 0-21 5-9 4-13 8-17 12-4 5-4 9-9 17 0 5-4 13-4 22z">
          <text:p/>
        </draw:path>
        <draw:path draw:style-name="gr3" draw:text-style-name="P4" draw:layer="layout" svg:width="0.038cm" svg:height="0.254cm" svg:x="10.519cm" svg:y="9.757cm" svg:viewBox="0 0 39 255" svg:d="M39 251h-4c0 4 0 4 0 4h-4c-4 0-4 0-9 0s-9 0-9 0h-4c0 0-4 0-4-4v-173l4-5h4c0 0 4 0 9 0s5 0 9 0h4v5h4zM39 21c0 6 0 14-4 14 0 4-4 4-13 4s-13 0-17-4c0 0-5-8-5-14 0-8 5-12 5-16 4 0 8-5 17-5s13 5 13 5c4 4 4 8 4 16z">
          <text:p/>
        </draw:path>
        <draw:path draw:style-name="gr3" draw:text-style-name="P4" draw:layer="layout" svg:width="0.123cm" svg:height="0.191cm" svg:x="10.6cm" svg:y="9.825cm" svg:viewBox="0 0 124 192" svg:d="M124 136c0 8-5 17-5 22-4 8-8 12-17 17-4 4-12 8-21 12-9 0-18 5-26 5-9 0-13 0-17-5-9 0-13 0-17 0-4-4-9-4-9-8-4 0-8 0-8-4 0 0-4 0-4-5 0 0 0-4 0-8s0-4 0-4c0-5 0-5 0-5 0-5 4-5 4-5 4 0 4 0 8 5 0 0 5 0 9 5 4 0 8 4 13 4 8 4 12 4 21 4 4 0 8 0 12-4 5 0 10 0 14-4 4 0 4-5 9-10 0-4 0-8 0-12 0-5 0-9-5-13 0 0-4-4-8-9-5 0-10-4-14-4-4-4-12-4-17-8-4 0-8-5-17-5-4-4-8-8-12-12-5-4-9-9-9-13-4-4-4-13-4-21 0-4 0-13 4-17 4-9 4-13 13-17 4-4 8-8 17-13 8 0 17-4 29-4 5 0 10 0 14 4 4 0 9 0 13 0 4 5 8 5 8 5 5 0 5 4 9 4v4c0 0 0 4 4 4v4c0 5 0 5 0 9-4 0-4 0-4 4h-4-5c0-4-4-4-8-4-4-4-4-4-13-4-4-5-9-5-14-5-8 0-12 0-16 5-5 0-5 0-9 4-4 0-4 4-4 8-4 0-4 5-4 9s0 8 4 13c4 4 4 4 8 8 5 4 9 4 17 9 4 0 9 4 14 4 8 4 13 4 17 8 4 0 13 4 13 9 4 4 8 8 12 12 0 9 5 13 5 22z">
          <text:p/>
        </draw:path>
        <draw:path draw:style-name="gr3" draw:text-style-name="P4" draw:layer="layout" svg:width="0.038cm" svg:height="0.254cm" svg:x="10.85cm" svg:y="9.757cm" svg:viewBox="0 0 39 255" svg:d="M33 251c0 4 0 4 0 4-4 0-4 0-4 0-4 0-8 0-8 0-5 0-9 0-9 0-4 0-4 0-4 0-4 0-4 0-4-4v-173c0 0 0-5 4-5h4c0 0 4 0 9 0 0 0 4 0 8 0h4v5zM39 21c0 6 0 14-6 14 0 4-8 4-12 4-9 0-13 0-17-4-4 0-4-8-4-14 0-8 0-12 4-16 4 0 8-5 17-5 8 0 12 5 12 5 6 4 6 8 6 16z">
          <text:p/>
        </draw:path>
        <draw:path draw:style-name="gr3" draw:text-style-name="P4" draw:layer="layout" svg:width="0.148cm" svg:height="0.186cm" svg:x="10.943cm" svg:y="9.825cm" svg:viewBox="0 0 149 187" svg:d="M149 183c0 4 0 4-4 4h-5c0 0-4 0-8 0 0 0-4 0-9 0h-4v-4-103c0-8-4-16-4-21 0-8-4-12-8-17 0-4-5-8-9-8-4-4-13-4-18-4-8 0-17 0-25 8-5 4-13 13-21 26v119h-5c0 4 0 4 0 4h-4c-4 0-4 0-8 0-5 0-5 0-9 0h-4c0 0-4 0-4-4v-174l4-5h4c0 0 4 0 9 0h4c4 0 4 0 4 0l4 5v25c9-13 17-21 30-25 8-5 17-9 31-9 8 0 21 4 25 9 8 4 17 8 21 12 4 9 9 17 9 26 4 8 4 17 4 29z">
          <text:p/>
        </draw:path>
        <draw:path draw:style-name="gr3" draw:text-style-name="P4" draw:layer="layout" svg:width="0.157cm" svg:height="0.267cm" svg:x="11.137cm" svg:y="9.749cm" svg:viewBox="0 0 158 268" svg:d="M158 259c0 4-4 4-4 4h-4-5c-4 0-8 0-8 0h-4c0 0-5 0-5-4v-25c-8 12-17 21-25 25-13 4-21 9-34 9s-21-5-34-9c-8-4-12-13-22-21-4-9-8-18-13-31 0-8 0-21 0-34 0-12 0-29 5-38 0-12 8-25 13-34 5-4 13-12 22-16 12-5 21-9 33-9 9 0 22 4 26 9 8 4 17 8 25 16v-97-4c4 0 4 0 4 0h5c4 0 4 0 8 0s4 0 9 0h4 4c0 4 0 4 0 4zM124 135c-8-8-17-17-25-21-4-8-13-8-21-8-9 0-17 0-22 4-4 4-12 8-12 17-4 4-9 13-9 21-4 4-4 13-4 21 0 9 0 17 4 26 0 8 5 17 5 21 4 8 8 13 12 18 9 4 13 4 21 4 5 0 9 0 13 0s9-4 13-4c4-5 8-10 12-14 5-4 9-8 13-13z">
          <text:p/>
        </draw:path>
        <draw:path draw:style-name="gr3" draw:text-style-name="P4" draw:layer="layout" svg:width="0.148cm" svg:height="0.187cm" svg:x="11.349cm" svg:y="9.829cm" svg:viewBox="0 0 149 188" svg:d="M149 179c0 4-4 4-4 4h-4c0 0-4 0-9 0h-4c-4 0-4 0-4 0-5 0-5 0-5-4v-25c-9 12-22 21-30 25-9 4-17 9-30 9-8 0-21-5-25-9-9 0-17-8-21-13-4-8-9-17-9-25-4-8-4-17-4-31v-105c0 0 0-5 4-5h5c0 0 4 0 8 0h4c4 0 4 0 9 0v5 101c0 9 4 18 4 27 0 4 4 8 4 12 4 4 9 9 13 13 4 0 8 0 17 0 8 0 17 0 21-9 8-4 17-12 25-21v-123c5 0 5-5 5-5h5c4 0 4 0 8 0 5 0 5 0 9 0h4c0 0 0 5 4 5z">
          <text:p/>
        </draw:path>
        <draw:path draw:style-name="gr3" draw:text-style-name="P4" draw:layer="layout" svg:width="0.135cm" svg:height="0.191cm" svg:x="11.54cm" svg:y="9.825cm" svg:viewBox="0 0 136 192" svg:d="M136 158v4 4 4h-4c0 5-4 5-9 9-4 0-8 4-12 4-5 4-9 4-17 4-5 5-9 5-17 5-13 0-21-5-30-9-13-4-17-8-25-17-5-8-13-18-13-30-4-9-9-22-9-39s5-29 9-42 8-21 17-30c4-8 13-12 25-16 9-5 22-9 30-9s13 0 17 4c4 0 8 0 13 5 4 0 8 4 12 4 5 4 5 4 9 4 0 4 0 4 4 4v4 5 4c0 4 0 8 0 13-4 0-4 0-4 0-4 0-4 0-9 0 0-5-4-5-8-9s-9-4-13-8c-8 0-13 0-21 0-13 0-25 4-34 17-8 8-13 25-13 50 0 9 0 22 5 30 0 4 4 13 8 17 4 9 9 14 17 14 4 4 13 4 17 4 8 0 17 0 21 0 4-4 9-9 13-9 4-5 8-5 13-9 0-4 4-4 4-4h4c0 4 0 4 0 4v4c0 5 0 5 0 10z">
          <text:p/>
        </draw:path>
        <draw:path draw:style-name="gr3" draw:text-style-name="P4" draw:layer="layout" svg:width="0.161cm" svg:height="0.191cm" svg:x="11.705cm" svg:y="9.825cm" svg:viewBox="0 0 162 192" svg:d="M162 89c0 4-5 8-5 8-4 5-8 5-8 5h-115c0 8 0 17 4 25 0 9 4 13 8 21 4 5 14 10 18 14 9 0 17 4 26 4 8 0 17 0 21-4 8 0 12 0 17-4 4 0 8-5 12-5 5 0 5 0 9 0h4c0 5 0 5 0 5 0 4 0 4 0 8v4c0 5 0 5 0 5-4 0-4 0-4 0 0 4-4 4-4 4-5 4-9 4-17 4-5 4-9 4-17 4-9 5-13 5-21 5-17 0-30-5-40-9-12-4-21-8-25-17-8-8-13-18-17-30-4-9-8-26-8-39 0-16 4-29 8-42 4-8 9-21 17-30 4-8 13-12 25-16 10-5 23-9 35-9 13 0 26 4 34 9 9 4 17 8 21 16 9 9 13 17 17 26 0 8 5 21 5 30zM128 81c0-17-5-30-9-43-8-8-21-13-38-13-4 0-13 0-17 5-8 4-14 8-18 12-4 5-4 9-8 17 0 5-4 13-4 22z">
          <text:p/>
        </draw:path>
        <draw:path draw:style-name="gr3" draw:text-style-name="P4" draw:layer="layout" svg:width="0.161cm" svg:height="0.267cm" svg:x="11.899cm" svg:y="9.749cm" svg:viewBox="0 0 162 268" svg:d="M162 259h-4c0 4 0 4 0 4h-4c-4 0-4 0-9 0h-4c-4 0-4 0-4 0-4 0-4 0-4-4v-25c-9 12-17 21-30 25-8 4-17 9-30 9-12 0-25-5-34-9-8-4-16-13-22-21-4-9-8-18-12-31 0-8-5-21-5-34 0-12 5-29 5-38 4-12 8-25 18-34 4-4 12-12 21-16 8-5 21-9 34-9 8 0 17 4 25 9 8 4 17 8 25 16v-97-4h5 4c0 0 4 0 8 0 5 0 5 0 9 0h4c0 4 4 4 4 4zM128 135c-8-8-17-17-25-21-8-8-17-8-25-8-5 0-13 0-17 4-9 4-13 8-17 17 0 4-5 13-5 21-4 4-4 13-4 21 0 9 0 17 0 26 4 8 4 17 9 21 4 8 8 13 12 18 9 4 13 4 22 4 4 0 8 0 12 0 5 0 9-4 13-4 4-5 8-10 13-14 4-4 8-8 12-13z">
          <text:p/>
        </draw:path>
        <draw:path draw:style-name="gr3" draw:text-style-name="P4" draw:layer="layout" svg:width="0.038cm" svg:height="0.254cm" svg:x="12.196cm" svg:y="9.757cm" svg:viewBox="0 0 39 255" svg:d="M35 251c0 4 0 4 0 4-5 0-5 0-5 0-4 0-8 0-8 0-5 0-10 0-10 0-4 0-4 0-4 0-4 0-4 0-4-4v-173c0 0 0-5 4-5h4c0 0 5 0 10 0 0 0 4 0 8 0h5v5zM39 21c0 6 0 14-4 14 0 4-9 4-13 4-10 0-14 0-18-4-4 0-4-8-4-14 0-8 0-12 4-16 4 0 8-5 18-5 4 0 13 5 13 5 4 4 4 8 4 16z">
          <text:p/>
        </draw:path>
        <draw:path draw:style-name="gr3" draw:text-style-name="P4" draw:layer="layout" svg:width="0.148cm" svg:height="0.186cm" svg:x="12.285cm" svg:y="9.825cm" svg:viewBox="0 0 149 187" svg:d="M149 183c0 4 0 4-4 4h-5c0 0-4 0-8 0h-4c-5 0-5 0-9 0v-4-103c0-8-4-16-4-21 0-8-4-12-4-17-5-4-9-8-13-8-4-4-13-4-17-4-9 0-18 0-26 8-5 4-13 13-21 26v119h-5c0 4 0 4 0 4h-4c-4 0-4 0-8 0-5 0-5 0-9 0h-4l-4-4v-174l4-5h4c0 0 4 0 9 0h4c4 0 4 0 4 0l4 5v25c9-13 17-21 30-25 8-5 18-9 31-9 8 0 21 4 25 9 8 4 17 8 21 12 4 9 9 17 9 26 4 8 4 17 4 29z">
          <text:p/>
        </draw:path>
        <draw:path draw:style-name="gr3" draw:text-style-name="P4" draw:layer="layout" svg:width="0.11cm" svg:height="0.233cm" svg:x="12.556cm" svg:y="9.783cm" svg:viewBox="0 0 111 234" svg:d="M111 212c0 5 0 5 0 9 0 0 0 4-5 4l-4 4h-4c-4 0-9 0-9 5-4 0-8 0-8 0-8 0-17-5-25-5-5-4-9-8-13-12-5-5-10-9-14-17 0-9 0-17 0-26v-102h-25-4c0-5 0-9 0-13v-4c0-4 0-4 0-4 0 0 0-5 4-5h25v-38c0-4 0-4 0-4h4c0-4 0-4 5-4h5c4 0 8 0 8 0 5 0 5 0 5 4 4 0 4 0 4 0v4 38h46l5 5v4 4c0 4 0 8 0 13-5 0-5 0-5 0h-46v98c0 13 4 21 4 25 4 9 13 9 21 9 4 0 4 0 9 0h4c4 0 4-4 4-4 4 0 4 0 4 0 5 0 5 0 5 4s0 4 0 8z">
          <text:p/>
        </draw:path>
        <draw:path draw:style-name="gr3" draw:text-style-name="P4" draw:layer="layout" svg:width="0.148cm" svg:height="0.266cm" svg:x="12.708cm" svg:y="9.745cm" svg:viewBox="0 0 149 267" svg:d="M149 263c0 4-4 4-4 4h-4c0 0-5 0-9 0 0 0-4 0-8 0h-4v-4-103c0-8-5-16-5-21 0-8-4-12-8-17 0-4-4-8-9-8-5-4-13-4-18-4-8 0-17 0-25 8-4 4-13 13-21 26v119h-4c0 4 0 4 0 4h-5c-4 0-4 0-8 0s-9 0-9 0h-4c0 0-4 0-4-4v-255-4h4l4-4c0 0 5 0 9 0s4 0 8 0l5 4 4 4v102c8-9 17-17 25-21 9-5 17-9 26-9 13 0 22 4 30 9 9 4 17 8 21 12 5 9 9 17 9 26 4 8 4 17 4 29z">
          <text:p/>
        </draw:path>
        <draw:path draw:style-name="gr3" draw:text-style-name="P4" draw:layer="layout" svg:width="0.161cm" svg:height="0.191cm" svg:x="12.898cm" svg:y="9.825cm" svg:viewBox="0 0 162 192" svg:d="M162 89c0 4-4 8-4 8-4 5-4 5-8 5h-116c0 8 5 17 5 25 0 9 4 13 8 21 4 5 13 10 17 14 8 0 17 4 25 4 9 0 17 0 26-4 4 0 8 0 12-4 9 0 9-5 13-5 5 0 5 0 10 0h4c0 5 0 5 0 5 0 4 0 4 0 8v4c0 5 0 5 0 5-4 0-4 0-4 0 0 4 0 4-5 4-5 4-9 4-13 4-9 4-13 4-21 4-9 5-13 5-22 5-17 0-29-5-38-9-12-4-21-8-25-17-9-8-13-18-17-30-4-9-9-26-9-39 0-16 5-29 9-42 4-8 8-21 17-30 4-8 13-12 25-16 9-5 21-9 34-9s26 4 34 9c8 4 17 8 21 16 10 9 14 17 18 26 0 8 4 21 4 30zM127 81c0-17-4-30-8-43-8-8-21-13-34-13-8 0-17 0-21 5-8 4-13 8-17 12-4 5-4 9-8 17 0 5-5 13-5 22z">
          <text:p/>
        </draw:path>
        <draw:path draw:style-name="gr3" draw:text-style-name="P4" draw:layer="layout" svg:width="0.136cm" svg:height="0.191cm" svg:x="13.182cm" svg:y="9.825cm" svg:viewBox="0 0 137 192" svg:d="M137 158v4 4 4h-5c0 5-4 5-8 9-4 0-10 4-14 4-4 4-8 4-17 4-4 5-8 5-17 5-12 0-21-5-29-9-13-4-22-8-26-17-8-8-12-18-17-30 0-9-4-22-4-39s4-29 9-42c4-13 8-21 16-30 5-8 13-12 26-16 8-5 17-9 30-9 4 0 12 0 16 4 5 0 9 0 13 5 4 0 10 4 14 4 4 4 4 4 8 4 0 4 0 4 0 4 5 0 5 4 5 4v5 4c0 4 0 8 0 13-5 0-5 0-5 0-4 0-4 0-8 0-4-5-4-5-10-9-4-4-8-4-12-8-9 0-13 0-21 0-17 0-26 4-34 17-9 8-13 25-13 50 0 9 0 22 4 30 0 4 4 13 9 17 4 9 8 14 12 14 9 4 13 4 22 4 8 0 12 0 21 0 4-4 8-9 12-9 6-5 10-5 10-9 4-4 8-4 8-4 5 4 5 4 5 4v4c0 5 0 5 0 10z">
          <text:p/>
        </draw:path>
        <draw:path draw:style-name="gr3" draw:text-style-name="P4" draw:layer="layout" svg:width="0.174cm" svg:height="0.191cm" svg:x="13.343cm" svg:y="9.825cm" svg:viewBox="0 0 175 192" svg:d="M175 93c0 13-5 26-9 38-4 13-8 22-17 31-4 8-13 17-25 21-13 4-26 9-38 9-13 0-27-5-39-9-9-4-17-8-26-17-8-8-13-18-17-30 0-13-4-26-4-39 0-12 4-25 4-38 4-12 13-21 17-29 9-9 17-17 30-21 8-5 22-9 39-9 13 0 25 4 38 9 8 4 17 8 25 16 5 9 13 17 13 30 4 13 9 26 9 38zM141 97c0-12 0-21-5-29 0-9-4-13-8-21-4-5-8-9-17-13-4-4-13-4-21-4-13 0-21 0-27 4-8 0-12 8-16 13-5 4-9 12-9 21-4 8-4 17-4 25 0 13 0 21 4 30 0 8 4 13 9 21 4 4 8 9 12 14 10 4 18 8 27 8 8 0 17-4 25-8 9 0 13-10 17-14s8-13 8-21c5-9 5-17 5-26z">
          <text:p/>
        </draw:path>
        <draw:path draw:style-name="gr3" draw:text-style-name="P4" draw:layer="layout" svg:width="0.102cm" svg:height="0.186cm" svg:x="13.563cm" svg:y="9.825cm" svg:viewBox="0 0 103 187" svg:d="M103 21c0 4 0 4 0 9 0 0-5 0-5 4v4c-4 0-4-4-4-4-4 0-4 0-8 0h-4c-5-4-5-4-9-4 0 0-4 0-8 4-5 0-5 4-9 4-4 4-8 9-13 13-4 4-8 13-12 17v115c0 4 0 4 0 4-5 0-5 0-5 0-5 0-9 0-9 0-4 0-8 0-8 0-5 0-5 0-5 0-4 0-4 0-4-4v-174c0 0 0-5 4-5h5 4c4 0 8 0 8 0h5c0 0 0 5 5 5v25c4-4 8-13 12-17 5-4 9-8 13-8 0-5 4-5 9-5 4-4 8-4 12-4h5c4 0 4 4 8 4h4c4 0 4 0 4 5h5c0 4 0 4 0 4 0 4 0 4 0 8z">
          <text:p/>
        </draw:path>
        <draw:path draw:style-name="gr3" draw:text-style-name="P4" draw:layer="layout" svg:width="0.161cm" svg:height="0.191cm" svg:x="13.686cm" svg:y="9.825cm" svg:viewBox="0 0 162 192" svg:d="M162 89c0 4-5 8-5 8-5 5-9 5-9 5h-114c0 8 0 17 4 25 0 9 4 13 8 21 5 5 13 10 17 14 9 0 17 4 26 4 8 0 17 0 21-4 8 0 13 0 17-4 4 0 8-5 13-5 4 0 4 0 8 0h4c0 5 0 5 0 5 0 4 0 4 0 8v4c0 5 0 5 0 5-4 0-4 0-4 0 0 4-4 4-4 4-4 4-9 4-17 4-4 4-9 4-17 4-9 5-13 5-21 5-17 0-30-5-38-9-13-4-22-8-26-17-8-8-12-18-17-30-4-9-8-26-8-39 0-16 4-29 8-42 5-8 9-21 17-30 4-8 13-12 26-16 8-5 21-9 34-9 12 0 25 4 33 9 9 4 17 8 22 16 8 9 12 17 17 26 0 8 5 21 5 30zM127 81c0-17-4-30-9-43-8-8-21-13-38-13-4 0-12 0-17 5-8 4-12 8-17 12-4 5-4 9-8 17 0 5-4 13-4 22z">
          <text:p/>
        </draw:path>
        <draw:path draw:style-name="gr3" draw:text-style-name="P4" draw:layer="layout" svg:width="0.254cm" svg:height="0.186cm" svg:x="13.978cm" svg:y="9.825cm" svg:viewBox="0 0 255 187" svg:d="M255 183c0 4-4 4-4 4h-5c0 0-4 0-8 0 0 0-4 0-8 0h-5v-4h-4v-107c0-4 0-12 0-17 0-8-4-12-4-17-4-4-9-8-13-8-4-4-8-4-17-4-4 0-12 0-21 8-4 4-13 13-21 26v119h-4c0 4 0 4 0 4h-5c-4 0-4 0-8 0s-4 0-10 0h-4l-4-4v-107c0-4 0-12 0-17-4-8-4-12-8-17 0-4-5-8-9-8-4-4-8-4-17-4-8 0-13 0-21 8-8 4-17 13-25 26v119c0 4 0 4 0 4-5 0-5 0-9 0h-4c-4 0-9 0-9 0-4 0-4 0-4 0-4 0-4 0-4-4v-174c0 0 0-5 4-5h4 5c4 0 8 0 8 0h4c0 0 0 5 5 5v25c8-13 17-21 25-25 8-5 21-9 30-9 4 0 12 4 17 4 8 0 12 5 16 9 6 0 10 4 10 8 4 4 8 9 8 13 9-4 13-9 17-13 5-4 9-8 17-12 5 0 9-5 13-5 4-4 8-4 13-4 12 0 21 4 29 9 5 4 13 8 17 12 4 9 9 17 9 26 4 8 4 17 4 25z">
          <text:p/>
        </draw:path>
        <draw:path draw:style-name="gr3" draw:text-style-name="P4" draw:layer="layout" svg:width="0.139cm" svg:height="0.191cm" svg:x="14.279cm" svg:y="9.825cm" svg:viewBox="0 0 140 192" svg:d="M140 183v4h-4c0 0-4 0-8 0-5 0-5 0-9 0h-4c0-4 0-4 0-4v-17c-10 9-18 13-27 17-8 4-16 9-29 9-9 0-17-5-26-5-4-4-12-4-17-8-4-9-8-13-12-17-4-9-4-18-4-26 0-9 4-17 4-22 4-8 12-17 17-21 8-4 17-8 29-8 9-5 22-5 34-5h27v-12c0-9 0-13-6-17 0-4 0-9-4-13s-8-8-13-8c-4 0-12-5-16-5-9 0-17 5-22 5-8 0-12 4-17 4-4 4-8 4-12 8-5 0-5 5-5 5-4 0-4-5-4-5h-4v-4-4c0-4 0-9 0-9 0-4 4-4 4-4 0-4 4-4 9-8 4 0 8-4 17-4 4-5 8-5 17-5 4-4 12-4 17-4 12 0 25 4 33 4 10 5 14 9 23 13 4 4 8 13 8 21 4 9 4 17 4 30zM111 102h-27c-8 0-17 4-25 4-4 0-9 4-13 4-4 4-8 9-13 13 0 4 0 8 0 13 0 8 0 17 9 22 4 4 13 8 21 8 9 0 17-4 25-8 5-5 13-10 23-18z">
          <text:p/>
        </draw:path>
        <draw:path draw:style-name="gr3" draw:text-style-name="P4" draw:layer="layout" svg:width="0.114cm" svg:height="0.233cm" svg:x="14.448cm" svg:y="9.783cm" svg:viewBox="0 0 115 234" svg:d="M115 212c0 5 0 5 0 9l-4 4-4 4c0 0-5 0-9 0 0 0-4 0-8 5 0 0-5 0-10 0-8 0-17-5-21-5-8-4-13-8-17-12-4-5-4-9-8-17 0-9 0-17 0-26v-102h-26c-4 0-4 0-4 0 0-5-4-9-4-13 0 0 0-4 4-4 0-4 0-4 0-4v-5h4 26v-38c0-4 0-4 0-4 4-4 4-4 4-4 4 0 8 0 8 0 5 0 9 0 9 0 4 0 4 0 4 4h4v4 38h44c4 0 4 0 4 0v5c4 0 4 0 4 4v4c0 4 0 8-4 13h-4-44v98c0 13 0 21 5 25 4 9 12 9 22 9h4c4 0 4 0 8 0l5-4h4l4 4c0 4 0 4 0 8z">
          <text:p/>
        </draw:path>
        <draw:path draw:style-name="gr3" draw:text-style-name="P4" draw:layer="layout" svg:width="0.156cm" svg:height="0.191cm" svg:x="14.592cm" svg:y="9.825cm" svg:viewBox="0 0 157 192" svg:d="M157 89c0 4 0 8-4 8 0 5-5 5-9 5h-110c0 8 0 17 0 25 4 9 8 13 12 21 5 5 9 10 17 14 5 0 13 4 26 4 8 0 17 0 21-4 8 0 13 0 17-4 4 0 8-5 13-5h4 4c0 5 0 5 0 5 0 4 0 4 0 8v4c0 5 0 5 0 5-4 4-4 4-8 4-5 4-9 4-13 4-4 4-13 4-17 4-9 5-17 5-26 5-12 0-25-5-38-9-8-4-17-8-25-17-8-8-13-18-17-30-4-9-4-26-4-39 0-16 0-29 4-42 4-8 9-21 17-30 8-8 17-12 25-16 13-5 22-9 34-9 17 0 26 4 34 9 13 4 21 8 26 16 4 9 8 17 13 26 4 8 4 21 4 30zM127 81c0-17-4-30-13-43-8-8-17-13-34-13-8 0-12 0-21 5-4 4-8 8-13 12-4 5-8 9-8 17-4 5-4 13-4 22z">
          <text:p/>
        </draw:path>
        <draw:path draw:style-name="gr3" draw:text-style-name="P4" draw:layer="layout" svg:width="0.098cm" svg:height="0.186cm" svg:x="14.799cm" svg:y="9.825cm" svg:viewBox="0 0 99 187" svg:d="M99 21c0 4 0 4 0 9v4l-5 4c0 0 0-4-5-4h-4-4c-5-4-5-4-9-4s-8 0-8 4c-5 0-9 4-13 4 0 4-4 9-8 13-5 4-9 13-13 17v115c0 4 0 4-4 4h-5c0 0-4 0-8 0h-4c-5 0-5 0-9 0v-4-174-5c4 0 4 0 4 0 5 0 5 0 9 0s4 0 8 0h5v5 25c8-4 12-13 17-17 0-4 4-8 8-8 4-5 8-5 13-5 4-4 8-4 8-4 4 0 4 0 9 0l4 4c4 0 4 0 9 0 0 0 5 0 5 5 0 4 0 4 0 4 0 4 0 4 0 8z">
          <text:p/>
        </draw:path>
        <draw:path draw:style-name="gr3" draw:text-style-name="P4" draw:layer="layout" svg:width="0.039cm" svg:height="0.254cm" svg:x="14.93cm" svg:y="9.757cm" svg:viewBox="0 0 40 255" svg:d="M35 251c0 4 0 4-4 4h-4-5c-5 0-9 0-9 0-4 0-4 0-4 0-4 0-4 0-4-4v-173c0 0 0-5 4-5h4c0 0 4 0 9 0h5c4 0 4 0 4 0 4 0 4 5 4 5zM40 21c0 6 0 14-5 14-4 4-8 4-18 4-4 0-8 0-12-4-5 0-5-8-5-14 0-8 0-12 5-16 4 0 8-5 17-5 5 0 9 5 13 5 5 4 5 8 5 16z">
          <text:p/>
        </draw:path>
        <draw:path draw:style-name="gr3" draw:text-style-name="P4" draw:layer="layout" svg:width="0.14cm" svg:height="0.191cm" svg:x="15.011cm" svg:y="9.825cm" svg:viewBox="0 0 141 192" svg:d="M141 183v4h-5c0 0-4 0-8 0s-4 0-9 0h-4c0-4 0-4 0-4v-17c-8 9-17 13-25 17-9 4-17 9-31 9-8 0-17-5-21-5-8-4-17-4-21-8-4-9-9-13-13-17 0-9-4-18-4-26 0-9 4-17 8-22 5-8 9-17 17-21 5-4 17-8 26-8 12-5 22-5 39-5h21v-12c0-9 0-13 0-17-4-4-4-9-8-13-5-4-9-8-13-8s-9-5-17-5c-10 0-18 5-22 5-9 0-13 4-17 4-4 4-9 4-13 8l-4 5c-4 0-4-5-4-5-5 0-5-4-5-4v-4c0-4 0-9 0-9 5-4 5-4 5-4 4-4 4-4 8-8 4 0 9-4 17-4 4-5 8-5 17-5 4-4 13-4 22-4s21 4 30 4c8 5 17 9 21 13s8 13 13 21c0 9 0 17 0 30zM111 102h-25c-9 0-18 4-27 4-4 0-8 4-13 4-4 4-8 9-8 13-4 4-4 8-4 13 0 8 4 17 8 22 4 4 13 8 21 8 10 0 18-4 27-8 8-5 13-10 21-18z">
          <text:p/>
        </draw:path>
        <draw:path draw:style-name="gr3" draw:text-style-name="P4" draw:layer="layout" svg:width="0.031cm" svg:height="0.266cm" svg:x="15.21cm" svg:y="9.745cm" svg:viewBox="0 0 32 267" svg:d="M32 263c0 4 0 4-6 4h-4c0 0-4 0-8 0h-5c-4 0-4 0-9 0v-4-255-4c5 0 5-4 9-4h5c4 0 8 0 8 0 4 0 4 4 4 4 6 0 6 0 6 0v4z">
          <text:p/>
        </draw:path>
        <draw:path draw:style-name="gr3" draw:text-style-name="P4" draw:layer="layout" svg:width="0.156cm" svg:height="0.271cm" svg:x="15.388cm" svg:y="9.745cm" svg:viewBox="0 0 157 272" svg:d="M157 174c0 17-4 30-4 38-4 13-8 26-17 34-5 9-14 13-22 17s-21 9-34 9c-4 0-8 0-13-5-4 0-8 0-12-4-5 0-9-4-13-8-8-5-13-9-17-13v21c0 4 0 4-4 4h-4-5c-4 0-4 0-8 0h-4v-4-255-4c4 0 4-4 8-4h4c5 0 9 0 9 0 4 0 4 4 4 4 4 0 4 0 4 0v4 103c5-6 9-10 17-14 4-4 9-8 13-8 4-5 8-5 13-5 4-4 8-4 12-4 13 0 26 4 34 9 9 4 18 12 22 22 5 8 9 17 13 29 4 9 4 22 4 34zM122 178c0-8 0-16 0-25-4-8-4-17-8-21-4-9-8-13-13-17-4-4-12-4-21-4-4 0-8 0-13 0-4 0-8 4-12 4-5 4-9 8-13 13-4 4-8 8-13 17v67c9 9 17 17 26 21 8 9 17 9 25 9 9 0 13 0 17-4 9-5 13-9 17-17 0-4 4-13 4-21 4-5 4-13 4-22z">
          <text:p/>
        </draw:path>
        <draw:path draw:style-name="gr3" draw:text-style-name="P4" draw:layer="layout" svg:width="0.165cm" svg:height="0.25cm" svg:x="15.561cm" svg:y="9.829cm" svg:viewBox="0 0 166 251" svg:d="M103 183l-21 64c0 0-5 4-9 4 0 0-8 0-12 0-5 0-5 0-9 0h-4v-4-4l21-60v-4c-4 0-4 0-4-4l-61-161c-4-4-4-4-4-9h4c0-5 0-5 5-5 0 0 4 0 8 0s9 0 9 0c4 0 4 0 4 0 5 0 5 5 5 5v5l51 135 46-135c0-5 5-5 5-10h4c4 0 4 0 8 0 5 0 9 0 9 0 4 0 4 0 4 5 4 0 4 0 4 0 0 5 0 5 0 9z">
          <text:p/>
        </draw:path>
        <draw:path draw:style-name="gr3" draw:text-style-name="P4" draw:layer="layout" svg:width="0.131cm" svg:height="0.191cm" svg:x="15.841cm" svg:y="9.825cm" svg:viewBox="0 0 132 192" svg:d="M132 158v4 4 4h-4c0 5-5 5-9 9-4 0-8 4-13 4-4 4-8 4-12 4-9 5-13 5-17 5-14 0-27-5-35-9-9-4-17-8-25-17-5-8-9-18-13-30-4-9-4-22-4-39s0-29 4-42 8-21 17-30c8-8 17-12 25-16 9-5 21-9 31-9 8 0 13 0 17 4 4 0 12 0 17 5 4 0 4 4 8 4 4 4 9 4 9 4 0 4 4 4 4 4v4 5 4c0 4 0 8 0 13h-4c-5 0-5 0-9 0 0-5-4-5-8-9-5-4-9-4-13-8-4 0-13 0-21 0-14 0-27 4-35 17-9 8-13 25-13 50 0 9 4 22 4 30 5 4 5 13 9 17 4 9 8 14 17 14 4 4 13 4 22 4 4 0 13 0 17 0 4-4 8-9 13-9 4-5 8-5 12-9 0-4 5-4 5-4h4c0 4 0 4 0 4v4c0 5 0 5 0 10z">
          <text:p/>
        </draw:path>
        <draw:path draw:style-name="gr3" draw:text-style-name="P4" draw:layer="layout" svg:width="0.148cm" svg:height="0.266cm" svg:x="16.014cm" svg:y="9.745cm" svg:viewBox="0 0 149 267" svg:d="M149 263c0 4 0 4 0 4-4 0-4 0-8 0h-4c-5 0-9 0-9 0-4 0-4 0-4 0-4 0-4 0-4-4v-103c0-8 0-16-4-21 0-8-5-12-5-17-4-4-8-8-12-8-5-4-9-4-17-4-9 0-13 0-22 8-8 4-17 13-26 26v119c0 4-4 4-4 4h-4c0 0-5 0-9 0s-4 0-8 0h-5v-4h-4v-255l4-4c5 0 5-4 5-4 4 0 4 0 8 0s9 0 9 0l4 4h4v4 102c9-9 18-17 26-21 9-5 22-9 30-9 13 0 21 4 30 9 4 4 12 8 17 12 4 9 8 17 12 26 0 8 0 17 0 29z">
          <text:p/>
        </draw:path>
        <draw:path draw:style-name="gr3" draw:text-style-name="P4" draw:layer="layout" svg:width="0.14cm" svg:height="0.191cm" svg:x="16.209cm" svg:y="9.825cm" svg:viewBox="0 0 141 192" svg:d="M141 183v4c-5 0-5 0-5 0-4 0-4 0-8 0-5 0-10 0-10 0-4 0-4 0-4 0 0-4 0-4 0-4v-17c-8 9-17 13-25 17-9 4-21 9-30 9-8 0-17-5-25-5-9-4-13-4-17-8-9-9-13-13-13-17-4-9-4-18-4-26 0-9 0-17 4-22 4-8 9-17 17-21 9-4 17-8 30-8 8-5 21-5 34-5h25v-12c0-9-4-13-4-17s-4-9-4-13c-5-4-9-8-13-8s-13-5-21-5c-5 0-13 5-22 5-4 0-8 4-12 4-4 4-9 4-13 8-4 0-4 5-8 5v-5c-5 0-5 0-5 0v-4-4c0-4 0-9 0-9 0-4 0-4 5-4 0-4 4-4 8-8 4 0 9-4 13-4 4-5 12-5 17-5 8-4 12-4 21-4 13 0 21 4 30 4 8 5 16 9 21 13 9 4 13 13 13 21 5 9 5 17 5 30zM110 102h-30c-8 0-17 4-21 4-8 0-13 4-17 4-4 4-4 9-8 13 0 4-4 8-4 13 0 8 4 17 8 22 8 4 17 8 25 8 9 0 17-4 22-8 8-5 17-10 25-18z">
          <text:p/>
        </draw:path>
        <draw:path draw:style-name="gr3" draw:text-style-name="P4" draw:layer="layout" svg:width="0.144cm" svg:height="0.186cm" svg:x="16.408cm" svg:y="9.825cm" svg:viewBox="0 0 145 187" svg:d="M145 183c0 4 0 4 0 4-4 0-4 0-4 0-5 0-9 0-9 0-4 0-8 0-8 0-5 0-5 0-5 0-4 0-4 0-4-4v-103c0-8 0-16-4-21 0-8 0-12-5-17-5-4-9-8-13-8-4-4-8-4-17-4-4 0-13 0-21 8-9 4-17 13-25 26v119c0 4 0 4-5 4h-4c0 0-4 0-8 0 0 0-5 0-9 0h-4v-4-174-5c4 0 4 0 4 0 4 0 4 0 9 0 4 0 4 0 8 0h4v5 25c13-13 21-21 30-25 8-5 21-9 30-9 12 0 21 4 30 9 9 4 13 8 17 12 4 9 9 17 13 26 0 8 0 17 0 29z">
          <text:p/>
        </draw:path>
        <draw:path draw:style-name="gr3" draw:text-style-name="P4" draw:layer="layout" svg:width="0.161cm" svg:height="0.254cm" svg:x="16.586cm" svg:y="9.825cm" svg:viewBox="0 0 162 255" svg:d="M162 17c0 4 0 8 0 8 0 5-5 5-5 5h-26c5 4 9 8 9 17 5 4 5 8 5 17 0 8-5 17-5 25-4 8-9 13-18 21-4 4-12 9-16 9-9 4-22 4-30 4-9 0-13 0-21 0-4-4-9-4-13-9-4 5-4 5-4 9-4 4-4 4-4 8 0 5 4 9 8 13s9 4 13 4l46 4c9 0 17 0 26 0 4 5 13 9 18 9 4 4 8 8 12 17 5 4 5 13 5 17 0 8-5 18-5 26-4 4-8 13-17 17-4 4-18 9-26 13-13 4-21 4-38 4-13 0-25 0-34-4-8 0-17-4-25-9-5-4-9-8-13-12-4-9-4-13-4-21 0-6 0-10 0-10 4-4 4-8 4-13 4-4 8-8 8-8 5-4 9-9 13-13-8-4-13-4-13-13-4-4-4-8-4-12 0-9 0-17 4-21 0-9 5-13 9-17 0-5-4-9-9-17 0-4-4-13-4-21 0-9 4-17 9-26 0-8 4-13 12-21 5-4 13-8 22-13 8 0 16-4 25-4 4 0 13 0 17 4 4 0 8 0 13 0h51c0 0 5 0 5 5 0 0 0 4 0 8zM114 64c0-13-4-22-13-30-4-4-12-9-25-9-4 0-13 0-17 5-4 0-8 4-8 8-5 4-9 9-9 13s0 8 0 13c0 12 0 21 9 25 4 8 12 13 25 13 8 0 13-5 17-5s8-4 13-8c0-4 4-8 4-13 4-4 4-8 4-12zM127 199c0-8 0-13-9-17-4-4-12-8-21-8h-46c-5 4-9 4-9 8-4 4-4 4-8 9 0 4 0 4 0 8-5 0-5 4-5 10 0 8 5 12 13 16 9 5 21 9 38 9 9 0 17-4 21-4 9 0 13-5 17-9 4 0 4-4 9-8 0-4 0-10 0-14z">
          <text:p/>
        </draw:path>
        <draw:path draw:style-name="gr3" draw:text-style-name="P4" draw:layer="layout" svg:width="0.038cm" svg:height="0.254cm" svg:x="16.785cm" svg:y="9.757cm" svg:viewBox="0 0 39 255" svg:d="M35 251c0 4-6 4-6 4h-4c0 0-4 0-8 0-5 0-5 0-9 0h-4v-4h-4v-173h4v-5c4 0 4 0 4 0 4 0 4 0 9 0 4 0 8 0 8 0h4l6 5zM39 21c0 6-4 14-4 14-6 4-10 4-18 4-9 0-13 0-13-4-4 0-4-8-4-14 0-8 0-12 4-16 0 0 4-5 13-5 8 0 12 5 18 5 0 4 4 8 4 16z">
          <text:p/>
        </draw:path>
        <draw:path draw:style-name="gr3" draw:text-style-name="P4" draw:layer="layout" svg:width="0.144cm" svg:height="0.186cm" svg:x="16.878cm" svg:y="9.825cm" svg:viewBox="0 0 145 187" svg:d="M145 183c0 4 0 4 0 4-5 0-5 0-5 0-4 0-8 0-8 0-4 0-8 0-8 0-5 0-5 0-5 0 0 0-4 0-4-4v-103c0-8 0-16 0-21-4-8-4-12-8-17-5-4-9-8-13-8-4-4-9-4-17-4-4 0-14 0-22 8-9 4-17 13-26 26v119c0 4 0 4-4 4h-4c0 0-4 0-9 0h-4c-4 0-4 0-8 0v-4-174-5c4 0 4 0 4 0 4 0 4 0 8 0 5 0 5 0 9 0h4v5 25c13-13 21-21 30-25 8-5 22-9 30-9 13 0 22 4 30 9 9 4 13 8 17 12 4 9 8 17 13 26 0 8 0 17 0 29z">
          <text:p/>
        </draw:path>
        <draw:path draw:style-name="gr3" draw:text-style-name="P4" draw:layer="layout" svg:width="0.161cm" svg:height="0.254cm" svg:x="17.06cm" svg:y="9.825cm" svg:viewBox="0 0 162 255" svg:d="M162 17c0 4 0 8 0 8 0 5-5 5-5 5h-26c4 4 10 8 10 17 4 4 4 8 4 17 0 8-4 17-4 25-6 8-10 13-18 21-5 4-13 9-22 9-4 4-16 4-25 4-8 0-13 0-21 0-4-4-9-4-13-9-4 5-4 5-4 9-4 4-4 4-4 8 0 5 4 9 8 13s9 4 13 4l46 4c9 0 17 0 26 0 4 5 14 9 18 9 4 4 8 8 12 17 0 4 5 13 5 17 0 8-5 18-5 26-4 4-8 13-16 17-10 4-18 9-27 13-13 4-21 4-38 4-13 0-25 0-34-4-8 0-17-4-25-9-4-4-9-8-13-12-4-9-4-13-4-21 0-6 0-10 0-10 4-4 4-8 4-13 4-4 9-8 9-8 4-4 8-9 12-13-8-4-12-4-12-13-5-4-5-8-5-12 0-9 0-17 5-21 0-9 4-13 8-17 0-5-4-9-8-17 0-4-5-13-5-21 0-9 5-17 9-26 0-8 4-13 12-21 5-4 13-8 22-13 8 0 17-4 25-4 4 0 9 0 17 4 4 0 8 0 13 0h51c0 0 5 0 5 5 0 0 0 4 0 8zM114 64c0-13-4-22-13-30-4-4-12-9-25-9-4 0-13 0-17 5-4 0-8 4-8 8-5 4-9 9-9 13s-4 8-4 13c0 12 4 21 13 25 4 8 12 13 25 13 9 0 13-5 17-5s8-4 13-8c0-4 4-8 4-13 0-4 4-8 4-12zM127 199c0-8 0-13-9-17-4-4-12-8-25-8h-42c-5 4-9 4-9 8-4 4-4 4-8 9 0 4 0 4-5 8 0 0 0 4 0 10 0 8 5 12 13 16 9 5 21 9 34 9s21-4 25-4c9 0 13-5 17-9 5 0 5-4 9-8 0-4 0-10 0-14z">
          <text:p/>
        </draw:path>
        <draw:path draw:style-name="gr3" draw:text-style-name="P4" draw:layer="layout" svg:width="0.254cm" svg:height="0.186cm" svg:x="17.348cm" svg:y="9.825cm" svg:viewBox="0 0 255 187" svg:d="M255 183c0 4 0 4-5 4h-4-4c-4 0-8 0-8 0-5 0-5 0-5 0-4 0-4 0-4-4v-107c0-4 0-12-4-17 0-8 0-12-4-17-5-4-9-8-13-8-4-4-9-4-13-4-8 0-17 0-21 8-8 4-17 13-25 26v119c0 4-5 4-5 4h-4c0 0-4 0-8 0-5 0-5 0-9 0h-4v-4-107c0-4-4-12-4-17 0-8-4-12-4-17-5-4-9-8-13-8-4-4-9-4-17-4-4 0-13 0-21 8-4 4-14 13-22 26v119h-5c0 4 0 4 0 4h-4c-4 0-4 0-8 0-5 0-5 0-9 0h-4l-4-4v-174l4-5h4c0 0 4 0 9 0h4c4 0 4 0 4 0l4 5v25c9-13 17-21 31-25 8-5 17-9 25-9 9 0 13 4 22 4 4 0 8 5 12 9 4 0 9 4 13 8 0 4 4 9 4 13 9-4 13-9 17-13 9-4 13-8 17-12 4 0 9-5 13-5 4-4 8-4 12-4 13 0 22 4 30 9 9 4 13 8 17 12 4 9 8 17 13 26 0 8 0 17 0 25z">
          <text:p/>
        </draw:path>
        <draw:path draw:style-name="gr3" draw:text-style-name="P4" draw:layer="layout" svg:width="0.14cm" svg:height="0.191cm" svg:x="17.652cm" svg:y="9.825cm" svg:viewBox="0 0 141 192" svg:d="M141 183l-4 4h-4-5c-4 0-8 0-8 0-4 0-4 0-4 0 0-4-4-4-4-4v-17c-5 9-13 13-22 17-12 4-22 9-30 9-9 0-17-5-26-5-8-4-12-4-21-8-4-9-8-13-8-17-5-9-5-18-5-26 0-9 0-17 5-22 4-8 8-17 17-21 8-4 17-8 25-8 13-5 26-5 39-5h21v-12c0-9 0-13 0-17s-4-9-8-13c0-4-4-8-9-8-8 0-12-5-22-5-8 0-12 5-21 5-4 0-8 4-17 4-4 4-8 4-8 8-5 0-9 5-9 5 0 0 0-5-4-5v-4-4c0-4 0-9 0-9 0-4 0-4 4-4 0-4 4-4 9-8 4 0 8-4 12-4 5-5 13-5 17-5 9-4 13-4 22-4 13 0 22 4 30 4 9 5 17 9 21 13 9 4 9 13 13 21 4 9 4 17 4 30zM107 102h-25c-9 0-18 4-22 4-9 0-13 4-17 4-4 4-9 9-9 13-4 4-4 8-4 13 0 8 4 17 9 22 8 4 12 8 25 8 9 0 18-4 22-8 9-5 17-10 21-18z">
          <text:p/>
        </draw:path>
        <draw:path draw:style-name="gr3" draw:text-style-name="P4" draw:layer="layout" svg:width="0.161cm" svg:height="0.254cm" svg:x="17.83cm" svg:y="9.825cm" svg:viewBox="0 0 162 255" svg:d="M162 17c0 4 0 8 0 8 0 5-4 5-4 5h-25c4 4 8 8 8 17 4 4 4 8 4 17 0 8-4 17-4 25-4 8-8 13-17 21-4 4-13 9-21 9-4 4-17 4-25 4-9 0-13 0-22 0-4-4-8-4-12-9-5 5-5 5-5 9-4 4-4 4-4 8 0 5 4 9 9 13 4 4 8 4 12 4l47 4c8 0 17 0 25 0 5 5 13 9 17 9 4 4 9 8 13 17 0 4 4 13 4 17 0 8-4 18-4 26-4 4-9 13-17 17s-17 9-25 13c-13 4-26 4-38 4-13 0-26 0-34-4-13 0-17-4-26-9-4-4-9-8-13-12-5-9-5-13-5-21 0-6 0-10 0-10 5-4 5-8 5-13 4-4 9-8 9-8 4-4 8-9 13-13-9-4-13-4-13-13-5-4-9-8-9-12 0-9 4-17 9-21 0-9 4-13 8-17-4-5-4-9-8-17 0-4-5-13-5-21 0-9 5-17 9-26 0-8 4-13 13-21 4-4 13-8 21-13 9 0 17-4 26-4 4 0 8 0 12 4 9 0 13 0 13 0h55c0 0 4 0 4 5 0 0 0 4 0 8zM116 64c0-13-5-22-13-30-4-4-13-9-25-9-9 0-13 0-17 5-5 0-9 4-9 8-4 4-8 9-8 13s-5 8-5 13c0 12 5 21 13 25 4 8 13 13 26 13 8 0 12-5 16-5 5 0 9-4 13-8 0-4 4-8 4-13 0-4 5-8 5-12zM128 199c0-8 0-13-8-17-4-4-13-8-26-8h-42c-4 4-8 4-8 8-5 4-5 4-9 9 0 4 0 4-4 8 0 0 0 4 0 10 0 8 4 12 13 16 8 5 21 9 34 9 12 0 21-4 25-4 8 0 13-5 17-9 4 0 4-4 8-8 0-4 0-10 0-14z">
          <text:p/>
        </draw:path>
        <draw:path draw:style-name="gr3" draw:text-style-name="P4" draw:layer="layout" svg:width="0.148cm" svg:height="0.186cm" svg:x="18.029cm" svg:y="9.825cm" svg:viewBox="0 0 149 187" svg:d="M149 183c0 4 0 4-4 4h-4-4c-5 0-9 0-9 0-4 0-4 0-4 0-4 0-4 0-4-4v-103c0-8 0-16-4-21 0-8-5-12-5-17-4-4-8-8-13-8-5-4-9-4-17-4-9 0-13 0-21 8-9 4-17 13-26 26v119c0 4-4 4-4 4h-4c-5 0-5 0-9 0s-4 0-8 0h-5v-4c-4 0-4 0-4 0v-174h4v-5h5c4 0 4 0 8 0h4c5 0 5 0 5 0 4 0 4 5 4 5v25c8-13 21-21 30-25 8-5 16-9 29-9 9 0 22 4 31 9 4 4 12 8 17 12 4 9 8 17 8 26 4 8 4 17 4 29z">
          <text:p/>
        </draw:path>
        <draw:path draw:style-name="gr3" draw:text-style-name="P4" draw:layer="layout" svg:width="0.157cm" svg:height="0.191cm" svg:x="18.224cm" svg:y="9.825cm" svg:viewBox="0 0 158 192" svg:d="M158 89c0 4 0 8-5 8-4 5-4 5-8 5h-111c0 8 0 17 0 25 4 9 4 13 8 21 9 5 13 10 21 14 5 0 13 4 26 4 8 0 13 0 22-4 4 0 13 0 17-4 4 0 8-5 8-5 5 0 9 0 9 0h4c0 5 0 5 0 5 0 4 0 4 0 8v4c0 5 0 5 0 5h-4c0 4 0 4-4 4-5 4-9 4-13 4-4 4-13 4-21 4-5 5-14 5-22 5-13 0-26-5-38-9-9-4-17-8-26-17-8-8-13-18-17-30-4-9-4-26-4-39 0-16 0-29 4-42 4-8 9-21 17-30 9-8 17-12 26-16 12-5 21-9 33-9 13 0 27 4 35 9 9 4 17 8 26 16 4 9 8 17 12 26 5 8 5 21 5 30zM124 81c4-17 0-30-9-43-8-8-22-13-35-13-8 0-17 0-21 5-4 4-12 8-12 12-5 5-9 9-13 17 0 5 0 13 0 22z">
          <text:p/>
        </draw:path>
        <draw:path draw:style-name="gr3" draw:text-style-name="P4" draw:layer="layout" svg:width="0.11cm" svg:height="0.233cm" svg:x="18.406cm" svg:y="9.783cm" svg:viewBox="0 0 111 234" svg:d="M111 212c0 5 0 5 0 9v4c-4 0-4 0-8 4h-5c-4 0-4 0-8 5-4 0-4 0-9 0-8 0-16-5-25-5-4-4-8-8-13-12-4-5-8-9-8-17-4-9-4-17-4-26v-102h-27-4c0-5 0-9 0-13v-4c0-4 0-4 0-4l4-5h27v-38c0-4 0-4 0-4h4c0-4 0-4 4-4 0 0 4 0 9 0 0 0 4 0 8 0l4 4v4 38h47c4 0 4 5 4 5v4 4c0 4 0 8 0 13h-4-47v98c0 13 5 21 9 25 0 9 8 9 17 9 4 0 4 0 8 0h4c5 0 5-4 5-4 4 0 4 0 4 0h4v4c0 4 0 4 0 8z">
          <text:p/>
        </draw:path>
        <draw:path draw:style-name="gr3" draw:text-style-name="P4" draw:layer="layout" svg:width="0.043cm" svg:height="0.254cm" svg:x="18.554cm" svg:y="9.757cm" svg:viewBox="0 0 44 255" svg:d="M39 251c-4 4-4 4-4 4h-5c-4 0-4 0-9 0-4 0-4 0-8 0h-4v-4c-5 0-5 0-5 0v-173h5v-5h4c4 0 4 0 8 0 5 0 5 0 9 0h5c0 0 0 5 4 5zM44 21c0 6-5 14-5 14-4 4-9 4-18 4-8 0-12 0-17-4 0 0-4-8-4-14 0-8 4-12 4-16 5 0 9-5 17-5 9 0 14 5 18 5 0 4 5 8 5 16z">
          <text:p/>
        </draw:path>
        <draw:path draw:style-name="gr3" draw:text-style-name="P4" draw:layer="layout" svg:width="0.135cm" svg:height="0.191cm" svg:x="18.639cm" svg:y="9.825cm" svg:viewBox="0 0 136 192" svg:d="M136 158v4l-4 4v4h-4c0 5-4 5-9 9 0 0-4 4-12 4-5 4-9 4-13 4-8 5-13 5-17 5-13 0-26-5-35-9-8-4-17-8-25-17-4-8-9-18-13-30-4-9-4-22-4-39s0-29 4-42 9-21 17-30c8-8 17-12 25-16 9-5 23-9 35-9 5 0 9 0 13 4 8 0 13 0 17 5 4 0 8 4 8 4 5 4 9 4 9 4 0 4 4 4 4 4v4 5 4c0 4 0 8 0 13h-4c0 0-4 0-9 0 0-5-4-5-8-9s-9-4-13-8c-4 0-12 0-21 0-13 0-26 4-35 17-8 8-13 25-13 50 0 9 5 22 5 30 4 4 4 13 8 17 4 9 9 14 18 14 4 4 13 4 21 4 5 0 13 0 17 0 4-4 13-9 13-9 4-5 8-5 13-9 4-4 4-4 4-4 4 0 4 0 4 0 0 4 0 4 0 4 0 0 0 4 4 4 0 5 0 5 0 10z">
          <text:p/>
        </draw:path>
        <draw:path draw:style-name="gr3" draw:text-style-name="P4" draw:layer="layout" svg:width="0.118cm" svg:height="0.267cm" svg:x="3.814cm" svg:y="10.257cm" svg:viewBox="0 0 119 268" svg:d="M119 21v4l-4 5c-4 0-4 0-4 0h-4c-5 0-5 0-9-5 0 0-4 0-8 0-5 0-9 0-13 5-4 0-4 4-9 4 0 4-4 8-4 12 0 9 0 13 0 22v17h38 5v4 4 4c0 4 0 9 0 13h-5-38v153c0 5-4 5-4 5h-4c0 0-4 0-9 0-4 0-4 0-8 0h-4v-5h-5v-153h-22c-4 0-4 0-4 0-4-4-4-9-4-13v-4c0-4 4-4 4-4v-4h4 22v-17c0-13 5-22 5-30 4-8 8-17 12-21 5-4 9-9 17-13 4-4 13-4 21-4 9 0 13 0 17 0 5 4 5 4 9 4 0 0 4 0 4 4 0 5 4 5 4 5 0 4 0 4 0 8z">
          <text:p/>
        </draw:path>
        <draw:path draw:style-name="gr3" draw:text-style-name="P4" draw:layer="layout" svg:width="0.029cm" svg:height="0.267cm" svg:x="3.958cm" svg:y="10.257cm" svg:viewBox="0 0 30 268" svg:d="M30 263c0 5 0 5-4 5h-4c0 0-4 0-9 0 0 0-4 0-8 0h-5v-5-255-4c5 0 5-4 5-4 4 0 8 0 8 0 5 0 9 0 9 0 4 0 4 4 4 4 4 0 4 0 4 0v4z">
          <text:p/>
        </draw:path>
        <draw:path draw:style-name="gr3" draw:text-style-name="P4" draw:layer="layout" svg:width="0.143cm" svg:height="0.186cm" svg:x="4.047cm" svg:y="10.342cm" svg:viewBox="0 0 144 187" svg:d="M144 178c0 5 0 5 0 5-4 0-4 0-4 0-4 0-4 0-8 0s-4 0-9 0h-4v-5-26c-13 13-21 22-30 26-8 5-21 9-29 9-13 0-21-4-30-9-9 0-14-8-18-13-4-9-8-17-12-26 0-8 0-17 0-29v-106-4c4 0 4 0 4 0 4 0 8 0 8 0 4 0 9 0 9 0 4 0 4 0 4 0l5 4v101c0 9 0 17 0 26 4 4 4 8 9 12 4 5 8 9 12 13 5 0 9 0 17 0 5 0 13 0 21-8 9-5 17-13 26-21v-123c0 0 0-4 4-4h4c0 0 5 0 9 0h4c4 0 4 0 8 0v4z">
          <text:p/>
        </draw:path>
        <draw:path draw:style-name="gr3" draw:text-style-name="P4" draw:layer="layout" svg:width="0.153cm" svg:height="0.182cm" svg:x="4.224cm" svg:y="10.342cm" svg:viewBox="0 0 154 183" svg:d="M154 174v4 5h-4c-5 0-9 0-13 0 0 0-4 0-9 0h-4l-4-5-43-68-39 68c-4 0-4 0-4 0 0 5 0 5-4 5h-4c0 0-4 0-9 0-4 0-4 0-8 0h-4l-5-5c5 0 5-4 5-4l50-86-46-80c-4 0-4-4-4-4l4-4h4c0 0 4 0 9 0 4 0 8 0 8 0 4 0 4 0 8 0v4h5l38 63 39-63h4c0-4 0-4 0-4h4c5 0 5 0 9 0s8 0 8 0c5 0 5 0 9 0 0 4 0 4 0 4 0 0 0 4-4 4l-48 80z">
          <text:p/>
        </draw:path>
        <draw:path draw:style-name="gr3" draw:text-style-name="P4" draw:layer="layout" svg:width="0.038cm" svg:height="0.254cm" svg:x="4.504cm" svg:y="10.27cm" svg:viewBox="0 0 39 255" svg:d="M34 250c0 5-5 5-5 5h-4c-4 0-4 0-8 0-5 0-5 0-9 0h-4v-5c-4 0-4 0-4 0v-173h4v-4h4c4 0 4 0 9 0 4 0 4 0 8 0h4l5 4zM39 22c0 4-5 12-5 12-5 5-9 5-17 5-9 0-13 0-17-5 0 0 0-8 0-12 0-10 0-14 0-18 4 0 8-4 17-4 8 0 12 4 17 4 0 4 5 8 5 18z">
          <text:p/>
        </draw:path>
        <draw:path draw:style-name="gr3" draw:text-style-name="P4" draw:layer="layout" svg:width="0.144cm" svg:height="0.187cm" svg:x="4.597cm" svg:y="10.337cm" svg:viewBox="0 0 145 188" svg:d="M145 183c0 5 0 5 0 5-4 0-4 0-9 0h-4c-4 0-8 0-8 0-5 0-5 0-5 0-4 0-4 0-4-5v-102c0-9 0-17-4-21 0-9 0-13-4-17-5-5-9-9-13-9-4-4-8-4-17-4-4 0-13 0-21 8-10 5-18 13-26 26v119c0 5-5 5-5 5h-4c0 0-4 0-8 0 0 0-5 0-9 0h-4v-5-174-4c4 0 4 0 4 0 4 0 4 0 9 0 4 0 4 0 8 0h4v4 25c13-13 21-21 31-25 8-4 21-9 30-9 12 0 21 5 29 9 9 4 13 8 17 12 4 9 9 17 13 26 0 8 0 17 0 30z">
          <text:p/>
        </draw:path>
        <draw:path draw:style-name="gr3" draw:text-style-name="P4" draw:layer="layout" svg:width="0.11cm" svg:height="0.233cm" svg:x="4.864cm" svg:y="10.295cm" svg:viewBox="0 0 111 234" svg:d="M111 213c0 4 0 4 0 8v4c-5 0-5 0-9 5h-4c-4 0-4 0-8 4-5 0-9 0-9 0-8 0-17-4-25-4-5-5-9-9-13-13s-9-9-9-17c-5-9-5-17-5-25v-102h-25-4c0-4 0-9 0-13v-4c0-4 0-4 0-4 0 0 0-4 4-4h25v-40c0-4 0-4 0-4h5c0-4 0-4 5-4 0 0 4 0 8 0h4c5 0 5 0 9 4v4 40h46c5 0 5 4 5 4v4 4c0 4 0 9 0 13h-5-46v97c0 13 4 21 8 26 0 8 9 8 17 8 5 0 5 0 9 0h4c4 0 4-4 4-4 4 0 4 0 4 0h5v4c0 4 0 4 0 9z">
          <text:p/>
        </draw:path>
        <draw:path draw:style-name="gr3" draw:text-style-name="P4" draw:layer="layout" svg:width="0.148cm" svg:height="0.267cm" svg:x="5.016cm" svg:y="10.257cm" svg:viewBox="0 0 149 268" svg:d="M149 263c0 5 0 5-4 5h-4c0 0-5 0-9 0h-4c-4 0-4 0-8 0v-5-102c0-9 0-17-5-21 0-9-4-13-4-17-4-5-8-9-13-9-4-4-9-4-18-4-8 0-17 0-21 8-8 5-17 13-25 26v119c-4 5-4 5-4 5h-5c-4 0-4 0-8 0s-4 0-9 0h-4l-4-5v-255-4c4 0 4 0 4 0l4-4c5 0 5 0 9 0s4 0 8 0l5 4h4v4 102c8-9 17-17 25-21 9-4 17-9 30-9 9 0 22 5 26 9 9 4 17 8 21 12 5 9 9 17 9 26 4 8 4 17 4 30z">
          <text:p/>
        </draw:path>
        <draw:path draw:style-name="gr3" draw:text-style-name="P4" draw:layer="layout" svg:width="0.156cm" svg:height="0.191cm" svg:x="5.211cm" svg:y="10.337cm" svg:viewBox="0 0 157 192" svg:d="M157 90c0 4 0 9-4 9-4 4-4 4-8 4h-115c0 8 5 17 5 25 4 9 4 13 8 21 4 5 13 9 17 13 8 0 17 4 30 4 8 0 12 0 21-4 4 0 13 0 17-4 4 0 8-4 8-4 4 0 9 0 9 0 4 0 4 0 4 0 0 4 0 4 0 4 0 4 0 4 0 8v5c0 4 0 4 0 4h-4c0 4 0 4-5 4-4 4-8 4-12 4-9 5-13 5-21 5-5 4-13 4-22 4-12 0-25-4-38-9-8-4-21-8-25-17-10-8-14-17-18-29-4-9-4-26-4-38 0-17 0-30 4-43 4-8 8-21 18-29 8-10 17-14 25-18 9-4 21-9 34-9s26 5 34 9c9 4 17 8 25 18 5 8 9 17 13 25 0 9 4 21 4 30zM124 82c0-17 0-30-9-43-8-8-21-12-34-12-8 0-17 0-21 4s-13 8-17 13c0 4-4 8-8 17 0 4-5 12-5 21z">
          <text:p/>
        </draw:path>
        <draw:path draw:style-name="gr3" draw:text-style-name="P4" draw:layer="layout" svg:width="0.136cm" svg:height="0.191cm" svg:x="5.49cm" svg:y="10.337cm" svg:viewBox="0 0 137 192" svg:d="M137 158v4 4 5h-5c0 4-4 4-8 8-4 0-9 4-14 4-4 5-8 5-17 5-4 4-8 4-17 4-12 0-21-4-29-9-13-4-17-8-26-17-4-8-12-17-12-29-5-9-9-21-9-38s4-30 9-43c4-12 8-21 17-29 8-10 16-14 25-18 8-4 21-9 30-9 8 0 12 0 16 5 5 0 9 0 13 4 5 0 10 4 14 4 4 4 4 4 8 4 0 5 0 5 5 5v5 4 4c0 4 0 9 0 13-5 0-5 0-5 0-4 0-4 0-8 0 0-4-4-4-9-9-5-4-9-4-13-8-9 0-13 0-21 0-13 0-26 4-34 17-9 8-13 25-13 51 0 8 0 21 4 29 0 5 4 13 9 17 4 9 8 13 17 13 4 4 12 4 17 4 8 0 16 0 21 0 4-4 8-8 13-8 5-5 9-5 13-9 0-4 4-4 4-4h5c0 4 0 4 0 4v4c0 5 0 5 0 9z">
          <text:p/>
        </draw:path>
        <draw:path draw:style-name="gr3" draw:text-style-name="P4" draw:layer="layout" svg:width="0.174cm" svg:height="0.191cm" svg:x="5.651cm" svg:y="10.337cm" svg:viewBox="0 0 175 192" svg:d="M175 94c0 13-5 26-9 39 0 12-8 21-13 29-9 9-18 17-30 21-9 5-21 9-38 9-13 0-26-4-38-9-9-4-17-8-26-17-4-8-13-17-13-29-4-13-8-26-8-38 0-13 4-26 8-38 5-13 9-22 17-30 5-9 13-18 26-22s25-9 38-9 25 5 38 9c8 4 17 8 26 18 5 8 13 17 17 29 0 13 5 26 5 38zM140 99c0-13 0-22-5-30 0-8-4-13-8-21-4-4-8-9-13-13-8-4-17-4-25-4-13 0-17 0-25 4-9 0-13 9-17 13-5 4-9 13-9 21-4 8-4 17-4 25 0 13 0 22 4 30 0 9 4 13 9 21 4 4 8 9 17 13 4 4 12 8 21 8 12 0 21-4 25-8 9 0 13-9 17-13s8-12 8-21c5-8 5-17 5-25z">
          <text:p/>
        </draw:path>
        <draw:path draw:style-name="gr3" draw:text-style-name="P4" draw:layer="layout" svg:width="0.102cm" svg:height="0.187cm" svg:x="5.871cm" svg:y="10.337cm" svg:viewBox="0 0 103 188" svg:d="M103 21c0 5 0 5 0 9v4c-5 0-5 0-5 0v4c-4 0-4-4-4-4-4 0-4 0-4 0-4 0-4 0-8 0 0-4-5-4-9-4 0 0-4 0-8 4-5 0-5 4-9 4-4 5-8 9-13 13 0 4-4 13-9 17v115h-4c0 5 0 5 0 5h-4c-5 0-5 0-9 0s-8 0-8 0h-5c0 0-4 0-4-5v-174l4-4h5c0 0 4 0 8 0h4c5 0 5 0 5 0l4 4v25c4-4 9-13 13-17 5-4 9-8 13-8 4-4 4-4 9-4 4-5 8-5 12-5h5c4 0 4 5 8 5h4c4 0 4 0 4 4 5 0 5 0 5 0 0 4 0 4 0 4 0 4 0 4 0 8z">
          <text:p/>
        </draw:path>
        <draw:path draw:style-name="gr3" draw:text-style-name="P4" draw:layer="layout" svg:width="0.161cm" svg:height="0.191cm" svg:x="5.99cm" svg:y="10.337cm" svg:viewBox="0 0 162 192" svg:d="M162 90c0 4-5 9-5 9-4 4-4 4-8 4h-114c0 8 0 17 4 25 0 9 4 13 8 21 4 5 13 9 17 13 9 0 17 4 26 4 8 0 16 0 25-4 4 0 8 0 13-4 8 0 8-4 12-4 5 0 5 0 9 0h4c0 4 0 4 0 4 0 4 0 4 0 8v5c0 4 0 4 0 4-4 0-4 0-4 0 0 4-4 4-4 4-5 4-9 4-13 4-9 5-13 5-21 5-9 4-13 4-21 4-17 0-30-4-39-9-12-4-21-8-25-17-8-8-13-17-18-29-4-9-8-26-8-38 0-17 4-30 8-43 5-8 10-21 18-29 4-10 13-14 25-18 9-4 22-9 34-9 13 0 26 5 34 9 9 4 17 8 21 18 9 8 13 17 17 25 0 9 5 21 5 30zM128 82c0-17-5-30-9-43-8-8-21-12-34-12-8 0-17 0-21 4-8 4-13 8-17 13-4 4-4 8-8 17 0 4-4 12-4 21z">
          <text:p/>
        </draw:path>
        <draw:path draw:style-name="gr3" draw:text-style-name="P4" draw:layer="layout" svg:width="0.042cm" svg:height="0.043cm" svg:x="6.197cm" svg:y="10.481cm" svg:viewBox="0 0 43 44" svg:d="M43 21c0 9-5 17-9 17 0 6-4 6-13 6-8 0-12 0-17-6-4 0-4-8-4-17 0-8 0-12 4-17 5-4 9-4 17-4 9 0 13 0 17 4 0 5 5 9 5 17z">
          <text:p/>
        </draw:path>
        <draw:path draw:style-name="gr3" draw:text-style-name="P4" draw:layer="layout" svg:width="0.14cm" svg:height="0.19cm" svg:x="3.826cm" svg:y="10.85cm" svg:viewBox="0 0 141 191" svg:d="M141 183v4c-4 0-4 0-4 0-5 0-5 0-10 0-4 0-8 0-8 0-4 0-4 0-4 0 0-4 0-4 0-4v-17c-9 8-17 12-26 17-8 4-21 8-29 8-9 0-17-4-26-4-8-4-12-4-17-9-8-8-12-12-12-17-5-8-5-17-5-25s0-17 5-21c4-9 8-17 17-21 8-5 17-9 29-9 9-4 21-4 34-4h25v-14c0-8-4-12-4-17 0-4-4-8-4-12-4-5-8-9-13-9-4 0-12-4-21-4-4 0-13 4-21 4-4 0-8 4-13 4-4 5-8 5-12 9-5 0-5 4-9 4v-4c-4 0-4 0-4 0v-4-5c0-4 0-8 0-8 0-4 0-4 4-4 0-5 4-5 9-9 4 0 8-4 12-4 5-4 13-4 17-4 9-4 13-4 21-4 13 0 22 4 30 4 8 4 17 8 21 12 9 5 14 13 14 22 4 8 4 17 4 29zM110 102h-29c-9 0-17 4-21 4-9 0-13 5-17 5-4 4-4 8-9 12 0 5-4 9-4 13 0 8 4 17 9 21 8 4 16 9 25 9 8 0 17-5 21-9 9-4 17-8 25-17z">
          <text:p/>
        </draw:path>
        <draw:path draw:style-name="gr3" draw:text-style-name="P4" draw:layer="layout" svg:width="0.043cm" svg:height="0.043cm" svg:x="4.021cm" svg:y="10.993cm" svg:viewBox="0 0 44 44" svg:d="M44 22c0 8 0 18-5 18-4 4-9 4-18 4-8 0-12 0-17-4 0 0-4-10-4-18 0-9 4-13 4-17 5-5 9-5 17-5 9 0 14 0 18 5 5 4 5 8 5 17z">
          <text:p/>
        </draw:path>
        <draw:frame draw:style-name="gr4" draw:text-style-name="P5" draw:layer="layout" svg:width="0.388cm" svg:height="0.454cm" svg:x="3.476cm" svg:y="9.65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87cm" svg:height="0.246cm" svg:x="4.444cm" svg:y="10.79cm" svg:viewBox="0 0 188 247" svg:d="M188 13c0 4 0 4 0 8l-4 5h-5-68v217c0 4-5 4-5 4h-4c-4 0-4 0-8 0-5 0-5 0-9 0h-4l-4-4v-217h-68-4c0-5 0-5-5-5 0-4 0-4 0-8v-4c5-4 5-4 5-4 0-5 0-5 0-5h4 170c5 0 5 0 5 0v5c4 0 4 0 4 4z">
          <text:p/>
        </draw:path>
        <draw:path draw:style-name="gr3" draw:text-style-name="P4" draw:layer="layout" svg:width="0.102cm" svg:height="0.186cm" svg:x="4.66cm" svg:y="10.85cm" svg:viewBox="0 0 103 187" svg:d="M103 21c0 4 0 4 0 8v5h-4v5l-4-5h-5c-4 0-4 0-8 0 0-5-4-5-4-5-5 0-9 0-13 5 0 0-4 5-9 5-4 4-4 8-8 12-4 5-8 13-14 17v115c-4 4-4 4-4 4h-4c-4 0-4 0-9 0-4 0-4 0-8 0h-4l-5-4v-175c5 0 5-4 5-4h4c0 0 4 0 8 0h5c4 0 4 0 4 0 4 0 4 4 4 4v26c4-5 10-13 14-18 4-4 8-8 12-8 5-4 9-4 13-4 0-4 4-4 9-4h4c4 0 4 4 8 4 5 0 5 0 5 0 4 0 4 0 4 4 4 0 4 0 4 0 0 4 0 4 0 4 0 4 0 4 0 9z">
          <text:p/>
        </draw:path>
        <draw:path draw:style-name="gr3" draw:text-style-name="P4" draw:layer="layout" svg:width="0.148cm" svg:height="0.186cm" svg:x="4.796cm" svg:y="10.854cm" svg:viewBox="0 0 149 187" svg:d="M149 179c0 4 0 4-4 4h-4-5c-4 0-8 0-8 0h-4l-5-4v-26c-8 13-17 21-25 26-13 4-21 8-30 8-12 0-21-4-29-8-9 0-13-9-22-13-5-9-9-17-9-26-4-8-4-16-4-29v-107l4-4h4c5 0 5 0 10 0 4 0 4 0 8 0h5c0 0 0 4 4 4v103c0 8 0 17 0 25 4 4 4 8 8 13 0 4 4 8 9 12 8 0 12 0 17 0 8 0 17 0 25-8 8-4 17-13 25-21v-124-4c5 0 5 0 9 0h4c4 0 9 0 9 0 4 0 4 0 4 0 4 0 4 4 4 4z">
          <text:p/>
        </draw:path>
        <draw:path draw:style-name="gr3" draw:text-style-name="P4" draw:layer="layout" svg:width="0.156cm" svg:height="0.19cm" svg:x="4.991cm" svg:y="10.85cm" svg:viewBox="0 0 157 191" svg:d="M157 89c0 5 0 9-4 9 0 4-4 4-8 4h-112c0 9 0 17 5 26 0 8 4 12 8 21 4 4 9 8 17 12 9 0 18 5 26 5 9 0 17 0 22-5 8 0 12 0 17-4 4 0 8-4 12-4h5c4 0 4 0 4 0 0 4 0 4 0 4 4 4 4 4 4 9l-4 4c0 4 0 4 0 4 0 4-4 4-9 4-4 5-8 5-12 5-5 4-13 4-17 4-9 4-17 4-26 4-13 0-26-4-35-8-12-5-21-9-29-17-4-9-13-17-17-30-4-8-4-25-4-38 0-17 4-31 4-43 4-9 13-22 17-30 8-9 17-13 25-17 13-4 21-8 35-8 17 0 25 4 38 8 9 4 17 8 21 17 9 8 13 17 13 25 4 9 4 22 4 31zM128 81c0-18-5-31-13-43-9-9-17-13-34-13-9 0-14 0-22 4-4 4-9 9-13 13s-8 8-8 17c-5 4-5 13-5 22z">
          <text:p/>
        </draw:path>
        <draw:path draw:style-name="gr3" draw:text-style-name="P4" draw:layer="layout" svg:width="0.157cm" svg:height="0.271cm" svg:x="3.839cm" svg:y="11.281cm" svg:viewBox="0 0 158 272" svg:d="M158 174c0 17-4 31-4 39-5 13-9 25-18 34-5 8-13 13-22 17-8 4-21 8-33 8-5 0-9 0-13-4-4 0-9 0-13-4-4 0-13-4-17-9-4-4-8-8-12-12v21c0 4 0 4-5 4h-4-4c-4 0-4 0-9 0h-4v-4-255-4c4 0 4-5 4-5 5 0 5 0 9 0s8 0 8 0c5 0 5 5 5 5h4v4 101c4-4 8-8 12-12 9-5 13-9 17-9 5-4 9-4 13-4 4-4 9-4 13-4 12 0 25 4 34 8 8 4 17 13 22 21 4 9 8 17 13 30 0 8 4 21 4 34zM123 178c0-8 0-17-4-25 0-9 0-17-5-21-4-9-8-13-12-17-9-5-13-5-21-5-5 0-9 0-13 0s-9 5-13 5c-4 4-8 8-13 12-4 5-8 9-12 17v69c8 8 17 17 25 21 9 9 17 9 26 9 4 0 12 0 16-5 9-4 13-8 17-17 0-4 5-12 5-21 4-4 4-13 4-22z">
          <text:p/>
        </draw:path>
        <draw:path draw:style-name="gr3" draw:text-style-name="P4" draw:layer="layout" svg:width="0.042cm" svg:height="0.042cm" svg:x="4.038cm" svg:y="11.506cm" svg:viewBox="0 0 43 43" svg:d="M43 21c0 9 0 18-4 18-4 4-8 4-17 4s-13 0-18-4c0 0-4-9-4-18s4-13 4-17c5-4 9-4 18-4s13 0 17 4 4 8 4 17z">
          <text:p/>
        </draw:path>
        <draw:frame draw:style-name="gr4" draw:text-style-name="P5" draw:layer="layout" svg:width="0.388cm" svg:height="0.454cm" svg:x="4.098cm" svg:y="10.675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31cm" svg:height="0.246cm" svg:x="4.474cm" svg:y="11.302cm" svg:viewBox="0 0 132 247" svg:d="M132 13c0 4 0 4 0 9v4c-4 0-4 0-4 0h-4-90v86h86 4v4c4 0 4 0 4 4v4c0 4 0 4 0 9l-4 4-4 4h-86v102c0 4 0 4-4 4h-4c0 0-5 0-9 0 0 0-4 0-8 0h-5v-4c-4 0-4 0-4 0v-230c0-4 4-8 4-13 5 0 9 0 9 0h111c4 0 4 0 4 0l4 5v4z">
          <text:p/>
        </draw:path>
        <draw:path draw:style-name="gr3" draw:text-style-name="P4" draw:layer="layout" svg:width="0.14cm" svg:height="0.19cm" svg:x="4.639cm" svg:y="11.362cm" svg:viewBox="0 0 141 191" svg:d="M141 183v4h-4c-5 0-5 0-9 0s-4 0-8 0h-4c0-4 0-4 0-4v-17c-9 8-17 13-26 17-8 4-21 8-30 8-8 0-16-4-25-4-4-4-13-4-18-8-4-9-8-13-13-17-4-9-4-17-4-26s0-18 4-22c5-8 13-17 18-21 9-4 17-9 30-9 8-4 21-4 34-4h25v-12c0-9 0-13-4-17 0-5 0-9-4-13s-9-9-13-9-13-4-17-4c-8 0-17 4-21 4-8 0-13 5-17 5-4 4-8 4-13 8-5 0-5 4-9 4v-4h-4v-4-4c0-5 0-9 0-9 0-4 4-4 4-4 0-4 4-4 9-9 5 0 9-4 13-4 9-4 13-4 21-4 4-4 13-4 17-4 13 0 26 4 34 4 9 4 13 8 21 13 4 4 9 12 9 21 4 8 4 17 4 30zM111 101h-25c-13 0-17 5-26 5-4 0-12 4-16 4 0 4-5 8-9 13 0 4 0 8 0 13 0 9 0 17 9 21 4 5 12 9 21 9 8 0 17-4 25-9 4-4 13-8 21-17z">
          <text:p/>
        </draw:path>
        <draw:path draw:style-name="gr3" draw:text-style-name="P4" draw:layer="layout" svg:width="0.03cm" svg:height="0.267cm" svg:x="4.838cm" svg:y="11.281cm" svg:viewBox="0 0 31 268" svg:d="M31 264c0 4-4 4-4 4h-5c0 0-5 0-9 0 0 0-4 0-9 0h-4v-4-255-4c4 0 4-5 4-5 5 0 9 0 9 0 4 0 9 0 9 0 5 0 5 5 5 5h4v4z">
          <text:p/>
        </draw:path>
        <draw:path draw:style-name="gr3" draw:text-style-name="P4" draw:layer="layout" svg:width="0.123cm" svg:height="0.19cm" svg:x="4.91cm" svg:y="11.362cm" svg:viewBox="0 0 124 191" svg:d="M124 136c0 9 0 17-4 21-5 9-9 13-13 17-8 5-13 9-21 13-9 0-17 4-30 4-4 0-12 0-17-4-4 0-9 0-13 0-5-4-9-4-13-8-4 0-4 0-9-5v-4c0 0-4-4-4-8 0-5 4-5 4-5 0-4 0-4 0-4 0-4 0-4 0-4h5c0 0 4 0 4 4 4 0 8 0 13 4 4 0 9 5 13 5 5 4 13 4 17 4 9 0 13 0 17-4 4 0 9 0 9-5 4 0 8-4 8-8 4-4 4-9 4-13 0-5-4-9-4-13-4 0-4-5-8-9-5 0-9-4-17-4-5-4-9-4-13-9-8 0-13-4-17-4-5-4-9-8-14-13-4-4-8-8-12-12 0-5-5-13-5-21 0-5 5-13 5-17 4-9 8-13 12-17 5-5 14-9 23-13 8 0 16-4 25-4 4 0 8 0 13 4 8 0 8 0 12 0 5 4 9 4 13 4l4 4 4 5v4 4c0 4 0 4 0 9v4h-4-4c-4-4-4-4-8-4-5-5-9-5-13-5-4-4-9-4-17-4-4 0-9 0-13 4-4 0-8 0-12 5 0 0-5 4-5 8 0 0 0 4 0 9 0 4 0 8 0 12 5 4 9 4 13 9 4 4 8 4 13 8 4 0 12 4 17 4 4 5 8 5 17 9 4 0 8 4 12 8 4 5 9 9 9 13 4 9 4 13 4 22z">
          <text:p/>
        </draw:path>
        <draw:path draw:style-name="gr3" draw:text-style-name="P4" draw:layer="layout" svg:width="0.156cm" svg:height="0.19cm" svg:x="5.067cm" svg:y="11.362cm" svg:viewBox="0 0 157 191" svg:d="M157 89c0 4 0 8-4 8 0 4-4 4-8 4h-110c0 9 0 17 0 26 4 9 8 13 12 22 5 4 9 8 17 13 5 0 17 4 26 4 8 0 17 0 21-4 8 0 13 0 17-5 4 0 8-4 13-4h4 4c0 4 0 4 0 4 0 5 0 5 0 9v4c0 4 0 4 0 4 0 5-4 5-8 5-5 4-9 4-13 4-4 4-13 4-17 4-9 4-17 4-26 4-12 0-25-4-38-8-8-4-17-9-25-17-8-9-13-17-17-30-5-9-5-26-5-39 0-17 0-30 5-42 4-9 13-21 17-30 8-8 17-13 25-17 13-4 22-8 34-8 17 0 26 4 38 8 9 4 17 9 22 17 4 9 12 17 12 26 4 8 4 21 4 29zM128 80c0-17-4-29-13-42-8-9-17-13-34-13-8 0-12 0-21 4-4 5-8 9-13 13-4 4-8 9-8 17-4 4-4 13-4 21z">
          <text:p/>
        </draw:path>
        <draw:path draw:style-name="gr3" draw:text-style-name="P4" draw:layer="layout" svg:width="0.157cm" svg:height="0.25cm" svg:x="3.191cm" svg:y="12.323cm" svg:viewBox="0 0 158 251" svg:d="M158 166c0 17-4 25-8 38-5 8-9 17-17 25-9 5-17 13-30 17-13 5-25 5-38 5-9 0-13 0-21 0-9-5-13-5-17-5-4-4-9-4-13-4-4-4-9-4-9-4 0-4 0-4 0-4 0 0-5 0-5-5v-4-4-4c0-5 0-5 5-5 0-4 0-4 0-4h5l4 4c4 0 4 0 9 5 8 0 12 4 17 4 8 0 16 4 25 4 8 0 17-4 25-4 5-4 13-4 17-9 4-4 9-12 13-17 0-8 4-16 4-25 0-8-4-13-4-21-4-4-9-9-13-13s-12-8-17-8c-8-4-17-4-29-4-9 0-13 0-21 0-5 0-9 0-13 0s-9 0-9 0c-4-5-4-5-4-9v-102c0-4 0-8 4-8 0-5 5-5 9-5h110c4 0 4 0 4 5v4 4c0 5 0 9 0 13l-4 4h-93v68c4 0 8 0 12 0 5 0 9 0 17 0 13 0 26 0 38 4 9 5 17 9 26 13 8 9 13 13 17 25 0 9 4 17 4 26z">
          <text:p/>
        </draw:path>
        <draw:path draw:style-name="gr3" draw:text-style-name="P4" draw:layer="layout" svg:width="0.042cm" svg:height="0.042cm" svg:x="3.399cm" svg:y="12.526cm" svg:viewBox="0 0 43 43" svg:d="M43 22c0 9 0 17-4 17-4 4-8 4-18 4-8 0-13 0-13-4-4 0-8-8-8-17 0-8 4-14 8-18 0-4 9-4 13-4 10 0 14 0 18 4s4 10 4 18z">
          <text:p/>
        </draw:path>
        <draw:frame draw:style-name="gr4" draw:text-style-name="P5" draw:layer="layout" svg:width="0.388cm" svg:height="0.454cm" svg:x="4.115cm" svg:y="11.187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87cm" svg:height="0.245cm" svg:x="3.809cm" svg:y="12.323cm" svg:viewBox="0 0 188 246" svg:d="M188 12c0 5 0 5 0 9 0 0 0 4-4 4 0 0 0 4-5 4h-67v213 4h-5-4c-4 0-4 0-8 0-5 0-5 0-9 0h-4-4c0-4 0-4 0-4v-213h-68l-4-4c0 0 0-4-6-4 0-4 0-4 0-9v-4c6-4 6-4 6-4 0-4 0-4 0-4h4 169c5 0 5 0 5 0v4c4 0 4 0 4 4z">
          <text:p/>
        </draw:path>
        <draw:path draw:style-name="gr3" draw:text-style-name="P4" draw:layer="layout" svg:width="0.102cm" svg:height="0.182cm" svg:x="4.025cm" svg:y="12.386cm" svg:viewBox="0 0 103 183" svg:d="M103 17c0 4 0 4 0 9v4h-4c0 4 0 4 0 4 0 0-4 0-4-4h-5c-4 0-4 0-8 0h-4c-5 0-9 0-14 0 0 0-4 4-9 4-4 4-4 9-8 13s-8 12-13 17v115 4c-4 0-4 0-4 0h-4c-4 0-4 0-9 0-4 0-4 0-8 0h-4-5c0-4 0-4 0-4v-170c0-5 0-5 0-5 5 0 5 0 5-4h4c0 0 4 0 8 0h5c4 0 4 0 4 0 4 4 4 4 4 4v5 21c4-4 9-13 13-17s8-4 12-9c5-4 9-4 14-4 0 0 4 0 9 0h4c4 0 4 0 8 0 5 0 5 0 5 0 4 0 4 4 4 4 4 0 4 0 4 0v5 4z">
          <text:p/>
        </draw:path>
        <draw:path draw:style-name="gr3" draw:text-style-name="P4" draw:layer="layout" svg:width="0.14cm" svg:height="0.187cm" svg:x="4.152cm" svg:y="12.386cm" svg:viewBox="0 0 141 188" svg:d="M141 179v4c-4 0-4 0-4 0-4 0-4 0-9 0-4 0-8 0-8 0-4 0-4 0-4 0v-4-18c-9 10-17 14-26 18-13 4-22 9-30 9-9 0-17 0-26-5-8 0-12-4-17-8-8-4-12-14-12-18-5-9-5-13-5-21 0-13 0-21 5-26 4-8 8-12 17-17 8-8 17-8 25-12 13-5 25-5 38-5h26v-12c0-9-4-13-4-17s-4-9-8-13c0-4-4-4-9-8-9 0-13 0-22 0-8 0-13 0-21 0-4 4-8 4-13 8-8 0-8 4-12 4-5 0-5 5-9 5-4-5-4-5-4-5v-4-4c0-4 0-9 0-9 0 0 0-4 4-4 0-4 4-4 9-8 4 0 8-5 12-5 5 0 13-4 17-4 9 0 13 0 21 0 13 0 23 0 31 0 8 4 17 9 21 13 9 8 9 13 13 21 4 9 4 17 4 30zM111 102h-30c-9 0-17 0-21 0-9 0-13 4-17 8-4 0-9 5-9 9s-4 8-4 12c0 9 4 17 9 22 8 8 12 8 25 8 8 0 17 0 21-4 10-4 18-13 26-21z">
          <text:p/>
        </draw:path>
        <draw:path draw:style-name="gr3" draw:text-style-name="P4" draw:layer="layout" svg:width="0.144cm" svg:height="0.182cm" svg:x="4.351cm" svg:y="12.386cm" svg:viewBox="0 0 145 183" svg:d="M145 179v4c-4 0-4 0-8 0h-4c-5 0-9 0-9 0-4 0-4 0-4 0-4 0-4 0-4 0 0-4 0-4 0-4v-103c0-8 0-16-5-21 0-8 0-12-4-17-4-4-8-8-13-8-4-4-8-4-16-4-9 0-13 4-22 8-8 4-17 13-25 26v119 4h-4-4c0 0-5 0-9 0-5 0-5 0-9 0h-5c0-4 0-4 0-4v-170c0-5 0-5 0-5v-4h5c4 0 4 0 9 0 4 0 4 0 9 0h4c0 4 0 4 0 4v5 21c8-13 21-21 29-26 9-4 22-4 30-4 13 0 21 0 30 4 8 5 12 9 17 17 4 5 8 13 12 22 0 8 0 17 0 29z">
          <text:p/>
        </draw:path>
        <draw:path draw:style-name="gr3" draw:text-style-name="P4" draw:layer="layout" svg:width="0.122cm" svg:height="0.186cm" svg:x="4.538cm" svg:y="12.386cm" svg:viewBox="0 0 123 187" svg:d="M123 131c0 9 0 17-4 22-4 8-8 12-13 22-8 4-16 8-25 8-4 4-17 4-25 4-5 0-13 0-17 0-5-4-14-4-18-4-4-4-4-4-9-4-4-4-4-4-8-4 0-4 0-4 0-10-4 0-4-4-4-8v-4c0-5 4-5 4-5v-4h4l4 4c5 0 5 5 9 5 4 4 8 4 18 4 4 4 12 4 17 4 4 0 12 0 17 0 4-4 8-4 8-8 4 0 9-5 9-9 0 0 4-4 4-8 0-9-4-13-4-13-5-4-9-8-13-8-4-5-9-9-13-9s-8-4-17-4c-4-4-8-9-13-9-5-4-13-8-17-12 0 0-5-9-9-13 0-4-4-13-4-21 0-4 4-13 4-17 4-9 9-13 13-17s13-9 22-13c4 0 17 0 25 0 5 0 9 0 13 0s9 0 13 0c4 4 8 4 8 4 4 5 4 5 9 5v4c4 0 4 0 4 0 0 4 0 4 0 4 0 4 0 4 0 4 0 5 0 5 0 9v4c-4 0-4 0-4 0-5 0-5 0-5 0-4 0-8-4-8-4-4-4-8-4-13-4-4-5-12-5-17-5-4 0-8 0-12 5-5 0-9 0-13 4 0 0-4 4-4 8 0 0-5 5-5 9s5 8 5 12c4 5 8 9 12 9 5 4 9 4 13 8 4 0 9 5 17 5 4 4 9 4 13 8 8 4 12 4 17 9 4 4 4 8 8 12 4 9 4 13 4 21z">
          <text:p/>
        </draw:path>
        <draw:path draw:style-name="gr3" draw:text-style-name="P4" draw:layer="layout" svg:width="0.118cm" svg:height="0.266cm" svg:x="4.682cm" svg:y="12.302cm" svg:viewBox="0 0 119 267" svg:d="M119 21v4c0 4-4 4-4 4v4c-4 0-4 0-4-4h-5c-4 0-4 0-8 0-5-4-5-4-10-4-4 0-8 4-12 4s-4 4-9 9c0 0-4 4-4 12 0 5 0 9 0 17v18h39l4 4v5 4c0 8 0 8 0 13l-4 4h-39v148 4h-4-4c-5 0-5 0-9 0s-4 0-8 0h-5c0-4-4-4-4-4v-148h-21c-4 0-4-4-4-4-4-5-4-5-4-13v-4l4-5c0-4 0-4 4-4h21v-18c0-12 4-21 4-29 5-9 9-17 13-21 4-5 9-9 17-13 4 0 13-4 21-4 9 0 13 0 18 0 4 4 4 4 9 4l4 4c0 4 4 4 4 4 0 5 0 5 0 9z">
          <text:p/>
        </draw:path>
        <draw:path draw:style-name="gr3" draw:text-style-name="P4" draw:layer="layout" svg:width="0.169cm" svg:height="0.186cm" svg:x="4.813cm" svg:y="12.386cm" svg:viewBox="0 0 170 187" svg:d="M170 89c0 17 0 30-4 38-4 13-9 26-17 34-8 10-17 14-25 18-13 4-26 8-43 8-12 0-25-4-34-8-12-4-21-8-25-18-8-8-13-17-17-30-5-8-5-21-5-38 0-12 0-25 5-38 4-12 9-21 17-29 8-9 17-17 25-22 13-4 26-4 38-4 17 0 30 0 39 4 12 5 21 9 25 17 8 9 13 17 17 30s4 25 4 38zM136 93c0-8 0-17 0-25-4-9-4-17-8-25-4-5-9-9-17-13-9-4-17-4-26-4-8 0-16 0-25 4-4 4-8 8-13 13-4 8-8 12-12 21 0 8 0 17 0 29 0 9 0 17 0 26 4 8 4 12 8 21 4 4 9 13 17 13 9 4 13 8 25 8 9 0 17-4 22-4 8-4 12-9 17-17 4-4 8-13 12-21 0-9 0-17 0-26z">
          <text:p/>
        </draw:path>
        <draw:path draw:style-name="gr3" draw:text-style-name="P4" draw:layer="layout" svg:width="0.101cm" svg:height="0.182cm" svg:x="5.029cm" svg:y="12.386cm" svg:viewBox="0 0 102 183" svg:d="M102 17c0 4 0 4 0 9v4h-4c0 4 0 4 0 4 0 0-4 0-4-4h-4c-5 0-5 0-9 0h-4c-4 0-10 0-14 0 0 0-4 4-8 4-5 4-5 9-9 13s-8 12-12 17v115 4h-5-4c-4 0-4 0-8 0-5 0-5 0-9 0h-4c-4-4-4-4-4-4v-170c0-5 0-5 4-5v-4h4c4 0 4 0 9 0h4c4 0 4 0 4 0 4 4 4 4 4 4v5 21c5-4 9-13 13-17s8-4 13-9c4-4 8-4 12-4 0 0 6 0 10 0s4 0 4 0c4 0 9 0 9 0 4 0 4 0 4 0 4 0 4 4 4 4 4 0 4 0 4 0v5 4z">
          <text:p/>
        </draw:path>
        <draw:path draw:style-name="gr3" draw:text-style-name="P4" draw:layer="layout" svg:width="0.254cm" svg:height="0.182cm" svg:x="5.16cm" svg:y="12.386cm" svg:viewBox="0 0 255 183" svg:d="M255 179v4c-4 0-4 0-4 0-5 0-9 0-9 0-4 0-8 0-8 0-4 0-4 0-4 0-5 0-5 0-5 0 0-4 0-4 0-4v-107c0-4 0-12-4-17 0-8 0-12-4-17-4-4-4-8-9-8-4-4-12-4-17-4-8 0-12 4-21 8-8 4-17 13-25 26v119 4h-4-5c0 0-4 0-8 0h-4c-5 0-5 0-9 0 0-4 0-4 0-4v-107c0-4 0-12-4-17 0-8-4-12-4-17-4-4-9-8-13-8-4-4-8-4-13-4-8 0-17 4-25 8-4 4-14 13-22 26v119 4h-4-5c-4 0-4 0-8 0s-4 0-9 0h-4c-4-4-4-4-4-4v-170c0-5 0-5 4-5v-4h4c5 0 5 0 9 0h4c4 0 4 0 4 0 5 4 5 4 5 4v5 21c8-13 22-21 30-26 9-4 17-4 26-4 8 0 12 0 21 0 4 0 8 4 12 9 5 0 9 4 13 8s4 9 9 17c4-8 8-13 17-17 4-4 8-8 12-13 4 0 9-4 13-4s8 0 17 0c8 0 17 0 25 4 9 5 13 9 17 17 4 5 9 13 13 22 0 8 0 17 0 25z">
          <text:p/>
        </draw:path>
        <draw:path draw:style-name="gr3" draw:text-style-name="P4" draw:layer="layout" svg:width="0.156cm" svg:height="0.186cm" svg:x="5.465cm" svg:y="12.386cm" svg:viewBox="0 0 157 187" svg:d="M157 85c0 4 0 8-4 8-4 5-4 5-8 5h-116c0 8 5 17 5 25 4 8 4 17 8 21s13 9 17 13c8 4 18 4 31 4 4 0 12 0 21-4 4 0 8 0 17-4 4 0 8 0 8-5 4 0 9 0 9 0 4 0 4 0 4 0 0 5 0 5 0 5 0 4 0 4 0 8v4 6c0 0-4 0-4 4h-5c-4 4-8 4-12 8-9 0-13 0-21 4-5 0-13 0-22 0-18 0-26-4-39-4-8-4-21-12-25-22-9-4-13-17-17-25-4-13-4-26-4-43s0-29 4-38c4-12 8-25 17-29 8-9 17-17 25-22 9-4 21-4 35-4 13 0 26 0 34 4 8 5 17 9 25 17 5 9 9 17 13 26 0 12 4 21 4 34zM123 76c0-17 0-29-8-38-8-12-21-17-34-17-9 0-18 5-22 5-4 4-13 8-17 12 0 5-4 13-8 17 0 9-5 13-5 21z">
          <text:p/>
        </draw:path>
        <draw:path draw:style-name="gr3" draw:text-style-name="P4" draw:layer="layout" svg:width="0.102cm" svg:height="0.182cm" svg:x="5.668cm" svg:y="12.386cm" svg:viewBox="0 0 103 183" svg:d="M103 17c0 4 0 4 0 9v4c-5 0-5 0-5 0 0 4 0 4 0 4-4 0-4 0-4-4-4 0-4 0-4 0-4 0-4 0-9 0 0 0-4 0-8 0 0 0-4 0-9 0-4 0-4 4-8 4-4 4-8 9-13 13 0 4-5 12-9 17v115c0 0-4 0-4 4h-5c-4 0-4 0-8 0s-9 0-9 0h-4-4c0-4 0-4 0-4v-170c0-5 0-5 0-5 0 0 4 0 4-4h4 5c4 0 8 0 8 0 4 0 4 0 4 0 0 4 5 4 5 4v5 21c4-4 8-13 13-17s9-4 13-9c4-4 4-4 8-4 5 0 9 0 13 0h4c5 0 5 0 9 0h4c4 0 4 4 4 4 5 0 5 0 5 5v4z">
          <text:p/>
        </draw:path>
        <draw:path draw:style-name="gr3" draw:text-style-name="P4" draw:layer="layout" svg:width="0.122cm" svg:height="0.186cm" svg:x="5.791cm" svg:y="12.386cm" svg:viewBox="0 0 123 187" svg:d="M123 131c0 9-4 17-8 22 0 8-4 12-13 22-4 4-12 8-21 8-8 4-17 4-25 4-9 0-13 0-17 0-9-4-13-4-17-4-4-4-9-4-13-4 0-4-5-4-5-4 0-4-4-4-4-10 0 0 0-4 0-8v-4c0-5 0-5 0-5l4-4c5 0 5 0 9 4 0 0 5 5 9 5 4 4 8 4 13 4 8 4 12 4 21 4 4 0 8 0 12 0 5-4 9-4 13-8 4 0 4-5 9-9 0 0 0-4 0-8 0-9 0-13-5-13 0-4-4-8-8-8-4-5-9-9-13-9s-12-4-17-4c-4-4-8-9-17-9-4-4-8-8-12-12-5 0-9-9-9-13-4-4-5-13-5-21 0-4 1-13 5-17 0-9 4-13 13-17 4-4 8-9 17-13 8 0 17 0 29 0 5 0 9 0 13 0s9 0 13 0c4 4 4 4 8 4 5 5 5 5 5 5 4 0 4 4 4 4 0 4 0 4 0 4 4 4 4 4 4 4 0 5 0 5-4 9v4h-4-5c0 0-4-4-8-4-4-4-9-4-13-4-4-5-8-5-13-5-8 0-12 0-16 5-5 0-5 0-9 4-4 0-4 4-4 8-4 0-4 5-4 9s0 8 4 12c4 5 4 9 8 9 5 4 9 4 17 8 4 0 9 5 13 5 8 4 13 4 17 8s8 4 13 9c4 4 8 8 12 12 0 9 4 13 4 21z">
          <text:p/>
        </draw:path>
        <draw:path draw:style-name="gr3" draw:text-style-name="P4" draw:layer="layout" svg:width="0.144cm" svg:height="0.187cm" svg:x="6.028cm" svg:y="12.386cm" svg:viewBox="0 0 145 188" svg:d="M145 179l-5 4h-4c0 0-4 0-8 0 0 0-4 0-9 0h-4v-4-18c-8 10-17 14-25 18-9 4-17 9-30 9-8 0-18 0-22-5-9 0-17-4-21-8-5-4-9-14-13-18 0-9-4-13-4-21 0-13 4-21 8-26 4-8 9-12 17-17 4-8 17-8 27-12 12-5 21-5 38-5h21v-12c0-9 0-13 0-17-4-4-4-9-9-13-4-4-8-4-12-8-5 0-9 0-17 0-9 0-17 0-21 0-6 4-14 4-18 8-5 0-9 4-13 4l-4 5h-5c0-5 0-5 0-5l-4-4v-4c0-4 0-9 0-9 4 0 4-4 4-4 5-4 5-4 9-8 4 0 8-5 17-5 4 0 8-4 18-4 4 0 12 0 21 0 8 0 21 0 30 0 8 4 17 9 21 13 4 8 8 13 12 21 0 9 5 17 5 30zM111 102h-26c-8 0-17 0-21 0-8 0-12 4-18 8-4 0-8 5-8 9-4 4-4 8-4 12 0 9 4 17 8 22 4 8 14 8 26 8 5 0 13 0 22-4 8-4 12-13 21-21z">
          <text:p/>
        </draw:path>
        <draw:path draw:style-name="gr3" draw:text-style-name="P4" draw:layer="layout" svg:width="0.101cm" svg:height="0.182cm" svg:x="6.227cm" svg:y="12.386cm" svg:viewBox="0 0 102 183" svg:d="M102 17c0 4 0 4 0 9v4c-4 0-4 0-4 0 0 4 0 4 0 4-4 0-4 0-4-4-4 0-4 0-4 0-6 0-6 0-10 0 0 0-4 0-8 0 0 0-5 0-9 0s-4 4-8 4c-4 4-9 9-13 13 0 4-4 12-8 17v115c0 0-5 0-5 4h-4c-4 0-4 0-8 0-5 0-9 0-9 0h-4-4c0-4 0-4 0-4v-170c0-5 0-5 0-5 0 0 4 0 4-4h4c0 0 4 0 9 0h4c4 0 4 0 4 0 0 4 4 4 4 4v5 21c5-4 9-13 13-17s9-4 13-9c4-4 4-4 8-4s9 0 13 0h4c4 0 4 0 10 0h4c4 0 4 4 4 4 4 0 4 0 4 5v4z">
          <text:p/>
        </draw:path>
        <draw:path draw:style-name="gr3" draw:text-style-name="P4" draw:layer="layout" svg:width="0.156cm" svg:height="0.186cm" svg:x="6.354cm" svg:y="12.386cm" svg:viewBox="0 0 157 187" svg:d="M157 85c0 4-4 8-4 8-4 5-4 5-8 5h-116c0 8 5 17 5 25s4 17 8 21 13 9 17 13c8 4 17 4 30 4 4 0 12 0 21-4 4 0 8 0 18-4 4 0 8 0 8-5 4 0 4 0 9 0 4 0 4 0 4 0 0 5 0 5 0 5 0 4 0 4 0 8v4 6c0 0-4 0-4 4h-5c-4 4-8 4-12 8-10 0-14 0-22 4-9 0-13 0-22 0-17 0-25-4-38-4-8-4-21-12-25-22-9-4-13-17-17-25-4-13-4-26-4-43s0-29 4-38c4-12 8-25 17-29 4-9 17-17 25-22 9-4 21-4 34-4s26 0 34 4c10 5 18 9 26 17 5 9 9 17 13 26 0 12 4 21 4 34zM124 76c0-17 0-29-10-38-8-12-21-17-34-17-8 0-17 5-21 5-8 4-13 8-17 12-4 5-4 13-8 17 0 9-5 13-5 21z">
          <text:p/>
        </draw:path>
        <draw:path draw:style-name="gr3" draw:text-style-name="P4" draw:layer="layout" svg:width="0.101cm" svg:height="0.182cm" svg:x="6.642cm" svg:y="12.386cm" svg:viewBox="0 0 102 183" svg:d="M102 17c0 4 0 4 0 9 0 0 0 4-4 4 0 4 0 4 0 4-4 0-4 0-4-4-4 0-4 0-9 0h-4c-4 0-4 0-9 0 0 0-5 0-9 0s-4 4-8 4c-5 4-9 9-13 13s-9 12-13 17v115 4c-4 0-4 0-4 0-4 0-8 0-8 0-5 0-9 0-9 0-4 0-4 0-4 0-4 0-4 0-4 0 0-4 0-4 0-4v-170c0-5 0-5 0-5l4-4h4 4c5 0 9 0 9 0h4c0 4 0 4 4 4v5 21c4-4 9-13 13-17s8-4 13-9c0-4 4-4 8-4s9 0 14 0h4c4 0 4 0 9 0h4c4 0 4 4 4 4 0 0 4 0 4 5v4z">
          <text:p/>
        </draw:path>
        <draw:path draw:style-name="gr3" draw:text-style-name="P4" draw:layer="layout" svg:width="0.144cm" svg:height="0.187cm" svg:x="6.764cm" svg:y="12.386cm" svg:viewBox="0 0 145 188" svg:d="M145 179l-4 4h-4c0 0-4 0-9 0h-4c-4 0-4 0-4 0-4 0-4-4-4-4v-18c-9 10-17 14-26 18-8 4-17 9-29 9-9 0-17 0-22-5-8 0-17-4-22-8-4-4-8-14-12-18 0-9-5-13-5-21 0-13 5-21 9-26 4-8 8-12 17-17 9-8 18-8 26-12 13-5 26-5 38-5h21v-12c0-9 0-13 0-17-4-4-4-9-8-13s-9-4-13-8c-4 0-8 0-17 0-8 0-12 0-21 0-4 4-13 4-17 8-4 0-9 4-13 4l-5 5h-4c0-5 0-5 0-5 0 0 0-4-4-4v-4c0-4 0-9 4-9v-4c4-4 4-4 9-8 4 0 13-5 17-5 5 0 9-4 17-4 9 0 13 0 22 0 12 0 21 0 29 0 9 4 17 9 21 13 5 8 9 13 13 21 0 9 4 17 4 30zM111 102h-25c-8 0-17 0-21 0-9 0-13 4-17 8-4 0-9 5-9 9-4 4-4 8-4 12 0 9 4 17 9 22 4 8 12 8 25 8 9 0 13 0 21-4 9-4 13-13 21-21z">
          <text:p/>
        </draw:path>
        <draw:path draw:style-name="gr3" draw:text-style-name="P4" draw:layer="layout" svg:width="0.11cm" svg:height="0.232cm" svg:x="6.942cm" svg:y="12.34cm" svg:viewBox="0 0 111 233" svg:d="M111 212c0 5 0 9 0 9 0 4 0 4 0 4-4 0-4 4-8 4h-4c-5 4-5 4-9 4s-8 0-8 0c-9 0-17 0-26-4-4-4-8-4-14-12-4-5-8-9-8-17-4-9-4-17-4-26v-97h-26l-4-4c0-6 0-6 0-14v-4-5h4c0-4 0-4 0-4h26v-38-4h4c0 0 0-4 4-4 0 0 4 0 10 0h4c4 0 4 4 8 4v4 38h47v4c4 0 4 0 4 0v5 4c0 8 0 8 0 14l-4 4h-47v93c0 13 5 21 9 25 0 9 8 13 17 13 4 0 4-4 8-4h5c4 0 4 0 4-4 4 0 4 0 4 0h4v4 4z">
          <text:p/>
        </draw:path>
        <draw:path draw:style-name="gr3" draw:text-style-name="P4" draw:layer="layout" svg:width="0.161cm" svg:height="0.186cm" svg:x="7.082cm" svg:y="12.386cm" svg:viewBox="0 0 162 187" svg:d="M162 85c0 4-4 8-4 8-5 5-9 5-9 5h-115c0 8 0 17 5 25 0 8 4 17 8 21 5 4 9 9 17 13 9 4 17 4 26 4 8 0 17 0 21-4 8 0 13 0 17-4 4 0 8 0 13-5 4 0 4 0 8 0h4c0 5 0 5 0 5 0 4 0 4 0 8v4 6h-4v4h-4c-4 4-9 4-17 8-4 0-9 0-17 4-9 0-17 0-21 0-17 0-30-4-38-4-13-4-22-12-31-22-4-4-13-17-13-25-4-13-8-26-8-43s4-29 8-38c5-12 9-25 17-29 5-9 14-17 27-22 8-4 21-4 34-4 12 0 25 0 33 4 9 5 17 9 22 17 8 9 12 17 17 26 0 12 4 21 4 34zM128 76c0-17-4-29-13-38-4-12-17-17-34-17-4 0-12 5-17 5-8 4-12 8-17 12-4 5-4 13-8 17-5 9-5 13-5 21z">
          <text:p/>
        </draw:path>
        <draw:path draw:style-name="gr3" draw:text-style-name="P4" draw:layer="layout" svg:width="0.156cm" svg:height="0.267cm" svg:x="7.281cm" svg:y="12.306cm" svg:viewBox="0 0 157 268" svg:d="M157 259v4c-4 0-4 0-4 0h-4-4c-4 0-9 0-9 0h-4-5c0-4 0-4 0-4v-21c-9 8-17 17-26 21-12 4-21 9-33 9-13 0-26-5-34-9-9-4-13-13-21-17-5-8-9-21-13-30 0-12 0-25 0-38 0-12 0-25 4-38 0-12 9-21 13-29 4-9 12-17 21-22 13-4 21-4 34-4 8 0 21 0 25 4 9 5 17 13 26 22v-103c4-4 4-4 4-4h5c4 0 4 0 9 0 4 0 4 0 8 0h4l4 4zM123 141c-9-13-17-22-26-26-4-4-13-8-21-8s-17 0-21 4c-9 4-13 8-13 17-4 4-8 13-8 21-5 8-5 17-5 21 0 9 0 17 5 26 0 8 4 16 4 25 4 4 8 8 13 13 8 4 12 8 21 8 4 0 8-4 12-4 5 0 9-4 13-4 4-5 9-9 13-13s8-9 13-13z">
          <text:p/>
        </draw:path>
        <draw:path draw:style-name="gr3" draw:text-style-name="P4" draw:layer="layout" svg:width="0.038cm" svg:height="0.254cm" svg:x="7.577cm" svg:y="12.314cm" svg:viewBox="0 0 39 255" svg:d="M35 251v4c-4 0-4 0-8 0h-5c-4 0-8 0-8 0-4 0-4 0-4 0-5 0-5 0-5 0 0-4 0-4 0-4v-169c0-5 0-5 0-5l5-4h4c0 0 4 0 8 0h5c4 0 4 0 8 0 0 4 0 4 0 4v5zM39 22c0 9 0 13-4 13 0 4-8 4-13 4-8 0-12 0-17-4-5 0-5-4-5-13 0-8 0-12 5-16 5 0 9-6 17-6 5 0 13 6 13 6 4 4 4 8 4 16z">
          <text:p/>
        </draw:path>
        <draw:path draw:style-name="gr3" draw:text-style-name="P4" draw:layer="layout" svg:width="0.148cm" svg:height="0.182cm" svg:x="7.67cm" svg:y="12.386cm" svg:viewBox="0 0 149 183" svg:d="M149 179v4h-4-4c0 0-4 0-8 0-5 0-5 0-9 0h-4c0-4-4-4-4-4v-103c0-8 0-16 0-21 0-8-5-12-9-17 0-4-4-8-9-8-5-4-13-4-17-4-9 0-17 4-26 8-8 4-12 13-21 26v119c0 0-4 0-4 4-4 0-4 0-4 0-5 0-5 0-9 0s-8 0-8 0h-4-5c0-4 0-4 0-4v-170c0-5 0-5 0-5l5-4h4 4c4 0 8 0 8 0 5 0 5 0 5 0 0 4 4 4 4 4v5 21c8-13 17-21 30-26 8-4 16-4 25-4 13 0 22 0 31 4 8 5 17 9 21 17 4 5 8 13 8 22 4 8 4 17 4 29z">
          <text:p/>
        </draw:path>
        <draw:path draw:style-name="gr3" draw:text-style-name="P4" draw:layer="layout" svg:width="0.14cm" svg:height="0.187cm" svg:x="3.826cm" svg:y="12.898cm" svg:viewBox="0 0 141 188" svg:d="M141 179v4c-4 0-4 0-4 0-5 0-5 0-10 0-4 0-8 0-8 0-4 0-4 0-4 0v-4-17c-9 9-17 13-26 17-8 4-21 9-29 9-9 0-17 0-26-5-8 0-12-4-17-8-8-4-12-13-12-17-5-8-5-13-5-21 0-13 0-21 5-25 4-9 8-13 17-17 8-9 17-9 29-13 9-4 21-4 34-4h25v-13c0-9-4-13-4-17s-4-8-4-13c-4-4-8-4-13-9-4 0-12 0-21 0-4 0-13 0-21 0-4 5-8 5-13 9-4 0-8 5-12 5-5 0-5 4-9 4-4-4-4-4-4-4v-5-4c0-5 0-9 0-9 0 0 0-5 4-5 0-4 4-4 9-8 4 0 8-4 12-4 5 0 13-5 17-5 9 0 13 0 21 0 13 0 22 0 30 0 8 5 17 9 21 13 9 9 14 13 14 22 4 9 4 17 4 30zM110 103h-29c-9 0-17 0-21 0-9 0-13 4-17 9-4 0-4 4-9 8 0 4-4 8-4 13 0 8 4 17 9 21 8 8 16 8 25 8 8 0 17 0 21-4 9-4 17-13 25-21z">
          <text:p/>
        </draw:path>
        <draw:path draw:style-name="gr3" draw:text-style-name="P4" draw:layer="layout" svg:width="0.043cm" svg:height="0.043cm" svg:x="4.021cm" svg:y="13.038cm" svg:viewBox="0 0 44 44" svg:d="M44 22c0 9 0 17-5 17-4 5-9 5-18 5-8 0-12 0-17-5 0 0-4-8-4-17 0-8 4-12 4-17 5-5 9-5 17-5 9 0 14 0 18 5 5 5 5 9 5 17z">
          <text:p/>
        </draw:path>
        <draw:frame draw:style-name="gr4" draw:text-style-name="P5" draw:layer="layout" svg:width="0.388cm" svg:height="0.454cm" svg:x="3.476cm" svg:y="12.212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326cm" svg:height="0.245cm" svg:x="4.453cm" svg:y="12.835cm" svg:viewBox="0 0 327 246" svg:d="M258 238c0 4 0 4 0 4-4 4-4 4-4 4-4 0-4 0-8 0-5 0-5 0-9 0s-8 0-13 0h-4c-4 0-4 0-4-4 0 0-4 0-4-4l-51-186-47 186c0 4 0 4-4 4 0 4 0 4-4 4h-4c-5 0-5 0-9 0s-8 0-13 0c-4 0-4 0-4 0-4 0-4 0-4-4-4 0-4 0-4-4l-64-225c0-5-4-9-4-9l4-4h4c5 0 5 0 9 0s8 0 13 0h4c0 4 4 4 4 4l55 209 51-209c4-4 4-4 4-4h4c5 0 9 0 13 0 0 0 4 0 9 0h4v4c4 0 4 0 4 0l55 209 56-209c0-4 0-4 4-4h5c4 0 4 0 8 0s8 0 8 0c5 0 5 0 5 0 4 0 4 4 4 4 0 0 0 4-4 9z">
          <text:p/>
        </draw:path>
        <draw:path draw:style-name="gr3" draw:text-style-name="P4" draw:layer="layout" svg:width="0.157cm" svg:height="0.267cm" svg:x="3.839cm" svg:y="13.33cm" svg:viewBox="0 0 158 268" svg:d="M158 171c0 17-4 29-4 42-5 8-9 21-18 30-5 8-13 12-22 16-8 5-21 9-33 9-5 0-9 0-13 0-4-4-9-4-13-9-4 0-13-4-17-8s-8-8-12-13v21 5h-5-4-4c-4 0-4 0-9 0h-4c0-5 0-5 0-5v-255-4c4 0 4 0 4 0 5 0 5 0 9 0s8 0 8 0c5 0 5 0 5 0h4v4 103c4-5 8-9 12-14 9-4 13-4 17-8 5-4 9-4 13-4s9 0 13 0c12 0 25 0 34 4 8 4 17 13 22 22 4 9 8 17 13 30 0 8 4 21 4 34zM123 175c0-9 0-17-4-26 0-8 0-17-5-21-4-8-8-12-12-17-9-4-13-4-21-4-5 0-9 0-13 0-4 4-9 4-13 9-4 0-8 4-13 8-4 4-8 8-12 17v68c8 8 17 17 25 25 9 4 17 9 26 9 4 0 12-5 16-9 9-4 13-8 17-13 0-8 5-17 5-21 4-8 4-17 4-25z">
          <text:p/>
        </draw:path>
        <draw:path draw:style-name="gr3" draw:text-style-name="P4" draw:layer="layout" svg:width="0.042cm" svg:height="0.043cm" svg:x="4.038cm" svg:y="13.55cm" svg:viewBox="0 0 43 44" svg:d="M43 22c0 8 0 18-4 18-4 4-8 4-17 4s-13 0-18-4c0 0-4-10-4-18 0-9 4-13 4-17 5-5 9-5 18-5s13 0 17 5c4 4 4 8 4 17z">
          <text:p/>
        </draw:path>
        <draw:frame draw:style-name="gr4" draw:text-style-name="P5" draw:layer="layout" svg:width="0.388cm" svg:height="0.454cm" svg:x="4.098cm" svg:y="12.724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207cm" svg:height="0.246cm" svg:x="4.449cm" svg:y="13.347cm" svg:viewBox="0 0 208 247" svg:d="M128 242l-4 5c-5 0-5 0-9 0s-4 0-8 0c-5 0-5 0-9 0h-4-4-5v-5l-80-228c-5-4-5-10-5-10 0 0 0-4 5-4h4c0 0 4 0 9 0 4 0 8 0 8 0 4 0 4 0 4 0 5 0 5 0 5 0 0 4 0 4 0 4l72 209 67-209c0 0 5 0 5-4 4 0 4 0 8 0 0 0 4 0 8 0 5 0 5 0 9 0h4v4c0 6 0 6 0 10z">
          <text:p/>
        </draw:path>
        <draw:path draw:style-name="gr3" draw:text-style-name="P4" draw:layer="layout" svg:width="0.212cm" svg:height="0.246cm" svg:x="4.669cm" svg:y="13.347cm" svg:viewBox="0 0 213 247" svg:d="M213 234c0 4 0 9 0 9v4h-5c-4 0-4 0-8 0s-9 0-13 0h-4c-4-4-4-4-4-4l-22-60h-102l-21 60c0 4 0 4-5 4h-4c0 0-4 0-8 0s-9 0-9 0c-4 0-4 0-4 0l-4-4c0-5 4-5 4-9l82-230c0 0 4 0 4-4h4 4c4 0 4 0 9 0 4 0 8 0 12 0h5c4 0 4 0 4 4h4zM107 35l-44 123h86z">
          <text:p/>
        </draw:path>
        <draw:path draw:style-name="gr3" draw:text-style-name="P4" draw:layer="layout" svg:width="0.165cm" svg:height="0.246cm" svg:x="4.919cm" svg:y="13.347cm" svg:viewBox="0 0 166 247" svg:d="M166 242v5h-4-5c0 0-4 0-8 0s-4 0-9 0h-4c0 0-4 0-4-5l-27-59c0-8-4-12-8-17 0-8-4-12-8-17-5-4-9-8-13-8-4-4-13-4-21-4h-21v105 5h-5-4c0 0-4 0-8 0-5 0-5 0-9 0h-4c-4-5-4-5-4-5v-228c0-4 4-10 4-10 4-4 8-4 8-4h55c5 0 9 0 13 0s9 0 13 0c8 4 17 4 26 10 9 4 13 8 17 12 4 9 9 13 13 22 0 4 4 12 4 21 0 8-4 17-4 25-4 4-4 9-9 17-4 4-12 8-17 13-4 4-13 4-22 8 4 0 9 4 14 4 4 5 8 9 8 13 5 4 9 9 9 13 4 4 4 8 8 17l22 55c4 4 4 4 4 8zM115 69c0-9 0-17-5-25-5-5-13-9-21-13-5 0-9 0-13-4-4 0-9 0-13 0h-29v84h33c9 0 13 0 22-4 4 0 12-4 16-8 5-5 5-9 10-13 0-4 0-13 0-17z">
          <text:p/>
        </draw:path>
        <draw:path draw:style-name="gr3" draw:text-style-name="P4" draw:layer="layout" svg:width="0.136cm" svg:height="0.186cm" svg:x="3.826cm" svg:y="13.919cm" svg:viewBox="0 0 137 187" svg:d="M137 153v4c0 5-4 5-4 5v4l-5 4c0 0-4 0-8 4 0 5-4 5-13 5-4 4-8 4-12 8-9 0-13 0-17 0-13 0-26-4-34-8-9 0-17-9-27-17-4-9-8-17-12-26-5-14-5-26-5-43s0-30 5-42c4-13 8-22 18-30 8-9 17-13 25-17s21-4 34-4c4 0 8 0 13 0 8 0 12 0 16 4 5 0 9 4 9 4 4 4 8 4 8 9h5c0 4 0 4 0 4v4 4c0 9 0 9 0 13l-5 4c0 0-4-4-8-4 0-4-4-4-9-8-4 0-8-5-12-5-4-4-13-4-21-4-13 0-26 4-34 17-9 13-13 30-13 51 0 8 4 21 4 29 5 10 5 14 9 23 4 4 8 8 17 12 4 0 12 5 21 5 4 0 13-5 17-5 4-4 12-4 12-8 5-4 9-4 13-9 4 0 4-4 4-4 5 0 5 0 5 4 0 0 0 5 4 5 0 4 0 4 0 8z">
          <text:p/>
        </draw:path>
        <draw:path draw:style-name="gr3" draw:text-style-name="P4" draw:layer="layout" svg:width="0.042cm" svg:height="0.043cm" svg:x="4cm" svg:y="14.058cm" svg:viewBox="0 0 43 44" svg:d="M43 22c0 8 0 17-4 17-4 5-8 5-17 5-8 0-14 0-18-5 0 0-4-9-4-17 0-9 4-13 4-17 4-5 10-5 18-5 9 0 13 0 17 5 4 4 4 8 4 17z">
          <text:p/>
        </draw:path>
        <draw:frame draw:style-name="gr4" draw:text-style-name="P5" draw:layer="layout" svg:width="0.388cm" svg:height="0.454cm" svg:x="4.115cm" svg:y="13.236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207cm" svg:height="0.246cm" svg:x="4.449cm" svg:y="13.855cm" svg:viewBox="0 0 208 247" svg:d="M128 242l-4 5c-5 0-5 0-9 0s-4 0-8 0c-5 0-5 0-9 0h-4-4-5v-5l-80-229c-5-4-5-9-5-9 0 0 0-4 5-4h4c0 0 4 0 9 0 4 0 8 0 8 0 4 0 4 0 4 0 5 0 5 0 5 0 0 4 0 4 0 4l72 208 67-208c0 0 5 0 5-4 4 0 4 0 8 0 0 0 4 0 8 0 5 0 5 0 9 0h4v4c0 5 0 5 0 9z">
          <text:p/>
        </draw:path>
        <draw:path draw:style-name="gr3" draw:text-style-name="P4" draw:layer="layout" svg:width="0.212cm" svg:height="0.246cm" svg:x="4.669cm" svg:y="13.855cm" svg:viewBox="0 0 213 247" svg:d="M213 234c0 4 0 8 0 8v5h-5c-4 0-8 0-8 0-4 0-9 0-13 0h-4-4c0-5 0-5 0-5l-22-60h-102l-21 60c0 5-5 5-5 5h-4c-4 0-4 0-8 0s-9 0-9 0c-4 0-4 0-4 0-4 0-4-5-4-5 0-4 0-4 4-8l82-230 4-4c4 0 4 0 8 0 0 0 4 0 9 0 4 0 8 0 8 0 4 0 9 0 9 0 0 0 4 0 4 4zM107 34l-44 123h86z">
          <text:p/>
        </draw:path>
        <draw:path draw:style-name="gr3" draw:text-style-name="P4" draw:layer="layout" svg:width="0.157cm" svg:height="0.267cm" svg:x="3.826cm" svg:y="14.35cm" svg:viewBox="0 0 158 268" svg:d="M158 260v4h-4-5-5c-4 0-4 0-8 0h-4c0-4 0-4 0-4v-21c-13 8-22 16-30 21-8 4-21 8-34 8s-21-4-29-8c-9-5-17-13-22-17-8-9-12-21-12-30-5-13-5-25-5-38s0-25 5-39c4-13 8-21 12-30 9-8 17-17 26-21 8-4 21-4 29-4 13 0 22 0 30 4s17 13 25 21v-101c0-5 0-5 0-5 5 0 5 0 9 0h4c4 0 9 0 9 0 5 0 5 0 5 0 4 0 4 0 4 5zM127 140c-8-13-17-21-25-25s-17-9-25-9c-9 0-13 0-22 5-4 4-8 8-12 16-4 5-4 13-9 23 0 8 0 17 0 21 0 8 0 17 0 25 0 9 5 17 9 26 4 4 8 8 12 12 5 5 13 9 22 9 4 0 8-4 12-4 0 0 5-5 9-5 4-4 8-8 12-12 5-5 13-9 17-13z">
          <text:p/>
        </draw:path>
        <draw:path draw:style-name="gr3" draw:text-style-name="P4" draw:layer="layout" svg:width="0.042cm" svg:height="0.042cm" svg:x="4.038cm" svg:y="14.571cm" svg:viewBox="0 0 43 43" svg:d="M43 21c0 9 0 18-4 18-4 4-8 4-17 4s-13 0-18-4c0 0-4-9-4-18s4-13 4-17c5-4 9-4 18-4s13 0 17 4 4 8 4 17z">
          <text:p/>
        </draw:path>
        <draw:frame draw:style-name="gr4" draw:text-style-name="P5" draw:layer="layout" svg:width="0.388cm" svg:height="0.454cm" svg:x="4.077cm" svg:y="13.744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207cm" svg:height="0.246cm" svg:x="4.449cm" svg:y="14.367cm" svg:viewBox="0 0 208 247" svg:d="M128 243l-4 4c-5 0-5 0-9 0s-4 0-8 0c-5 0-5 0-9 0h-4-4-5v-4l-80-230c-5-4-5-8-5-8 0 0 0-5 5-5h4c0 0 4 0 9 0 4 0 8 0 8 0 4 0 4 0 4 0 5 0 5 0 5 0 0 5 0 5 0 5l72 208 67-208c0 0 5 0 5-5 4 0 4 0 8 0 0 0 4 0 8 0 5 0 5 0 9 0h4v5c0 4 0 4 0 8z">
          <text:p/>
        </draw:path>
        <draw:path draw:style-name="gr3" draw:text-style-name="P4" draw:layer="layout" svg:width="0.166cm" svg:height="0.254cm" svg:x="3.191cm" svg:y="15.155cm" svg:viewBox="0 0 167 255" svg:d="M167 169c0 13-5 21-5 34-4 10-8 18-17 26-8 9-17 13-25 17-13 5-25 9-38 9-9 0-21 0-26-4-8-5-16-5-21-13-9-4-13-9-18-17-4-4-4-14-8-22-4-9-4-17-4-30 0-8-5-21-5-34 0-8 5-21 5-29 0-13 4-21 4-34 4-9 8-17 13-26 4-12 13-17 22-25 4-4 12-13 25-17 9 0 21-4 38-4 4 0 9 0 13 0s8 4 13 4c4 0 8 0 12 4h5v5h4c0 4 0 4 0 4v4c0 4 0 4 0 8v5c-4 0-4 0-4 0-5 0-5 0-9 0 0 0-4 0-8-5-5 0-9 0-13 0-4-4-9-4-17-4-13 0-21 4-30 9-8 4-17 12-21 21-4 4-8 17-12 25 0 13-5 21-5 34 5 0 9-4 13-4 4-4 8-4 13-4 4-5 8-5 17-5 4 0 8-4 17-4 12 0 25 4 33 9 9 4 17 8 22 12 4 9 8 17 12 26 0 8 5 17 5 25zM133 173c0-8 0-12-5-21 0-4-4-8-4-12-4-5-8-9-17-13-4 0-12 0-21 0-4 0-8 0-13 0-4 0-8 0-12 4-5 0-9 0-13 4-4 0-8 5-13 5 0 16 5 29 5 42 4 13 4 21 8 25 4 10 8 14 17 18 4 0 13 4 21 4 9 0 13-4 21-4 4-4 9-8 13-12 4-10 8-14 8-18 5-9 5-13 5-22z">
          <text:p/>
        </draw:path>
        <draw:path draw:style-name="gr3" draw:text-style-name="P4" draw:layer="layout" svg:width="0.042cm" svg:height="0.043cm" svg:x="3.399cm" svg:y="15.362cm" svg:viewBox="0 0 43 44" svg:d="M43 21c0 9 0 18-4 18-4 5-8 5-18 5-8 0-13 0-13-5-4 0-8-9-8-18 0-8 4-12 8-16 0-5 9-5 13-5 10 0 14 0 18 5 4 4 4 8 4 16z">
          <text:p/>
        </draw:path>
        <draw:frame draw:style-name="gr4" draw:text-style-name="P5" draw:layer="layout" svg:width="0.388cm" svg:height="0.454cm" svg:x="4.115cm" svg:y="14.256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034cm" svg:height="0.246cm" svg:x="3.839cm" svg:y="15.159cm" svg:viewBox="0 0 35 247" svg:d="M35 242v5h-4-4c0 0-5 0-9 0 0 0-4 0-8 0h-6c-4-5-4-5-4-5v-238l4-4c6 0 6 0 6 0 4 0 8 0 8 0 4 0 9 0 9 0 4 0 4 0 4 0 4 0 4 0 4 0 0 4 0 4 0 4z">
          <text:p/>
        </draw:path>
        <draw:path draw:style-name="gr3" draw:text-style-name="P4" draw:layer="layout" svg:width="0.115cm" svg:height="0.267cm" svg:x="3.915cm" svg:y="15.138cm" svg:viewBox="0 0 116 268" svg:d="M116 21v4c0 5 0 5 0 5 0 0-5 0-5 4 0 0-4 0-4-4h-4c-4 0-4 0-9 0 0-5-4-5-8-5s-8 5-13 5c0 0-4 4-8 8 0 0 0 4-4 13 0 4 0 8 0 17v17h38c0 0 4 0 4 4 0 0 0 4 4 4v4c0 9-4 9-4 13 0 0 0 4-4 4h-38v149 5h-5-4c0 0-4 0-8 0h-5c-4 0-4 0-8 0 0-5 0-5 0-5v-149h-26c-5 0-5-4-5-4 0-4 0-4 0-13v-4-4c0-4 5-4 5-4h26v-17c0-13 0-22 0-30 4-8 8-17 13-21 4-4 8-9 17-13 8 0 12-4 25-4 4 0 8 0 13 0 4 4 4 4 8 4s4 4 4 4h5c0 5 0 5 0 5 0 4 0 4 0 8z">
          <text:p/>
        </draw:path>
        <draw:path draw:style-name="gr3" draw:text-style-name="P4" draw:layer="layout" svg:width="0.114cm" svg:height="0.233cm" svg:x="4.119cm" svg:y="15.176cm" svg:viewBox="0 0 115 234" svg:d="M115 213c0 4 0 8-4 8 0 4 0 4 0 4l-5 5c-4 0-4 0-8 0 0 4-4 4-9 4-4 0-4 0-8 0-8 0-17 0-21-4-9-5-13-5-17-13-5-4-10-9-10-17 0-9-4-17-4-25v-98h-21c-4 0-4-4-4-4-4-4-4-4-4-13v-4c0 0 0-4 4-4 0-4 0-4 4-4h21v-40-4c4 0 4 0 4 0l5-4c5 0 5 0 9 0s4 0 9 0l4 4h4v4 40h42c0 0 5 0 5 4v4c4 0 4 4 4 4 0 9-4 9-4 13 0 0 0 4-5 4h-42v93c0 13 0 21 4 26 5 8 9 12 17 12 4 0 9-4 9-4 4 0 4 0 8 0l4-4h5v4 4c4 0 4 0 4 5z">
          <text:p/>
        </draw:path>
        <draw:path draw:style-name="gr3" draw:text-style-name="P4" draw:layer="layout" svg:width="0.148cm" svg:height="0.263cm" svg:x="4.271cm" svg:y="15.142cm" svg:viewBox="0 0 149 264" svg:d="M149 259v5h-4-4-5c-4 0-8 0-8 0-4 0-4 0-4 0-5 0-5 0-5 0 0-5 0-5 0-5v-102c0-9 0-17-4-21 0-9-4-13-4-17-4-5-8-9-13-9-5-4-9-4-18-4-8 0-12 4-21 8-8 5-17 13-25 26v119 5h-4-5c-4 0-4 0-8 0s-4 0-9 0h-4c-4-5-4-5-4-5v-255c0 0 0-4 4-4h4c5 0 5 0 9 0s4 0 8 0h5 4v4 102c8-8 17-17 25-21 9-4 21-4 30-4s22 0 30 4c5 4 13 8 17 17 5 4 9 12 9 21 4 8 4 17 4 30z">
          <text:p/>
        </draw:path>
        <draw:path draw:style-name="gr3" draw:text-style-name="P4" draw:layer="layout" svg:width="0.156cm" svg:height="0.186cm" svg:x="4.466cm" svg:y="15.223cm" svg:viewBox="0 0 157 187" svg:d="M157 84c0 4 0 9-4 9 0 4-4 4-8 4h-111c0 8 0 17 0 26 4 9 8 17 12 21 4 5 9 9 17 13 4 4 17 4 26 4 8 0 17 0 21-4 8 0 12 0 17-4 4 0 8 0 13-4h5 4c0 4 0 4 0 4 0 4 0 4 0 8v5 4 4c0 0-4 0-9 0-5 4-9 4-13 9-5 0-13 0-17 4-9 0-17 0-26 0-12 0-25-4-38-4-8-5-17-13-25-22-9-4-13-17-17-25-4-13-4-26-4-43s0-30 4-38c4-13 13-26 17-30 8-9 17-17 25-21 13-4 21-4 34-4 17 0 26 0 38 4 9 4 17 8 22 17 5 8 13 17 13 25 4 13 4 21 4 34zM127 76c0-17-5-30-13-38-8-13-17-17-34-17-8 0-13 4-21 4-4 4-9 8-13 13-4 4-8 12-8 17-4 8-4 12-4 21z">
          <text:p/>
        </draw:path>
        <draw:path draw:style-name="gr3" draw:text-style-name="P4" draw:layer="layout" svg:width="0.136cm" svg:height="0.186cm" svg:x="4.745cm" svg:y="15.223cm" svg:viewBox="0 0 137 187" svg:d="M137 153v4c0 4 0 4 0 4v5l-5 4c0 0-4 0-8 4s-9 4-13 4c-4 5-8 5-13 9-8 0-12 0-21 0-8 0-21-4-30-9-9 0-17-8-26-17-4-8-12-17-12-25-5-13-9-26-9-43s4-30 9-43c4-12 8-21 16-29 9-9 17-13 27-17 8-4 21-4 29-4 9 0 13 0 17 0 5 0 9 0 13 4 4 0 9 4 13 4 4 4 8 4 8 8h5c0 5 0 5 0 5v4 4c0 9 0 9 0 13l-5 4c-4 0-4-4-8-4 0-4-4-4-9-9-4 0-8-4-12-4-9-4-13-4-22-4-12 0-25 4-34 17s-13 30-13 51c0 8 0 21 4 30 0 9 4 13 9 21 5 5 9 9 18 13 4 0 12 4 16 4 9 0 17-4 22-4 4-4 8-4 12-8 5-5 9-5 13-9l4-4c0 0 5 0 5 4v4c0 5 0 5 0 9z">
          <text:p/>
        </draw:path>
        <draw:path draw:style-name="gr3" draw:text-style-name="P4" draw:layer="layout" svg:width="0.148cm" svg:height="0.186cm" svg:x="4.923cm" svg:y="15.223cm" svg:viewBox="0 0 149 187" svg:d="M149 178v5h-4-4-5c-4 0-8 0-8 0h-4-5c0-5 0-5 0-5v-21c-8 9-17 17-29 21-9 5-17 9-26 9-12 0-21-4-30-4-9-5-17-13-21-17-5-9-9-13-9-21-4-13-4-22-4-35v-102c0-4 0-4 0-4 0 0 4 0 4-4h4c5 0 5 0 9 0s4 0 8 0h4c0 4 0 4 0 4 5 0 5 0 5 4v97c0 9 0 18 0 27 0 4 5 8 9 13 0 4 4 8 9 12 4 0 12 4 17 4 8 0 17-4 25-8 8-8 17-17 25-25v-120c0-4 0-4 0-4v-4c5 0 5 0 5 0 4 0 8 0 8 0 4 0 9 0 9 0 4 0 4 0 4 0 0 4 4 4 4 4v4z">
          <text:p/>
        </draw:path>
        <draw:path draw:style-name="gr3" draw:text-style-name="P4" draw:layer="layout" svg:width="0.102cm" svg:height="0.182cm" svg:x="5.126cm" svg:y="15.223cm" svg:viewBox="0 0 103 183" svg:d="M103 17c0 4 0 4 0 8v4h-5c0 4 0 4 0 4 0 0-4 0-4-4h-4c-4 0-4 0-8 0h-5c-5 0-9 0-13 0 0 0-5 4-9 4-4 5-4 9-8 13-5 4-9 13-13 17v115 5h-4-5c-4 0-4 0-8 0s-4 0-8 0h-5c-4-5-4-5-4-5v-170c0-4 0-4 4-4v-4h5c4 0 4 0 8 0h4c4 0 4 0 4 0 5 4 5 4 5 4v4 21c4-4 8-12 12-17 5-4 9-4 13-8s9-4 13-4c0 0 4 0 9 0s5 0 5 0c4 0 8 0 8 0 4 0 4 0 4 0 4 0 4 4 4 4 5 0 5 0 5 0v4 4z">
          <text:p/>
        </draw:path>
        <draw:path draw:style-name="gr3" draw:text-style-name="P4" draw:layer="layout" svg:width="0.097cm" svg:height="0.182cm" svg:x="5.266cm" svg:y="15.223cm" svg:viewBox="0 0 98 183" svg:d="M98 17c0 4 0 4 0 8v4c-4 4-4 4-4 4 0 0-4 0-4-4h-5-4c-4 0-8 0-8 0-4 0-9 0-9 0-4 0-8 4-12 4 0 5-5 9-9 13s-8 13-13 17v115 5h-4-4c0 0-5 0-10 0-4 0-4 0-8 0h-4c0-5 0-5 0-5v-170c0-4 0-4 0-4v-4h4c4 0 4 0 8 0 5 0 5 0 10 0h4c0 4 0 4 0 4v4 21c4-4 9-12 13-17 4-4 8-4 13-8 4-4 8-4 12-4 5 0 5 0 9 0s4 0 8 0h4c5 0 5 0 9 0 0 0 0 4 4 4v4 4z">
          <text:p/>
        </draw:path>
        <draw:path draw:style-name="gr3" draw:text-style-name="P4" draw:layer="layout" svg:width="0.157cm" svg:height="0.186cm" svg:x="5.384cm" svg:y="15.223cm" svg:viewBox="0 0 158 187" svg:d="M158 84c0 4 0 9-5 9-5 4-5 4-9 4h-110c0 8 0 17 0 26 4 9 4 17 9 21 8 5 12 9 21 13 4 4 13 4 25 4 9 0 13 0 21-4 5 0 13 0 17-4 5 0 9 0 9-4 4 0 8 0 8 0h4c0 4 0 4 0 4 0 4 0 4 0 8v5 4l-4 4h-4c-4 4-8 4-13 9-4 0-12 0-21 4-4 0-13 0-21 0-13 0-25-4-38-4-9-5-17-13-26-22-8-4-12-17-16-25-5-13-5-26-5-43s0-30 5-38c4-13 8-26 16-30 9-9 17-17 26-21 13-4 21-4 34-4 12 0 25 0 34 4 8 4 17 8 25 17 4 8 8 17 13 25 5 13 5 21 5 34zM123 76c4-17 0-30-8-38-9-13-22-17-34-17-9 0-17 4-21 4-5 4-13 8-13 13-4 4-9 12-13 17 0 8 0 12 0 21z">
          <text:p/>
        </draw:path>
        <draw:path draw:style-name="gr3" draw:text-style-name="P4" draw:layer="layout" svg:width="0.148cm" svg:height="0.182cm" svg:x="5.588cm" svg:y="15.223cm" svg:viewBox="0 0 149 183" svg:d="M149 178v5h-5-4c0 0-4 0-8 0h-4c-5 0-5 0-9 0 0-5 0-5 0-5v-102c0-9-4-17-4-21 0-9-4-13-4-17-6-5-10-9-14-9-4-4-9-4-17-4-9 0-17 4-21 8-9 5-17 13-26 26v119l-4 5h-4c-4 0-4 0-9 0-4 0-4 0-8 0h-4-4c0-5 0-5 0-5v-170c0-4 0-4 0-4 0 0 4 0 4-4h4c0 0 4 0 8 0h5c4 0 4 0 4 0 4 4 4 4 4 4v4 21c9-12 17-21 30-25 8-4 17-4 29-4 9 0 23 0 27 4 8 4 17 8 21 17 4 4 8 12 8 21 5 8 5 17 5 30z">
          <text:p/>
        </draw:path>
        <draw:path draw:style-name="gr3" draw:text-style-name="P4" draw:layer="layout" svg:width="0.114cm" svg:height="0.233cm" svg:x="5.77cm" svg:y="15.176cm" svg:viewBox="0 0 115 234" svg:d="M115 213c0 4 0 8-4 8 0 4 0 4 0 4l-5 5c-4 0-4 0-9 0 0 4-4 4-9 4-4 0-4 0-8 0-9 0-17 0-21-4-9-5-13-5-17-13-4-4-9-9-9-17 0-9-4-17-4-25v-98h-21c-4 0-4-4-4-4-4-4-4-4-4-13v-4c0 0 0-4 4-4 0-4 0-4 4-4h21v-40-4c4 0 4 0 4 0l5-4c4 0 4 0 8 0s4 0 9 0l4 4h4v4 40h43c0 0 5 0 5 4v4c4 0 4 4 4 4 0 9-4 9-4 13 0 0 0 4-5 4h-43v93c0 13 0 21 4 26 4 8 9 12 17 12 4 0 9-4 9-4 4 0 4 0 9 0l4-4h5v4 4c4 0 4 0 4 5z">
          <text:p/>
        </draw:path>
        <draw:path draw:style-name="gr3" draw:text-style-name="P4" draw:layer="layout" svg:width="0.038cm" svg:height="0.254cm" svg:x="6.007cm" svg:y="15.151cm" svg:viewBox="0 0 39 255" svg:d="M39 250l-5 5h-4c-4 0-4 0-8 0s-4 0-10 0h-4-4c0-5 0-5 0-5v-170c0-4 0-4 0-4 0 0 4 0 4-4h4c6 0 6 0 10 0s4 0 8 0h4c0 4 0 4 0 4 5 0 5 0 5 4zM39 21c0 8 0 12-5 12 0 5-4 5-12 5-10 0-14 0-18-5 0 0-4-4-4-12 0-9 4-13 4-17 4 0 8-4 18-4 8 0 12 4 12 4 5 4 5 8 5 17z">
          <text:p/>
        </draw:path>
        <draw:path draw:style-name="gr3" draw:text-style-name="P4" draw:layer="layout" svg:width="0.148cm" svg:height="0.182cm" svg:x="6.1cm" svg:y="15.223cm" svg:viewBox="0 0 149 183" svg:d="M149 178v5h-4-5c0 0-4 0-8 0h-4c-4 0-4 0-9 0 0-5 0-5 0-5v-102c0-9 0-17-4-21 0-9-4-13-4-17-4-5-9-9-13-9-4-4-8-4-17-4-8 0-17 4-21 8-8 5-17 13-26 26v119 5c-5 0-5 0-5 0h-4c-4 0-4 0-8 0-5 0-5 0-9 0h-4-4c0-5 0-5 0-5v-170c0-4 0-4 0-4 4 0 4 0 4-4h4c0 0 4 0 9 0h4c4 0 4 0 4 0 4 4 4 4 4 4v4 21c9-12 23-21 31-25s17-4 30-4c8 0 21 0 25 4 9 4 17 8 21 17 4 4 9 12 9 21 4 8 4 17 4 30z">
          <text:p/>
        </draw:path>
        <draw:path draw:style-name="gr3" draw:text-style-name="P4" draw:layer="layout" svg:width="0.11cm" svg:height="0.233cm" svg:x="6.371cm" svg:y="15.176cm" svg:viewBox="0 0 111 234" svg:d="M111 213c0 4 0 8 0 8 0 4 0 4 0 4-4 0-4 5-4 5-5 0-5 0-9 0-4 4-4 4-8 4-5 0-5 0-9 0-8 0-18 0-22-4-9-5-13-5-17-13-4-4-8-9-8-17-5-9-5-17-5-25v-98h-21c-4 0-4-4-8-4 0-4 0-4 0-13v-4-4c4 0 4 0 4 0 0-4 0-4 4-4h21v-40-4h5l4-4c4 0 4 0 8 0s4 0 9 0l4 4c4 0 4 4 4 4v40h44l4 4v4 4c0 9 0 9 0 13l-4 4h-44v93c0 13 0 21 5 26 5 8 9 12 17 12 5 0 9-4 9-4 4 0 4 0 8 0l5-4c4 0 4 0 4 0v4 4z">
          <text:p/>
        </draw:path>
        <draw:path draw:style-name="gr3" draw:text-style-name="P4" draw:layer="layout" svg:width="0.148cm" svg:height="0.263cm" svg:x="6.523cm" svg:y="15.142cm" svg:viewBox="0 0 149 264" svg:d="M149 259v5h-4-4c0 0-4 0-9 0h-4c-4 0-4 0-8 0 0-5 0-5 0-5v-102c0-9-5-17-5-21 0-9-4-13-4-17-4-5-8-9-13-9-4-4-12-4-16-4-9 0-17 4-27 8-4 5-13 13-21 26v119l-4 5h-5c-4 0-4 0-8 0s-4 0-8 0h-5-4c0-5 0-5 0-5v-255-4c4 0 4 0 4 0h5c4 0 4 0 8 0s4 0 8 0h5c4 0 4 4 4 4v102c8-8 17-17 25-21 10-4 18-4 31-4 8 0 21 0 25 4 9 4 17 8 22 17 4 4 8 12 8 21 4 8 4 17 4 30z">
          <text:p/>
        </draw:path>
        <draw:path draw:style-name="gr3" draw:text-style-name="P4" draw:layer="layout" svg:width="0.156cm" svg:height="0.186cm" svg:x="6.714cm" svg:y="15.223cm" svg:viewBox="0 0 157 187" svg:d="M157 84c0 4 0 9-4 9-4 4-4 4-9 4h-111c0 8 0 17 0 26 5 9 5 17 9 21 8 5 13 9 21 13 4 4 14 4 26 4 9 0 13 0 22-4 4 0 12 0 17-4 4 0 8 0 8-4 4 0 8 0 8 0h5c0 4 0 4 0 4 0 4 0 4 0 8v5 4l-5 4h-4c-4 4-8 4-12 9-5 0-13 0-22 4-4 0-12 0-21 0-12 0-26-4-39-4-8-5-17-13-25-22-9-4-13-17-17-25-4-13-4-26-4-43s0-30 4-38c4-13 8-26 17-30 8-9 17-17 25-21 13-4 21-4 35-4 13 0 25 0 34 4 8 4 17 8 25 17 4 8 9 17 13 25 4 13 4 21 4 34zM123 76c5-17 0-30-8-38-9-13-21-17-34-17-8 0-18 4-22 4-4 4-13 8-13 13-4 4-8 12-13 17 0 8 0 12 0 21z">
          <text:p/>
        </draw:path>
        <draw:path draw:style-name="gr3" draw:text-style-name="P4" draw:layer="layout" svg:width="0.123cm" svg:height="0.186cm" svg:x="6.993cm" svg:y="15.223cm" svg:viewBox="0 0 124 187" svg:d="M124 132c0 8-5 17-5 21-4 8-8 13-16 21-5 4-13 9-22 9-8 4-17 4-25 4s-13 0-17 0c-8-4-13-4-18-4-4-5-8-5-8-5-5-4-9-4-9-4 0-4-4-4-4-8 0 0 0-5 0-9v-4c0-4 0-4 0-4l4-4c4 0 4 0 9 4 0 0 4 4 8 4 5 4 10 4 18 4 4 4 9 4 17 4 4 0 8 0 13 0 4-4 8-4 12-8 5 0 5-4 9-8 0 0 0-5 0-9 0-8 0-13 0-13-4-5-9-9-13-9-4-4-8-9-13-9-4 0-8-4-16-4-5-4-9-8-13-8-9-5-14-9-18-13-4 0-4-8-9-13-4-4-4-12-4-21 0-4 0-13 4-17 5-8 9-12 13-17 5-4 14-8 18-12 9 0 17 0 30 0 4 0 8 0 12 0 5 0 9 0 13 0 4 4 9 4 9 4 4 4 4 4 8 4v4c0 5 4 5 4 5 0 4 0 4 0 4 0 4 0 4 0 8 0 0-4 0-4 4h-4-4c0 0-5-4-9-4 0-4-4-4-13-4-4-4-8-4-12-4-9 0-13 0-17 4-4 0-4 0-9 4-4 0-4 4-4 9-4 0-4 4-4 8s0 9 4 13 4 8 9 8c4 5 8 5 16 9 5 0 9 4 13 4 9 4 13 4 17 8 4 5 13 5 17 9 0 4 4 8 8 13 0 8 5 13 5 22z">
          <text:p/>
        </draw:path>
        <draw:path draw:style-name="gr3" draw:text-style-name="P4" draw:layer="layout" svg:width="0.156cm" svg:height="0.186cm" svg:x="7.15cm" svg:y="15.223cm" svg:viewBox="0 0 157 187" svg:d="M157 84c0 4 0 9-4 9-4 4-4 4-8 4h-116c0 8 4 17 4 26 5 9 5 17 9 21 4 5 13 9 17 13 8 4 17 4 30 4 4 0 12 0 22-4 4 0 8 0 17-4 4 0 8 0 8-4 4 0 9 0 9 0 4 0 4 0 4 0 0 4 0 4 0 4 0 4 0 4 0 8v5 4c0 0-4 0-4 4h-5c-4 4-8 4-12 9-9 0-13 0-22 4-5 0-13 0-22 0-17 0-25-4-38-4-8-5-21-13-25-22-9-4-13-17-17-25-4-13-4-26-4-43s0-30 4-38c4-13 8-26 17-30 8-9 17-17 25-21 9-4 21-4 34-4s26 0 35 4c8 4 17 8 25 17 5 8 9 17 13 25 0 13 4 21 4 34zM123 76c0-17 0-30-8-38-9-13-22-17-35-17-8 0-17 4-21 4-4 4-13 8-17 13 0 4-4 12-9 17 0 8-4 12-4 21z">
          <text:p/>
        </draw:path>
        <draw:path draw:style-name="gr3" draw:text-style-name="P4" draw:layer="layout" svg:width="0.135cm" svg:height="0.186cm" svg:x="7.336cm" svg:y="15.223cm" svg:viewBox="0 0 136 187" svg:d="M136 153v4c0 4 0 4 0 4v5l-4 4c0 0-4 0-8 4-5 4-9 4-13 4-4 5-9 5-13 9-8 0-12 0-21 0-8 0-21-4-30-9-12 0-17-8-26-17-4-8-13-17-13-25-4-13-8-26-8-43s4-30 8-43c5-12 9-21 18-29 9-9 17-13 26-17 8-4 21-4 29-4 9 0 13 0 17 0s9 0 13 4c4 0 8 4 13 4 4 4 8 4 8 8h4c0 5 0 5 0 5v4 4c0 9 0 9 0 13-4 0-4 4-4 4-4 0-4-4-8-4 0-4-5-4-9-9-4 0-8-4-13-4-8-4-12-4-21-4-12 0-25 4-34 17-8 13-12 30-12 51 0 8 0 21 4 30 0 9 4 13 8 21 5 5 9 9 17 13 5 0 13 4 17 4 9 0 17-4 21-4 5-4 9-4 13-8 4-5 9-5 13-9l4-4c0 0 4 0 4 4v4c0 5 0 5 0 9z">
          <text:p/>
        </draw:path>
        <draw:path draw:style-name="gr3" draw:text-style-name="P4" draw:layer="layout" svg:width="0.174cm" svg:height="0.186cm" svg:x="7.501cm" svg:y="15.223cm" svg:viewBox="0 0 175 187" svg:d="M175 88c0 17-5 30-9 40 0 12-8 25-13 33-8 9-17 13-29 17-9 5-21 9-38 9-13 0-26-4-38-9-9-4-17-8-27-17-4-8-13-17-13-29-4-9-8-22-8-39 0-13 4-26 8-38 5-13 9-22 18-30 5-9 13-17 26-21 12-4 25-4 38-4s25 0 38 4c8 4 17 8 25 17 5 8 13 17 17 29 0 13 5 26 5 38zM141 93c0-9 0-17-5-26 0-8-4-17-8-25-4-4-9-9-13-13-8-4-17-4-25-4-13 0-17 0-26 4-8 4-12 9-16 13-5 8-9 13-9 21-4 9-4 17-4 30 0 8 0 17 4 25 0 10 4 14 9 22 4 4 8 13 16 13 5 4 13 8 22 8 12 0 21-4 25-4 8-4 13-8 17-17 4-4 8-12 8-22 5-8 5-17 5-25z">
          <text:p/>
        </draw:path>
        <draw:path draw:style-name="gr3" draw:text-style-name="P4" draw:layer="layout" svg:width="0.148cm" svg:height="0.182cm" svg:x="7.721cm" svg:y="15.223cm" svg:viewBox="0 0 149 183" svg:d="M149 178v5h-4-4c0 0-4 0-9 0h-4c-4 0-4 0-8 0 0-5 0-5 0-5v-102c0-9-5-17-5-21 0-9-4-13-4-17-4-5-8-9-13-9-4-4-12-4-16-4-9 0-17 4-26 8-4 5-14 13-22 26v119l-4 5h-4c-5 0-5 0-9 0s-4 0-8 0h-5-4c0-5 0-5 0-5v-170c0-4 0-4 0-4 0 0 4 0 4-4h5c0 0 4 0 8 0h4c5 0 5 0 5 0 0 4 4 4 4 4v4 21c8-12 17-21 30-25 9-4 17-4 30-4 8 0 21 0 25 4 9 4 17 8 22 17 4 4 8 12 8 21 4 8 4 17 4 30z">
          <text:p/>
        </draw:path>
        <draw:path draw:style-name="gr3" draw:text-style-name="P4" draw:layer="layout" svg:width="0.156cm" svg:height="0.267cm" svg:x="7.916cm" svg:y="15.142cm" svg:viewBox="0 0 157 268" svg:d="M157 259v5h-4-4-4c-4 0-4 0-9 0h-4-4c0-5 0-5 0-5v-21c-9 9-18 17-27 21-12 5-21 9-33 9-13 0-22-4-30-9-13-4-17-12-25-17-5-8-9-21-9-29-4-13-4-26-4-38 0-13 0-27 4-39 4-13 9-22 13-30 8-8 12-17 25-21 9-4 17-4 30-4 8 0 21 0 29 4 9 4 17 13 23 21v-102h4c0-4 0-4 0-4h4c4 0 4 0 9 0 4 0 4 0 8 0h4c0 0 4 0 4 4zM124 140c-10-13-18-21-23-26-8-4-17-8-25-8s-17 0-21 4-9 9-13 17c-4 4-8 13-8 21 0 10-5 18-5 22 0 9 5 17 5 26 0 8 4 17 4 25 4 5 8 9 17 13 4 4 8 8 17 8 4 0 8-4 12-4 5 0 9-4 13-4 4-4 9-8 13-13 4-4 8-8 14-12z">
          <text:p/>
        </draw:path>
        <draw:path draw:style-name="gr3" draw:text-style-name="P4" draw:layer="layout" svg:width="0.14cm" svg:height="0.186cm" svg:x="8.115cm" svg:y="15.223cm" svg:viewBox="0 0 141 187" svg:d="M141 178c0 0 0 5-5 5h-4-4c-4 0-9 0-9 0-4 0-4 0-4 0-4 0-4-5-4-5v-17c-4 9-13 13-26 17-8 5-16 9-25 9-13 0-21 0-25-4-9 0-13-5-22-9-5-4-9-13-9-17-4-8-4-12-4-21 0-13 0-22 4-26 4-9 9-13 18-17 8-9 17-9 25-13 13-4 26-4 38-4h22v-13c0-8 0-13 0-17s-5-8-9-13c0-4-4-4-13-8-4 0-8 0-16 0-9 0-13 0-22 0-4 4-12 4-17 8-4 0-8 5-8 5-4 0-9 4-9 4h-5c0-4 0-4 0-4v-5-4c0-4 0-8 0-8v-4c5-5 10-5 14-9 0 0 8-4 13-4 4 0 12-4 17-4 8 0 12 0 21 0 12 0 21 0 29 0 9 4 17 8 22 12 4 9 8 13 12 21 0 9 5 17 5 30zM107 101h-26c-8 0-17 0-21 0-8 0-13 4-17 9-4 0-8 4-8 8-5 5-5 10-5 14 0 8 5 17 9 21 4 8 13 8 25 8 9 0 13 0 21-4 9-4 17-12 22-21z">
          <text:p/>
        </draw:path>
        <draw:path draw:style-name="gr3" draw:text-style-name="P4" draw:layer="layout" svg:width="0.101cm" svg:height="0.182cm" svg:x="8.31cm" svg:y="15.223cm" svg:viewBox="0 0 102 183" svg:d="M102 17c0 4 0 4 0 8v4h-4c0 4 0 4 0 4 0 0-4 0-4-4h-5c-4 0-4 0-8 0h-4c-4 0-9 0-13 0 0 0-4 4-8 4-5 5-5 9-9 13s-8 13-13 17v115 5c-4 0-4 0-4 0h-4c-5 0-5 0-10 0-4 0-4 0-8 0h-4-4c0-5 0-5 0-5v-170c0-4 0-4 0-4 4 0 4 0 4-4h4c0 0 4 0 8 0h5c5 0 5 0 5 0 4 4 4 4 4 4v4 21c4-4 9-12 13-17 4-4 8-4 13-8 4-4 8-4 12-4 0 0 5 0 9 0h4c4 0 4 0 8 0 5 0 5 0 5 0 4 0 4 4 4 4 4 0 4 0 4 0v4 4z">
          <text:p/>
        </draw:path>
        <draw:path draw:style-name="gr3" draw:text-style-name="P4" draw:layer="layout" svg:width="0.165cm" svg:height="0.249cm" svg:x="8.424cm" svg:y="15.223cm" svg:viewBox="0 0 166 250" svg:d="M102 183l-25 63c0 0 0 4-5 4-4 0-9 0-13 0s-8 0-8 0c-5 0-5 0-5 0 0 0-4 0-4-4l4-4 22-59-5-5-63-166c0-4 0-4 0-4 0-4 0-4 0-4 4-4 4-4 8-4 0 0 5 0 9 0s4 0 8 0h4c0 4 5 4 5 4v4l51 136 47-136c0-4 0-4 4-4 0-4 0-4 5-4 0 0 4 0 8 0s8 0 8 0c5 0 5 0 5 4 4 0 4 0 4 4l-4 4z">
          <text:p/>
        </draw:path>
        <draw:path draw:style-name="gr3" draw:text-style-name="P4" draw:layer="layout" svg:width="0.039cm" svg:height="0.254cm" svg:x="8.707cm" svg:y="15.151cm" svg:viewBox="0 0 40 255" svg:d="M40 250l-5 5h-4c-4 0-4 0-8 0-5 0-5 0-10 0h-4-4c0-5 0-5 0-5v-170c0-4 0-4 0-4 0 0 4 0 4-4h4c5 0 5 0 10 0 4 0 4 0 8 0h4c0 4 0 4 0 4 5 0 5 0 5 4zM40 21c0 8 0 12-5 12 0 5-4 5-12 5-10 0-14 0-18-5 0 0-5-4-5-12 0-9 5-13 5-17 4 0 8-4 18-4 8 0 12 4 12 4 5 4 5 8 5 17z">
          <text:p/>
        </draw:path>
        <draw:path draw:style-name="gr3" draw:text-style-name="P4" draw:layer="layout" svg:width="0.123cm" svg:height="0.186cm" svg:x="8.788cm" svg:y="15.223cm" svg:viewBox="0 0 124 187" svg:d="M124 132c0 8-5 17-5 21-4 8-8 13-17 21-4 4-12 9-21 9-8 4-17 4-26 4s-13 0-17 0c-8-4-13-4-17-4-4-5-8-5-8-5-5-4-9-4-9-4 0-4-4-4-4-8 0 0 0-5 0-9v-4c0-4 0-4 0-4 4 0 4-4 4-4 4 0 4 0 9 4 0 0 4 4 8 4 4 4 9 4 17 4 4 4 8 4 17 4 5 0 9 0 14 0 4-4 8-4 12-8 5 0 5-4 9-8 0 0 0-5 0-9 0-8 0-13 0-13-4-5-9-9-13-9-4-4-8-9-13-9-4 0-9-4-18-4-4-4-8-8-12-8-9-5-13-9-17-13-4 0-4-8-9-13-4-4-4-12-4-21 0-4 0-13 4-17 5-8 9-12 13-17 4-4 13-8 17-12 8 0 17 0 31 0 4 0 8 0 12 0 5 0 9 0 13 0 4 4 8 4 8 4 5 4 5 4 9 4v4c0 5 4 5 4 5 0 4 0 4 0 4 0 4 0 4 0 8 0 0-4 0-4 4h-4-5c0 0-4-4-8-4 0-4-4-4-13-4-4-4-8-4-12-4-9 0-14 0-18 4-5 0-5 0-9 4-4 0-4 4-4 9-4 0-4 4-4 8s0 9 4 13 4 8 8 8c5 5 9 5 18 9 5 0 9 4 13 4 9 4 13 4 17 8 4 5 13 5 17 9 0 4 4 8 8 13 0 8 5 13 5 22z">
          <text:p/>
        </draw:path>
        <draw:path draw:style-name="gr3" draw:text-style-name="P4" draw:layer="layout" svg:width="0.03cm" svg:height="0.263cm" svg:x="9.046cm" svg:y="15.142cm" svg:viewBox="0 0 31 264" svg:d="M31 259v5h-4-5c0 0-4 0-9 0h-4c-5 0-5 0-5 0-4 0-4 0-4 0 0-5 0-5 0-5v-255-4h4 5 4c5 0 9 0 9 0 5 0 5 0 5 0 4 0 4 0 4 0v4z">
          <text:p/>
        </draw:path>
        <draw:path draw:style-name="gr3" draw:text-style-name="P4" draw:layer="layout" svg:width="0.169cm" svg:height="0.186cm" svg:x="9.118cm" svg:y="15.223cm" svg:viewBox="0 0 170 187" svg:d="M170 88c0 17 0 30-4 40-4 12-8 25-17 33-8 9-17 13-25 17-13 5-26 9-39 9-17 0-30-4-38-9-9-4-21-8-26-17-8-8-12-17-17-29-4-9-4-22-4-39 0-13 0-26 4-38 5-13 9-22 17-30 9-9 17-17 30-21 8-4 21-4 38-4 14 0 26 0 35 4 13 4 21 8 25 17 9 8 13 17 17 29 4 13 4 26 4 38zM141 93c0-9-4-17-4-26 0-8-5-17-9-25-4-4-8-9-17-13-4-4-13-4-26-4-9 0-17 0-21 4-9 4-13 9-17 13-5 8-9 13-13 21 0 9 0 17 0 30 0 8 0 17 0 25 4 10 4 14 8 22 5 4 13 13 17 13 9 4 17 8 26 8s18-4 26-4c4-4 13-8 17-17 4-4 4-12 9-22 0-8 4-17 4-25z">
          <text:p/>
        </draw:path>
        <draw:path draw:style-name="gr3" draw:text-style-name="P4" draw:layer="layout" svg:width="0.258cm" svg:height="0.182cm" svg:x="9.317cm" svg:y="15.223cm" svg:viewBox="0 0 259 183" svg:d="M259 4c0 4 0 4 0 4v4l-50 166v5c-5 0-5 0-5 0-4 0-4 0-8 0 0 0-4 0-9 0-4 0-8 0-8 0-4 0-4 0-9 0l-4-5-38-128-35 128v5h-4-4c-4 0-9 0-13 0s-4 0-8 0h-5c-4 0-4 0-4-5h-4l-47-166c-4 0-4-4-4-4v-4l4-4h5c4 0 4 0 8 0s4 0 8 0h5c0 4 4 4 4 4v4l42 140 39-140c0-4 0-4 0-4l5-4h4c0 0 4 0 8 0h5c4 0 4 0 8 0 0 4 0 4 0 4l42 144 43-140c0-4 0-4 0-4l4-4h4c0 0 4 0 9 0 4 0 4 0 8 0h4c0 4 0 4 0 4z">
          <text:p/>
        </draw:path>
        <draw:path draw:style-name="gr3" draw:text-style-name="P4" draw:layer="layout" svg:width="0.156cm" svg:height="0.186cm" svg:x="9.601cm" svg:y="15.223cm" svg:viewBox="0 0 157 187" svg:d="M157 84c0 4 0 9-4 9 0 4-5 4-9 4h-110c0 8 0 17 4 26 0 9 4 17 8 21 4 5 9 9 17 13 9 4 17 4 26 4 8 0 17 0 21-4 8 0 12 0 17-4 4 0 8 0 12-4h5c4 0 4 0 4 0 0 4 0 4 0 4 5 4 5 4 5 8l-5 5v4 4c0 0-4 0-9 0-4 4-8 4-12 9-5 0-13 0-17 4-9 0-17 0-26 0-12 0-25-4-34-4-12-5-21-13-29-22-9-4-13-17-17-25-4-13-4-26-4-43s0-30 4-38c4-13 13-26 17-30 8-9 17-17 25-21 13-4 21-4 34-4 17 0 26 0 38 4 9 4 17 8 21 17 5 8 14 17 14 25 4 13 4 21 4 34zM127 76c0-17-5-30-13-38-8-13-17-17-34-17-8 0-13 4-21 4-4 4-9 8-13 13-4 4-8 12-8 17-4 8-4 12-4 21z">
          <text:p/>
        </draw:path>
        <draw:path draw:style-name="gr3" draw:text-style-name="P4" draw:layer="layout" svg:width="0.097cm" svg:height="0.182cm" svg:x="9.808cm" svg:y="15.223cm" svg:viewBox="0 0 98 183" svg:d="M98 17c0 4 0 4 0 8v4c-4 4-4 4-4 4l-4-4h-4-4c-5 0-9 0-9 0-4 0-8 0-8 0-5 0-9 4-13 4 0 5-4 9-9 13-4 4-9 13-13 17v115 5h-4-5c0 0-4 0-8 0 0 0-4 0-9 0h-4c0-5 0-5 0-5v-170c0-4 0-4 0-4v-4h4c5 0 5 0 9 0s4 0 8 0h5c0 4 0 4 0 4v4 21c4-4 8-12 13-17 4-4 9-4 13-8s8-4 13-4c4 0 4 0 8 0s4 0 9 0h4c4 0 4 0 8 0 0 0 0 4 4 4v4 4z">
          <text:p/>
        </draw:path>
        <draw:path draw:style-name="gr3" draw:text-style-name="P4" draw:layer="layout" svg:width="0.114cm" svg:height="0.233cm" svg:x="10.007cm" svg:y="15.176cm" svg:viewBox="0 0 115 234" svg:d="M115 213c0 4 0 8 0 8 0 4-4 4-4 4l-4 5c0 0-4 0-9 0 0 4-4 4-8 4 0 0-4 0-9 0-9 0-17 0-22-4-8-5-12-5-17-13-4-4-4-9-8-17 0-9 0-17 0-25v-98h-25c-5 0-5-4-5-4 0-4-4-4-4-13 0 0 0-4 4-4v-4c0-4 5-4 5-4h25v-40-4c4 0 4-4 4-4 4 0 4 0 9 0 4 0 8 0 8 0 4 0 4 4 4 4h5v4 40h43c4 0 4 0 4 4 4 0 4 4 4 4v4c0 9 0 9-4 13 0 0 0 4-4 4h-43v93c0 13 0 21 4 26 4 8 8 12 22 12l4-4c4 0 4 0 9 0 0 0 4 0 4-4h4c0 0 0 4 4 4v4z">
          <text:p/>
        </draw:path>
        <draw:path draw:style-name="gr3" draw:text-style-name="P4" draw:layer="layout" svg:width="0.144cm" svg:height="0.263cm" svg:x="10.164cm" svg:y="15.142cm" svg:viewBox="0 0 145 264" svg:d="M145 259v5c-5 0-5 0-5 0-4 0-8 0-8 0-4 0-8 0-8 0-5 0-5 0-5 0h-4c0-5 0-5 0-5v-102c0-9 0-17-4-21 0-9 0-13-4-17-5-5-9-9-13-9-4-4-9-4-17-4-4 0-13 4-22 8-9 5-17 13-26 26v119 5h-4-4c0 0-4 0-9 0 0 0-4 0-8 0h-4c0-5 0-5 0-5v-255-4c4 0 4 0 4 0 4 0 8 0 8 0 5 0 9 0 9 0 4 0 4 0 4 0 4 0 4 0 4 0v4 102c9-8 17-17 26-21 13-4 22-4 30-4 13 0 22 0 30 4 9 4 13 8 17 17 4 4 8 12 13 21 0 8 0 17 0 30z">
          <text:p/>
        </draw:path>
        <draw:path draw:style-name="gr3" draw:text-style-name="P4" draw:layer="layout" svg:width="0.14cm" svg:height="0.186cm" svg:x="10.354cm" svg:y="15.223cm" svg:viewBox="0 0 141 187" svg:d="M141 178v5h-4c0 0-5 0-9 0s-4 0-8 0h-4v-5-17c-9 9-17 13-26 17-8 5-17 9-29 9-9 0-17 0-26-4-4 0-13-5-17-9s-8-13-13-17c0-8-5-12-5-21 0-13 5-22 10-26 0-9 8-13 17-17 4-9 12-9 25-13 9-4 21-4 34-4h25v-13c0-8 0-13 0-17-4-4-4-8-8-13-4-4-9-4-13-8-4 0-13 0-17 0-8 0-17 0-21 0-8 4-13 4-17 8-4 0-8 5-13 5l-4 4c-4 0-4 0-4 0 0-4 0-4 0-4-4 0-4-5-4-5v-4c0-4 0-8 0-8l4-4c0-5 4-5 8-9 5 0 9-4 17-4 5 0 9-4 17-4 5 0 13 0 17 0 13 0 26 0 34 0 9 4 17 8 21 12 4 9 9 13 13 21 0 9 0 17 0 30zM111 101h-25c-9 0-17 0-25 0-5 0-9 4-13 9-4 0-9 4-13 8 0 5 0 10 0 14 0 8 0 17 9 21 4 8 12 8 21 8 8 0 17 0 25-4 4-4 13-12 21-21z">
          <text:p/>
        </draw:path>
        <draw:path draw:style-name="gr3" draw:text-style-name="P4" draw:layer="layout" svg:width="0.148cm" svg:height="0.182cm" svg:x="10.553cm" svg:y="15.223cm" svg:viewBox="0 0 149 183" svg:d="M149 178v5c-4 0-4 0-4 0h-4c-4 0-4 0-9 0-4 0-4 0-8 0h-4c-4-5-4-5-4-5v-102c0-9 0-17 0-21-5-9-5-13-9-17 0-5-4-9-8-9-9-4-13-4-17-4-9 0-17 4-26 8-8 5-17 13-25 26v119 5c-5 0-5 0-10 0h-4c-4 0-8 0-8 0-5 0-5 0-5 0-4 0-4 0-4 0 0-5 0-5 0-5v-170c0-4 0-4 0-4l4-4h5 4c4 0 8 0 8 0h5c0 4 0 4 5 4v4 21c8-12 17-21 25-25 13-4 21-4 30-4 13 0 21 0 30 4 8 4 12 8 21 17 4 4 8 12 8 21 4 8 4 17 4 30z">
          <text:p/>
        </draw:path>
        <draw:path draw:style-name="gr3" draw:text-style-name="P4" draw:layer="layout" svg:width="0.038cm" svg:height="0.254cm" svg:x="10.841cm" svg:y="15.151cm" svg:viewBox="0 0 39 255" svg:d="M35 250v5h-4-5c0 0-4 0-8 0 0 0-4 0-8 0h-6c0-5 0-5 0-5v-170c0-4 0-4 0-4v-4c6 0 6 0 6 0 4 0 8 0 8 0 4 0 8 0 8 0 5 0 5 0 5 0 4 4 4 4 4 4v4zM39 21c0 8 0 12-4 12-4 5-9 5-17 5-4 0-14 0-14-5-4 0-4-4-4-12 0-9 0-13 4-17 0 0 10-4 14-4 8 0 13 4 17 4 4 4 4 8 4 17z">
          <text:p/>
        </draw:path>
        <draw:path draw:style-name="gr3" draw:text-style-name="P4" draw:layer="layout" svg:width="0.148cm" svg:height="0.182cm" svg:x="10.934cm" svg:y="15.223cm" svg:viewBox="0 0 149 183" svg:d="M149 178l-4 5h-4c-4 0-4 0-9 0-4 0-4 0-8 0h-4-4c0-5 0-5 0-5v-102c0-9 0-17 0-21-5-9-5-13-9-17-4-5-8-9-13-9-5-4-9-4-13-4-9 0-17 4-26 8-8 5-17 13-25 26v119 5h-4-5c0 0-4 0-8 0h-4c-5 0-5 0-5 0-4 0-4 0-4 0 0-5 0-5 0-5v-170c0-4 0-4 0-4v-4c4 0 4 0 4 0 5 0 5 0 9 0s4 0 8 0h5c0 4 0 4 0 4v4 21c12-12 21-21 29-25 13-4 21-4 30-4 14 0 22 0 31 4 8 4 12 8 16 17 9 4 9 12 13 21 0 8 4 17 4 30z">
          <text:p/>
        </draw:path>
        <draw:path draw:style-name="gr3" draw:text-style-name="P4" draw:layer="layout" svg:width="0.114cm" svg:height="0.233cm" svg:x="11.197cm" svg:y="15.176cm" svg:viewBox="0 0 115 234" svg:d="M115 213c0 4 0 8 0 8 0 4-4 4-4 4 0 0 0 5-5 5 0 0-4 0-8 0 0 4-4 4-8 4 0 0-5 0-9 0-8 0-13 0-21-4-4-5-13-5-17-13-4-4-4-9-8-17 0-9 0-17 0-25v-98h-27c-4 0-4-4-4-4 0-4-4-4-4-13 0 0 0-4 4-4v-4c4-4 4-4 4-4h27v-40-4c4 0 4-4 4-4 4 0 8 0 8 0 4 0 9 0 9 0 4 0 4 4 4 4 4 0 4 0 4 0v4 40h42c5 0 5 0 5 4 4 0 4 4 4 4v4c0 9 0 9-4 13 0 0 0 4-5 4h-42v93c0 13 0 21 4 26 5 8 13 12 22 12 0 0 4-4 8-4h4c0 0 4 0 4-4h5l4 4v4z">
          <text:p/>
        </draw:path>
        <draw:path draw:style-name="gr3" draw:text-style-name="P4" draw:layer="layout" svg:width="0.144cm" svg:height="0.263cm" svg:x="11.353cm" svg:y="15.142cm" svg:viewBox="0 0 145 264" svg:d="M145 259v5c-4 0-4 0-4 0-4 0-4 0-8 0-5 0-9 0-9 0-4 0-4 0-4 0h-4c0-5 0-5 0-5v-102c0-9 0-17 0-21-5-9-5-13-9-17-4-5-8-9-13-9-4-4-8-4-17-4-4 0-12 4-21 8-8 5-17 13-25 26v119 5h-4-5c0 0-4 0-9 0h-4c-4 0-4 0-9 0 0-5 0-5 0-5v-255-4c5 0 5 0 9 0h4c5 0 9 0 9 0 5 0 5 0 5 0 4 0 4 0 4 0v4 102c8-8 17-17 25-21 13-4 21-4 30-4 13 0 21 0 30 4 8 4 12 8 17 17 4 4 8 12 12 21 0 8 0 17 0 30z">
          <text:p/>
        </draw:path>
        <draw:path draw:style-name="gr3" draw:text-style-name="P4" draw:layer="layout" svg:width="0.156cm" svg:height="0.186cm" svg:x="11.544cm" svg:y="15.223cm" svg:viewBox="0 0 157 187" svg:d="M157 84c0 4 0 9 0 9-4 4-8 4-8 4h-115c0 8 0 17 4 26 0 9 4 17 8 21 5 5 9 9 17 13 9 4 18 4 27 4 8 0 17 0 21-4 8 0 13 0 17-4 4 0 8 0 12-4 5 0 5 0 9 0 4 4 4 4 4 4 0 4 0 4 0 8v5 4h-4v4h-4c-5 4-9 4-17 9-4 0-9 0-17 4-9 0-17 0-26 0-13 0-26-4-34-4-13-5-22-13-30-22-4-4-13-17-13-25-4-13-8-26-8-43s4-30 8-38c4-13 9-26 17-30 4-9 13-17 26-21 8-4 21-4 34-4s26 0 34 4c9 4 17 8 21 17 9 8 13 17 13 25 4 13 4 21 4 34zM128 76c0-17-4-30-13-38-4-13-17-17-34-17-5 0-13 4-18 4-8 4-12 8-17 13-4 4-8 12-8 17-4 8-4 12-4 21z">
          <text:p/>
        </draw:path>
        <draw:path draw:style-name="gr3" draw:text-style-name="P4" draw:layer="layout" svg:width="0.157cm" svg:height="0.249cm" svg:x="11.84cm" svg:y="15.223cm" svg:viewBox="0 0 158 250" svg:d="M158 88c0 18-4 31-4 44-5 8-9 21-17 29-5 9-13 13-22 17-8 5-22 9-34 9-5 0-9 0-13 0-4-4-9-4-13-9-4 0-8-4-13-4-4-4-8-8-12-13v85 4h-4-5c0 0-4 0-8 0 0 0-4 0-9 0h-4c0-4 0-4 0-4v-238c0-4 0-4 0-4v-4c4 0 4 0 4 0 5 0 5 0 9 0h4c4 0 4 0 4 0 5 4 5 4 5 4v4 21c4-4 8-8 16-13 5-4 9-8 13-12 4 0 9-4 17-4 4 0 9 0 13 0 14 0 26 0 35 4 8 4 17 12 21 21 4 8 8 17 13 30 0 8 4 21 4 33zM124 94c0-10 0-18-4-27 0-8 0-17-5-21-4-8-8-13-12-17s-14-4-22-4c-5 0-9 0-13 0-4 4-9 4-13 8-4 0-8 5-13 9-4 4-8 8-12 17v69c8 8 17 16 25 25 9 4 17 8 26 8 4 0 12-4 18-8 8-4 12-9 16-13 0-8 5-17 5-21 4-8 4-17 4-25z">
          <text:p/>
        </draw:path>
        <draw:path draw:style-name="gr3" draw:text-style-name="P4" draw:layer="layout" svg:width="0.102cm" svg:height="0.182cm" svg:x="12.043cm" svg:y="15.223cm" svg:viewBox="0 0 103 183" svg:d="M103 17c0 4-4 4-4 8v4c0 4 0 4-5 4v-4c-4 0-4 0-8 0h-4c-4 0-4 0-9 0-4 0-4 0-8 0s-9 4-9 4c-4 5-8 9-12 13-5 4-9 13-13 17v115 5c-5 0-5 0-9 0h-5c-4 0-8 0-8 0-4 0-4 0-4 0-5 0-5 0-5 0 0-5 0-5 0-5v-170c0-4 0-4 0-4l5-4h4 4c4 0 4 0 9 0h4c0 4 0 4 0 4 5 0 5 0 5 4v21c4-4 8-12 13-17 4-4 8-4 8-8 4-4 9-4 13-4s8 0 13 0h4 4c4 0 8 0 8 0l5 4v4 4c4 0 4 0 4 5z">
          <text:p/>
        </draw:path>
        <draw:path draw:style-name="gr3" draw:text-style-name="P4" draw:layer="layout" svg:width="0.038cm" svg:height="0.254cm" svg:x="12.175cm" svg:y="15.151cm" svg:viewBox="0 0 39 255" svg:d="M34 250v5c-4 0-4 0-4 0-4 0-8 0-8 0-4 0-9 0-9 0-4 0-4 0-4 0-4 0-4 0-4 0 0-5 0-5 0-5v-170c0-4 0-4 0-4l4-4h4c0 0 5 0 9 0 0 0 4 0 8 0h4c0 4 0 4 0 4v4zM39 21c0 8 0 12-5 12 0 5-8 5-12 5-9 0-13 0-17-5-5 0-5-4-5-12 0-9 0-13 5-17 4 0 8-4 17-4 4 0 12 4 12 4 5 4 5 8 5 17z">
          <text:p/>
        </draw:path>
        <draw:path draw:style-name="gr3" draw:text-style-name="P4" draw:layer="layout" svg:width="0.254cm" svg:height="0.182cm" svg:x="12.263cm" svg:y="15.223cm" svg:viewBox="0 0 255 183" svg:d="M255 178v5h-4-4c-4 0-4 0-8 0-5 0-5 0-9 0h-4c-4-5-4-5-4-5v-106c0-5 0-13 0-17 0-9-5-13-9-17 0-5-4-9-8-9-5-4-9-4-17-4-5 0-13 4-21 8-9 5-13 13-22 26v119c0 0-4 0-4 5-4 0-4 0-4 0-4 0-4 0-9 0-4 0-4 0-8 0h-4-4c0-5 0-5 0-5v-106c0-5 0-13 0-17-5-9-5-13-9-17-4-5-4-9-8-9-5-4-13-4-17-4-9 0-13 4-23 8-8 5-16 13-25 26v119 5h-4-4-5c-4 0-8 0-8 0-4 0-4 0-4 0-5 0-5 0-5 0 0-5 0-5 0-5v-170c0-4 0-4 0-4l5-4h4 4c4 0 4 0 9 0h4c0 4 0 4 0 4 0 0 4 0 4 4v21c9-12 17-21 25-25 10-4 18-4 31-4 4 0 13 0 17 0s13 4 17 8c4 0 8 4 8 9 5 4 9 8 9 16 4-8 13-12 17-16 4-5 8-9 13-13 8 0 12-4 16-4 5 0 9 0 13 0 13 0 21 0 26 4 8 4 17 8 21 17 4 4 8 12 8 21 4 8 4 17 4 25z">
          <text:p/>
        </draw:path>
        <draw:path draw:style-name="gr3" draw:text-style-name="P4" draw:layer="layout" svg:width="0.14cm" svg:height="0.186cm" svg:x="12.564cm" svg:y="15.223cm" svg:viewBox="0 0 141 187" svg:d="M141 178v5h-4c-5 0-5 0-9 0s-4 0-8 0h-5v-5-17c-8 9-17 13-25 17-9 5-21 9-30 9-8 0-17 0-25-4-4 0-13-5-17-9-5-4-9-13-14-17-4-8-4-12-4-21 0-13 0-22 4-26 5-9 14-13 18-17 9-9 17-9 30-13 8-4 21-4 34-4h25v-13c0-8 0-13-4-17 0-4-4-8-4-13-5-4-9-4-13-8-4 0-13 0-17 0-8 0-17 0-21 0-9 4-13 4-17 8-4 0-9 5-13 5s-4 4-9 4c0-4-4-4-4-4v-5-4c0-4 0-8 0-8 0 0 0-4 4-4 0-5 5-5 9-9 4 0 9-4 13-4 8 0 13-4 21-4 4 0 13 0 17 0 13 0 25 0 34 0 8 4 13 8 21 12 4 9 9 13 9 21 4 9 4 17 4 30zM111 101h-30c-8 0-12 0-21 0-4 0-12 4-17 9-4 0-4 4-8 8 0 5 0 10 0 14 0 8 0 17 8 21 5 8 13 8 22 8 8 0 16 0 25-4 4-4 13-12 21-21z">
          <text:p/>
        </draw:path>
        <draw:path draw:style-name="gr3" draw:text-style-name="P4" draw:layer="layout" svg:width="0.097cm" svg:height="0.182cm" svg:x="12.763cm" svg:y="15.223cm" svg:viewBox="0 0 98 183" svg:d="M98 17c0 4 0 4 0 8v4c0 4 0 4-4 4l-5-4h-4-5c-4 0-4 0-8 0s-4 0-9 0c-4 0-8 4-8 4-4 5-8 9-13 13-4 4-8 13-12 17v115 5h-5-4c0 0-4 0-8 0h-5c-4 0-4 0-4 0-4 0-4 0-4 0 0-5 0-5 0-5v-170c0-4 0-4 0-4v-4c4 0 4 0 8 0h5c4 0 4 0 8 0h4c0 4 0 4 0 4v4 21c9-4 13-12 17-17 5-4 5-4 9-8s8-4 12-4c5 0 9 0 13 0h4 5c4 0 4 0 9 0l4 4v4 4z">
          <text:p/>
        </draw:path>
        <draw:path draw:style-name="gr3" draw:text-style-name="P4" draw:layer="layout" svg:width="0.161cm" svg:height="0.249cm" svg:x="12.877cm" svg:y="15.223cm" svg:viewBox="0 0 162 250" svg:d="M99 183l-22 63-4 4c-4 0-8 0-17 0-4 0-4 0-8 0h-4v-4-4l25-59c-4 0-4 0-4-5h-4l-61-166c0-4 0-4 0-4 0-4 0-4 0-4 0-4 6-4 6-4 4 0 4 0 8 0s8 0 8 0c5 0 5 0 9 0 0 4 0 4 0 4 0 0 0 4 4 4l47 136 46-136c5-4 5-4 5-4 0-4 4-4 4-4 4 0 4 0 8 0s9 0 13 0l4 4v4 4z">
          <text:p/>
        </draw:path>
        <draw:path draw:style-name="gr3" draw:text-style-name="P4" draw:layer="layout" svg:width="0.063cm" svg:height="0.098cm" svg:x="13.051cm" svg:y="15.362cm" svg:viewBox="0 0 64 99" svg:d="M64 18c0 4-4 4-4 9 0 4 0 8 0 8 0 4-4 9-4 9 0 4-4 8-4 12l-26 38h-5c0 5 0 5-4 5h-4-5-4c-4 0-4 0-4 0v-5l26-55v-21c0-4 0-9 0-9 0-4 4-4 4-4 0-5 5-5 5-5 4 0 4 0 8 0s9 0 9 0c4 0 4 0 8 5v4c0 0 4 5 4 9z">
          <text:p/>
        </draw:path>
        <draw:path draw:style-name="gr3" draw:text-style-name="P4" draw:layer="layout" svg:width="0.114cm" svg:height="0.233cm" svg:x="13.233cm" svg:y="15.176cm" svg:viewBox="0 0 115 234" svg:d="M115 213c0 4 0 8-4 8 0 4 0 4 0 4l-4 5c-4 0-4 0-9 0 0 4-4 4-8 4s-4 0-9 0c-8 0-17 0-21-4-8-5-14-5-18-13-4-4-8-9-8-17 0-9-4-17-4-25v-98h-22c-4 0-4-4-4-4-4-4-4-4-4-13v-4c0 0 0-4 4-4 0-4 0-4 4-4h22v-40-4c4 0 4 0 4 0l4-4c4 0 4 0 8 0 6 0 6 0 10 0l4 4h4v4 40h43c0 0 4 0 4 4v4c4 0 4 4 4 4 0 9-4 9-4 13 0 0 0 4-4 4h-43v93c0 13 0 21 5 26 4 8 8 12 17 12 4 0 8-4 8-4 4 0 4 0 9 0l4-4h4v4 4c4 0 4 0 4 5z">
          <text:p/>
        </draw:path>
        <draw:path draw:style-name="gr3" draw:text-style-name="P4" draw:layer="layout" svg:width="0.143cm" svg:height="0.263cm" svg:x="13.39cm" svg:y="15.142cm" svg:viewBox="0 0 144 264" svg:d="M144 259v5c-4 0-4 0-4 0-4 0-8 0-8 0-4 0-10 0-10 0-4 0-4 0-4 0h-4c0-5 0-5 0-5v-102c0-9 0-17 0-21-4-9-4-13-9-17-4-5-8-9-12-9-5-4-9-4-17-4-5 0-13 4-21 8-9 5-17 13-26 26v119 5h-4-4c0 0-5 0-9 0h-4c-4 0-4 0-8 0 0-5 0-5 0-5v-255-4c4 0 4 0 8 0h4c4 0 9 0 9 0 4 0 4 0 4 0 4 0 4 0 4 0v4 102c9-8 17-17 26-21 12-4 21-4 29-4 13 0 21 0 30 4 8 4 14 8 18 17 4 4 8 12 12 21 0 8 0 17 0 30z">
          <text:p/>
        </draw:path>
        <draw:path draw:style-name="gr3" draw:text-style-name="P4" draw:layer="layout" svg:width="0.157cm" svg:height="0.186cm" svg:x="13.58cm" svg:y="15.223cm" svg:viewBox="0 0 158 187" svg:d="M158 84c0 4 0 9-5 9 0 4-4 4-8 4h-111c0 8 0 17 0 26 4 9 8 17 13 21 4 5 8 9 17 13 4 4 17 4 26 4 8 0 17 0 21-4 9 0 13 0 17-4 4 0 9 0 13-4h4 4c0 4 0 4 0 4 0 4 0 4 0 8v5 4 4c0 0-4 0-8 0-4 4-9 4-13 9-4 0-13 0-17 4-8 0-17 0-25 0-13 0-27-4-39-4-9-5-17-13-26-22-8-4-12-17-17-25-4-13-4-26-4-43s0-30 4-38c5-13 13-26 17-30 9-9 17-17 26-21 12-4 21-4 34-4 17 0 26 0 34 4 13 4 22 8 26 17 4 8 8 17 12 25 5 13 5 21 5 34zM128 76c0-17-4-30-13-38-8-13-17-17-34-17-8 0-13 4-22 4-4 4-8 8-12 13-5 4-9 12-9 17-4 8-4 12-4 21z">
          <text:p/>
        </draw:path>
        <draw:path draw:style-name="gr3" draw:text-style-name="P4" draw:layer="layout" svg:width="0.11cm" svg:height="0.233cm" svg:x="13.847cm" svg:y="15.176cm" svg:viewBox="0 0 111 234" svg:d="M111 213c0 4 0 8 0 8 0 4 0 4 0 4-4 0-4 5-4 5-5 0-5 0-9 0-4 4-4 4-8 4-5 0-5 0-9 0-8 0-18 0-22-4-8-5-13-5-17-13-4-4-8-9-8-17-5-9-5-17-5-25v-98h-21c-4 0-4-4-8-4 0-4 0-4 0-13v-4-4c4 0 4 0 4 0 0-4 0-4 4-4h21v-40-4h5l4-4c4 0 4 0 8 0 5 0 5 0 9 0l4 4c4 0 4 4 4 4v40h44l4 4v4 4c0 9 0 9 0 13l-4 4h-44v93c0 13 0 21 4 26 6 8 10 12 18 12 5 0 9-4 9-4 4 0 4 0 8 0l5-4c4 0 4 0 4 0v4 4z">
          <text:p/>
        </draw:path>
        <draw:path draw:style-name="gr3" draw:text-style-name="P4" draw:layer="layout" svg:width="0.098cm" svg:height="0.182cm" svg:x="14.003cm" svg:y="15.223cm" svg:viewBox="0 0 99 183" svg:d="M99 17c0 4 0 4 0 8v4c-4 4-4 4-4 4l-5-4h-4-4c-4 0-9 0-9 0-4 0-8 0-8 0-4 0-9 4-13 4 0 5-4 9-8 13-5 4-9 13-13 17v115 5h-4-4c0 0-5 0-10 0 0 0-4 0-8 0h-5c0-5 0-5 0-5v-170c0-4 0-4 0-4v-4h5c4 0 4 0 8 0 5 0 5 0 10 0h4c0 4 0 4 0 4v4 21c4-4 8-12 12-17 5-4 9-4 13-8s9-4 13-4 4 0 8 0c5 0 5 0 9 0h4c4 0 4 0 9 0 0 0 0 4 4 4v4 4z">
          <text:p/>
        </draw:path>
        <draw:path draw:style-name="gr3" draw:text-style-name="P4" draw:layer="layout" svg:width="0.14cm" svg:height="0.186cm" svg:x="14.126cm" svg:y="15.223cm" svg:viewBox="0 0 141 187" svg:d="M141 178v5c-4 0-4 0-4 0-5 0-5 0-9 0s-4 0-9 0h-5v-5-17c-8 9-16 13-25 17-8 5-21 9-30 9-8 0-17 0-25-4-8 0-13-5-17-9s-8-13-13-17c-4-8-4-12-4-21 0-13 0-22 4-26 5-9 13-13 17-17 9-9 17-9 30-13 8-4 21-4 34-4h25v-13c0-8 0-13-4-17 0-4-4-8-4-13-4-4-9-4-13-8-4 0-13 0-21 0-4 0-13 0-17 0-9 4-13 4-17 8-4 0-8 5-13 5-4 0-4 4-8 4 0-4-4-4-4-4v-5-4c0-4 0-8 0-8 0 0 0-4 4-4 0-5 4-5 8-9 5 0 9-4 13-4 8 0 13-4 21-4 4 0 13 0 17 0 13 0 26 0 34 0 8 4 13 8 22 12 4 9 9 13 9 21 4 9 4 17 4 30zM110 101h-29c-9 0-13 0-22 0-4 0-12 4-17 9-4 0-4 4-8 8 0 5-4 10-4 14 0 8 4 17 8 21 9 8 17 8 26 8 8 0 17 0 21-4 8-4 17-12 25-21z">
          <text:p/>
        </draw:path>
        <draw:path draw:style-name="gr3" draw:text-style-name="P4" draw:layer="layout" svg:width="0.148cm" svg:height="0.182cm" svg:x="14.325cm" svg:y="15.223cm" svg:viewBox="0 0 149 183" svg:d="M149 178c0 0-4 0-4 5-4 0-4 0-4 0-4 0-4 0-9 0-4 0-8 0-8 0h-4-5c0-5 0-5 0-5v-102c0-9 0-17 0-21-4-9-4-13-8-17-5-5-10-9-14-9-4-4-8-4-12-4-9 0-17 4-26 8-8 5-17 13-25 26v119 5h-5-4c0 0-4 0-8 0h-4c-5 0-5 0-9 0 0-5 0-5 0-5v-170c0-4 0-4 0-4v-4c4 0 4 0 4 0 5 0 5 0 9 0s4 0 8 0h4c0 4 0 4 0 4v4 21c13-12 22-21 30-25 9-4 21-4 30-4 12 0 22 0 30 4 9 4 13 8 17 17 5 4 9 12 13 21 0 8 4 17 4 30z">
          <text:p/>
        </draw:path>
        <draw:path draw:style-name="gr3" draw:text-style-name="P4" draw:layer="layout" svg:width="0.123cm" svg:height="0.186cm" svg:x="14.511cm" svg:y="15.223cm" svg:viewBox="0 0 124 187" svg:d="M124 132c0 8 0 17-4 21-4 8-9 13-13 21-8 4-17 9-21 9-8 4-22 4-31 4-4 0-12 0-17 0-4-4-8-4-16-4-5-5-5-5-9-5-4-4-4-4-8-4 0-4 0-4 0-8-5 0-5-5-5-9v-4c0-4 5-4 5-4v-4h4l4 4c4 0 4 4 9 4 4 4 8 4 16 4 5 4 13 4 17 4 5 0 13 0 18 0 5-4 9-4 9-8 4 0 8-4 8-8 0 0 4-5 4-9 0-8-4-13-4-13-4-5-8-9-12-9-5-4-10-9-14-9s-9-4-17-4c-4-4-9-8-13-8-4-5-12-9-12-13-5 0-9-8-13-13 0-4-4-12-4-21 0-4 4-13 4-17 4-8 8-12 13-17 4-4 12-8 21-12 4 0 17 0 25 0 5 0 10 0 14 0s8 0 12 0c5 4 9 4 9 4 4 4 8 4 8 4v4c5 0 5 0 5 0 0 5 0 5 0 5 0 4 0 4 0 4 0 4 0 4 0 8v4c-5 0-5 0-5 0-4 0-4 0-4 0-4 0-8-4-8-4-5-4-9-4-13-4-4-4-13-4-18-4-4 0-8 0-13 4-4 0-8 0-12 4 0 0-5 4-5 9 0 0-4 4-4 8s4 9 4 13c5 4 9 8 13 8 4 5 9 5 13 9 4 0 9 4 18 4 4 4 8 4 12 8 9 5 13 5 17 9 5 4 5 8 9 13 4 8 4 13 4 22z">
          <text:p/>
        </draw:path>
        <draw:path draw:style-name="gr3" draw:text-style-name="P4" draw:layer="layout" svg:width="0.119cm" svg:height="0.267cm" svg:x="14.655cm" svg:y="15.138cm" svg:viewBox="0 0 120 268" svg:d="M120 21v4c0 5-4 5-4 5v4c-5 0-5 0-5-4h-4c-4 0-4 0-8 0 0-5-5-5-9-5s-8 5-12 5c-5 0-5 4-9 8 0 0-4 4-4 13 0 4 0 8 0 17v17h38l4 4v4 4c0 9 0 9 0 13l-4 4h-38v149 5h-4-5c0 0-4 0-8 0s-4 0-9 0h-5c0-5-4-5-4-5v-149h-21c-4 0-4-4-4-4-5-4-5-4-5-13v-4l5-4c0-4 4-4 4-4h21v-17c0-13 4-22 4-30 5-8 10-17 14-21s8-9 17-13c4 0 13-4 21-4s13 0 17 0c4 4 4 4 8 4l5 4c0 5 4 5 4 5 0 4 0 4 0 8z">
          <text:p/>
        </draw:path>
        <draw:path draw:style-name="gr3" draw:text-style-name="P4" draw:layer="layout" svg:width="0.17cm" svg:height="0.186cm" svg:x="14.782cm" svg:y="15.223cm" svg:viewBox="0 0 171 187" svg:d="M171 88c0 17 0 30-5 40-4 12-8 25-17 33-8 9-16 13-25 17-13 5-25 9-38 9-17 0-30-4-38-9-13-4-21-8-26-17-8-8-12-17-17-29-5-9-5-22-5-39 0-13 0-26 5-38 5-13 9-22 17-30 9-9 17-17 26-21 13-4 25-4 38-4 17 0 30 0 38 4 13 4 21 8 25 17 9 8 13 17 17 29 5 13 5 26 5 38zM137 93c0-9 0-17 0-26-4-8-4-17-9-25-4-4-8-9-17-13-8-4-17-4-25-4-9 0-17 0-25 4-5 4-9 9-13 13-4 8-9 13-13 21 0 9 0 17 0 30 0 8 0 17 0 25 4 10 4 14 9 22 4 4 8 13 17 13 8 4 16 8 25 8 8 0 17-4 21-4 9-4 13-8 17-17 4-4 9-12 13-22 0-8 0-17 0-25z">
          <text:p/>
        </draw:path>
        <draw:path draw:style-name="gr3" draw:text-style-name="P4" draw:layer="layout" svg:width="0.098cm" svg:height="0.182cm" svg:x="15.002cm" svg:y="15.223cm" svg:viewBox="0 0 99 183" svg:d="M99 17c0 4 0 4 0 8v4c-4 4-4 4-4 4 0 0-5 0-5-4h-4-5c-4 0-9 0-9 0-4 0-8 0-8 0-4 0-9 4-13 4 0 5-4 9-8 13s-9 13-13 17v115 5h-4-4c0 0-5 0-9 0s-4 0-8 0h-5c0-5 0-5 0-5v-170c0-4 0-4 0-4v-4h5c4 0 4 0 8 0s4 0 9 0h4c0 4 0 4 0 4v4 21c4-4 8-12 13-17 4-4 8-4 12-8s9-4 13-4 4 0 8 0c5 0 5 0 9 0h5c4 0 4 0 9 0 0 0 0 4 4 4v4 4z">
          <text:p/>
        </draw:path>
        <draw:path draw:style-name="gr3" draw:text-style-name="P4" draw:layer="layout" svg:width="0.254cm" svg:height="0.182cm" svg:x="15.138cm" svg:y="15.223cm" svg:viewBox="0 0 255 183" svg:d="M255 178l-4 5h-5c-4 0-4 0-8 0s-4 0-8 0h-6-4c0-5 0-5 0-5v-106c0-5 0-13 0-17-4-9-4-13-8-17 0-5-5-9-9-9-4-4-8-4-17-4-8 0-13 4-21 8-8 5-17 13-25 26v119 5c-5 0-5 0-9 0h-4c-4 0-9 0-9 0-4 0-4 0-4 0-4 0-4 0-4 0 0-5 0-5 0-5v-106c0-5 0-13-4-17 0-9 0-13-4-17-5-5-9-9-13-9-4-4-9-4-13-4-8 0-17 4-21 8-9 5-17 13-25 26v119 5h-5-4c0 0-4 0-8 0h-5c-4 0-4 0-8 0 0-5 0-5 0-5v-170c0-4 0-4 0-4v-4c4 0 4 0 4 0 4 0 4 0 9 0 4 0 4 0 8 0h4c0 4 0 4 0 4v4 21c13-12 21-21 30-25 8-4 17-4 25-4 9 0 17 0 22 0 4 0 8 4 12 8 4 0 9 4 13 9 4 4 4 8 8 16 5-8 13-12 17-16 5-5 9-9 13-13 4 0 8-4 17-4 4 0 8 0 13 0 8 0 17 0 25 4 10 4 14 8 22 17 4 4 4 12 9 21 0 8 4 17 4 25z">
          <text:p/>
        </draw:path>
        <draw:path draw:style-name="gr3" draw:text-style-name="P4" draw:layer="layout" svg:width="0.157cm" svg:height="0.186cm" svg:x="15.434cm" svg:y="15.223cm" svg:viewBox="0 0 158 187" svg:d="M158 84c0 4 0 9-4 9 0 4-5 4-9 4h-111c0 8 0 17 0 26 4 9 4 17 13 21 4 5 8 9 17 13 4 4 12 4 26 4 9 0 13 0 21-4 5 0 13 0 17-4 4 0 9 0 9-4 4 0 8 0 8 0h4c0 4 0 4 0 4 0 4 0 4 0 8v5 4l-4 4h-4c-4 4-9 4-13 9-4 0-12 0-21 4-4 0-13 0-22 0-13 0-25-4-38-4-9-5-17-13-26-22-8-4-12-17-17-25-4-13-4-26-4-43s0-30 4-38c5-13 9-26 17-30 9-9 17-17 26-21 13-4 21-4 34-4s26 0 35 4c12 4 16 8 25 17 4 8 8 17 13 25 4 13 4 21 4 34zM128 76c0-17-4-30-12-38-9-13-22-17-35-17-9 0-17 4-21 4-5 4-9 8-13 13-4 4-9 12-13 17 0 8 0 12 0 21z">
          <text:p/>
        </draw:path>
        <draw:path draw:style-name="gr3" draw:text-style-name="P4" draw:layer="layout" svg:width="0.102cm" svg:height="0.182cm" svg:x="15.637cm" svg:y="15.223cm" svg:viewBox="0 0 103 183" svg:d="M103 17c0 4 0 4 0 8v4h-4c0 4 0 4 0 4 0 0-4 0-4-4h-5c-4 0-4 0-8 0h-4c-5 0-10 0-14 0 0 0-4 4-9 4-4 5-8 9-8 13-4 4-8 13-13 17v115 5c-4 0-4 0-4 0h-4c-4 0-4 0-9 0-4 0-4 0-8 0h-4-5c0-5 0-5 0-5v-170c0-4 0-4 0-4 5 0 5 0 5-4h4c0 0 4 0 8 0h5c4 0 4 0 4 0 4 4 4 4 4 4v4 21c4-4 9-12 13-17 4-4 8-4 12-8 5-4 9-4 9-4 4 0 9 0 14 0h4c4 0 4 0 8 0h5c4 0 4 4 4 4h4v4 4z">
          <text:p/>
        </draw:path>
        <draw:path draw:style-name="gr3" draw:text-style-name="P4" draw:layer="layout" svg:width="0.042cm" svg:height="0.254cm" svg:x="15.858cm" svg:y="15.151cm" svg:viewBox="0 0 43 255" svg:d="M38 250v5h-5-4c-4 0-4 0-8 0-5 0-5 0-9 0h-4c-4-5-4-5-4-5v-170c0-4 0-4 4-4v-4h4c4 0 4 0 9 0 4 0 4 0 8 0h4c0 4 5 4 5 4v4zM43 21c0 8-5 12-5 12-5 5-9 5-17 5-9 0-13 0-17-5 0 0-4-4-4-12 0-9 4-13 4-17 4 0 8-4 17-4 8 0 12 4 17 4 0 4 5 8 5 17z">
          <text:p/>
        </draw:path>
        <draw:path draw:style-name="gr3" draw:text-style-name="P4" draw:layer="layout" svg:width="0.123cm" svg:height="0.186cm" svg:x="15.938cm" svg:y="15.223cm" svg:viewBox="0 0 124 187" svg:d="M124 132c0 8 0 17-4 21-5 8-9 13-13 21-10 4-18 9-27 9-4 4-17 4-25 4-4 0-13 0-17 0-4-4-13-4-17-4-4-5-4-5-8-5-5-4-5-4-9-4 0-4 0-4 0-8-4 0-4-5-4-9v-4c0-4 4-4 4-4v-4h4l5 4c4 0 4 4 8 4 4 4 9 4 17 4 4 4 13 4 17 4s13 0 17 0c4-4 8-4 8-8 5 0 9-4 9-8 0 0 4-5 4-9 0-8-4-13-4-13-4-5-9-9-13-9-4-4-8-9-13-9-4 0-8-4-16-4-5-4-9-8-13-8-4-5-13-9-17-13 0 0-4-8-9-13 0-4-4-12-4-21 0-4 4-13 4-17 5-8 9-12 13-17 4-4 13-8 21-12 5 0 17 0 26 0 4 0 8 0 12 0 5 0 9 0 13 0 4 4 9 4 9 4 5 4 5 4 9 4v4c4 0 4 0 4 0 0 5 0 5 0 5 0 4 0 4 0 4 0 4 0 4 0 8v4c-4 0-4 0-4 0-4 0-4 0-4 0-5 0-10-4-10-4-4-4-8-4-12-4-5-4-13-4-17-4-5 0-9 0-13 4-4 0-8 0-13 4 0 0-4 4-4 9 0 0-4 4-4 8s4 9 4 13c4 4 9 8 13 8 4 5 8 5 12 9 5 0 9 4 17 4 5 4 9 4 13 8 9 5 14 5 18 9s4 8 9 13c4 8 4 13 4 22z">
          <text:p/>
        </draw:path>
        <draw:path draw:style-name="gr3" draw:text-style-name="P4" draw:layer="layout" svg:width="0.144cm" svg:height="0.186cm" svg:x="16.175cm" svg:y="15.223cm" svg:viewBox="0 0 145 187" svg:d="M145 178c0 0 0 5-4 5h-4c0 0-5 0-9 0h-4c-4 0-4 0-4 0-5 0-5-5-5-5v-17c-4 9-12 13-25 17-9 5-17 9-30 9-9 0-18 0-22-4-8 0-13-5-21-9-4-4-8-13-13-17 0-8-4-12-4-21 0-13 4-22 9-26 4-9 8-13 16-17 9-9 17-9 26-13 14-4 26-4 39-4h21v-13c0-8 0-13 0-17-4-4-4-8-8-13-5-4-5-4-13-8-4 0-9 0-17 0s-13 0-22 0c-4 4-13 4-17 8-4 0-9 5-9 5-4 0-8 4-8 4h-4c0-4 0-4 0-4v-5c-4 0-4-4-4-4 0-4 0-8 4-8v-4c4-5 4-5 8-9 4 0 13-4 17-4s13-4 17-4c10 0 14 0 22 0 13 0 21 0 30 0 8 4 17 8 21 12 4 9 9 13 13 21 0 9 4 17 4 30zM111 101h-25c-9 0-17 0-21 0-10 0-14 4-18 9-5 0-9 4-9 8-4 5-4 10-4 14 0 8 4 17 8 21 5 8 13 8 27 8 8 0 12 0 21-4 8-4 13-12 21-21z">
          <text:p/>
        </draw:path>
        <draw:path draw:style-name="gr3" draw:text-style-name="P4" draw:layer="layout" svg:width="0.14cm" svg:height="0.186cm" svg:x="3.826cm" svg:y="15.697cm" svg:viewBox="0 0 141 187" svg:d="M141 179v4c-4 0-4 0-4 0-5 0-5 0-10 0-4 0-8 0-8 0-4 0-4 0-4 0v-4-17c-9 8-17 12-26 17-8 4-21 8-29 8-9 0-17 0-26-4-8 0-12-4-17-9-8-4-12-12-12-17-5-8-5-12-5-21 0-13 0-21 5-25 4-9 8-13 17-17 8-9 17-9 29-13 9-4 21-4 34-4h25v-13c0-8-4-12-4-17 0-4-4-8-4-12-4-5-8-5-13-9-4 0-12 0-21 0-4 0-13 0-21 0-4 4-8 4-13 9-4 0-8 4-12 4-5 0-5 4-9 4-4-4-4-4-4-4v-4-5c0-4 0-8 0-8 0 0 0-5 4-5 0-5 4-5 9-9 4 0 8-4 12-4 5 0 13-4 17-4 9 0 13 0 21 0 13 0 22 0 30 0 8 4 17 8 21 12 9 10 14 14 14 23 4 8 4 17 4 29zM110 102h-29c-9 0-17 0-21 0-9 0-13 5-17 9-4 0-4 4-9 8 0 4-4 9-4 13 0 8 4 17 9 21 8 9 16 9 25 9 8 0 17 0 21-5 9-4 17-12 25-21z">
          <text:p/>
        </draw:path>
        <draw:path draw:style-name="gr3" draw:text-style-name="P4" draw:layer="layout" svg:width="0.043cm" svg:height="0.043cm" svg:x="4.021cm" svg:y="15.836cm" svg:viewBox="0 0 44 44" svg:d="M44 23c0 8 0 16-5 16-4 5-9 5-18 5-8 0-12 0-17-5 0 0-4-8-4-16 0-10 4-14 4-18 5-5 9-5 17-5 9 0 14 0 18 5 5 4 5 8 5 18z">
          <text:p/>
        </draw:path>
        <draw:frame draw:style-name="gr4" draw:text-style-name="P5" draw:layer="layout" svg:width="0.388cm" svg:height="0.454cm" svg:x="3.476cm" svg:y="15.048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4cm" svg:height="0.186cm" svg:x="4.461cm" svg:y="15.697cm" svg:viewBox="0 0 141 187" svg:d="M141 179v4c-4 0-4 0-4 0-4 0-4 0-9 0-4 0-8 0-8 0-4 0-4 0-4 0v-4-17c-9 8-17 12-26 17-8 4-21 8-29 8-10 0-18 0-27-4-8 0-12-4-17-9-8-4-12-12-12-17-5-8-5-12-5-21 0-13 0-21 5-25 4-9 8-13 17-17 8-9 17-9 29-13 10-4 22-4 35-4h25v-13c0-8-4-12-4-17 0-4-4-8-4-12-4-5-8-5-13-9-4 0-12 0-21 0-4 0-14 0-22 0-4 4-8 4-13 9-4 0-8 4-12 4-5 0-5 4-9 4-4-4-4-4-4-4v-4-5c0-4 0-8 0-8 0 0 0-5 4-5 0-5 4-5 9-9 4 0 8-4 12-4 5 0 13-4 17-4 10 0 14 0 22 0 13 0 22 0 30 0 8 4 17 8 21 12 9 10 13 14 13 23 4 8 4 17 4 29zM111 102h-29c-9 0-17 0-21 0-10 0-14 5-18 9-4 0-4 4-9 8 0 4-4 9-4 13 0 8 4 17 9 21 8 9 16 9 26 9 8 0 17 0 21-5 9-4 17-12 25-21z">
          <text:p/>
        </draw:path>
        <draw:path draw:style-name="gr3" draw:text-style-name="P4" draw:layer="layout" svg:width="0.123cm" svg:height="0.186cm" svg:x="4.732cm" svg:y="15.697cm" svg:viewBox="0 0 124 187" svg:d="M124 132c0 8-4 17-4 21-4 9-9 13-17 21-4 4-13 9-22 9-9 4-17 4-26 4-8 0-12 0-17 0-8-4-12-4-16-4-5-5-9-5-9-5-4-4-8-4-8-4 0-4 0-4-5-8 0 0 0-4 0-9v-4c0-4 0-4 0-4 5 0 5-4 5-4 4 0 4 0 8 4 4 0 4 4 9 4 4 4 8 4 16 4 5 5 9 5 17 5 5 0 9 0 13 0 4-5 9-5 13-9 4 0 4-4 9-8 0 0 0-5 0-9 0-8 0-13 0-13-5-4-9-8-13-8-5-4-9-8-13-8s-9-5-17-5c-4-4-9-8-13-8-8-4-12-9-17-13-4 0-4-8-8-13-4-4-4-12-4-21 0-4 0-12 4-17 4-8 8-13 13-18 4-4 12-8 16-12 9 0 17 0 30 0 4 0 9 0 13 0s9 0 14 0c4 4 8 4 8 4 4 4 4 4 8 4v4h5c0 5 0 5 0 5 0 5 0 5 0 5 0 4 0 4 0 8l-5 5c-4 0-4 0-8 0 0 0-4-5-8-5 0-4-5-4-10-4-8-4-13-4-17-4s-13 0-17 4c-4 0-4 0-8 4-5 0-5 5-5 9-4 0-4 4-4 8s4 9 4 13c5 4 9 8 9 8 4 5 13 5 17 9 4 0 8 4 17 4 4 4 9 4 14 9 8 4 12 4 16 8 5 4 5 9 9 13 0 8 4 12 4 21z">
          <text:p/>
        </draw:path>
        <draw:path draw:style-name="gr3" draw:text-style-name="P4" draw:layer="layout" svg:width="0.11cm" svg:height="0.233cm" svg:x="4.876cm" svg:y="15.65cm" svg:viewBox="0 0 111 234" svg:d="M111 213c0 4 0 8 0 8 0 5 0 5 0 5-4 0-4 4-4 4-4 0-4 0-8 0-5 4-5 4-9 4s-4 0-8 0c-9 0-17 0-21-4-9-4-13-4-17-13-5-4-9-8-9-17-4-8-4-17-4-25v-98h-26c0 0 0-4-5-4 0-4 0-4 0-13v-4-4h5c0-4 0-4 0-4h26v-39-5h4l4-4c0 0 5 0 9 0s4 0 8 0c0 0 0 4 5 4l4 5v39h42l4 4v4 4c0 9 0 9 0 13l-4 4h-42v93c0 13 0 22 4 26 4 8 8 13 17 13 4 0 4-5 8-5 5 0 5 0 5 0 4 0 4 0 8-4 4 0 4 0 4 0v4 5z">
          <text:p/>
        </draw:path>
        <draw:path draw:style-name="gr3" draw:text-style-name="P4" draw:layer="layout" svg:width="0.157cm" svg:height="0.186cm" svg:x="5.02cm" svg:y="15.697cm" svg:viewBox="0 0 158 187" svg:d="M158 85c0 5 0 9-4 9 0 4-5 4-9 4h-111c0 9 0 17 0 25 4 9 4 17 13 22 5 4 9 8 18 12 4 5 12 5 25 5 9 0 13 0 21-5 5 0 13 0 17-4 4 0 9 0 9-4 4 0 8 0 8 0h4c0 4 0 4 0 4 0 4 0 4 0 9v4 4l-4 4h-4c-4 4-9 4-13 9-4 0-12 0-21 4-4 0-13 0-21 0-13 0-26-4-39-4-9-5-17-13-26-21-8-5-12-17-17-26-4-13-4-25-4-42s0-30 4-38c5-13 9-26 17-30 9-9 17-18 26-22 13-4 22-4 35-4 12 0 25 0 34 4 12 4 16 8 25 18 4 8 8 17 13 25 4 13 4 21 4 34zM128 77c0-17-4-30-12-38-9-13-22-17-34-17-9 0-17 4-22 4-4 4-8 9-13 13-4 4-9 12-13 17 0 8 0 12 0 21z">
          <text:p/>
        </draw:path>
        <draw:path draw:style-name="gr3" draw:text-style-name="P4" draw:layer="layout" svg:width="0.157cm" svg:height="0.249cm" svg:x="5.223cm" svg:y="15.697cm" svg:viewBox="0 0 158 250" svg:d="M158 89c0 17 0 30-4 43 0 8-9 21-13 30-8 8-13 12-25 17-9 4-17 8-30 8-4 0-8 0-13 0-4-4-8-4-12-8-5 0-9-5-13-5-4-4-8-8-13-12v84 4c-4 0-4 0-4 0h-4c-4 0-4 0-9 0-4 0-4 0-8 0h-4-6c0-4 0-4 0-4v-238c0-4 0-4 0-4 6 0 6 0 6-4h4c0 0 4 0 8 0h5 4c0 4 4 4 4 4v4 21c4-4 9-8 13-12 4-5 12-9 17-13 4 0 8-4 12-4 9 0 13 0 17 0 13 0 26 0 34 4 9 4 13 13 21 21 5 9 9 17 13 30 0 8 0 21 0 34zM128 93c0-9 0-17-4-26 0-8-4-16-4-21-4-8-8-12-17-17-4-4-8-4-17-4-4 0-8 0-13 0-4 4-8 4-12 9-5 0-9 4-13 8s-8 9-13 17v69c9 8 17 17 21 25 9 4 17 9 26 9 8 0 17-5 21-9s9-8 13-13c4-8 8-17 8-21 0-9 4-18 4-26z">
          <text:p/>
        </draw:path>
        <draw:path draw:style-name="gr3" draw:text-style-name="P4" draw:layer="layout" svg:width="0.093cm" svg:height="0.025cm" svg:x="5.414cm" svg:y="15.769cm" svg:viewBox="0 0 94 26" svg:d="M94 12c0 10 0 10-4 14h-4-82-4c0-4 0-4 0-14 0-4 0-8 0-8l4-4h82 4c0 4 0 4 0 4l4 4z">
          <text:p/>
        </draw:path>
        <draw:path draw:style-name="gr3" draw:text-style-name="P4" draw:layer="layout" svg:width="0.148cm" svg:height="0.186cm" svg:x="5.545cm" svg:y="15.697cm" svg:viewBox="0 0 149 187" svg:d="M149 179v4h-4-4-4c-5 0-5 0-9 0h-4c-4-4-4-4-4-4v-22c-9 9-17 17-26 22-12 4-21 8-29 8-13 0-22-4-30-4-8-4-13-13-21-17-4-9-4-13-10-21 0-13-4-22-4-34v-103c0-4 0-4 0-4 4 0 4 0 4-4h6c4 0 4 0 8 0s4 0 9 0h4c0 4 0 4 4 4v4 99c0 8 0 16 0 25 4 4 4 8 8 13 5 4 5 8 13 12 4 0 9 5 13 5 8 0 17-5 25-9 9-8 17-17 26-25v-120c0-4 0-4 0-4v-4c4 0 4 0 8 0h4c5 0 9 0 9 0 4 0 4 0 4 0 4 4 4 4 4 4v4z">
          <text:p/>
        </draw:path>
        <draw:path draw:style-name="gr3" draw:text-style-name="P4" draw:layer="layout" svg:width="0.156cm" svg:height="0.249cm" svg:x="5.753cm" svg:y="15.697cm" svg:viewBox="0 0 157 250" svg:d="M157 89c0 17-4 30-4 43-4 8-8 21-17 30-4 8-13 12-21 17-9 4-22 8-35 8-4 0-8 0-13 0-4-4-8-4-12-8-5 0-9-5-13-5-4-4-9-8-13-12v84 4h-4-4c0 0-4 0-9 0 0 0-4 0-8 0h-4c0-4 0-4 0-4v-238c0-4 0-4 0-4v-4c4 0 4 0 4 0 4 0 4 0 8 0h5c4 0 4 0 4 0 4 4 4 4 4 4v4 21c4-4 8-8 17-12 4-5 8-9 13-13 4 0 8-4 17-4 4 0 8 0 12 0 14 0 27 0 35 4 9 4 17 13 21 21 5 9 9 17 13 30 0 8 4 21 4 34zM123 93c0-9 0-17-4-26 0-8 0-16-4-21-4-8-9-12-13-17-9-4-13-4-22-4-4 0-8 0-13 0-4 4-8 4-12 9-5 0-9 4-13 8s-9 9-13 17v69c9 8 17 17 26 25 8 4 17 9 25 9 4 0 13-5 18-9 8-4 13-8 17-13 0-8 4-17 4-21 4-9 4-18 4-26z">
          <text:p/>
        </draw:path>
        <draw:path draw:style-name="gr3" draw:text-style-name="P4" draw:layer="layout" svg:width="0.11cm" svg:height="0.233cm" svg:x="6.019cm" svg:y="15.65cm" svg:viewBox="0 0 111 234" svg:d="M111 213c0 4 0 8 0 8 0 5 0 5 0 5-4 0-4 4-4 4-4 0-4 0-8 0-5 4-5 4-9 4-5 0-5 0-9 0-9 0-17 0-21-4-9-4-13-4-17-13-5-4-9-8-9-17-4-8-4-17-4-25v-98h-25c0 0 0-4-5-4 0-4 0-4 0-13v-4-4h5c0-4 0-4 4-4h21v-39-5h4l4-4c0 0 5 0 9 0s4 0 8 0l5 4 4 5v39h43l4 4v4 4c0 9 0 9 0 13l-4 4h-43v93c0 13 0 22 4 26 4 8 8 13 17 13 5 0 9-5 9-5 5 0 5 0 5 0 4 0 4 0 8-4 4 0 4 0 4 0v4 5z">
          <text:p/>
        </draw:path>
        <draw:path draw:style-name="gr3" draw:text-style-name="P4" draw:layer="layout" svg:width="0.101cm" svg:height="0.182cm" svg:x="6.172cm" svg:y="15.697cm" svg:viewBox="0 0 102 183" svg:d="M102 17c0 4 0 4 0 8v4c-4 5-4 5-4 5 0 0-4 0-4-5h-4c0 0-5 0-9 0h-4c-4 0-9 0-9 0-4 0-8 5-12 5-5 4-5 8-9 13-4 4-9 13-13 17v114 5h-5-4c0 0-4 0-8 0-5 0-5 0-9 0h-4c0-5-4-5-4-5v-170c0-4 4-4 4-4v-4h4c4 0 4 0 9 0h4c4 0 4 0 4 0 4 4 4 4 4 4v4 21c5-4 9-12 14-17 4-4 8-4 13-8 4-4 8-4 12-4 0 0 5 0 9 0s4 0 8 0h5c4 0 4 0 8 0v4c4 0 4 0 4 0v4 4z">
          <text:p/>
        </draw:path>
        <draw:path draw:style-name="gr3" draw:text-style-name="P4" draw:layer="layout" svg:width="0.139cm" svg:height="0.186cm" svg:x="6.299cm" svg:y="15.697cm" svg:viewBox="0 0 140 187" svg:d="M140 179v4c-4 0-4 0-4 0-4 0-4 0-8 0-5 0-9 0-9 0h-4v-4-17c-8 8-17 12-25 17-9 4-22 8-30 8s-17 0-25-4c-10 0-14-4-18-9-9-4-9-12-13-17-4-8-4-12-4-21 0-13 0-21 4-25 4-9 8-13 17-17 9-9 18-9 31-13 8-4 21-4 33-4h26v-13c0-8 0-12-4-17 0-4-5-8-5-12-4-5-8-5-12-9-5 0-13 0-22 0-4 0-12 0-21 0-4 4-8 4-12 9-5 0-10 4-14 4s-4 4-9 4c-4-4-4-4-4-4v-4-5c0-4 0-8 0-8 0 0 0-5 4-5 0-5 5-5 9-9 4 0 9-4 14-4 8 0 12-4 17-4 8 0 16 0 21 0 12 0 21 0 29 0 13 4 17 8 21 12 9 10 13 14 13 23 4 8 4 17 4 29zM111 102h-30c-8 0-13 0-21 0-4 0-13 5-17 9-4 0-4 4-8 8 0 4-5 9-5 13 0 8 5 17 9 21 8 9 17 9 25 9 9 0 17 0 21-5 9-4 17-12 26-21z">
          <text:p/>
        </draw:path>
        <draw:path draw:style-name="gr3" draw:text-style-name="P4" draw:layer="layout" svg:width="0.144cm" svg:height="0.182cm" svg:x="6.498cm" svg:y="15.697cm" svg:viewBox="0 0 145 183" svg:d="M145 179v4c-5 0-5 0-5 0-4 0-8 0-8 0-4 0-9 0-9 0-4 0-4 0-4 0h-4c0-4 0-4 0-4v-102c0-9 0-17 0-21-4-9-4-14-9-18-4-4-8-9-12-9-4-4-9-4-17-4-4 0-13 4-21 9-9 4-17 12-26 26v119 4h-4-4c0 0-4 0-9 0h-5c-4 0-4 0-8 0 0-4 0-4 0-4v-171c0-4 0-4 0-4v-4c4 0 4 0 4 0 4 0 4 0 9 0s5 0 9 0h4c0 4 0 4 0 4v4 21c13-12 21-21 30-25 8-4 21-4 29-4 13 0 21 0 30 4 8 4 13 8 17 17 4 4 8 13 13 21 0 10 0 18 0 31z">
          <text:p/>
        </draw:path>
        <draw:path draw:style-name="gr3" draw:text-style-name="P4" draw:layer="layout" svg:width="0.123cm" svg:height="0.186cm" svg:x="6.684cm" svg:y="15.697cm" svg:viewBox="0 0 124 187" svg:d="M124 132c0 8-5 17-5 21-4 9-8 13-16 21-5 4-13 9-23 9-8 4-17 4-25 4-4 0-13 0-17 0-4-4-13-4-17-4-4-5-8-5-8-5-5-4-5-4-9-4 0-4 0-4-4-8 0 0 0-4 0-9v-4c0-4 0-4 4-4v-4h4l5 4c4 0 4 4 8 4 4 4 9 4 17 4 4 5 8 5 17 5 4 0 13 0 17 0 4-5 4-5 8-9 5 0 10-4 10-8 0 0 4-5 4-9 0-8-4-13-4-13-5-4-10-8-14-8-4-4-8-8-13-8-4 0-8-5-17-5-4-4-8-8-12-8-9-4-13-9-17-13-4 0-4-8-9-13 0-4-4-12-4-21 0-4 4-12 4-17 5-8 9-13 13-18 4-4 13-8 21-12 4 0 17 0 26 0 4 0 8 0 12 0 5 0 10 0 14 0 4 4 9 4 9 4 4 4 4 4 8 4v4h4c0 5 0 5 0 5 0 5 0 5 0 5 0 4 0 4 0 8v5c-4 0-4 0-4 0-4 0-4 0-8 0 0 0-5-5-9-5 0-4-4-4-9-4-5-4-13-4-17-4-5 0-9 0-13 4-4 0-9 0-13 4 0 0-4 5-4 9-4 0-4 4-4 8s4 9 4 13c4 4 8 8 13 8 4 5 8 5 12 9 5 0 9 4 17 4 5 4 10 4 14 9 9 4 13 4 17 8s4 9 8 13c5 8 5 12 5 21z">
          <text:p/>
        </draw:path>
        <draw:path draw:style-name="gr3" draw:text-style-name="P4" draw:layer="layout" svg:width="0.118cm" svg:height="0.267cm" svg:x="6.828cm" svg:y="15.612cm" svg:viewBox="0 0 119 268" svg:d="M119 21v4c-4 5-4 5-4 5v4c-4 0-4 0-4-4-4 0-4 0-4 0-5 0-5 0-9 0-4-5-4-5-8-5s-9 5-13 5c-5 0-5 4-9 8 0 0-5 4-5 13 0 4 0 8 0 17v17h39v4c5 0 5 0 5 0v4 4c0 9 0 9 0 13l-5 4h-39v150 4h-4-4c-4 0-4 0-9 0-4 0-4 0-8 0h-4c-5-4-5-4-5-4v-150h-21c-4 0-4-4-4-4-4-4-4-4-4-13v-4c0 0 0-4 4-4 0-4 0-4 4-4h21v-17c0-13 5-21 5-30 4-8 4-17 12-21 5-4 9-8 17-13 5 0 14-4 23-4 4 0 8 0 12 0 4 4 9 4 13 4l4 5c0 4 0 4 4 4 0 4 0 4 0 8z">
          <text:p/>
        </draw:path>
        <draw:path draw:style-name="gr3" draw:text-style-name="P4" draw:layer="layout" svg:width="0.169cm" svg:height="0.186cm" svg:x="6.955cm" svg:y="15.697cm" svg:viewBox="0 0 170 187" svg:d="M170 90c0 17 0 29-4 38-4 12-9 25-17 34-8 8-17 12-30 17-8 4-21 8-38 8-12 0-26-4-35-8-12-5-21-9-25-17-8-9-13-17-17-30-4-9-4-21-4-38 0-13 0-26 4-38 4-13 9-21 17-30s17-18 25-22c14-4 27-4 40-4 16 0 29 0 38 4 8 4 21 8 25 18 8 8 13 17 17 30 4 12 4 25 4 38zM136 94c0-9 0-17 0-26-4-8-4-16-8-25-4-4-13-8-17-13-9-4-17-4-25-4-9 0-17 0-26 4-5 5-14 9-18 13-4 9-4 13-8 21 0 9-5 17-5 30 0 8 5 17 5 25 0 9 4 13 8 21 4 5 9 13 18 13 4 4 13 9 26 9 8 0 16-5 21-5 8-4 12-8 17-17 4-4 8-12 12-21 0-8 0-17 0-25z">
          <text:p/>
        </draw:path>
        <draw:path draw:style-name="gr3" draw:text-style-name="P4" draw:layer="layout" svg:width="0.101cm" svg:height="0.182cm" svg:x="7.171cm" svg:y="15.697cm" svg:viewBox="0 0 102 183" svg:d="M102 17c0 4 0 4 0 8v4c-4 5-4 5-4 5 0 0-4 0-4-5h-4c-5 0-5 0-9 0h-4c-4 0-8 0-8 0-5 0-9 5-13 5-4 4-4 8-10 13-4 4-8 13-12 17v114 5h-5-4c0 0-4 0-8 0-5 0-5 0-9 0h-4c-4-5-4-5-4-5v-170c0-4 0-4 4-4v-4h4c4 0 4 0 9 0h4c4 0 4 0 4 0 4 4 4 4 4 4v4 21c5-4 9-12 13-17 4-4 10-4 14-8s8-4 13-4c0 0 4 0 8 0s4 0 8 0h5c4 0 4 0 8 0v4c4 0 4 0 4 0v4 4z">
          <text:p/>
        </draw:path>
        <draw:path draw:style-name="gr3" draw:text-style-name="P4" draw:layer="layout" svg:width="0.254cm" svg:height="0.182cm" svg:x="7.302cm" svg:y="15.697cm" svg:viewBox="0 0 255 183" svg:d="M255 179v4c-4 0-4 0-4 0-4 0-9 0-9 0-4 0-8 0-8 0-4 0-4 0-4 0-5 0-5 0-5 0 0-4 0-4 0-4v-106c0-5 0-13 0-17-4-9-4-14-8-18s-4-9-9-9c-4-4-12-4-16-4-10 0-14 4-23 9-8 4-17 12-25 26v119 4h-4-5c0 0-4 0-8 0h-4c-4 0-4 0-9 0 0-4 0-4 0-4v-106c0-5 0-13-4-17 0-9-4-14-4-18-4-4-9-9-13-9-4-4-8-4-13-4-8 0-16 4-21 9-8 4-17 12-25 26v119 4h-4-5c0 0-4 0-8 0s-4 0-9 0h-4c-4-4-4-4-4-4v-171c0-4 0-4 4-4v-4h4c5 0 5 0 9 0h4c4 0 4 0 4 0 5 4 5 4 5 4v4 21c8-12 21-21 29-25 9-4 17-4 26-4 8 0 12 0 21 0 4 0 8 4 13 8 4 0 8 4 12 9 4 4 4 8 9 17 4-9 8-13 17-17 4-5 8-9 12-13 5 0 9-4 13-4s10 0 18 0 17 0 25 4c9 4 13 8 17 17 5 4 9 13 13 21 0 10 0 18 0 26z">
          <text:p/>
        </draw:path>
        <draw:path draw:style-name="gr3" draw:text-style-name="P4" draw:layer="layout" svg:width="0.156cm" svg:height="0.186cm" svg:x="7.607cm" svg:y="15.697cm" svg:viewBox="0 0 157 187" svg:d="M157 85c0 5 0 9-4 9-4 4-4 4-8 4h-116c0 9 5 17 5 25 4 9 4 17 8 22 4 4 13 8 17 12 9 5 17 5 30 5 8 0 12 0 21-5 4 0 14 0 18-4 4 0 8 0 8-4 5 0 9 0 9 0 4 0 4 0 4 0 0 4 0 4 0 4 0 4 0 4 0 9v4 4c0 0-4 0-4 4h-4c-5 4-9 4-13 9-9 0-14 0-22 4-5 0-13 0-22 0-12 0-25-4-38-4-8-5-17-13-25-21-8-5-13-17-17-26-4-13-4-25-4-42s0-30 4-38c4-13 9-26 17-30 8-9 17-18 25-22 9-4 22-4 34-4 13 0 26 0 34 4 10 4 18 8 27 18 4 8 8 17 12 25 0 13 4 21 4 34zM124 77c0-17 0-30-10-38-8-13-21-17-34-17-8 0-17 4-21 4-4 4-13 9-17 13 0 4-4 12-8 17 0 8 0 12-5 21z">
          <text:p/>
        </draw:path>
        <draw:path draw:style-name="gr3" draw:text-style-name="P4" draw:layer="layout" svg:width="0.102cm" svg:height="0.182cm" svg:x="7.81cm" svg:y="15.697cm" svg:viewBox="0 0 103 183" svg:d="M103 17c0 4 0 4 0 8v4c-5 0-5 0-5 0 0 5 0 5 0 5-4 0-4 0-4-5-4 0-4 0-4 0-4 0-4 0-9 0 0 0-4 0-8 0 0 0-4 0-8 0-5 0-5 5-9 5-4 4-8 8-13 13 0 4-4 13-8 17v114c0 0-4 0-4 5h-5c-4 0-4 0-9 0-4 0-9 0-9 0h-4-4c0-5 0-5 0-5v-170c0-4 0-4 0-4 0 0 4 0 4-4h4c0 0 5 0 9 0h5c4 0 4 0 4 0 0 4 5 4 5 4v4 21c4-4 8-12 12-17 5-4 9-4 13-8s4-4 9-4c4 0 8 0 12 0h4c5 0 5 0 9 0h4c4 0 4 4 4 4 5 0 5 0 5 4v4z">
          <text:p/>
        </draw:path>
        <draw:path draw:style-name="gr3" draw:text-style-name="P4" draw:layer="layout" svg:width="0.157cm" svg:height="0.267cm" svg:x="3.839cm" svg:y="16.09cm" svg:viewBox="0 0 158 268" svg:d="M158 171c0 17-4 29-4 42-5 9-9 21-18 30-5 8-13 12-22 17-8 4-21 8-33 8-5 0-9 0-13 0-4-4-9-4-13-8-4 0-13-5-17-9s-8-8-12-13v22 4h-5-4-4c-4 0-4 0-9 0h-4c0-4 0-4 0-4v-254-6c4 0 4 0 4 0 5 0 5 0 9 0s8 0 8 0c5 0 5 0 5 0h4v6 101c4-4 8-8 12-12 9-5 13-5 17-9 5-4 9-4 13-4s9 0 13 0c12 0 25 0 34 4 8 4 17 13 22 21 4 9 8 17 13 30 0 8 4 21 4 34zM123 175c0-9 0-17-4-25 0-9 0-17-5-22-4-8-8-12-12-17-9-4-13-4-21-4-5 0-9 0-13 0-4 4-9 4-13 9-4 0-8 4-13 8-4 4-8 9-12 17v68c8 8 17 17 25 25 9 4 17 9 26 9 4 0 12-5 16-9 9-4 13-8 17-12 0-9 5-17 5-22 4-8 4-17 4-25z">
          <text:p/>
        </draw:path>
        <draw:path draw:style-name="gr3" draw:text-style-name="P4" draw:layer="layout" svg:width="0.042cm" svg:height="0.042cm" svg:x="4.038cm" svg:y="16.311cm" svg:viewBox="0 0 43 43" svg:d="M43 22c0 8 0 17-4 17-4 4-8 4-17 4s-13 0-18-4c0 0-4-9-4-17 0-9 4-13 4-18 5-4 9-4 18-4s13 0 17 4c4 5 4 9 4 18z">
          <text:p/>
        </draw:path>
        <draw:frame draw:style-name="gr4" draw:text-style-name="P5" draw:layer="layout" svg:width="0.388cm" svg:height="0.454cm" svg:x="4.098cm" svg:y="15.522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4cm" svg:height="0.186cm" svg:x="4.461cm" svg:y="16.171cm" svg:viewBox="0 0 141 187" svg:d="M141 179v4c-4 0-4 0-4 0-4 0-4 0-9 0-4 0-8 0-8 0-4 0-4 0-4 0v-4-17c-9 8-17 12-26 17-8 4-21 8-29 8-10 0-18 0-27-4-8 0-12-4-17-9-8-4-12-12-12-17-5-8-5-12-5-21 0-12 0-21 5-25 4-10 8-14 17-18 8-9 17-9 29-13 10-4 22-4 35-4h25v-13c0-8-4-12-4-17 0-4-4-8-4-12-4-5-8-5-13-9-4 0-12 0-21 0-4 0-14 0-22 0-4 4-8 4-13 9-4 0-8 4-12 4-5 0-5 4-9 4-4-4-4-4-4-4v-4-5c0-4 0-8 0-8 0 0 0-4 4-4 0-4 4-4 9-9 4 0 8-4 12-4 5 0 13-4 17-4 10 0 14 0 22 0 13 0 22 0 30 0 8 4 17 8 21 13 9 8 13 12 13 21 4 8 4 17 4 29zM111 101h-29c-9 0-17 0-21 0-10 0-14 6-18 10-4 0-4 4-9 8 0 5-4 9-4 13 0 9 4 17 9 21 8 9 16 9 26 9 8 0 17 0 21-5 9-4 17-12 25-21z">
          <text:p/>
        </draw:path>
        <draw:path draw:style-name="gr3" draw:text-style-name="P4" draw:layer="layout" svg:width="0.144cm" svg:height="0.182cm" svg:x="4.66cm" svg:y="16.171cm" svg:viewBox="0 0 145 183" svg:d="M145 179v4c-4 0-4 0-4 0-4 0-8 0-8 0-6 0-10 0-10 0-4 0-4 0-4 0h-4c0-4 0-4 0-4v-103c0-8 0-17-5-21 0-9 0-13-4-17s-8-9-12-9c-5-4-9-4-17-4-5 0-13 4-22 9-8 4-16 12-25 25v120 4h-4-4c0 0-5 0-9 0 0 0-4 0-8 0h-5c0-4 0-4 0-4v-171c0-4 0-4 0-4v-4c5 0 5 0 5 0 4 0 4 0 8 0s4 0 9 0h4c0 4 0 4 0 4v4 21c13-12 21-21 29-25 9-4 22-4 30-4 13 0 21 0 30 4 8 4 12 9 18 17 4 4 8 13 12 21 0 9 0 17 0 30z">
          <text:p/>
        </draw:path>
        <draw:path draw:style-name="gr3" draw:text-style-name="P4" draw:layer="layout" svg:width="0.042cm" svg:height="0.254cm" svg:x="4.944cm" svg:y="16.099cm" svg:viewBox="0 0 43 255" svg:d="M39 251v4c-4 0-4 0-4 0h-5c-5 0-5 0-9 0s-4 0-8 0h-4-5c0-4 0-4 0-4v-170c0-4 0-4 0-4 5 0 5 0 5-4h4c4 0 4 0 8 0s4 0 9 0h5c0 4 0 4 4 4v4zM43 21c0 8-4 14-4 14-4 4-9 4-18 4-8 0-12 0-17-4 0 0-4-6-4-14s4-13 4-17c5 0 9-4 17-4 9 0 14 4 18 4 0 4 4 9 4 17z">
          <text:p/>
        </draw:path>
        <draw:path draw:style-name="gr3" draw:text-style-name="P4" draw:layer="layout" svg:width="0.123cm" svg:height="0.186cm" svg:x="5.024cm" svg:y="16.171cm" svg:viewBox="0 0 124 187" svg:d="M124 132c0 9-4 17-4 21-4 9-8 13-17 21-4 5-13 9-21 9-9 4-17 4-26 4-4 0-12 0-17 0-5-4-13-4-17-4-5-4-9-4-9-4-4-5-4-5-8-5 0-4 0-4-5-8 0 0 0-4 0-9v-4c0-4 0-4 5-4v-4h4l4 4c4 0 4 4 9 4 4 4 8 4 17 4 5 5 9 5 17 5 5 0 13 0 17 0 5-5 5-5 9-9 4 0 8-4 8-8 0 0 5-4 5-9 0-8-5-12-5-12-4-5-8-9-12-9-5-4-9-8-13-8s-9-6-17-6c-4-4-9-8-14-8-8-4-12-9-17-13-4 0-4-8-8-12 0-5-4-13-4-22 0-4 4-12 4-17 4-8 8-12 13-16 4-5 12-9 22-13 4 0 17 0 25 0 4 0 9 0 13 0s8 0 13 0c4 4 8 4 8 4 4 4 4 4 9 4v5h4c0 4 0 4 0 4 0 4 0 4 0 4 0 4 0 4 0 8v5c-4 0-4 0-4 0-5 0-5 0-9 0 0 0-4-5-8-5 0-4-5-4-9-4-4-4-13-4-17-4s-8 0-13 4c-4 0-8 0-12 4 0 0-5 5-5 9-5 0-5 4-5 8 0 5 5 9 5 13 5 4 9 9 13 9 4 4 9 4 13 8 4 0 8 4 17 4 4 4 8 4 13 9 8 4 12 4 17 8 4 4 4 10 8 14 4 8 4 13 4 21z">
          <text:p/>
        </draw:path>
        <draw:path draw:style-name="gr3" draw:text-style-name="P4" draw:layer="layout" svg:width="0.169cm" svg:height="0.186cm" svg:x="5.181cm" svg:y="16.171cm" svg:viewBox="0 0 170 187" svg:d="M170 89c0 18 0 30-4 39-4 13-8 25-17 34-9 8-18 12-30 17-9 4-22 8-38 8-13 0-26-4-34-8-13-5-21-9-26-17-8-9-12-17-17-30-4-8-4-21-4-39 0-13 0-25 4-38 5-13 9-21 17-30 5-8 17-17 26-21 12-4 25-4 38-4 17 0 25 0 38 4 8 4 17 9 26 17s13 17 17 30c4 12 4 25 4 38zM136 93c0-9 0-17 0-25-5-9-5-17-9-26-4-4-13-8-17-13-8-4-17-4-25-4-9 0-17 0-26 4-4 5-12 9-17 13-4 9-4 13-8 21 0 9-4 17-4 30 0 8 4 18 4 26 0 9 4 13 8 22 5 4 9 12 17 12 5 4 13 9 26 9 8 0 17-5 21-5 8-4 13-8 17-16 4-5 8-13 13-22 0-8 0-18 0-26z">
          <text:p/>
        </draw:path>
        <draw:path draw:style-name="gr3" draw:text-style-name="P4" draw:layer="layout" svg:width="0.034cm" svg:height="0.263cm" svg:x="5.397cm" svg:y="16.09cm" svg:viewBox="0 0 35 264" svg:d="M35 260v4h-5-5c-4 0-4 0-8 0s-4 0-9 0h-4c-4-4-4-4-4-4v-255c0 0 0-5 4-5h4c5 0 5 0 9 0s4 0 8 0h5 5v5z">
          <text:p/>
        </draw:path>
        <draw:path draw:style-name="gr3" draw:text-style-name="P4" draw:layer="layout" svg:width="0.14cm" svg:height="0.186cm" svg:x="5.477cm" svg:y="16.171cm" svg:viewBox="0 0 141 187" svg:d="M141 179v4c-4 0-4 0-4 0-4 0-4 0-9 0-4 0-8 0-8 0-4 0-4 0-4 0v-4-17c-9 8-17 12-26 17-8 4-21 8-29 8-9 0-17 0-26-4-8 0-12-4-17-9-9-4-9-12-13-17-5-8-5-12-5-21 0-12 0-21 5-25 4-10 8-14 18-18 8-9 17-9 29-13 9-4 21-4 34-4h26v-13c0-8-5-12-5-17 0-4-4-8-4-12-4-5-8-5-13-9-4 0-12 0-21 0-4 0-13 0-21 0-4 4-8 4-13 9-4 0-8 4-12 4-5 0-5 4-10 4-4-4-4-4-4-4v-4-5c0-4 0-8 0-8 0 0 0-4 4-4 0-4 5-4 10-9 4 0 8-4 12-4 9 0 13-4 17-4 9 0 17 0 21 0 13 0 22 0 30 0 13 4 17 8 21 13 9 8 13 12 13 21 4 8 4 17 4 29zM112 101h-30c-9 0-13 0-21 0-5 0-13 6-17 10-4 0-4 4-9 8 0 5-4 9-4 13 0 9 4 17 9 21 8 9 16 9 25 9 8 0 17 0 21-5 9-4 17-12 26-21z">
          <text:p/>
        </draw:path>
        <draw:path draw:style-name="gr3" draw:text-style-name="P4" draw:layer="layout" svg:width="0.114cm" svg:height="0.233cm" svg:x="5.651cm" svg:y="16.124cm" svg:viewBox="0 0 115 234" svg:d="M115 212c0 4 0 8-4 8 0 5 0 5 0 5l-4 4c-5 0-5 0-10 0 0 5-4 5-8 5 0 0-4 0-9 0-8 0-17 0-21-5-8-4-12-4-17-13-4-4-8-8-8-17 0-8-4-17-4-25v-98h-22c-4 0-4-4-4-4-4-4-4-4-4-12v-5l4-4c0-4 4-4 4-4h22v-38c0 0 0-4 4-4l4-5c4 0 4 0 9 0 4 0 4 0 8 0l4 5h4v4 38h44c0 0 4 0 4 4 0 0 0 4 4 4v5c0 8 0 8-4 12 0 0 0 4-4 4h-44v94c0 12 0 21 5 25 4 8 8 13 17 13 4 0 8-5 8-5 4 0 4 0 9 0 0 0 5 0 5-4h4v4l4 5z">
          <text:p/>
        </draw:path>
        <draw:path draw:style-name="gr3" draw:text-style-name="P4" draw:layer="layout" svg:width="0.038cm" svg:height="0.254cm" svg:x="5.803cm" svg:y="16.099cm" svg:viewBox="0 0 39 255" svg:d="M35 251v4h-4-5c0 0-4 0-9 0-4 0-4 0-8 0h-4c-5-4-5-4-5-4v-170c0-4 0-4 5-4v-4h4c4 0 4 0 8 0 5 0 9 0 9 0h5c0 4 4 4 4 4v4zM39 21c0 8-4 14-4 14-4 4-9 4-18 4-8 0-12 0-12-4-5 0-5-6-5-14s0-13 5-17c0 0 4-4 12-4 9 0 14 4 18 4 0 4 4 9 4 17z">
          <text:p/>
        </draw:path>
        <draw:path draw:style-name="gr3" draw:text-style-name="P4" draw:layer="layout" svg:width="0.169cm" svg:height="0.186cm" svg:x="5.88cm" svg:y="16.171cm" svg:viewBox="0 0 170 187" svg:d="M170 89c0 18 0 30-4 39-5 13-9 25-17 34-9 8-17 12-31 17-8 4-21 8-38 8-13 0-25-4-34-8-13-5-21-9-29-17-5-9-9-17-13-30-4-8-4-21-4-39 0-13 0-25 4-38s8-21 17-30c4-8 17-17 25-21 13-4 26-4 38-4 17 0 26 0 39 4 9 4 17 9 26 17 8 8 12 17 17 30 4 12 4 25 4 38zM136 93c0-9 0-17 0-25-4-9-4-17-8-26-5-4-14-8-18-13-9-4-17-4-26-4-8 0-17 0-25 4-4 5-13 9-17 13-4 9-4 13-9 21 0 9-4 17-4 30 0 8 4 18 4 26 0 9 5 13 9 22 4 4 8 12 17 12 4 4 13 9 25 9 9 0 17-5 21-5 9-4 13-8 18-16 5-5 9-13 9-22 4-8 4-18 4-26z">
          <text:p/>
        </draw:path>
        <draw:path draw:style-name="gr3" draw:text-style-name="P4" draw:layer="layout" svg:width="0.148cm" svg:height="0.182cm" svg:x="6.096cm" svg:y="16.171cm" svg:viewBox="0 0 149 183" svg:d="M149 179v4h-5-4c0 0-4 0-8 0h-4c-5 0-5 0-5 0-4 0-4 0-4 0 0-4 0-4 0-4v-103c0-8 0-17-4-21 0-9-4-13-4-17-5-4-9-9-13-9-4-4-9-4-17-4-9 0-17 4-21 9-9 4-18 12-27 25v120 4c-4 0-4 0-4 0h-4c-4 0-4 0-9 0-4 0-4 0-8 0h-4c-4-4-4-4-4-4v-171c0-4 0-4 0-4 4 0 4 0 4-4h4c0 0 4 0 8 0h5c4 0 4 0 4 0 4 4 4 4 4 4v4 21c9-12 22-21 31-25 8-4 17-4 29-4 9 0 22 0 30 4 4 4 13 9 17 17 4 4 8 13 8 21 5 9 5 17 5 30z">
          <text:p/>
        </draw:path>
        <draw:path draw:style-name="gr3" draw:text-style-name="P4" draw:layer="layout" svg:width="0.111cm" svg:height="0.233cm" svg:x="6.366cm" svg:y="16.124cm" svg:viewBox="0 0 112 234" svg:d="M112 212c0 4 0 8 0 8 0 5 0 5-5 5 0 0 0 4-4 4h-4c-4 5-9 5-9 5-4 0-8 0-8 0-9 0-18 0-27-5-4-4-8-4-12-13-4-4-9-8-9-17-4-8-4-17-4-25v-98h-25l-5-4c0-4 0-4 0-12v-5-4h5c0-4 0-4 0-4h25v-38-4h4c0 0 0-5 5-5 0 0 4 0 8 0h4c4 0 4 5 9 5v4 38h47v4c5 0 5 0 5 0v4 5c0 8 0 8 0 12l-5 4h-47v94c0 12 4 21 8 25 0 8 10 13 18 13 4 0 4-5 9-5h4c4 0 4 0 4-4 4 0 4 0 4 0h5v4 5z">
          <text:p/>
        </draw:path>
        <draw:path draw:style-name="gr3" draw:text-style-name="P4" draw:layer="layout" svg:width="0.101cm" svg:height="0.182cm" svg:x="6.519cm" svg:y="16.171cm" svg:viewBox="0 0 102 183" svg:d="M102 17c0 4 0 4 0 8v4h-4c0 5 0 5 0 5 0 0-5 0-5-5h-4c-4 0-4 0-9 0h-4c-4 0-8 0-13 0 0 0-4 5-8 5-4 4-9 8-9 12-4 5-8 13-12 17v116l-5 4h-4c-4 0-4 0-8 0s-4 0-9 0h-4-4c0-4 0-4 0-4v-171c0-4 0-4 0-4 0 0 4 0 4-4h4c0 0 5 0 9 0h4c4 0 4 0 4 0 4 4 4 4 4 4v4 21c5-4 9-12 13-16 4-5 9-5 13-9s8-4 8-4c5 0 9 0 13 0h4c5 0 5 0 9 0h4c5 0 5 4 5 4h4v4 5z">
          <text:p/>
        </draw:path>
        <draw:path draw:style-name="gr3" draw:text-style-name="P4" draw:layer="layout" svg:width="0.14cm" svg:height="0.186cm" svg:x="6.646cm" svg:y="16.171cm" svg:viewBox="0 0 141 187" svg:d="M141 179c0 0 0 4-5 4h-4-4c-4 0-9 0-9 0-4 0-4 0-4 0l-4-4v-17c-4 8-13 12-22 17-13 4-21 8-30 8-8 0-17 0-25-4-9 0-13-4-21-9-5-4-9-12-9-17-4-8-4-12-4-21 0-12 0-21 4-25 4-10 9-14 17-18 8-9 17-9 25-13 13-4 26-4 39-4h22v-13c0-8 0-12 0-17 0-4-5-8-9-12 0-5-5-5-9-9-9 0-13 0-21 0-9 0-13 0-22 0-4 4-8 4-17 9-4 0-8 4-8 4-4 0-8 4-8 4h-5c0-4 0-4 0-4v-4-5c0-4 0-8 0-8 0 0 0-4 5-4 0-4 4-4 8-9 4 0 8-4 13-4 4 0 12-4 17-4 8 0 12 0 21 0 13 0 21 0 30 0 9 4 17 8 22 13 4 8 8 12 12 21 5 8 5 17 5 29zM107 101h-27c-8 0-17 0-21 0-8 0-13 6-17 10-4 0-8 4-8 8-5 5-5 9-5 13 0 9 5 17 9 21 8 9 13 9 25 9 9 0 17 0 22-5 8-4 17-12 22-21z">
          <text:p/>
        </draw:path>
        <draw:path draw:style-name="gr3" draw:text-style-name="P4" draw:layer="layout" svg:width="0.148cm" svg:height="0.182cm" svg:x="6.841cm" svg:y="16.171cm" svg:viewBox="0 0 149 183" svg:d="M149 179v4c-4 0-4 0-9 0h-4c-4 0-8 0-8 0-5 0-5 0-5 0-4 0-4 0-4 0 0-4 0-4 0-4v-103c0-8 0-17-4-21 0-9-4-13-4-17-5-4-9-9-13-9-4-4-9-4-17-4s-13 4-21 9c-9 4-17 12-27 25v120 4h-4-4c0 0-4 0-8 0-5 0-5 0-9 0h-4c-4-4-4-4-4-4v-171c0-4 0-4 4-4v-4h4c4 0 4 0 9 0h4c4 0 4 0 4 0 4 4 4 4 4 4v4 21c9-12 22-21 31-25 8-4 17-4 29-4 9 0 22 0 30 4 4 4 13 9 17 17 4 4 9 13 13 21 0 9 0 17 0 30z">
          <text:p/>
        </draw:path>
        <draw:path draw:style-name="gr3" draw:text-style-name="P4" draw:layer="layout" svg:width="0.123cm" svg:height="0.186cm" svg:x="7.031cm" svg:y="16.171cm" svg:viewBox="0 0 124 187" svg:d="M124 132c0 9-4 17-4 21-5 9-9 13-18 21-5 5-13 9-22 9-8 4-16 4-25 4-8 0-13 0-17 0-8-4-13-4-17-4-4-4-8-4-8-4-4-5-9-5-9-5 0-4-4-4-4-8 0 0 0-4 0-9v-4c0-4 0-4 0-4l4-4c5 0 5 0 9 4 0 0 4 4 8 4 4 4 9 4 13 4 8 5 13 5 21 5 4 0 9 0 13 0 4-5 8-5 12-9 5 0 5-4 9-8 0 0 0-4 0-9 0-8 0-12-4-12 0-5-5-9-9-9-4-4-8-8-12-8-5 0-13-6-17-6-5-4-9-8-17-8-5-4-9-9-13-13-4 0-8-8-8-12-5-5-5-13-5-22 0-4 0-12 5-17 4-8 4-12 12-16 4-5 9-9 17-13 9 0 17 0 30 0 4 0 8 0 12 0 5 0 9 0 13 0 4 4 9 4 9 4 4 4 5 4 9 4v5c0 4 0 4 4 4 0 4 0 4 0 4 0 4 0 4 0 8-4 0-4 0-4 5h-5-4c0 0-5-5-9-5-4-4-4-4-13-4-4-4-8-4-12-4-9 0-13 0-17 4-4 0-4 0-9 4-4 0-4 5-4 9-4 0-4 4-4 8 0 5 0 9 4 13s4 9 9 9c4 4 8 4 17 8 4 0 8 4 12 4 9 4 13 4 17 9 4 4 13 4 13 8 5 4 9 10 14 14 0 8 4 13 4 21z">
          <text:p/>
        </draw:path>
        <draw:path draw:style-name="gr3" draw:text-style-name="P4" draw:layer="layout" svg:width="0.114cm" svg:height="0.267cm" svg:x="7.175cm" svg:y="16.086cm" svg:viewBox="0 0 115 268" svg:d="M115 22v5c0 4 0 4 0 4v4h-4v-4c-4 0-4 0-8 0h-5c-4-4-4-4-8-4s-9 4-13 4-8 4-8 8c0 0-6 4-6 13 0 4 0 8 0 17v17h40v4h4v4 5c0 8 0 8 0 12-4 0-4 4-4 4h-40v149l-4 4h-4c-4 0-4 0-8 0-5 0-5 0-9 0h-4-4c0-4 0-4 0-4v-149h-26c0 0 0-4-4-4 0-4 0-4 0-12v-5-4c4 0 4 0 4 0 0-4 0-4 0-4h26v-17c0-13 0-21 4-30 0-8 4-17 8-21 5-4 13-8 17-14 10 0 18-4 27-4 4 0 8 0 12 0 5 4 9 4 13 4 0 0 0 6 4 6 0 4 0 4 0 4 0 4 0 4 0 8z">
          <text:p/>
        </draw:path>
        <draw:path draw:style-name="gr3" draw:text-style-name="P4" draw:layer="layout" svg:width="0.173cm" svg:height="0.186cm" svg:x="7.298cm" svg:y="16.171cm" svg:viewBox="0 0 174 187" svg:d="M174 89c0 18-4 30-4 39-4 13-13 25-17 34-8 8-17 12-29 17-9 4-22 8-39 8-12 0-25-4-34-8-13-5-22-9-30-17-4-9-9-17-13-30-4-8-8-21-8-39 0-13 4-25 8-38s9-21 17-30c4-8 13-17 26-21s26-4 39-4c12 0 25 0 38 4 8 4 17 9 25 17 9 8 13 17 17 30 4 12 4 25 4 38zM140 93c0-9 0-17-4-25 0-9-4-17-8-26 0-4-9-8-13-13-8-4-17-4-25-4-9 0-17 0-26 4-4 5-13 9-18 13-4 9-8 13-8 21-4 9-4 17-4 30 0 8 0 18 4 26 0 9 4 13 8 22 5 4 10 12 18 12 4 4 13 9 26 9 8 0 17-5 21-5 8-4 13-8 17-16 4-5 8-13 8-22 4-8 4-18 4-26z">
          <text:p/>
        </draw:path>
        <draw:path draw:style-name="gr3" draw:text-style-name="P4" draw:layer="layout" svg:width="0.102cm" svg:height="0.182cm" svg:x="7.518cm" svg:y="16.171cm" svg:viewBox="0 0 103 183" svg:d="M103 17c0 4 0 4 0 8v4h-5c0 5 0 5 0 5 0 0-4 0-4-5h-4c-4 0-4 0-9 0 0 0-4 0-8 0 0 0-4 0-9 0 0 0-4 5-8 5-4 4-9 8-9 12-4 5-8 13-12 17v116l-4 4h-5c-4 0-4 0-8 0s-4 0-9 0h-5-4c0-4 0-4 0-4v-171c0-4 0-4 0-4 0 0 4 0 4-4h5c0 0 5 0 9 0h4c4 0 4 0 4 0 5 4 5 4 5 4v4 21c4-4 8-12 12-16 4-5 9-5 13-9s8-4 8-4c5 0 9 0 13 0h4c5 0 5 0 9 0h4c4 0 4 4 4 4h5v4 5z">
          <text:p/>
        </draw:path>
        <draw:path draw:style-name="gr3" draw:text-style-name="P4" draw:layer="layout" svg:width="0.254cm" svg:height="0.182cm" svg:x="7.649cm" svg:y="16.171cm" svg:viewBox="0 0 255 183" svg:d="M255 179v4h-4-4-5c-4 0-8 0-8 0-4 0-4 0-4 0-4 0-4 0-4 0 0-4 0-4 0-4v-107c0-4 0-13-5-17 0-9 0-13-4-17s-8-9-13-9c-4-4-8-4-12-4-9 0-17 4-22 9-8 4-16 12-25 25v120 4h-4-4c0 0-5 0-9 0 0 0-4 0-8 0h-5c0-4 0-4 0-4v-107c0-4-4-13-4-17 0-9-4-13-4-17-4-4-8-9-14-9-4-4-8-4-17-4-4 0-12 4-21 9-4 4-13 12-21 25v120l-4 4h-4c-5 0-5 0-9 0s-4 0-8 0h-5-4c0-4 0-4 0-4v-171c0-4 0-4 0-4 0 0 4 0 4-4h5c0 0 4 0 8 0h4c5 0 5 0 5 0 4 4 4 4 4 4v4 21c8-12 17-21 29-25 9-4 17-4 26-4 8 0 14 0 22 0 4 0 8 4 13 8 4 0 8 5 12 9 0 4 5 8 9 17 4-9 8-13 13-17 8-4 12-9 16-13 5 0 9-4 13-4s9 0 13 0c13 0 21 0 30 4 8 4 12 9 16 17 5 4 9 13 13 21 0 9 0 17 0 26z">
          <text:p/>
        </draw:path>
        <draw:path draw:style-name="gr3" draw:text-style-name="P4" draw:layer="layout" svg:width="0.161cm" svg:height="0.186cm" svg:x="7.95cm" svg:y="16.171cm" svg:viewBox="0 0 162 187" svg:d="M162 85c0 4-5 8-5 8-4 4-8 4-8 4h-115c0 10 0 18 4 27 0 8 4 17 8 21s13 8 17 12c9 5 17 5 26 5 8 0 17 0 25-5 4 0 8 0 13-4 9 0 9 0 13-4 5 0 5 0 9 0h4c0 4 0 4 0 4 0 4 0 4 0 9v4 4c-4 0-4 0-4 4h-4c-5 5-9 5-13 9-10 0-14 0-22 4-9 0-13 0-21 0-17 0-30-4-39-4-12-4-21-13-25-21-8-5-13-17-17-26-4-12-8-25-8-43 0-17 4-30 8-38 4-13 9-26 17-30 4-8 13-17 25-21 9-4 22-4 34-4 13 0 26 0 34 4 9 4 18 9 22 17 9 8 13 17 17 25 0 13 5 22 5 34zM127 76c0-17-5-30-9-38-8-13-21-17-34-17-8 0-17 4-21 4-8 4-13 9-17 13s-4 13-8 17c0 8-4 13-4 21z">
          <text:p/>
        </draw:path>
        <draw:path draw:style-name="gr3" draw:text-style-name="P4" draw:layer="layout" svg:width="0.102cm" svg:height="0.182cm" svg:x="8.157cm" svg:y="16.171cm" svg:viewBox="0 0 103 183" svg:d="M103 17c0 4 0 4 0 8l-4 4c0 5 0 5-5 5v-5c-4 0-4 0-8 0h-4c-5 0-5 0-10 0-4 0-4 0-8 0-5 0-5 5-9 5-4 4-8 8-13 12-4 5-8 13-12 17v116 4c-4 0-4 0-9 0h-4c-4 0-8 0-8 0-5 0-5 0-5 0-4 0-4 0-4 0 0-4 0-4 0-4v-171c0-4 0-4 0-4l4-4h5 4c4 0 8 0 8 0h5c0 4 0 4 0 4 4 0 4 0 4 4v21c4-4 8-12 12-16 5-5 9-5 13-9 0-4 4-4 9-4 4 0 8 0 13 0h5c4 0 4 0 8 0h4l5 4v4c4 0 4 0 4 5z">
          <text:p/>
        </draw:path>
        <draw:path draw:style-name="gr3" draw:text-style-name="P4" draw:layer="layout" svg:width="0.136cm" svg:height="0.186cm" svg:x="3.826cm" svg:y="16.645cm" svg:viewBox="0 0 137 187" svg:d="M137 153v5c0 4-4 4-4 4v4l-5 4c0 0-4 0-8 5 0 4-4 4-13 4-4 4-8 4-12 8-9 0-13 0-17 0-13 0-26-4-34-8-9 0-17-9-27-17-4-9-8-17-12-26-5-12-5-25-5-42s0-30 5-42c4-13 8-21 18-30 8-8 17-13 25-17 8-5 21-5 34-5 4 0 8 0 13 0 8 0 12 0 16 5 5 0 9 4 9 4 4 5 8 5 8 9h5c0 4 0 4 0 4v4 5c0 8 0 8 0 12l-5 5c0 0-4-5-8-5 0-4-4-4-9-8-4 0-8-4-12-4-4-5-13-5-21-5-13 0-26 5-34 17-9 13-13 30-13 51 0 9 4 21 4 30 5 8 5 12 9 21 4 4 8 8 17 13 4 0 12 4 21 4 4 0 13-4 17-4 4-5 12-5 12-9 5-4 9-4 13-8 4 0 4-5 4-5 5 0 5 0 5 5 0 0 0 4 4 4 0 4 0 4 0 8z">
          <text:p/>
        </draw:path>
        <draw:path draw:style-name="gr3" draw:text-style-name="P4" draw:layer="layout" svg:width="0.042cm" svg:height="0.042cm" svg:x="4cm" svg:y="16.785cm" svg:viewBox="0 0 43 43" svg:d="M43 21c0 8 0 18-4 18-4 4-8 4-17 4-8 0-14 0-18-4 0 0-4-10-4-18 0-9 4-13 4-17 4-4 10-4 18-4 9 0 13 0 17 4s4 8 4 17z">
          <text:p/>
        </draw:path>
        <draw:frame draw:style-name="gr4" draw:text-style-name="P5" draw:layer="layout" svg:width="0.388cm" svg:height="0.454cm" svg:x="4.115cm" svg:y="15.996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4cm" svg:height="0.186cm" svg:x="4.461cm" svg:y="16.645cm" svg:viewBox="0 0 141 187" svg:d="M141 179v4c-4 0-4 0-4 0-4 0-4 0-9 0-4 0-8 0-8 0-4 0-4 0-4 0v-4-17c-9 8-17 13-26 17-8 4-21 8-29 8-10 0-18 0-27-4-8 0-12-4-17-8-8-5-12-13-12-17-5-9-5-13-5-22 0-12 0-21 5-25 4-8 8-13 17-17 8-8 17-8 29-13 10-4 22-4 35-4h25v-13c0-8-4-12-4-16 0-5-4-9-4-13-4-4-8-4-13-9-4 0-12 0-21 0-4 0-14 0-22 0-4 5-8 5-13 9-4 0-8 4-12 4-5 0-5 4-9 4-4-4-4-4-4-4v-4-4c0-5 0-9 0-9 0 0 0-4 4-4 0-4 4-4 9-9 4 0 8-4 12-4 5 0 13-5 17-5 10 0 14 0 22 0 13 0 22 0 30 0 8 5 17 9 21 14 9 8 13 12 13 21 4 8 4 17 4 29zM111 103h-29c-9 0-17 0-21 0-10 0-14 4-18 8-4 0-4 4-9 9 0 4-4 8-4 12 0 9 4 17 9 21 8 9 16 9 26 9 8 0 17 0 21-4 9-5 17-13 25-22z">
          <text:p/>
        </draw:path>
        <draw:path draw:style-name="gr3" draw:text-style-name="P4" draw:layer="layout" svg:width="0.123cm" svg:height="0.186cm" svg:x="4.732cm" svg:y="16.645cm" svg:viewBox="0 0 124 187" svg:d="M124 132c0 9-4 17-4 21-4 9-9 13-17 22-4 4-13 8-22 8-9 4-17 4-26 4-8 0-12 0-17 0-8-4-12-4-16-4-5-4-9-4-9-4-4-4-8-4-8-4 0-5 0-5-5-9 0 0 0-4 0-8v-5c0-4 0-4 0-4 5 0 5-4 5-4 4 0 4 0 8 4 4 0 4 4 9 4 4 5 8 5 16 5 5 4 9 4 17 4 5 0 9 0 13 0 4-4 9-4 13-9 4 0 4-4 9-8 0 0 0-4 0-9 0-8 0-12 0-12-5-4-9-9-13-9-5-4-9-8-13-8s-9-4-17-4c-4-5-9-9-13-9-8-4-12-8-17-13-4 0-4-8-8-12-4-5-4-13-4-21 0-5 0-13 4-17 4-9 8-13 13-17 4-5 12-9 16-14 9 0 17 0 30 0 4 0 9 0 13 0s9 0 14 0c4 5 8 5 8 5 4 4 4 4 8 4v5h5c0 4 0 4 0 4 0 4 0 4 0 4 0 4 0 4 0 9l-5 4c-4 0-4 0-8 0 0 0-4-4-8-4 0-5-5-5-10-5-8-4-13-4-17-4s-13 0-17 4c-4 0-4 0-8 5-5 0-5 4-5 8-4 0-4 4-4 9 0 4 4 8 4 12 5 4 9 9 9 9 4 4 13 4 17 8 4 0 8 4 17 4 4 5 9 5 14 9 8 4 12 4 16 8 5 5 5 9 9 13 0 9 4 13 4 21z">
          <text:p/>
        </draw:path>
        <draw:path draw:style-name="gr3" draw:text-style-name="P4" draw:layer="layout" svg:width="0.11cm" svg:height="0.233cm" svg:x="4.876cm" svg:y="16.598cm" svg:viewBox="0 0 111 234" svg:d="M111 212c0 4 0 9 0 9 0 5 0 5 0 5-4 0-4 4-4 4-4 0-4 0-8 0-5 4-5 4-9 4s-4 0-8 0c-9 0-17 0-21-4-9-4-13-4-17-14-5-4-9-8-9-17-4-8-4-17-4-25v-97h-26c0 0 0-5-5-5 0-4 0-4 0-12v-5-4h5c0-4 0-4 0-4h26v-38-4h4l4-5c0 0 5 0 9 0s4 0 8 0c0 0 0 5 5 5l4 4v38h42l4 4v4 5c0 8 0 8 0 12l-4 5h-42v93c0 12 0 21 4 25 4 9 8 13 17 13 4 0 4-4 8-4 5 0 5 0 5 0 4 0 4 0 8-5 4 0 4 0 4 0v5 4z">
          <text:p/>
        </draw:path>
        <draw:path draw:style-name="gr3" draw:text-style-name="P4" draw:layer="layout" svg:width="0.157cm" svg:height="0.186cm" svg:x="5.02cm" svg:y="16.645cm" svg:viewBox="0 0 158 187" svg:d="M158 86c0 4 0 8-4 8 0 4-5 4-9 4h-111c0 9 0 17 0 26 4 8 4 17 13 21 5 4 9 8 18 13 4 4 12 4 25 4 9 0 13 0 21-4 5 0 13 0 17-5 4 0 9 0 9-4 4 0 8 0 8 0h4c0 4 0 4 0 4 0 5 0 5 0 9v4 4l-4 5h-4c-4 4-9 4-13 8-4 0-12 0-21 4-4 0-13 0-21 0-13 0-26-4-39-4-9-4-17-13-26-21-8-4-12-17-17-26-4-12-4-25-4-42s0-30 4-38c5-13 9-25 17-30 9-8 17-17 26-21 13-5 22-5 35-5 12 0 25 0 34 5 12 4 16 9 25 17 4 9 8 17 13 26 4 12 4 21 4 33zM128 77c0-17-4-29-12-38-9-13-22-17-34-17-9 0-17 4-22 4-4 5-8 9-13 13-4 4-9 13-13 17 0 8 0 13 0 21z">
          <text:p/>
        </draw:path>
        <draw:path draw:style-name="gr3" draw:text-style-name="P4" draw:layer="layout" svg:width="0.157cm" svg:height="0.25cm" svg:x="5.223cm" svg:y="16.645cm" svg:viewBox="0 0 158 251" svg:d="M158 89c0 17 0 29-4 42 0 9-9 21-13 30-8 9-13 14-25 18-9 4-17 8-30 8-4 0-8 0-13 0-4-4-8-4-12-8-5 0-9-4-13-4-4-5-8-9-13-14v85 5c-4 0-4 0-4 0h-4c-4 0-4 0-9 0-4 0-4 0-8 0h-4-6c0-5 0-5 0-5v-238c0-4 0-4 0-4 6 0 6 0 6-4h4c0 0 4 0 8 0h5 4c0 4 4 4 4 4v4 22c4-5 9-9 13-13s12-9 17-13c4 0 8-4 12-4 9 0 13 0 17 0 13 0 26 0 34 4 9 4 13 13 21 21 5 9 9 17 13 30 0 8 0 21 0 34zM128 93c0-8 0-17-4-25 0-9-4-17-4-21-4-9-8-13-17-17-4-5-8-5-17-5-4 0-8 0-13 0-4 5-8 5-12 9-5 0-9 4-13 8-4 5-8 9-13 17v68c9 8 17 17 21 25 9 5 17 9 26 9 8 0 17-4 21-9 4-4 9-8 13-12 4-9 8-17 8-22 0-8 4-16 4-25z">
          <text:p/>
        </draw:path>
        <draw:path draw:style-name="gr3" draw:text-style-name="P4" draw:layer="layout" svg:width="0.093cm" svg:height="0.025cm" svg:x="5.414cm" svg:y="16.717cm" svg:viewBox="0 0 94 26" svg:d="M94 13c0 9 0 9-4 13h-4-82-4c0-4 0-4 0-13 0-5 0-9 0-9l4-4h82 4c0 4 0 4 0 4l4 4z">
          <text:p/>
        </draw:path>
        <draw:path draw:style-name="gr3" draw:text-style-name="P4" draw:layer="layout" svg:width="0.156cm" svg:height="0.266cm" svg:x="5.537cm" svg:y="16.565cm" svg:viewBox="0 0 157 267" svg:d="M157 259v4h-4-4-4c-5 0-5 0-9 0h-4c0-4 0-4 0-4v-21c-13 8-21 17-30 21-8 4-21 8-34 8-12 0-21-4-29-8-9-4-17-13-21-17-9-9-13-21-13-30-5-12-5-25-5-38s0-25 5-38c4-13 8-21 13-30 8-8 17-17 25-21s21-4 30-4c12 0 21 0 29 4 9 4 17 13 26 21v-102c0-4 0-4 0-4 4 0 4 0 8 0h4c5 0 9 0 9 0 4 0 4 0 4 0 4 0 4 0 4 4zM128 140c-9-12-17-21-26-25-8-4-17-9-25-9-9 0-13 0-21 5-5 4-9 8-13 17-4 4-4 12-8 21 0 8 0 17 0 21 0 8 0 17 0 25 0 9 4 17 8 26 4 4 8 8 13 12 4 5 12 9 21 9 4 0 8-4 13-4 0 0 4-5 8-5 4-4 9-8 13-12 4-5 12-9 17-13z">
          <text:p/>
        </draw:path>
        <draw:path draw:style-name="gr3" draw:text-style-name="P4" draw:layer="layout" svg:width="0.169cm" svg:height="0.186cm" svg:x="5.74cm" svg:y="16.645cm" svg:viewBox="0 0 170 187" svg:d="M170 90c0 17 0 29-4 38-4 13-8 25-17 34-8 8-17 13-25 17-13 4-26 8-44 8-12 0-25-4-34-8-12-4-21-9-25-17-8-9-13-17-17-30-4-8-4-21-4-38 0-13 0-25 4-38s9-21 17-30c9-8 17-17 25-21 13-5 26-5 39-5 18 0 30 0 39 5 12 4 21 9 25 17 9 9 13 17 17 30 4 12 4 25 4 38zM136 94c0-8 0-17 0-25-4-9-4-17-8-26-4-4-9-8-17-12-8-5-17-5-26-5s-17 0-26 5c-4 4-8 8-13 12-4 9-8 13-12 21 0 9 0 17 0 30 0 9 0 17 0 25 4 9 4 13 8 22 4 4 9 12 17 12 9 5 13 9 26 9 9 0 18-4 22-4 8-5 12-9 17-17 4-5 8-13 12-22 0-8 0-16 0-25z">
          <text:p/>
        </draw:path>
        <draw:path draw:style-name="gr3" draw:text-style-name="P4" draw:layer="layout" svg:width="0.258cm" svg:height="0.182cm" svg:x="5.935cm" svg:y="16.645cm" svg:viewBox="0 0 259 183" svg:d="M259 4c0 5 0 5 0 5v5l-51 165-4 4c-4 0-4 0-9 0 0 0-4 0-8 0s-9 0-9 0c-4 0-8 0-8 0 0 0-4 0-4-4l-39-127-34 127v4h-4-5c-4 0-8 0-12 0-5 0-5 0-9 0s-4 0-4 0c-4 0-4 0-4-4h-5l-50-165v-5-5l4-4h4c0 0 4 0 9 0 4 0 4 0 8 0h4c0 4 0 4 5 4v5l42 140 38-140c0-5 0-5 0-5l4-4h4c0 0 5 0 10 0h4c4 0 4 0 4 0 5 4 5 4 5 4l42 145 42-140c0-5 0-5 0-5l4-4h5c0 0 4 0 8 0h4c5 0 5 0 5 0 4 4 4 4 4 4z">
          <text:p/>
        </draw:path>
        <draw:path draw:style-name="gr3" draw:text-style-name="P4" draw:layer="layout" svg:width="0.148cm" svg:height="0.182cm" svg:x="6.231cm" svg:y="16.645cm" svg:viewBox="0 0 149 183" svg:d="M149 179v4h-4-4c0 0-5 0-9 0h-4c-4 0-4 0-4 0-5 0-5 0-5 0 0-4 0-4 0-4v-102c0-8 0-17-4-21 0-8-4-13-4-17-4-4-8-8-13-8-4-5-8-5-17-5-8 0-17 5-21 9-9 4-18 13-26 25v119 4c-4 0-4 0-4 0h-5c-4 0-4 0-8 0s-4 0-9 0h-4c-4-4-4-4-4-4v-170c0-5 0-5 0-5 4 0 4 0 4-4h4c0 0 5 0 9 0h4c4 0 4 0 4 0 5 4 5 4 5 4v5 22c8-13 21-22 30-27 9-4 17-4 30-4 8 0 21 0 29 4 5 5 13 10 17 18 5 4 9 13 9 21 4 9 4 17 4 30z">
          <text:p/>
        </draw:path>
        <draw:path draw:style-name="gr3" draw:text-style-name="P4" draw:layer="layout" svg:width="0.11cm" svg:height="0.233cm" svg:x="6.502cm" svg:y="16.598cm" svg:viewBox="0 0 111 234" svg:d="M111 212c0 4 0 9 0 9 0 5 0 5 0 5l-4 4c-5 0-5 0-9 0-4 4-4 4-8 4s-4 0-9 0c-8 0-17 0-21-4-8-4-13-4-18-14-4-4-8-8-8-17-4-8-4-17-4-25v-97h-22c-4 0-4-5-8-5 0-4 0-4 0-12v-5-4c4 0 4 0 4 0 0-4 0-4 4-4h22v-38-4h4l4-5c4 0 4 0 9 0s5 0 9 0l4 5c4 0 4 4 4 4v38h43l4 4v4 5c0 8 0 8 0 12l-4 5h-43v93c0 12 0 21 5 25 4 9 8 13 17 13 4 0 8-4 8-4 4 0 4 0 8 0l5-5c4 0 4 0 4 0v5 4z">
          <text:p/>
        </draw:path>
        <draw:path draw:style-name="gr3" draw:text-style-name="P4" draw:layer="layout" svg:width="0.102cm" svg:height="0.182cm" svg:x="6.654cm" svg:y="16.645cm" svg:viewBox="0 0 103 183" svg:d="M103 18c0 4 0 4 0 8v5c-4 4-4 4-4 4 0 0-5 0-5-4h-4c-4 0-4 0-8 0h-4c-5 0-9 0-9 0-4 0-9 4-14 4-4 4-4 8-8 13-4 4-9 12-13 16v115 4h-4-4c0 0-5 0-9 0s-4 0-8 0h-4c-5-4-5-4-5-4v-170c0-5 0-5 5-5v-4h4c4 0 4 0 8 0h4c5 0 5 0 5 0 4 4 4 4 4 4v5 22c4-5 8-13 13-17 4-5 8-5 12-10 5-4 10-4 14-4 0 0 4 0 9 0 4 0 4 0 8 0h4c4 0 4 0 9 0v4c4 0 4 0 4 0v5 5z">
          <text:p/>
        </draw:path>
        <draw:path draw:style-name="gr3" draw:text-style-name="P4" draw:layer="layout" svg:width="0.14cm" svg:height="0.186cm" svg:x="6.781cm" svg:y="16.645cm" svg:viewBox="0 0 141 187" svg:d="M141 179v4c-4 0-4 0-4 0-4 0-4 0-9 0-4 0-8 0-8 0-4 0-4 0-4 0v-4-17c-9 8-18 13-27 17-8 4-21 8-29 8-9 0-17 0-26-4-8 0-13-4-17-8-8-5-8-13-12-17-5-9-5-13-5-22 0-12 0-21 5-25 4-8 8-13 16-17 9-8 17-8 30-13 9-4 21-4 34-4h26v-13c0-8-4-12-4-16 0-5-4-9-4-13-5-4-10-4-14-9-4 0-12 0-21 0-4 0-13 0-21 0-4 5-9 5-13 9-4 0-8 4-13 4-4 0-4 4-8 4-4-4-4-4-4-4v-4-4c0-5 0-9 0-9 0 0 0-4 4-4 0-4 4-4 8-9 5 0 9-4 13-4 9 0 13-5 17-5 9 0 17 0 21 0 13 0 21 0 31 0 13 5 17 9 21 14 9 8 13 12 13 21 4 8 4 17 4 29zM111 103h-30c-9 0-13 0-21 0-5 0-13 4-17 8-5 0-5 4-9 9 0 4-4 8-4 12 0 9 4 17 8 21 9 9 17 9 26 9 8 0 17 0 21-4 8-5 18-13 26-22z">
          <text:p/>
        </draw:path>
        <draw:path draw:style-name="gr3" draw:text-style-name="P4" draw:layer="layout" svg:width="0.144cm" svg:height="0.182cm" svg:x="6.98cm" svg:y="16.645cm" svg:viewBox="0 0 145 183" svg:d="M145 179v4c-4 0-4 0-4 0-4 0-9 0-9 0-4 0-8 0-8 0-4 0-4 0-4 0h-4c0-4 0-4 0-4v-102c0-8 0-17 0-21-5-8-5-13-9-17s-9-8-14-8c-4-5-8-5-17-5-4 0-12 5-21 9-8 4-17 13-25 25v119 4h-4-5c0 0-4 0-8 0h-4c-5 0-5 0-9 0 0-4 0-4 0-4v-170c0-5 0-5 0-5v-4c4 0 4 0 4 0 5 0 5 0 9 0s4 0 8 0h5c0 4 0 4 0 4v5 22c12-13 21-22 29-27 9-4 21-4 30-4 13 0 22 0 31 4 8 5 12 10 16 18 5 4 9 13 13 21 0 9 0 17 0 30z">
          <text:p/>
        </draw:path>
        <draw:path draw:style-name="gr3" draw:text-style-name="P4" draw:layer="layout" svg:width="0.122cm" svg:height="0.186cm" svg:x="7.167cm" svg:y="16.645cm" svg:viewBox="0 0 123 187" svg:d="M123 132c0 9-4 17-4 21-4 9-8 13-17 22-4 4-14 8-22 8-9 4-17 4-25 4-5 0-13 0-17 0-5-4-13-4-17-4-5-4-9-4-9-4-4-4-4-4-8-4 0-5 0-5-4-9 0 0 0-4 0-8v-5c0-4 0-4 4-4v-4c4 0 4 0 8 4 4 0 4 4 9 4 4 5 8 5 17 5 4 4 8 4 17 4 4 0 12 0 16 0 5-4 5-4 9-9 4 0 8-4 8-8 0 0 6-4 6-9 0-8-6-12-6-12-4-4-8-9-12-9-5-4-9-8-13-8s-8-4-17-4c-4-5-8-9-13-9-8-4-12-8-17-13-4 0-4-8-8-12 0-5-4-13-4-21 0-5 4-13 4-17 4-9 8-13 13-17 4-5 12-9 21-14 4 0 17 0 25 0 4 0 9 0 13 0s8 0 14 0c4 5 8 5 8 5 4 4 4 4 9 4v5h4c0 4 0 4 0 4 0 4 0 4 0 4 0 4 0 4 0 9l-4 4c-5 0-5 0-9 0 0 0-4-4-8-4 0-5-6-5-10-5-4-4-13-4-17-4s-8 0-12 4c-5 0-9 0-13 5 0 0-4 4-4 8-5 0-5 4-5 9 0 4 5 8 5 12 4 4 8 9 12 9 5 4 9 4 13 8 4 0 8 4 17 4 4 5 8 5 14 9 8 4 12 4 17 8 4 5 4 9 8 13 4 9 4 13 4 21z">
          <text:p/>
        </draw:path>
        <draw:path draw:style-name="gr3" draw:text-style-name="P4" draw:layer="layout" svg:width="0.119cm" svg:height="0.267cm" svg:x="7.31cm" svg:y="16.56cm" svg:viewBox="0 0 120 268" svg:d="M120 21v5c-4 4-4 4-4 4v4c-4 0-4 0-4-4-5 0-5 0-5 0-4 0-4 0-8 0-4-4-4-4-9-4-4 0-8 4-12 4-5 0-5 4-9 8 0 0-5 5-5 13 0 4 0 9 0 18v17h39v4c4 0 4 0 4 0v4 5c0 8 0 8 0 12l-4 5h-39v148 4h-4-5c-4 0-4 0-8 0s-4 0-8 0h-5c-4-4-4-4-4-4v-148h-21c-4 0-4-5-4-5-5-4-5-4-5-12v-5c0 0 0-4 5-4 0-4 0-4 4-4h21v-17c0-14 4-22 4-31 5-8 5-17 13-21 4-4 8-8 17-12 5 0 14-5 22-5 4 0 9 0 13 0 4 5 8 5 13 5l4 4c0 4 0 4 4 4 0 4 0 4 0 8z">
          <text:p/>
        </draw:path>
        <draw:path draw:style-name="gr3" draw:text-style-name="P4" draw:layer="layout" svg:width="0.17cm" svg:height="0.186cm" svg:x="7.437cm" svg:y="16.645cm" svg:viewBox="0 0 171 187" svg:d="M171 90c0 17 0 29-4 38-5 13-9 25-17 34-9 8-17 13-30 17-8 4-21 8-39 8-13 0-26-4-34-8-13-4-21-9-25-17-9-9-13-17-17-30-5-8-5-21-5-38 0-13 0-25 5-38 4-13 8-21 17-30 8-8 17-17 25-21 13-5 25-5 39-5 17 0 30 0 38 5 9 4 21 9 26 17 8 9 12 17 17 30 4 12 4 25 4 38zM137 94c0-8 0-17 0-25-4-9-4-17-9-26-4-4-12-8-16-12-9-5-17-5-26-5s-18 0-26 5c-5 4-13 8-17 12-4 9-4 13-9 21 0 9-4 17-4 30 0 9 4 17 4 25 0 9 5 13 9 22 4 4 8 12 17 12 4 5 12 9 26 9 9 0 17-4 21-4 9-5 13-9 17-17 4-5 9-13 13-22 0-8 0-16 0-25z">
          <text:p/>
        </draw:path>
        <draw:path draw:style-name="gr3" draw:text-style-name="P4" draw:layer="layout" svg:width="0.102cm" svg:height="0.182cm" svg:x="7.653cm" svg:y="16.645cm" svg:viewBox="0 0 103 183" svg:d="M103 18c0 4 0 4 0 8v5c-4 4-4 4-4 4 0 0-5 0-5-4h-4c-4 0-4 0-8 0h-4c-6 0-10 0-14 0 0 0-4 4-9 4-4 4-4 8-8 13-4 4-9 12-13 16v115 4h-4-4c-4 0-4 0-9 0-4 0-4 0-8 0h-4c-5-4-5-4-5-4v-170c0-5 0-5 5-5v-4h4c4 0 4 0 8 0h5c4 0 4 0 4 0 4 4 4 4 4 4v5 22c4-5 8-13 13-17 4-5 8-5 12-10 5-4 9-4 13-4 0 0 4 0 10 0 4 0 4 0 8 0h4c4 0 4 0 9 0v4c4 0 4 0 4 0v5 5z">
          <text:p/>
        </draw:path>
        <draw:path draw:style-name="gr3" draw:text-style-name="P4" draw:layer="layout" svg:width="0.254cm" svg:height="0.182cm" svg:x="7.785cm" svg:y="16.645cm" svg:viewBox="0 0 255 183" svg:d="M255 179v4c-5 0-5 0-5 0-4 0-8 0-8 0-4 0-9 0-9 0-4 0-4 0-4 0-4 0-4 0-4 0 0-4 0-4 0-4v-106c0-4 0-13 0-17-4-8-4-13-10-17-4-4-4-8-8-8-4-5-13-5-17-5-8 0-13 5-21 9-9 4-17 13-25 25v119 4h-5-4c0 0-4 0-8 0h-5c-4 0-4 0-8 0 0-4 0-4 0-4v-106c0-4 0-13-4-17 0-8-5-13-5-17-4-4-8-8-12-8-5-5-9-5-13-5-8 0-17 5-21 9-9 4-17 13-26 25v119 4h-4-4c-4 0-4 0-8 0-5 0-5 0-9 0h-4c-4-4-4-4-4-4v-170c0-5 0-5 4-5v-4h4c4 0 4 0 9 0h4c4 0 4 0 4 0 4 4 4 4 4 4v5 22c9-13 21-22 30-27 8-4 17-4 25-4 9 0 13 0 21 0 5 0 9 4 13 9 4 0 9 5 13 9s4 8 8 17c5-9 9-13 17-17 4-4 9-9 13-14 4 0 8-4 13-4 4 0 8 0 17 0 8 0 16 0 26 4 8 5 13 10 17 18 4 4 8 13 13 21 0 9 0 17 0 26z">
          <text:p/>
        </draw:path>
        <draw:path draw:style-name="gr3" draw:text-style-name="P4" draw:layer="layout" svg:width="0.157cm" svg:height="0.186cm" svg:x="8.089cm" svg:y="16.645cm" svg:viewBox="0 0 158 187" svg:d="M158 86c0 4 0 8-4 8-4 4-4 4-9 4h-115c0 9 4 17 4 26 4 8 4 17 9 21 4 4 12 8 17 13 8 4 17 4 29 4 9 0 14 0 22-4 5 0 13 0 17-5 5 0 9 0 9-4 4 0 8 0 8 0 5 0 5 0 5 0 0 4 0 4 0 4 0 5 0 5 0 9v4 4c0 0-5 0-5 5h-4c-4 4-8 4-13 8-8 0-12 0-21 4-4 0-13 0-22 0-13 0-25-4-38-4-9-4-21-13-25-21-9-4-13-17-17-26-5-12-5-25-5-42s0-30 5-38c4-13 8-25 17-30 8-8 16-17 25-21 8-5 21-5 34-5s26 0 35 5c8 4 17 9 25 17 4 9 9 17 13 26 0 12 4 21 4 33zM124 77c0-17 0-29-8-38-9-13-22-17-35-17-9 0-17 4-21 4-5 5-13 9-17 13 0 4-5 13-9 17 0 8-4 13-4 21z">
          <text:p/>
        </draw:path>
        <draw:path draw:style-name="gr3" draw:text-style-name="P4" draw:layer="layout" svg:width="0.101cm" svg:height="0.182cm" svg:x="8.293cm" svg:y="16.645cm" svg:viewBox="0 0 102 183" svg:d="M102 18c0 4 0 4 0 8v5c-4 0-4 0-4 0 0 4 0 4 0 4-4 0-4 0-4-4-5 0-5 0-5 0-4 0-4 0-8 0 0 0-4 0-8 0 0 0-5 0-9 0s-4 4-8 4c-5 4-9 8-13 13 0 4-5 12-10 16v115c0 0-4 0-4 4h-4c-4 0-4 0-8 0-5 0-9 0-9 0h-4-4c0-4 0-4 0-4v-170c0-5 0-5 0-5 0 0 4 0 4-4h4c0 0 4 0 9 0h4c4 0 4 0 4 0 0 4 4 4 4 4v5 22c4-5 9-13 14-17 4-5 8-5 13-10 4-4 4-4 8-4s9 0 13 0h4c4 0 4 0 8 0h5c4 0 4 4 4 4 4 0 4 0 4 5v5z">
          <text:p/>
        </draw:path>
        <draw:path draw:style-name="gr3" draw:text-style-name="P4" draw:layer="layout" svg:width="0.157cm" svg:height="0.266cm" svg:x="3.826cm" svg:y="17.039cm" svg:viewBox="0 0 158 267" svg:d="M158 259v4h-4-5-5c-4 0-4 0-8 0h-4c0-4 0-4 0-4v-21c-13 8-22 17-30 21s-21 8-34 8-21-4-29-8c-9-4-17-13-22-17-8-8-12-21-12-30-5-12-5-25-5-38 0-12 0-25 5-38 4-13 8-22 12-30 9-9 17-17 26-22 8-4 21-4 29-4 13 0 22 0 30 4 8 5 17 13 25 22v-102c0-4 0-4 0-4 5 0 5 0 9 0h4c4 0 9 0 9 0 5 0 5 0 5 0 4 0 4 0 4 4zM127 140c-8-12-17-21-25-26-8-4-17-8-25-8-9 0-13 0-22 4-4 4-8 9-12 18-4 4-4 12-9 21 0 8 0 17 0 21 0 8 0 17 0 25 0 9 5 17 9 26 4 4 8 8 12 13 5 4 13 8 22 8 4 0 8-4 12-4 0 0 5-4 9-4 4-5 8-9 12-13 5-4 13-9 17-13z">
          <text:p/>
        </draw:path>
        <draw:path draw:style-name="gr3" draw:text-style-name="P4" draw:layer="layout" svg:width="0.042cm" svg:height="0.042cm" svg:x="4.038cm" svg:y="17.259cm" svg:viewBox="0 0 43 43" svg:d="M43 21c0 9 0 18-4 18-4 4-8 4-17 4s-13 0-18-4c0 0-4-9-4-18s4-13 4-17c5-4 9-4 18-4s13 0 17 4 4 8 4 17z">
          <text:p/>
        </draw:path>
        <draw:frame draw:style-name="gr4" draw:text-style-name="P5" draw:layer="layout" svg:width="0.388cm" svg:height="0.454cm" svg:x="4.077cm" svg:y="16.47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44cm" svg:height="0.182cm" svg:x="4.474cm" svg:y="17.119cm" svg:viewBox="0 0 145 183" svg:d="M145 179v4c-4 0-4 0-8 0h-5c-4 0-8 0-8 0-4 0-4 0-4 0-5 0-5 0-5 0 0-4 0-4 0-4v-103c0-8 0-17-4-21 0-8 0-13-4-17s-9-8-13-8c-4-4-8-4-17-4-8 0-12 4-21 8-8 4-17 13-26 25v120 4h-4-5c0 0-4 0-8 0s-4 0-9 0h-4c0-4 0-4 0-4v-170c0-5 0-5 0-5v-4h4c5 0 5 0 9 0s4 0 8 0h5c0 4 0 4 0 4v5 21c9-13 22-21 30-26 9-4 21-4 30-4 12 0 21 0 29 4 9 5 13 9 17 17 5 5 9 13 13 21 0 9 0 17 0 30z">
          <text:p/>
        </draw:path>
        <draw:path draw:style-name="gr3" draw:text-style-name="P4" draw:layer="layout" svg:width="0.169cm" svg:height="0.186cm" svg:x="4.665cm" svg:y="17.119cm" svg:viewBox="0 0 170 187" svg:d="M170 90c0 17 0 30-4 38-4 13-9 26-18 34s-17 13-26 17c-12 4-25 8-42 8-13 0-25-4-34-8-12-4-21-9-25-17-9-8-13-17-17-30-4-8-4-21-4-38 0-13 0-26 4-39s8-21 17-29c8-9 17-17 25-22 13-4 26-4 38-4 17 0 30 0 38 4 13 5 22 9 26 17 9 9 14 17 18 30s4 25 4 39zM135 94c0-9 0-18 0-26-4-9-4-17-8-26-5-4-9-8-17-12-9-4-17-4-26-4-8 0-17 0-25 4-4 4-9 8-13 12-4 9-8 13-12 22 0 8 0 17 0 30 0 9 0 17 0 26 4 8 4 12 8 21 4 4 8 13 17 13 8 4 13 8 25 8 9 0 17-4 21-4 9-4 13-9 17-17 5-4 9-13 13-21 0-9 0-17 0-26z">
          <text:p/>
        </draw:path>
        <draw:path draw:style-name="gr3" draw:text-style-name="P4" draw:layer="layout" svg:width="0.115cm" svg:height="0.232cm" svg:x="4.859cm" svg:y="17.073cm" svg:viewBox="0 0 116 233" svg:d="M116 212c0 4-5 9-5 9 0 4 0 4 0 4l-4 4c-4 0-4 0-9 0-4 4-4 4-9 4-4 0-4 0-8 0-9 0-17 0-21-4-9-4-13-4-17-13-5-4-9-9-9-17-4-9-4-17-4-26v-97h-21c-4 0-4-4-4-4-5-5-5-5-5-13v-4c0 0 0-5 5-5 0-4 0-4 4-4h21v-38-4c4 0 4 0 4 0l4-4c5 0 5 0 9 0s4 0 8 0l5 4c4 0 4 4 4 4v38h43l4 4v5l5 4c0 8-5 8-5 13l-4 4h-43v93c0 13 0 21 4 25 4 9 9 13 17 13 4 0 9-4 9-4 4 0 4 0 9 0l4-4c4 0 4 0 4 0v4 4c0 0 5 0 5 5z">
          <text:p/>
        </draw:path>
        <draw:path draw:style-name="gr3" draw:text-style-name="P4" draw:layer="layout" svg:width="0.157cm" svg:height="0.186cm" svg:x="5.092cm" svg:y="17.119cm" svg:viewBox="0 0 158 187" svg:d="M158 85c0 5 0 9-4 9-5 4-5 4-9 4h-111c0 9 0 17 0 26 4 8 4 17 9 21 4 4 12 8 21 13 4 4 12 4 25 4 9 0 13 0 21-4 4 0 13 0 17-5 4 0 10 0 10-4 4 0 8 0 8 0h4c0 4 0 4 0 4 0 5 0 5 0 9v4 4l-4 5h-4c-4 4-10 4-14 8-4 0-13 0-21 4-4 0-13 0-21 0-13 0-26-4-38-4-9-4-17-13-26-21-8-4-12-17-17-25-4-13-4-26-4-43 0-18 0-30 4-39 5-13 9-25 17-30 9-8 17-16 26-21 8-4 21-4 34-4 12 0 25 0 33 4 9 5 17 9 27 17 4 9 8 17 13 26 4 12 4 21 4 34zM123 76c4-17 0-29-9-38-8-13-21-17-33-17-9 0-17 4-22 4-4 5-12 9-12 13-4 4-9 13-13 17 0 9 0 13 0 21z">
          <text:p/>
        </draw:path>
        <draw:path draw:style-name="gr3" draw:text-style-name="P4" draw:layer="layout" svg:width="0.149cm" svg:height="0.182cm" svg:x="5.295cm" svg:y="17.119cm" svg:viewBox="0 0 150 183" svg:d="M150 179v4h-5-4c0 0-4 0-8 0 0 0-5 0-9 0h-4c0-4 0-4 0-4v-103c0-8-4-17-4-21 0-8-5-13-10-17 0-4-4-8-8-8-4-4-13-4-17-4-9 0-17 4-26 8-4 4-12 13-21 25v120l-4 4h-4c-4 0-4 0-9 0-4 0-4 0-8 0h-4-5c0-4 0-4 0-4v-170c0-5 0-5 0-5 0 0 5 0 5-4h4c0 0 4 0 8 0h5c4 0 4 0 4 0 0 4 4 4 4 4v5 21c8-13 17-21 30-26 8-4 17-4 29-4 9 0 22 0 27 4 8 5 17 9 21 17 4 5 8 13 8 21 5 9 5 17 5 30z">
          <text:p/>
        </draw:path>
        <draw:path draw:style-name="gr3" draw:text-style-name="P4" draw:layer="layout" svg:width="0.169cm" svg:height="0.186cm" svg:x="5.486cm" svg:y="17.119cm" svg:viewBox="0 0 170 187" svg:d="M170 90c0 17 0 30-4 38-4 13-8 26-17 34-8 8-17 13-30 17-8 4-21 8-38 8-12 0-25-4-34-8-12-4-21-9-29-17-4-8-9-17-14-30-4-8-4-21-4-38 0-13 0-26 4-39 5-13 10-21 18-29 4-9 17-17 25-22 13-4 26-4 39-4 16 0 25 0 38 4 8 5 17 9 25 17 9 9 13 17 17 30s4 25 4 39zM136 94c0-9 0-18 0-26-4-9-4-17-8-26-4-4-13-8-17-12-9-4-17-4-25-4-9 0-17 0-26 4-4 4-13 8-17 12-4 9-4 13-8 22 0 8-4 17-4 30 0 9 4 17 4 26 0 8 4 12 8 21 4 4 9 13 17 13 4 4 13 8 26 8 8 0 16-4 21-4 8-4 12-9 17-17 4-4 8-13 8-21 4-9 4-17 4-26z">
          <text:p/>
        </draw:path>
        <draw:path draw:style-name="gr3" draw:text-style-name="P4" draw:layer="layout" svg:width="0.148cm" svg:height="0.186cm" svg:x="5.702cm" svg:y="17.119cm" svg:viewBox="0 0 149 187" svg:d="M149 179v4h-4-6-4c-4 0-8 0-8 0-4 0-4 0-4 0h-5c0-4 0-4 0-4v-21c-8 8-17 17-29 21-9 4-17 8-26 8-12 0-21-4-29-4-9-4-17-13-22-17-4-8-8-12-8-21-4-13-4-21-4-34v-102c0-5 0-5 0-5 0 0 4 0 4-4h4c4 0 4 0 9 0 4 0 4 0 8 0h4c0 4 0 4 0 4 5 0 5 0 5 5v98c0 8 0 17 0 25 0 5 4 9 8 13 0 4 4 9 9 13 4 0 12 4 17 4 8 0 16-4 25-8 4-9 13-17 25-26v-119c0-5 0-5 0-5v-4c5 0 5 0 5 0 4 0 8 0 8 0 4 0 8 0 8 0 6 0 6 0 6 0 0 4 4 4 4 4v5z">
          <text:p/>
        </draw:path>
        <draw:path draw:style-name="gr3" draw:text-style-name="P4" draw:layer="layout" svg:width="0.161cm" svg:height="0.25cm" svg:x="5.888cm" svg:y="17.119cm" svg:viewBox="0 0 162 251" svg:d="M162 13c0 4 0 8 0 13-4 0-4 0-4 0h-26c5 4 9 12 9 16 0 5 4 13 4 17 0 9-4 17-4 26-4 8-9 12-17 21-4 4-14 8-22 13-9 0-17 4-26 4-8 0-12-4-21-4-4-5-8-5-13-9-4 4-4 4-4 9-4 4-4 8-4 12 0 5 4 5 4 9 4 4 13 4 17 4l47 4c8 0 18 0 22 5 8 0 17 4 21 8s8 8 13 13c0 4 4 12 4 22 0 8-4 13-4 21-5 8-9 13-17 17-9 8-17 13-26 13-13 4-26 4-39 4-12 0-25 0-34 0-12-4-17-9-25-13-4-4-8-8-13-13-4-4-4-12-4-16 0-5 0-9 0-13s4-10 4-14c5-4 5-8 9-8 4-5 8-9 12-13-8 0-12-4-16-8 0-9-5-13-5-17 0-9 5-17 9-22 0-4 4-12 8-17-4-4-4-8-8-16 0-5-4-13-4-22 0-8 4-17 4-25 4-8 8-13 17-17 4-8 12-13 21-13 8-4 17-4 25-4 4 0 9 0 13 0s8 0 13 0h56l4 4c0 5 0 5 0 9zM115 59c0-12-5-21-13-25-5-8-13-13-26-13-8 0-12 5-17 5-4 0-8 4-12 8 0 4-5 8-5 13 0 4-4 8-4 12 0 13 4 22 13 30 4 4 13 8 25 8 4 0 13 0 17-4 4 0 9-4 9-8 4-4 8-9 8-13s5-8 5-13zM128 196c0-10 0-14-8-18-5-4-14-4-27-4l-42-5c-4 5-9 9-9 9-4 4-8 8-8 8 0 6-4 6-4 10s0 4 0 8c0 9 4 13 12 17 9 4 22 9 34 9 13 0 21 0 26-5 8 0 13-4 18-8 4 0 4-4 8-8 0-5 0-9 0-13z">
          <text:p/>
        </draw:path>
        <draw:path draw:style-name="gr3" draw:text-style-name="P4" draw:layer="layout" svg:width="0.148cm" svg:height="0.262cm" svg:x="6.087cm" svg:y="17.039cm" svg:viewBox="0 0 149 263" svg:d="M149 259v4h-4-4c0 0-5 0-9 0h-4c-4 0-4 0-8 0 0-4 0-4 0-4v-102c0-8 0-17-5-21 0-8-4-14-4-18-4-4-8-8-13-8-4-4-8-4-17-4-8 0-16 4-21 8-9 4-18 14-26 26v119 4c-4 0-4 0-4 0h-5c-4 0-4 0-8 0s-4 0-9 0h-4-4c0-4 0-4 0-4v-255-4c4 0 4 0 4 0h4c5 0 5 0 9 0s4 0 8 0h5 4v4 102c8-9 17-17 26-22 9-4 17-4 30-4 8 0 21 0 25 4 9 5 17 9 21 17 5 5 9 13 9 22 4 9 4 17 4 30z">
          <text:p/>
        </draw:path>
        <draw:path draw:style-name="gr3" draw:text-style-name="P4" draw:layer="layout" svg:width="0.038cm" svg:height="0.254cm" svg:x="6.375cm" svg:y="17.047cm" svg:viewBox="0 0 39 255" svg:d="M39 251c0 0-4 0-4 4h-4c-6 0-6 0-10 0s-4 0-8 0h-5-4c0-4 0-4 0-4v-170c0-5 0-5 0-5 0 0 4 0 4-4h5c4 0 4 0 8 0s4 0 10 0h4c0 4 0 4 0 4 0 0 4 0 4 5zM39 21c0 9 0 13-4 13 0 4-4 4-14 4-8 0-13 0-17-4 0 0-4-4-4-13 0-8 4-12 4-17 4 0 9-4 17-4 10 0 14 4 14 4 4 5 4 9 4 17z">
          <text:p/>
        </draw:path>
        <draw:path draw:style-name="gr3" draw:text-style-name="P4" draw:layer="layout" svg:width="0.148cm" svg:height="0.182cm" svg:x="6.468cm" svg:y="17.119cm" svg:viewBox="0 0 149 183" svg:d="M149 179v4h-4-4c0 0-4 0-9 0h-4c-4 0-4 0-8 0 0-4 0-4 0-4v-103c0-8 0-17-6-21 0-8-4-13-4-17-4-4-8-8-13-8-4-4-8-4-17-4-8 0-16 4-21 8-8 4-17 13-25 25v120 4c-4 0-4 0-4 0h-5c-4 0-4 0-8 0s-4 0-8 0h-5-4c0-4 0-4 0-4v-170c0-5 0-5 0-5 4 0 4 0 4-4h5c0 0 4 0 8 0h4c4 0 4 0 4 0 5 4 5 4 5 4v5 21c8-13 21-21 29-26 9-4 17-4 30-4 8 0 21 0 25 4 10 5 18 9 23 17 4 5 8 13 8 21 4 9 4 17 4 30z">
          <text:p/>
        </draw:path>
        <draw:path draw:style-name="gr3" draw:text-style-name="P4" draw:layer="layout" svg:width="0.119cm" svg:height="0.267cm" svg:x="6.65cm" svg:y="17.034cm" svg:viewBox="0 0 120 268" svg:d="M120 22v4c0 4 0 4-5 4v4c0 0-4 0-4-4h-4c-4 0-4 0-9 0 0-4-4-4-8-4s-9 4-13 4-4 4-8 9c0 0 0 4-4 12 0 4 0 9 0 17v17h38l4 4v5l4 4c0 8-4 8-4 13l-4 4h-38v149 4h-5-4c0 0-4 0-8 0 0 0-5 0-9 0h-4c0-4 0-4 0-4v-149h-26c-5 0-5-4-5-4 0-5-4-5-4-13v-4c4 0 4-5 4-5 0-4 5-4 5-4h26v-17c0-13 0-21 0-29 4-9 8-17 13-22 4-4 8-8 17-12 4 0 12-5 25-5 4 0 8 0 13 0 4 5 4 5 8 5l4 4c5 4 5 4 5 4 0 4 0 4 0 9z">
          <text:p/>
        </draw:path>
        <draw:path draw:style-name="gr3" draw:text-style-name="P4" draw:layer="layout" svg:width="0.17cm" svg:height="0.186cm" svg:x="6.781cm" svg:y="17.119cm" svg:viewBox="0 0 171 187" svg:d="M171 90c0 17 0 30-5 38-4 13-8 26-17 34-8 8-16 13-29 17-9 4-21 8-38 8-13 0-27-4-35-8-13-4-21-9-30-17-4-8-8-17-12-30-5-8-5-21-5-38 0-13 0-26 5-39 4-13 8-21 16-29 5-9 17-17 26-22 13-4 26-4 39-4 17 0 25 0 38 4 9 5 17 9 25 17 9 9 13 17 17 30 5 13 5 25 5 39zM137 94c0-9 0-18 0-26-4-9-9-17-9-26-4-4-12-8-17-12-8-4-17-4-25-4s-17 0-26 4c-5 4-13 8-17 12-5 9-5 13-9 22 0 8-4 17-4 30 0 9 4 17 4 26 0 8 4 12 9 21 4 4 8 13 17 13 5 4 13 8 26 8 8 0 17-4 21-4 9-4 13-9 17-17 4-4 9-13 9-21 4-9 4-17 4-26z">
          <text:p/>
        </draw:path>
        <draw:path draw:style-name="gr3" draw:text-style-name="P4" draw:layer="layout" svg:width="0.102cm" svg:height="0.182cm" svg:x="6.997cm" svg:y="17.119cm" svg:viewBox="0 0 103 183" svg:d="M103 17c0 4 0 4 0 8v5h-4c0 4 0 4 0 4 0 0-5 0-5-4h-4c-4 0-4 0-8 0h-5c-4 0-8 0-12 0 0 0-5 4-9 4-4 4-4 8-8 13-4 4-9 12-13 17v115 4c-4 0-4 0-4 0h-4c-6 0-6 0-10 0s-4 0-8 0h-5-4c0-4 0-4 0-4v-170c0-5 0-5 0-5 4 0 4 0 4-4h5c0 0 4 0 8 0h4c6 0 6 0 6 0 4 4 4 4 4 4v5 21c4-5 8-13 13-17 4-4 8-4 12-9 4-4 9-4 13-4 0 0 4 0 8 0h5c4 0 4 0 8 0s4 0 4 0c5 0 5 4 5 4 4 0 4 0 4 0v5 4z">
          <text:p/>
        </draw:path>
        <draw:path draw:style-name="gr3" draw:text-style-name="P4" draw:layer="layout" svg:width="0.254cm" svg:height="0.182cm" svg:x="7.128cm" svg:y="17.119cm" svg:viewBox="0 0 255 183" svg:d="M255 179v4c-4 0-4 0-8 0h-4c-4 0-9 0-9 0-4 0-4 0-4 0-4 0-4 0-4 0 0-4 0-4 0-4v-107c0-4 0-13-4-17 0-8 0-13-5-17-4-4-8-8-12-8-5-4-9-4-13-4-9 0-17 4-21 8-9 4-17 13-26 25v120 4h-4-4c0 0-4 0-9 0h-4c-4 0-4 0-8 0 0-4 0-4 0-4v-107c0-4-4-13-4-17 0-8-6-13-6-17-4-4-8-8-12-8-5-4-9-4-13-4-9 0-17 4-26 8-4 4-12 13-21 25v120 4c-4 0-4 0-4 0h-4c-4 0-4 0-9 0-4 0-4 0-8 0h-4-5c0-4 0-4 0-4v-170c0-5 0-5 0-5 5 0 5 0 5-4h4c0 0 4 0 8 0h5c4 0 4 0 4 0 4 4 4 4 4 4v5 21c9-13 21-21 30-26 8-4 17-4 25-4 9 0 13 0 21 0 6 0 10 4 14 9 4 0 8 4 13 8 4 4 4 9 8 17 4-8 9-13 13-17 8-4 13-8 17-13 4 0 8-4 12-4 5 0 9 0 13 0 13 0 21 0 30 4 8 5 13 9 17 17 4 5 8 13 12 21 0 9 0 17 0 26z">
          <text:p/>
        </draw:path>
        <draw:path draw:style-name="gr3" draw:text-style-name="P4" draw:layer="layout" svg:width="0.144cm" svg:height="0.186cm" svg:x="7.429cm" svg:y="17.119cm" svg:viewBox="0 0 145 187" svg:d="M145 179c0 0 0 4-4 4h-5c0 0-4 0-8 0h-4c-4 0-4 0-4 0-5 0-5-4-5-4v-17c-4 8-12 13-25 17-9 4-18 8-31 8-8 0-17 0-21-4-8 0-13-4-21-8-4-5-9-13-13-17 0-9-4-13-4-21 0-13 4-22 8-26 5-8 9-13 17-17 9-9 17-9 26-13 12-5 25-5 39-5h21v-12c0-9 0-13 0-17-4-5-4-9-8-13-5-4-5-4-13-8-4 0-9 0-18 0s-13 0-21 0c-4 4-13 4-17 8-4 0-9 4-9 4-4 0-8 4-8 4h-4c0-4 0-4 0-4v-4c-5 0-5-4-5-4 0-4 0-9 5-9v-4c4-4 4-4 8-8 4 0 13-5 17-5s13-4 17-4c8 0 13 0 21 0 14 0 22 0 31 0 8 4 17 9 21 13 4 8 8 13 13 21 0 8 4 17 4 30zM111 103h-25c-10 0-18 0-23 0-8 0-12 4-16 8-5 0-9 4-9 9-4 4-4 8-4 12 0 9 4 17 8 22 5 8 13 8 26 8 8 0 13 0 22-4 8-4 13-13 21-21z">
          <text:p/>
        </draw:path>
        <draw:path draw:style-name="gr3" draw:text-style-name="P4" draw:layer="layout" svg:width="0.11cm" svg:height="0.232cm" svg:x="7.607cm" svg:y="17.073cm" svg:viewBox="0 0 111 233" svg:d="M111 212c0 4 0 9 0 9 0 4 0 4 0 4-4 0-4 4-4 4-5 0-9 0-9 0-4 4-4 4-8 4-5 0-5 0-9 0-8 0-17 0-25-4-4-4-9-4-13-13-4-4-9-9-9-17-5-9-5-17-5-26v-97h-25c0 0 0-4-4-4 0-5 0-5 0-13v-4-5h4c0-4 0-4 0-4h25v-38-4h5c0 0 0-4 5-4 0 0 4 0 8 0 0 0 5 0 9 0 0 0 0 4 4 4v4 38h47v4c4 0 4 0 4 0v5 4c0 8 0 8 0 13l-4 4h-47v93c0 13 4 21 9 25 4 9 8 13 16 13 5 0 5-4 9-4h4c4 0 4 0 4-4 5 0 5 0 5 0h4v4 4z">
          <text:p/>
        </draw:path>
        <draw:path draw:style-name="gr3" draw:text-style-name="P4" draw:layer="layout" svg:width="0.038cm" svg:height="0.254cm" svg:x="7.755cm" svg:y="17.047cm" svg:viewBox="0 0 39 255" svg:d="M39 251c0 0-4 0-4 4-4 0-4 0-4 0-5 0-5 0-9 0s-9 0-9 0h-5-4c0-4 0-4 0-4v-170c0-5 0-5 0-5 0 0 4 0 4-4h5c0 0 5 0 9 0s4 0 9 0h4c0 4 0 4 0 4 0 0 4 0 4 5zM39 21c0 9 0 13-4 13 0 4-4 4-13 4s-14 0-18-4c0 0-4-4-4-13 0-8 4-12 4-17 4 0 9-4 18-4s13 4 13 4c4 5 4 9 4 17z">
          <text:p/>
        </draw:path>
        <draw:path draw:style-name="gr3" draw:text-style-name="P4" draw:layer="layout" svg:width="0.174cm" svg:height="0.186cm" svg:x="7.831cm" svg:y="17.119cm" svg:viewBox="0 0 175 187" svg:d="M175 90c0 17-5 30-5 38-4 13-12 26-16 34-9 8-17 13-30 17-9 4-21 8-38 8-13 0-26-4-38-8-10-4-18-9-27-17-4-8-12-17-12-30-5-8-9-21-9-38 0-13 4-26 9-39 4-13 8-21 17-29 4-9 12-17 26-22 13-4 25-4 38-4s25 0 38 4c9 5 17 9 26 17 8 9 12 17 16 30 0 13 5 25 5 39zM141 94c0-9 0-18-4-26 0-9-5-17-9-26 0-4-8-8-13-12-8-4-16-4-25-4-8 0-17 0-25 4-5 4-13 8-17 12-5 9-10 13-10 22-4 8-4 17-4 30 0 9 0 17 4 26 0 8 5 12 10 21 4 4 8 13 17 13 4 4 12 8 25 8 9 0 17-4 21-4 9-4 13-9 17-17 4-4 9-13 9-21 4-9 4-17 4-26z">
          <text:p/>
        </draw:path>
        <draw:path draw:style-name="gr3" draw:text-style-name="P4" draw:layer="layout" svg:width="0.148cm" svg:height="0.182cm" svg:x="8.051cm" svg:y="17.119cm" svg:viewBox="0 0 149 183" svg:d="M149 179v4h-4-4c0 0-4 0-8 0 0 0-5 0-9 0h-4c0-4 0-4 0-4v-103c0-8-4-17-4-21 0-8-5-13-9-17 0-4-4-8-8-8-5-4-13-4-17-4-9 0-17 4-26 8-4 4-12 13-21 25v120l-4 4h-4c-5 0-5 0-9 0-5 0-5 0-9 0h-4-5c0-4 0-4 0-4v-170c0-5 0-5 0-5 0 0 5 0 5-4h4c0 0 4 0 9 0h4c5 0 5 0 5 0 0 4 4 4 4 4v5 21c8-13 17-21 30-26 8-4 17-4 29-4 9 0 21 0 26 4 8 5 17 9 21 17 4 5 8 13 8 21 4 9 4 17 4 30z">
          <text:p/>
        </draw:path>
        <draw:path draw:style-name="gr3" draw:text-style-name="P4" draw:layer="layout" svg:width="0.11cm" svg:height="0.232cm" svg:x="8.322cm" svg:y="17.073cm" svg:viewBox="0 0 111 233" svg:d="M111 212c0 4 0 9 0 9 0 4 0 4-4 4 0 0 0 4-4 4h-4c-5 4-10 4-10 4-4 0-8 0-8 0-13 0-17 0-26-4-4-4-12-4-12-13-5-4-9-9-13-17 0-9 0-17 0-26v-97h-26l-4-4c0-5 0-5 0-13v-4-5c4-4 4-4 4-4h26v-38-4h4c0 0 0-4 4-4h5c4 0 8 0 8 0 4 0 4 4 4 4 5 0 5 0 5 0v4 38h47v4h4v5 4c0 8 0 8 0 13-4 0-4 4-4 4h-47v93c0 13 4 21 4 25 4 9 12 13 21 13 4 0 4-4 9-4h5c4 0 4 0 4-4h4c4 0 4 4 4 4v4z">
          <text:p/>
        </draw:path>
        <draw:path draw:style-name="gr3" draw:text-style-name="P4" draw:layer="layout" svg:width="0.173cm" svg:height="0.186cm" svg:x="8.458cm" svg:y="17.119cm" svg:viewBox="0 0 174 187" svg:d="M174 90c0 17-4 30-8 38 0 13-9 26-13 34-8 8-17 13-30 17-8 4-22 8-39 8-12 0-25-4-38-8-8-4-17-9-25-17-4-8-13-17-13-30-4-8-8-21-8-38 0-13 4-26 8-39 0-13 9-21 13-29 8-9 17-17 29-22 13-4 26-4 39-4 12 0 26 0 39 4 8 5 17 9 25 17 4 9 13 17 17 30 0 13 4 25 4 39zM140 94c0-9 0-18-4-26 0-9-4-17-8-26-5-4-9-8-13-12-8-4-18-4-26-4-13 0-17 0-26 4-8 4-13 8-17 12-4 9-8 13-8 22-4 8-4 17-4 30 0 9 0 17 4 26 0 8 4 12 8 21 4 4 9 13 17 13 4 4 13 8 21 8 13 0 23-4 27-4 8-4 12-9 17-17 4-4 8-13 8-21 4-9 4-17 4-26z">
          <text:p/>
        </draw:path>
        <draw:path draw:style-name="gr3" draw:text-style-name="P4" draw:layer="layout" svg:width="0.11cm" svg:height="0.232cm" svg:x="8.741cm" svg:y="17.073cm" svg:viewBox="0 0 111 233" svg:d="M111 212c0 4 0 9 0 9 0 4 0 4-4 4 0 0 0 4-4 4h-4c-5 4-9 4-9 4-4 0-8 0-8 0-9 0-17 0-26-4-4-4-8-4-12-13-5-4-9-9-13-17 0-9 0-17 0-26v-97h-25l-6-4c0-5 0-5 0-13v-4-5h6c0-4 0-4 0-4h25v-38-4h4c0 0 0-4 4-4 0 0 5 0 9 0h4c4 0 4 4 4 4 5 0 5 0 5 0v4 38h46v4h4v5 4c0 8 0 8 0 13-4 0-4 4-4 4h-46v93c0 13 4 21 4 25 4 9 13 13 21 13 4 0 4-4 8-4h5c4 0 4 0 4-4 4 0 4 0 4 0h4v4 4z">
          <text:p/>
        </draw:path>
        <draw:path draw:style-name="gr3" draw:text-style-name="P4" draw:layer="layout" svg:width="0.157cm" svg:height="0.186cm" svg:x="8.881cm" svg:y="17.119cm" svg:viewBox="0 0 158 187" svg:d="M158 85c0 5 0 9 0 9-5 4-9 4-9 4h-115c0 9 0 17 4 26 0 8 4 17 9 21 4 4 8 8 17 13 8 4 16 4 26 4 8 0 17 0 21-4 9 0 13 0 17-5 4 0 9 0 13-4 4 0 4 0 8 0 4 4 4 4 4 4 0 5 0 5 0 9v4 4h-4v5c0 0-4 0-8 0 0 4-4 4-13 8-4 0-8 0-17 4-8 0-17 0-26 0-13 0-26-4-34-4-13-4-21-13-30-21-4-4-12-17-12-25-5-13-9-26-9-43 0-18 4-30 9-39 0-13 8-25 12-30 9-8 17-16 30-21 8-4 21-4 34-4s26 0 35 4c8 5 17 9 21 17 8 9 12 17 12 26 5 12 5 21 5 34zM128 76c0-17-4-29-13-38-4-13-17-17-35-17-8 0-12 4-16 4-9 5-13 9-17 13-5 4-9 13-9 17-4 9-4 13-4 21z">
          <text:p/>
        </draw:path>
        <draw:path draw:style-name="gr3" draw:text-style-name="P4" draw:layer="layout" svg:width="0.03cm" svg:height="0.262cm" svg:x="9.088cm" svg:y="17.039cm" svg:viewBox="0 0 31 263" svg:d="M31 259v4c-4 0-4 0-4 0-4 0-9 0-9 0-4 0-8 0-8 0-4 0-4 0-4 0-6 0-6 0-6 0 0-4 0-4 0-4v-255-4h6 4c0 0 4 0 8 0 0 0 5 0 9 0h4v4z">
          <text:p/>
        </draw:path>
        <draw:path draw:style-name="gr3" draw:text-style-name="P4" draw:layer="layout" svg:width="0.034cm" svg:height="0.262cm" svg:x="9.177cm" svg:y="17.039cm" svg:viewBox="0 0 35 263" svg:d="M35 259l-4 4h-4c-4 0-4 0-9 0s-5 0-9 0h-4-5c0-4 0-4 0-4v-255-4h5 4c4 0 4 0 9 0s5 0 9 0h4c4 0 4 4 4 4z">
          <text:p/>
        </draw:path>
        <draw:path draw:style-name="gr3" draw:text-style-name="P4" draw:layer="layout" svg:width="0.161cm" svg:height="0.25cm" svg:x="3.191cm" svg:y="18.042cm" svg:viewBox="0 0 162 251" svg:d="M162 18v4 4c0 5 0 5-4 5 0 4 0 4 0 8l-90 203v4c-4 0-4 0-4 0-4 0-4 0-9 5 0 0-4 0-8 0s-4 0-8-5c-5 0-5 0-5 0 0 0-4 0-4-4 0 0 4 0 4-4l94-207h-119c-4 0-4 0-4-5-5-4-5-4-5-8s0-4 0-10c0 0 0-4 5-4v-4h4 145 4c0 0 0 4 4 4v4c0 0 0 6 0 10z">
          <text:p/>
        </draw:path>
        <draw:path draw:style-name="gr3" draw:text-style-name="P4" draw:layer="layout" svg:width="0.042cm" svg:height="0.047cm" svg:x="3.399cm" svg:y="18.245cm" svg:viewBox="0 0 43 48" svg:d="M43 21c0 13 0 17-4 23-4 0-8 4-18 4-8 0-13-4-13-4-4-6-8-10-8-18 0-13 4-17 8-22 0 0 9-4 13-4 10 0 14 4 18 4 4 5 4 9 4 17z">
          <text:p/>
        </draw:path>
        <draw:frame draw:style-name="gr4" draw:text-style-name="P5" draw:layer="layout" svg:width="0.388cm" svg:height="0.454cm" svg:x="4.115cm" svg:y="16.944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326cm" svg:height="0.25cm" svg:x="3.818cm" svg:y="18.042cm" svg:viewBox="0 0 327 251" svg:d="M259 242v4c-4 0-4 0-4 0-4 0-4 0-8 5-6 0-6 0-10 0s-8 0-13 0c0-5-4-5-4-5-4 0-4 0-4 0 0-4-4-4-4-4l-51-186-47 186-4 4h-4l-4 5c-5 0-5 0-9 0s-8 0-13 0c-4-5-4-5-4-5-4 0-4 0-4 0-4-4-4-4-4-4l-64-228c0-6-4-6-4-10 0 0 4 0 4-4h4c5 0 5 0 9 0s8 0 13 0h4v4c0 0 4 0 4 4l55 205 51-205c0-4 0-4 0-4 4 0 4-4 4-4h4c5 0 9 0 13 0 0 0 4 0 9 0h4v4c4 0 4 0 4 4l55 205 56-205c0-4 0-4 0-4 0 0 0-4 4-4h5c4 0 4 0 8 0s8 0 8 0c5 0 5 0 5 0 4 4 4 4 4 4 0 4 0 4-4 10z">
          <text:p/>
        </draw:path>
        <draw:path draw:style-name="gr3" draw:text-style-name="P4" draw:layer="layout" svg:width="0.148cm" svg:height="0.267cm" svg:x="4.182cm" svg:y="18.025cm" svg:viewBox="0 0 149 268" svg:d="M149 259v4h-4l-4 5h-5c-4 0-8 0-8 0-4-5-4-5-4-5-4 0-4 0-4 0v-4-98c0-13 0-21-5-26 0-4-4-12-4-16-4-5-8-5-13-9-4-4-8-4-17-4-8 0-12 4-21 8-8 5-17 13-26 26v119 4h-4c0 0-5 0-5 5-4 0-4 0-8 0s-4 0-9 0c0-5-4-5-4-5-4 0-4-4-4-4v-255h4c0-4 0-4 0-4h4c5 0 5 0 9 0s4 0 8 0h5c0 0 4 0 4 4v102c9-9 18-17 26-21 9-5 21-5 30-5 8 0 21 0 30 5 4 4 12 8 16 17 5 4 9 12 9 21 4 8 4 21 4 34z">
          <text:p/>
        </draw:path>
        <draw:path draw:style-name="gr3" draw:text-style-name="P4" draw:layer="layout" svg:width="0.139cm" svg:height="0.187cm" svg:x="4.377cm" svg:y="18.105cm" svg:viewBox="0 0 140 188" svg:d="M140 179c0 4 0 4 0 4h-4c-4 5-4 5-8 5s-4 0-9-5h-4v-4-17c-8 9-17 17-25 21-9 5-21 5-30 5-8 0-17 0-25-5-9 0-13-4-17-8-5-4-9-8-13-17-5-4-5-13-5-21 0-9 0-17 5-25 4-9 13-13 17-17 8-5 17-9 30-13 8 0 21-4 33-4h26v-13c0-4 0-13-4-17 0-4-5-8-5-13-4-5-8-4-12-9-5 0-13 0-17 0-9 0-17 0-21 0-9 5-13 4-17 9-5 0-9 5-13 5-4 4-4 4-9 4l-4-4v-5-4c0-5 0-5 0-9 0 0 0-5 4-5 0 0 5-4 9-4 4-4 8-4 13-8 8 0 12-5 21-5 4 0 13 0 17 0 12 0 25 0 34 5 8 0 12 4 21 12 4 5 8 9 8 18 4 9 4 17 4 30zM111 103h-30c-8 0-12 0-21 0-4 4-13 4-17 9-4 4-4 4-8 8 0 4 0 8 0 17 0 8 0 13 8 21 4 4 13 4 21 4 9 0 17 0 26-4 4-4 12-13 21-21z">
          <text:p/>
        </draw:path>
        <draw:path draw:style-name="gr3" draw:text-style-name="P4" draw:layer="layout" svg:width="0.115cm" svg:height="0.229cm" svg:x="4.55cm" svg:y="18.063cm" svg:viewBox="0 0 116 230" svg:d="M116 209c0 4 0 8 0 8 0 4-5 4-5 4 0 4-4 4-4 4 0 0-4 0-8 5 0 0-5 0-9 0 0 0-4 0-8 0-9 0-18 0-22-5-9 0-13-4-17-8-5-4-5-13-9-21 0-4 0-13 0-26v-97h-25c-4 0-4 0-4-4 0 0-5-4-5-10 0-4 0-4 5-8v-4h4 25v-43-4c4 0 4 0 4 0 5 0 5 0 9 0s8 0 8 0c5 0 5 0 5 0h4c0 4 0 4 0 4v43h43c4 0 4 0 4 0 5 4 5 4 5 4 0 4 0 4 0 8 0 6 0 10-5 10 0 4 0 4-4 4h-43v93c0 13 0 21 5 30 4 4 9 8 21 8h4c5-4 5-4 9-4h4 4 5v4z">
          <text:p/>
        </draw:path>
        <draw:path draw:style-name="gr3" draw:text-style-name="P4" draw:layer="layout" svg:width="0.043cm" svg:height="0.254cm" svg:x="4.787cm" svg:y="18.038cm" svg:viewBox="0 0 44 255" svg:d="M39 246v4h-4c0 0-4 0-4 5-4 0-4 0-8 0-6 0-6 0-10 0 0-5-4-5-4-5-4 0-4-4-4-4v-170c0 0 0-4 4-4 0 0 4 0 4-5 4 0 4 0 10 0 4 0 4 0 8 0 0 5 4 5 4 5h4v4zM44 17c0 8-5 12-5 17-4 0-8 4-16 4-10 0-14-4-18-4 0-5-5-9-5-17 0-9 5-13 5-13 4-4 8-4 18-4 8 0 12 0 16 4 0 0 5 4 5 13z">
          <text:p/>
        </draw:path>
        <draw:path draw:style-name="gr3" draw:text-style-name="P4" draw:layer="layout" svg:width="0.123cm" svg:height="0.187cm" svg:x="4.868cm" svg:y="18.105cm" svg:viewBox="0 0 124 188" svg:d="M124 133c0 8 0 17-5 25-4 4-8 13-12 17-9 4-17 9-26 9-4 4-18 4-26 4-4 0-13 0-17 0s-13-4-17-4-4-5-8-5c-5 0-5-4-9-4v-4c-4-4-4-9-4-13v-4l4-4c0-5 0-5 4-5 0 0 0 5 5 5 4 0 4 4 8 4 4 4 8 4 17 8 4 0 13 0 17 0s13 0 17 0c5 0 9-4 9-4 4-4 9-8 9-8 0-5 4-9 4-13s-4-9-4-13c-5-4-9-8-13-8-5-4-9-4-14-9-4 0-8-4-17-4-4-4-8-4-12-8-5-5-13-5-17-9 0-4-4-8-9-17 0-4-4-8-4-17 0-8 4-12 4-21 5-5 9-14 13-18s13-8 21-8c4-5 17-5 26-5 4 0 9 0 13 0s9 0 13 5c4 0 8 0 8 4 5 0 5 0 9 0 0 4 0 4 0 4 4 0 4 0 4 4 0 5 0 5 0 9v5 4c-4 0-4 0-4 0 0 5 0 5 0 5-4 0-4-5-4-5-5 0-9-4-9-4-4 0-8-5-13-5-4 0-13 0-17 0-5 0-9 0-13 0s-9 5-13 5c0 4-4 4-4 9 0 4-4 8-4 8 0 9 4 13 4 13 4 4 8 8 13 8 4 4 8 9 12 9 5 0 9 4 18 4 4 4 9 8 13 8 8 5 13 9 17 9 4 4 4 8 8 17 5 4 5 8 5 17z">
          <text:p/>
        </draw:path>
        <draw:path draw:style-name="gr3" draw:text-style-name="P4" draw:layer="layout" svg:width="0.115cm" svg:height="0.229cm" svg:x="5.096cm" svg:y="18.063cm" svg:viewBox="0 0 116 230" svg:d="M116 209c0 4-4 8-4 8 0 4 0 4 0 4 0 4-5 4-5 4-4 0-4 0-8 5-4 0-4 0-10 0-4 0-4 0-8 0-9 0-17 0-21-5-9 0-13-4-17-8s-9-13-9-21c-4-4-4-13-4-26v-97h-21c-4 0-4 0-9-4 0 0 0-4 0-10 0-4 0-4 0-8v-4c5 0 5 0 5 0h4 21v-43-4c4 0 4 0 4 0h5c4 0 4 0 8 0s4 0 8 0h5c4 4 4 4 4 4v43h43 5c0 4 0 4 0 4 0 4 4 4 4 8 0 6-4 10-4 10 0 4-5 4-5 4h-43v93c0 13 0 21 4 30 4 4 9 8 17 8 4 0 10 0 10 0 4-4 4-4 8-4h4c5 0 5 0 5 0v4z">
          <text:p/>
        </draw:path>
        <draw:path draw:style-name="gr3" draw:text-style-name="P4" draw:layer="layout" svg:width="0.148cm" svg:height="0.267cm" svg:x="5.249cm" svg:y="18.025cm" svg:viewBox="0 0 149 268" svg:d="M149 259v4h-4l-4 5c0 0-5 0-9 0h-4c-4-5-4-5-9-5v-4-98c0-13 0-21-4-26 0-4-4-12-4-16-4-5-9-5-13-9s-8-4-17-4c-8 0-17 4-21 8-8 5-17 13-25 26v119 4c-5 0-5 0-5 0 0 0-4 0-4 5-4 0-4 0-8 0s-4 0-9 0c0-5-5-5-5-5h-4v-4-255c4-4 4-4 4-4h5c5 0 5 0 9 0s4 0 8 0h4l5 4v102c8-9 17-17 25-21 9-5 17-5 30-5 8 0 21 0 25 5 9 4 17 8 21 17 5 4 9 12 9 21 4 8 4 21 4 34z">
          <text:p/>
        </draw:path>
        <draw:path draw:style-name="gr3" draw:text-style-name="P4" draw:layer="layout" svg:width="0.156cm" svg:height="0.187cm" svg:x="5.444cm" svg:y="18.105cm" svg:viewBox="0 0 157 188" svg:d="M157 86c0 4 0 9-4 13 0 0-4 0-9 0h-111c0 13 0 21 0 29 5 5 9 13 13 17 4 5 9 9 17 13 4 4 13 4 25 4 10 0 18 0 23 0 8-4 12-4 17-4 4-4 8-4 12-4 0-4 4-4 4-4h5v4 4 4 5 4c0 4 0 4 0 4-5 0-5 0-9 4-4 0-8 0-12 5-5 0-13 0-17 4-9 0-18 0-27 0-12 0-25 0-38-4-8-5-17-13-25-17-9-9-13-17-17-30s-4-25-4-42c0-13 0-26 4-38 4-13 8-22 17-31 8-9 17-17 25-21 13-5 21-5 34-5s26 0 35 5c13 4 17 12 25 17 4 9 9 18 13 26 4 13 4 21 4 34zM128 78c0-17-5-30-13-38-9-9-17-14-35-14-8 0-13 0-21 5-4 0-9 4-13 9-4 4-8 12-8 17-5 8-5 12-5 21z">
          <text:p/>
        </draw:path>
        <draw:path draw:style-name="gr3" draw:text-style-name="P4" draw:layer="layout" svg:width="0.11cm" svg:height="0.229cm" svg:x="5.715cm" svg:y="18.063cm" svg:viewBox="0 0 111 230" svg:d="M111 209c0 4 0 8 0 8 0 4 0 4 0 4-5 4-5 4-9 4 0 0-4 0-4 5-4 0-4 0-9 0-4 0-8 0-8 0-9 0-17 0-26-5-5 0-9-4-13-8s-9-13-9-21c-4-4-4-13-4-26v-97h-25l-4-4c0 0 0-4 0-10 0-4 0-4 0-8v-4h4 25v-43-4h4 5c0 0 4 0 8 0h4c5 0 5 0 9 0 0 4 0 4 0 4v43h47c5 0 5 0 5 0 0 4 0 4 0 4 0 4 0 4 0 8 0 6 0 10 0 10 0 4-5 4-5 4h-47v93c0 13 5 21 9 30 0 4 9 8 17 8 4 0 4 0 9 0 0-4 4-4 4-4 4 0 4 0 4 0 4 0 4 0 4 0h5v4z">
          <text:p/>
        </draw:path>
        <draw:path draw:style-name="gr3" draw:text-style-name="P4" draw:layer="layout" svg:width="0.148cm" svg:height="0.187cm" svg:x="5.867cm" svg:y="18.105cm" svg:viewBox="0 0 149 188" svg:d="M149 179v4h-4l-4 5h-5c-4 0-8 0-8 0 0-5-5-5-5-5h-5v-4-21c-8 9-16 17-29 21-9 9-17 9-26 9-12 0-21 0-29-5-9-4-13-8-21-16-5-5-9-13-9-22-4-8-4-21-4-33v-103-4h4l4-5c5 0 5 0 9 0s4 0 8 0l5 5c4 0 4 4 4 4v98c0 13 0 21 0 26 0 4 4 12 8 17 0 4 4 4 9 8 4 4 12 4 17 4 8 0 17-4 25-8 9-4 17-13 25-26v-119-4c5 0 5-5 5-5 5 0 9 0 9 0 4 0 9 0 9 0 4 0 4 5 4 5 4 0 4 0 4 0v4z">
          <text:p/>
        </draw:path>
        <draw:path draw:style-name="gr3" draw:text-style-name="P4" draw:layer="layout" svg:width="0.102cm" svg:height="0.187cm" svg:x="6.07cm" svg:y="18.105cm" svg:viewBox="0 0 103 188" svg:d="M103 17c0 5 0 9 0 9 0 5 0 5 0 5 0 0 0 4-5 4h-4l-4-4c-4 0-4 0-8 0h-5c-4 0-8 0-12 0 0 4-5 4-9 9-4 0-4 4-8 8-5 9-10 13-14 21v110 5h-4c0 0-5 0-5 4-4 0-4 0-8 0s-4 0-8 0c0-4-5-4-5-4-4 0-4-5-4-5v-170c0 0 0-4 4-4l5-5c4 0 4 0 8 0h4c4 0 4 5 4 5 5 0 5 0 5 0v4 26c4-9 8-13 13-18 5-4 9-8 13-12 4 0 9-5 13-5 0 0 4 0 8 0 5 0 5 0 5 0 4 0 8 0 8 0 4 0 4 0 4 0 4 5 4 5 4 5 5 0 5 0 5 0v4 4z">
          <text:p/>
        </draw:path>
        <draw:path draw:style-name="gr3" draw:text-style-name="P4" draw:layer="layout" svg:width="0.144cm" svg:height="0.187cm" svg:x="6.21cm" svg:y="18.105cm" svg:viewBox="0 0 145 188" svg:d="M145 179v4c-4 0-4 0-9 5h-4c-4 0-8 0-8 0-5-5-5-5-5-5-4 0-4 0-4 0v-4-97c0-13 0-21-4-26 0-4 0-12-4-16-5-5-9-5-13-9-4-5-9-5-17-5s-13 4-21 9c-9 5-17 13-26 26v118 4h-4l-4 5c0 0-4 0-8 0-6 0-6 0-10 0 0-5 0-5-4-5v-4-170-4l4-5c4 0 4 0 10 0 4 0 4 0 8 0 0 0 0 5 4 5v4 22c9-9 21-18 30-22 8-9 21-9 29-9 13 0 22 0 30 5 9 4 13 8 17 17 4 4 9 13 13 22 0 8 0 21 0 34z">
          <text:p/>
        </draw:path>
        <draw:path draw:style-name="gr3" draw:text-style-name="P4" draw:layer="layout" svg:width="0.123cm" svg:height="0.187cm" svg:x="6.396cm" svg:y="18.105cm" svg:viewBox="0 0 124 188" svg:d="M124 133c0 8-4 17-4 25-5 4-9 13-17 17-5 4-13 9-22 9-8 4-16 4-25 4-4 0-13 0-17 0s-13-4-17-4-8-5-8-5c-4 0-5-4-10-4 0 0 0-4-4-4 0-4 0-9 0-13v-4c0 0 0-4 4-4 0-5 0-5 0-5 5 0 6 5 10 5s4 4 8 4c4 4 9 4 17 8 4 0 9 0 17 0 4 0 13 0 17 0s4-4 8-4c5-4 9-8 9-8 0-5 4-9 4-13s-4-9-4-13c-4-4-9-8-13-8-4-4-8-4-12-9-5 0-9-4-17-4-5-4-9-4-13-8-9-5-13-5-17-9s-4-8-9-17c0-4-5-8-5-17 0-8 5-12 5-21 5-5 9-14 13-18s13-8 21-8c5-5 17-5 26-5 4 0 8 0 12 0 5 0 9 0 13 5 4 0 9 0 9 4 4 0 4 0 8 0 0 4 0 4 0 4 0 0 4 0 4 4 0 5 0 5 0 9v5c0 0 0 4-4 4 0 5 0 5 0 5-4 0-4-5-8-5 0 0-5-4-9-4 0 0-4-5-8-5-5 0-13 0-17 0s-9 0-13 0-8 5-13 5c0 4-4 4-4 9-4 4-4 8-4 8 0 9 4 13 4 13 4 4 9 8 13 8 4 4 8 9 13 9 4 0 8 4 16 4 5 4 9 8 13 8 9 5 13 9 17 9 4 4 4 8 9 17 4 4 4 8 4 17z">
          <text:p/>
        </draw:path>
        <draw:path draw:style-name="gr3" draw:text-style-name="P4" draw:layer="layout" svg:width="0.101cm" svg:height="0.187cm" svg:x="6.646cm" svg:y="18.105cm" svg:viewBox="0 0 102 188" svg:d="M102 17c0 5 0 9 0 9 0 5 0 5 0 5l-4 4c-4 0-4 0-4 0l-4-4c-5 0-5 0-9 0 0 0-4 0-8 0 0 0-5 0-10 0 0 4-4 4-8 9-4 0-9 4-9 8-4 9-8 13-12 21v110c0 0 0 5-5 5 0 0-4 0-4 4-4 0-4 0-8 0s-4 0-9 0c0-4-4-4-4-4h-4v-5-170-4h4c0 0 0-5 4-5 0 0 5 0 9 0h4c4 0 4 5 4 5h4v4 26c5-9 9-13 13-18 4-4 9-8 13-12 4 0 8-5 8-5 5 0 10 0 14 0h4c4 0 4 0 9 0h4c4 5 4 5 4 5h4v4 4z">
          <text:p/>
        </draw:path>
        <draw:path draw:style-name="gr3" draw:text-style-name="P4" draw:layer="layout" svg:width="0.14cm" svg:height="0.187cm" svg:x="6.773cm" svg:y="18.105cm" svg:viewBox="0 0 141 188" svg:d="M141 179c0 4 0 4-5 4h-4c0 5-4 5-4 5-4 0-9 0-9-5-4 0-4 0-4 0 0 0-4 0-4-4v-17c-5 9-14 17-27 21-8 5-16 5-25 5-13 0-17 0-25-5-9 0-13-4-21-8-5-4-9-8-9-17-4-4-4-13-4-21 0-9 0-17 4-25 4-9 9-13 17-17 8-5 17-9 25-13 13 0 26-4 38-4h22v-13c0-4 0-13 0-17s-5-8-9-13c0-5-4-4-13-9-4 0-8 0-16 0-9 0-13 0-22 0-4 5-8 4-17 9-4 0-8 5-8 5-4 4-8 4-8 4h-5v-4-5-4c0-5 0-5 0-9v-5c5 0 9-4 13-4 4-4 8-4 13-8 4 0 12-5 17-5 8 0 12 0 21 0 12 0 21 0 29 5 10 0 18 4 23 12 4 5 8 9 12 18 0 9 5 17 5 30zM106 103h-26c-8 0-17 0-21 0-8 4-13 4-17 9-4 4-8 4-8 8-5 4-5 8-5 17 0 8 5 13 9 21 8 4 13 4 25 4 9 0 17 0 21-4 9-4 17-13 22-21z">
          <text:p/>
        </draw:path>
        <draw:path draw:style-name="gr3" draw:text-style-name="P4" draw:layer="layout" svg:width="0.11cm" svg:height="0.229cm" svg:x="6.946cm" svg:y="18.063cm" svg:viewBox="0 0 111 230" svg:d="M111 209c0 4 0 8 0 8 0 4 0 4 0 4-4 4-4 4-4 4-4 0-4 0-8 5-4 0-4 0-9 0-4 0-4 0-8 0-9 0-17 0-21-5-9 0-13-4-17-8s-10-13-10-21c-4-4-4-13-4-26v-97h-25l-5-4c0 0 0-4 0-10 0-4 0-4 0-8v-4c5 0 5 0 5 0h4 21v-43-4h4 6c0 0 4 0 8 0s4 0 8 0h5c0 4 4 4 4 4v43h42 4c0 4 0 4 0 4 0 4 0 4 0 8 0 6 0 10 0 10 0 4-4 4-4 4h-42v93c0 13 0 21 4 30 4 4 9 8 17 8 4 0 9 0 9 0 4-4 4-4 4-4 4 0 4 0 8 0s4 0 4 0v4z">
          <text:p/>
        </draw:path>
        <draw:path draw:style-name="gr3" draw:text-style-name="P4" draw:layer="layout" svg:width="0.038cm" svg:height="0.254cm" svg:x="7.095cm" svg:y="18.038cm" svg:viewBox="0 0 39 255" svg:d="M39 246c0 0 0 4-5 4 0 0-5 0-5 5-4 0-4 0-8 0s-4 0-9 0c0-5-4-5-4-5h-4v-4-170-4h4c0 0 4 0 4-5 5 0 5 0 9 0s4 0 8 0c0 5 5 5 5 5 5 0 5 4 5 4zM39 17c0 8 0 12-5 17 0 0-5 4-13 4-9 0-13-4-17-4 0-5-4-9-4-17 0-9 4-13 4-13 4-4 8-4 17-4 8 0 13 0 18 4 0 0 0 4 0 13z">
          <text:p/>
        </draw:path>
        <draw:path draw:style-name="gr3" draw:text-style-name="P4" draw:layer="layout" svg:width="0.169cm" svg:height="0.187cm" svg:x="7.175cm" svg:y="18.105cm" svg:viewBox="0 0 170 188" svg:d="M170 95c0 12 0 25-4 38-4 8-8 21-17 29-8 9-17 13-29 17-9 9-22 9-39 9-12 0-25 0-33-4-13-5-22-13-26-22-8-4-13-17-18-25-4-13-4-25-4-42 0-13 0-26 4-38 5-13 10-22 18-31 4-9 17-13 26-21 12-5 25-5 38-5 17 0 25 0 38 5 8 4 17 12 25 21 9 5 13 18 17 26 4 13 4 26 4 43zM136 95c0-9 0-17 0-26-4-8-4-17-8-21-4-8-13-13-17-17-8-5-17-5-25-5-9 0-17 0-26 5-4 4-12 9-17 13-4 8-4 17-8 21 0 8-4 21-4 30 0 8 4 17 4 25s4 17 8 21c5 9 9 13 17 17 5 4 13 4 26 4 8 0 17 0 21-4 8-4 13-8 17-17 4-4 8-13 12-21 0-4 0-17 0-25z">
          <text:p/>
        </draw:path>
        <draw:path draw:style-name="gr3" draw:text-style-name="P4" draw:layer="layout" svg:width="0.072cm" svg:height="0.334cm" svg:x="7.476cm" svg:y="18.021cm" svg:viewBox="0 0 73 335" svg:d="M73 4c-13 25-22 55-30 80-4 26-9 56-9 81 0 31 5 56 9 81 8 30 17 55 25 81 5 0 5 0 5 4h-5c0 4 0 4-4 4h-4c-4 0-4 0-9 0h-4v-4c-4 0-4 0-4 0-4-13-13-25-17-38-4-17-9-30-14-42-4-13-8-26-8-43-4-12-4-25-4-43 0-13 4-30 4-42 0-13 4-26 8-43 5-12 10-25 14-38s13-25 17-42c4 0 4 0 4 0h4c0 0 5 0 9 0h4c4 0 4 0 4 0 5 0 5 0 5 4z">
          <text:p/>
        </draw:path>
        <draw:path draw:style-name="gr3" draw:text-style-name="P4" draw:layer="layout" svg:width="0.148cm" svg:height="0.187cm" svg:x="7.598cm" svg:y="18.105cm" svg:viewBox="0 0 149 188" svg:d="M149 179v4h-4l-4 5c0 0-4 0-8 0h-5c-4-5-4-5-4-5-4 0-4 0-4 0v-4-97c0-13 0-21-4-26 0-4-5-12-5-16-4-5-8-5-12-9-5-5-9-5-17-5-9 0-17 4-21 9-9 5-17 13-26 26v118 4c-4 0-4 0-4 0 0 0-4 0-4 5-6 0-6 0-10 0s-4 0-8 0c0-5-4-5-4-5h-5v-4-170-4c5 0 5 0 5 0l4-5c0 0 4 0 8 0h4c6 0 6 5 6 5 4 0 4 0 4 0v4 22c8-9 21-18 30-22 8-9 17-9 29-9 9 0 21 0 26 5 8 4 17 8 21 17 4 4 8 13 8 22 4 8 4 21 4 34z">
          <text:p/>
        </draw:path>
        <draw:path draw:style-name="gr3" draw:text-style-name="P4" draw:layer="layout" svg:width="0.068cm" svg:height="0.334cm" svg:x="7.797cm" svg:y="18.021cm" svg:viewBox="0 0 69 335" svg:d="M69 165c0 18 0 31 0 43-4 17-4 30-8 43-5 12-9 25-13 42-4 13-13 25-17 38-4 0-4 0-4 0 0 0 0 4-5 4h-4-4c-4 0-4 0-9 0 0 0-5 0-5-4s0-4 0-4c14-26 22-51 27-81 8-25 12-50 12-81 0-26-4-55-12-81-5-25-13-55-27-80 0-4 0-4 0-4 5 0 5 0 5 0 5 0 5 0 9 0s4 0 8 0h5c17 29 25 55 34 80 8 30 8 55 8 85z">
          <text:p/>
        </draw:path>
        <draw:path draw:style-name="gr3" draw:text-style-name="P4" draw:layer="layout" svg:width="0.17cm" svg:height="0.187cm" svg:x="7.996cm" svg:y="18.105cm" svg:viewBox="0 0 171 188" svg:d="M171 95c0 12 0 25-5 38-4 8-8 21-17 29-8 9-16 13-29 17-9 9-21 9-38 9-13 0-26 0-34-4-13-5-22-13-31-22-4-4-8-17-12-25-5-13-5-25-5-42 0-13 0-26 5-38 4-13 8-22 16-31 5-9 18-13 27-21 13-5 25-5 38-5 17 0 25 0 38 5 9 4 17 12 25 21 9 5 13 18 17 26 5 13 5 26 5 43zM137 95c0-9 0-17 0-26-4-8-9-17-9-21-4-8-12-13-17-17-8-5-17-5-25-5-9 0-17 0-25 5-5 4-13 9-17 13-5 8-5 17-9 21 0 8-5 21-5 30 0 8 5 17 5 25s4 17 9 21c4 9 8 13 17 17 4 4 12 4 25 4 8 0 17 0 21-4 9-4 13-8 17-17 4-4 9-13 9-21 4-4 4-17 4-25z">
          <text:p/>
        </draw:path>
        <draw:path draw:style-name="gr3" draw:text-style-name="P4" draw:layer="layout" svg:width="0.114cm" svg:height="0.271cm" svg:x="8.191cm" svg:y="18.021cm" svg:viewBox="0 0 115 272" svg:d="M115 21c0 4 0 4 0 8 0 5 0 5 0 5h-4c-4 0-4-5-4-5-4 0-4 0-9 0-4 0-4 0-8 0s-9 0-13 0c-5 0-5 5-9 9 0 4-4 8-4 13 0 4 0 8 0 17v21h39c4 0 4 0 4 0 0 4 0 4 0 4 0 4 0 4 0 8 0 5 0 9 0 9 0 4-4 4-4 4h-39v149 4c-5 0-5 0-5 0 0 0-4 0-4 5-4 0-4 0-8 0-5 0-5 0-9 0 0-5-4-5-4-5h-4v-4-149h-22c-4 0-4 0-8-4 0 0 0-4 0-9 0-4 0-4 0-8v-4c4 0 4 0 4 0h4 22v-21c0-9 4-22 4-30 4-9 4-17 8-21 9-5 13-9 22-13 4 0 13-4 22-4 4 0 8 4 12 4 5 0 9 0 13 0 0 4 4 4 4 4v4 5z">
          <text:p/>
        </draw:path>
        <draw:path draw:style-name="gr3" draw:text-style-name="P4" draw:layer="layout" svg:width="0.144cm" svg:height="0.187cm" svg:x="8.407cm" svg:y="18.105cm" svg:viewBox="0 0 145 188" svg:d="M145 179c0 4 0 4-4 4h-5c0 5-4 5-8 5 0 0-4 0-4-5-5 0-5 0-5 0-4 0-4 0-4-4v-17c-8 9-12 17-26 21-9 5-17 5-30 5-8 0-17 0-21-5-8 0-17-4-21-8s-9-8-13-17c0-4-4-13-4-21 0-9 4-17 8-25 5-9 9-13 17-17 9-5 17-9 26-13 12 0 25-4 38-4h22v-13c0-4 0-13 0-17-4-4-4-8-8-13-6-5-6-4-14-9-4 0-9 0-17 0-9 0-13 0-21 0-5 5-13 4-17 9-4 0-9 5-9 5-4 4-8 4-8 4h-4v-4-5c-5 0-5 0-5-4 0-5 0-5 5-9v-5c4 0 4-4 8-4 4-4 13-4 17-8 4 0 13-5 17-5 8 0 13 0 21 0 13 0 21 0 31 5 8 0 17 4 21 12 4 5 8 9 13 18 0 9 4 17 4 30zM111 103h-26c-9 0-17 0-22 0-8 4-12 4-17 9-4 4-8 4-8 8-4 4-4 8-4 17 0 8 4 13 8 21 4 4 13 4 26 4 8 0 12 0 21-4 8-4 14-13 22-21z">
          <text:p/>
        </draw:path>
        <draw:path draw:style-name="gr3" draw:text-style-name="P4" draw:layer="layout" svg:width="0.11cm" svg:height="0.229cm" svg:x="8.669cm" svg:y="18.063cm" svg:viewBox="0 0 111 230" svg:d="M111 209c0 4 0 8 0 8 0 4 0 4 0 4-4 4-4 4-4 4-4 0-4 0-8 5-5 0-5 0-9 0s-4 0-8 0c-10 0-18 0-27-5-4 0-8-4-12-8-5-4-9-13-9-21-4-4-4-13-4-26v-97h-25l-5-4c0 0 0-4 0-10 0-4 0-4 0-8v-4h5 25v-43-4h4 4c0 0 5 0 9 0 0 0 4 0 8 0h5c0 4 0 4 0 4v43h47c4 0 4 0 4 0 0 4 0 4 0 4 0 4 0 4 0 8 0 6 0 10 0 10 0 4-4 4-4 4h-47v93c0 13 4 21 8 30 4 4 10 8 18 8 4 0 4 0 8 0 5-4 5-4 5-4 4 0 4 0 4 0 4 0 4 0 4 0h4v4z">
          <text:p/>
        </draw:path>
        <draw:path draw:style-name="gr3" draw:text-style-name="P4" draw:layer="layout" svg:width="0.101cm" svg:height="0.187cm" svg:x="8.822cm" svg:y="18.105cm" svg:viewBox="0 0 102 188" svg:d="M102 17c0 5 0 9 0 9 0 5 0 5 0 5-4 0-4 4-4 4-4 0-4 0-4 0-4 0-4-4-4-4-5 0-5 0-9 0 0 0-4 0-8 0 0 0-5 0-9 0-4 4-4 4-8 9-4 0-9 4-13 8 0 9-4 13-8 21v110l-5 5c0 0-4 0-4 4-4 0-4 0-8 0-6 0-10 0-10 0 0-4-4-4-4-4h-4v-5-170-4h4c0 0 0-5 4-5 0 0 4 0 10 0h4c4 0 4 5 4 5h4v4 26c5-9 9-13 13-18 4-4 9-8 13-12 4 0 4-5 8-5s9 0 13 0h4c4 0 4 0 9 0h4c4 5 4 5 4 5 4 0 4 4 4 4v4z">
          <text:p/>
        </draw:path>
        <draw:path draw:style-name="gr3" draw:text-style-name="P4" draw:layer="layout" svg:width="0.143cm" svg:height="0.187cm" svg:x="8.945cm" svg:y="18.105cm" svg:viewBox="0 0 144 188" svg:d="M144 179c0 4 0 4-4 4h-5c0 5-4 5-4 5-4 0-9 0-9-5-4 0-4 0-4 0-4 0-4 0-4-4v-17c-4 9-13 17-26 21-8 5-17 5-25 5-13 0-21 0-25-5-9 0-13-4-22-8-4-4-8-8-8-17-4-4-8-13-8-21 0-9 4-17 8-25 4-9 8-13 17-17 8-5 17-9 25-13 13 0 26-4 38-4h22v-13c0-4 0-13 0-17-5-4-5-8-9-13s-4-4-13-9c-4 0-8 0-17 0-8 0-12 0-21 0-4 5-12 4-17 9-4 0-8 5-8 5-4 4-9 4-9 4h-4v-4-5c-4 0-4 0-4-4 0-5 4-5 4-9v-5c4 0 4-4 9-4 4-4 12-4 17-8 4 0 12-5 17-5 8 0 12 0 21 0 12 0 21 0 29 5 9 0 17 4 22 12 4 5 8 9 13 18 0 9 4 17 4 30zM110 103h-26c-8 0-17 0-21 0-8 4-13 4-17 9-4 4-8 4-8 8-5 4-5 8-5 17 0 8 5 13 9 21 4 4 13 4 25 4 9 0 13 0 21-4 9-4 17-13 22-21z">
          <text:p/>
        </draw:path>
        <draw:path draw:style-name="gr3" draw:text-style-name="P4" draw:layer="layout" svg:width="0.148cm" svg:height="0.187cm" svg:x="9.144cm" svg:y="18.105cm" svg:viewBox="0 0 149 188" svg:d="M149 179v4h-5l-4 5c0 0-4 0-8 0h-4c-5-5-5-5-9-5v-4-97c0-13 0-21-4-26 0-4-4-12-4-16-6-5-10-5-14-9-4-5-9-5-17-5-9 0-17 4-21 9-9 5-17 13-26 26v118 4c-4 0-4 0-4 0 0 0-4 0-4 5-4 0-4 0-9 0-4 0-4 0-8 0 0-5-4-5-4-5h-4v-4-170-4c4 0 4 0 4 0l4-5c0 0 4 0 8 0h5c4 0 4 5 4 5 4 0 4 0 4 0v4 22c9-9 21-18 30-22 8-9 17-9 29-9 9 0 23 0 27 5 8 4 17 8 21 17 4 4 8 13 8 22 5 8 5 21 5 34z">
          <text:p/>
        </draw:path>
        <draw:path draw:style-name="gr3" draw:text-style-name="P4" draw:layer="layout" svg:width="0.123cm" svg:height="0.187cm" svg:x="9.334cm" svg:y="18.105cm" svg:viewBox="0 0 124 188" svg:d="M124 133c0 8-5 17-5 25-5 4-9 13-17 17-5 4-13 9-22 9-8 4-16 4-25 4-8 0-13 0-17 0-8 0-13-4-17-4s-8-5-8-5c-5 0-9-4-9-4l-4-4c0-4 0-9 0-13v-4-4h4c0-5 0-5 0-5 4 0 4 5 9 5 0 0 4 4 8 4 4 4 9 4 17 8 4 0 9 0 17 0 4 0 9 0 13 0s8-4 12-4c5-4 5-8 9-8 0-5 0-9 0-13s0-9 0-13c-4-4-9-8-13-8-4-4-8-4-12-9-5 0-9-4-17-4-5-4-9-4-13-8-9-5-13-5-17-9s-4-8-9-17c-4-4-4-8-4-17 0-8 0-12 4-21 5-5 9-14 13-18s13-8 17-8c9-5 17-5 30-5 4 0 8 0 12 0 5 0 9 0 13 5 4 0 9 0 9 4 4 0 4 0 8 0 0 4 0 4 0 4v4h4c0 5 0 5 0 9v5l-4 4c0 5 0 5-4 5 0 0 0-5-4-5 0 0-5-4-9-4 0 0-4-5-13-5-4 0-8 0-12 0-9 0-13 0-17 0s-4 5-9 5c-4 4-4 4-4 9-4 4-4 8-4 8 0 9 0 13 4 13 4 4 4 8 9 8 4 4 8 9 17 9 4 0 8 4 12 4 9 4 13 8 17 8 4 5 13 9 17 9 0 4 4 8 9 17 0 4 5 8 5 17z">
          <text:p/>
        </draw:path>
        <draw:path draw:style-name="gr3" draw:text-style-name="P4" draw:layer="layout" svg:width="0.114cm" svg:height="0.271cm" svg:x="9.478cm" svg:y="18.021cm" svg:viewBox="0 0 115 272" svg:d="M115 21c0 4 0 4 0 8 0 5 0 5 0 5h-4c-4 0-4-5-8-5h-5c-4 0-4 0-8 0s-9 0-13 0-4 5-8 9c0 4-5 8-5 13 0 4 0 8 0 17v21h39 4c0 4 0 4 0 4 0 4 0 4 0 8 0 5 0 9 0 9 0 4-4 4-4 4h-39v149 4c-4 0-4 0-4 0 0 0-4 0-4 5-4 0-4 0-9 0-4 0-4 0-9 0 0-5-4-5-4-5h-4v-4-149h-22c-4 0-4 0-8-4 0 0 0-4 0-9 0-4 0-4 0-8v-4c4 0 4 0 4 0h4 22v-21c0-9 4-22 4-30 4-9 4-17 9-21 9-5 13-9 17-13 9 0 17-4 26-4 4 0 8 4 12 4 5 0 9 0 13 0 0 4 4 4 4 4v4 5z">
          <text:p/>
        </draw:path>
        <draw:path draw:style-name="gr3" draw:text-style-name="P4" draw:layer="layout" svg:width="0.17cm" svg:height="0.187cm" svg:x="9.609cm" svg:y="18.105cm" svg:viewBox="0 0 171 188" svg:d="M171 95c0 12 0 25-5 38-4 8-12 21-17 29-8 9-17 13-29 17-9 9-22 9-39 9-13 0-26 0-34-4-13-5-21-13-30-22-4-4-8-17-13-25-4-13-4-25-4-42 0-13 0-26 4-38 5-13 9-22 17-31 5-9 17-13 26-21 12-5 25-5 38-5s26 0 39 5c8 4 17 12 25 21 9 5 13 18 17 26 5 13 5 26 5 43zM137 95c0-9 0-17 0-26-5-8-9-17-9-21-4-8-13-13-17-17-9-5-18-5-26-5-9 0-17 0-26 5-4 4-12 9-16 13-5 8-5 17-9 21 0 8-4 21-4 30 0 8 4 17 4 25s4 17 9 21c4 9 8 13 16 17 5 4 13 4 26 4 8 0 17 0 21-4 9-4 14-8 18-17 4-4 8-13 8-21 5-4 5-17 5-25z">
          <text:p/>
        </draw:path>
        <draw:path draw:style-name="gr3" draw:text-style-name="P4" draw:layer="layout" svg:width="0.102cm" svg:height="0.187cm" svg:x="9.825cm" svg:y="18.105cm" svg:viewBox="0 0 103 188" svg:d="M103 17c0 5 0 9 0 9 0 5 0 5 0 5l-5 4c-4 0-4 0-4 0l-4-4c-4 0-4 0-8 0 0 0-5 0-9 0 0 0-4 0-8 0 0 4-5 4-9 9-4 0-8 4-8 8-5 9-9 13-13 21v110c0 0 0 5-4 5 0 0-5 0-5 4-5 0-5 0-9 0s-4 0-8 0c0-4-5-4-5-4h-4v-5-170-4h4c0 0 0-5 5-5 0 0 4 0 8 0h4c5 0 5 5 5 5h5v4 26c4-9 8-13 12-18 5-4 9-8 13-12 4 0 9-5 9-5 4 0 8 0 12 0h5c4 0 4 0 8 0h4c4 5 4 5 4 5h5v4 4z">
          <text:p/>
        </draw:path>
        <draw:path draw:style-name="gr3" draw:text-style-name="P4" draw:layer="layout" svg:width="0.254cm" svg:height="0.187cm" svg:x="9.956cm" svg:y="18.105cm" svg:viewBox="0 0 255 188" svg:d="M255 179v4h-4l-4 5h-4c-5 0-9 0-9 0-4-5-4-5-4-5-4 0-4 0-4 0v-4-101c0-9 0-17-5-22 0-4-4-12-4-16-4-5-8-5-12-9-5-5-9-5-13-5-9 0-17 4-21 9-9 5-17 13-26 26v118 4h-4c0 0-4 0-4 5 0 0-4 0-9 0-4 0-4 0-8 0 0-5 0-5-4-5l-5-4v-101c0-9 0-17 0-22 0-4-4-12-4-16-4-5-8-5-13-9-4-5-8-5-16-5-6 0-14 4-23 9-4 5-12 13-21 26v118c0 0 0 4-4 4 0 0-4 0-4 5-5 0-5 0-9 0s-4 0-8 0c0-5-4-5-4-5h-5v-4-170-4h5c0 0 0-5 4-5 0 0 4 0 8 0h4c5 0 5 5 5 5h4v4 22c8-9 17-18 30-22 8-9 17-9 26-9 8 0 13 0 21 0 4 5 9 5 13 9s8 8 13 8c0 5 4 13 4 18 8-9 12-13 17-18 8-4 12-8 17-8 4-4 8-9 12-9 5 0 9 0 13 0 13 0 21 0 30 5 8 4 12 8 17 17 4 4 8 13 8 22 4 8 4 17 4 29z">
          <text:p/>
        </draw:path>
        <draw:path draw:style-name="gr3" draw:text-style-name="P4" draw:layer="layout" svg:width="0.161cm" svg:height="0.187cm" svg:x="10.253cm" svg:y="18.105cm" svg:viewBox="0 0 162 188" svg:d="M162 86c0 4-5 9-5 13-4 0-4 0-8 0h-115c0 13 4 21 4 29 0 5 4 13 8 17 4 5 13 9 17 13 10 4 18 4 27 4 8 0 16 0 25 0 4-4 8-4 13-4 8-4 8-4 12-4 5-4 5-4 9-4l4 4v4 4 5 4c-4 4-4 4-4 4l-4 4c-5 0-9 0-13 5-9 0-13 0-21 4-9 0-13 0-21 0-17 0-31 0-40-4-12-5-21-13-25-17-8-9-13-17-17-30s-8-25-8-42c0-13 4-26 8-38 4-13 9-22 17-31 4-9 13-17 25-21 9-5 23-5 35-5 13 0 26 0 34 5 9 4 17 12 21 17 9 9 13 18 17 26 0 13 5 21 5 34zM128 78c0-17-5-30-9-38-8-9-21-14-34-14-8 0-17 0-22 5-8 0-13 4-17 9-4 4-4 12-8 17 0 8-4 12-4 21z">
          <text:p/>
        </draw:path>
        <draw:path draw:style-name="gr3" draw:text-style-name="P4" draw:layer="layout" svg:width="0.102cm" svg:height="0.187cm" svg:x="10.46cm" svg:y="18.105cm" svg:viewBox="0 0 103 188" svg:d="M103 17c0 5 0 9 0 9 0 5-5 5-5 5v4c-5 0-5 0-5 0-4 0-4-4-8-4h-4c-5 0-5 0-9 0 0 0-4 0-8 0-5 4-5 4-9 9-4 0-8 4-13 8-4 9-8 13-12 21v110 5c-5 0-5 0-5 4-4 0-8 0-8 0-4 0-8 0-8 0-5-4-5-4-5-4-4 0-4 0-4 0v-5-170-4h4c0 0 0-5 5-5h4c4 0 8 0 8 0l4 5h5v4 26c4-9 8-13 12-18 5-4 9-8 13-12 0 0 4-5 9-5 4 0 8 0 12 0h5c4 0 4 0 8 0h4c5 5 5 5 5 5 0 0 0 4 5 4v4z">
          <text:p/>
        </draw:path>
        <draw:path draw:style-name="gr3" draw:text-style-name="P4" draw:layer="layout" svg:width="0.115cm" svg:height="0.229cm" svg:x="10.663cm" svg:y="18.063cm" svg:viewBox="0 0 116 230" svg:d="M116 209c0 4 0 8 0 8 0 4-5 4-5 4 0 4-5 4-5 4 0 0-4 0-8 5 0 0-5 0-9 0 0 0-4 0-8 0-9 0-17 0-21-5-9 0-13-4-17-8-5-4-5-13-9-21 0-4 0-13 0-26v-97h-25c-5 0-5 0-5-4 0 0-4-4-4-10 0-4 0-4 4-8v-4h5 25v-43-4c4 0 4 0 4 0 5 0 5 0 9 0s8 0 8 0c5 0 5 0 5 0h4c0 4 0 4 0 4v43h42c5 0 5 0 5 0 5 4 5 4 5 4 0 4 0 4 0 8 0 6 0 10-5 10 0 4 0 4-5 4h-42v93c0 13 0 21 4 30 4 4 8 8 21 8h4c5-4 5-4 9-4h4 5 5v4z">
          <text:p/>
        </draw:path>
        <draw:path draw:style-name="gr3" draw:text-style-name="P4" draw:layer="layout" svg:width="0.144cm" svg:height="0.267cm" svg:x="10.82cm" svg:y="18.025cm" svg:viewBox="0 0 145 268" svg:d="M145 259v4c-4 0-4 0-4 5-5 0-9 0-9 0-4 0-8 0-8 0-6-5-6-5-6-5h-4v-4-98c0-13 0-21-4-26 0-4 0-12-4-16-5-5-9-5-13-9s-8-4-17-4c-4 0-13 4-21 8-9 5-17 13-25 26v119 4h-5l-4 5c0 0-4 0-8 0 0 0-5 0-9 0 0-5 0-5-4-5v-4-255c0-4 0-4 0-4 4 0 4 0 4 0 4 0 9 0 9 0 4 0 8 0 8 0 4 0 4 0 4 0 5 0 5 0 5 4v102c8-9 16-17 25-21 13-5 21-5 30-5 12 0 21 0 29 5 10 4 14 8 18 17 4 4 9 12 13 21 0 8 0 21 0 34z">
          <text:p/>
        </draw:path>
        <draw:path draw:style-name="gr3" draw:text-style-name="P4" draw:layer="layout" svg:width="0.14cm" svg:height="0.187cm" svg:x="11.01cm" svg:y="18.105cm" svg:viewBox="0 0 141 188" svg:d="M141 179c0 4 0 4 0 4h-4c0 5-4 5-9 5-4 0-4 0-8-5h-4v-4-17c-9 9-17 17-26 21-8 5-17 5-29 5-9 0-17 0-27-5-4 0-12-4-17-8-4-4-8-8-12-17 0-4-5-13-5-21 0-9 5-17 9-25 0-9 8-13 17-17 4-5 13-9 26-13 9 0 21-4 34-4h25v-13c0-4 0-13 0-17-4-4-4-8-8-13s-8-4-13-9c-4 0-12 0-17 0-8 0-17 0-21 0-8 5-13 4-18 9-4 0-8 5-12 5 0 4-5 4-5 4-4 0-4 0-4 0v-4c-4 0-4 0-4-5v-4c0-5 0-5 0-9l4-5c0 0 4-4 9-4 4-4 8-4 17-8 5 0 9-5 17-5 5 0 13 0 17 0 13 0 26 0 34 5 9 0 17 4 21 12 5 5 9 9 13 18 0 9 0 17 0 30zM111 103h-25c-8 0-17 0-25 0-5 4-9 4-13 9-4 4-9 4-14 8 0 4 0 8 0 17 0 8 0 13 10 21 4 4 12 4 21 4 8 0 17 0 25-4 5-4 13-13 21-21z">
          <text:p/>
        </draw:path>
        <draw:path draw:style-name="gr3" draw:text-style-name="P4" draw:layer="layout" svg:width="0.11cm" svg:height="0.229cm" svg:x="11.188cm" svg:y="18.063cm" svg:viewBox="0 0 111 230" svg:d="M111 209c0 4 0 8 0 8 0 4 0 4-4 4 0 4 0 4-4 4 0 0-4 0-4 5-5 0-9 0-9 0-5 0-9 0-9 0-13 0-17 0-26-5-4 0-12-4-17-8-4-4-4-13-8-21 0-4 0-13 0-26v-97h-26c0 0-4 0-4-4 0 0 0-4 0-10 0-4 0-4 0-8v-4c4 0 4 0 4 0h26v-43-4c4 0 4 0 8 0h5c4 0 8 0 8 0 4 0 4 0 4 0 4 0 4 0 4 0 0 4 0 4 0 4v43h48 4c0 4 0 4 0 4 0 4 0 4 0 8 0 6 0 10 0 10-4 4-4 4-4 4h-48v93c0 13 5 21 5 30 4 4 12 8 21 8 0 0 5 0 9 0 0-4 5-4 5-4h4 4c4 0 4 0 4 0v4z">
          <text:p/>
        </draw:path>
        <draw:path draw:style-name="gr3" draw:text-style-name="P4" draw:layer="layout" svg:width="0.144cm" svg:height="0.267cm" svg:x="11.425cm" svg:y="18.025cm" svg:viewBox="0 0 145 268" svg:d="M145 259v4c-4 0-4 0-4 5-4 0-9 0-9 0-4 0-8 0-8 0-4-5-4-5-4-5-4 0-4 0-4 0v-4-98c0-13 0-21-5-26 0-4 0-12-4-16-4-5-8-5-13-9-4-4-9-4-18-4-4 0-12 4-21 8-8 5-17 13-25 26v119 4h-4l-5 5c0 0-4 0-8 0 0 0-4 0-9 0 0-5 0-5-4-5v-4-255c0-4 0-4 0-4 4 0 4 0 4 0 5 0 9 0 9 0 4 0 8 0 8 0 5 0 5 0 5 0 0 0 4 0 4 4v102c8-9 17-17 25-21 13-5 21-5 30-5 14 0 22 0 31 5 8 4 12 8 16 17 5 4 9 12 13 21 0 8 0 21 0 34z">
          <text:p/>
        </draw:path>
        <draw:path draw:style-name="gr3" draw:text-style-name="P4" draw:layer="layout" svg:width="0.139cm" svg:height="0.187cm" svg:x="11.616cm" svg:y="18.105cm" svg:viewBox="0 0 140 188" svg:d="M140 179c0 4 0 4 0 4h-4c0 5-4 5-9 5-4 0-4 0-9-5h-4v-4-17c-8 9-17 17-25 21-9 5-17 5-30 5-8 0-17 0-25-5-5 0-13-4-17-8-5-4-9-8-13-17-4-4-4-13-4-21 0-9 4-17 8-25 0-9 9-13 17-17 4-5 13-9 26-13 8 0 21-4 33-4h26v-13c0-4 0-13-4-17 0-4 0-8-5-13-4-5-8-4-12-9-5 0-13 0-17 0-9 0-17 0-21 0-9 5-13 4-17 9-5 0-9 5-13 5-4 4-4 4-4 4-5 0-5 0-5 0 0 0 0-4-4-4v-5-4c0-5 0-5 0-9l4-5c0 0 5-4 9-4 4-4 8-4 17-8 4 0 8-5 17-5 4 0 13 0 17 0 12 0 25 0 34 5 8 0 12 4 21 12 5 5 9 9 9 18 4 9 4 17 4 30zM110 103h-26c-8 0-16 0-25 0-4 4-8 4-13 9-4 4-8 4-12 8 0 4 0 8 0 17 0 8 0 13 8 21 4 4 13 4 21 4 9 0 17 0 26-4 4-4 12-13 21-21z">
          <text:p/>
        </draw:path>
        <draw:path draw:style-name="gr3" draw:text-style-name="P4" draw:layer="layout" svg:width="0.119cm" svg:height="0.187cm" svg:x="11.802cm" svg:y="18.105cm" svg:viewBox="0 0 120 188" svg:d="M120 133c0 8 0 17-5 25-4 4-8 13-12 17-9 4-13 9-22 9-8 4-16 4-30 4-4 0-9 0-17 0-4 0-9-4-13-4s-8-5-13-5c-4 0-4-4-4-4-4 0-4-4-4-4 0-4 0-9 0-13v-4-4c4-5 4-5 4-5l4 5c5 0 9 4 13 4 4 4 9 4 13 8 4 0 13 0 21 0 5 0 10 0 14 0s8-4 12-4c0-4 5-8 5-8 4-5 4-9 4-13s0-9-4-13c0-4-5-8-9-8-4-4-8-4-12-9-10 0-14-4-18-4-5-4-13-4-17-8-5-5-9-5-13-9s-9-8-9-17c-4-4-4-8-4-17 0-8 0-12 4-21 0-5 5-14 9-18 8-4 13-8 21-8 9-5 17-5 27-5 8 0 12 0 16 0 5 0 9 0 13 5 0 0 4 0 9 4h4c4 4 4 4 4 4v4c0 5 0 5 0 9v5 4c-4 5-4 5-4 5l-4-5c-5 0-5-4-9-4s-8-5-13-5c-4 0-8 0-16 0-5 0-10 0-14 0s-9 5-9 5c-4 4-4 4-8 9 0 4 0 8 0 8 0 9 0 13 4 13 0 4 4 8 9 8 4 4 8 9 13 9 9 0 13 4 17 4 4 4 13 8 17 8 4 5 9 9 13 9 4 4 8 8 8 17 5 4 5 8 5 17z">
          <text:p/>
        </draw:path>
        <draw:path draw:style-name="gr3" draw:text-style-name="P4" draw:layer="layout" svg:width="0.14cm" svg:height="0.187cm" svg:x="12.043cm" svg:y="18.105cm" svg:viewBox="0 0 141 188" svg:d="M141 179c0 4 0 4 0 4h-4c-4 5-4 5-9 5-4 0-4 0-9-5h-4v-4-17c-9 9-17 17-26 21-8 5-21 5-29 5-9 0-17 0-26-5-8 0-12-4-17-8-4-4-8-8-12-17-5-4-5-13-5-21 0-9 0-17 5-25 4-9 12-13 17-17 8-5 16-9 29-13 9 0 21-4 34-4h25v-13c0-4 0-13-4-17 0-4-4-8-4-13-4-5-9-4-13-9-4 0-12 0-17 0-8 0-17 0-21 0-8 5-13 4-17 9-4 0-8 5-12 5-5 4-5 4-9 4l-4-4v-5-4c0-5 0-5 0-9 0 0 0-5 4-5 0 0 4-4 9-4 4-4 8-4 12-8 9 0 13-5 21-5 5 0 13 0 17 0 13 0 26 0 34 5 9 0 13 4 22 12 5 5 9 9 9 18 4 9 4 17 4 30zM110 103h-29c-9 0-13 0-21 0-5 4-13 4-17 9-5 4-5 4-9 8 0 4 0 8 0 17 0 8 0 13 9 21 4 4 12 4 21 4 8 0 17 0 25-4 4-4 13-13 21-21z">
          <text:p/>
        </draw:path>
        <draw:path draw:style-name="gr3" draw:text-style-name="P4" draw:layer="layout" svg:width="0.157cm" svg:height="0.254cm" svg:x="12.327cm" svg:y="18.105cm" svg:viewBox="0 0 158 255" svg:d="M158 90c0 17 0 30-5 43-4 12-8 21-17 29-4 9-12 17-21 21-8 5-21 5-34 5-4 0-9 0-13 0-5 0-9-5-13-5-4-4-8-4-13-8-4-4-8-8-12-13v85 4h-5c0 0 0 4-4 4 0 0-4 0-8 0h-5c-4 0-4-4-8-4v-4-238-4c4 0 4-5 4-5 4 0 4 0 9 0 4 0 4 0 8 0 0 0 0 5 4 5v4 21c5-4 13-8 17-13 5-4 9-8 13-8 4-4 13-4 17-9 5 0 9 0 18 0 13 0 21 0 29 5 9 8 17 12 22 21 4 8 8 17 12 29 5 14 5 23 5 35zM124 95c0-9 0-17 0-26-5-8-5-14-9-22-4-4-8-13-12-17-5 0-13-4-22-4-4 0-9 0-13 4-5 0-9 0-13 4 0 5-4 5-13 9-4 4-8 12-12 18v67c8 13 17 22 25 26s17 8 26 8 13-4 17-8c9 0 13-9 17-13 4-8 4-13 9-21 0-8 0-17 0-25z">
          <text:p/>
        </draw:path>
        <draw:path draw:style-name="gr3" draw:text-style-name="P4" draw:layer="layout" svg:width="0.098cm" svg:height="0.187cm" svg:x="12.53cm" svg:y="18.105cm" svg:viewBox="0 0 99 188" svg:d="M99 17c0 5 0 9 0 9 0 5 0 5 0 5v4h-5-4c0 0 0-4-4-4h-4c-5 0-5 0-9 0s-4 0-8 0c-5 4-9 4-9 9-4 0-8 4-13 8-4 9-8 13-13 21v110 5h-4l-5 4c0 0-4 0-8 0h-4c-5-4-5-4-5-4-4 0-4 0-4 0v-5-170-4c4 0 4-5 4-5 5 0 5 0 9 0s4 0 8 0l5 5v4 26c9-9 13-13 17-18 5-4 5-8 9-12 4 0 8-5 13-5 4 0 8 0 12 0h5 4c4 0 4 0 8 0 0 5 5 5 5 5v4 4z">
          <text:p/>
        </draw:path>
        <draw:path draw:style-name="gr3" draw:text-style-name="P4" draw:layer="layout" svg:width="0.038cm" svg:height="0.254cm" svg:x="12.661cm" svg:y="18.038cm" svg:viewBox="0 0 39 255" svg:d="M35 246v4c-4 0-4 0-8 5h-4c-5 0-9 0-9 0-5-5-5-5-5-5-4 0-4 0-4 0v-4-170-4h4l5-5c0 0 4 0 9 0h4c4 5 4 5 8 5v4zM39 17c0 8 0 12-4 17-4 0-8 4-12 4-9 0-14-4-18-4-5-5-5-9-5-17 0-9 0-13 5-13 4-4 9-4 18-4 4 0 12 0 12 4 4 0 4 4 4 13z">
          <text:p/>
        </draw:path>
        <draw:path draw:style-name="gr3" draw:text-style-name="P4" draw:layer="layout" svg:width="0.254cm" svg:height="0.187cm" svg:x="12.755cm" svg:y="18.105cm" svg:viewBox="0 0 255 188" svg:d="M255 179v4h-5l-4 5c0 0-4 0-8 0 0 0-5 0-9 0 0-5 0-5-4-5v-4-101c0-9-4-17-4-22 0-4-5-12-5-16-4-5-8-5-12-9-5-5-9-5-13-5-8 0-17 4-25 9-5 5-13 13-22 26v118 4c-4 0-4 0-4 0 0 0-4 0-4 5-4 0-4 0-8 0-5 0-5 0-9 0 0-5-4-5-4-5h-4v-4-101c0-9 0-17 0-22-5-4-5-12-9-16 0-5-4-5-8-9-5-5-9-5-17-5-6 0-14 4-22 9-9 5-17 13-26 26v118 4c-4 0-4 0-4 5-4 0-9 0-9 0-4 0-8 0-8 0-4-5-4-5-4-5-4 0-4 0-4 0v-4-170-4h4c0 0 0-5 4-5h4c4 0 9 0 9 0l4 5h4v4 22c9-9 17-18 26-22 8-9 22-9 30-9 9 0 13 0 17 0 9 5 13 5 17 9s9 8 9 8c4 5 8 13 8 18 8-9 13-13 17-18 4-4 13-8 17-8 4-4 8-9 13-9 4 0 8 0 12 0 13 0 21 0 30 5 4 4 13 8 17 17 4 4 8 13 8 22 5 8 5 17 5 29z">
          <text:p/>
        </draw:path>
        <draw:path draw:style-name="gr3" draw:text-style-name="P4" draw:layer="layout" svg:width="0.14cm" svg:height="0.187cm" svg:x="13.055cm" svg:y="18.105cm" svg:viewBox="0 0 141 188" svg:d="M141 179c0 4 0 4 0 4-4 0-4 0-4 0-5 5-5 5-9 5s-8 0-8-5c-5 0-5 0-5 0v-4-17c-8 9-17 17-25 21-8 5-22 5-31 5-8 0-17 0-25-5-8 0-13-4-17-8-8-4-13-8-13-17-4-4-4-13-4-21 0-9 0-17 4-25 5-9 9-13 17-17 9-5 17-9 30-13 8 0 21-4 35-4h25v-13c0-4-4-13-4-17s-4-8-4-13c-5-5-9-4-13-9-4 0-14 0-22 0-4 0-13 0-21 0-5 5-9 4-13 9-4 0-8 5-13 5-4 4-4 4-8 4s-4-4-4-4v-5-4c0-5 0-5 0-9 0 0 0-5 4-5 0 0 4-4 8-4 5-4 9-4 13-8 4 0 13-5 17-5 8 0 13 0 21 0 14 0 22 0 31 5 8 0 17 4 21 12 8 5 13 9 13 18 4 9 4 17 4 30zM111 103h-29c-10 0-18 0-23 0-8 4-12 4-17 9-4 4-4 4-8 8 0 4-4 8-4 17 0 8 4 13 8 21 9 4 17 4 26 4 8 0 18 0 22-4 8-4 17-13 25-21z">
          <text:p/>
        </draw:path>
        <draw:path draw:style-name="gr3" draw:text-style-name="P4" draw:layer="layout" svg:width="0.097cm" svg:height="0.187cm" svg:x="13.254cm" svg:y="18.105cm" svg:viewBox="0 0 98 188" svg:d="M98 17c0 5 0 9 0 9 0 5 0 5 0 5v4h-4-4l-4-4h-5c-5 0-9 0-9 0-4 0-8 0-8 0-5 4-9 4-13 9 0 0-4 4-9 8-4 9-8 13-12 21v110 5h-5l-4 4c0 0-4 0-8 0 0 0-4 0-9 0 0-4 0-4-4-4v-5-170-4c4 0 4-5 4-5 5 0 5 0 9 0s4 0 8 0c0 0 0 5 4 5v4 26c5-9 9-13 13-18 4-4 9-8 13-12 4 0 8-5 13-5 4 0 4 0 8 0s4 0 9 0h5c4 0 4 0 8 0 0 5 0 5 4 5v4 4z">
          <text:p/>
        </draw:path>
        <draw:path draw:style-name="gr3" draw:text-style-name="P4" draw:layer="layout" svg:width="0.165cm" svg:height="0.254cm" svg:x="13.364cm" svg:y="18.105cm" svg:viewBox="0 0 166 255" svg:d="M103 184l-22 63c0 4-5 4-9 4 0 4-4 4-13 4-4 0-4 0-8 0l-4-4v-4-4l21-59c-4-5-4-5-4-5l-60-166c-4 0-4-4-4-4 0-4 0-4 4-4l5-5c0 0 4 0 8 0s9 0 9 0c4 0 4 5 4 5 4 0 4 0 4 0v4l52 141 46-141c0-4 5-4 5-4 0 0 4 0 4-5 4 0 4 0 8 0 5 0 9 0 9 0 4 5 4 5 8 5v4 4z">
          <text:p/>
        </draw:path>
        <draw:path draw:style-name="gr3" draw:text-style-name="P4" draw:layer="layout" svg:width="0.165cm" svg:height="0.187cm" svg:x="13.627cm" svg:y="18.105cm" svg:viewBox="0 0 166 188" svg:d="M166 9c0 4 0 4-5 4v4l-56 162c-4 0-4 5-4 5h-4c0 0-4 0-4 4-4 0-9 0-13 0 0 0-4 0-8 0 0-4-5-4-5-4-4 0-4 0-4 0l-4-5-55-162c0-4-4-4-4-4 0-4 0-4 0-4 0-4 0-4 0-4h4l4-5c4 0 4 0 9 0 4 0 4 0 8 0l4 5h4v4l51 141v4-4l47-141v-4c4 0 4 0 4 0l4-5c5 0 5 0 9 0 5 0 5 0 9 0l4 5h5z">
          <text:p/>
        </draw:path>
        <draw:path draw:style-name="gr3" draw:text-style-name="P4" draw:layer="layout" svg:width="0.169cm" svg:height="0.187cm" svg:x="13.813cm" svg:y="18.105cm" svg:viewBox="0 0 170 188" svg:d="M170 95c0 12 0 25-4 38-4 8-9 21-17 29-8 9-17 13-26 17-13 9-26 9-38 9-17 0-30 0-39-4-8-5-21-13-25-22-8-4-13-17-17-25-4-13-4-25-4-42 0-13 0-26 4-38 4-13 9-22 17-31s17-13 30-21c8-5 21-5 38-5 12 0 25 0 34 5 13 4 22 12 26 21 8 5 13 18 17 26 4 13 4 26 4 43zM141 95c0-9-5-17-5-26 0-8-4-17-9-21-4-8-9-13-17-17-4-5-13-5-25-5-9 0-17 0-22 5-8 4-12 9-17 13-4 8-8 17-12 21 0 8 0 21 0 30 0 8 0 17 0 25 4 8 4 17 8 21 4 9 13 13 17 17 9 4 17 4 26 4 8 0 16 0 25-4 4-4 13-8 17-17 5-4 5-13 9-21 0-4 5-17 5-25z">
          <text:p/>
        </draw:path>
        <draw:path draw:style-name="gr3" draw:text-style-name="P4" draw:layer="layout" svg:width="0.03cm" svg:height="0.267cm" svg:x="14.033cm" svg:y="18.025cm" svg:viewBox="0 0 31 268" svg:d="M31 259v4h-5l-4 5c0 0-5 0-9 0h-5c-4-5-4-5-8-5v-4-255c0-4 0-4 0-4 4 0 4 0 8 0h5c4 0 9 0 9 0 4 0 4 0 4 0 5 0 5 0 5 4z">
          <text:p/>
        </draw:path>
        <draw:path draw:style-name="gr3" draw:text-style-name="P4" draw:layer="layout" svg:width="0.115cm" svg:height="0.229cm" svg:x="14.096cm" svg:y="18.063cm" svg:viewBox="0 0 116 230" svg:d="M116 209c0 4 0 8 0 8 0 4-4 4-4 4 0 4 0 4-5 4 0 0-4 0-8 5 0 0-5 0-10 0 0 0-4 0-8 0-9 0-13 0-21-5-4 0-13-4-17-8s-4-13-9-21c0-4 0-13 0-26v-97h-25c0 0-4 0-4-4 0 0-5-4-5-10 0-4 5-4 5-8v-4c4 0 4 0 4 0h25v-43-4c5 0 5 0 5 0 4 0 8 0 8 0 4 0 9 0 9 0 4 0 4 0 4 0 4 0 4 0 4 0 0 4 0 4 0 4v43h43c5 0 5 0 5 0 4 4 4 4 4 4 0 4 0 4 0 8 0 6 0 10-4 10 0 4 0 4-5 4h-43v93c0 13 0 21 4 30 4 4 13 8 21 8 0 0 5 0 10 0 0-4 4-4 4-4h4 5 4v4z">
          <text:p/>
        </draw:path>
        <draw:path draw:style-name="gr3" draw:text-style-name="P4" draw:layer="layout" svg:width="0.14cm" svg:height="0.187cm" svg:x="14.24cm" svg:y="18.105cm" svg:viewBox="0 0 141 188" svg:d="M141 179c0 4 0 4 0 4h-4c-4 5-4 5-9 5-4 0-4 0-8-5h-4v-4-17c-9 9-17 17-26 21-8 5-21 5-29 5-9 0-17 0-26-5-8 0-12-4-17-8-4-4-8-8-13-17-5-4-5-13-5-21 0-9 0-17 5-25 5-9 13-13 18-17 8-5 17-9 29-13 9 0 21-4 34-4h26v-13c0-4 0-13-5-17 0-4-4-8-4-13-4-5-8-4-13-9-4 0-12 0-17 0-8 0-17 0-21 0-8 5-12 4-17 9-4 0-8 5-12 5-5 4-5 4-9 4l-4-4v-5-4c0-5 0-5 0-9 0 0 0-5 4-5 0 0 4-4 9-4 4-4 8-4 12-8 9 0 13-5 21-5 5 0 13 0 17 0 13 0 26 0 34 5 9 0 13 4 21 12 5 5 9 9 9 18 4 9 4 17 4 30zM112 103h-30c-9 0-13 0-21 0-5 4-13 4-17 9-4 4-4 4-9 8 0 4 0 8 0 17 0 8 0 13 9 21 4 4 12 4 21 4 8 0 17 0 25-4 5-4 13-13 22-21z">
          <text:p/>
        </draw:path>
        <draw:path draw:style-name="gr3" draw:text-style-name="P4" draw:layer="layout" svg:width="0.165cm" svg:height="0.254cm" svg:x="14.418cm" svg:y="18.105cm" svg:viewBox="0 0 166 255" svg:d="M166 17c0 5-4 5-4 9l-4 4h-26c5 4 9 9 9 13 4 4 4 14 4 18 0 12 0 21-4 25-4 9-9 17-13 21-8 5-12 9-21 13-8 0-17 4-30 4-4 0-12 0-16-4-9 0-13-4-17-4l-5 4c0 4-4 8-4 13 0 4 4 8 9 8 4 4 8 4 17 4l42 5c8 0 17 0 25 4 4 0 13 4 17 8 4 5 9 9 13 13 4 9 4 13 4 21 0 9 0 17-4 21-4 9-9 13-17 22-4 4-13 8-25 12-9 0-22 4-39 4-12 0-25-4-33-4-9-4-17-4-27-8-4-4-8-9-13-17 0-4-4-13-4-17s0-9 4-13c0-4 0-8 5-12 0-5 4-5 8-9 0-4 5-8 10-8-5-5-10-9-14-13s-4-13-4-17c0-9 0-13 4-21 4-4 9-9 14-17-5-4-10-9-14-13 0-8 0-13 0-21 0-14 0-22 4-31 5-4 10-12 14-17 4-8 13-8 21-12 9-5 17-5 25-5 9 0 13 0 17 0 5 0 9 0 13 5h51c4 0 4 0 4 0 0 4 4 8 4 12zM116 61c0-10-5-22-9-27-8-8-17-8-30-8-4 0-8 0-16 0-5 4-5 4-9 8-4 5-4 9-8 13 0 4 0 10 0 18s0 17 8 25c9 5 17 9 25 9 9 0 13 0 17-4 5 0 9-5 13-9 4 0 4-4 4-8 5-5 5-13 5-17zM132 196c0-4-4-12-8-17-8-4-17-4-25-4l-47-4c-4 4-4 8-8 13-5 0-5 4-9 4 0 4 0 8 0 8 0 4 0 9 0 9 0 8 4 17 9 21 8 4 21 4 38 4 8 0 17 0 21-4 8 0 13-4 17-4 4-5 8-9 8-13s4-9 4-13z">
          <text:p/>
        </draw:path>
        <draw:path draw:style-name="gr3" draw:text-style-name="P4" draw:layer="layout" svg:width="0.156cm" svg:height="0.187cm" svg:x="14.609cm" svg:y="18.105cm" svg:viewBox="0 0 157 188" svg:d="M157 86c0 4 0 9-4 13 0 0-4 0-8 0h-111c0 13 0 21 0 29 4 5 8 13 12 17 5 5 9 9 17 13 9 4 17 4 26 4 8 0 17 0 21 0 8-4 13-4 17-4 4-4 9-4 13-4 0-4 5-4 5-4h4v4 4 4 5 4c0 4 0 4 0 4 0 0-4 0-9 4-4 0-9 0-13 5-4 0-13 0-17 4-9 0-17 0-26 0-12 0-25 0-38-4-8-5-17-13-25-17-9-9-13-17-17-30s-4-25-4-42c0-13 0-26 4-38 4-13 13-22 17-31 8-9 17-17 25-21 13-5 21-5 34-5 17 0 26 0 38 5 9 4 18 12 22 17 5 9 13 18 13 26 4 13 4 21 4 34zM127 78c0-17-4-30-13-38-8-9-17-14-34-14-8 0-13 0-21 5-4 0-8 4-13 9-4 4-8 12-8 17-4 8-4 12-4 21z">
          <text:p/>
        </draw:path>
        <draw:path draw:style-name="gr3" draw:text-style-name="P4" draw:layer="layout" svg:width="0.169cm" svg:height="0.187cm" svg:x="14.888cm" svg:y="18.105cm" svg:viewBox="0 0 170 188" svg:d="M170 95c0 12 0 25-4 38-4 8-8 21-17 29-8 9-17 13-29 17-9 9-22 9-38 9-14 0-27 0-35-4-13-5-21-13-26-22-8-4-12-17-17-25-4-13-4-25-4-42 0-13 0-26 4-38 5-13 9-22 17-31 9-9 17-13 26-21 12-5 26-5 39-5 17 0 25 0 38 5 8 4 21 12 25 21 9 5 13 18 17 26 4 13 4 26 4 43zM137 95c0-9 0-17 0-26-5-8-5-17-9-21-4-8-13-13-17-17-8-5-17-5-25-5-9 0-18 0-27 5-4 4-12 9-17 13-4 8-4 17-8 21 0 8-4 21-4 30 0 8 4 17 4 25s4 17 8 21c5 9 9 13 17 17 5 4 14 4 27 4 8 0 17 0 21-4 8-4 13-8 17-17 4-4 8-13 13-21 0-4 0-17 0-25z">
          <text:p/>
        </draw:path>
        <draw:path draw:style-name="gr3" draw:text-style-name="P4" draw:layer="layout" svg:width="0.118cm" svg:height="0.271cm" svg:x="15.083cm" svg:y="18.021cm" svg:viewBox="0 0 119 272" svg:d="M119 21c0 4 0 4 0 8h-4c0 5 0 5 0 5h-4l-4-5c-5 0-5 0-9 0 0 0-4 0-8 0s-9 0-14 0c-4 0-4 5-8 9 0 4 0 8-5 13 0 4 0 8 0 17v21h39 5c0 4 0 4 0 4 0 4 4 4 4 8 0 5-4 9-4 9 0 4-5 4-5 4h-39v149 4h-4l-4 5c0 0-4 0-9 0 0 0-4 0-8 0 0-5 0-5-4-5v-4-149h-26c-4 0-4 0-4-4 0 0-4-4-4-9 0-4 0-4 0-8 4 0 4 0 4-4h4 26v-21c0-9 0-22 0-30 4-9 8-17 12-21 5-5 9-9 17-13 5 0 13-4 27-4 4 0 8 4 12 4 5 0 5 0 9 0 0 4 4 4 4 4v4c4 0 4 0 4 5z">
          <text:p/>
        </draw:path>
        <draw:path draw:style-name="gr3" draw:text-style-name="P4" draw:layer="layout" svg:width="0.174cm" svg:height="0.25cm" svg:x="15.29cm" svg:y="18.042cm" svg:viewBox="0 0 175 251" svg:d="M175 179c0 4 0 8 0 8 0 4-4 4-4 4h-30v51 5h-4l-4 4c0 0-5 0-9 0h-4c-4-4-4-4-9-4v-5-51h-102c-4 0-4 0-4 0 0 0-5 0-5-4v-4-4c0-4 0-9 0-9v-4c0-4 0-4 0-4 0-4 5-4 5-4l89-154c5 0 5-4 5-4 4 0 4 0 8 0s9 0 9 0c4 0 8 0 12 0 5 0 5 0 9 0l4 4v4 158h30 4c0 4 0 9 0 13zM111 31l-80 135h80z">
          <text:p/>
        </draw:path>
        <draw:path draw:style-name="gr3" draw:text-style-name="P4" draw:layer="layout" svg:width="0.17cm" svg:height="0.254cm" svg:x="15.489cm" svg:y="18.038cm" svg:viewBox="0 0 171 255" svg:d="M171 187c0 13-5 21-9 30-4 8-8 17-17 21-5 4-13 8-26 12-9 5-21 5-38 5-9 0-21 0-34-5-9 0-17-4-26-12-4-4-8-9-12-17-4-9-9-17-9-26 0-8 5-16 5-21 4-8 8-12 12-17 4-8 9-12 17-17 9-4 13-8 26-12-9-6-17-10-22-14-8-4-12-8-17-17-4-4-4-8-8-17 0-4-4-8-4-17 0-8 4-17 4-25 4-9 8-13 17-17 4-9 13-13 21-17 13 0 21-4 34-4s25 4 34 4c8 4 17 8 21 13 9 4 14 12 14 21 4 4 4 13 4 21 0 4 0 13 0 17-4 8-4 13-9 17-4 8-13 13-17 17-5 4-13 8-22 12 9 6 17 10 26 14s13 9 18 17c4 4 8 9 12 17 0 4 5 13 5 17zM127 63c0-8 0-12-4-17 0-4-4-8-8-8-5-4-9-9-13-9s-13-4-17-4c-13 0-25 4-30 13-8 4-12 13-12 25 0 4 0 9 4 13 0 4 4 8 8 13 0 4 5 4 13 8 4 4 13 9 17 13 13-9 25-13 30-21 8-9 12-17 12-26zM136 191c0-4-4-8-4-17-5-4-5-8-9-12-4-5-13-9-17-13-8 0-17-4-25-9-5 5-13 9-21 9-5 4-9 8-13 13-4 4-9 8-9 12-4 9-4 13-4 17 0 13 4 21 13 30 8 4 21 8 38 8s30-4 38-8c9-9 13-17 13-30z">
          <text:p/>
        </draw:path>
        <draw:path draw:style-name="gr3" draw:text-style-name="P4" draw:layer="layout" svg:width="0.17cm" svg:height="0.254cm" svg:x="15.688cm" svg:y="18.038cm" svg:viewBox="0 0 171 255" svg:d="M171 128c0 21 0 38-5 51-4 16-8 29-17 42-4 8-12 21-25 25-14 4-26 9-43 9-13 0-26 0-38-9-9-4-17-12-26-25-4-9-13-21-13-38-4-17-4-34-4-55 0-18 0-35 4-52 5-17 9-30 13-38 9-13 17-21 30-26 8-8 25-12 38-12 17 0 31 4 43 8 9 9 17 17 26 26 4 12 8 25 12 38 5 17 5 34 5 56zM137 132c0-14 0-26 0-35 0-8-5-17-5-25-4-9-4-17-8-21 0-5-4-9-8-13-6-4-10-4-14-9-4 0-13 0-17 0-9 0-21 0-26 5-8 8-12 12-16 21-5 12-5 21-9 34 0 12 0 25 0 39 0 17 0 34 0 46 4 13 9 21 13 30 4 8 8 17 12 21 9 0 17 4 26 4 4 0 13 0 17-4 4 0 14-4 14-8 4-5 8-9 12-17 0-5 4-13 4-21 5-5 5-13 5-22 0-8 0-17 0-25z">
          <text:p/>
        </draw:path>
        <draw:path draw:style-name="gr3" draw:text-style-name="P4" draw:layer="layout" svg:width="0.207cm" svg:height="0.25cm" svg:x="15.879cm" svg:y="18.042cm" svg:viewBox="0 0 208 251" svg:d="M127 242l-4 4h-5l-4 5c-4 0-4 0-8 0-5 0-5 0-9 0 0 0-4 0-4-5-4 0-4 0-4 0h-5c0-4 0-4-4-4l-80-228c0-6 0-6 0-10v-4c4 0 4 0 8 0 0 0 4 0 9 0 4 0 8 0 8 0 4 0 4 0 4 0 5 0 5 4 5 4l72 209 68-205c0-4 0-4 5-4v-4h4c4 0 8 0 12 0 5 0 5 0 9 0h4c0 4 0 4 0 4 0 4 0 4 0 10z">
          <text:p/>
        </draw:path>
        <draw:path draw:style-name="gr3" draw:text-style-name="P4" draw:layer="layout" svg:width="0.14cm" svg:height="0.187cm" svg:x="16.196cm" svg:y="18.105cm" svg:viewBox="0 0 141 188" svg:d="M141 179c0 4 0 4 0 4-5 0-5 0-5 0-5 5-9 5-9 5-4 0-8 0-8-5-4 0-4 0-4 0 0 0-5 0-5-4v-17c-4 9-12 17-21 21-13 5-21 5-29 5-9 0-17 0-26-5-8 0-13-4-17-8-8-4-13-8-13-17-4-4-4-13-4-21 0-9 0-17 4-25 5-9 9-13 17-17 9-5 17-9 26-13 13 0 25-4 38-4h25v-13c0-4-4-13-4-17s-4-8-8-13c0-5-5-4-9-9-8 0-13 0-21 0s-13 0-21 0c-4 5-9 4-13 9-8 0-8 5-13 5-4 4-8 4-8 4-4 0-4-4-4-4v-5-4c0-5 0-5 0-9 0 0 0-5 4-5 0 0 4-4 8-4 5-4 9-4 13-8 4 0 13-5 17-5 9 0 13 0 21 0 13 0 21 0 30 5 8 0 17 4 21 12 8 5 8 9 13 18s5 17 5 30zM110 103h-29c-9 0-17 0-21 0-9 4-13 4-17 9-5 4-9 4-9 8-4 4-4 8-4 17 0 8 4 13 8 21 9 4 13 4 26 4 8 0 17 0 21-4 8-4 17-13 25-21z">
          <text:p/>
        </draw:path>
        <draw:path draw:style-name="gr3" draw:text-style-name="P4" draw:layer="layout" svg:width="0.148cm" svg:height="0.187cm" svg:x="16.391cm" svg:y="18.105cm" svg:viewBox="0 0 149 188" svg:d="M149 179v4c-4 0-4 0-8 5h-5c-4 0-8 0-8 0-4-5-4-5-4-5-5 0-5 0-5 0v-4-97c0-13 0-21-4-26 0-4-5-12-5-16-4-5-8-5-13-9-4-5-8-5-17-5-8 0-12 4-21 9-8 5-17 13-25 26v118 4h-4c0 0-5 0-5 5 0 0-4 0-8 0s-4 0-9 0c0-5 0-5-4-5l-4-4v-170l4-4 4-5c5 0 5 0 9 0s4 0 4 0c4 0 4 5 9 5v4 22c8-9 21-18 29-22 9-9 21-9 30-9 13 0 21 0 30 5 5 4 13 8 17 17 5 4 9 13 13 22 0 8 0 21 0 34z">
          <text:p/>
        </draw:path>
        <draw:path draw:style-name="gr3" draw:text-style-name="P4" draw:layer="layout" svg:width="0.156cm" svg:height="0.267cm" svg:x="16.586cm" svg:y="18.025cm" svg:viewBox="0 0 157 268" svg:d="M157 259v4h-4l-4 5h-4c-5 0-5 0-9 0 0-5-4-5-4-5l-4-4v-21c-9 9-17 17-26 21-8 9-21 9-34 9-12 0-21 0-29-9-9-4-18-8-22-17-9-8-13-17-13-29-4-13-4-27-4-39 0-13 0-26 4-39 4-12 8-21 13-29 8-9 18-17 26-21 8-5 17-5 30-5 12 0 21 0 29 5 9 4 17 12 26 21v-102-4c4 0 4 0 8 0h4c5 0 9 0 9 0 4 0 4 0 4 0 4 0 4 4 4 4zM128 140c-9-13-17-21-26-26-8-4-17-8-25-8-9 0-17 4-21 4-5 4-9 13-13 17s-8 13-8 21c0 9 0 17 0 26 0 8 0 17 0 26 0 8 4 13 8 21 0 4 4 13 13 13 4 4 12 8 21 8 4 0 8 0 8-4 5 0 9 0 13-4s9-4 13-9c4-4 8-12 17-17z">
          <text:p/>
        </draw:path>
        <draw:path draw:style-name="gr3" draw:text-style-name="P4" draw:layer="layout" svg:width="0.144cm" svg:height="0.187cm" svg:x="16.874cm" svg:y="18.105cm" svg:viewBox="0 0 145 188" svg:d="M145 179c0 4 0 4-5 4h-4c0 5-4 5-4 5-4 0-9 0-9-5-4 0-4 0-4 0-4 0-4 0-4-4v-17c-4 9-13 17-26 21-8 5-16 5-26 5-13 0-21 0-25-5-9 0-13-4-21-8-5-4-9-8-9-17-4-4-8-13-8-21 0-9 4-17 8-25 4-9 9-13 17-17 8-5 17-9 25-13 13 0 27-4 39-4h22v-13c0-4 0-13 0-17-5-4-5-8-9-13s-4-4-13-9c-4 0-8 0-16 0-10 0-14 0-23 0-4 5-12 4-17 9-4 0-8 5-8 5-4 4-8 4-8 4h-5v-4-5c-4 0-4 0-4-4 0-5 4-5 4-9v-5c5 0 5-4 9-4 4-4 12-4 17-8 4 0 12-5 17-5 8 0 12 0 22 0 12 0 21 0 29 5 9 0 17 4 22 12 4 5 8 9 12 18 0 9 5 17 5 30zM111 103h-26c-8 0-18 0-22 0-8 4-13 4-17 9-4 4-8 4-8 8-5 4-5 8-5 17 0 8 5 13 9 21 4 4 13 4 25 4 10 0 14 0 22-4 9-4 17-13 22-21z">
          <text:p/>
        </draw:path>
        <draw:path draw:style-name="gr3" draw:text-style-name="P4" draw:layer="layout" svg:width="0.122cm" svg:height="0.187cm" svg:x="17.149cm" svg:y="18.105cm" svg:viewBox="0 0 123 188" svg:d="M123 133c0 8-4 17-4 25-5 4-9 13-18 17-4 4-12 9-21 9-8 4-17 4-25 4-9 0-13 0-17 0-9 0-13-4-17-4s-9-5-9-5c-4 0-8-4-8-4 0 0 0-4-4-4 0-4 0-9 0-13v-4-4c4 0 4 0 4 0 0-5 0-5 0-5 4 0 4 5 8 5 5 0 5 4 9 4 4 4 8 4 17 8 4 0 8 0 17 0 4 0 8 0 12 0 5 0 9-4 13-4 4-4 4-8 9-8 0-5 0-9 0-13s0-9 0-13c-5-4-9-8-13-8-4-4-9-4-13-9-4 0-8-4-17-4-4-4-8-4-12-8-9-5-13-5-17-9-5-4-5-8-9-17-4-4-4-8-4-17 0-8 0-12 4-21 4-5 9-14 13-18s13-8 17-8c8-5 17-5 29-5 5 0 9 0 13 0s9 0 13 5c4 0 8 0 8 4 5 0 5 0 9 0 0 4 0 4 0 4v4c5 0 5 0 5 0 0 5 0 5 0 9v5c0 0 0 4-5 4 0 5 0 5 0 5-4 0-4-5-9-5 0 0-4-4-8-4 0 0-4-5-9-5-8 0-12 0-17 0-4 0-12 0-16 0-5 0-5 5-9 5-4 4-4 4-4 9-4 4-4 8-4 8 0 9 4 13 4 13 4 4 4 8 8 8 5 4 13 9 17 9s9 4 13 4c8 4 13 8 17 8 4 5 13 9 17 9 5 4 4 8 9 17 0 4 4 8 4 17z">
          <text:p/>
        </draw:path>
        <draw:path draw:style-name="gr3" draw:text-style-name="P4" draw:layer="layout" svg:width="0.157cm" svg:height="0.187cm" svg:x="17.305cm" svg:y="18.105cm" svg:viewBox="0 0 158 188" svg:d="M158 86c0 4 0 9-4 13-4 0-4 0-9 0h-115c0 13 4 21 4 29 4 5 4 13 9 17 4 5 12 9 17 13 8 4 17 4 30 4 9 0 13 0 21 0 5-4 13-4 17-4 5-4 9-4 9-4 4-4 8-4 8-4 5 0 5 4 5 4v4 4 5 4c0 4 0 4-5 4l-4 4c-4 0-8 0-13 5-8 0-12 0-21 4-4 0-12 0-22 0-13 0-25 0-38-4-9-5-17-13-25-17-9-9-13-17-17-30-5-13-5-25-5-42 0-13 0-26 5-38 4-13 8-22 17-31 8-9 16-17 25-21 8-5 21-5 34-5 14 0 26 0 35 5 8 4 17 12 25 17 4 9 9 18 13 26 4 13 4 21 4 34zM124 78c0-17 0-30-8-38-9-9-21-14-35-14-9 0-17 0-21 5-5 0-13 4-17 9 0 4-5 12-9 17 0 8 0 12-4 21z">
          <text:p/>
        </draw:path>
        <draw:path draw:style-name="gr3" draw:text-style-name="P4" draw:layer="layout" svg:width="0.135cm" svg:height="0.187cm" svg:x="17.496cm" svg:y="18.105cm" svg:viewBox="0 0 136 188" svg:d="M136 154c0 4 0 4 0 4 0 4 0 4 0 4 0 5 0 5 0 5 0 0-4 0-4 4 0 0-4 4-8 4-6 4-10 4-14 9-4 0-9 4-17 4-4 0-8 0-17 0-13 0-21 0-30-4-12-5-21-13-25-17-8-9-13-22-13-30-4-13-8-25-8-42 0-13 4-30 8-43 5-12 9-21 17-30 5-9 13-13 26-17 8-5 21-5 29-5 5 0 13 0 17 0s9 5 13 5 8 4 14 4c4 4 4 4 8 8v5c4 0 4 0 4 0 0 4 0 4 0 4 0 5 0 4 0 9s0 9 0 9c-4 4-4 4-4 4-4 0-4 0-8-4 0 0-6-4-10-9-4 0-8-4-13-4-8-5-12-5-21-5-12 0-25 5-34 18-8 13-12 29-12 51 0 12 0 21 4 29 0 9 4 17 8 21 5 5 9 9 13 13 9 0 13 4 21 4 9 0 13-4 21-4 5-4 9-4 13-8 4 0 10-5 14-9h4 4c0 4 0 4 0 9z">
          <text:p/>
        </draw:path>
        <draw:path draw:style-name="gr3" draw:text-style-name="P4" draw:layer="layout" svg:width="0.169cm" svg:height="0.187cm" svg:x="17.661cm" svg:y="18.105cm" svg:viewBox="0 0 170 188" svg:d="M170 95c0 12 0 25-5 38-4 8-13 21-17 29-8 9-17 13-30 17-8 9-21 9-38 9-12 0-25 0-33-4-13-5-22-13-30-22-4-4-9-17-13-25-4-13-4-25-4-42 0-13 0-26 4-38 4-13 9-22 17-31 4-9 17-13 26-21 12-5 25-5 38-5 12 0 25 0 38 5 8 4 17 12 25 21 9 5 13 18 17 26 5 13 5 26 5 43zM135 95c0-9 0-17 0-26-4-8-8-17-8-21-4-8-13-13-17-17-8-5-17-5-25-5-9 0-17 0-26 5-4 4-12 9-17 13-4 8-4 17-8 21 0 8-4 21-4 30 0 8 0 17 4 25 0 8 4 17 8 21 5 9 9 13 17 17 4 4 13 4 26 4 8 0 17 0 21-4 8-4 12-8 17-17 4-4 8-13 8-21 4-4 4-17 4-25z">
          <text:p/>
        </draw:path>
        <draw:path draw:style-name="gr3" draw:text-style-name="P4" draw:layer="layout" svg:width="0.148cm" svg:height="0.187cm" svg:x="17.877cm" svg:y="18.105cm" svg:viewBox="0 0 149 188" svg:d="M149 179v4h-4l-4 5c0 0-5 0-9 0h-4c-4-5-4-5-9-5v-4-97c0-13 0-21-4-26 0-4-4-12-4-16-4-5-10-5-14-9-4-5-8-5-17-5-8 0-17 4-21 9-8 5-17 13-25 26v118 4c-4 0-4 0-4 0 0 0-5 0-5 5-4 0-4 0-8 0s-4 0-9 0c0-5-4-5-4-5h-4v-4-170-4c4 0 4 0 4 0l4-5c0 0 5 0 9 0h4c4 0 4 5 4 5 5 0 5 0 5 0v4 22c8-9 21-18 29-22 9-9 17-9 30-9 8 0 22 0 26 5 9 4 17 8 21 17 5 4 9 13 9 22 4 8 4 21 4 34z">
          <text:p/>
        </draw:path>
        <draw:path draw:style-name="gr3" draw:text-style-name="P4" draw:layer="layout" svg:width="0.156cm" svg:height="0.267cm" svg:x="18.072cm" svg:y="18.025cm" svg:viewBox="0 0 157 268" svg:d="M157 259v4h-4l-4 5h-4c-5 0-5 0-9 0 0-5-4-5-4-5-4 0-4-4-4-4v-21c-9 9-17 17-27 21-12 9-21 9-34 9-12 0-21 0-29-9-9-4-17-8-21-17-9-8-13-17-13-29-4-13-4-27-4-39 0-13 0-26 4-39 4-12 8-21 13-29 8-9 12-17 25-21 8-5 17-5 30-5 12 0 21 0 29 5 10 4 18 12 22 21v-102h5v-4c4 0 4 0 4 0 4 0 4 0 8 0 5 0 9 0 9 0h4l4 4zM123 140c-8-13-12-21-22-26-8-4-17-8-25-8-9 0-17 4-21 4-5 4-9 13-13 17s-9 13-9 21c0 9-4 17-4 26 0 8 4 17 4 26 0 8 5 13 9 21 0 4 4 13 13 13 4 4 12 8 17 8 4 0 8 0 12-4 5 0 9 0 13-4s9-4 14-9c4-4 8-12 12-17z">
          <text:p/>
        </draw:path>
        <draw:path draw:style-name="gr3" draw:text-style-name="P4" draw:layer="layout" svg:width="0.14cm" svg:height="0.187cm" svg:x="18.275cm" svg:y="18.105cm" svg:viewBox="0 0 141 188" svg:d="M141 179c0 4 0 4-5 4h-4c0 5-4 5-4 5-4 0-9 0-9-5-4 0-4 0-4 0 0 0-4 0-4-4v-17c-4 9-13 17-26 21-8 5-16 5-25 5-13 0-17 0-25-5-9 0-13-4-21-8-5-4-9-8-9-17-5-4-5-13-5-21 0-9 0-17 5-25 4-9 9-13 17-17 8-5 17-9 25-13 13 0 26-4 38-4h22v-13c0-4 0-13 0-17s-5-8-9-13c0-5-4-4-13-9-4 0-8 0-16 0-9 0-13 0-22 0-4 5-8 4-17 9-4 0-8 5-8 5-4 4-8 4-8 4h-5v-4-5-4c0-5 0-5 0-9v-5c5 0 9-4 13-4 4-4 8-4 13-8 4 0 12-5 17-5 8 0 12 0 21 0 12 0 21 0 29 5 9 0 17 4 22 12 4 5 8 9 12 18 0 9 5 17 5 30zM107 103h-26c-8 0-17 0-21 0-8 4-13 4-17 9-4 4-8 4-8 8-5 4-5 8-5 17 0 8 5 13 9 21 8 4 13 4 25 4 9 0 17 0 21-4 9-4 17-13 22-21z">
          <text:p/>
        </draw:path>
        <draw:path draw:style-name="gr3" draw:text-style-name="P4" draw:layer="layout" svg:width="0.101cm" svg:height="0.187cm" svg:x="18.47cm" svg:y="18.105cm" svg:viewBox="0 0 102 188" svg:d="M102 17c0 5 0 9 0 9 0 5 0 5 0 5 0 0 0 4-4 4h-4l-5-4c-4 0-4 0-8 0h-4c-5 0-9 0-14 0 0 4-4 4-8 9-5 0-5 4-9 8-4 9-8 13-13 21v110 5h-4c0 0-4 0-4 4-4 0-4 0-9 0-4 0-4 0-8 0 0-4-4-4-4-4-4 0-4-5-4-5v-170c0 0 0-4 4-4l4-5c4 0 4 0 8 0h5c4 0 4 5 4 5 4 0 4 0 4 0v4 26c4-9 9-13 13-18 4-4 8-8 13-12 4 0 8-5 13-5 0 0 4 0 9 0 4 0 4 0 4 0 4 0 4 0 8 0 5 0 5 0 5 0 4 5 4 5 4 5 4 0 4 0 4 0v4 4z">
          <text:p/>
        </draw:path>
        <draw:path draw:style-name="gr3" draw:text-style-name="P4" draw:layer="layout" svg:width="0.165cm" svg:height="0.254cm" svg:x="18.584cm" svg:y="18.105cm" svg:viewBox="0 0 166 255" svg:d="M101 184l-21 63c-4 4-4 4-8 4-4 4-9 4-13 4s-8 0-8 0c-5 0-5-4-5-4 0 0-4 0-4-4l4-4 22-59h-5c0-5 0-5 0-5l-59-166c-4 0-4-4-4-4 0-4 0-4 4-4l4-5c0 0 5 0 9 0s4 0 8 0l4 5h5v4l50 141 47-141c0-4 0-4 4-4l5-5c0 0 5 0 9 0s8 0 8 0c5 5 5 5 5 5 4 0 4 0 4 4 0 0 0 4-4 4z">
          <text:p/>
        </draw:path>
        <draw:path draw:style-name="gr3" draw:text-style-name="P4" draw:layer="layout" svg:width="0.165cm" svg:height="0.186cm" svg:x="3.814cm" svg:y="18.618cm" svg:viewBox="0 0 166 187" svg:d="M166 8c0 4 0 4-4 4v5l-55 162c-5 0-5 4-5 4h-4c0 0-4 0-4 4-4 0-9 0-13 0 0 0-4 0-8 0 0-4-5-4-5-4-5 0-5 0-5 0l-4-4-55-162c0-5-4-5-4-5 0-4 0-4 0-4 0-4 0-4 0-4h4l4-4c4 0 4 0 9 0 4 0 4 0 8 0l4 4h5v4l51 141v4-4l47-141v-4c4 0 4 0 4 0l4-4c5 0 5 0 9 0s4 0 8 0l5 4h4z">
          <text:p/>
        </draw:path>
        <draw:path draw:style-name="gr3" draw:text-style-name="P4" draw:layer="layout" svg:width="0.17cm" svg:height="0.186cm" svg:x="4.004cm" svg:y="18.618cm" svg:viewBox="0 0 171 187" svg:d="M171 94c0 13 0 25-5 38-4 8-8 21-17 30-8 8-18 12-30 17-9 8-21 8-38 8-13 0-26 0-34-4-13-4-21-13-26-21-8-5-12-17-17-26-4-13-4-25-4-42 0-13 0-27 4-39 5-13 9-21 17-30 9-8 17-13 26-21 12-4 25-4 38-4 17 0 25 0 38 4 8 4 22 13 26 21 9 4 13 17 17 26 5 12 5 26 5 43zM136 94c0-9 0-17 0-27-5-8-5-16-9-21-4-8-12-12-17-17-8-4-17-4-25-4-9 0-17 0-26 4-4 5-12 9-16 13-5 9-5 17-9 21 0 9-4 22-4 31 0 8 4 17 4 25 0 9 4 17 9 21 4 9 8 13 16 17 5 5 13 5 26 5 8 0 17 0 21-5 9-4 13-8 17-17 4-4 8-12 13-21 0-4 0-17 0-25z">
          <text:p/>
        </draw:path>
        <draw:path draw:style-name="gr3" draw:text-style-name="P4" draw:layer="layout" svg:width="0.034cm" svg:height="0.267cm" svg:x="4.22cm" svg:y="18.537cm" svg:viewBox="0 0 35 268" svg:d="M35 260v4h-4c0 0-4 0-4 4-5 0-5 0-10 0-4 0-4 0-8 0 0-4-5-4-5-4-4 0-4-4-4-4v-255h4c0-5 0-5 0-5h5c4 0 4 0 8 0 5 0 5 0 10 0h4c0 0 4 0 4 5z">
          <text:p/>
        </draw:path>
        <draw:path draw:style-name="gr3" draw:text-style-name="P4" draw:layer="layout" svg:width="0.11cm" svg:height="0.229cm" svg:x="4.284cm" svg:y="18.575cm" svg:viewBox="0 0 111 230" svg:d="M111 209c0 4 0 8 0 8 0 4 0 4 0 4-5 5-5 5-5 5-4 0-4 0-8 4-4 0-4 0-8 0-5 0-5 0-9 0-8 0-17 0-22-4-9 0-13-5-17-9s-8-12-8-21c-5-4-5-13-5-25v-98h-25l-4-4c0 0 0-4 0-8 0-5 0-5 0-9v-4c4 0 4 0 4 0h4 21v-43-5h5 4c0 0 4 0 8 0s4 0 9 0h4c0 5 5 5 5 5v43h42 5c0 4 0 4 0 4 0 4 0 4 0 9 0 4 0 8 0 8 0 4-5 4-5 4h-42v93c0 13 0 22 4 30 5 4 9 9 17 9 5 0 9 0 9 0 4-5 4-5 4-5 4 0 4 0 8 0 5 0 5 0 5 0v5z">
          <text:p/>
        </draw:path>
        <draw:path draw:style-name="gr3" draw:text-style-name="P4" draw:layer="layout" svg:width="0.144cm" svg:height="0.186cm" svg:x="4.423cm" svg:y="18.618cm" svg:viewBox="0 0 145 187" svg:d="M145 179c0 4 0 4-4 4h-4c0 4-4 4-9 4 0 0-4 0-4-4-4 0-4 0-4 0-4 0-4 0-4-4v-17c-5 8-13 17-26 21-9 4-18 4-30 4-9 0-17 0-22-4-8 0-12-4-21-9-4-4-8-8-12-17 0-4-5-12-5-21 0-8 5-17 9-25 4-9 8-13 17-17 8-4 17-9 25-13 13 0 26-4 39-4h21v-14c0-4 0-12 0-17-4-4-4-8-8-12-4-5-4-5-13-9-4 0-9 0-18 0-8 0-12 0-21 0-4 4-13 4-17 9-4 0-8 4-8 4-5 4-9 4-9 4h-4v-4-4c-4 0-4 0-4-5 0-4 0-4 4-8v-4c4 0 4-5 8-5 5-4 13-4 17-8 5 0 13-4 17-4 9 0 13 0 22 0 13 0 22 0 30 4 9 0 17 4 21 13 5 4 9 8 13 17 0 8 4 17 4 29zM111 102h-25c-9 0-18 0-22 0-9 5-13 5-17 9s-9 4-9 8c-4 4-4 9-4 17 0 9 4 13 9 21 4 5 12 5 25 5 9 0 13 0 22-5 9-4 13-12 21-21z">
          <text:p/>
        </draw:path>
        <draw:path draw:style-name="gr3" draw:text-style-name="P4" draw:layer="layout" svg:width="0.161cm" svg:height="0.254cm" svg:x="4.605cm" svg:y="18.618cm" svg:viewBox="0 0 162 255" svg:d="M162 17c0 4 0 4 0 8-4 0-4 4-4 4h-25c4 5 8 9 8 13s4 14 4 18c0 13-4 21-8 25 0 9-4 17-13 22-4 4-14 8-22 12-8 0-17 4-25 4-9 0-13 0-22-4-4 0-8-4-12-4-5 0-5 4-9 4 0 4 0 9 0 13s0 8 4 8c5 5 13 5 17 5l47 4c8 0 18 0 22 4 9 0 13 4 21 9 5 4 9 8 13 12 0 9 4 13 4 21 0 9-4 17-8 22 0 8-9 12-13 21-8 4-17 8-25 12-14 0-27 5-39 5-13 0-26-5-34-5-13-4-21-4-26-8-4-4-12-8-12-17-5-4-5-13-5-17s0-8 0-13c0-4 5-8 5-12 4-4 4-4 8-9 4-4 9-8 13-8-9-4-13-9-17-13 0-4-4-13-4-17 0-8 4-13 4-21 4-4 8-8 13-17-5-4-5-8-9-13-4-8-4-12-4-21 0-12 4-22 4-30 4-5 9-13 17-17 4-9 13-9 21-13 9-4 17-4 26-4 4 0 8 0 12 0 5 0 9 0 13 4h56 4c0 4 0 8 0 13zM110 60c0-8 0-22-8-26-4-9-13-9-25-9-9 0-13 0-17 0-5 4-9 4-13 9 0 4-4 8-4 12-5 6-5 10-5 18 0 9 5 17 13 26 4 4 13 8 26 8 4 0 12 0 17-4 4 0 8-4 8-9 4 0 8-4 8-8s0-13 0-17zM128 195c0-4-4-12-8-16-4-5-14-5-26-5l-43-4c-4 4-8 9-13 13l-4 4c0 4-4 8-4 8 0 5 0 9 0 9 0 8 4 17 13 21 8 4 21 4 34 4 12 0 17 0 25-4 4 0 14-4 18-4 4-4 4-9 8-13 0-4 0-8 0-13z">
          <text:p/>
        </draw:path>
        <draw:path draw:style-name="gr3" draw:text-style-name="P4" draw:layer="layout" svg:width="0.156cm" svg:height="0.186cm" svg:x="4.796cm" svg:y="18.618cm" svg:viewBox="0 0 157 187" svg:d="M157 85c0 5 0 9-4 13 0 0-4 0-8 0h-111c0 13 0 21 0 30 4 4 8 12 12 17 5 4 9 8 17 12 5 5 13 5 26 5 8 0 17 0 21 0 9-5 14-5 18-5 4-4 8-4 13-4 0-4 4-4 4-4h4v4 4 5 4 4c0 4 0 4 0 4-4 0-4 0-8 5-5 0-9 0-13 4-4 0-14 0-18 4-9 0-17 0-25 0-13 0-26 0-39-4-8-4-17-13-25-17-8-9-13-17-17-30s-4-25-4-42c0-13 0-27 4-39 4-13 9-21 17-30 8-8 17-17 25-21 13-4 22-4 34-4 13 0 26 0 34 4 14 4 18 13 27 17 4 8 8 17 12 25 4 13 4 21 4 35zM128 77c0-18-4-31-14-39-8-9-17-13-34-13-8 0-12 0-21 4-4 0-8 5-13 9-4 4-8 13-8 17-4 8-4 12-4 22z">
          <text:p/>
        </draw:path>
        <draw:path draw:style-name="gr3" draw:text-style-name="P4" draw:layer="layout" svg:width="0.17cm" svg:height="0.186cm" svg:x="5.075cm" svg:y="18.618cm" svg:viewBox="0 0 171 187" svg:d="M171 94c0 13 0 25-5 38-4 8-8 21-17 30-8 8-16 12-29 17-9 8-21 8-38 8-14 0-27 0-35-4-13-4-21-13-30-21-4-5-8-17-12-26-5-13-5-25-5-42 0-13 0-27 5-39 4-13 8-21 16-30 5-8 17-13 26-21 13-4 25-4 39-4 17 0 25 0 38 4 9 4 17 13 25 21 9 4 13 17 17 26 5 12 5 26 5 43zM137 94c0-9 0-17 0-27-4-8-9-16-9-21-4-8-12-12-17-17-8-4-17-4-25-4-10 0-18 0-26 4-5 5-13 9-17 13-5 9-5 17-9 21 0 9-4 22-4 31 0 8 4 17 4 25 0 9 4 17 9 21 4 9 8 13 17 17 4 5 12 5 26 5 8 0 17 0 21-5 9-4 13-8 17-17 4-4 9-12 9-21 4-4 4-17 4-25z">
          <text:p/>
        </draw:path>
        <draw:path draw:style-name="gr3" draw:text-style-name="P4" draw:layer="layout" svg:width="0.114cm" svg:height="0.271cm" svg:x="5.27cm" svg:y="18.533cm" svg:viewBox="0 0 115 272" svg:d="M115 21c0 4 0 4 0 9 0 4 0 4 0 4h-4c-4 0-4-4-4-4-4 0-4 0-9 0-4 0-4 0-8 0s-9 0-13 0-4 4-8 8c0 4-4 9-4 13s0 8 0 17v21h38c4 0 4 0 4 0 0 4 0 4 0 4 0 4 0 4 0 9 0 4 0 8 0 8 0 4-4 4-4 4h-38v150 4c-5 0-5 0-5 0 0 0-4 0-4 4-4 0-4 0-8 0-5 0-5 0-9 0 0-4-4-4-4-4h-5v-4-150h-22c-4 0-4 0-8-4 0 0 0-4 0-8 0-5 0-5 0-9v-4c4 0 4 0 4 0h4 22v-21c0-9 5-21 5-30 4-8 4-17 8-21 9-4 13-8 22-13 4 0 12-4 21-4 4 0 8 4 12 4 5 0 9 0 13 0 0 5 4 5 4 5v4 4z">
          <text:p/>
        </draw:path>
        <draw:path draw:style-name="gr3" draw:text-style-name="P4" draw:layer="layout" svg:width="0.144cm" svg:height="0.246cm" svg:x="5.499cm" svg:y="18.554cm" svg:viewBox="0 0 145 247" svg:d="M145 234c0 4 0 4 0 9v4h-5-131-5c0-4 0-4 0-4 0-5 0-5 0-9v-4c0-4 0-4 0-4 0 0 0-5 5-5h51v-187l-47 30h-4-5v-5c0 0-4-4-4-8 0 0 0-4 4-4v-4-5h5l55-38h4c5 0 5 0 5 0 4 0 4 0 8 0h4c4 0 4 0 4 0 5 0 5 0 5 4v217h46c5 0 5 5 5 5v4z">
          <text:p/>
        </draw:path>
        <draw:path draw:style-name="gr3" draw:text-style-name="P4" draw:layer="layout" svg:width="0.153cm" svg:height="0.251cm" svg:x="5.689cm" svg:y="18.55cm" svg:viewBox="0 0 154 252" svg:d="M154 238c0 4 0 4 0 4 0 5 0 5 0 5 0 5-5 5-5 5h-4-136-5-4c0-5 0-5 0-5 0-5 0-5 0-9s0-4 0-8v-5l4-4c0 0 0-4 5-4l47-51c9-13 21-21 26-30 8-8 12-16 16-25 5-8 5-17 5-21 4-9 4-13 4-17 0-9 0-13-4-17 0-4-5-8-9-13 0-4-4-8-12-8-5-4-9-4-17-4-9 0-13 0-22 4-4 0-8 4-12 8-9 0-9 5-13 5-4 4-4 4-9 4s-5 0-5-4v-5-4c0-4 0-4 0-8 0-5 0-5 0-5l5-4c0 0 5-4 9-4 4-4 9-4 13-9 8 0 12-4 21-4 4 0 13-5 21-5 13 0 21 5 30 9 8 0 17 5 21 13 8 4 13 13 13 21 4 5 8 13 8 21 0 9-4 17-4 26 0 8-4 17-9 25-4 9-12 17-21 30-8 13-17 25-34 38l-38 42h106c4 0 4 0 4 0 0 0 5 0 5 5v4z">
          <text:p/>
        </draw:path>
        <draw:path draw:style-name="gr3" draw:text-style-name="P4" draw:layer="layout" svg:width="0.06cm" svg:height="0.098cm" svg:x="5.875cm" svg:y="18.757cm" svg:viewBox="0 0 61 99" svg:d="M61 18c0 5 0 9 0 9 0 4 0 8 0 12 0 0-5 5-5 9 0 0-5 4-5 8l-29 39v4h-5-4-4c-4 0-4 0-4 0-5 0-5 0-5 0 0-4 0-4 0-4l26-51v-26c0-4 0-9 0-9 0 0 0-4 4-4l4-5c4 0 4 0 9 0 4 0 4 0 8 0 5 0 5 5 5 5 5 0 5 4 5 4 0 0 0 5 0 9z">
          <text:p/>
        </draw:path>
        <draw:path draw:style-name="gr3" draw:text-style-name="P4" draw:layer="layout" svg:width="0.177cm" svg:height="0.25cm" svg:x="5.969cm" svg:y="18.554cm" svg:viewBox="0 0 178 251" svg:d="M178 178c0 4-4 8-4 8 0 5-4 5-4 5h-30v51 5c-5 0-5 0-9 4h-4c-5 0-9 0-9 0-4-4-4-4-4-4-4 0-4 0-4 0v-5-51h-102-4l-4-5v-4-4c0-4 0-8 0-8v-5c0-4 0-4 0-4 4-4 4-4 4-4l89-153h4c0 0 0-4 4-4h4c5 0 9 0 13 0s4 0 9 0c4 0 8 0 8 0l5 4v5 156h30 4c0 5 4 9 4 13zM110 30l-81 135h81z">
          <text:p/>
        </draw:path>
        <draw:path draw:style-name="gr3" draw:text-style-name="P4" draw:layer="layout" svg:width="0.161cm" svg:height="0.25cm" svg:x="6.176cm" svg:y="18.554cm" svg:viewBox="0 0 162 251" svg:d="M162 17v4 5c0 4 0 4-4 4 0 4 0 4 0 8l-90 203-5 6c-4 0-4 0-8 4 0 0-4 0-8 0-5 0-9 0-9-4-4 0-4 0-4 0-4 0-4 0-4-6l4-4 93-207h-119c-4 0-4 0-8-4 0-5 0-5 0-9s0-4 0-8v-5c4 0 4 0 4-4h4 145 5v4c4 0 4 0 4 5 0 0 0 4 0 8z">
          <text:p/>
        </draw:path>
        <draw:path draw:style-name="gr3" draw:text-style-name="P4" draw:layer="layout" svg:width="0.17cm" svg:height="0.254cm" svg:x="6.366cm" svg:y="18.55cm" svg:viewBox="0 0 171 255" svg:d="M171 128c0 21 0 38-4 51-5 17-9 29-17 42-5 9-14 21-27 25-13 5-25 9-42 9-13 0-26 0-38-9-9-4-17-12-26-25-4-8-12-21-12-38-5-17-5-34-5-55 0-18 0-35 5-52 4-17 8-29 12-38 9-13 17-21 30-25 8-9 25-13 38-13 17 0 30 4 42 8 9 9 18 17 27 26 4 13 8 25 13 38 4 17 4 34 4 56zM136 132c0-14 0-26 0-35 0-8-4-17-4-25-5-9-5-17-9-21 0-4-4-9-8-13-5-4-9-4-13-8-4 0-13 0-17 0-13 0-21 0-25 4-9 8-13 13-17 21-4 13-4 21-9 34 0 13 0 25 0 39 0 17 0 34 0 47 5 12 9 21 13 29 0 9 8 17 13 21 8 0 17 5 25 5 4 0 13 0 17-5 4 0 13-4 13-8 4-4 8-9 12-17 0-4 5-13 5-21 4-4 4-13 4-21 0-9 0-17 0-26z">
          <text:p/>
        </draw:path>
        <draw:path draw:style-name="gr3" draw:text-style-name="P4" draw:layer="layout" svg:width="0.207cm" svg:height="0.25cm" svg:x="6.557cm" svg:y="18.554cm" svg:viewBox="0 0 208 251" svg:d="M127 242l-4 5h-5c0 0-4 0-4 4-4 0-4 0-8 0s-9 0-9 0c0 0-4 0-4-4-4 0-4 0-4 0h-4c0-5 0-5-5-5l-80-229c0-4 0-4 0-9v-4c4 0 4 0 8 0 0 0 5 0 9 0s8 0 8 0c5 0 5 0 5 0 4 0 4 4 4 4l72 208 68-203c0-5 0-5 5-5v-4h4c4 0 8 0 13 0 0 0 4 0 8 0h4c0 4 0 4 0 4 0 5 0 5 0 9z">
          <text:p/>
        </draw:path>
        <draw:path draw:style-name="gr3" draw:text-style-name="P4" draw:layer="layout" svg:width="0.136cm" svg:height="0.262cm" svg:x="6.798cm" svg:y="18.542cm" svg:viewBox="0 0 137 263" svg:d="M137 71c0 9 0 22-5 30-4 9-8 17-12 21-9 5-13 13-21 13-9 4-17 8-26 8l-4 47v5c-4 0-9 0-13 0s-4 0-8 0h-4v-5l-5-55v-4c5-4 5-4 5-9h4c4 0 4 0 8 0h4c5 0 13-4 17-4 9-4 13-8 17-13 5-4 5-8 9-12 0-9 0-13 0-22 0-4 0-12 0-16-4-9-9-13-13-17-4-5-8-9-13-9-8-4-12-4-21-4-8 0-17 0-21 0-4 4-8 4-13 8-5 0-9 0-13 5h-5-4c0-5 0-5 0-5 0-4 0-4 0-8s0-4 0-9v-4c4 0 4 0 9-4 4 0 8-4 13-4s13-4 17-4c9 0 13 0 21 0 13 0 26 0 34 4 9 4 17 8 26 17 4 4 8 12 12 21 5 8 5 17 5 29zM77 242c0 4 0 4 0 8 0 5-4 5-4 9 0 0-4 0-8 4 0 0-5 0-9 0s-8 0-8 0c-4-4-4-4-9-4 0-4 0-4 0-9 0-4-4-4-4-8s4-9 4-13 0-4 0-4c5-4 5-4 9-4 0 0 4 0 8 0s9 0 9 0c4 0 8 0 8 4 0 0 4 0 4 4s0 9 0 13z">
          <text:p/>
        </draw:path>
        <draw:path draw:style-name="gr3" draw:text-style-name="P4" draw:layer="layout" svg:width="0.14cm" svg:height="0.186cm" svg:x="3.826cm" svg:y="19.126cm" svg:viewBox="0 0 141 187" svg:d="M141 178c0 5 0 5 0 5-4 0-4 0-4 0-5 4-5 4-10 4-4 0-8 0-8-4-4 0-4 0-4 0v-5-16c-9 8-17 16-26 21-8 4-21 4-29 4-9 0-17 0-26-4-8 0-12-5-17-9-8-4-12-8-12-17-5-4-5-12-5-21 0-8 0-18 5-26 4-9 8-13 17-17 8-4 17-9 29-13 9 0 21-4 34-4h25v-13c0-4-4-13-4-17s-4-8-4-12c-4-5-8-5-13-9-4 0-12 0-21 0-4 0-13 0-21 0-4 4-8 4-13 9-4 0-8 4-12 4-5 4-5 4-9 4s-4-4-4-4v-4-5c0-4 0-4 0-8 0 0 0-4 4-4 0 0 4-5 9-5 4-4 8-4 12-8 5 0 13-4 17-4 9 0 13 0 21 0 13 0 22 0 30 4 8 0 17 4 21 13 9 4 14 8 14 17 4 8 4 16 4 29zM110 101h-29c-9 0-17 0-21 0-9 5-13 5-17 9s-4 4-9 8c0 4-4 10-4 18 0 9 4 13 9 21 8 5 16 5 25 5 8 0 17 0 21-5 9-4 17-12 25-21z">
          <text:p/>
        </draw:path>
        <draw:path draw:style-name="gr3" draw:text-style-name="P4" draw:layer="layout" svg:width="0.043cm" svg:height="0.047cm" svg:x="4.021cm" svg:y="19.265cm" svg:viewBox="0 0 44 48" svg:d="M44 22c0 13 0 18-5 22-4 0-9 4-18 4-8 0-12-4-17-4 0-4-4-9-4-18 0-13 4-17 4-21 5 0 9-5 17-5 9 0 14 5 18 5 5 4 5 8 5 17z">
          <text:p/>
        </draw:path>
        <draw:frame draw:style-name="gr4" draw:text-style-name="P5" draw:layer="layout" svg:width="0.388cm" svg:height="0.454cm" svg:x="3.476cm" svg:y="17.931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44cm" svg:height="0.246cm" svg:x="4.474cm" svg:y="19.062cm" svg:viewBox="0 0 145 247" svg:d="M145 234c0 4 0 4 0 9v4h-4-132-5c0-4 0-4 0-4 0-5 0-5 0-9v-4c0-4 0-4 0-4 0 0 0-5 5-5h51v-187l-47 30h-4-5v-5c0 0-4-4-4-8 0 0 0-4 4-4v-4-5h5l56-38h4c4 0 4 0 4 0 4 0 4 0 9 0h4c4 0 4 0 4 0 4 0 4 0 4 4v217h47c4 0 4 5 4 5v4z">
          <text:p/>
        </draw:path>
        <draw:path draw:style-name="gr3" draw:text-style-name="P4" draw:layer="layout" svg:width="0.169cm" svg:height="0.254cm" svg:x="4.656cm" svg:y="19.058cm" svg:viewBox="0 0 170 255" svg:d="M170 128c0 21 0 38-4 51-4 17-9 29-13 42-9 9-17 21-30 25-9 5-25 9-42 9-13 0-26 0-39-9-8-4-16-12-25-25-4-8-8-21-13-38-4-17-4-34-4-55 0-18 0-35 4-52 5-17 9-29 13-38 9-13 17-21 30-25 8-9 25-13 42-13 13 0 25 4 38 8 9 9 17 17 26 26 4 13 9 25 13 38 4 17 4 34 4 56zM136 132c0-14 0-26 0-35 0-8-5-17-5-25 0-9-4-17-8-21 0-4-4-9-9-13-4-4-8-4-12-8-4 0-9 0-17 0-9 0-17 0-26 4-8 8-12 13-17 21-4 13-4 21-8 34 0 13 0 25 0 39 0 17 0 34 0 47 4 12 8 21 13 29 4 9 8 17 12 21 9 0 17 5 26 5 8 0 13 0 17-5 8 0 12-4 17-8 0-4 4-9 8-17 0-4 4-13 4-21 5-4 5-13 5-21 0-9 0-17 0-26z">
          <text:p/>
        </draw:path>
        <draw:path draw:style-name="gr3" draw:text-style-name="P4" draw:layer="layout" svg:width="0.157cm" svg:height="0.267cm" svg:x="3.839cm" svg:y="19.557cm" svg:viewBox="0 0 158 268" svg:d="M158 170c0 17-4 29-4 42-5 13-9 21-18 30-5 8-13 17-22 22-8 4-21 4-33 4-5 0-9 0-13 0s-9-4-13-4c-4-5-13-10-17-14-4 0-8-8-12-12v21 5h-5l-4 4h-4c-4 0-4 0-9 0 0-4-4-4-4-4v-5-254c0-5 0-5 0-5 4 0 4 0 4 0 5 0 5 0 9 0s8 0 8 0c5 0 5 0 5 0 0 0 4 0 4 5v101c4-4 8-8 12-12 9-5 13-5 17-9 5 0 9-4 13-4s9 0 13 0c12 0 25 0 34 8 8 5 17 9 22 17 4 9 8 17 13 30 0 13 4 25 4 34zM123 174c0-8 0-17-4-25 0-9 0-13-5-22-4-4-8-12-12-12-9-4-13-9-21-9-5 0-9 0-13 5-4 0-9 0-13 4s-8 4-13 8c-4 4-8 13-12 17v68c8 13 17 21 25 25 9 5 17 9 26 9 4 0 12-4 16-9 9 0 13-8 17-12 0-9 5-13 5-22 4-8 4-16 4-25z">
          <text:p/>
        </draw:path>
        <draw:path draw:style-name="gr3" draw:text-style-name="P4" draw:layer="layout" svg:width="0.042cm" svg:height="0.046cm" svg:x="4.038cm" svg:y="19.778cm" svg:viewBox="0 0 43 47" svg:d="M43 21c0 14 0 18-4 22-4 0-8 4-17 4s-13-4-18-4c0-4-4-8-4-17 0-14 4-18 4-22 5 0 9-4 18-4s13 4 17 4c4 4 4 8 4 17z">
          <text:p/>
        </draw:path>
        <draw:frame draw:style-name="gr4" draw:text-style-name="P5" draw:layer="layout" svg:width="0.388cm" svg:height="0.454cm" svg:x="4.098cm" svg:y="18.951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57cm" svg:height="0.254cm" svg:x="4.461cm" svg:y="19.57cm" svg:viewBox="0 0 158 255" svg:d="M158 183c0 9-4 21-8 30-5 8-10 17-18 21-5 8-17 13-26 17-12 4-25 4-38 4-8 0-13 0-21 0-8-4-13-4-21-4-4-4-9-4-13-9-4 0-4-4-8-4 0-4 0-4 0-4-5 0-5-4-5-4 0-4 0-4 0-9 0-4 0-8 5-8 0-4 0-4 0-4 4 0 4 4 8 4s9 4 13 8c4 0 13 5 21 5 4 4 13 4 21 4 9 0 17 0 21-4 9 0 13-5 17-9s9-8 9-13c4-8 4-12 4-21 0-4 0-12-4-17-5-4-5-8-13-12-4-5-8-9-17-13-8 0-17 0-25 0h-26l-4-4-4-5c0 0 0-4 0-8v-4l4-6 4-4h21c9 0 17 0 22 0 8-4 12-8 17-8 4-4 8-13 12-17 0-4 4-13 4-17 0-9 0-13-4-17 0-4-4-8-8-13 0 0-4-4-13-8-4 0-8 0-17 0-4 0-13 0-21 4-4 0-8 4-13 4-8 5-12 5-12 9-5 0-9 4-9 4-4-4-4-4-4-4v-4-5c0-4 0-4 0-8v-4c4 0 4-5 4-5 0 0 4-4 9-4 4-4 8-4 12-8 5 0 13-5 17-5 9 0 17-4 26-4 8 0 21 4 29 4 9 5 17 9 21 13 5 9 9 13 13 21 5 9 5 13 5 26 0 4 0 12-5 21 0 4-4 13-8 17-5 4-9 8-13 12-9 6-13 6-21 10 8 0 17 4 25 4 4 4 13 9 17 13 5 8 10 13 14 21 0 4 4 13 4 21z">
          <text:p/>
        </draw:path>
        <draw:path draw:style-name="gr3" draw:text-style-name="P4" draw:layer="layout" svg:width="0.165cm" svg:height="0.254cm" svg:x="4.66cm" svg:y="19.57cm" svg:viewBox="0 0 166 255" svg:d="M166 175c0 8-4 21-8 29 0 9-4 17-13 26-8 8-17 12-25 21-13 4-25 4-38 4-9 0-21 0-26-4-8 0-18-4-22-9-8-4-12-12-17-16-4-9-4-17-8-26-4-8-4-17-4-29 0-9-5-22-5-34 0-9 5-23 5-31 0-13 4-21 4-30 4-12 8-21 13-29 4-9 12-17 22-26 4-4 12-8 25-12 9-5 21-9 38-9 4 0 9 0 13 4 4 0 8 0 13 0 4 0 8 5 12 5 0 0 5 0 5 4 0 0 4 0 4 4s0 4 0 9v4 4c-4 0-4 0-4 0v4c-5 0-5-4-9-4 0 0-4 0-8 0-5-4-9-4-13-4s-9 0-17 0c-13 0-21 0-30 4-8 4-17 13-21 21-4 9-8 17-14 30 0 8-4 21-4 29 4 0 10 0 14-4 4 0 8-4 13-4 4 0 8-4 17-4 4 0 8 0 17 0 12 0 25 0 33 4 9 4 17 8 22 14 4 8 8 17 12 25 0 9 4 17 4 30zM133 175c0-9 0-13-5-21 0-5-4-9-4-13-4-4-8-9-17-9-4-4-12-4-21-4-4 0-8 0-13 0-4 0-8 4-12 4-5 0-9 5-13 5-4 4-10 4-14 8 0 13 4 30 4 38 6 13 6 21 10 30 4 4 8 8 17 13 4 4 13 4 21 4 9 0 13 0 21-4 4-5 9-9 13-13s8-13 8-17c5-9 5-13 5-21z">
          <text:p/>
        </draw:path>
        <draw:path draw:style-name="gr3" draw:text-style-name="P4" draw:layer="layout" svg:width="0.136cm" svg:height="0.186cm" svg:x="3.826cm" svg:y="20.15cm" svg:viewBox="0 0 137 187" svg:d="M137 154c0 4 0 4 0 4 0 4-4 4-4 4 0 4 0 4 0 4l-5 4c0 0-4 5-8 5 0 4-4 4-13 8-4 0-8 4-12 4-9 0-13 0-17 0-13 0-26 0-34-4-9-4-17-13-27-17-4-8-8-21-12-29-5-13-5-26-5-43 0-12 0-29 5-42 4-13 8-22 18-31 8-8 17-12 25-17 8-4 21-4 34-4 4 0 8 0 13 0 8 0 12 4 16 4 5 0 9 5 9 5 4 4 8 4 8 8 0 0 5 0 5 4 0 5 0 5 0 5 0 4 0 4 0 9 0 4 0 8 0 8 0 5-5 5-5 5 0 0-4 0-8-5 0 0-4-4-9-8-4 0-8-5-12-5-4-4-13-4-21-4-13 0-26 4-34 17-9 13-13 30-13 51 0 13 4 21 4 30 5 8 5 17 9 21s8 9 17 13c4 0 12 4 21 4 4 0 13-4 17-4 4-4 12-4 12-9 5 0 9-4 13-8 4 0 4 0 4 0 5 0 5 0 5 0 0 4 0 4 4 8z">
          <text:p/>
        </draw:path>
        <draw:path draw:style-name="gr3" draw:text-style-name="P4" draw:layer="layout" svg:width="0.042cm" svg:height="0.046cm" svg:x="4cm" svg:y="20.29cm" svg:viewBox="0 0 43 47" svg:d="M43 22c0 13 0 17-4 21-4 0-8 4-17 4-8 0-14-4-18-4 0-4-4-8-4-17 0-13 4-18 4-22 4 0 10-4 18-4 9 0 13 4 17 4 4 4 4 9 4 18z">
          <text:p/>
        </draw:path>
        <draw:frame draw:style-name="gr4" draw:text-style-name="P5" draw:layer="layout" svg:width="0.388cm" svg:height="0.454cm" svg:x="4.115cm" svg:y="19.463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52cm" svg:height="0.25cm" svg:x="4.466cm" svg:y="20.082cm" svg:viewBox="0 0 153 251" svg:d="M153 239c0 4 0 4 0 4 0 4 0 4 0 4 0 4-4 4-4 4h-4-137-4-4c0-4 0-4 0-4 0-4 0-4 0-8 0-5 0-5 0-9v-4l4-4c0 0 0-5 4-5l48-51c8-13 21-22 25-30 9-9 13-17 17-25 4-9 4-17 4-22 4-8 4-12 4-17 0-8 0-12-4-17 0-4-4-8-8-12 0-4-4-9-13-9-4-4-8-4-17-4-8 0-13 0-21 4-4 0-8 5-13 9-8 0-8 4-13 4-5 4-5 4-9 4s-4 0-4-4v-4-4c0-5 0-5 0-9s0-4 0-4l4-4c0 0 4-5 9-5 5-4 9-4 13-8 9 0 13-4 21-4 5 0 13-5 22-5 12 0 21 5 29 9 9 0 17 4 21 13 9 4 13 12 13 21 4 4 9 12 9 21 0 8-5 17-5 25 0 9-4 17-8 26-4 8-13 17-21 29-9 13-17 26-34 38l-38 44h106c4 0 4 0 4 0 0 0 4 0 4 4v4z">
          <text:p/>
        </draw:path>
        <draw:path draw:style-name="gr3" draw:text-style-name="P4" draw:layer="layout" svg:width="0.144cm" svg:height="0.245cm" svg:x="4.673cm" svg:y="20.087cm" svg:viewBox="0 0 145 246" svg:d="M145 234c0 4 0 4 0 8v4h-4-132-5c0-4 0-4 0-4 0-4 0-4 0-8v-5c0-4 0-4 0-4 0 0 0-4 5-4h50v-187l-46 29h-4-5v-4c0 0-4-4-4-9 0 0 0-4 4-4v-4-4h5l55-38h4c4 0 4 0 4 0 4 0 4 0 9 0h4c4 0 4 0 4 0 4 0 4 0 4 4v217h48c4 0 4 4 4 4v4z">
          <text:p/>
        </draw:path>
        <draw:path draw:style-name="gr3" draw:text-style-name="P4" draw:layer="layout" svg:width="0.157cm" svg:height="0.267cm" svg:x="3.826cm" svg:y="20.582cm" svg:viewBox="0 0 158 268" svg:d="M158 259v4h-4l-5 5h-5c-4 0-4 0-8 0 0-5 0-5-4-5v-4-21c-13 8-22 17-30 21-8 9-21 9-34 9s-21 0-29-9c-9-4-17-8-22-17-8-8-12-17-12-29-5-13-5-26-5-38 0-13 0-26 5-39 4-12 8-21 12-29 9-9 17-17 26-21 8-5 21-5 29-5 13 0 22 0 30 5 8 4 17 12 25 21v-103-4c5 0 5 0 9 0h4c4 0 9 0 9 0 5 0 5 0 5 0 4 0 4 4 4 4zM127 141c-8-13-17-22-25-26s-17-8-25-8c-9 0-13 4-22 4-4 4-8 13-12 17s-4 13-9 21c0 9 0 17 0 26 0 8 0 16 0 25 0 8 5 13 9 21 4 4 8 13 12 13 5 4 13 8 22 8 4 0 8 0 12-4 0 0 5 0 9-4s8-4 12-9c5-4 13-12 17-17z">
          <text:p/>
        </draw:path>
        <draw:path draw:style-name="gr3" draw:text-style-name="P4" draw:layer="layout" svg:width="0.042cm" svg:height="0.047cm" svg:x="4.038cm" svg:y="20.802cm" svg:viewBox="0 0 43 48" svg:d="M43 22c0 13 0 17-4 21-4 0-8 5-17 5s-13-5-18-5c0-4-4-8-4-17 0-12 4-17 4-22 5 0 9-4 18-4s13 4 17 4c4 5 4 10 4 18z">
          <text:p/>
        </draw:path>
        <draw:frame draw:style-name="gr4" draw:text-style-name="P5" draw:layer="layout" svg:width="0.388cm" svg:height="0.454cm" svg:x="4.077cm" svg:y="19.976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52cm" svg:height="0.249cm" svg:x="4.466cm" svg:y="20.595cm" svg:viewBox="0 0 153 250" svg:d="M153 238c0 4 0 4 0 4 0 4 0 4 0 4 0 4-4 4-4 4h-4-137-4-4c0-4 0-4 0-4 0-4 0-4 0-8 0-5 0-5 0-9v-4l4-4c0 0 0-4 4-4l48-52c8-13 21-21 25-30 9-8 13-17 17-25 4-9 4-17 4-21 4-9 4-13 4-17 0-9 0-13-4-17 0-5-4-9-8-13 0-4-4-8-13-8-4-5-8-5-17-5-8 0-13 0-21 5-4 0-8 4-13 8-8 0-8 4-13 4-5 4-5 4-9 4s-4 0-4-4v-4-4c0-4 0-4 0-9 0-4 0-4 0-4l4-4c0 0 4-4 9-4 5-5 9-5 13-9 9 0 13-4 21-4 5 0 13-4 22-4 12 0 21 4 29 8 9 0 17 4 21 13 9 4 13 13 13 21 4 4 9 13 9 21 0 9-5 17-5 26 0 8-4 16-8 25-4 8-13 17-21 30-9 12-17 25-34 38l-38 43h106c4 0 4 0 4 0 0 0 4 0 4 4v4z">
          <text:p/>
        </draw:path>
        <draw:path draw:style-name="gr3" draw:text-style-name="P4" draw:layer="layout" svg:width="0.165cm" svg:height="0.254cm" svg:x="4.66cm" svg:y="20.595cm" svg:viewBox="0 0 166 255" svg:d="M166 174c0 9-4 21-8 30 0 8-4 17-13 25-8 9-17 13-25 21-13 5-25 5-38 5-9 0-21 0-26-5-8 0-18-4-22-8-8-4-12-13-17-17-4-8-4-17-8-25-4-9-4-17-4-30 0-8-5-21-5-34 0-8 5-21 5-29 0-14 4-23 4-31 4-13 8-21 13-30 4-8 12-17 22-25 4-4 12-9 25-13 9-4 21-8 38-8 4 0 9 0 13 4 4 0 8 0 13 0 4 0 8 4 12 4 0 0 5 0 5 4 0 0 4 0 4 5 0 4 0 4 0 8v4 5c-4 0-4 0-4 0v4c-5 0-5-4-9-4 0 0-4 0-8 0-5-5-9-5-13-5s-9 0-17 0c-13 0-21 0-30 5-8 4-17 12-21 21-4 8-8 17-14 29 0 9-4 23-4 31 4 0 10 0 14-4 4 0 8-4 13-4 4 0 8-6 17-6 4 0 8 0 17 0 12 0 25 0 33 6 9 4 17 8 22 12 4 9 8 17 12 26 0 8 4 17 4 29zM133 174c0-8 0-12-5-21 0-4-4-8-4-13-4-4-8-8-17-8-4-4-12-4-21-4-4 0-8 0-13 0-4 0-8 4-12 4-5 0-9 4-13 4-4 4-10 4-14 9 0 12 4 29 4 38 6 12 6 21 10 29 4 5 8 9 17 13 4 4 13 4 21 4 9 0 13 0 21-4 4-4 9-8 13-13 4-4 8-12 8-17 5-8 5-12 5-21z">
          <text:p/>
        </draw:path>
        <draw:path draw:style-name="gr3" draw:text-style-name="P4" draw:layer="layout" svg:width="0.17cm" svg:height="0.254cm" svg:x="3.187cm" svg:y="21.615cm" svg:viewBox="0 0 171 255" svg:d="M171 187c0 13-5 21-9 30-4 8-8 17-17 21-4 4-13 8-25 13-9 4-22 4-35 4s-26 0-38-4c-9 0-17-5-26-13-4-4-8-8-12-17-5-8-9-17-9-25 0-9 4-17 4-22 5-8 9-12 13-16 4-9 9-13 17-17 9-5 17-9 25-13-8-4-16-9-21-13-8-4-12-8-17-18-4-4-4-8-8-17 0-4-4-8-4-17 0-8 4-17 4-25 4-8 8-13 17-17 4-8 13-13 21-17 13 0 21-4 34-4s26 4 35 4c8 4 17 9 21 13 8 4 13 13 13 21 4 4 4 13 4 21 0 4 0 13 0 17-4 9-4 13-9 17-4 10-12 14-17 18-4 4-12 8-21 13 9 4 17 8 26 12 8 5 12 9 17 17 4 5 8 9 12 17 0 4 5 13 5 17zM128 63c0-8 0-12-4-17 0-4-4-8-9-8-4-4-9-8-13-8s-9-5-17-5c-13 0-26 5-30 13-8 4-12 13-12 25 0 5 0 9 4 13 0 4 4 9 8 13 0 4 4 4 13 8 4 6 13 10 17 14 13-8 26-14 30-22 9-9 13-17 13-26zM137 191c0-4-5-8-5-17-4-4-4-8-8-12s-13-9-18-13c-8 0-17-4-25-8-5 4-13 8-22 8-4 4-8 9-12 13s-9 8-9 12c-4 9-4 13-4 17 0 13 4 22 13 30 8 4 21 9 38 9s30-5 39-9c8-8 13-17 13-30z">
          <text:p/>
        </draw:path>
        <draw:path draw:style-name="gr3" draw:text-style-name="P4" draw:layer="layout" svg:width="0.042cm" svg:height="0.047cm" svg:x="3.399cm" svg:y="21.822cm" svg:viewBox="0 0 43 48" svg:d="M43 22c0 13 0 17-4 22-4 0-8 4-18 4-8 0-13-4-13-4-4-5-8-9-8-17 0-13 4-17 8-21 0 0 9-6 13-6 10 0 14 6 18 6 4 4 4 8 4 16z">
          <text:p/>
        </draw:path>
        <draw:frame draw:style-name="gr4" draw:text-style-name="P5" draw:layer="layout" svg:width="0.388cm" svg:height="0.454cm" svg:x="4.115cm" svg:y="20.488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91cm" svg:height="0.246cm" svg:x="3.839cm" svg:y="21.619cm" svg:viewBox="0 0 192 247" svg:d="M192 120c0 21-5 42-9 59-4 13-13 25-21 38-13 8-25 17-42 21-13 9-30 9-51 9h-56c0 0-4 0-9 0 0-5-4-9-4-13v-221c0-4 4-9 4-9 5-4 9-4 9-4h56c21 0 42 4 55 9 17 4 30 12 38 25 8 8 17 21 21 39 4 13 9 30 9 47zM158 124c0-13 0-26-4-38-5-13-9-21-17-31-9-8-17-17-26-21-12-4-25-4-42-4h-35v191h35c17 0 30-4 38-8 13 0 21-9 30-17 8-9 12-17 17-30 4-12 4-25 4-42z">
          <text:p/>
        </draw:path>
        <draw:path draw:style-name="gr3" draw:text-style-name="P4" draw:layer="layout" svg:width="0.156cm" svg:height="0.186cm" svg:x="4.068cm" svg:y="21.683cm" svg:viewBox="0 0 157 187" svg:d="M157 84c0 5 0 9-4 13 0 0-4 0-8 0h-111c0 13 0 21 0 30 4 4 4 12 12 17 5 4 9 8 17 12 5 4 14 4 27 4 8 0 12 0 21 0 4-4 12-4 17-4 4-4 8-4 8-4 4-4 9-4 9-4h4v4 4 4 5 4c0 5 0 5-4 5l-5 4c-4 0-8 0-12 5-5 0-13 0-21 4-5 0-13 0-22 0-12 0-26 0-39-4-8-5-17-14-25-18-9-9-13-17-17-30s-4-25-4-42c0-13 0-26 4-38 4-13 8-22 17-30 8-8 17-17 25-21 13-4 22-4 35-4s26 0 34 4c13 4 17 13 25 17 5 8 9 17 13 25 4 13 4 21 4 34zM128 76c0-17-5-30-13-38-8-9-21-13-34-13-8 0-18 0-22 4-4 0-8 4-13 9-4 4-8 12-12 17 0 8 0 12 0 21z">
          <text:p/>
        </draw:path>
        <draw:path draw:style-name="gr3" draw:text-style-name="P4" draw:layer="layout" svg:width="0.11cm" svg:height="0.229cm" svg:x="4.25cm" svg:y="21.64cm" svg:viewBox="0 0 111 230" svg:d="M111 209c0 4 0 8 0 8 0 4 0 4 0 4-4 5-4 5-4 5-5 0-9 0-9 4-5 0-5 0-9 0-5 0-5 0-9 0-8 0-17 0-25-4-4 0-9-5-13-9s-8-12-8-21c-5-4-5-13-5-25v-99h-25l-4-4c0 0 0-4 0-8 0-5 0-5 0-9v-4h4 25v-42-5h5 4c0 0 4 0 8 0 0 0 5 0 9 0h4c0 5 0 5 0 5v42h48c4 0 4 0 4 0 0 4 0 4 0 4 0 4 0 4 0 9 0 4 0 8 0 8 0 4-4 4-4 4h-48v94c0 13 4 22 9 30 4 4 8 9 16 9 5 0 5 0 9 0 5-5 5-5 5-5 4 0 4 0 4 0 5 0 5 0 5 0h4v5z">
          <text:p/>
        </draw:path>
        <draw:path draw:style-name="gr3" draw:text-style-name="P4" draw:layer="layout" svg:width="0.157cm" svg:height="0.186cm" svg:x="4.389cm" svg:y="21.683cm" svg:viewBox="0 0 158 187" svg:d="M158 84c0 5 0 9-4 13 0 0-4 0-9 0h-111c0 13 0 21 0 30 5 4 5 12 13 17 4 4 8 8 18 12 4 4 13 4 25 4 9 0 13 0 22 0 4-4 12-4 16-4 5-4 9-4 9-4 4-4 8-4 8-4h5v4 4 4 5 4c0 5 0 5-5 5l-4 4c-4 0-8 0-13 5-4 0-12 0-21 4-4 0-12 0-21 0-13 0-25 0-39-4-8-5-17-14-25-18-9-9-13-17-17-30-5-13-5-25-5-42 0-13 0-26 5-38 4-13 8-22 17-30 8-8 17-17 25-21 14-4 22-4 35-4s25 0 34 4c12 4 17 13 25 17 4 8 9 17 13 25 4 13 4 21 4 34zM128 76c0-17-4-30-12-38-9-9-21-13-34-13-9 0-17 0-21 4-6 0-10 4-14 9-4 4-8 12-13 17 0 8 0 12 0 21z">
          <text:p/>
        </draw:path>
        <draw:path draw:style-name="gr3" draw:text-style-name="P4" draw:layer="layout" svg:width="0.101cm" svg:height="0.186cm" svg:x="4.593cm" svg:y="21.683cm" svg:viewBox="0 0 102 187" svg:d="M102 17c0 4 0 8 0 8 0 4 0 4 0 4l-4 4h-4l-4-4c-5 0-5 0-9 0h-4c-4 0-9 0-13 0 0 4-4 4-8 9-5 0-9 4-9 8-4 9-8 13-12 21v111 5c-5 0-5 0-5 0 0 0-4 0-4 4-4 0-4 0-8 0-5 0-5 0-9 0 0-4-4-4-4-4h-5v-5-170-4c5 0 5 0 5 0l4-4c0 0 4 0 9 0h4c4 0 4 4 4 4 4 0 4 0 4 0v4 25c5-8 9-12 13-16 4-5 8-9 13-13 4 0 8-4 8-4 4 0 9 0 13 0h4c4 0 4 0 9 0h4c4 4 4 4 4 4h4v4 4z">
          <text:p/>
        </draw:path>
        <draw:path draw:style-name="gr3" draw:text-style-name="P4" draw:layer="layout" svg:width="0.254cm" svg:height="0.186cm" svg:x="4.728cm" svg:y="21.683cm" svg:viewBox="0 0 255 187" svg:d="M255 178v5c-4 0-4 0-8 4h-5c-4 0-8 0-8 0-4-4-4-4-4-4-5 0-4 0-4 0v-5-102c0-9 0-17-6-21 0-5 0-13-4-17-4-5-4-5-8-9-9-4-13-4-17-4-9 0-17 4-22 8-8 5-16 13-25 26v119 5h-4l-4 4c0 0-5 0-9 0h-4c-4-4-4-4-9-4v-5-102c0-9 0-17-4-21 0-5-4-13-4-17-4-5-8-5-13-9-4-4-8-4-12-4-9 0-17 4-26 8-4 5-13 13-21 26v119 5h-4c0 0-4 0-4 4-5 0-5 0-9 0s-4 0-8 0c0-4-5-4-5-4-4 0-4-5-4-5v-170c0 0 0-4 4-4l5-4c4 0 4 0 8 0h4c5 0 5 4 5 4 4 0 4 0 4 0v4 21c8-8 21-17 29-21 9-8 17-8 26-8 8 0 13 0 21 0 4 4 8 4 13 8 4 4 8 9 12 9 5 4 5 12 9 16 4-8 8-12 13-16 8-5 12-9 16-9 5-4 9-8 13-8s9 0 13 0c13 0 21 0 31 4 8 4 12 8 16 17 5 4 9 12 13 21 0 8 0 17 0 30z">
          <text:p/>
        </draw:path>
        <draw:path draw:style-name="gr3" draw:text-style-name="P4" draw:layer="layout" svg:width="0.042cm" svg:height="0.254cm" svg:x="5.037cm" svg:y="21.615cm" svg:viewBox="0 0 43 255" svg:d="M39 246v5c-4 0-4 0-4 0 0 0-4 0-4 4-4 0-4 0-10 0-4 0-4 0-8 0 0-4-4-4-4-4-5 0-5-5-5-5v-170c0 0 0-4 5-4 0 0 4 0 4-4 4 0 4 0 8 0 6 0 6 0 10 0 0 4 4 4 4 4h4v4zM43 17c0 8-4 13-4 17-4 0-8 4-18 4-8 0-12-4-17-4 0-4-4-9-4-17 0-9 4-13 4-13 5-4 9-4 17-4 10 0 14 0 18 4 0 0 4 4 4 13z">
          <text:p/>
        </draw:path>
        <draw:path draw:style-name="gr3" draw:text-style-name="P4" draw:layer="layout" svg:width="0.143cm" svg:height="0.186cm" svg:x="5.135cm" svg:y="21.683cm" svg:viewBox="0 0 144 187" svg:d="M144 178v5c-4 0-4 0-8 4h-4c-4 0-9 0-9 0-4-4-4-4-4-4-4 0-4 0-4 0v-5-98c0-13 0-21-4-25 0-5 0-13-5-17-4-5-8-5-12-9-5-4-10-4-18-4-9 0-13 4-21 8-9 5-17 13-26 26v119 5h-4l-4 4c0 0-5 0-9 0s-4 0-8 0c0-4 0-4-4-4v-5-170-4l4-4c4 0 4 0 8 0s4 0 9 0c0 0 0 4 4 4v4 21c8-8 21-17 30-21 8-8 21-8 29-8 14 0 22 0 31 4 8 4 13 8 17 17 4 4 8 12 12 21 0 8 0 21 0 34z">
          <text:p/>
        </draw:path>
        <draw:path draw:style-name="gr3" draw:text-style-name="P4" draw:layer="layout" svg:width="0.156cm" svg:height="0.186cm" svg:x="5.321cm" svg:y="21.683cm" svg:viewBox="0 0 157 187" svg:d="M157 84c0 5 0 9-4 13-4 0-4 0-8 0h-116c0 13 5 21 5 30 4 4 4 12 8 17 4 4 13 8 17 12 10 4 18 4 31 4 8 0 12 0 21 0 4-4 13-4 17-4 4-4 8-4 8-4 4-4 9-4 9-4 4 0 4 4 4 4v4 4 5 4c0 5 0 5-4 5l-5 4c-4 0-8 0-12 5-9 0-13 0-21 4-5 0-13 0-22 0-12 0-26 0-39-4-8-5-17-14-25-18-9-9-13-17-17-30s-4-25-4-42c0-13 0-26 4-38 4-13 8-22 17-30 8-8 17-17 25-21 9-4 23-4 35-4 13 0 26 0 34 4 9 4 17 13 25 17 5 8 9 17 13 25 4 13 4 21 4 34zM124 76c0-17 0-30-9-38-8-9-21-13-34-13-8 0-17 0-22 4-4 0-13 4-17 9 0 4-4 12-8 17 0 8 0 12-5 21z">
          <text:p/>
        </draw:path>
        <draw:path draw:style-name="gr3" draw:text-style-name="P4" draw:layer="layout" svg:width="0.11cm" svg:height="0.229cm" svg:x="5.592cm" svg:y="21.64cm" svg:viewBox="0 0 111 230" svg:d="M111 209c0 4 0 8 0 8 0 4 0 4 0 4-4 5-4 5-9 5 0 0-4 0-4 4-4 0-4 0-8 0-5 0-9 0-9 0-9 0-18 0-26-4-4 0-9-5-13-9s-8-12-8-21c-5-4-5-13-5-25v-99h-25l-4-4c0 0 0-4 0-8 0-5 0-5 0-9v-4h4 25v-42-5h5 4c0 0 4 0 8 0 0 0 5 0 9 0h4c0 5 0 5 0 5v42h48c4 0 4 0 4 0 0 4 0 4 0 4 0 4 0 4 0 9 0 4 0 8 0 8 0 4-4 4-4 4h-48v94c0 13 4 22 8 30 0 4 10 9 18 9 5 0 5 0 9 0 0-5 4-5 4-5 4 0 4 0 4 0 5 0 5 0 5 0h4v5z">
          <text:p/>
        </draw:path>
        <draw:path draw:style-name="gr3" draw:text-style-name="P4" draw:layer="layout" svg:width="0.148cm" svg:height="0.267cm" svg:x="5.744cm" svg:y="21.602cm" svg:viewBox="0 0 149 268" svg:d="M149 259v5h-4c0 0-4 0-4 4 0 0-4 0-9 0-4 0-4 0-8 0 0-4-4-4-4-4l-5-5v-97c0-13 0-21 0-25 0-5-4-13-8-17 0-5-4-5-9-9s-13-4-17-4c-9 0-17 4-26 8-8 5-13 13-25 26v118 5c-4 0-4 0-4 4-5 0-9 0-9 0-4 0-8 0-8 0-5-4-5-4-5-4h-4v-5-255c0-4 4-4 4-4h5c0 0 4 0 8 0 0 0 4 0 9 0h4v4 103c12-8 21-17 29-21 9-4 17-4 26-4 13 0 22 0 30 4 9 4 17 8 22 17 4 4 8 12 8 21 4 8 4 21 4 34z">
          <text:p/>
        </draw:path>
        <draw:path draw:style-name="gr3" draw:text-style-name="P4" draw:layer="layout" svg:width="0.156cm" svg:height="0.186cm" svg:x="5.939cm" svg:y="21.683cm" svg:viewBox="0 0 157 187" svg:d="M157 84c0 5 0 9-4 13-4 0-4 0-8 0h-116c0 13 5 21 5 30 4 4 4 12 8 17 4 4 13 8 17 12 10 4 18 4 31 4 8 0 12 0 21 0 4-4 13-4 17-4 4-4 8-4 8-4 5-4 9-4 9-4 4 0 4 4 4 4v4 4 5 4c0 5 0 5-4 5l-4 4c-5 0-9 0-13 5-9 0-13 0-21 4-5 0-13 0-21 0-13 0-27 0-40-4-8-5-17-14-25-18-8-9-13-17-17-30s-4-25-4-42c0-13 0-26 4-38 4-13 9-22 17-30s17-17 25-21c9-4 23-4 35-4 13 0 26 0 34 4 9 4 17 13 26 17 4 8 8 17 12 25 4 13 4 21 4 34zM124 76c0-17 0-30-9-38-8-9-21-13-34-13-8 0-18 0-22 4-4 0-13 4-17 9 0 4-4 12-8 17 0 8 0 12-5 21z">
          <text:p/>
        </draw:path>
        <draw:path draw:style-name="gr3" draw:text-style-name="P4" draw:layer="layout" svg:width="0.254cm" svg:height="0.186cm" svg:x="6.227cm" svg:y="21.683cm" svg:viewBox="0 0 255 187" svg:d="M255 178v5h-4l-6 4c0 0-4 0-8 0 0 0-4 0-9 0 0-4 0-4-4-4v-5-102c0-9-4-17-4-21 0-5-4-13-4-17-5-5-9-5-13-9s-9-4-13-4c-8 0-17 4-25 8-4 5-13 13-21 26v119 5c-5 0-5 0-5 0 0 0-4 0-4 4-4 0-4 0-8 0s-4 0-9 0c0-4-4-4-4-4h-4v-5-102c0-9 0-17 0-21-4-5-4-13-9-17 0-5-4-5-8-9s-9-4-17-4c-4 0-13 4-21 8-9 5-13 13-26 26v119 5c-4 0-4 0-4 4-4 0-8 0-8 0-5 0-9 0-9 0-4-4-4-4-4-4-4 0-4 0-4 0v-5-170-4h4c0 0 0-4 4-4h4c5 0 9 0 9 0l4 4h4v4 21c9-8 17-17 26-21 8-8 21-8 29-8 9 0 13 0 17 0 9 4 13 4 17 8 5 4 9 9 13 9 0 4 4 12 4 16 9-8 13-12 17-16 4-5 13-9 17-9 4-4 9-8 13-8s8 0 12 0c13 0 22 0 30 4 4 4 13 8 17 17 4 4 10 12 10 21 4 8 4 17 4 30z">
          <text:p/>
        </draw:path>
        <draw:path draw:style-name="gr3" draw:text-style-name="P4" draw:layer="layout" svg:width="0.14cm" svg:height="0.186cm" svg:x="6.527cm" svg:y="21.683cm" svg:viewBox="0 0 141 187" svg:d="M141 178c0 5 0 5-4 5h-4c0 4-5 4-5 4-4 0-8 0-8-4-4 0-4 0-4 0-5 0-5 0-5-5v-18c-4 9-12 18-25 23-8 4-18 4-26 4-13 0-17 0-26-4-8 0-13-5-21-9-4-5-8-9-8-18-5-4-5-12-5-21 0-8 0-17 5-25 4-9 8-13 16-17 9-4 17-9 26-13 13 0 25-4 39-4h21v-13c0-4 0-13 0-17s-4-8-8-13c0-4-5-4-13-8-4 0-8 0-18 0-8 0-13 0-21 0-4 4-13 4-17 8-4 0-9 5-9 5-4 4-8 4-8 4h-4v-4-5-4c0-4 0-4 0-8v-4c4 0 8-5 12-5 5-4 9-4 13-8 4 0 13-4 17-4 9 0 13 0 21 0 14 0 22 0 31 4 8 0 17 4 21 13 4 4 9 8 13 16 0 9 4 17 4 30zM107 101h-25c-10 0-18 0-22 0-9 4-13 4-17 9-5 4-9 4-9 8-4 4-4 9-4 17 0 9 4 13 8 21 5 4 13 4 26 4 8 0 14 0 22-4s17-12 21-21z">
          <text:p/>
        </draw:path>
        <draw:path draw:style-name="gr3" draw:text-style-name="P4" draw:layer="layout" svg:width="0.152cm" svg:height="0.186cm" svg:x="6.701cm" svg:y="21.683cm" svg:viewBox="0 0 153 187" svg:d="M153 174c0 4 0 4 0 4 0 5 0 5 0 5h-4c-4 4-8 4-13 4-4 0-4 0-8 0 0-4-4-4-4-4h-5v-5l-42-68-43 68c0 5 0 5 0 5h-4l-5 4c0 0-4 0-8 0s-9 0-9-4c-4 0-4 0-4 0-4 0-4 0-4-5l4-4 51-81-51-81c0-4 0-4 0-4 0-4 0-4 0-4 4 0 4 0 9-4 0 0 4 0 8 0s9 0 9 0c4 0 4 4 4 4 4 0 4 0 4 0v4l43 64 38-64c0-4 0-4 0-4 5 0 5 0 5 0l4-4c4 0 4 0 8 0 5 0 9 0 9 0 4 4 4 4 4 4 4 0 4 0 4 4l-4 4-51 77z">
          <text:p/>
        </draw:path>
        <draw:path draw:style-name="gr3" draw:text-style-name="P4" draw:layer="layout" svg:width="0.038cm" svg:height="0.254cm" svg:x="6.887cm" svg:y="21.615cm" svg:viewBox="0 0 39 255" svg:d="M39 246c0 0 0 5-4 5 0 0-4 0-4 4-4 0-4 0-9 0-4 0-4 0-8 0 0-4-5-4-5-4h-5v-5-170-4h5c0 0 5 0 5-4 4 0 4 0 8 0 5 0 5 0 9 0 0 4 4 4 4 4 4 0 4 4 4 4zM39 17c0 8 0 13-4 17 0 0-4 4-13 4-8 0-13-4-18-4 0-4-4-9-4-17 0-9 4-13 4-13 5-4 10-4 18-4 9 0 13 0 13 4 4 0 4 4 4 13z">
          <text:p/>
        </draw:path>
        <draw:path draw:style-name="gr3" draw:text-style-name="P4" draw:layer="layout" svg:width="0.254cm" svg:height="0.186cm" svg:x="6.976cm" svg:y="21.683cm" svg:viewBox="0 0 255 187" svg:d="M255 178v5h-4l-4 4h-5c-4 0-8 0-8 0-4-4-4-4-4-4-5 0-5 0-5 0v-5-102c0-9 0-17-4-21 0-5 0-13-4-17-4-5-9-5-13-9s-8-4-12-4c-9 0-17 4-22 8-8 5-17 13-25 26v119 5h-4c0 0-5 0-5 4 0 0-4 0-8 0s-4 0-8 0c0-4 0-4-5-4v-5-102c0-9-4-17-4-21 0-5-4-13-4-17-4-5-9-5-13-9s-8-4-17-4c-4 0-12 4-21 8-4 5-13 13-21 26v119c0 0 0 5-4 5 0 0-5 0-5 4-4 0-4 0-8 0s-4 0-10 0c0-4-4-4-4-4h-4v-5-170-4h4l4-4c0 0 6 0 10 0h4c4 0 4 4 4 4h5v4 21c8-8 17-17 29-21 9-8 17-8 26-8 8 0 12 0 21 0 4 4 8 4 13 8 4 4 8 9 12 9 0 4 4 12 4 16 9-8 13-12 17-16 9-5 13-9 17-9 5-4 9-8 13-8s9 0 13 0c12 0 21 0 29 4 9 4 13 8 17 17 5 4 9 12 13 21 0 8 0 17 0 30z">
          <text:p/>
        </draw:path>
        <draw:path draw:style-name="gr3" draw:text-style-name="P4" draw:layer="layout" svg:width="0.148cm" svg:height="0.186cm" svg:x="7.289cm" svg:y="21.683cm" svg:viewBox="0 0 149 187" svg:d="M149 178v5c-4 0-4 0-4 0 0 0-4 0-4 4 0 0-4 0-8 0h-5c-4-4-4-4-4-4-4 0-4 0-4 0v-5-22c-9 9-21 18-30 22-8 9-17 9-29 9-9 0-22 0-27-4-8-5-17-9-21-18-4-5-8-13-8-21-5-9-5-22-5-34v-102-4h5c0 0 0-4 4-4 0 0 4 0 8 0h4c5 0 5 4 9 4v4 97c0 13 4 22 4 26s5 13 5 17c5 4 9 4 13 8s9 4 17 4 17-4 21-8c9-4 17-13 26-25v-119-4c4 0 4 0 4 0l4-4c4 0 4 0 9 0 4 0 4 0 8 0l4 4h4v4z">
          <text:p/>
        </draw:path>
        <draw:path draw:style-name="gr3" draw:text-style-name="P4" draw:layer="layout" svg:width="0.254cm" svg:height="0.186cm" svg:x="7.492cm" svg:y="21.683cm" svg:viewBox="0 0 255 187" svg:d="M255 178v5h-4l-4 4c0 0-4 0-8 0h-5c-4-4-4-4-8-4v-5-102c0-9-4-17-4-21 0-5-5-13-5-17-4-5-8-5-12-9-5-4-9-4-13-4-8 0-17 4-21 8-9 5-17 13-26 26v119 5h-4c0 0-4 0-4 4-4 0-4 0-9 0-4 0-4 0-8 0 0-4-4-4-4-4-4 0-4-5-4-5v-102c0-9 0-17 0-21 0-5-5-13-9-17 0-5-4-5-8-9-5-4-9-4-17-4-5 0-13 4-21 8-9 5-13 13-22 26v119l-4 5c0 0-4 0-4 4-4 0-4 0-9 0-4 0-8 0-8 0 0-4-4-4-4-4h-6v-5-170-4h6c0 0 0-4 4-4 0 0 4 0 8 0h5c4 0 4 4 4 4h4v4 21c9-8 17-17 26-21 12-8 21-8 29-8 9 0 13 0 17 0 9 4 13 4 17 8s8 9 13 9c0 4 4 12 4 16 8-8 13-12 17-16 4-5 13-9 17-9 4-4 8-8 13-8 4 0 8 0 12 0 13 0 21 0 30 4 8 4 13 8 17 17 4 4 8 12 8 21 4 8 4 17 4 30z">
          <text:p/>
        </draw:path>
        <draw:path draw:style-name="gr3" draw:text-style-name="P4" draw:layer="layout" svg:width="0.029cm" svg:height="0.267cm" svg:x="7.895cm" svg:y="21.602cm" svg:viewBox="0 0 30 268" svg:d="M30 259v5h-4l-4 4c0 0-4 0-9 0h-4c-5-4-5-4-5-4-4 0-4 0-4 0v-5-255c0-4 0-4 4-4h5 4c5 0 9 0 9 0 4 0 4 0 4 0 4 0 4 0 4 4z">
          <text:p/>
        </draw:path>
        <draw:path draw:style-name="gr3" draw:text-style-name="P4" draw:layer="layout" svg:width="0.173cm" svg:height="0.186cm" svg:x="7.967cm" svg:y="21.683cm" svg:viewBox="0 0 174 187" svg:d="M174 93c0 12-4 25-8 38-5 8-9 21-17 29-4 9-13 14-26 18-12 9-25 9-38 9s-26 0-39-4c-8-5-17-14-25-23-9-4-13-16-17-25 0-13-4-25-4-42 0-13 4-26 4-38 4-13 13-22 17-30 8-8 17-13 29-21 9-4 22-4 40-4 12 0 25 0 38 4 8 4 17 13 25 21 4 4 13 17 13 25 4 13 8 26 8 43zM140 93c0-9 0-17-4-26 0-8-4-17-8-21-5-8-9-13-17-17-5-4-13-4-21-4-14 0-23 0-27 4-8 4-13 9-17 13-4 8-8 17-8 21-5 9-5 21-5 30 0 8 0 17 5 25 0 9 4 17 8 21 4 9 9 13 13 17 8 4 17 4 26 4s17 0 26-4c8-4 12-8 17-17 4-4 8-12 8-21 4-4 4-17 4-25z">
          <text:p/>
        </draw:path>
        <draw:path draw:style-name="gr3" draw:text-style-name="P4" draw:layer="layout" svg:width="0.14cm" svg:height="0.186cm" svg:x="8.174cm" svg:y="21.683cm" svg:viewBox="0 0 141 187" svg:d="M141 178c0 5 0 5 0 5h-4c0 4-5 4-9 4s-4 0-8-4h-5v-5-18c-8 9-17 18-26 23-9 4-17 4-30 4-8 0-17 0-25-4-4 0-13-5-17-9-4-5-8-9-13-18 0-4-4-12-4-21 0-8 4-17 9-25 4-9 8-13 16-17 5-4 13-9 26-13 13 0 21-4 38-4h22v-13c0-4 0-13 0-17-4-4-4-8-8-13-5-4-10-4-14-8-4 0-9 0-17 0s-17 0-21 0c-9 4-13 4-17 8-4 0-9 5-13 5 0 4-4 4-4 4-4 0-4 0-4 0v-4c-4 0-4 0-4-5v-4c0-4 0-4 0-8l4-4c4 0 4-5 8-5 4-4 9-4 17-8 4 0 9-4 17-4 4 0 13 0 17 0 13 0 26 0 35 4 8 0 17 4 21 13 4 4 9 8 13 16 0 9 0 17 0 30zM111 101h-26c-9 0-17 0-26 0-4 4-8 4-12 9-5 4-9 4-9 8-4 4-4 9-4 17 0 9 4 13 8 21 5 4 13 4 22 4 8 0 16 0 25-4s14-12 22-21z">
          <text:p/>
        </draw:path>
        <draw:path draw:style-name="gr3" draw:text-style-name="P4" draw:layer="layout" svg:width="0.156cm" svg:height="0.267cm" svg:x="8.365cm" svg:y="21.602cm" svg:viewBox="0 0 157 268" svg:d="M157 259v5c-4 0-4 0-4 0 0 0-4 0-4 4 0 0-5 0-9 0h-5c-4-4-4-4-4-4h-4v-5-21c-9 9-17 17-30 21-9 9-17 9-30 9-12 0-25 0-34-9-8-4-12-8-21-17-4-8-8-16-12-29 0-13 0-26 0-38 0-13 0-26 4-38 0-13 4-22 12-30 5-8 13-17 22-21 12-4 21-4 34-4 8 0 16 0 25 4 8 4 17 13 25 21v-103c5 0 5-4 5-4h4c4 0 4 0 9 0 4 0 4 0 9 0h4v4c4 0 4 0 4 0zM122 141c-8-13-17-21-25-26-4-4-13-8-21-8-9 0-17 4-21 4-9 4-13 13-13 17-4 4-9 13-9 21-4 9-4 17-4 26 0 8 0 17 4 25 0 9 5 13 5 21 4 5 8 13 12 13 9 4 13 8 22 8 4 0 8 0 12-4 4 0 9 0 13-4s8-4 13-8c4-5 8-13 12-17z">
          <text:p/>
        </draw:path>
        <draw:path draw:style-name="gr3" draw:text-style-name="P4" draw:layer="layout" svg:width="0.136cm" svg:height="0.186cm" svg:x="8.652cm" svg:y="21.683cm" svg:viewBox="0 0 137 187" svg:d="M137 152c0 4 0 4 0 4 0 5 0 5 0 5 0 4-4 4-4 4v4c-5 0-5 5-9 5-4 4-8 4-12 9-5 0-13 4-17 4-5 0-13 0-17 0-13 0-27 0-35-4-9-5-17-14-21-18-9-9-13-21-17-30-5-13-5-25-5-42 0-13 0-30 5-43 4-12 12-21 17-29 8-9 17-13 25-17 14-4 22-4 35-4 4 0 8 0 17 0 4 0 8 4 13 4 4 0 8 4 12 4 0 4 4 4 4 9 5 0 5 0 5 4 4 4 4 4 4 4 0 4 0 4 0 9 0 4 0 8-4 8 0 4 0 4-5 4 0 0-4 0-4-4-4 0-8-4-12-8 0 0-5-5-13-5-4-4-13-4-17-4-17 0-31 4-35 17-8 13-13 30-13 51 0 12 0 21 0 29 5 9 9 17 13 22 4 4 8 8 14 12 8 0 12 5 21 5 8 0 13-5 17-5 8-4 13-4 17-8 4 0 4-4 8-9 4 0 4 0 9 0h4c0 5 0 5 0 9z">
          <text:p/>
        </draw:path>
        <draw:path draw:style-name="gr3" draw:text-style-name="P4" draw:layer="layout" svg:width="0.148cm" svg:height="0.186cm" svg:x="8.83cm" svg:y="21.683cm" svg:viewBox="0 0 149 187" svg:d="M149 178l-4 5c0 0-4 0-4 4-4 0-4 0-9 0-4 0-4 0-9 0 0-4 0-4-4-4v-5-22c-13 9-21 18-30 22-8 9-21 9-30 9-12 0-21 0-29-4-9-5-13-9-17-18-4-5-9-13-13-21 0-9 0-22 0-34v-102-4c4 0 4-4 9-4h4c4 0 8 0 8 0 5 0 5 4 5 4 4 0 4 0 4 0v4 97c0 13 0 22 4 26 0 4 0 13 4 17 5 4 9 4 13 8s8 4 17 4c8 0 13-4 21-8 9-4 17-13 26-25v-119-4h4c0 0 0-4 4-4 0 0 5 0 9 0 0 0 5 0 9 0 0 0 0 4 4 4l4 4z">
          <text:p/>
        </draw:path>
        <draw:path draw:style-name="gr3" draw:text-style-name="P4" draw:layer="layout" svg:width="0.102cm" svg:height="0.186cm" svg:x="9.033cm" svg:y="21.683cm" svg:viewBox="0 0 103 187" svg:d="M103 17c0 4 0 8-4 8 0 4 0 4 0 4v4h-4c-5 0-5-4-9-4h-4c-4 0-4 0-9 0-4 0-4 0-8 0-4 4-9 4-9 9-4 0-8 4-12 8-4 9-9 13-13 21v111 5c-4 0-4 0-8 4h-5c-4 0-8 0-8 0-5-4-5-4-5-4-5 0-5 0-5 0v-5-170-4h5c0 0 0-4 5-4h4c4 0 4 0 9 0l4 4c4 0 4 4 4 4v25c4-8 9-12 13-16 4-5 8-9 8-13 4 0 9-4 13-4s8 0 13 0h4c0 0 4 0 8 0h5c0 4 4 4 4 4v4l4 4z">
          <text:p/>
        </draw:path>
        <draw:path draw:style-name="gr3" draw:text-style-name="P4" draw:layer="layout" svg:width="0.101cm" svg:height="0.186cm" svg:x="9.169cm" svg:y="21.683cm" svg:viewBox="0 0 102 187" svg:d="M102 17c0 4 0 8 0 8 0 4 0 4-4 4v4c-4 0-4 0-4 0-4 0-4-4-8-4h-5c-4 0-4 0-9 0 0 0-4 0-9 0-4 4-4 4-8 9-4 0-9 4-13 8-4 9-8 13-12 21v111 5c-5 0-5 0-5 4-4 0-8 0-8 0-4 0-9 0-9 0-4-4-4-4-4-4-4 0-4 0-4 0v-5-170-4h4c0 0 0-4 4-4h5c4 0 8 0 8 0l4 4h5v4 25c4-8 8-12 12-16 4-5 9-9 13-13 0 0 4-4 8-4 5 0 9 0 14 0h4c5 0 5 0 9 0h4c4 4 4 4 4 4 0 0 0 4 4 4v4z">
          <text:p/>
        </draw:path>
        <draw:path draw:style-name="gr3" draw:text-style-name="P4" draw:layer="layout" svg:width="0.161cm" svg:height="0.186cm" svg:x="9.292cm" svg:y="21.683cm" svg:viewBox="0 0 162 187" svg:d="M162 84c0 5-5 9-5 13-4 0-8 0-8 0h-115c0 13 0 21 4 30 0 4 4 12 8 17 4 4 13 8 17 12 10 4 18 4 27 4 8 0 16 0 25 0 4-4 8-4 13-4 8-4 8-4 12-4 5-4 5-4 9-4l4 4v4 4 5 4c-4 5-4 5-4 5 0 0-4 0-4 4-5 0-9 0-13 5-9 0-13 0-21 4-9 0-13 0-21 0-17 0-31 0-40-4-12-5-21-14-25-18-8-9-13-17-17-30s-8-25-8-42c0-13 4-26 8-38 4-13 9-22 17-30 4-8 13-17 25-21 9-4 23-4 35-4 13 0 26 0 34 4 9 4 17 13 21 17 9 8 13 17 17 25 0 13 5 21 5 34zM128 76c0-17-5-30-9-38-8-9-21-13-34-13-8 0-18 0-22 4-8 0-13 4-17 9-4 4-4 12-8 17 0 8-4 12-4 21z">
          <text:p/>
        </draw:path>
        <draw:path draw:style-name="gr3" draw:text-style-name="P4" draw:layer="layout" svg:width="0.148cm" svg:height="0.186cm" svg:x="9.499cm" svg:y="21.683cm" svg:viewBox="0 0 149 187" svg:d="M149 178v5c-4 0-4 0-4 0 0 0-4 0-4 4-4 0-4 0-9 0-4 0-4 0-8 0 0-4-4-4-4-4-5 0-5-5-5-5v-98c0-13 0-21 0-25-4-5-4-13-8-17 0-5-4-5-9-9-8-4-12-4-16-4-9 0-17 4-26 8-8 5-18 13-26 26v119 5c-4 0-4 0-9 4h-4c-4 0-8 0-8 0-5-4-5-4-5-4-4 0-4 0-4 0v-5-170-4h4c0 0 0-4 5-4h4c4 0 8 0 8 0l5 4c4 0 4 4 4 4v21c8-8 18-17 26-21 13-8 21-8 30-8 12 0 21 0 29 4 9 4 13 8 22 17 4 4 8 12 8 21 4 8 4 21 4 34z">
          <text:p/>
        </draw:path>
        <draw:path draw:style-name="gr3" draw:text-style-name="P4" draw:layer="layout" svg:width="0.11cm" svg:height="0.229cm" svg:x="9.677cm" svg:y="21.64cm" svg:viewBox="0 0 111 230" svg:d="M111 209c0 4 0 8 0 8 0 4 0 4-4 4 0 5 0 5-4 5 0 0-5 0-5 4-4 0-8 0-8 0-4 0-9 0-9 0-12 0-17 0-26-4-4 0-13-5-17-9s-4-12-8-21c0-4 0-13 0-25v-99h-26c0 0-4 0-4-4 0 0 0-4 0-8 0-5 0-5 0-9v-4c4 0 4 0 4 0h26v-42-5c4 0 4 0 8 0h4c4 0 9 0 9 0 4 0 4 0 4 0 5 0 5 0 5 0 0 5 0 5 0 5v42h43c4 0 4 0 4 0h4c0 4 0 4 0 4 0 4 0 4 0 9 0 4 0 8 0 8-4 4-4 4-8 4h-43v94c0 13 4 22 4 30 5 4 13 9 22 9 0 0 4 0 8 0 0-5 4-5 4-5h5 4c4 0 4 0 4 0v5z">
          <text:p/>
        </draw:path>
        <draw:path draw:style-name="gr3" draw:text-style-name="P4" draw:layer="layout" svg:width="0.17cm" svg:height="0.186cm" svg:x="9.905cm" svg:y="21.683cm" svg:viewBox="0 0 171 187" svg:d="M171 93c0 12 0 25-4 38-5 8-9 21-18 29-5 9-17 14-26 18-12 9-25 9-38 9-17 0-25 0-38-4-8-5-17-14-25-23-9-4-13-16-17-25-5-13-5-25-5-42 0-13 0-26 5-38 4-13 8-22 17-30 8-8 17-13 29-21 9-4 21-4 38-4 13 0 26 0 34 4 13 4 21 13 31 21 4 4 8 17 13 25 4 13 4 26 4 43zM140 93c0-9-4-17-4-26 0-8-4-17-9-21-4-8-8-13-16-17-5-4-13-4-26-4-8 0-17 0-21 4-8 4-13 9-17 13-4 8-8 17-8 21-5 9-5 21-5 30 0 8 0 17 0 25 5 9 5 17 9 21 4 9 13 13 17 17 8 4 17 4 25 4 9 0 17 0 26-4 4-4 12-8 16-17 5-4 5-12 9-21 0-4 4-17 4-25z">
          <text:p/>
        </draw:path>
        <draw:path draw:style-name="gr3" draw:text-style-name="P4" draw:layer="layout" svg:width="0.115cm" svg:height="0.271cm" svg:x="10.104cm" svg:y="21.598cm" svg:viewBox="0 0 116 272" svg:d="M116 21c0 4 0 4 0 9 0 4-4 4-4 4h-5l-4-4c0 0-5 0-9 0 0 0-5 0-9 0s-8 0-13 0c0 0-4 4-4 8-4 4-4 9-8 13 0 4 0 8 0 17v21h38 5c0 4 4 4 4 4 0 4 0 4 0 9 0 4 0 8-4 8 0 4 0 4-5 4h-38v149 5h-5l-4 4c0 0-4 0-8 0h-4c-5-4-5-4-9-4v-5-149h-25c0 0-5 0-5-4 0 0 0-4 0-8 0-5 0-5 0-9v-4c5 0 5 0 5 0h25v-21c0-9 0-21 0-30 4-8 9-17 13-21s8-9 17-13c8 0 17-4 25-4 4 0 9 4 13 4 5 0 9 0 9 0 5 4 5 4 5 4l4 5v4z">
          <text:p/>
        </draw:path>
        <draw:path draw:style-name="gr3" draw:text-style-name="P4" draw:layer="layout" svg:width="0.14cm" svg:height="0.186cm" svg:x="10.316cm" svg:y="21.683cm" svg:viewBox="0 0 141 187" svg:d="M141 178c0 5 0 5 0 5-4 0-4 0-4 0-5 4-5 4-9 4s-8 0-8-4c-5 0-5 0-5 0v-5-18c-8 9-16 18-25 23-8 4-21 4-30 4-8 0-17 0-26-4-8 0-13-5-17-9-8-5-13-9-13-18-4-4-4-12-4-21 0-8 0-17 4-25 5-9 9-13 17-17 9-4 17-9 31-13 8 0 21-4 34-4h25v-13c0-4-4-13-4-17s-4-8-4-13c-4-4-9-4-13-8-4 0-13 0-21 0-4 0-13 0-21 0-5 4-10 4-14 8-4 0-8 5-13 5-4 4-4 4-8 4s-4-4-4-4v-5-4c0-4 0-4 0-8 0 0 0-4 4-4 0 0 4-5 8-5 5-4 9-4 13-8 4 0 14-4 18-4 8 0 13 0 21 0 13 0 21 0 30 4 8 0 17 4 21 13 8 4 13 8 13 16 4 9 4 17 4 30zM111 101h-29c-9 0-17 0-22 0-8 4-12 4-17 9-5 4-5 4-9 8 0 4-4 9-4 17 0 9 4 13 8 21 10 4 18 4 27 4 8 0 17 0 21-4 8-4 17-12 25-21z">
          <text:p/>
        </draw:path>
        <draw:path draw:style-name="gr3" draw:text-style-name="P4" draw:layer="layout" svg:width="0.136cm" svg:height="0.186cm" svg:x="10.591cm" svg:y="21.683cm" svg:viewBox="0 0 137 187" svg:d="M137 152c0 4 0 4 0 4 0 5 0 5 0 5-4 4-4 4-4 4v4c-5 0-5 5-9 5-4 4-8 4-13 9-8 0-12 4-17 4-4 0-12 0-16 0-13 0-26 0-34-4-9-5-17-14-26-18-4-9-8-21-13-30-5-13-5-25-5-42 0-13 0-30 5-43 5-12 13-21 17-29 9-9 17-13 26-17 13-4 21-4 34-4 4 0 8 0 12 0 9 0 13 4 17 4 5 0 9 4 13 4 0 4 4 4 4 9 5 0 5 0 5 4s0 4 4 4c0 4 0 4 0 9 0 4-4 8-4 8 0 4 0 4-5 4 0 0-4 0-4-4-4 0-8-4-13-8-4 0-8-5-12-5-5-4-13-4-17-4-17 0-30 4-38 17-5 13-9 30-9 51 0 12 0 21 0 29 4 9 9 17 9 22 4 4 12 8 17 12 4 0 12 5 21 5 8 0 12-5 17-5 8-4 12-4 17-8 4 0 4-4 8-9 4 0 4 0 9 0 4 5 4 5 4 9z">
          <text:p/>
        </draw:path>
        <draw:path draw:style-name="gr3" draw:text-style-name="P4" draw:layer="layout" svg:width="0.157cm" svg:height="0.186cm" svg:x="10.752cm" svg:y="21.683cm" svg:viewBox="0 0 158 187" svg:d="M158 84c0 5 0 9-4 13 0 0-5 0-9 0h-111c0 13 0 21 0 30 4 4 9 12 13 17 4 4 8 8 17 12 4 4 17 4 25 4 10 0 18 0 22 0 9-4 13-4 17-4 4-4 9-4 13-4 0-4 4-4 4-4h4v4 4 4 5 4c0 5 0 5 0 5 0 0-4 0-8 4-4 0-9 0-13 5-4 0-13 0-17 4-8 0-17 0-26 0-13 0-26 0-38-4-9-5-17-14-26-18-8-9-12-17-17-30-4-13-4-25-4-42 0-13 0-26 4-38 5-13 13-22 17-30 9-8 17-17 26-21 12-4 21-4 34-4 18 0 26 0 34 4 13 4 22 13 26 17 4 8 8 17 13 25 4 13 4 21 4 34zM128 76c0-17-4-30-13-38-8-9-16-13-34-13-9 0-13 0-22 4-4 0-8 4-12 9-4 4-9 12-9 17-4 8-4 12-4 21z">
          <text:p/>
        </draw:path>
        <draw:path draw:style-name="gr3" draw:text-style-name="P4" draw:layer="layout" svg:width="0.102cm" svg:height="0.186cm" svg:x="10.955cm" svg:y="21.683cm" svg:viewBox="0 0 103 187" svg:d="M103 17c0 4 0 8 0 8 0 4 0 4 0 4v4c-4 0-4 0-4 0h-4l-5-4c0 0-4 0-8 0h-4c-5 0-9 0-9 0-4 4-8 4-13 9-4 0-4 4-8 8-4 9-9 13-13 21v111 5h-4c0 0-4 0-4 4 0 0-4 0-9 0-4 0-4 0-8 0 0-4 0-4-4-4l-6-5v-170l6-4 4-4c4 0 4 0 8 0 5 0 5 0 5 0 4 0 4 4 8 4v4 25c4-8 8-12 13-16 4-5 8-9 12-13 5 0 9-4 13-4 0 0 4 0 9 0 4 0 4 0 8 0h4c5 0 5 0 9 0 0 4 0 4 0 4 4 0 4 0 4 0v4 4z">
          <text:p/>
        </draw:path>
        <draw:path draw:style-name="gr3" draw:text-style-name="P4" draw:layer="layout" svg:width="0.114cm" svg:height="0.229cm" svg:x="11.07cm" svg:y="21.64cm" svg:viewBox="0 0 115 230" svg:d="M115 209c0 4 0 8-4 8 0 4 0 4 0 4 0 5-4 5-4 5-5 0-5 0-9 4 0 0-4 0-8 0 0 0-5 0-9 0-8 0-17 0-21-4-9 0-13-5-18-9-4-4-8-12-8-21 0-4-5-13-5-25v-99h-21c-4 0-4 0-4-4-4 0-4-4-4-8 0-5 0-5 0-9l4-4h4 21v-42-5c5 0 5 0 5 0h4c4 0 4 0 9 0 4 0 4 0 9 0h4 4c0 5 0 5 0 5v42h43 4c0 4 0 4 4 4 0 4 0 4 0 9 0 4-4 8-4 8 0 4 0 4-4 4h-43v94c0 13 0 22 4 30 5 4 9 9 17 9 5 0 9 0 9 0 4-5 4-5 8-5h5 4c0 0 0 5 4 5z">
          <text:p/>
        </draw:path>
        <draw:path draw:style-name="gr3" draw:text-style-name="P4" draw:layer="layout" svg:width="0.139cm" svg:height="0.186cm" svg:x="11.214cm" svg:y="21.683cm" svg:viewBox="0 0 140 187" svg:d="M140 178c0 5 0 5 0 5-4 0-4 0-4 0-4 4-8 4-8 4-5 0-9 0-9-4-5 0-5 0-5 0 0 0-4 0-4-5v-18c-5 9-13 18-22 23-12 4-21 4-29 4-9 0-17 0-26-4-8 0-12-5-16-9-9-5-13-9-13-18-4-4-4-12-4-21 0-8 0-17 4-25 4-9 8-13 17-17 8-4 17-9 25-13 13 0 26-4 38-4h21v-13c0-4 0-13 0-17s-4-8-8-13c0-4-4-4-9-8-8 0-12 0-21 0-8 0-12 0-21 0-4 4-8 4-13 8-8 0-8 5-12 5-4 4-9 4-9 4h-4v-4-5-4c0-4 0-4 0-8 0 0 0-4 4-4 0 0 5-5 9-5 4-4 8-4 12-8 5 0 13-4 17-4 9 0 13 0 22 0 12 0 21 0 29 4 9 0 18 4 22 13 9 4 9 8 13 16 4 9 4 17 4 30zM105 101h-25c-8 0-17 0-21 0-9 4-13 4-17 9-4 4-9 4-9 8-4 4-4 9-4 17 0 9 4 13 9 21 8 4 12 4 25 4 9 0 17 0 21-4 9-4 17-12 21-21z">
          <text:p/>
        </draw:path>
        <draw:path draw:style-name="gr3" draw:text-style-name="P4" draw:layer="layout" svg:width="0.038cm" svg:height="0.254cm" svg:x="11.408cm" svg:y="21.615cm" svg:viewBox="0 0 39 255" svg:d="M35 246v5h-4c0 0-4 0-4 4 0 0-4 0-9 0-4 0-4 0-9 0 0-4 0-4-4-4l-5-5v-170l5-4c4 0 4 0 4-4 5 0 5 0 9 0 5 0 9 0 9 0 0 4 4 4 4 4h4v4zM39 17c0 8-4 13-4 17-4 0-8 4-17 4s-13-4-13-4c-5-4-5-9-5-17 0-9 0-13 5-13 0-4 4-4 13-4s13 0 17 4c0 0 4 4 4 13z">
          <text:p/>
        </draw:path>
        <draw:path draw:style-name="gr3" draw:text-style-name="P4" draw:layer="layout" svg:width="0.144cm" svg:height="0.186cm" svg:x="11.501cm" svg:y="21.683cm" svg:viewBox="0 0 145 187" svg:d="M145 178v5c-4 0-4 0-4 4-4 0-8 0-8 0-5 0-9 0-9 0-4-4-4-4-4-4h-4v-5-98c0-13 0-21 0-25-4-5-4-13-9-17-4-5-8-5-12-9-5-4-9-4-17-4-5 0-13 4-21 8-9 5-17 13-26 26v119 5h-4l-4 4c0 0-5 0-9 0h-5c-4-4-4-4-9-4v-5-170-4c5 0 5-4 5-4 4 0 4 0 9 0 4 0 4 0 9 0 0 0 0 4 4 4v4 21c13-8 21-17 30-21 8-8 21-8 29-8 13 0 21 0 30 4 8 4 12 8 17 17 4 4 8 12 12 21 0 8 0 21 0 34z">
          <text:p/>
        </draw:path>
        <draw:path draw:style-name="gr3" draw:text-style-name="P4" draw:layer="layout" svg:width="0.114cm" svg:height="0.229cm" svg:x="11.764cm" svg:y="21.64cm" svg:viewBox="0 0 115 230" svg:d="M115 209c0 4 0 8-4 8 0 4 0 4 0 4 0 5-4 5-4 5-4 0-4 0-9 4 0 0-4 0-8 0 0 0-4 0-9 0-8 0-17 0-21-4-8 0-13-5-17-9s-9-12-9-21c0-4-4-13-4-25v-99h-22c-4 0-4 0-4-4-4 0-4-4-4-8 0-5 0-5 0-9 0 0 4 0 4-4h4 22v-42l4-5h5c4 0 4 0 8 0 5 0 5 0 9 0h4 4c0 5 0 5 0 5v42h43 4c0 4 0 4 4 4 0 4 0 4 0 9 0 4 0 8-4 8 0 4 0 4-4 4h-43v94c0 13 0 22 5 30 4 4 8 9 17 9 4 0 8 0 8 0 4-5 4-5 9-5h4 4c0 0 0 5 4 5z">
          <text:p/>
        </draw:path>
        <draw:path draw:style-name="gr3" draw:text-style-name="P4" draw:layer="layout" svg:width="0.102cm" svg:height="0.186cm" svg:x="11.916cm" svg:y="21.683cm" svg:viewBox="0 0 103 187" svg:d="M103 17c0 4 0 8 0 8 0 4 0 4 0 4v4c-4 0-4 0-4 0h-5l-4-4c-4 0-4 0-8 0h-4c-5 0-9 0-13 0 0 4-4 4-9 9-5 0-5 4-9 8-4 9-9 13-13 21v111 5h-4c0 0-4 0-4 4-5 0-5 0-9 0s-4 0-8 0c0-4-4-4-4-4-5 0-5-5-5-5v-170c0 0 0-4 5-4l4-4c4 0 4 0 8 0h4c5 0 5 4 5 4 4 0 4 0 4 0v4 25c4-8 8-12 13-16 4-5 8-9 13-13 5 0 9-4 13-4 0 0 4 0 9 0 4 0 4 0 8 0h4c4 0 4 0 9 0 0 4 0 4 0 4 4 0 4 0 4 0v4 4z">
          <text:p/>
        </draw:path>
        <draw:path draw:style-name="gr3" draw:text-style-name="P4" draw:layer="layout" svg:width="0.14cm" svg:height="0.186cm" svg:x="12.043cm" svg:y="21.683cm" svg:viewBox="0 0 141 187" svg:d="M141 178c0 5 0 5 0 5-4 0-4 0-4 0-4 4-4 4-9 4-4 0-9 0-9-4-4 0-4 0-4 0v-5-18c-9 9-17 18-26 23-8 4-21 4-29 4-9 0-17 0-26-4-8 0-12-5-17-9-8-5-12-9-12-18-5-4-5-12-5-21 0-8 0-17 5-25 4-9 8-13 17-17 8-4 16-9 29-13 9 0 21-4 34-4h25v-13c0-4-4-13-4-17s-4-8-4-13c-4-4-9-4-13-8-4 0-12 0-21 0-4 0-13 0-21 0-4 4-9 4-13 8-4 0-8 5-12 5-5 4-5 4-9 4s-4-4-4-4v-5-4c0-4 0-4 0-8 0 0 0-4 4-4 0 0 4-5 9-5 4-4 8-4 12-8 4 0 13-4 17-4 9 0 17 0 21 0 13 0 21 0 30 4 13 0 17 4 22 13 9 4 13 8 13 16 4 9 4 17 4 30zM110 101h-29c-9 0-13 0-21 0-9 4-13 4-17 9-5 4-5 4-9 8 0 4-4 9-4 17 0 9 4 13 8 21 9 4 17 4 26 4 8 0 17 0 21-4 8-4 17-12 25-21z">
          <text:p/>
        </draw:path>
        <draw:path draw:style-name="gr3" draw:text-style-name="P4" draw:layer="layout" svg:width="0.144cm" svg:height="0.186cm" svg:x="12.238cm" svg:y="21.683cm" svg:viewBox="0 0 145 187" svg:d="M145 178v5c-4 0-4 0-4 4-4 0-10 0-10 0-4 0-8 0-8 0-4-4-4-4-4-4h-5v-5-98c0-13 0-21-4-25 0-5 0-13-4-17-4-5-9-5-13-9s-8-4-17-4c-4 0-12 4-21 8-8 5-17 13-25 26v119 5h-5l-4 4c0 0-4 0-8 0 0 0-4 0-9 0 0-4 0-4-4-4v-5-170-4c4 0 4-4 4-4 5 0 5 0 9 0s4 0 8 0c0 0 0 4 4 4v4 21c13-8 22-17 30-21 9-8 21-8 30-8 12 0 21 0 29 4 9 4 13 8 17 17 6 4 10 12 14 21 0 8 0 21 0 34z">
          <text:p/>
        </draw:path>
        <draw:path draw:style-name="gr3" draw:text-style-name="P4" draw:layer="layout" svg:width="0.123cm" svg:height="0.186cm" svg:x="12.424cm" svg:y="21.683cm" svg:viewBox="0 0 124 187" svg:d="M124 131c0 8 0 17-4 25-4 4-9 13-13 18-8 4-13 9-21 9-9 4-22 4-31 4-4 0-12 0-17 0-4 0-8-4-12-4-9 0-9-5-13-5s-4-4-8-4v-5c-5-4-5-9-5-13v-4c5 0 5-4 5-4 0-4 0-4 4-4 0 0 0 4 4 4s8 4 8 4c5 4 13 4 17 8 5 0 13 0 17 0 9 0 13 0 17 0 5 0 9-4 9-4 5-4 9-8 9-8 0-4 4-9 4-13s-4-8-4-13c-4-4-9-8-13-8 0-4-9-4-13-9-4 0-9-4-13-4-8-4-13-4-17-8s-8-4-13-9c-4-4-8-8-12-17 0-4-4-8-4-17 0-8 4-12 4-21 4-4 8-12 12-17 5-4 13-8 22-8 8-4 17-4 25-4 4 0 9 0 13 0 5 0 9 0 13 4 5 0 9 0 9 4 4 0 8 0 8 0 0 4 0 4 5 4v5c0 4 0 4 0 8v4 4h-5c0 5 0 5 0 5l-4-5c-4 0-8-4-8-4-5 0-9-4-13-4s-14 0-18 0-8 0-13 0c-4 0-8 4-12 4 0 4-5 4-5 9 0 4-4 8-4 8 0 9 4 13 4 13 5 4 9 8 13 8 4 5 9 9 13 9s8 4 17 4c5 4 9 9 18 9 4 4 8 8 12 8 5 4 9 8 9 17 4 4 4 8 4 17z">
          <text:p/>
        </draw:path>
        <draw:path draw:style-name="gr3" draw:text-style-name="P4" draw:layer="layout" svg:width="0.119cm" svg:height="0.271cm" svg:x="12.568cm" svg:y="21.598cm" svg:viewBox="0 0 120 272" svg:d="M120 21c0 4 0 4 0 9h-5c0 4 0 4 0 4h-5l-4-4c-4 0-4 0-8 0 0 0-5 0-9 0s-8 0-13 0c-4 0-4 4-8 8 0 4-4 9-4 13s0 8 0 17v21h38 4c0 4 0 4 0 4 0 4 0 4 0 9 0 4 0 8 0 8 0 4-4 4-4 4h-38v149 5h-4l-5 4c0 0-4 0-8 0 0 0-4 0-9 0 0-4 0-4-4-4v-5-149h-25c-5 0-5 0-5-4-4 0-4-4-4-8 0-5 0-5 0-9 4 0 4 0 4-4h5 25v-21c0-9 0-21 0-30 4-8 9-17 13-21s8-9 17-13c4 0 12-4 25-4 4 0 9 4 13 4s4 0 8 0c0 4 5 4 5 4v5c5 0 5 0 5 4z">
          <text:p/>
        </draw:path>
        <draw:path draw:style-name="gr3" draw:text-style-name="P4" draw:layer="layout" svg:width="0.17cm" svg:height="0.186cm" svg:x="12.699cm" svg:y="21.683cm" svg:viewBox="0 0 171 187" svg:d="M171 93c0 12 0 25-4 38-5 8-9 21-17 29-9 9-17 14-26 18-12 9-25 9-38 9-17 0-30 0-39-4-13-5-21-14-25-23-9-4-13-16-17-25-5-13-5-25-5-42 0-13 0-26 5-38 4-13 8-22 17-30 8-8 17-13 25-21 13-4 26-4 39-4 17 0 30 0 38 4 13 4 21 13 26 21 8 4 12 17 17 25 4 13 4 26 4 43zM137 93c0-9 0-17 0-26-4-8-4-17-9-21-4-8-8-13-16-17-9-4-17-4-26-4-8 0-17 0-26 4-4 4-9 9-13 13-4 8-8 17-13 21 0 9 0 21 0 30 0 8 0 17 0 25 5 9 5 17 9 21 4 9 8 13 17 17s18 4 26 4c9 0 17 0 26-4 4-4 8-8 12-17 4-4 9-12 13-21 0-4 0-17 0-25z">
          <text:p/>
        </draw:path>
        <draw:path draw:style-name="gr3" draw:text-style-name="P4" draw:layer="layout" svg:width="0.097cm" svg:height="0.186cm" svg:x="12.92cm" svg:y="21.683cm" svg:viewBox="0 0 98 187" svg:d="M98 17c0 4 0 8 0 8 0 4 0 4 0 4v4c-4 0-4 0-4 0h-4l-5-4h-4c-4 0-8 0-8 0-5 0-9 0-9 0-4 4-8 4-13 9 0 0-4 4-8 8-4 9-8 13-14 21v111 5h-4l-4 4c0 0-4 0-9 0-4 0-4 0-8 0 0-4 0-4-4-4v-5-170-4l4-4c4 0 4 0 8 0 5 0 5 0 9 0 0 0 0 4 4 4v4 25c4-8 10-12 14-16 4-5 8-9 12-13 5 0 9-4 13-4s4 0 9 0c4 0 4 0 8 0h4c5 0 5 0 9 0 0 4 0 4 4 4v4 4z">
          <text:p/>
        </draw:path>
        <draw:path draw:style-name="gr3" draw:text-style-name="P4" draw:layer="layout" svg:width="0.254cm" svg:height="0.186cm" svg:x="13.055cm" svg:y="21.683cm" svg:viewBox="0 0 255 187" svg:d="M255 178c0 0 0 5-4 5 0 0-4 0-4 4-5 0-5 0-9 0s-4 0-8 0c0-4-5-4-5-4h-4v-5-102c0-9 0-17 0-21-4-5-4-13-8-17 0-5-4-5-9-9-4-4-8-4-17-4-8 0-12 4-21 8-8 5-17 13-25 26v119 5c-4 0-4 0-9 4h-4c-4 0-8 0-8 0-5-4-5-4-5-4-4 0-4 0-4 0v-5-102c0-9 0-17-4-21 0-5 0-13-4-17-5-5-9-5-13-9s-8-4-13-4c-8 0-17 4-21 8-8 5-17 13-25 26v119 5h-4l-6 4c0 0-4 0-8 0h-4c-5-4-5-4-9-4v-5-170-4c4 0 4-4 4-4 5 0 5 0 9 0s4 0 8 0c0 0 0 4 6 4v4 21c12-8 21-17 29-21 9-8 17-8 26-8 8 0 16 0 21 0 4 4 8 4 12 8 5 4 9 9 13 9 4 4 4 12 9 16 4-8 12-12 17-16 4-5 8-9 12-9 4-4 9-8 17-8 4 0 9 0 13 0 8 0 17 0 25 4 9 4 13 8 21 17 5 4 5 12 9 21 0 8 4 17 4 30z">
          <text:p/>
        </draw:path>
        <draw:path draw:style-name="gr3" draw:text-style-name="P4" draw:layer="layout" svg:width="0.157cm" svg:height="0.186cm" svg:x="13.351cm" svg:y="21.683cm" svg:viewBox="0 0 158 187" svg:d="M158 84c0 5 0 9-4 13 0 0-4 0-9 0h-111c0 13 0 21 0 30 5 4 5 12 13 17 4 4 8 8 17 12 4 4 13 4 25 4 9 0 13 0 21 0 5-4 13-4 17-4 5-4 9-4 9-4 4-4 9-4 9-4h5v4 4 4 5 4c0 5 0 5-5 5l-5 4c-4 0-8 0-13 5-4 0-12 0-21 4-4 0-12 0-21 0-13 0-25 0-38-4-8-5-17-14-25-18-9-9-13-17-17-30-5-13-5-25-5-42 0-13 0-26 5-38 4-13 8-22 17-30 8-8 17-17 25-21 13-4 21-4 34-4s25 0 34 4c12 4 17 13 25 17 5 8 10 17 14 25 4 13 4 21 4 34zM127 76c0-17-4-30-12-38-9-9-21-13-34-13-9 0-17 0-21 4-5 0-9 4-13 9-4 4-8 12-13 17 0 8 0 12 0 21z">
          <text:p/>
        </draw:path>
        <draw:path draw:style-name="gr3" draw:text-style-name="P4" draw:layer="layout" svg:width="0.101cm" svg:height="0.186cm" svg:x="13.555cm" svg:y="21.683cm" svg:viewBox="0 0 102 187" svg:d="M102 17c0 4 0 8 0 8 0 4 0 4 0 4l-4 4h-4l-4-4c-5 0-5 0-9 0h-4c-4 0-9 0-13 0 0 4-4 4-8 9-5 0-9 4-9 8-4 9-8 13-13 21v111 5c-5 0-5 0-5 0 0 0-4 0-4 4-4 0-4 0-8 0-5 0-5 0-9 0 0-4-4-4-4-4h-4v-5-170-4c4 0 4 0 4 0l4-4c0 0 4 0 9 0h4c4 0 4 4 4 4 4 0 4 0 4 0v4 25c5-8 10-12 14-16 4-5 8-9 13-13 4 0 8-4 8-4 4 0 9 0 13 0h4c4 0 4 0 9 0h4c4 4 4 4 4 4h4v4 4z">
          <text:p/>
        </draw:path>
        <draw:path draw:style-name="gr3" draw:text-style-name="P4" draw:layer="layout" svg:width="0.102cm" svg:height="0.186cm" svg:x="13.779cm" svg:y="21.683cm" svg:viewBox="0 0 103 187" svg:d="M103 17c0 4 0 8 0 8 0 4 0 4 0 4 0 0 0 4-5 4h-4l-4-4c-4 0-4 0-9 0h-4c-4 0-8 0-12 0 0 4-5 4-9 9-4 0-4 4-8 8-5 9-9 13-13 21v111 5h-4c0 0-5 0-5 4-4 0-4 0-8 0s-4 0-9 0c0-4-5-4-5-4-4 0-4-5-4-5v-170c0 0 0-4 4-4l5-4c5 0 5 0 9 0h4c4 0 4 4 4 4 5 0 5 0 5 0v4 25c4-8 8-12 12-16 5-5 9-9 13-13 4 0 9-4 13-4 0 0 4 0 8 0s4 0 4 0c5 0 5 0 9 0s4 0 4 0c4 4 4 4 4 4 5 0 5 0 5 0v4 4z">
          <text:p/>
        </draw:path>
        <draw:path draw:style-name="gr3" draw:text-style-name="P4" draw:layer="layout" svg:width="0.14cm" svg:height="0.186cm" svg:x="13.906cm" svg:y="21.683cm" svg:viewBox="0 0 141 187" svg:d="M141 178c0 5 0 5 0 5-5 0-5 0-5 0-4 4-4 4-8 4s-8 0-8-4c-5 0-5 0-5 0v-5-18c-8 9-17 18-25 23-13 4-21 4-31 4-8 0-17 0-25-4-9 0-13-5-17-9-9-5-13-9-13-18-4-4-4-12-4-21 0-8 0-17 4-25 4-9 9-13 17-17 9-4 17-9 30-13 8 0 22-4 35-4h25v-13c0-4-4-13-4-17s-4-8-9-13c0-4-4-4-8-8-9 0-13 0-21 0-4 0-14 0-22 0-5 4-9 4-13 8-9 0-9 5-13 5-4 4-4 4-8 4-5 0-5-4-5-4v-5-4c0-4 0-4 0-8 0 0 0-4 5-4 0 0 4-5 8-5 4-4 9-4 13-8 4 0 13-4 17-4 8 0 14 0 22 0 13 0 21 0 30 4 8 0 17 4 21 13 8 4 12 8 12 16 5 9 5 17 5 30zM111 101h-30c-8 0-16 0-22 0-8 4-12 4-17 9-4 4-4 4-8 8 0 4-4 9-4 17 0 9 4 13 8 21 9 4 17 4 27 4 8 0 16 0 21-4 8-4 17-12 25-21z">
          <text:p/>
        </draw:path>
        <draw:path draw:style-name="gr3" draw:text-style-name="P4" draw:layer="layout" svg:width="0.11cm" svg:height="0.229cm" svg:x="14.075cm" svg:y="21.64cm" svg:viewBox="0 0 111 230" svg:d="M111 209c0 4 0 8 0 8 0 4 0 4 0 4-4 5-4 5-4 5-4 0-4 0-8 4-5 0-5 0-9 0s-4 0-8 0c-9 0-17 0-21-4-10 0-14-5-18-9-5-4-9-12-9-21-4-4-4-13-4-25v-99h-25l-5-4c0 0 0-4 0-8 0-5 0-5 0-9v-4h5 25v-42-5h4 4c0 0 5 0 9 0s4 0 8 0h6c0 5 4 5 4 5v42h42 4c0 4 0 4 0 4 0 4 0 4 0 9 0 4 0 8 0 8 0 4-4 4-4 4h-42v94c0 13 0 22 4 30 4 4 9 9 17 9 4 0 4 0 8 0 5-5 5-5 5-5 4 0 4 0 8 0s4 0 4 0v5z">
          <text:p/>
        </draw:path>
        <draw:path draw:style-name="gr3" draw:text-style-name="P4" draw:layer="layout" svg:width="0.161cm" svg:height="0.186cm" svg:x="14.215cm" svg:y="21.683cm" svg:viewBox="0 0 162 187" svg:d="M162 84c0 5-4 9-4 13-5 0-5 0-9 0h-115c0 13 4 21 4 30 0 4 4 12 9 17 4 4 12 8 17 12 8 4 16 4 25 4 8 0 18 0 26 0 5-4 9-4 13-4 8-4 8-4 13-4 4-4 4-4 8-4l4 4v4 4 5 4c-4 5-4 5-4 5l-4 4c-4 0-9 0-13 5-8 0-12 0-21 4-9 0-14 0-22 0-17 0-30 0-38-4-13-5-21-14-26-18-8-9-12-17-17-30-4-13-8-25-8-42 0-13 4-26 8-38 5-13 9-22 17-30 5-8 13-17 26-21 8-4 21-4 34-4 12 0 26 0 35 4 8 4 16 13 25 17 4 8 8 17 13 25 0 13 4 21 4 34zM128 76c0-17-4-30-8-38-9-9-23-13-35-13-9 0-17 0-21 4-9 0-13 4-17 9-5 4-5 12-9 17 0 8-4 12-4 21z">
          <text:p/>
        </draw:path>
        <draw:path draw:style-name="gr3" draw:text-style-name="P4" draw:layer="layout" svg:width="0.157cm" svg:height="0.267cm" svg:x="14.414cm" svg:y="21.602cm" svg:viewBox="0 0 158 268" svg:d="M158 259v5h-5l-4 4h-4c-4 0-4 0-9 0 0-4-4-4-4-4h-4v-5-21c-8 9-17 17-25 21-13 9-22 9-34 9-13 0-21 0-30-9-13-4-17-8-26-17-5-8-9-16-9-29-4-13-4-26-4-38 0-13 0-26 4-38 4-13 9-22 14-30 8-8 13-17 25-21 9-4 17-4 30-4s21 0 30 4c8 4 17 13 21 21v-103h4v-4c4 0 4 0 4 0 4 0 4 0 9 0 4 0 8 0 8 0h4l5 4zM124 141c-9-13-13-21-21-26-9-4-17-8-26-8-8 0-17 4-21 4-4 4-8 13-13 17-4 4-8 13-8 21 0 9-4 17-4 26 0 8 4 17 4 25 0 9 4 13 8 21 0 5 5 13 13 13 4 4 13 8 17 8s8 0 13-4c4 0 8 0 12-4 5-4 9-4 13-8 4-5 9-13 13-17z">
          <text:p/>
        </draw:path>
        <draw:path draw:style-name="gr3" draw:text-style-name="P4" draw:layer="layout" svg:width="0.144cm" svg:height="0.186cm" svg:x="14.702cm" svg:y="21.683cm" svg:viewBox="0 0 145 187" svg:d="M145 178c0 5-4 5-4 5h-5c0 4-4 4-8 4 0 0-4 0-9-4h-4v-5-18c-8 9-18 18-26 23-9 4-17 4-30 4-8 0-17 0-21-4-9 0-17-5-21-9-4-5-9-9-13-18 0-4-4-12-4-21 0-8 4-17 8-25 5-9 9-13 17-17 4-4 17-9 26-13 12 0 21-4 38-4h22v-13c0-4 0-13 0-17-4-4-4-8-9-13-5-4-9-4-13-8-4 0-9 0-17 0-9 0-17 0-21 0-5 4-13 4-17 8-5 0-9 5-13 5 0 4-4 4-4 4h-4v-4c0 0-5 0-5-5v-4c0-4 0-4 0-8 5 0 5-4 5-4 4 0 4-5 8-5 4-4 8-4 17-8 4 0 8-4 17-4 8 0 13 0 21 0 9 0 21 0 31 4 8 0 17 4 21 13 4 4 8 8 13 16 0 9 4 17 4 30zM111 101h-26c-9 0-17 0-22 0-8 4-12 4-17 9-4 4-8 4-8 8-4 4-4 9-4 17 0 9 4 13 8 21 4 4 13 4 26 4 4 0 12 0 21-4 8-4 13-12 22-21z">
          <text:p/>
        </draw:path>
        <draw:path draw:style-name="gr3" draw:text-style-name="P4" draw:layer="layout" svg:width="0.11cm" svg:height="0.229cm" svg:x="14.88cm" svg:y="21.64cm" svg:viewBox="0 0 111 230" svg:d="M111 209c0 4 0 8 0 8 0 4 0 4-5 4 0 5 0 5-4 5 0 0-4 0-4 4-4 0-8 0-8 0-5 0-9 0-9 0-8 0-17 0-25-4-5 0-9-5-13-9s-8-12-8-21c-5-4-5-13-5-25v-99h-26c0 0-4 0-4-4 0 0 0-4 0-8 0-5 0-5 0-9v-4h4 26v-42-5h5 4c0 0 4 0 8 0h4c5 0 5 0 9 0 0 5 0 5 0 5v42h46c5 0 5 0 5 0 0 4 0 4 0 4 0 4 0 4 0 9 0 4 0 8 0 8 0 4-5 4-5 4h-46v94c0 13 4 22 8 30 0 4 9 9 17 9 5 0 5 0 9 0 0-5 4-5 4-5 4 0 4 0 4 0 4 0 4 0 4 0h5v5z">
          <text:p/>
        </draw:path>
        <draw:path draw:style-name="gr3" draw:text-style-name="P4" draw:layer="layout" svg:width="0.178cm" svg:height="0.25cm" svg:x="15.104cm" svg:y="21.619cm" svg:viewBox="0 0 179 251" svg:d="M179 179c0 4 0 8 0 8-4 5-4 5-9 5h-25v50 5c-4 0-4 0-4 0 0 0-5 0-5 4-4 0-4 0-8 0s-4 0-8 0c0-4-5-4-5-4h-4v-5-50h-103-4v-5c0 0-4 0-4-4v-4c0-4 0-9 0-9v-5c4-4 4-4 4-4 0-4 0-4 0-4l90-153h4l5-4c0 0 4 0 8 0 0 0 4 0 9 0 4 0 8 0 12 0h4c5 0 5 4 5 4 4 0 4 0 4 5v156h25c5 0 5 0 9 0 0 5 0 10 0 14zM111 30l-80 135h80z">
          <text:p/>
        </draw:path>
        <draw:path draw:style-name="gr3" draw:text-style-name="P4" draw:layer="layout" svg:width="0.165cm" svg:height="0.254cm" svg:x="15.307cm" svg:y="21.615cm" svg:viewBox="0 0 166 255" svg:d="M166 187c0 13-4 21-4 30-4 8-13 17-17 21-8 4-17 8-30 13-9 4-22 4-34 4-13 0-26 0-34-4-13 0-21-5-26-13-8-4-12-8-17-17-4-8-4-17-4-25 0-9 0-17 4-22 0-8 5-12 9-16 4-9 13-13 17-17 8-5 17-9 25-13-8-4-12-9-21-13-4-4-8-8-13-18-4-4-8-8-8-17-4-4-4-8-4-17 0-8 0-17 4-25s8-13 13-17c8-8 17-13 25-17 8 0 21-4 34-4s21 4 34 4c9 4 13 9 22 13 4 4 8 13 13 21 4 4 4 13 4 21 0 4 0 13-4 17 0 9-5 13-9 17-4 10-8 14-17 18-4 4-13 8-18 13 9 4 18 8 22 12 9 5 13 9 17 17 9 5 9 9 13 17 4 4 4 13 4 17zM124 63c0-8 0-12 0-17-5-4-5-8-9-8-5-4-9-8-13-8-9 0-13-5-21-5-13 0-22 5-30 13-8 4-13 13-13 25 0 5 5 9 5 13s4 9 8 13 8 4 13 8c4 6 12 10 21 14 13-8 21-14 30-22 4-9 9-17 9-26zM132 191c0-4 0-8-4-17 0-4-4-8-9-12-4-4-9-9-17-13-4 0-13-4-21-8-9 4-17 8-22 8-8 4-12 9-16 13-5 4-5 8-9 12 0 9 0 13 0 17 0 13 4 22 13 30 8 4 21 9 34 9 17 0 29-5 38-9 9-8 13-17 13-30z">
          <text:p/>
        </draw:path>
        <draw:path draw:style-name="gr3" draw:text-style-name="P4" draw:layer="layout" svg:width="0.161cm" svg:height="0.25cm" svg:x="15.523cm" svg:y="21.619cm" svg:viewBox="0 0 162 251" svg:d="M162 242c0 0 0 5-4 5h-4c-5 4-9 4-9 4-4 0-8 0-13-4-4 0-4 0-4 0-4 0-4-5-4-5l-94-123v123 5c-4 0-4 0-9 0 0 4-4 4-4 4-4 0-8 0-8-4-5 0-5 0-5 0-4 0-4 0-4 0v-5-238c0 0 0-4 4-4h5c0 0 4 0 8 0h4c5 0 5 0 9 0v4 110l90-110h4c0 0 0-4 4-4h4c0 0 5 0 9 0 0 0 4 0 8 0h5v4c0 5 0 5 0 9l-5 4-81 97 90 120c0 4 0 4 0 4 4 4 4 4 4 4z">
          <text:p/>
        </draw:path>
        <draw:path draw:style-name="gr3" draw:text-style-name="P4" draw:layer="layout" svg:width="0.207cm" svg:height="0.25cm" svg:x="15.697cm" svg:y="21.619cm" svg:viewBox="0 0 208 251" svg:d="M127 242v5c-5 0-5 0-5 0-4 0-4 0-8 4 0 0-4 0-8 0-5 0-5 0-9 0 0 0-4 0-4-4h-4-5c0-5 0-5 0-5l-80-229c0-4-4-4-4-9l4-4h4c4 0 4 0 9 0 4 0 8 0 8 0 4 0 4 0 9 0v4h4l68 209 73-204c0-5 0-5 0-5v-4c4 0 4 0 8 0 0 0 4 0 8 0 5 0 9 0 9 0 4 0 4 0 4 0 0 4 0 4 0 4 0 5 0 5 0 9z">
          <text:p/>
        </draw:path>
        <draw:path draw:style-name="gr3" draw:text-style-name="P4" draw:layer="layout" svg:width="0.212cm" svg:height="0.25cm" svg:x="15.921cm" svg:y="21.619cm" svg:viewBox="0 0 213 251" svg:d="M208 238c5 0 5 4 5 4 0 5 0 5-5 5l-4 4c0 0-4 0-8 0s-9 0-9 0c-4-4-4-4-8-4 0 0 0-5-4-5l-22-59h-101l-21 59v5h-5l-4 4c0 0-4 0-8 0-5 0-5 0-10-4h-4v-5-4l81-229c5-5 5-5 5-5 0 0 0-4 4-4h4c4 0 9 0 9 0 4 0 8 0 12 0h5c4 0 4 4 4 4 0 0 4 0 4 5zM103 34l-43 123h85z">
          <text:p/>
        </draw:path>
        <draw:path draw:style-name="gr3" draw:text-style-name="P4" draw:layer="layout" svg:width="0.038cm" svg:height="0.254cm" svg:x="16.251cm" svg:y="21.615cm" svg:viewBox="0 0 39 255" svg:d="M35 246v5c-5 0-5 0-9 4h-5c-4 0-8 0-8 0-4-4-4-4-4-4-4 0-4 0-4 0v-5-170-4h4l4-4c0 0 4 0 8 0h5c4 4 4 4 9 4v4zM39 17c0 8 0 13-4 17 0 0-9 4-14 4-8 0-12-4-16-4-5-4-5-9-5-17 0-9 0-13 5-13 4-4 8-4 16-4 5 0 14 0 14 4 4 0 4 4 4 13z">
          <text:p/>
        </draw:path>
        <draw:path draw:style-name="gr3" draw:text-style-name="P4" draw:layer="layout" svg:width="0.115cm" svg:height="0.271cm" svg:x="16.323cm" svg:y="21.598cm" svg:viewBox="0 0 116 272" svg:d="M116 21c0 4 0 4 0 9 0 4 0 4 0 4h-5-4c0 0 0-4-4-4h-4c-5 0-9 0-9 0-8 0-8 0-13 0-4 0-8 4-8 8-4 4-4 9-4 13s-4 8-4 17v21h42 4c0 4 0 4 0 4 0 4 0 4 0 9 0 4 0 8 0 8-4 4-4 4-4 4h-42v149 5c-5 0-5 0-5 4-4 0-8 0-8 0-4 0-9 0-9 0-5-4-5-4-5-4h-4v-5-149h-26c0 0-4 0-4-4 0 0 0-4 0-8 0-5 0-5 0-9v-4h4 26v-21c0-9 0-21 4-30 0-8 5-17 10-21 4-4 12-9 17-13 8 0 16-4 25-4 4 0 8 4 13 4 4 0 8 0 8 0 4 4 4 4 4 4 5 0 5 0 5 5v4z">
          <text:p/>
        </draw:path>
        <draw:path draw:style-name="gr3" draw:text-style-name="P4" draw:layer="layout" svg:width="0.144cm" svg:height="0.246cm" svg:x="16.548cm" svg:y="21.619cm" svg:viewBox="0 0 145 247" svg:d="M145 234c0 4 0 4-5 8v5c-4 0-4 0-4 0h-128c-4 0-4 0-4 0-4-5-4-5-4-5 0-4 0-4 0-8v-4c0-5 0-5 0-5 4 0 4-4 4-4h4 51v-187l-47 31c-4 0-8 0-8 0h-4v-6c0 0 0-4 0-8v-4-5-4c4 0 4 0 4 0l55-38c4 0 4 0 4 0h4 5 4c4 0 4 0 8 0h5v4 217h47 4v4 5c5 0 5 4 5 4z">
          <text:p/>
        </draw:path>
        <draw:path draw:style-name="gr3" draw:text-style-name="P4" draw:layer="layout" svg:width="0.152cm" svg:height="0.25cm" svg:x="16.734cm" svg:y="21.615cm" svg:viewBox="0 0 153 251" svg:d="M153 238c0 4 0 4 0 4 0 4 0 4 0 4 0 5 0 5-4 5h-136c-5 0-5 0-9 0-4-5-4-5-4-5 0-4 0-4 0-8s0-4 0-9v-4c4 0 4 0 4-4 0 0 0-4 4-4l47-52c14-13 22-21 26-30 9-8 13-17 17-25 4-9 4-17 9-21 0-9 0-13 0-17 0-9 0-13-5-17 0-4-4-9-4-13-4-4-8-8-12-8-9-4-13-4-22-4-5 0-13 0-18 4-8 0-12 4-17 8-4 0-8 4-12 4-4 5-4 5-9 5l-4-5v-4-4c0-4 0-4 0-8 0-5 0-5 4-5v-4c5 0 5-4 9-4 4-4 8-4 12-9 9 0 13-4 22-4 4 0 13-4 22-4 13 0 21 4 29 8 9 0 17 5 26 13 4 4 8 13 13 21 0 4 4 13 4 21 0 9 0 17-4 26 0 8-5 17-9 25-4 9-8 17-17 30-8 13-21 25-34 39l-43 42h111c4 0 4 0 4 4v5z">
          <text:p/>
        </draw:path>
        <draw:path draw:style-name="gr3" draw:text-style-name="P4" draw:layer="layout" svg:width="0.169cm" svg:height="0.254cm" svg:x="16.92cm" svg:y="21.615cm" svg:viewBox="0 0 170 255" svg:d="M170 128c0 21 0 38-4 51 0 17-8 29-12 42-9 9-17 21-30 25-9 5-26 9-38 9-17 0-31 0-44-9-8-4-16-12-25-25-4-8-8-21-13-38-4-17-4-34-4-55 0-17 0-35 4-52 5-17 9-30 17-38 5-13 13-21 26-25 12-9 26-13 43-13 13 0 30 4 38 8 13 9 21 17 26 26 8 12 12 25 12 38 4 17 4 35 4 56zM137 132c0-13 0-25 0-35 0-8 0-17-5-25 0-9-4-17-4-21-4-5-8-9-13-13-4-4-8-4-12-8-5 0-9 0-17 0-9 0-17 0-27 4-4 8-12 12-17 21-4 13-4 21-4 34-4 14-4 26-4 39 0 17 0 34 4 46 0 13 4 22 9 30 4 9 8 17 17 21 5 0 13 5 22 5 8 0 12 0 17-5 8 0 12-4 17-8 4-4 4-9 8-17 4-4 4-13 4-21 5-5 5-13 5-21 0-9 0-17 0-26z">
          <text:p/>
        </draw:path>
        <draw:path draw:style-name="gr3" draw:text-style-name="P4" draw:layer="layout" svg:width="0.169cm" svg:height="0.254cm" svg:x="17.119cm" svg:y="21.615cm" svg:viewBox="0 0 170 255" svg:d="M170 128c0 21 0 38-4 51-4 17-8 29-12 42-9 9-17 21-30 25-9 5-26 9-38 9-17 0-30 0-43-9-9-4-17-12-26-25-4-8-8-21-13-38-4-17-4-34-4-55 0-17 0-35 4-52 5-17 9-30 17-38 5-13 13-21 27-25 12-9 25-13 42-13 13 0 25 4 38 8 9 9 17 17 26 26 8 12 12 25 12 38 4 17 4 35 4 56zM137 132c0-13 0-25 0-35 0-8-5-17-5-25 0-9-4-17-4-21-4-5-8-9-13-13-4-4-8-4-12-8-5 0-9 0-17 0-9 0-17 0-26 4-8 8-12 12-17 21-4 13-4 21-9 34 0 14 0 26 0 39 0 17 0 34 5 46 0 13 4 22 9 30 4 9 8 17 12 21 9 0 17 5 26 5 8 0 12 0 17-5 8 0 12-4 17-8 4-4 4-9 8-17 4-4 4-13 4-21 5-5 5-13 5-21 0-9 0-17 0-26z">
          <text:p/>
        </draw:path>
        <draw:path draw:style-name="gr3" draw:text-style-name="P4" draw:layer="layout" svg:width="0.207cm" svg:height="0.25cm" svg:x="17.31cm" svg:y="21.619cm" svg:viewBox="0 0 208 251" svg:d="M127 242c0 0 0 5-5 5-4 0-4 0-8 4 0 0-4 0-9 0-4 0-4 0-8 0 0 0-4 0-4-4h-5-4c0-5 0-5 0-5l-80-229c-4-4-4-4-4-9l4-4h4c4 0 4 0 9 0 4 0 8 0 8 0 4 0 4 0 8 0v4h5l67 209 68-204c4-5 4-5 4-5v-4c6 0 6 0 10 0 0 0 4 0 8 0 5 0 5 0 9 0s4 0 4 0c0 4 0 4 0 4 0 5 0 5 0 9z">
          <text:p/>
        </draw:path>
        <draw:path draw:style-name="gr3" draw:text-style-name="P4" draw:layer="layout" svg:width="0.038cm" svg:height="0.254cm" svg:x="17.64cm" svg:y="21.615cm" svg:viewBox="0 0 39 255" svg:d="M35 246v5h-5l-4 4c0 0-4 0-8 0 0 0-4 0-10 0 0-4 0-4-4-4v-5-170-4c4 0 4 0 4-4 6 0 10 0 10 0 4 0 8 0 8 0 4 4 4 4 4 4h5v4zM39 17c0 8-4 13-4 17-5 0-9 4-17 4-10 0-14-4-14-4-4-4-4-9-4-17 0-9 0-13 4-13 0-4 4-4 14-4 8 0 12 0 17 4 0 0 4 4 4 13z">
          <text:p/>
        </draw:path>
        <draw:path draw:style-name="gr3" draw:text-style-name="P4" draw:layer="layout" svg:width="0.123cm" svg:height="0.186cm" svg:x="17.712cm" svg:y="21.683cm" svg:viewBox="0 0 124 187" svg:d="M124 131c0 8 0 17-5 25-4 4-8 13-12 18-9 4-13 9-22 9-8 4-21 4-29 4-4 0-13 0-18 0-4 0-9-4-13-4-8 0-8-5-13-5-4 0-4-4-8-4v-5c-4-4-4-9-4-13v-4c4 0 4-4 4-4 0-4 0-4 4-4 0 0 0 4 4 4 5 0 9 4 9 4 4 4 13 4 17 8 5 0 14 0 18 0 8 0 13 0 17 0s8-4 8-4c4-4 9-8 9-8 0-4 4-9 4-13s-4-8-4-13c-5-4-9-8-13-8 0-4-8-4-13-9-4 0-8-4-12-4-9-4-14-4-18-8-5-4-9-4-13-9-4-4-9-8-13-17 0-4-4-8-4-17 0-8 4-12 4-21 4-4 9-12 13-17 4-4 13-8 22-8 4-4 17-4 26-4 4 0 8 0 12 0s9 0 13 4c4 0 8 0 8 4 5 0 9 0 9 0 0 4 0 4 0 4 4 0 4 0 4 5 0 4 0 4 0 8v4 4h-4c0 5 0 5 0 5-4 0-4-5-4-5-5 0-9-4-9-4-4 0-8-4-13-4-4 0-12 0-16 0-5 0-9 0-13 0s-9 4-13 4c0 4-5 4-5 9 0 4-4 8-4 8 0 9 4 13 4 13 5 4 9 8 14 8 4 5 8 9 12 9 5 0 9 4 17 4 4 4 9 9 13 9 8 4 13 8 17 8 4 4 8 8 8 17 5 4 5 8 5 17z">
          <text:p/>
        </draw:path>
        <draw:path draw:style-name="gr3" draw:text-style-name="P4" draw:layer="layout" svg:width="0.11cm" svg:height="0.229cm" svg:x="17.945cm" svg:y="21.64cm" svg:viewBox="0 0 111 230" svg:d="M111 209c0 4 0 8 0 8 0 4 0 4 0 4-5 5-5 5-5 5-4 0-4 0-8 4-4 0-4 0-8 0-5 0-5 0-9 0-8 0-17 0-21-4-9 0-13-5-17-9-5-4-10-12-10-21-4-4-4-13-4-25v-99h-25l-4-4c0 0 0-4 0-8 0-5 0-5 0-9v-4h4 25v-42-5h4 5c0 0 5 0 9 0s4 0 9 0h4c0 5 4 5 4 5v42h42 5c0 4 0 4 0 4 0 4 0 4 0 9 0 4 0 8 0 8 0 4-5 4-5 4h-42v94c0 13 0 22 4 30 5 4 9 9 17 9 5 0 5 0 9 0 4-5 4-5 4-5 4 0 4 0 8 0 5 0 5 0 5 0v5z">
          <text:p/>
        </draw:path>
        <draw:path draw:style-name="gr3" draw:text-style-name="P4" draw:layer="layout" svg:width="0.144cm" svg:height="0.267cm" svg:x="18.101cm" svg:y="21.602cm" svg:viewBox="0 0 145 268" svg:d="M145 259v5c-4 0-4 0-8 4h-6c-4 0-8 0-8 0-4-4-4-4-4-4-4 0-4 0-4 0v-5-97c0-13 0-21-5-25 0-5 0-13-4-17-4-5-8-5-13-9-4-4-8-4-17-4-4 0-12 4-21 8-8 5-17 13-25 26v118 5h-4l-5 4c0 0-4 0-8 0 0 0-4 0-9 0 0-4 0-4-4-4v-5-255c0-4 0-4 0-4 4 0 4 0 4 0 5 0 9 0 9 0 4 0 8 0 8 0 5 0 5 0 5 0 0 0 4 0 4 4v103c8-8 17-17 25-21 13-4 21-4 30-4 13 0 21 0 30 4 8 4 12 8 16 17 6 4 10 12 14 21 0 8 0 21 0 34z">
          <text:p/>
        </draw:path>
        <draw:path draw:style-name="gr3" draw:text-style-name="P4" draw:layer="layout" svg:width="0.156cm" svg:height="0.186cm" svg:x="18.292cm" svg:y="21.683cm" svg:viewBox="0 0 157 187" svg:d="M157 84c0 5 0 9-4 13 0 0-4 0-8 0h-111c0 13 0 21 0 30 5 4 9 12 13 17 5 4 9 8 17 12 4 4 13 4 26 4 8 0 12 0 21 0 4-4 13-4 17-4 4-4 8-4 12-4 0-4 5-4 5-4h4v4 4 4 5 4c0 5 0 5 0 5-4 0-4 0-9 4-4 0-8 0-12 5-4 0-13 0-17 4-9 0-17 0-26 0-12 0-25 0-38-4-8-5-18-14-26-18-9-9-13-17-17-30s-4-25-4-42c0-13 0-26 4-38 4-13 8-22 17-30 8-8 18-17 26-21 13-4 21-4 34-4s26 0 34 4c13 4 17 13 25 17 5 8 9 17 13 25 4 13 4 21 4 34zM128 76c0-17-4-30-13-38-8-9-17-13-34-13-8 0-13 0-21 4-4 0-8 4-13 9-4 4-8 12-8 17-5 8-5 12-5 21z">
          <text:p/>
        </draw:path>
        <draw:path draw:style-name="gr3" draw:text-style-name="P4" draw:layer="layout" svg:width="0.123cm" svg:height="0.186cm" svg:x="3.822cm" svg:y="22.195cm" svg:viewBox="0 0 124 187" svg:d="M124 132c0 9 0 17-4 26-5 4-9 12-13 16-8 5-17 9-25 9-5 4-17 4-26 4-4 0-12 0-17 0-4 0-12-4-18-4-4 0-4-4-8-4s-4-5-9-5v-4c-4-4-4-8-4-12v-5l4-4c0-4 0-4 5-4 0 0 0 4 4 4s4 4 8 4c6 5 10 5 18 9 5 0 13 0 17 0s13 0 17 0 9-4 9-4c4-5 8-9 8-9 0-4 4-8 4-13 0-4-4-8-4-12-4-5-8-9-13-9-4-4-8-4-12-8-5 0-9-5-17-5-4-4-9-4-13-8s-14-4-18-8c0-5-4-9-8-17 0-5-5-9-5-17 0-9 5-13 5-22 4-5 8-13 12-17 6-5 14-9 23-9 4-4 16-4 25-4 4 0 8 0 13 0 4 0 8 0 12 4 5 0 9 0 9 4 4 0 4 0 8 0 0 5 0 5 0 5 4 0 4 0 4 4s0 4 0 8v5 5c-4 0-4 0-4 0 0 4 0 4 0 4-4 0-4-4-4-4-4 0-8-5-8-5-5 0-9-5-13-5s-13 0-17 0-9 0-13 0-8 5-12 5c0 5-5 5-5 9s-4 8-4 8c0 9 4 13 4 13 5 4 9 9 13 9 4 4 8 8 13 8 4 0 8 4 17 4 4 5 8 9 12 9 9 4 13 8 17 8 4 4 4 9 9 17 4 4 4 9 4 17z">
          <text:p/>
        </draw:path>
        <draw:path draw:style-name="gr3" draw:text-style-name="P4" draw:layer="layout" svg:width="0.156cm" svg:height="0.186cm" svg:x="3.979cm" svg:y="22.195cm" svg:viewBox="0 0 157 187" svg:d="M157 86c0 4 0 8-5 12 0 0-4 0-8 0h-110c0 13 0 21 0 30 4 4 4 13 12 17 5 4 9 8 17 13 5 4 13 4 26 4 8 0 12 0 21 0 4-4 13-4 17-4 4-5 8-5 8-5 5-4 9-4 9-4h4v4 5 4 4 4c0 4 0 4 0 4-4 0-4 0-8 5-5 0-9 0-13 4-4 0-13 0-21 4-5 0-13 0-21 0-13 0-26 0-39-4-8-4-17-13-25-17-8-8-13-17-17-30-4-12-4-25-4-42 0-13 0-25 4-38s9-21 17-31c8-8 17-17 25-21 13-4 22-4 34-4 13 0 26 0 34 4 13 4 17 13 26 17 4 9 8 18 12 26 5 13 5 22 5 34zM127 77c0-17-4-30-13-38-8-9-21-14-34-14-8 0-17 0-21 5-4 0-8 5-13 9-4 4-8 13-12 17 0 8 0 13 0 21z">
          <text:p/>
        </draw:path>
        <draw:path draw:style-name="gr3" draw:text-style-name="P4" draw:layer="layout" svg:width="0.136cm" svg:height="0.186cm" svg:x="4.169cm" svg:y="22.195cm" svg:viewBox="0 0 137 187" svg:d="M137 153c0 5 0 5 0 5 0 4 0 4 0 4 0 4 0 4 0 4l-4 4c0 0-5 4-9 4-4 5-8 5-13 9-4 0-8 4-12 4-9 0-13 0-18 0-13 0-26 0-34-4-9-4-17-13-25-17-5-8-13-21-13-30-4-12-9-25-9-42 0-13 5-30 9-42 4-13 8-22 17-31 8-8 17-13 25-17 9-4 21-4 30-4s13 0 18 0c4 0 8 4 12 4 5 0 9 4 13 4 4 5 9 5 9 9 0 0 4 0 4 4s0 4 0 4c0 5 0 5 0 10 0 4 0 8 0 8 0 4-4 4-4 4-5 0-5 0-9-4 0 0-4-4-8-8-5 0-9-5-13-5-4-5-13-5-22-5-13 0-26 5-34 18-9 13-13 30-13 51 0 13 0 21 4 30 0 8 5 17 9 21s8 8 17 13c4 0 13 4 17 4 9 0 18-4 22-4 4-5 8-5 13-9 4 0 8-4 12-8h5 4c0 4 0 4 0 8z">
          <text:p/>
        </draw:path>
        <draw:path draw:style-name="gr3" draw:text-style-name="P4" draw:layer="layout" svg:width="0.169cm" svg:height="0.186cm" svg:x="4.339cm" svg:y="22.195cm" svg:viewBox="0 0 170 187" svg:d="M170 94c0 13 0 25-4 38-4 9-9 21-17 30-10 8-18 12-31 17-8 8-21 8-38 8-13 0-25 0-34-4-12-4-21-13-29-21-5-4-9-17-13-26-4-12-4-25-4-42 0-13 0-25 4-38s8-21 17-31c4-8 17-12 25-21 13-4 26-4 38-4 17 0 26 0 38 4 9 4 17 13 27 21 8 5 13 18 17 27 4 12 4 25 4 42zM135 94c0-8 0-17 0-25-4-9-4-17-8-22-5-8-13-12-17-17-9-5-17-5-26-5-8 0-17 0-25 5-4 5-13 9-17 13-4 9-4 17-8 21 0 9-5 22-5 30s5 17 5 25c0 9 4 17 8 22 4 8 8 12 17 17 4 4 13 4 25 4 9 0 17 0 21-4 9-5 13-9 17-17 5-5 9-13 9-22 4-4 4-17 4-25z">
          <text:p/>
        </draw:path>
        <draw:path draw:style-name="gr3" draw:text-style-name="P4" draw:layer="layout" svg:width="0.148cm" svg:height="0.186cm" svg:x="4.555cm" svg:y="22.195cm" svg:viewBox="0 0 149 187" svg:d="M149 179v4h-5l-4 4c0 0-4 0-8 0h-4c-5-4-5-4-5-4-4 0-4 0-4 0v-4-98c0-12 0-21-4-25 0-4-4-13-4-17-6-4-10-4-14-10-4-4-9-4-17-4s-17 4-21 10c-9 4-17 12-26 25v119 4c-4 0-4 0-4 0 0 0-4 0-4 4-4 0-4 0-9 0-4 0-4 0-8 0 0-4-4-4-4-4-4 0-4-4-4-4v-171-4c4 0 4 0 4 0l4-4c0 0 4 0 8 0h5c4 0 4 4 4 4 4 0 4 0 4 0v4 21c9-8 21-16 30-21 8-8 17-8 29-8 9 0 23 0 31 4 4 4 13 9 17 17 4 4 8 14 8 22 5 9 5 21 5 34z">
          <text:p/>
        </draw:path>
        <draw:path draw:style-name="gr3" draw:text-style-name="P4" draw:layer="layout" svg:width="0.157cm" svg:height="0.267cm" svg:x="4.749cm" svg:y="22.114cm" svg:viewBox="0 0 158 268" svg:d="M158 260v4h-4l-5 4h-4c-4 0-4 0-8 0 0-4-4-4-4-4-5 0-5-4-5-4v-22c-8 9-17 17-25 22-9 8-21 8-34 8s-21 0-30-8c-8-5-17-9-21-17-8-9-13-17-13-30-5-13-5-25-5-38s0-25 5-38c4-13 9-21 13-30 9-8 17-18 26-22 8-4 17-4 29-4 13 0 21 0 30 4 8 4 17 14 25 22v-102-5c5 0 5 0 5 0 4 0 8 0 8 0 4 0 8 0 8 0 5 0 5 0 5 0l4 5zM128 141c-8-13-17-21-25-25-9-5-17-9-25-9-9 0-17 4-22 4-4 5-8 13-12 17-5 5-9 13-9 22 0 8 0 17 0 25s0 17 0 25c0 9 4 13 9 22 0 4 4 12 12 12 5 4 13 9 22 9 4 0 8 0 8-5 4 0 8 0 13-4 4-4 8-4 12-8 5-4 9-13 17-17z">
          <text:p/>
        </draw:path>
        <draw:path draw:style-name="gr3" draw:text-style-name="P4" draw:layer="layout" svg:width="0.14cm" svg:height="0.186cm" svg:x="4.952cm" svg:y="22.195cm" svg:viewBox="0 0 141 187" svg:d="M141 179c0 4 0 4 0 4-4 0-4 0-4 0-4 4-9 4-9 4-4 0-9 0-9-4-4 0-4 0-4 0 0 0-4 0-4-4v-17c-5 8-13 17-22 21-12 4-21 4-29 4-9 0-17 0-26-4-8 0-12-4-17-9-8-4-12-8-12-17-5-4-5-12-5-21 0-8 0-17 5-25 4-9 8-13 17-17 8-4 17-8 25-13 13 0 25-4 38-4h21v-13c0-4 0-12 0-17 0-4-4-8-8-12 0-6-4-6-9-10-8 0-12 0-21 0-8 0-12 0-21 0-4 4-8 4-13 10-8 0-8 4-12 4-5 4-9 4-9 4h-4v-4-4-6c0-4 0-4 0-8 0 0 0-4 4-4 0 0 4-4 9-4 4-5 8-5 12-9 5 0 13-4 17-4 9 0 13 0 21 0 13 0 22 0 30 4 9 0 17 4 22 13 9 4 9 8 13 18 4 8 4 17 4 29zM106 102h-25c-9 0-17 0-21 0-9 5-13 5-17 9s-9 4-9 8c-4 5-4 9-4 17 0 9 4 13 9 21 8 5 12 5 25 5 8 0 17 0 21-5 9-4 17-12 21-21z">
          <text:p/>
        </draw:path>
        <draw:path draw:style-name="gr3" draw:text-style-name="P4" draw:layer="layout" svg:width="0.102cm" svg:height="0.186cm" svg:x="5.147cm" svg:y="22.195cm" svg:viewBox="0 0 103 187" svg:d="M103 17c0 4 0 8 0 8 0 5 0 5 0 5v5c-4 0-4 0-4 0h-5l-4-5c0 0-4 0-8 0h-5c-4 0-8 0-8 0-4 5-9 5-13 9-5 0-5 4-9 8-4 9-9 13-13 22v110 4h-4c0 0-4 0-4 4 0 0-5 0-9 0s-4 0-8 0c0-4 0-4-5-4l-4-4v-171l4-4 5-4c4 0 4 0 8 0s4 0 4 0c5 0 5 4 9 4v4 27c4-10 8-14 13-18 4-4 8-9 13-13 4 0 9-4 13-4 0 0 4 0 8 0 5 0 5 0 9 0h4c4 0 4 0 9 0 0 4 0 4 0 4 4 0 4 0 4 0v4 5z">
          <text:p/>
        </draw:path>
        <draw:path draw:style-name="gr3" draw:text-style-name="P4" draw:layer="layout" svg:width="0.165cm" svg:height="0.254cm" svg:x="5.257cm" svg:y="22.195cm" svg:viewBox="0 0 166 255" svg:d="M102 183l-26 63c0 5 0 5-4 5-4 4-8 4-12 4-5 0-9 0-9 0-4 0-4-4-4-4-4 0-4 0-4-5l4-4 21-59h-4c0-4 0-4 0-4l-64-166v-5c0-4 0-4 0-4 5 0 5 0 9-4 0 0 4 0 8 0s4 0 9 0l4 4h4v4l51 141 48-141c0-4 0-4 4-4l4-4c0 0 4 0 8 0 5 0 5 0 9 0 4 4 4 4 4 4 0 0 4 0 4 4l-4 5z">
          <text:p/>
        </draw:path>
        <draw:path draw:style-name="gr3" draw:text-style-name="P4" draw:layer="layout" svg:width="0.161cm" svg:height="0.186cm" svg:x="5.52cm" svg:y="22.195cm" svg:viewBox="0 0 162 187" svg:d="M162 8c0 5 0 5 0 5v4l-61 162v4h-4c0 0-4 0-8 4 0 0-5 0-9 0s-4 0-8 0c-4-4-4-4-4-4-5 0-5 0-5 0-4 0-4-4-4-4l-59-162c0-4 0-4 0-4 0-5 0-5 0-5 0-4 0-4 0-4h4c0 0 0-4 4-4 0 0 4 0 9 0 0 0 4 0 8 0l4 4h5v4l46 141 4 4v-4l47-141v-4h4l4-4c5 0 5 0 9 0s4 0 8 0l6 4z">
          <text:p/>
        </draw:path>
        <draw:path draw:style-name="gr3" draw:text-style-name="P4" draw:layer="layout" svg:width="0.174cm" svg:height="0.186cm" svg:x="5.706cm" svg:y="22.195cm" svg:viewBox="0 0 175 187" svg:d="M175 94c0 13-5 25-5 38-4 9-12 21-17 30-8 8-16 12-29 17-9 8-21 8-39 8-13 0-26 0-34-4-13-4-21-13-30-21-4-4-12-17-12-26-5-12-9-25-9-42 0-13 4-25 9-38 4-13 8-21 16-31 5-8 13-12 26-21 13-4 25-4 38-4 14 0 26 0 39 4 9 4 17 13 25 21 9 5 13 18 17 27 0 12 5 25 5 42zM141 94c0-8 0-17-4-25 0-9-5-17-9-22 0-8-8-12-13-17-8-5-17-5-26-5s-17 0-25 5c-5 5-13 9-17 13-5 9-9 17-9 21-4 9-4 22-4 30s0 17 4 25c0 9 4 17 9 22 4 8 8 12 17 17 4 4 12 4 25 4 9 0 18 0 22-4 9-5 13-9 17-17 4-5 9-13 9-22 4-4 4-17 4-25z">
          <text:p/>
        </draw:path>
        <draw:path draw:style-name="gr3" draw:text-style-name="P4" draw:layer="layout" svg:width="0.034cm" svg:height="0.267cm" svg:x="5.926cm" svg:y="22.114cm" svg:viewBox="0 0 35 268" svg:d="M35 260c0 0 0 4-5 4 0 0-4 0-4 4-5 0-5 0-9 0s-4 0-8 0c0-4-5-4-5-4h-4v-4-255c0-5 4-5 4-5h5c4 0 4 0 8 0s4 0 9 0h4v5c5 0 5 0 5 0z">
          <text:p/>
        </draw:path>
        <draw:path draw:style-name="gr3" draw:text-style-name="P4" draw:layer="layout" svg:width="0.11cm" svg:height="0.228cm" svg:x="5.99cm" svg:y="22.153cm" svg:viewBox="0 0 111 229" svg:d="M111 208c0 4 0 8 0 8 0 5 0 5-5 5 0 4 0 4-4 4 0 0-4 0-4 4-4 0-8 0-8 0-5 0-9 0-9 0-8 0-17 0-25-4-5 0-9-4-13-9-4-4-8-12-8-21-5-4-5-12-5-25v-99h-26c0 0-4 0-4-4 0 0 0-4 0-8s0-4 0-9v-4h4 26v-42-4h5 4c0 0 4 0 8 0h4c5 0 5 0 9 0 0 4 0 4 0 4v42h46c5 0 5 0 5 0 0 4 0 4 0 4 0 5 0 5 0 9s0 8 0 8c0 4-5 4-5 4h-46v95c0 12 4 21 8 29 0 4 9 9 17 9 5 0 5 0 9 0 0-5 4-5 4-5 4 0 4 0 4 0 4 0 4 0 4 0h5v5z">
          <text:p/>
        </draw:path>
        <draw:path draw:style-name="gr3" draw:text-style-name="P4" draw:layer="layout" svg:width="0.14cm" svg:height="0.186cm" svg:x="6.129cm" svg:y="22.195cm" svg:viewBox="0 0 141 187" svg:d="M141 179c0 4 0 4 0 4h-4c0 4-4 4-9 4-4 0-4 0-8-4h-4v-4-17c-9 8-17 17-26 21-8 4-17 4-29 4-10 0-18 0-27-4-4 0-12-4-17-9-4-4-8-8-12-17 0-4-5-12-5-21 0-8 5-17 9-25 4-9 8-13 17-17 4-4 12-8 25-13 14 0 22-4 39-4h21v-13c0-4 0-12 0-17-4-4-4-8-8-12-4-6-8-6-13-10-4 0-8 0-17 0-8 0-18 0-22 0-8 4-13 4-17 10-4 0-8 4-12 4 0 4-5 4-5 4-4 0-4 0-4 0v-4c-4 0-4 0-4-4v-6c0-4 0-4 0-8l4-4c4 0 4-4 9-4 4-5 8-5 16-9 5 0 9-4 17-4 6 0 14 0 18 0 13 0 26 0 34 4 9 0 17 4 21 13 5 4 9 8 13 18 0 8 0 17 0 29zM111 102h-25c-8 0-17 0-25 0-6 5-10 5-14 9s-9 4-9 8c-4 5-4 9-4 17 0 9 4 13 9 21 4 5 12 5 22 5 8 0 17 0 25-5 9-4 13-12 21-21z">
          <text:p/>
        </draw:path>
        <draw:path draw:style-name="gr3" draw:text-style-name="P4" draw:layer="layout" svg:width="0.161cm" svg:height="0.254cm" svg:x="6.311cm" svg:y="22.195cm" svg:viewBox="0 0 162 255" svg:d="M162 17c0 4 0 4-4 8 0 0 0 6-4 6h-21c4 4 4 8 8 12 0 4 0 13 0 17 0 13 0 21-4 26-4 8-9 16-13 21-4 4-13 8-21 12-8 0-17 5-25 5-9 0-17 0-22-5-8 0-12-4-12-4-5 0-5 4-9 4 0 5 0 9 0 13s0 9 4 9c5 4 9 4 17 4l47 4c8 0 13 0 21 4 9 0 13 5 17 9 9 4 13 8 13 12 4 9 4 13 4 22 0 8 0 17-4 21-4 8-9 12-13 21-8 4-17 8-25 13-13 0-26 4-38 4-17 0-26-4-39-4-8-5-16-5-21-9-8-4-13-8-13-17-5-4-5-12-5-17 0-4 0-8 0-12 0-5 5-9 5-13 5-4 5-4 9-9 4-4 4-8 9-8-5-4-9-8-13-13-5-4-5-12-5-17 0-8 0-12 5-21 4-4 8-8 13-17-5-4-9-8-9-12-4-9-4-13-4-22 0-12 0-21 4-29 4-4 9-14 13-18 8-9 12-9 21-13 8-4 17-4 30-4 4 0 8 0 12 0 5 0 9 0 13 4h51c4 0 4 0 4 0 4 4 4 9 4 13zM111 60c0-8-4-21-8-25-8-10-17-10-25-10-9 0-13 0-17 0-5 6-9 6-13 10s-4 8-4 12c-5 5-5 9-5 17 0 9 5 17 9 26 8 4 17 8 30 8 4 0 8 0 12-4 9 0 9-4 13-8 4 0 4-5 8-9 0-4 0-13 0-17zM128 196c0-5-4-13-8-17-9-5-13-5-25-5l-43-4c-4 4-8 9-13 13l-4 4c-4 4-4 9-4 9 0 4 0 8 0 8 0 9 4 17 13 21 8 4 21 4 34 4 8 0 17 0 25-4 4 0 8-4 13-4 4-4 8-8 8-13 4-4 4-8 4-12z">
          <text:p/>
        </draw:path>
        <draw:path draw:style-name="gr3" draw:text-style-name="P4" draw:layer="layout" svg:width="0.157cm" svg:height="0.186cm" svg:x="6.502cm" svg:y="22.195cm" svg:viewBox="0 0 158 187" svg:d="M158 86c0 4 0 8-5 12-4 0-4 0-8 0h-111c0 13 0 21 0 30 4 4 4 13 8 17s13 8 21 13c5 4 13 4 26 4 8 0 12 0 21 0 4-4 13-4 17-4 5-5 9-5 9-5 5-4 9-4 9-4h4v4 5 4 4 4c0 4 0 4-4 4l-4 5c-5 0-9 0-14 4-4 0-13 0-21 4-5 0-13 0-21 0-13 0-26 0-39-4-8-4-16-13-25-17-8-8-13-17-17-30-4-12-4-25-4-42 0-13 0-25 4-38s9-21 17-31c9-8 17-17 25-21 9-4 22-4 34-4 13 0 26 0 34 4 9 4 18 13 27 17 4 9 8 18 12 26 5 13 5 22 5 34zM123 77c4-17 0-30-9-38-8-9-21-14-34-14-8 0-17 0-21 5-4 0-13 5-13 9-4 4-8 13-12 17 0 8 0 13 0 21z">
          <text:p/>
        </draw:path>
        <draw:path draw:style-name="gr3" draw:text-style-name="P4" draw:layer="layout" svg:width="0.042cm" svg:height="0.046cm" svg:x="6.705cm" svg:y="22.335cm" svg:viewBox="0 0 43 47" svg:d="M43 21c0 12-4 17-4 21-5 0-9 5-18 5-8 0-12-5-17-5-4-4-4-9-4-17 0-13 0-17 4-21 5 0 9-4 17-4 9 0 13 4 18 4 0 4 4 8 4 17z">
          <text:p/>
        </draw:path>
        <draw:path draw:style-name="gr3" draw:text-style-name="P4" draw:layer="layout" svg:width="0.14cm" svg:height="0.186cm" svg:x="3.826cm" svg:y="22.707cm" svg:viewBox="0 0 141 187" svg:d="M141 179c0 4 0 4 0 4-4 0-4 4-4 4-5 0-5 0-10 0-4 0-8 0-8 0-4 0-4-4-4-4v-4-17c-9 8-17 17-26 21-8 4-21 4-29 4-9 0-17 0-26 0-8-4-12-8-17-12-8-5-12-9-12-17-5-4-5-13-5-21 0-9 0-17 5-26 4-8 8-13 17-17 8-4 17-8 29-12 9 0 21 0 34 0h25v-18c0-5-4-9-4-17 0-5-4-9-4-13-4 0-8-4-13-4-4-4-12-4-21-4-4 0-13 0-21 4-4 0-8 4-13 4-4 4-8 4-12 4-5 4-5 4-9 4s-4 0-4-4v-4-4c0-4 0-4 0-9l4-4c0 0 4-4 9-4 4-4 8-4 12-9 5 0 13 0 17-4 9 0 13 0 21 0 13 0 22 0 30 4 8 5 17 9 21 13 9 4 14 13 14 21 4 4 4 17 4 26zM110 103h-29c-9 0-17 0-21 0-9 4-13 4-17 8s-4 4-9 9c0 4-4 8-4 17 0 8 4 12 9 21 8 4 16 8 25 8 8 0 17-4 21-8 9-4 17-9 25-17z">
          <text:p/>
        </draw:path>
        <draw:path draw:style-name="gr3" draw:text-style-name="P4" draw:layer="layout" svg:width="0.043cm" svg:height="0.046cm" svg:x="4.021cm" svg:y="22.847cm" svg:viewBox="0 0 44 47" svg:d="M44 25c0 9 0 14-5 18-4 4-9 4-18 4-8 0-12 0-17-4 0-4-4-9-4-18 0-8 4-17 4-21 5 0 9-4 17-4 9 0 14 4 18 4 5 4 5 13 5 21z">
          <text:p/>
        </draw:path>
        <draw:frame draw:style-name="gr4" draw:text-style-name="P5" draw:layer="layout" svg:width="0.388cm" svg:height="0.454cm" svg:x="3.476cm" svg:y="21.508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57cm" svg:height="0.249cm" svg:x="4.461cm" svg:y="22.644cm" svg:viewBox="0 0 158 250" svg:d="M158 170c0 13-4 25-8 34-5 12-10 21-18 25-9 9-17 13-30 17s-25 4-38 4c-9 0-13 0-21 0-9 0-13-4-17-4s-13-4-13-4c-4 0-8-4-8-4v-5h-5v-4c0-4 0-4 0-8v-5c0 0 0-4 5-4 0-4 0-4 0-4 4 0 4 4 8 4s4 4 9 4c4 5 12 5 17 5 8 4 16 4 25 4 8 0 17 0 21-4 9 0 17-5 21-9s9-8 13-17c0-4 4-12 4-21 0-8-4-17-4-21-4-8-9-14-13-18s-12-8-17-8c-8-5-21-5-29-5-9 0-13 0-21 5-5 0-9 0-17 0 0 0-5 0-5-5-4 0-4-4-4-8v-102c0-4 0-4 4-8 0 0 5-4 9-4h110v4c4 0 4 0 4 0v4c0 4 0 4 0 9 0 4 0 8 0 8 0 4-4 4-4 4h-93v68c4 0 8 0 12 0 5 0 9 0 17 0 13 0 26 0 38 4 9 4 17 9 26 17 9 4 14 13 18 21 0 10 4 18 4 31z">
          <text:p/>
        </draw:path>
        <draw:path draw:style-name="gr3" draw:text-style-name="P4" draw:layer="layout" svg:width="0.169cm" svg:height="0.249cm" svg:x="4.656cm" svg:y="22.644cm" svg:viewBox="0 0 170 250" svg:d="M170 122c0 23 0 39-4 56-4 13-9 26-18 38-4 13-12 22-25 26-13 8-25 8-42 8-13 0-26 0-39-8-8-4-16-13-25-21-4-13-13-26-13-43-4-12-4-33-4-51 0-22 0-39 4-55 5-13 9-30 13-39 9-12 17-21 30-25 8-8 25-8 38-8 17 0 29 0 42 4 9 8 17 17 26 25 4 13 9 26 13 43 4 12 4 33 4 50zM136 127c0-13 0-26 0-34 0-9-5-17-5-26-4-8-4-12-8-21 0-4-4-8-9-13-4-4-8-4-12-8-4 0-13 0-17 0-13 0-21 0-26 8-8 5-12 9-17 22-4 8-4 17-8 29 0 13 0 26 0 38 0 17 0 35 0 48 4 13 8 25 13 34 0 4 8 12 12 17 9 4 17 4 26 4 4 0 13 0 17-4 4 0 12-5 12-9 5-4 9-8 13-17 0-4 4-12 4-17 5-8 5-17 5-25s0-18 0-26z">
          <text:p/>
        </draw:path>
        <draw:path draw:style-name="gr3" draw:text-style-name="P4" draw:layer="layout" svg:width="0.211cm" svg:height="0.249cm" svg:x="4.936cm" svg:y="22.644cm" svg:viewBox="0 0 212 250" svg:d="M212 238v4c0 4 0 4 0 4-4 0-4 4-8 4 0 0-4 0-9 0-4 0-4 0-8 0s-4 0-4-4c-5 0-5 0-5 0v-4l-21-59h-101l-22 59c0 0 0 4-4 4-4 4-4 4-4 4-5 0-10 0-10 0-4 0-8 0-12 0l-4-4v-4-4l85-230c0-4 0-4 0-4 0 0 4 0 4-4 0 0 5 0 9 0 0 0 4 0 8 0 5 0 9 0 9 0 4 0 4 0 8 0 0 4 0 4 5 4v4zM106 33h-4l-42 124h89z">
          <text:p/>
        </draw:path>
        <draw:path draw:style-name="gr3" draw:text-style-name="P4" draw:layer="layout" svg:width="0.157cm" svg:height="0.266cm" svg:x="3.839cm" svg:y="23.135cm" svg:viewBox="0 0 158 267" svg:d="M158 174c0 13-4 26-4 38-5 13-9 22-18 30-5 8-13 17-22 21-8 4-21 4-33 4-5 0-9 0-13 0s-9-4-13-4c-4-4-13-8-17-8-4-5-8-9-12-17v21c0 4 0 4 0 4h-5c0 4 0 4-4 4h-4c-4 0-4 0-9 0 0 0-4 0-4-4v-4-255-4c4 0 4 0 4 0 5 0 5 0 9 0s8 0 8 0c5 0 5 0 5 0l4 4v106c4-9 8-13 12-17 9 0 13-4 17-9 5 0 9 0 13-4 4 0 9 0 13 0 12 0 25 0 34 9 8 4 17 8 22 17 4 8 8 21 13 29 0 14 4 27 4 39zM123 174c0-8 0-17-4-25 0-10 0-14-5-22-4-5-8-9-12-13-9-4-13-8-21-8-5 0-9 0-13 4-4 0-9 0-13 4s-8 4-13 8c-4 5-8 13-12 17v69c8 13 17 21 25 26 9 4 17 8 26 8 4 0 12 0 16-4 9-4 13-9 17-17 0-4 5-13 5-21 4-9 4-17 4-26z">
          <text:p/>
        </draw:path>
        <draw:path draw:style-name="gr3" draw:text-style-name="P4" draw:layer="layout" svg:width="0.042cm" svg:height="0.046cm" svg:x="4.038cm" svg:y="23.355cm" svg:viewBox="0 0 43 47" svg:d="M43 25c0 9 0 14-4 18s-8 4-17 4-13 0-18-4c0-4-4-9-4-18 0-8 4-17 4-21 5 0 9-4 18-4s13 4 17 4c4 4 4 13 4 21z">
          <text:p/>
        </draw:path>
        <draw:frame draw:style-name="gr4" draw:text-style-name="P5" draw:layer="layout" svg:width="0.388cm" svg:height="0.454cm" svg:x="4.098cm" svg:y="22.533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78cm" svg:height="0.249cm" svg:x="4.453cm" svg:y="23.152cm" svg:viewBox="0 0 179 250" svg:d="M179 178c0 5-4 9-4 9 0 4-5 4-5 4h-29v51c0 4 0 4 0 4-5 4-5 4-9 4h-4c-4 0-9 0-9 0-4 0-4 0-4-4-4 0-4 0-4 0v-4-51h-103-4-4c0-4 0-4 0-8v-5c0-4 0-4 0-8v-4-5c4 0 4-4 4-4l90-153h4l5-4h4c4 0 8 0 12 0 5 0 5 0 9 0s8 0 8 0c0 4 5 4 5 4v4 158h29c0 0 5 0 5 4 0 0 4 4 4 8zM111 29l-81 137h81z">
          <text:p/>
        </draw:path>
        <draw:path draw:style-name="gr3" draw:text-style-name="P4" draw:layer="layout" svg:width="0.169cm" svg:height="0.249cm" svg:x="4.656cm" svg:y="23.152cm" svg:viewBox="0 0 170 250" svg:d="M170 122c0 23 0 39-4 56-4 13-9 26-18 38-4 13-12 22-25 26-13 8-25 8-42 8-13 0-26 0-39-8-8-4-16-13-25-21-4-13-13-26-13-43-4-12-4-33-4-51 0-22 0-39 4-55 5-13 9-30 13-39 9-12 17-21 30-25 8-8 25-8 38-8 17 0 29 0 42 4 9 8 17 17 26 25 4 13 9 26 13 43 4 12 4 33 4 50zM136 127c0-13 0-26 0-34 0-9-5-17-5-26-4-8-4-12-8-21 0-4-4-8-9-13-4-4-8-4-12-8-4 0-13 0-17 0-13 0-21 0-26 8-8 5-12 9-17 22-4 8-4 17-8 29 0 13 0 26 0 38 0 18 0 35 0 48 4 13 8 25 13 34 0 4 8 12 12 17 9 4 17 4 26 4 4 0 13 0 17-4 4 0 12-5 12-9 5-4 9-8 13-17 0-4 4-12 4-17 5-8 5-17 5-25s0-17 0-26z">
          <text:p/>
        </draw:path>
        <draw:path draw:style-name="gr3" draw:text-style-name="P4" draw:layer="layout" svg:width="0.211cm" svg:height="0.249cm" svg:x="4.936cm" svg:y="23.152cm" svg:viewBox="0 0 212 250" svg:d="M212 238v4c0 4 0 4 0 4-4 0-4 4-8 4 0 0-4 0-9 0-4 0-4 0-8 0s-4 0-4-4c-5 0-5 0-5 0v-4l-21-59h-101l-22 59c0 0 0 4-4 4-4 4-4 4-4 4-5 0-10 0-10 0-4 0-8 0-12 0l-4-4v-4-4l85-230c0-4 0-4 0-4 0 0 4 0 4-4 0 0 5 0 9 0 0 0 4 0 8 0 5 0 9 0 9 0 4 0 4 0 8 0 0 4 0 4 5 4v4zM106 33h-4l-42 124h89z">
          <text:p/>
        </draw:path>
        <draw:path draw:style-name="gr3" draw:text-style-name="P4" draw:layer="layout" svg:width="0.136cm" svg:height="0.187cm" svg:x="3.826cm" svg:y="23.727cm" svg:viewBox="0 0 137 188" svg:d="M137 153c0 4 0 4 0 8h-4c0 4 0 4 0 4 0 0 0 5-5 5 0 0-4 5-8 5 0 4-4 4-13 8-4 0-8 5-12 5-9 0-13 0-17 0-13 0-26 0-34-5-9-4-17-8-27-18-4-8-8-17-12-29-5-13-5-26-5-38 0-17 0-34 5-47 4-8 8-21 18-30 8-4 17-12 25-16 8-5 21-5 34-5 4 0 8 0 13 0 8 5 12 5 16 5 5 4 9 4 9 8 4 0 8 4 8 4l5 4v5c0 4 0 4 0 8s0 9 0 9c0 4-5 4-5 4 0 0-4 0-8-4 0 0-4-5-9-5-4-4-8-8-12-8-4-4-13-4-21-4-13 0-26 8-34 17-9 12-13 29-13 50 0 13 4 22 4 30 5 9 5 17 9 21s8 9 17 13c4 4 12 4 21 4 4 0 13 0 17-4 4 0 12-4 12-9 5 0 9-4 13-4 4-4 4-4 4-4 5 0 5 0 5 0v4l4 4z">
          <text:p/>
        </draw:path>
        <draw:path draw:style-name="gr3" draw:text-style-name="P4" draw:layer="layout" svg:width="0.042cm" svg:height="0.047cm" svg:x="4cm" svg:y="23.867cm" svg:viewBox="0 0 43 48" svg:d="M43 25c0 10 0 14-4 18-4 5-8 5-17 5-8 0-14 0-18-5 0-4-4-8-4-18 0-8 4-17 4-21 4 0 10-4 18-4 9 0 13 4 17 4 4 4 4 13 4 21z">
          <text:p/>
        </draw:path>
        <draw:frame draw:style-name="gr4" draw:text-style-name="P5" draw:layer="layout" svg:width="0.388cm" svg:height="0.454cm" svg:x="4.115cm" svg:y="23.041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57cm" svg:height="0.25cm" svg:x="4.461cm" svg:y="23.664cm" svg:viewBox="0 0 158 251" svg:d="M158 179c0 12-4 21-8 29-5 9-10 17-18 26-5 4-17 8-26 12-12 5-25 5-38 5-8 0-13 0-21 0s-13-5-21-5c-4-4-9-4-13-8-4 0-4 0-8-4v-5c-5 0-5-4-5-4 0-4 0-4 0-8 0-5 0-9 5-9v-4c4 0 4 4 8 4 4 4 9 4 13 9 4 0 13 4 21 4 4 4 13 4 21 4 9 0 17 0 21-4 9 0 13-4 17-9 4-4 9-8 9-12 4-9 4-13 4-17 0-9 0-17-4-21-5-5-5-9-13-13-4-4-8-8-17-8-8-5-17-5-25-5h-26-4c0-4 0-4 0-4 0 0-4 0-4-4v-4c0-5 0-5 0-10 0 0 4 0 4-4h4 21c9 0 17-4 22-4 8-5 12-5 17-9 4-4 8-8 12-17 0-4 4-12 4-17 0-4 0-12-4-17 0-4-4-8-8-12 0 0-4-5-13-5-4-4-8-4-17-4-4 0-13 0-21 4-4 0-8 5-13 5-8 4-12 8-12 8-5 4-9 4-9 4-4 0-4-4-4-4v-4-4c0-5 0-5 0-5 0-4 0-4 0-4 0-4 0-4 0-4 4 0 4-4 4-4 0 0 4 0 9-4 4-5 8-5 12-9 5 0 13-4 17-4 9 0 17 0 26 0 8 0 21 0 29 4 9 0 17 4 21 9 5 8 9 12 13 21 5 8 5 17 5 25 0 9 0 13-5 21 0 4-4 13-8 17-5 4-9 9-13 13-9 4-13 9-21 9 8 0 17 5 25 9 4 0 13 4 17 13 5 4 10 8 14 16 0 5 4 13 4 22z">
          <text:p/>
        </draw:path>
        <draw:path draw:style-name="gr3" draw:text-style-name="P4" draw:layer="layout" svg:width="0.169cm" svg:height="0.25cm" svg:x="4.656cm" svg:y="23.664cm" svg:viewBox="0 0 170 251" svg:d="M170 124c0 21 0 38-4 55-4 12-9 25-18 38-4 12-12 21-25 25-13 9-25 9-42 9-13 0-26 0-39-9-8-4-16-13-25-21-4-13-13-25-13-42-4-13-4-34-4-51 0-22 0-39 4-56 5-13 9-30 13-38 9-13 17-21 30-26 8-8 25-8 38-8 17 0 29 0 42 4 9 9 17 17 26 25 4 13 9 26 13 43 4 12 4 34 4 52zM136 128c0-14 0-27 0-35 0-9-5-17-5-25-4-9-4-13-8-22 0-4-4-8-9-12-4-5-8-5-12-9-4 0-13 0-17 0-13 0-21 0-26 9-8 4-12 8-17 21-4 8-4 17-8 29 0 13 0 26 0 40 0 17 0 33 0 46 4 13 8 26 13 34 0 4 8 13 12 17 9 4 17 4 26 4 4 0 13 0 17-4 4 0 12-4 12-9 5-4 9-8 13-16 0-5 4-13 4-17 5-9 5-17 5-26 0-8 0-17 0-25z">
          <text:p/>
        </draw:path>
        <draw:path draw:style-name="gr3" draw:text-style-name="P4" draw:layer="layout" svg:width="0.211cm" svg:height="0.25cm" svg:x="4.936cm" svg:y="23.664cm" svg:viewBox="0 0 212 251" svg:d="M212 238v4c0 4 0 4 0 4-4 0-4 5-8 5 0 0-4 0-9 0-4 0-4 0-8 0s-4 0-4-5c-5 0-5 0-5 0v-4l-21-59h-101l-22 59c0 0 0 4-4 4-4 5-4 5-4 5-5 0-10 0-10 0-4 0-8 0-12 0l-4-5v-4-4l85-230c0-4 0-4 0-4 0 0 4 0 4-4 0 0 5 0 9 0 0 0 4 0 8 0 5 0 9 0 9 0 4 0 4 0 8 0 0 4 0 4 5 4v4zM106 34h-4l-42 123h89z">
          <text:p/>
        </draw:path>
        <draw:path draw:style-name="gr3" draw:text-style-name="P4" draw:layer="layout" svg:width="0.157cm" svg:height="0.267cm" svg:x="3.826cm" svg:y="24.159cm" svg:viewBox="0 0 158 268" svg:d="M158 259c0 5 0 5 0 5h-4c0 4 0 4-5 4h-5c-4 0-4 0-8 0l-4-4v-5-21c-13 9-22 17-30 21-8 9-21 9-34 9s-21 0-29-4c-9-9-17-13-22-22-8-8-12-16-12-29-5-13-5-21-5-35 0-17 0-30 5-42 4-13 8-22 12-30 9-8 17-13 26-17 8-8 21-8 29-8 13 0 22 0 30 4s17 13 25 21v-97c0-5 0-5 0-5v-4c5 0 5 0 9 0h4c4 0 9 0 9 0 5 0 5 0 5 0 4 4 4 4 4 4v5zM127 140c-8-13-17-17-25-26-8-4-17-8-25-8-9 0-13 4-22 8-4 5-8 9-12 13-4 9-4 13-9 21 0 9 0 17 0 26s0 18 0 26c0 9 5 13 9 21 4 9 8 13 12 17 5 4 13 4 22 4 4 0 8 0 12 0 0-4 5-4 9-8 4 0 8-4 12-8 5-5 13-9 17-17z">
          <text:p/>
        </draw:path>
        <draw:path draw:style-name="gr3" draw:text-style-name="P4" draw:layer="layout" svg:width="0.042cm" svg:height="0.047cm" svg:x="4.038cm" svg:y="24.379cm" svg:viewBox="0 0 43 48" svg:d="M43 27c0 8 0 12-4 17-4 4-8 4-17 4s-13 0-18-4c0-5-4-9-4-17 0-10 4-18 4-22 5 0 9-5 18-5s13 5 17 5c4 4 4 12 4 22z">
          <text:p/>
        </draw:path>
        <draw:frame draw:style-name="gr4" draw:text-style-name="P5" draw:layer="layout" svg:width="0.388cm" svg:height="0.454cm" svg:x="4.077cm" svg:y="23.553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52cm" svg:height="0.246cm" svg:x="4.466cm" svg:y="24.176cm" svg:viewBox="0 0 153 247" svg:d="M153 234c0 4 0 4 0 8v5h-4-4-137-4-4v-5c0-4 0-4 0-8v-4c0-5 0-5 0-9l4-4 4-4 48-52c8-9 21-21 25-30 9-8 13-17 17-25 4-9 4-17 4-21 4-5 4-13 4-17s0-13-4-17c0-4-4-9-8-13 0-4-4-4-13-8-4 0-8-5-17-5-8 0-13 5-21 5-4 4-8 4-13 8-8 0-8 4-13 4-5 5-5 5-9 5s-4 0-4-5v-4-4c0-4 0-4 0-4 0-5 0-5 0-5 0-4 0-4 0-4 0 0 4 0 4-4 0 0 4 0 9-4s9-4 13-9c9 0 13-4 21-4 5 0 13 0 22 0 12 0 21 0 29 4 9 0 17 9 21 13 9 4 13 13 13 21 4 9 9 17 9 26 0 4-5 12-5 21 0 8-4 17-8 25-4 9-13 21-21 30-9 12-17 25-34 38l-38 43h106c4 0 4 0 4 0 0 0 4 0 4 4v5z">
          <text:p/>
        </draw:path>
        <draw:path draw:style-name="gr3" draw:text-style-name="P4" draw:layer="layout" svg:width="0.157cm" svg:height="0.25cm" svg:x="4.66cm" svg:y="24.176cm" svg:viewBox="0 0 158 251" svg:d="M158 170c0 13-4 26-8 34-5 13-9 21-17 26-9 8-17 12-30 17-14 4-26 4-39 4-9 0-13 0-21 0-9 0-13-4-17-4-9 0-13-5-13-5-4 0-8-4-8-4v-4c-5 0-5 0-5 0v-4c0-5 0-5 0-9v-4-4c5 0 5 0 5 0 0-5 0-5 0-5 4 0 4 5 8 5 0 0 4 4 9 4 4 4 12 4 17 4 8 4 16 4 25 4 8 0 17 0 21-4 9 0 18-4 22-8 4-5 9-9 13-17 0-4 4-13 4-21 0-9-4-17-4-22-4-8-9-12-13-16-4-5-13-9-22-9-4-4-17-4-25-4-9 0-17 0-21 4-5 0-9 0-17 0 0 0-5 0-5-4-4 0-4-4-4-9v-102c0-4 0-4 4-9 0 0 5-4 9-4h111v4h4v5c0 4 0 4 0 8s0 8 0 8c-4 5-4 5-4 5h-94v67c4 0 8 0 12 0 5 0 9 0 17 0 13 0 27 0 39 6 9 4 17 8 26 17 4 4 13 12 17 21 0 8 4 17 4 29z">
          <text:p/>
        </draw:path>
        <draw:path draw:style-name="gr3" draw:text-style-name="P4" draw:layer="layout" svg:width="0.211cm" svg:height="0.25cm" svg:x="4.936cm" svg:y="24.176cm" svg:viewBox="0 0 212 251" svg:d="M212 238v4c0 5 0 5 0 5-4 0-4 4-8 4 0 0-4 0-9 0-4 0-4 0-8 0s-4 0-4-4c-5 0-5 0-5 0v-5l-21-59h-101l-22 59c0 0 0 5-4 5-4 4-4 4-4 4-5 0-10 0-10 0-4 0-8 0-12 0l-4-4v-5-4l85-229c0-5 0-5 0-5 0 0 4 0 4-4 0 0 5 0 9 0 0 0 4 0 8 0 5 0 9 0 9 0 4 0 4 0 8 0 0 4 0 4 5 4v5zM106 34h-4l-42 124h89z">
          <text:p/>
        </draw:path>
        <draw:frame draw:style-name="gr4" draw:text-style-name="P5" draw:layer="layout" svg:width="0.388cm" svg:height="0.454cm" svg:x="4.115cm" svg:y="24.065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8.001cm" svg:height="0.937cm" svg:x="3.81cm" svg:y="2.286cm">
          <draw:text-box>
            <text:p>Alexander King</text:p>
          </draw:text-box>
        </draw:frame>
        <draw:frame draw:style-name="gr6" draw:text-style-name="P6" draw:layer="layout" svg:width="6.731cm" svg:height="1.143cm" svg:x="5.715cm" svg:y="4.191cm">
          <draw:text-box>
            <text:p>A - True</text:p>
          </draw:text-box>
        </draw:frame>
        <draw:frame draw:style-name="gr7" draw:text-style-name="P6" draw:layer="layout" svg:width="8.001cm" svg:height="1.27cm" svg:x="5.842cm" svg:y="6.096cm">
          <draw:text-box>
            <text:p>B- False</text:p>
          </draw:text-box>
        </draw:frame>
        <draw:frame draw:style-name="gr8" draw:text-style-name="P6" draw:layer="layout" svg:width="4.953cm" svg:height="1.651cm" svg:x="5.969cm" svg:y="8.001cm">
          <draw:text-box>
            <text:p>A - True</text:p>
          </draw:text-box>
        </draw:frame>
        <draw:frame draw:style-name="gr6" draw:text-style-name="P6" draw:layer="layout" svg:width="4.699cm" svg:height="1.143cm" svg:x="6.985cm" svg:y="10.668cm">
          <draw:text-box>
            <text:p>A- True</text:p>
          </draw:text-box>
        </draw:frame>
        <draw:frame draw:style-name="gr7" draw:text-style-name="P6" draw:layer="layout" svg:width="4.953cm" svg:height="1.27cm" svg:x="6.604cm" svg:y="13.335cm">
          <draw:text-box>
            <text:p>C- VA</text:p>
          </draw:text-box>
        </draw:frame>
        <draw:frame draw:style-name="gr9" draw:text-style-name="P6" draw:layer="layout" svg:width="4.191cm" svg:height="1.873cm" svg:x="10.922cm" svg:y="16.002cm">
          <draw:text-box>
            <text:p>C – Step down</text:p>
          </draw:text-box>
        </draw:frame>
        <draw:frame draw:style-name="gr9" draw:text-style-name="P6" draw:layer="layout" svg:width="4.191cm" svg:height="1.397cm" svg:x="7.366cm" svg:y="19.812cm">
          <draw:text-box>
            <text:p>D - 26</text:p>
          </draw:text-box>
        </draw:frame>
        <draw:frame draw:style-name="gr10" draw:text-style-name="P6" draw:layer="layout" svg:width="5.588cm" svg:height="1.905cm" svg:x="7.112cm" svg:y="22.987cm">
          <draw:text-box>
            <text:p>B – 40 A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5cm" svg:height="27.935cm" svg:x="0cm" svg:y="0cm" svg:viewBox="0 0 21586 27936" draw:points="0,0 21586,0 21586,27936 0,27936">
          <text:p/>
        </draw:polygon>
        <draw:frame draw:style-name="gr2" draw:text-style-name="P3" draw:layer="layout" svg:width="2.525cm" svg:height="0.497cm" svg:x="2.54cm" svg:y="1.271cm">
          <draw:text-box>
            <text:p text:style-name="P2"><text:span text:style-name="T1">ENGT 3050 </text:span></text:p>
          </draw:text-box>
        </draw:frame>
        <draw:frame draw:style-name="gr2" draw:text-style-name="P3" draw:layer="layout" svg:width="0.578cm" svg:height="0.497cm" svg:x="9.58cm" svg:y="1.271cm">
          <draw:text-box>
            <text:p text:style-name="P2"><text:span text:style-name="T1">Ho</text:span></text:p>
          </draw:text-box>
        </draw:frame>
        <draw:frame draw:style-name="gr2" draw:text-style-name="P3" draw:layer="layout" svg:width="0.422cm" svg:height="0.497cm" svg:x="10.101cm" svg:y="1.271cm">
          <draw:text-box>
            <text:p text:style-name="P2"><text:span text:style-name="T1">m</text:span></text:p>
          </draw:text-box>
        </draw:frame>
        <draw:frame draw:style-name="gr2" draw:text-style-name="P3" draw:layer="layout" svg:width="2.186cm" svg:height="0.497cm" svg:x="10.427cm" svg:y="1.271cm">
          <draw:text-box>
            <text:p text:style-name="P2"><text:span text:style-name="T1">ework #9 </text:span></text:p>
          </draw:text-box>
        </draw:frame>
        <draw:frame draw:style-name="gr2" draw:text-style-name="P3" draw:layer="layout" svg:width="0.422cm" svg:height="0.497cm" svg:x="2.54cm" svg:y="1.758cm">
          <draw:text-box>
            <text:p text:style-name="P2"><text:span text:style-name="T1">F</text:span></text:p>
          </draw:text-box>
        </draw:frame>
        <draw:frame draw:style-name="gr2" draw:text-style-name="P3" draw:layer="layout" svg:width="1.06cm" svg:height="0.497cm" svg:x="2.773cm" svg:y="1.758cm">
          <draw:text-box>
            <text:p text:style-name="P2"><text:span text:style-name="T1">unda</text:span></text:p>
          </draw:text-box>
        </draw:frame>
        <draw:frame draw:style-name="gr2" draw:text-style-name="P3" draw:layer="layout" svg:width="0.422cm" svg:height="0.497cm" svg:x="3.594cm" svg:y="1.758cm">
          <draw:text-box>
            <text:p text:style-name="P2"><text:span text:style-name="T1">m</text:span></text:p>
          </draw:text-box>
        </draw:frame>
        <draw:frame draw:style-name="gr2" draw:text-style-name="P3" draw:layer="layout" svg:width="0.531cm" svg:height="0.497cm" svg:x="3.924cm" svg:y="1.758cm">
          <draw:text-box>
            <text:p text:style-name="P2"><text:span text:style-name="T1">en</text:span></text:p>
          </draw:text-box>
        </draw:frame>
        <draw:frame draw:style-name="gr2" draw:text-style-name="P3" draw:layer="layout" svg:width="0.422cm" svg:height="0.497cm" svg:x="4.326cm" svg:y="1.758cm">
          <draw:text-box>
            <text:p text:style-name="P2"><text:span text:style-name="T1">t</text:span></text:p>
          </draw:text-box>
        </draw:frame>
        <draw:frame draw:style-name="gr2" draw:text-style-name="P3" draw:layer="layout" svg:width="0.422cm" svg:height="0.497cm" svg:x="4.441cm" svg:y="1.758cm">
          <draw:text-box>
            <text:p text:style-name="P2"><text:span text:style-name="T1">a</text:span></text:p>
          </draw:text-box>
        </draw:frame>
        <draw:frame draw:style-name="gr2" draw:text-style-name="P3" draw:layer="layout" svg:width="0.422cm" svg:height="0.497cm" svg:x="4.631cm" svg:y="1.758cm">
          <draw:text-box>
            <text:p text:style-name="P2"><text:span text:style-name="T1">l</text:span></text:p>
          </draw:text-box>
        </draw:frame>
        <draw:frame draw:style-name="gr2" draw:text-style-name="P3" draw:layer="layout" svg:width="0.422cm" svg:height="0.497cm" svg:x="4.746cm" svg:y="1.758cm">
          <draw:text-box>
            <text:p text:style-name="P2"><text:span text:style-name="T1">s</text:span></text:p>
          </draw:text-box>
        </draw:frame>
        <draw:frame draw:style-name="gr2" draw:text-style-name="P3" draw:layer="layout" svg:width="0.946cm" svg:height="0.497cm" svg:x="4.911cm" svg:y="1.758cm">
          <draw:text-box>
            <text:p text:style-name="P2"><text:span text:style-name="T1"><text:s/></text:span><text:span text:style-name="T1">of E</text:span></text:p>
          </draw:text-box>
        </draw:frame>
        <draw:frame draw:style-name="gr2" draw:text-style-name="P3" draw:layer="layout" svg:width="0.422cm" svg:height="0.497cm" svg:x="5.732cm" svg:y="1.758cm">
          <draw:text-box>
            <text:p text:style-name="P2"><text:span text:style-name="T1">l</text:span></text:p>
          </draw:text-box>
        </draw:frame>
        <draw:frame draw:style-name="gr2" draw:text-style-name="P3" draw:layer="layout" svg:width="0.497cm" svg:height="0.497cm" svg:x="5.855cm" svg:y="1.758cm">
          <draw:text-box>
            <text:p text:style-name="P2"><text:span text:style-name="T1">ec</text:span></text:p>
          </draw:text-box>
        </draw:frame>
        <draw:frame draw:style-name="gr2" draw:text-style-name="P3" draw:layer="layout" svg:width="0.422cm" svg:height="0.497cm" svg:x="6.227cm" svg:y="1.758cm">
          <draw:text-box>
            <text:p text:style-name="P2"><text:span text:style-name="T1">t</text:span></text:p>
          </draw:text-box>
        </draw:frame>
        <draw:frame draw:style-name="gr2" draw:text-style-name="P3" draw:layer="layout" svg:width="0.422cm" svg:height="0.497cm" svg:x="6.346cm" svg:y="1.758cm">
          <draw:text-box>
            <text:p text:style-name="P2"><text:span text:style-name="T1">r</text:span></text:p>
          </draw:text-box>
        </draw:frame>
        <draw:frame draw:style-name="gr2" draw:text-style-name="P3" draw:layer="layout" svg:width="0.422cm" svg:height="0.497cm" svg:x="6.485cm" svg:y="1.758cm">
          <draw:text-box>
            <text:p text:style-name="P2"><text:span text:style-name="T1">i</text:span></text:p>
          </draw:text-box>
        </draw:frame>
        <draw:frame draw:style-name="gr2" draw:text-style-name="P3" draw:layer="layout" svg:width="0.422cm" svg:height="0.497cm" svg:x="6.604cm" svg:y="1.758cm">
          <draw:text-box>
            <text:p text:style-name="P2"><text:span text:style-name="T1">c</text:span></text:p>
          </draw:text-box>
        </draw:frame>
        <draw:frame draw:style-name="gr2" draw:text-style-name="P3" draw:layer="layout" svg:width="0.422cm" svg:height="0.497cm" svg:x="6.794cm" svg:y="1.758cm">
          <draw:text-box>
            <text:p text:style-name="P2"><text:span text:style-name="T1">it</text:span></text:p>
          </draw:text-box>
        </draw:frame>
        <draw:path draw:style-name="gr3" draw:text-style-name="P4" draw:layer="layout" svg:width="0.153cm" svg:height="0.246cm" svg:x="10.718cm" svg:y="25.844cm" svg:viewBox="0 0 154 247" svg:d="M154 234c0 4 0 4 0 8v5h-6-135c-4 0-4 0-8 0-5 0-5-5-5-5 0-4 0-4 0-8v-4c0-5 0-5 0-9 5 0 5 0 5-4l4-4 46-51c13-9 22-21 26-30 8-8 12-17 17-25 4-9 4-17 8-21 0-5 0-13 0-17 0-5 0-13-4-17 0-4-4-9-4-13-5-4-9-4-13-8-8 0-13-5-17-5-8 0-17 5-21 5-9 4-13 4-17 8-4 0-9 4-13 4-4 5-4 5-8 5l-4-5v-4-4c0-4 0-4 0-4 0-5 0-5 0-5 0-4 0-4 4-4v-4c4 0 4 0 8-4 4-5 9-5 17-9 4 0 9-5 17-5 9 0 13 0 21 0 13 0 21 0 30 5 8 0 17 9 25 13 5 4 9 13 13 21 0 9 4 17 4 25 0 5 0 13-4 22 0 8-4 17-8 25-5 9-9 21-17 30-9 12-22 25-34 38l-43 42h110c6 0 6 0 6 4v5z">
          <text:p/>
        </draw:path>
        <draw:path draw:style-name="gr3" draw:text-style-name="P4" draw:layer="layout" svg:width="0.165cm" svg:height="0.254cm" svg:x="3.187cm" svg:y="2.836cm" svg:viewBox="0 0 166 255" svg:d="M166 115c0 13-4 21-4 34s-4 21-4 30c-4 12-9 21-13 29-4 9-13 17-21 26-8 4-17 8-25 12-13 5-26 9-39 9-4 0-12-4-16-4-5 0-9 0-14 0-4-5-9-5-13-5l-4-4-4-4c0 0 0-4 0-9 0-4 0-4 0-4 0-4 0-4 0-4 0-4 4-4 4-4 4 0 4 0 8 0 0 4 5 4 9 4 5 0 9 4 14 4 4 0 12 0 16 0 13 0 26 0 34-4 9-9 17-13 22-21 4-9 8-17 12-26 0-12 4-25 4-33-8 4-16 4-25 8-8 4-21 4-30 4-17 0-25 0-38-4-9-4-18-8-22-17-4-4-8-13-13-21 0-9-4-21-4-31 0-12 4-21 4-29 5-13 9-22 17-30 9-4 18-13 27-17 12-4 21-4 38-4 8 0 17 0 25 4 9 0 17 4 21 9 9 4 13 12 17 16 5 9 5 17 9 26 4 8 4 17 4 29 4 10 4 23 4 31zM132 111c0-13 0-31-4-39 0-13-4-21-8-30-4-4-9-8-17-13-4-4-13-4-21-4-9 0-13 0-22 4-4 5-8 9-12 13s-9 9-9 17c-4 4-4 13-4 17 0 8 0 18 4 22 0 9 5 13 9 17 0 4 8 9 12 9 5 4 13 4 22 4 8 0 17 0 25-4 9-5 17-5 25-13z">
          <text:p/>
        </draw:path>
        <draw:path draw:style-name="gr3" draw:text-style-name="P4" draw:layer="layout" svg:width="0.042cm" svg:height="0.043cm" svg:x="3.399cm" svg:y="3.043cm" svg:viewBox="0 0 43 44" svg:d="M43 22c0 9 0 13-4 17-4 5-8 5-18 5-8 0-13 0-13-5-4-4-8-8-8-17 0-8 4-17 8-17 0-5 9-5 13-5 10 0 14 0 18 5 4 0 4 9 4 17z">
          <text:p/>
        </draw:path>
        <draw:frame draw:style-name="gr2" draw:text-style-name="P3" draw:layer="layout" svg:width="0.422cm" svg:height="0.497cm" svg:x="7.031cm" svg:y="1.758cm">
          <draw:text-box>
            <text:p text:style-name="P2"><text:span text:style-name="T1">y </text:span></text:p>
          </draw:text-box>
        </draw:frame>
        <draw:path draw:style-name="gr3" draw:text-style-name="P4" draw:layer="layout" svg:width="0.191cm" svg:height="0.246cm" svg:x="3.839cm" svg:y="2.84cm" svg:viewBox="0 0 192 247" svg:d="M192 119c0 21-5 38-9 55s-13 29-21 38c-13 13-25 22-42 26-13 4-30 9-51 9h-56c0 0-4-5-9-5 0-4-4-4-4-8v-221c0-4 4-9 4-13 5 0 9 0 9 0h56c21 0 42 0 55 4 17 9 30 17 38 26 8 12 17 21 21 38 4 12 9 29 9 51zM158 119c0-13 0-26-4-39-5-8-9-21-17-29-9-9-17-13-26-17-12-4-25-9-42-9h-35v191h35c17 0 30 0 38-4 13-5 21-13 30-17 8-9 12-21 17-34 4-13 4-25 4-42z">
          <text:p/>
        </draw:path>
        <draw:path draw:style-name="gr3" draw:text-style-name="P4" draw:layer="layout" svg:width="0.156cm" svg:height="0.191cm" svg:x="4.068cm" svg:y="2.899cm" svg:viewBox="0 0 157 192" svg:d="M157 90c0 4 0 9-4 9 0 4-4 4-8 4h-111c0 8 0 17 0 25 4 9 4 13 12 17 5 9 9 13 17 13 5 4 14 4 27 4 8 0 12 0 21 0 4 0 12-4 17-4 4 0 8-4 8-4 4 0 9-5 9-5l4 5v4 4c0 4 0 4 0 4 0 5 0 5 0 5v4h-4c0 0 0 4-5 4-4 0-8 4-12 4-5 0-13 5-21 5-5 0-13 4-22 4-12 0-26-4-39-9-8-4-17-8-25-17-9-8-13-17-17-29-4-13-4-26-4-43 0-12 0-25 4-38s8-22 17-30c8-9 17-13 25-17 13-4 22-9 35-9s26 5 34 9c13 4 17 8 25 17 5 4 9 12 13 26 4 9 4 21 4 30zM128 78c0-17-5-30-13-40-8-8-21-12-34-12-8 0-18 0-22 4s-8 8-13 13c-4 5-8 9-12 18 0 4 0 12 0 17z">
          <text:p/>
        </draw:path>
        <draw:path draw:style-name="gr3" draw:text-style-name="P4" draw:layer="layout" svg:width="0.11cm" svg:height="0.229cm" svg:x="4.25cm" svg:y="2.857cm" svg:viewBox="0 0 111 230" svg:d="M111 212c0 0 0 4 0 8v5c-4 0-4 0-4 0-5 5-9 5-9 5-5 0-5 0-9 0-5 0-5 0-9 0-8 0-17 0-25 0-4-5-9-10-13-14s-8-9-8-17c-5-8-5-17-5-25v-102h-25l-4-4c0 0 0-4 0-9 0-4 0-4 0-4 0-4 0-4 0-4 0-4 4-4 4-4h25v-43c0 0 0-4 5-4h4c0 0 4 0 8 0 0 0 5 0 9 0h4v4 43h48c4 0 4 0 4 4v4 4c0 5 0 9 0 9 0 4-4 4-4 4h-48v97c0 9 4 22 9 26 4 4 8 8 16 8 5 0 5 0 9 0 5 0 5 0 5-4 4 0 4 0 4 0 5 0 5 0 5 0h4c0 4 0 4 0 4 0 4 0 4 0 9z">
          <text:p/>
        </draw:path>
        <draw:path draw:style-name="gr3" draw:text-style-name="P4" draw:layer="layout" svg:width="0.157cm" svg:height="0.191cm" svg:x="4.389cm" svg:y="2.899cm" svg:viewBox="0 0 158 192" svg:d="M158 90c0 4 0 9-4 9 0 4-4 4-9 4h-111c0 8 0 17 0 25 5 9 5 13 13 17 4 9 8 13 18 13 4 4 13 4 25 4 9 0 13 0 22 0 4 0 12-4 16-4 5 0 9-4 9-4 4 0 8-5 8-5l5 5v4 4c0 4 0 4 0 4 0 5 0 5 0 5v4h-5c0 0 0 4-4 4s-8 4-13 4c-4 0-12 5-21 5-4 0-12 4-21 4-13 0-25-4-39-9-8-4-17-8-25-17-9-8-13-17-17-29-5-13-5-26-5-43 0-12 0-25 5-38 4-13 8-22 17-30 8-9 17-13 25-17 14-4 22-9 35-9s25 5 34 9c12 4 17 8 25 17 4 4 9 12 13 26 4 9 4 21 4 30zM128 78c0-17-4-30-12-40-9-8-21-12-34-12-9 0-17 0-21 4-6 4-10 8-14 13s-8 9-13 18c0 4 0 12 0 17z">
          <text:p/>
        </draw:path>
        <draw:path draw:style-name="gr3" draw:text-style-name="P4" draw:layer="layout" svg:width="0.101cm" svg:height="0.187cm" svg:x="4.593cm" svg:y="2.899cm" svg:viewBox="0 0 102 188" svg:d="M102 22v4c0 4 0 4 0 4 0 4-4 4-4 4h-4-4c-5 0-5-4-9-4h-4c-4 0-9 0-13 4 0 0-4 0-8 4-5 5-9 9-9 13-4 4-8 9-12 17v115c-5 0-5 0-5 5h-4c-4 0-4 0-8 0-5 0-5 0-9 0h-4c0-5 0-5-5-5v-174-4c5 0 5 0 5 0h4c0 0 4 0 9 0h4c4 0 4 0 4 0 4 0 4 0 4 0 0 4 0 4 0 4v25c5-8 9-12 13-17 4-4 8-8 13-8 4-4 8-4 8-9 4 0 9 0 13 0h4c4 0 4 0 9 0 0 5 4 5 4 5 4 0 4 0 4 0l4 4v4c0 4 0 4 0 9z">
          <text:p/>
        </draw:path>
        <draw:path draw:style-name="gr3" draw:text-style-name="P4" draw:layer="layout" svg:width="0.254cm" svg:height="0.187cm" svg:x="4.728cm" svg:y="2.899cm" svg:viewBox="0 0 255 188" svg:d="M255 183v5c-4 0-4 0-8 0h-5c-4 0-8 0-8 0-4 0-4 0-4 0-5-5-4-5-4-5v-106c0-9 0-13-6-22 0-4 0-8-4-12-4-5-4-9-8-13-9 0-13 0-17 0-9 0-17 0-22 4-8 9-16 17-25 26v123l-4 5h-4c0 0-5 0-9 0h-4c-4 0-4 0-9 0 0-5 0-5 0-5v-106c0-9 0-13-4-22 0-4-4-8-4-12-4-5-8-9-13-13-4 0-8 0-12 0-9 0-17 0-26 4-4 9-13 17-21 26v123c0 0-4 0-4 5h-4c-5 0-5 0-9 0s-4 0-8 0h-5c0-5 0-5 0-5-4 0-4 0-4 0v-174l4-4h5c4 0 4 0 8 0h4c5 0 5 0 5 0 4 0 4 0 4 0 0 4 0 4 0 4v21c8-8 21-17 29-21 9-4 17-9 26-9 8 0 13 0 21 5 4 0 8 4 13 4 4 4 8 8 12 13 5 4 5 8 9 12 4-4 8-12 13-17 8-4 12-4 16-8 5-4 9-4 13-4 4-5 9-5 13-5 13 0 21 5 31 5 8 4 12 12 16 17 5 8 9 12 13 21 0 12 0 21 0 29z">
          <text:p/>
        </draw:path>
        <draw:path draw:style-name="gr3" draw:text-style-name="P4" draw:layer="layout" svg:width="0.042cm" svg:height="0.254cm" svg:x="5.037cm" svg:y="2.832cm" svg:viewBox="0 0 43 255" svg:d="M39 250c-4 0-4 0-4 5h-4c-4 0-4 0-10 0-4 0-4 0-8 0h-4c0-5 0-5 0-5-5 0-5 0-5 0v-174h5c0-4 0-4 0-4h4c4 0 4 0 8 0 6 0 6 0 10 0h4l4 4zM43 17c0 8-4 12-4 16-4 5-8 5-18 5-8 0-12 0-17-5 0-4-4-8-4-12 0-9 4-13 4-17 5-4 9-4 17-4 10 0 14 0 18 4 0 4 4 8 4 13z">
          <text:p/>
        </draw:path>
        <draw:path draw:style-name="gr3" draw:text-style-name="P4" draw:layer="layout" svg:width="0.143cm" svg:height="0.187cm" svg:x="5.135cm" svg:y="2.899cm" svg:viewBox="0 0 144 188" svg:d="M144 183v5c-4 0-4 0-8 0h-4c-4 0-9 0-9 0-4 0-4 0-4 0-4-5-4-5-4-5v-102c0-9 0-17-4-26 0-4 0-8-5-12-4-5-8-9-12-13-5 0-10 0-18 0-9 0-13 0-21 4-9 9-17 17-26 26v123c0 0-4 0-4 5h-4c0 0-5 0-9 0s-4 0-8 0h-4c0-5 0-5 0-5v-174-4h4c4 0 4 0 8 0s4 0 9 0h4c0 4 0 4 0 4v21c8-8 21-17 30-21 8-4 21-9 29-9 14 0 22 5 31 5 8 4 13 12 17 17 4 8 8 12 12 21 0 12 0 21 0 34z">
          <text:p/>
        </draw:path>
        <draw:path draw:style-name="gr3" draw:text-style-name="P4" draw:layer="layout" svg:width="0.156cm" svg:height="0.191cm" svg:x="5.321cm" svg:y="2.899cm" svg:viewBox="0 0 157 192" svg:d="M157 90c0 4 0 9-4 9-4 4-4 4-8 4h-116c0 8 5 17 5 25 4 9 4 13 8 17 4 9 13 13 17 13 10 4 18 4 31 4 8 0 12 0 21 0 4 0 13-4 17-4s8-4 8-4c4 0 9-5 9-5v5c4 0 4 0 4 0v4 4c0 4 0 4 0 4 0 5 0 5 0 5v4h-4c0 0 0 4-5 4-4 0-8 4-12 4-9 0-13 5-21 5-5 0-13 4-22 4-12 0-26-4-39-9-8-4-17-8-25-17-9-8-13-17-17-29-4-13-4-26-4-43 0-12 0-25 4-38s8-22 17-30c8-9 17-13 25-17 9-4 23-9 35-9 13 0 26 5 34 9 9 4 17 8 25 17 5 4 9 12 13 26 4 9 4 21 4 30zM124 78c0-17 0-30-9-40-8-8-21-12-34-12-8 0-17 0-22 4-4 4-13 8-17 13 0 5-4 9-8 18 0 4 0 12-5 17z">
          <text:p/>
        </draw:path>
        <draw:path draw:style-name="gr3" draw:text-style-name="P4" draw:layer="layout" svg:width="0.11cm" svg:height="0.229cm" svg:x="5.592cm" svg:y="2.857cm" svg:viewBox="0 0 111 230" svg:d="M111 212c0 0 0 4 0 8v5c-4 0-4 0-9 0 0 5-4 5-4 5-4 0-4 0-8 0-5 0-9 0-9 0-9 0-18 0-26 0-4-5-9-10-13-14s-8-9-8-17c-5-8-5-17-5-25v-102h-25l-4-4c0 0 0-4 0-9 0-4 0-4 0-4 0-4 0-4 0-4 0-4 4-4 4-4h25v-43c0 0 0-4 5-4h4c0 0 4 0 8 0 0 0 5 0 9 0h4v4 43h48c4 0 4 0 4 4v4 4c0 5 0 9 0 9 0 4-4 4-4 4h-48v97c0 9 4 22 8 26 0 4 10 8 18 8 5 0 5 0 9 0 0 0 4 0 4-4 4 0 4 0 4 0 5 0 5 0 5 0h4c0 4 0 4 0 4 0 4 0 4 0 9z">
          <text:p/>
        </draw:path>
        <draw:path draw:style-name="gr3" draw:text-style-name="P4" draw:layer="layout" svg:width="0.148cm" svg:height="0.267cm" svg:x="5.744cm" svg:y="2.819cm" svg:viewBox="0 0 149 268" svg:d="M149 263c0 0-4 0-4 5h-4c0 0-4 0-9 0-4 0-4 0-8 0h-4c0-5 0-5 0-5h-5v-102c0-9 0-17 0-26 0-4-4-8-8-12 0-5-4-9-9-13-5 0-13 0-17 0-9 0-17 0-26 4-8 9-13 17-25 26v123 5c-4 0-4 0-4 0-5 0-9 0-9 0-4 0-8 0-8 0-5 0-5 0-5 0 0-5-4-5-4-5v-255c0-4 0-4 0-4 0 0 4 0 4-4h5c0 0 4 0 8 0 0 0 4 0 9 0h4c0 4 0 4 0 4v4 102c12-13 21-17 29-21 9-4 17-9 26-9 13 0 22 5 30 5 9 4 17 12 22 17 4 8 8 12 8 21 4 12 4 21 4 34z">
          <text:p/>
        </draw:path>
        <draw:path draw:style-name="gr3" draw:text-style-name="P4" draw:layer="layout" svg:width="0.156cm" svg:height="0.191cm" svg:x="5.939cm" svg:y="2.899cm" svg:viewBox="0 0 157 192" svg:d="M157 90c0 4 0 9-4 9-4 4-4 4-8 4h-116c0 8 5 17 5 25 4 9 4 13 8 17 4 9 13 13 17 13 10 4 18 4 31 4 8 0 12 0 21 0 4 0 13-4 17-4s8-4 8-4c5 0 9-5 9-5v5c4 0 4 0 4 0v4 4c0 4 0 4 0 4 0 5 0 5 0 5v4h-4c0 0 0 4-4 4-5 0-9 4-13 4-9 0-13 5-21 5-5 0-13 4-21 4-13 0-27-4-40-9-8-4-17-8-25-17-8-8-13-17-17-29-4-13-4-26-4-43 0-12 0-25 4-38s9-22 17-30c8-9 17-13 25-17 9-4 23-9 35-9 13 0 26 5 34 9 9 4 17 8 26 17 4 4 8 12 12 26 4 9 4 21 4 30zM124 78c0-17 0-30-9-40-8-8-21-12-34-12-8 0-18 0-22 4s-13 8-17 13c0 5-4 9-8 18 0 4 0 12-5 17z">
          <text:p/>
        </draw:path>
        <draw:path draw:style-name="gr3" draw:text-style-name="P4" draw:layer="layout" svg:width="0.254cm" svg:height="0.187cm" svg:x="6.227cm" svg:y="2.899cm" svg:viewBox="0 0 255 188" svg:d="M255 183l-4 5h-6c0 0-4 0-8 0 0 0-4 0-9 0h-4c0-5 0-5 0-5v-106c0-9-4-13-4-22 0-4-4-8-4-12-5-5-9-9-13-13-4 0-9 0-13 0-8 0-17 0-25 4-4 9-13 17-21 26v123c-5 0-5 0-5 5h-4c-4 0-4 0-8 0s-4 0-9 0h-4c0-5 0-5-4-5v-106c0-9 0-13 0-22-4-4-4-8-9-12 0-5-4-9-8-13-4 0-9 0-17 0-4 0-13 0-21 4-9 9-13 17-26 26v123 5c-4 0-4 0-4 0-4 0-8 0-8 0-5 0-9 0-9 0-4 0-4 0-4 0-4-5-4-5-4-5v-174-4h4 4 4c5 0 9 0 9 0h4 4c0 4 0 4 0 4v21c9-8 17-17 26-21 8-4 21-9 29-9 9 0 13 0 17 5 9 0 13 4 17 4 5 4 9 8 13 13 0 4 4 8 4 12 9-4 13-12 17-17 4-4 13-4 17-8s9-4 13-4c4-5 8-5 12-5 13 0 22 5 30 5 4 4 13 12 17 17 4 8 10 12 10 21 4 12 4 21 4 29z">
          <text:p/>
        </draw:path>
        <draw:path draw:style-name="gr3" draw:text-style-name="P4" draw:layer="layout" svg:width="0.038cm" svg:height="0.254cm" svg:x="6.536cm" svg:y="2.832cm" svg:viewBox="0 0 39 255" svg:d="M39 250h-4v5h-5c-4 0-4 0-8 0-5 0-5 0-10 0h-4c0-5-4-5-4-5v-174c0-4 4-4 4-4h4c5 0 5 0 10 0 4 0 4 0 8 0h5v4c4 0 4 0 4 0zM39 17c0 8 0 12-4 16 0 5-5 5-13 5-10 0-14 0-18-5 0-4-4-8-4-12 0-9 4-13 4-17 4-4 8-4 18-4 8 0 13 0 17 4 0 4 0 8 0 13z">
          <text:p/>
        </draw:path>
        <draw:path draw:style-name="gr3" draw:text-style-name="P4" draw:layer="layout" svg:width="0.148cm" svg:height="0.187cm" svg:x="6.629cm" svg:y="2.899cm" svg:viewBox="0 0 149 188" svg:d="M149 183l-4 5h-4c0 0-5 0-9 0h-4c-4 0-4 0-4 0-5-5-5-5-5-5v-102c0-9 0-17-4-26 0-4-4-8-4-12-4-5-9-9-14-13-4 0-8 0-17 0-8 0-17 0-21 4-8 9-17 17-25 26v123c-4 0-4 0-4 5h-5c-4 0-4 0-8 0s-4 0-9 0h-4c0-5 0-5 0-5-4 0-4 0-4 0v-174-4c4 0 4 0 4 0h4c0 0 5 0 9 0h4c4 0 4 0 4 0 5 0 5 0 5 0 0 4 0 4 0 4v21c8-8 21-17 29-21 9-4 17-9 30-9 8 0 22 5 30 5 5 4 13 12 17 17 5 8 9 12 9 21 4 12 4 21 4 34z">
          <text:p/>
        </draw:path>
        <draw:path draw:style-name="gr3" draw:text-style-name="P4" draw:layer="layout" svg:width="0.038cm" svg:height="0.254cm" svg:x="6.828cm" svg:y="2.832cm" svg:viewBox="0 0 39 255" svg:d="M39 250h-4v5h-6c-4 0-4 0-8 0s-4 0-8 0h-5c0-5-4-5-4-5v-174c0-4 4-4 4-4h5c4 0 4 0 8 0s4 0 8 0h6v4c4 0 4 0 4 0zM39 17c0 8 0 12-4 16 0 5-6 5-14 5s-13 0-17-5c0-4-4-8-4-12 0-9 4-13 4-17 4-4 9-4 17-4s14 0 18 4c0 4 0 8 0 13z">
          <text:p/>
        </draw:path>
        <draw:path draw:style-name="gr3" draw:text-style-name="P4" draw:layer="layout" svg:width="0.254cm" svg:height="0.187cm" svg:x="6.917cm" svg:y="2.899cm" svg:viewBox="0 0 255 188" svg:d="M255 183l-4 5h-5c0 0-4 0-8 0h-4c-5 0-5 0-9 0 0-5 0-5 0-5v-106c0-9 0-13-4-22 0-4-4-8-4-12-5-5-9-9-13-13-4 0-8 0-13 0-8 0-17 0-21 4-8 9-17 17-25 26v123c0 0-5 0-5 5h-4c-4 0-4 0-8 0s-4 0-9 0h-4c0-5 0-5 0-5-4 0-4 0-4 0v-106c0-9 0-13 0-22 0-4-4-8-9-12 0-5-4-9-8-13-4 0-9 0-17 0-4 0-14 0-22 4-9 9-13 17-21 26v123h-5v5h-4c-4 0-4 0-8 0-5 0-5 0-9 0h-4c0-5-4-5-4-5v-174-4h4 4c0 0 4 0 9 0h4c4 0 4 0 4 0h4c0 4 0 4 0 4v21c9-8 17-17 26-21 14-4 22-9 30-9 9 0 13 0 17 5 9 0 13 4 17 4 5 4 9 8 13 13 0 4 4 8 4 12 9-4 13-12 17-17 4-4 13-4 17-8s9-4 13-4c4-5 8-5 13-5 12 0 21 5 29 5 9 4 13 12 17 17 4 8 9 12 9 21 4 12 4 21 4 29z">
          <text:p/>
        </draw:path>
        <draw:path draw:style-name="gr3" draw:text-style-name="P4" draw:layer="layout" svg:width="0.148cm" svg:height="0.186cm" svg:x="7.23cm" svg:y="2.904cm" svg:viewBox="0 0 149 187" svg:d="M149 178c-4 0-4 0-4 5h-4c-4 0-4 0-9 0h-4c-4 0-4 0-4 0-4-5-4-5-4-5v-26c-9 14-22 22-31 26-9 5-17 9-30 9-8 0-21-4-29-9-5-4-13-8-17-12-4-10-9-18-9-27-4-8-4-17-4-29v-106-4h4 5c0 0 4 0 8 0h4c4 0 4 0 4 0 5 0 5 0 5 0 0 4 0 4 0 4v101c0 9 0 17 4 22 0 8 4 12 4 17 4 4 9 8 13 8 4 4 8 4 17 4 8 0 17-4 21-8 9-4 18-13 26-26v-118-4h5 4c4 0 4 0 8 0 5 0 5 0 9 0h4c4 4 4 4 4 4z">
          <text:p/>
        </draw:path>
        <draw:path draw:style-name="gr3" draw:text-style-name="P4" draw:layer="layout" svg:width="0.254cm" svg:height="0.187cm" svg:x="7.429cm" svg:y="2.899cm" svg:viewBox="0 0 255 188" svg:d="M255 183l-4 5h-4c0 0-5 0-9 0 0 0-4 0-8 0h-5c0-5 0-5 0-5v-106c0-9-4-13-4-22 0-4-4-8-4-12-4-5-9-9-13-13-4 0-8 0-13 0-8 0-16 0-25 4-4 9-13 17-21 26v123c-4 0-4 0-4 5h-5c-4 0-4 0-8 0s-4 0-8 0h-5c0-5 0-5-4-5v-106c0-9 0-13 0-22-4-4-4-8-8-12 0-5-5-9-9-13-4 0-8 0-17 0-4 0-14 0-22 4-8 9-13 17-25 26v123 5c-5 0-5 0-5 0-4 0-8 0-8 0-4 0-9 0-9 0-4 0-4 0-4 0-4-5-4-5-4-5v-174-4h4 4 5c4 0 8 0 8 0h4 5c0 4 0 4 0 4v21c8-8 17-17 25-21s22-9 31-9c8 0 12 0 17 5 8 0 12 4 17 4 4 4 8 8 12 13 0 4 4 8 4 12 9-4 13-12 17-17 5-4 13-4 17-8 5-4 9-4 13-4 4-5 8-5 13-5 12 0 21 5 29 5 5 4 13 12 17 17 5 8 9 12 9 21 4 12 4 21 4 29z">
          <text:p/>
        </draw:path>
        <draw:path draw:style-name="gr3" draw:text-style-name="P4" draw:layer="layout" svg:width="0.03cm" svg:height="0.267cm" svg:x="7.831cm" svg:y="2.819cm" svg:viewBox="0 0 31 268" svg:d="M31 263l-4 5h-5c0 0-4 0-9 0h-4c-5 0-5 0-9 0 0-5 0-5 0-5v-255c0-4 0-4 0-4v-4c4 0 4 0 9 0h4c5 0 9 0 9 0 5 0 5 0 5 0 4 4 4 4 4 4v4z">
          <text:p/>
        </draw:path>
        <draw:path draw:style-name="gr3" draw:text-style-name="P4" draw:layer="layout" svg:width="0.174cm" svg:height="0.191cm" svg:x="7.903cm" svg:y="2.899cm" svg:viewBox="0 0 175 192" svg:d="M175 94c0 13-5 26-9 39-4 12-8 21-17 29-4 9-18 17-26 21-13 5-26 9-38 9-13 0-26-4-38-9-9-4-17-8-26-17-8-8-12-16-17-29 0-13-4-26-4-38 0-17 4-30 4-38 5-13 13-27 17-35 9-9 17-13 30-17 8-4 21-9 38-9 13 0 25 5 34 9 13 4 22 8 31 17 4 8 8 17 12 30 4 9 9 22 9 38zM140 94c0-8 0-16-4-25 0-8-5-13-9-21-4-5-8-14-17-14-4-4-13-8-25-8-9 0-17 4-21 4-9 4-13 8-17 18-5 4-9 13-9 21-4 9-4 17-4 25 0 9 0 17 0 26 4 8 8 17 13 25 0 5 8 9 12 13 9 4 17 4 26 4 8 0 17 0 25-4 4-4 13-8 17-13 4-8 9-12 9-21 0-8 4-17 4-30z">
          <text:p/>
        </draw:path>
        <draw:path draw:style-name="gr3" draw:text-style-name="P4" draw:layer="layout" svg:width="0.14cm" svg:height="0.191cm" svg:x="8.106cm" svg:y="2.899cm" svg:viewBox="0 0 141 192" svg:d="M141 183c0 5 0 5-4 5 0 0-4 0-9 0-4 0-4 0-8 0l-4-5v-17c-9 5-17 13-26 17-8 5-17 9-29 9-9 0-17-4-26-4-4-5-14-9-18-13s-8-9-12-17c0-4-5-13-5-21 0-9 5-17 9-26 4-4 8-12 18-17 4-4 12-8 25-8 13-4 21-4 38-4h21v-13c0-8 0-13 0-21-4-5-4-10-8-10-4-4-9-8-13-8-4-4-8-4-17-4-8 0-17 0-21 4-8 0-13 4-17 4-4 4-8 4-14 9h-4c-4 0-4 0-4 0-4-5-4-5-4-5 0-4 0-4 0-8v-4c0-4 4-4 4-9 4 0 4 0 8-4 6 0 10-4 18-4 5-4 9-4 17-4 5-5 13-5 17-5 13 0 26 0 34 5 9 4 17 8 21 12 5 5 9 13 13 21 0 10 0 18 0 27zM111 103h-25c-8 0-17 0-25 4-5 0-9 0-13 4-4 5-9 9-9 13-4 4-4 9-4 13 0 8 4 17 9 21 4 4 12 8 21 8 8 0 17-4 25-8 9-4 13-8 21-17z">
          <text:p/>
        </draw:path>
        <draw:path draw:style-name="gr3" draw:text-style-name="P4" draw:layer="layout" svg:width="0.16cm" svg:height="0.271cm" svg:x="8.293cm" svg:y="2.819cm" svg:viewBox="0 0 161 272" svg:d="M161 263c-4 0-4 0-4 5h-4c0 0-4 0-8 0h-5c-4 0-4 0-4 0 0-5-4-5-4-5v-25c-9 13-17 17-31 25-8 5-17 9-29 9-13 0-26-4-34-9-9-4-13-12-21-21-5-8-9-17-13-29 0-9-4-22-4-34 0-17 4-30 8-43 0-8 4-21 13-29 4-9 12-13 21-17 13-4 21-9 34-9 8 0 17 5 25 9 10 4 18 8 27 17v-99c0-4 0-4 0-4h4l4-4c4 0 4 0 9 0 4 0 4 0 8 0l4 4c4 0 4 0 4 4zM128 141c-9-9-17-17-27-26-4-4-13-8-21-8s-17 4-21 8c-9 4-13 9-13 13-4 8-8 13-8 21-5 9-5 17-5 25 0 9 0 17 5 26 0 8 0 17 4 21 4 9 8 13 13 17 8 4 12 4 21 4 4 0 8 0 12 0 5 0 9-4 13-8 4 0 10-4 14-9 4-4 8-8 13-17z">
          <text:p/>
        </draw:path>
        <draw:path draw:style-name="gr3" draw:text-style-name="P4" draw:layer="layout" svg:width="0.098cm" svg:height="0.187cm" svg:x="8.597cm" svg:y="2.899cm" svg:viewBox="0 0 99 188" svg:d="M99 22v4c0 4 0 4 0 4 0 4 0 4 0 4h-4-5-4l-5-4c-4 0-4 0-9 0-4 0-4 0-8 4-4 0-9 0-9 4-4 5-8 9-12 13s-9 9-13 17v115l-4 5h-4c0 0-5 0-9 0h-4c-4 0-4 0-4 0-5-5-5-5-5-5v-174-4c5 0 5 0 5 0 4 0 4 0 8 0s4 0 9 0h4c0 4 0 4 0 4v25c8-8 13-12 17-17 4-4 4-8 8-8 4-4 9-4 13-9 4 0 8 0 13 0h4 5c4 5 4 5 9 5h4v4 4c0 4 0 4 0 9z">
          <text:p/>
        </draw:path>
        <draw:path draw:style-name="gr3" draw:text-style-name="P4" draw:layer="layout" svg:width="0.157cm" svg:height="0.191cm" svg:x="8.72cm" svg:y="2.899cm" svg:viewBox="0 0 158 192" svg:d="M158 90c0 4 0 9-4 9 0 4-5 4-9 4h-111c0 8 0 17 4 25 0 9 4 13 9 17 4 9 8 13 17 13 8 4 17 4 25 4 10 0 18 0 22 0 9 0 13-4 17-4s9-4 13-4 4-5 4-5c4 0 4 0 4 5l5 4v4c0 4 0 4 0 4 0 5 0 5 0 5-5 0-5 4-5 4 0 0-4 4-8 4 0 0-4 4-13 4-4 0-13 5-17 5-8 0-18 4-26 4-13 0-26-4-34-9-13-4-21-8-30-17-4-8-12-17-17-29 0-13-4-26-4-43 0-12 4-25 9-38 0-13 8-22 12-30 9-9 17-13 30-17 8-4 21-9 34-9 14 0 22 5 35 9 8 4 17 8 21 17 8 4 13 12 13 26 4 9 4 21 4 30zM128 78c0-17-4-30-13-40-4-8-16-12-34-12-9 0-13 0-22 4-4 4-8 8-12 13-5 5-9 9-9 18-4 4-4 12-4 17z">
          <text:p/>
        </draw:path>
        <draw:path draw:style-name="gr3" draw:text-style-name="P4" draw:layer="layout" svg:width="0.118cm" svg:height="0.191cm" svg:x="8.915cm" svg:y="2.899cm" svg:viewBox="0 0 119 192" svg:d="M119 137c0 8 0 13-4 21-5 8-9 13-13 17-9 4-13 8-22 13-8 0-17 4-29 4-5 0-9-4-17-4-4 0-9 0-13-5-4 0-8 0-13-4-4 0-4 0-4-4-4 0-4 0-4-4 0-5 0-5 0-9s0-4 0-8v-4h4 4c5 4 9 4 13 8 4 0 9 4 13 4s12 4 21 4c4 0 8-4 13-4 4 0 8 0 12-4 0-4 5-4 5-8 4-5 4-9 4-13s0-9-4-13c-5-4-5-4-9-8-4 0-8-5-13-5-8-4-12-4-17-8-4 0-12-4-16-9-5 0-9-4-13-8s-9-8-9-13c-4-8-4-12-4-21s0-14 4-18c0-8 5-12 9-17 8-4 13-8 21-12 8-5 17-5 25-5 5 0 13 0 17 0 5 5 9 5 13 5 0 0 4 4 9 4 0 0 4 0 4 4h4c0 4 0 4 0 4v5 4c0 4 0 4 0 4 0 4 0 4 0 4 0 4 0 4 0 4-4 0-4 0-4 0 0 0-4 0-4-4-5 0-5 0-9-4-4 0-8 0-13-4-4 0-8 0-17 0-4 0-8 0-12 0-5 4-9 4-9 4-4 4-4 8-8 8 0 5 0 10 0 14s0 9 4 13c0 0 4 4 8 8 5 0 9 5 13 5 4 4 13 4 17 8 4 0 13 4 17 8 4 0 9 5 13 9s9 8 9 13c4 4 4 12 4 21z">
          <text:p/>
        </draw:path>
        <draw:path draw:style-name="gr3" draw:text-style-name="P4" draw:layer="layout" svg:width="0.038cm" svg:height="0.254cm" svg:x="9.076cm" svg:y="2.832cm" svg:viewBox="0 0 39 255" svg:d="M35 250v5c-5 0-5 0-9 0h-5c-4 0-9 0-9 0-4 0-4 0-4 0-4-5-4-5-4-5v-174c0-4 0-4 4-4h4c0 0 5 0 9 0h5c4 0 4 0 9 0v4zM39 17c0 8 0 12-4 16-5 5-9 5-18 5-5 0-9 0-13-5-4-4-4-8-4-12 0-9 0-13 4-17s8-4 17-4c5 0 14 0 14 4 4 4 4 8 4 13z">
          <text:p/>
        </draw:path>
        <draw:path draw:style-name="gr3" draw:text-style-name="P4" draw:layer="layout" svg:width="0.119cm" svg:height="0.191cm" svg:x="9.156cm" svg:y="2.899cm" svg:viewBox="0 0 120 192" svg:d="M120 137c0 8 0 13-5 21-4 8-9 13-13 17s-13 8-21 13c-9 0-17 4-26 4-8 0-12-4-21-4-4 0-8 0-13-5-4 0-8 0-12-4 0 0-5 0-5-4-4 0-4 0-4-4 0-5 0-5 0-9s0-4 0-8v-4c4 0 4 0 4 0h5c4 4 8 4 12 8 5 0 9 4 13 4 9 0 13 4 21 4 4 0 9-4 13-4s8 0 13-4c0-4 4-4 4-8 4-5 4-9 4-13s0-9-4-13c0-4-4-4-9-8-4 0-8-5-12-5-9-4-13-4-17-8-4 0-13-4-17-9-4 0-9-4-13-8s-8-8-8-13c-5-8-5-12-5-21s0-14 5-18c0-8 4-12 8-17 9-4 13-8 21-12 9-5 17-5 30-5 4 0 8 0 13 0 4 5 8 5 12 5 5 0 5 4 9 4 0 0 4 0 4 4 5 0 5 0 5 0 0 4 0 4 0 4v5 4c0 4 0 4 0 4 0 4 0 4 0 4 0 4 0 4 0 4-5 0-5 0-5 0l-4-4c-4 0-4 0-9-4-4 0-8 0-12-4-5 0-9 0-17 0-5 0-9 0-13 0-4 4-8 4-8 4-5 4-5 8-9 8 0 5 0 10 0 14s0 9 4 13c0 0 5 4 9 8 4 0 8 5 12 5 9 4 13 4 17 8 5 0 13 4 17 8 5 0 9 5 13 9 5 4 9 8 14 13 0 4 0 12 0 21z">
          <text:p/>
        </draw:path>
        <draw:path draw:style-name="gr3" draw:text-style-name="P4" draw:layer="layout" svg:width="0.11cm" svg:height="0.229cm" svg:x="9.3cm" svg:y="2.857cm" svg:viewBox="0 0 111 230" svg:d="M111 212c0 0 0 4 0 8 0 0 0 5-4 5h-5c0 5-5 5-5 5-4 0-8 0-8 0-4 0-8 0-8 0-13 0-17 0-26 0-4-5-13-10-17-14 0-4-4-9-8-17 0-8 0-17 0-25v-102h-26c0 0-4 0-4-4 0 0 0-4 0-9 0-4 0-4 0-4 0-4 0-4 0-4 0-4 0-4 0-4 4 0 4 0 4 0h26v-43-4c4 0 4 0 8 0h4c5 0 9 0 9 0 4 0 4 0 4 0 4 0 4 4 4 4v43h48l4 4v4 4c0 5 0 9 0 9-4 4-4 4-4 4h-48v97c0 9 5 22 5 26 4 4 12 8 21 8 4 0 4 0 8 0 0 0 4 0 4-4 5 0 5 0 5 0h5c4 0 4 0 4 0 0 4 0 4 0 4 0 4 0 4 0 9z">
          <text:p/>
        </draw:path>
        <draw:path draw:style-name="gr3" draw:text-style-name="P4" draw:layer="layout" svg:width="0.14cm" svg:height="0.191cm" svg:x="9.44cm" svg:y="2.899cm" svg:viewBox="0 0 141 192" svg:d="M141 183c0 5-5 5-5 5-4 0-4 0-8 0s-4 0-9 0c0 0-4 0-4-5v-17c-8 5-17 13-25 17-10 5-18 9-31 9-8 0-17-4-25-4-5-5-13-9-17-13s-9-9-13-17c-4-4-4-13-4-21 0-9 4-17 4-26 4-4 13-12 17-17 8-4 17-8 30-8 8-4 21-4 34-4h26v-13c0-8 0-13-4-21 0-5 0-10-5-10-4-4-8-8-12-8-5-4-14-4-18-4-9 0-17 0-21 4-9 0-13 4-17 4-5 4-9 4-13 9-4 0-4 0-4 0-4 0-4 0-4 0h-5c0-5 0-5 0-5 0-4 0-4 0-8v-4c0-4 5-4 5-9 0 0 4 0 8-4 4 0 8-4 13-4 8-4 12-4 21-4 4-5 13-5 17-5 13 0 26 0 35 5 8 4 12 8 21 12 4 5 8 13 8 21 5 10 5 18 5 27zM111 103h-26c-9 0-17 0-26 4-4 0-8 0-13 4-4 5-8 9-12 13 0 4 0 9 0 13 0 8 0 17 8 21 4 4 13 8 21 8 9 0 17-4 27-8 4-4 12-8 21-17z">
          <text:p/>
        </draw:path>
        <draw:path draw:style-name="gr3" draw:text-style-name="P4" draw:layer="layout" svg:width="0.148cm" svg:height="0.187cm" svg:x="9.639cm" svg:y="2.899cm" svg:viewBox="0 0 149 188" svg:d="M149 183c-4 0-4 0-4 5h-4c-5 0-5 0-9 0s-4 0-8 0h-5c0-5 0-5-4-5v-102c0-9 0-17 0-26-4-4-4-8-8-12-5-5-5-9-13-13-4 0-9 0-13 0-8 0-17 0-25 4-10 9-18 17-27 26v123 5c-4 0-4 0-8 0h-4c-4 0-9 0-9 0-4 0-4 0-4 0-4-5-4-5-4-5v-174-4h4 4 5c4 0 4 0 8 0h4c4 4 4 4 4 4v21c9-8 17-17 27-21 13-4 21-9 29-9 13 0 22 5 30 5 9 4 13 12 17 17 9 8 9 12 13 21 0 12 4 21 4 34z">
          <text:p/>
        </draw:path>
        <draw:path draw:style-name="gr3" draw:text-style-name="P4" draw:layer="layout" svg:width="0.136cm" svg:height="0.191cm" svg:x="9.829cm" svg:y="2.899cm" svg:viewBox="0 0 137 192" svg:d="M137 154c0 4 0 4 0 8v4h-4c0 5 0 5 0 5-5 4-5 4-9 8-4 0-8 4-13 4-4 0-12 5-18 5-4 0-12 4-16 4-13 0-22-4-34-9-9-4-17-8-22-17-8-8-12-16-16-29-5-13-5-26-5-38 0-17 5-34 9-43 0-13 8-26 17-30 4-9 12-17 21-21 13 0 21-5 34-5 4 0 8 0 18 0 4 5 8 5 12 5 5 4 9 4 13 8 4 0 4 4 4 4 5 0 5 5 5 5l4 4v4 4c0 4 0 9-4 9 0 5 0 5-5 5 0 0-4 0-4-5-4 0-4-5-8-5-5-4-9-4-17-8-6 0-10-4-18-4-17 0-26 8-34 17-9 13-13 30-13 51 0 13 0 22 4 30 0 9 5 17 9 21 4 9 8 9 13 13 8 4 12 4 21 4 8 0 12 0 22-4 4 0 8-4 13-4 4-4 8-9 8-9 4-4 4-4 9-4 0 0 4 0 4 4v5z">
          <text:p/>
        </draw:path>
        <draw:path draw:style-name="gr3" draw:text-style-name="P4" draw:layer="layout" svg:width="0.157cm" svg:height="0.191cm" svg:x="9.99cm" svg:y="2.899cm" svg:viewBox="0 0 158 192" svg:d="M158 90c0 4 0 9 0 9-4 4-9 4-9 4h-115c0 8 0 17 4 25 0 9 4 13 9 17 4 9 8 13 17 13 8 4 18 4 26 4 9 0 17 0 21 0 9 0 13-4 17-4s9-4 13-4 4-5 4-5c4 0 4 0 4 5 5 0 5 4 5 4v4c0 4 0 4 0 4 0 5 0 5 0 5-5 0-5 4-5 4 0 0-4 4-8 4 0 0-4 4-13 4-4 0-8 5-17 5-8 0-17 4-25 4-13 0-27-4-35-9-13-4-21-8-30-17-4-8-12-17-17-29 0-13-4-26-4-43 0-12 4-25 9-38 0-13 8-22 12-30 9-9 17-13 30-17 8-4 22-9 35-9s21 5 34 9c8 4 17 8 21 17 8 4 13 12 13 26 4 9 4 21 4 30zM128 78c0-17-4-30-13-40-4-8-16-12-33-12-9 0-14 0-23 4-4 4-8 8-12 13-5 5-9 9-9 18-4 4-4 12-4 17z">
          <text:p/>
        </draw:path>
        <draw:path draw:style-name="gr3" draw:text-style-name="P4" draw:layer="layout" svg:width="0.169cm" svg:height="0.191cm" svg:x="10.27cm" svg:y="2.899cm" svg:viewBox="0 0 170 192" svg:d="M170 94c0 13 0 26-4 39-5 12-9 21-17 29-5 9-17 17-27 21-12 5-25 9-38 9-17 0-25-4-38-9-8-4-17-8-25-17-9-8-13-16-17-29s-4-26-4-38c0-17 0-30 4-38 4-13 8-27 17-35 8-9 17-13 29-17 9-4 22-9 38-9 13 0 26 5 34 9 14 4 22 8 31 17 4 8 8 17 13 30 4 9 4 22 4 38zM140 94c0-8-4-16-4-25 0-8-4-13-8-21-6-5-10-14-18-14-5-4-13-8-26-8-8 0-17 4-21 4-8 4-13 8-17 18-4 4-8 13-8 21-5 9-5 17-5 25 0 9 0 17 0 26 5 8 5 17 9 25 4 5 13 9 17 13 8 4 17 4 25 4 9 0 17 0 26-4 4-4 12-8 18-13 4-8 4-12 8-21 0-8 4-17 4-30z">
          <text:p/>
        </draw:path>
        <draw:path draw:style-name="gr3" draw:text-style-name="P4" draw:layer="layout" svg:width="0.114cm" svg:height="0.267cm" svg:x="10.469cm" svg:y="2.819cm" svg:viewBox="0 0 115 268" svg:d="M115 17c0 4 0 8 0 8v5h-4-5-4c0-5-4-5-8-5 0 0-5 0-9 0s-8 0-13 0c0 5-5 5-5 9-4 4-4 8-8 12 0 5 0 13 0 22v17h39 4v4c0 0 4 0 4 4v4c0 4 0 9-4 9 0 4 0 4-4 4h-39v153l-4 5h-5c0 0-4 0-8 0h-4c-5 0-5 0-5 0-4-5-4-5-4-5v-153h-25c0 0-4 0-4-4 0 0 0-5 0-9s0-4 0-4c0-4 0-4 0-4 0-4 0-4 0-4 4 0 4 0 4 0h25v-17c0-13 0-22 4-30 0-13 5-17 9-21 4-9 8-13 17-13 8-4 18-4 26-4 4 0 9 0 13 0s8 0 8 4c5 0 5 0 5 0l4 4v5z">
          <text:p/>
        </draw:path>
        <draw:path draw:style-name="gr3" draw:text-style-name="P4" draw:layer="layout" svg:width="0.14cm" svg:height="0.191cm" svg:x="10.684cm" svg:y="2.899cm" svg:viewBox="0 0 141 192" svg:d="M141 183c0 5-4 5-4 5-4 0-4 0-9 0-4 0-4 0-8 0 0 0-4 0-4-5v-17c-9 5-17 13-26 17-9 5-22 9-30 9-9 0-17-4-26-4-8-5-12-9-17-13-4-4-8-9-12-17-5-4-5-13-5-21 0-9 0-17 5-26 4-4 12-12 17-17 8-4 17-8 29-8 9-4 21-4 34-4h26v-13c0-8 0-13-4-21 0-5-4-10-4-10-4-4-8-8-13-8-5-4-13-4-22-4-4 0-13 0-17 4-8 0-12 4-17 4-4 4-8 4-12 9-5 0-5 0-9 0h-4c0-5 0-5 0-5 0-4 0-4 0-8v-4c0-4 0-4 4-9 0 0 4 0 9-4 4 0 8-4 12-4 9-4 13-4 21-4 5-5 13-5 17-5 13 0 27 0 35 5 9 4 13 8 21 12 5 5 9 13 9 21 4 10 4 18 4 27zM111 103h-30c-9 0-13 0-21 4-5 0-13 0-17 4-4 5-4 9-9 13 0 4 0 9 0 13 0 8 0 17 9 21 4 4 12 8 21 8 8 0 17-4 26-8 5-4 13-8 21-17z">
          <text:p/>
        </draw:path>
        <draw:path draw:style-name="gr3" draw:text-style-name="P4" draw:layer="layout" svg:width="0.136cm" svg:height="0.191cm" svg:x="10.955cm" svg:y="2.899cm" svg:viewBox="0 0 137 192" svg:d="M137 154c0 4 0 4 0 8v4h-4c0 5 0 5 0 5-5 4-5 4-9 8-4 0-8 4-13 4-4 0-12 5-16 5-5 0-13 4-17 4-13 0-26-4-35-9-9-4-17-8-21-17-9-8-13-16-17-29-5-13-5-26-5-38 0-17 0-34 5-43 4-13 12-26 17-30 8-9 16-17 25-21 14 0 22-5 35-5 4 0 8 0 17 0 4 5 8 5 12 5 5 4 9 4 13 8l4 4c5 0 5 5 5 5v4c4 0 4 0 4 4v4c0 4 0 9-4 9 0 5 0 5-5 5 0 0-4 0-4-5-4 0-8-5-13-5 0-4-4-4-12-8-4 0-13-4-17-4-17 0-30 8-35 17-9 13-13 30-13 51 0 13 0 22 0 30 4 9 9 17 13 21 5 9 9 9 14 13 8 4 12 4 21 4 8 0 13 0 17-4 8 0 12-4 17-4 4-4 4-9 8-9 4-4 4-4 9-4l4 4v5z">
          <text:p/>
        </draw:path>
        <draw:path draw:style-name="gr3" draw:text-style-name="P4" draw:layer="layout" svg:width="0.157cm" svg:height="0.191cm" svg:x="11.12cm" svg:y="2.899cm" svg:viewBox="0 0 158 192" svg:d="M158 90c0 4 0 9-4 9 0 4-4 4-9 4h-110c0 8 0 17 0 25 5 9 9 13 13 17 4 9 8 13 17 13 4 4 17 4 25 4 9 0 17 0 22 0 8 0 12-4 16-4 5 0 9-4 13-4l4-5c0 0 5 0 5 5v4 4c0 4 0 4 0 4 0 5 0 5 0 5v4c0 0-5 4-9 4s-8 4-13 4c-4 0-12 5-16 5-9 0-17 4-26 4-13 0-25-4-38-9-8-4-18-8-26-17-9-8-13-17-17-29-5-13-5-26-5-43 0-12 0-25 5-38 4-13 12-22 17-30 8-9 18-13 26-17 13-4 21-9 34-9 17 0 25 5 38 9 8 4 17 8 21 17 4 4 13 12 13 26 4 9 4 21 4 30zM128 78c0-17-4-30-12-40-9-8-17-12-34-12-9 0-13 0-21 4-5 4-9 8-13 13s-8 9-8 18c-5 4-5 12-5 17z">
          <text:p/>
        </draw:path>
        <draw:path draw:style-name="gr3" draw:text-style-name="P4" draw:layer="layout" svg:width="0.097cm" svg:height="0.187cm" svg:x="11.328cm" svg:y="2.899cm" svg:viewBox="0 0 98 188" svg:d="M98 22v4c0 4 0 4 0 4 0 4 0 4 0 4-4 0-4 0-4 0h-4-4l-5-4c-4 0-8 0-8 0-5 0-10 0-10 4-4 0-8 0-12 4 0 5-5 9-9 13s-8 9-12 17v115c0 0-5 0-5 5h-4c0 0-4 0-8 0-5 0-5 0-9 0h-4c0-5 0-5 0-5v-174-4h4c4 0 4 0 9 0 4 0 4 0 8 0h4c0 4 0 4 0 4v25c5-8 9-12 13-17 4-4 8-8 13-8 4-4 8-4 12-9 5 0 5 0 10 0 4 0 4 0 8 0h5c4 5 4 5 8 5h4v4 4c0 4 0 4 0 9z">
          <text:p/>
        </draw:path>
        <draw:path draw:style-name="gr3" draw:text-style-name="P4" draw:layer="layout" svg:width="0.114cm" svg:height="0.229cm" svg:x="11.438cm" svg:y="2.857cm" svg:viewBox="0 0 115 230" svg:d="M115 212c0 0 0 4-4 8v5h-4c-4 5-4 5-9 5 0 0-4 0-8 0 0 0-4 0-9 0-8 0-17 0-21 0-8-5-12-10-17-14-4-4-8-9-8-17s-4-17-4-25v-102h-23c-4 0-4 0-4-4-4 0-4-4-4-9 0-4 0-4 0-4 0-4 4-4 4-4 0-4 0-4 0-4h4 23v-43h4v-4h4c4 0 4 0 9 0 4 0 4 0 8 0h4c0 0 0 4 4 4v43h43 4v4l4 4v4c0 5 0 9-4 9 0 4 0 4-4 4h-43v97c0 9 0 22 5 26 4 4 8 8 17 8 4 0 8 0 8 0 4 0 4 0 9-4h4 4c0 4 0 4 4 4 0 4 0 4 0 9z">
          <text:p/>
        </draw:path>
        <draw:path draw:style-name="gr3" draw:text-style-name="P4" draw:layer="layout" svg:width="0.14cm" svg:height="0.191cm" svg:x="11.582cm" svg:y="2.899cm" svg:viewBox="0 0 141 192" svg:d="M141 183c0 5-5 5-5 5-4 0-4 0-8 0s-4 0-9 0c0 0-4 0-4-5v-17c-8 5-17 13-25 17-9 5-21 9-30 9-8 0-17-4-25-4-9-5-14-9-18-13s-9-9-13-17c-4-4-4-13-4-21 0-9 0-17 4-26 4-4 13-12 17-17 10-4 18-8 31-8 8-4 21-4 34-4h25v-13c0-8 0-13-4-21 0-5-4-10-4-10-5-4-9-8-13-8-4-4-13-4-17-4-9 0-17 0-21 4-9 0-13 4-17 4-4 4-9 4-14 9-4 0-4 0-8 0h-5c0-5 0-5 0-5 0-4 0-4 0-8v-4c0-4 0-4 5-9 0 0 4 0 8-4 5 0 10-4 14-4 8-4 12-4 21-4 4-5 13-5 17-5 13 0 25 0 34 5 8 4 12 8 21 12 4 5 8 13 8 21 5 10 5 18 5 27zM111 103h-30c-8 0-12 0-21 4-4 0-13 0-17 4-4 5-4 9-8 13 0 4 0 9 0 13 0 8 0 17 8 21 4 4 13 8 21 8 9 0 17-4 26-8 4-4 13-8 21-17z">
          <text:p/>
        </draw:path>
        <draw:path draw:style-name="gr3" draw:text-style-name="P4" draw:layer="layout" svg:width="0.038cm" svg:height="0.254cm" svg:x="11.777cm" svg:y="2.832cm" svg:viewBox="0 0 39 255" svg:d="M34 250l-4 5h-4c0 0-5 0-9 0h-5c-4 0-4 0-4 0-4-5-4-5-4-5v-174c0-4 0-4 4-4h4 5c4 0 9 0 9 0 4 0 4 0 4 0 4 0 4 0 4 4zM39 17c0 8 0 12-5 16-4 5-8 5-17 5-5 0-13 0-13-5-4-4-4-8-4-12 0-9 0-13 4-17s8-4 17-4c5 0 9 0 13 4 5 4 5 8 5 13z">
          <text:p/>
        </draw:path>
        <draw:path draw:style-name="gr3" draw:text-style-name="P4" draw:layer="layout" svg:width="0.148cm" svg:height="0.187cm" svg:x="11.87cm" svg:y="2.899cm" svg:viewBox="0 0 149 188" svg:d="M149 183c-4 0-4 0-4 5h-5c-4 0-4 0-8 0s-4 0-8 0h-5c0-5 0-5 0-5-4 0-4 0-4 0v-102c0-9 0-17 0-26-4-4-4-8-8-12 0-5-5-9-9-13-8 0-13 0-17 0-8 0-17 0-25 4-9 9-18 17-27 26v123 5c-4 0-4 0-8 0h-4c-5 0-9 0-9 0-4 0-4 0-4 0-4-5-4-5-4-5v-174-4h4 4 4c5 0 9 0 9 0h4c4 4 4 4 4 4v21c9-8 18-17 27-21 12-4 21-9 29-9 13 0 22 5 30 5 9 4 13 12 21 17 4 8 9 12 9 21 4 12 4 21 4 34z">
          <text:p/>
        </draw:path>
        <draw:path draw:style-name="gr3" draw:text-style-name="P4" draw:layer="layout" svg:width="0.115cm" svg:height="0.229cm" svg:x="12.132cm" svg:y="2.857cm" svg:viewBox="0 0 116 230" svg:d="M116 212c0 0 0 4-5 8v5h-4c-4 5-4 5-8 5 0 0-5 0-9 0 0 0-4 0-8 0-9 0-17 0-21 0-9-5-13-10-17-14-5-4-9-9-9-17s-4-17-4-25v-102h-21c-6 0-6 0-6-4-4 0-4-4-4-9 0-4 0-4 0-4 0-4 4-4 4-4 0-4 0-4 0-4h6 21v-43h4v-4h4c5 0 5 0 9 0s4 0 8 0h5l4 4v43h42 4v4c0 0 5 0 5 4v4c0 5 0 9-5 9 0 4 0 4-4 4h-42v97c0 9 0 22 4 26s8 8 17 8c4 0 8 0 8 0 5 0 5 0 9-4h4 4c0 4 5 4 5 4 0 4 0 4 0 9z">
          <text:p/>
        </draw:path>
        <draw:path draw:style-name="gr3" draw:text-style-name="P4" draw:layer="layout" svg:width="0.101cm" svg:height="0.187cm" svg:x="12.285cm" svg:y="2.899cm" svg:viewBox="0 0 102 188" svg:d="M102 22v4c0 4 0 4 0 4 0 4 0 4 0 4-4 0-4 0-4 0h-4-4c0 0-6-4-10-4h-4c-4 0-9 0-9 4-4 0-8 0-12 4-5 5-5 9-9 13s-8 9-12 17v115c0 0-5 0-5 5h-4c0 0-4 0-8 0-5 0-5 0-9 0h-4c0-5 0-5 0-5h-4v-174c0 0 4 0 4-4h4c4 0 4 0 9 0h4c4 0 4 0 4 0 4 0 4 0 4 0 0 4 0 4 0 4v25c5-8 9-12 13-17 4-4 8-8 13-8 4-4 8-4 12-9 0 0 5 0 9 0s4 0 8 0h6c4 5 4 5 8 5s4 4 4 4v4c0 4 0 4 0 9z">
          <text:p/>
        </draw:path>
        <draw:path draw:style-name="gr3" draw:text-style-name="P4" draw:layer="layout" svg:width="0.14cm" svg:height="0.191cm" svg:x="12.407cm" svg:y="2.899cm" svg:viewBox="0 0 141 192" svg:d="M141 183c0 5-4 5-4 5-4 0-4 0-9 0-4 0-4 0-8 0 0 0-4 0-4-5v-17c-9 5-17 13-26 17-8 5-21 9-29 9-9 0-17-4-26-4-9-5-13-9-18-13-4-4-8-9-12-17-5-4-5-13-5-21 0-9 0-17 5-26 4-4 12-12 17-17 8-4 17-8 30-8 9-4 21-4 34-4h25v-13c0-8 0-13-4-21 0-5-4-10-4-10-4-4-8-8-13-8-4-4-12-4-21-4-4 0-13 0-17 4-8 0-13 4-17 4-5 4-9 4-13 9-5 0-5 0-9 0h-4c0-5 0-5 0-5 0-4 0-4 0-8v-4c0-4 0-4 4-9 0 0 4 0 9-4 4 0 8-4 13-4 9-4 13-4 21-4 5-5 13-5 17-5 13 0 26 0 34 5 9 4 13 8 21 12 5 5 9 13 9 21 4 10 4 18 4 27zM111 103h-29c-9 0-13 0-21 4-5 0-13 0-17 4-5 5-5 9-9 13 0 4 0 9 0 13 0 8 0 17 9 21 4 4 12 8 21 8 8 0 17-4 25-8 5-4 13-8 21-17z">
          <text:p/>
        </draw:path>
        <draw:path draw:style-name="gr3" draw:text-style-name="P4" draw:layer="layout" svg:width="0.149cm" svg:height="0.187cm" svg:x="12.606cm" svg:y="2.899cm" svg:viewBox="0 0 150 188" svg:d="M150 183h-5v5h-4c-4 0-4 0-8 0-5 0-9 0-9 0h-4c0-5-4-5-4-5v-102c0-9 0-17 0-26-5-4-5-8-9-12-4-5-8-9-13-13-4 0-8 0-12 0-9 0-17 0-26 4-9 9-18 17-26 26v123l-4 5h-4c0 0-5 0-9 0h-4c-4 0-4 0-9 0 0-5 0-5 0-5v-174-4c5 0 5 0 5 0 4 0 4 0 8 0s4 0 9 0h4c0 4 0 4 0 4v21c12-8 21-17 30-21 13-4 22-9 30-9 13 0 21 5 30 5 8 4 12 12 17 17 8 8 8 12 12 21 0 12 5 21 5 34z">
          <text:p/>
        </draw:path>
        <draw:path draw:style-name="gr3" draw:text-style-name="P4" draw:layer="layout" svg:width="0.122cm" svg:height="0.191cm" svg:x="12.793cm" svg:y="2.899cm" svg:viewBox="0 0 123 192" svg:d="M123 137c0 8 0 13-4 21s-8 13-13 17c-8 4-12 8-21 13-9 0-18 4-30 4-5 0-13-4-17-4s-9 0-13-5c-4 0-8 0-13-4-4 0-4 0-8-4v-4c-4-5-4-5-4-9s0-4 4-8v-4h4 4c5 4 9 4 13 8 0 0 9 4 13 4s12 4 17 4c8 0 12-4 17-4 4 0 9 0 9-4 4-4 9-4 9-8 4-5 4-9 4-13s-4-9-4-13c-5-4-9-4-9-8-5 0-14-5-18-5-4-4-8-4-13-8-8 0-12-4-16-9-5 0-9-4-13-8s-9-8-13-13c0-8-4-12-4-21s4-14 4-18c4-8 9-12 13-17 4-4 13-8 21-12 8-5 17-5 25-5 5 0 9 0 14 0 4 5 9 5 13 5s8 4 12 4c0 0 5 0 5 4h4c0 4 0 4 0 4v5 4c0 4 0 4 0 4 0 4 0 4 0 4 0 4-4 4-4 4 0 0-5 0-5-4-4 0-8 0-8-4-4 0-8 0-13-4-4 0-13 0-18 0-4 0-8 0-12 0-5 4-9 4-13 4 0 4-4 8-4 8 0 5 0 10 0 14s0 9 0 13c4 0 8 4 12 8 5 0 9 5 13 5 4 4 9 4 18 8 4 0 9 4 17 8 4 0 8 5 13 9 4 4 8 8 8 13 4 4 4 12 4 21z">
          <text:p/>
        </draw:path>
        <draw:path draw:style-name="gr3" draw:text-style-name="P4" draw:layer="layout" svg:width="0.118cm" svg:height="0.267cm" svg:x="12.937cm" svg:y="2.819cm" svg:viewBox="0 0 119 268" svg:d="M119 17c0 4 0 8 0 8l-4 5h-4-5c-5-5-5-5-9-5 0 0-4 0-9 0-4 0-8 0-12 0-4 5-4 5-9 9 0 4 0 8-4 12 0 5 0 13 0 22v17h38 5v4 4c0 0 5 0 5 4s-5 9-5 9c0 4 0 4-5 4h-38v153l-4 5h-4c0 0-5 0-9 0h-4c-4 0-4 0-9 0 0-5 0-5 0-5v-153h-25c-4 0-4 0-4-4 0 0-4-5-4-9s0-4 4-4c0-4 0-4 0-4 0-4 0-4 0-4h4 25v-17c0-13 0-22 0-30 5-13 9-17 13-21 4-9 9-13 17-13 4-4 13-4 25-4 5 0 9 0 13 0 5 0 5 0 10 4h4v4c4 0 4 5 4 5z">
          <text:p/>
        </draw:path>
        <draw:path draw:style-name="gr3" draw:text-style-name="P4" draw:layer="layout" svg:width="0.169cm" svg:height="0.191cm" svg:x="13.068cm" svg:y="2.899cm" svg:viewBox="0 0 170 192" svg:d="M170 94c0 13 0 26-4 39-4 12-9 21-17 29-8 9-17 17-25 21-13 5-26 9-39 9-16 0-29-4-38-9-12-4-22-8-26-17-8-8-13-16-17-29s-4-26-4-38c0-17 0-30 4-38 4-13 9-27 17-35 8-9 18-13 26-17 13-4 26-9 38-9 17 0 30 5 39 9 12 4 21 8 25 17 8 8 13 17 17 30 4 9 4 22 4 38zM136 94c0-8 0-16 0-25-4-8-4-13-8-21-4-5-9-14-17-14-9-4-13-8-26-8-8 0-16 4-21 4-8 4-12 8-17 18-4 4-8 13-12 21 0 9 0 17 0 25 0 9 0 17 0 26 4 8 4 17 8 25 4 5 9 9 17 13 9 4 17 4 25 4 9 0 17 0 26-4 4-4 8-8 17-13 4-8 4-12 8-21 0-8 0-17 0-30z">
          <text:p/>
        </draw:path>
        <draw:path draw:style-name="gr3" draw:text-style-name="P4" draw:layer="layout" svg:width="0.097cm" svg:height="0.187cm" svg:x="13.288cm" svg:y="2.899cm" svg:viewBox="0 0 98 188" svg:d="M98 22v4c0 4 0 4 0 4 0 4 0 4 0 4-4 0-4 0-4 0h-4-4l-5-4c-4 0-8 0-8 0-4 0-9 0-9 4-4 0-8 0-12 4 0 5-5 9-10 13-4 4-8 9-12 17v115c0 0-5 0-5 5h-4c0 0-4 0-8 0 0 0-5 0-9 0h-4c0-5 0-5 0-5v-174-4h4c4 0 4 0 9 0 4 0 4 0 8 0h4c0 4 0 4 0 4v25c5-8 9-12 13-17 4-4 9-8 14-8 4-4 8-4 12-9 5 0 5 0 9 0s4 0 8 0h5c4 5 4 5 8 5h4v4 4c0 4 0 4 0 9z">
          <text:p/>
        </draw:path>
        <draw:path draw:style-name="gr3" draw:text-style-name="P4" draw:layer="layout" svg:width="0.254cm" svg:height="0.187cm" svg:x="13.419cm" svg:y="2.899cm" svg:viewBox="0 0 255 188" svg:d="M255 183h-4v5c-4 0-4 0-4 0-5 0-5 0-9 0s-8 0-8 0h-4c0-5-5-5-5-5v-106c0-9 0-13 0-22-4-4-4-8-8-12 0-5-4-9-9-13-4 0-12 0-17 0-8 0-12 0-22 4-8 9-17 17-25 26v123l-4 5h-5-4c-4 0-8 0-8 0-5 0-5 0-5 0-4-5-4-5-4-5v-106c0-9 0-13-4-22 0-4-4-8-4-12-4-5-9-9-13-13-4 0-8 0-13 0-8 0-17 0-21 4-8 9-17 17-25 26v123c0 0-4 0-4 5h-5c0 0-4 0-8 0 0 0-4 0-9 0h-4c0-5 0-5 0-5v-174-4h4c5 0 5 0 9 0s4 0 8 0h5c0 4 0 4 0 4v21c12-8 21-17 29-21 9-4 17-9 26-9 8 0 17 0 21 5 4 0 8 4 12 4 5 4 9 8 13 13 4 4 4 8 9 12 4-4 8-12 17-17 4-4 8-4 12-8s10-4 14-4c4-5 13-5 17-5 8 0 17 5 25 5 9 4 13 12 17 17 9 8 9 12 13 21 0 12 4 21 4 29z">
          <text:p/>
        </draw:path>
        <draw:path draw:style-name="gr3" draw:text-style-name="P4" draw:layer="layout" svg:width="0.156cm" svg:height="0.191cm" svg:x="13.72cm" svg:y="2.899cm" svg:viewBox="0 0 157 192" svg:d="M157 90c0 4 0 9-4 9-4 4-4 4-8 4h-111c0 8 0 17 0 25 4 9 4 13 8 17 9 9 13 13 21 13 4 4 13 4 27 4 8 0 12 0 21 0 4 0 12-4 17-4 4 0 8-4 8-4 4 0 9-5 9-5l4 5v4 4c0 4 0 4 0 4 0 5 0 5 0 5v4h-4c0 0 0 4-5 4-4 0-8 4-12 4-5 0-13 5-21 5-5 0-13 4-23 4-12 0-25-4-38-9-8-4-17-8-25-17-9-8-13-17-17-29-4-13-4-26-4-43 0-12 0-25 4-38s8-22 17-30c8-9 17-13 25-17 9-4 21-9 34-9 14 0 27 5 35 9s17 8 25 17c5 4 9 12 13 26 4 9 4 21 4 30zM123 78c5-17 0-30-8-40-8-8-21-12-35-12-8 0-17 0-21 4s-13 8-13 13c-4 5-8 9-12 18 0 4 0 12 0 17z">
          <text:p/>
        </draw:path>
        <draw:path draw:style-name="gr3" draw:text-style-name="P4" draw:layer="layout" svg:width="0.102cm" svg:height="0.187cm" svg:x="13.923cm" svg:y="2.899cm" svg:viewBox="0 0 103 188" svg:d="M103 22v4c0 4 0 4 0 4 0 4-5 4-5 4-4 0-4 0-4 0h-4c-4 0-4-4-9-4 0 0-4 0-8 0 0 0-4 0-10 4 0 0-4 0-8 4-4 5-8 9-8 13-5 4-9 9-13 17v115h-4v5h-5c-4 0-4 0-8 0s-4 0-9 0h-4c0-5 0-5-4-5v-174-4h4 4c0 0 5 0 9 0h4c4 0 4 0 4 0h5c0 4 0 4 0 4v25c4-8 8-12 12-17 5-4 9-8 13-8 4-4 8-4 8-9 6 0 10 0 14 0h4c5 0 5 0 9 0 0 5 4 5 4 5 4 0 4 0 4 0l5 4v4c0 4 0 4 0 9z">
          <text:p/>
        </draw:path>
        <draw:path draw:style-name="gr3" draw:text-style-name="P4" draw:layer="layout" svg:width="0.102cm" svg:height="0.187cm" svg:x="14.147cm" svg:y="2.899cm" svg:viewBox="0 0 103 188" svg:d="M103 22v4c0 4 0 4 0 4 0 4 0 4-4 4h-5-4c-4 0-4-4-8-4h-5c-4 0-8 0-12 4 0 0-4 0-9 4-4 5-8 9-8 13-5 4-10 9-14 17v115c-4 0-4 0-4 5h-4c-5 0-5 0-9 0s-4 0-8 0h-4c0-5 0-5-5-5v-174-4c5 0 5 0 5 0h4c0 0 4 0 8 0h4c5 0 5 0 5 0 4 0 4 0 4 0 0 4 0 4 0 4v25c4-8 8-12 13-17 5-4 9-8 13-8 5-4 9-4 9-9 4 0 8 0 12 0h5c4 0 4 0 8 0 0 5 4 5 4 5 5 0 5 0 5 0 4 0 4 4 4 4v4c0 4 0 4 0 9z">
          <text:p/>
        </draw:path>
        <draw:path draw:style-name="gr3" draw:text-style-name="P4" draw:layer="layout" svg:width="0.14cm" svg:height="0.191cm" svg:x="14.274cm" svg:y="2.899cm" svg:viewBox="0 0 141 192" svg:d="M141 183c-4 5-4 5-4 5-4 0-4 0-9 0-4 0-8 0-8 0-4 0-4 0-4-5v-17c-10 5-18 13-27 17-13 5-21 9-29 9-9 0-17-4-26-4-8-5-13-9-17-13-8-4-12-9-12-17-5-4-5-13-5-21 0-9 0-17 5-26 4-4 8-12 16-17 9-4 17-8 26-8 13-4 25-4 38-4h25v-13c0-8-4-13-4-21 0-5-4-10-8-10 0-4-5-8-9-8-8-4-13-4-21-4s-13 0-21 4c-4 0-9 4-13 4-8 4-8 4-13 9-4 0-4 0-8 0s-4 0-4 0c0-5 0-5 0-5 0-4 0-4 0-8v-4c0-4 0-4 4-9 0 0 4 0 8-4 5 0 9-4 13-4 4-4 13-4 17-4 9-5 13-5 21-5 13 0 21 0 30 5 8 4 18 8 22 12 9 5 9 13 13 21 4 10 4 18 4 27zM110 103h-29c-9 0-17 0-21 4-9 0-13 0-17 4-5 5-9 9-9 13s-4 9-4 13c0 8 4 17 8 21 9 4 13 8 26 8 8 0 17-4 21-8 8-4 17-8 25-17z">
          <text:p/>
        </draw:path>
        <draw:path draw:style-name="gr3" draw:text-style-name="P4" draw:layer="layout" svg:width="0.11cm" svg:height="0.229cm" svg:x="14.444cm" svg:y="2.857cm" svg:viewBox="0 0 111 230" svg:d="M111 212c0 0 0 4 0 8v5c-5 0-5 0-5 0-4 5-4 5-8 5s-4 0-8 0c-5 0-5 0-9 0-8 0-17 0-25 0-5-5-9-10-13-14s-8-9-8-17c-5-8-5-17-5-25v-102h-26l-4-4c0 0 0-4 0-9 0-4 0-4 0-4 0-4 0-4 0-4 0-4 4-4 4-4h26v-43l5-4h4c0 0 4 0 8 0 0 0 4 0 9 0h4v4 43h46c5 0 5 0 5 4v4 4c0 5 0 9 0 9 0 4-5 4-5 4h-46v97c0 9 4 22 8 26 5 4 9 8 17 8 5 0 5 0 9 0s4 0 4-4c4 0 4 0 4 0 4 0 4 0 4 0h5c0 4 0 4 0 4 0 4 0 4 0 9z">
          <text:p/>
        </draw:path>
        <draw:path draw:style-name="gr3" draw:text-style-name="P4" draw:layer="layout" svg:width="0.161cm" svg:height="0.191cm" svg:x="14.583cm" svg:y="2.899cm" svg:viewBox="0 0 162 192" svg:d="M162 90c0 4-4 9-4 9-4 4-8 4-8 4h-116c0 8 0 17 4 25 0 9 5 13 9 17 4 9 14 13 18 13 8 4 17 4 25 4 9 0 17 0 26 0 4 0 8-4 12-4 9 0 9-4 13-4s4-5 9-5v5h4v4 4c0 4 0 4 0 4 0 5 0 5 0 5v4c-4 0-4 0-4 0l-5 4c-4 0-8 4-12 4-9 0-13 5-22 5-8 0-12 4-21 4-17 0-29-4-39-9-13-4-21-8-25-17-9-8-13-17-17-29-4-13-9-26-9-43 0-12 5-25 9-38s8-22 17-30c4-9 12-13 25-17 10-4 22-9 35-9s25 5 34 9c8 4 17 8 21 17 9 4 13 12 17 26 0 9 4 21 4 30zM128 78c0-17-4-30-8-40-9-8-21-12-34-12-8 0-17 0-21 4-10 4-14 8-18 13s-4 9-9 18c0 4-4 12-4 17z">
          <text:p/>
        </draw:path>
        <draw:path draw:style-name="gr3" draw:text-style-name="P4" draw:layer="layout" svg:width="0.157cm" svg:height="0.271cm" svg:x="14.782cm" svg:y="2.819cm" svg:viewBox="0 0 158 272" svg:d="M158 263c0 0-4 0-4 5h-5-4c-4 0-8 0-8 0h-4c0-5 0-5-5-5v-25c-8 13-18 17-26 25-13 5-21 9-34 9s-21-4-30-9c-12-4-17-12-25-21-4-8-8-17-8-29-5-9-5-22-5-34 0-17 0-30 5-43 4-8 8-21 12-29 9-9 13-13 26-17 8-4 17-9 29-9 9 0 21 5 30 9 8 4 13 8 22 17v-99c0-4 0-4 4-4l5-4c4 0 4 0 8 0s4 0 8 0l5 4h4v4zM124 141c-9-9-18-17-22-26-9-4-17-8-25-8-9 0-17 4-22 8-4 4-8 9-12 13-5 8-9 13-9 21 0 9-4 17-4 25 0 9 0 17 4 26 0 8 4 17 4 21 5 9 9 13 17 17 5 4 9 4 17 4 5 0 9 0 13 0s8-4 13-8c4 0 8-4 12-9 5-4 10-8 14-17z">
          <text:p/>
        </draw:path>
        <draw:path draw:style-name="gr3" draw:text-style-name="P4" draw:layer="layout" svg:width="0.14cm" svg:height="0.191cm" svg:x="15.07cm" svg:y="2.899cm" svg:viewBox="0 0 141 192" svg:d="M141 183c0 5 0 5-4 5 0 0-5 0-9 0 0 0-4 0-8 0l-5-5v-17c-8 5-16 13-25 17-8 5-17 9-30 9-8 0-16-4-21-4-8-5-17-9-21-13s-9-9-14-17c0-4-4-13-4-21 0-9 4-17 9-26 5-4 9-12 18-17 4-4 17-8 25-8 13-4 21-4 38-4h21v-13c0-8 0-13 0-21-4-5-4-10-8-10-4-4-9-8-13-8-4-4-8-4-17-4-8 0-17 0-21 4-8 0-13 4-17 4-4 4-8 4-13 9h-4-4c0-5-5-5-5-5 0-4 0-4 0-8v-4c5-4 5-4 5-9 4 0 4 0 8-4 5 0 9-4 17-4 5-4 9-4 17-4 4-5 13-5 21-5 9 0 22 0 30 5 8 4 17 8 21 12 4 5 9 13 13 21 0 10 0 18 0 27zM111 103h-25c-9 0-17 0-26 4-4 0-8 0-12 4-4 5-9 9-9 13-4 4-4 9-4 13 0 8 4 17 9 21 4 4 12 8 21 8 8 0 17-4 25-8 9-4 13-8 21-17z">
          <text:p/>
        </draw:path>
        <draw:path draw:style-name="gr3" draw:text-style-name="P4" draw:layer="layout" svg:width="0.11cm" svg:height="0.229cm" svg:x="15.244cm" svg:y="2.857cm" svg:viewBox="0 0 111 230" svg:d="M111 212c0 0 0 4 0 8v5c-4 0-4 0-9 0 0 5-5 5-5 5-4 0-4 0-8 0-5 0-5 0-9 0-8 0-17 0-25 0-4-5-9-10-13-14s-8-9-8-17c-5-8-5-17-5-25v-102h-25l-4-4c0 0 0-4 0-9 0-4 0-4 0-4 0-4 0-4 0-4 0-4 4-4 4-4h25v-43c0 0 0-4 5-4h4c0 0 4 0 8 0 0 0 5 0 9 0h4v4 43h48c4 0 4 0 4 4v4 4c0 5 0 9 0 9 0 4-4 4-4 4h-48v97c0 9 4 22 8 26 0 4 9 8 17 8 5 0 5 0 9 0 0 0 4 0 4-4 5 0 5 0 5 0 5 0 5 0 5 0h4c0 4 0 4 0 4 0 4 0 4 0 9z">
          <text:p/>
        </draw:path>
        <draw:path draw:style-name="gr3" draw:text-style-name="P4" draw:layer="layout" svg:width="0.178cm" svg:height="0.25cm" svg:x="15.464cm" svg:y="2.836cm" svg:viewBox="0 0 179 251" svg:d="M179 179c0 4 0 8 0 8 0 4-5 4-5 4h-29v55c0 0-4 0-4 5h-5c0 0-4 0-8 0s-4 0-9 0h-4c0-5 0-5 0-5h-4v-55h-98c-5 0-5 0-5 0-4 0-4 0-4 0 0-4 0-4 0-4-4-4-4-4-4-8 0-5 0-5 0-9 4 0 4 0 4-4v-4c0 0 0-5 4-5l86-149c4-4 4-4 4-4h4c5-4 5-4 9-4s4 0 8 0c5 0 9 0 13 0s4 4 9 4h4v4 158h29l5 4c0 0 0 4 0 9zM111 30l-80 136h80z">
          <text:p/>
        </draw:path>
        <draw:path draw:style-name="gr3" draw:text-style-name="P4" draw:layer="layout" svg:width="0.165cm" svg:height="0.254cm" svg:x="15.667cm" svg:y="2.836cm" svg:viewBox="0 0 166 255" svg:d="M166 187c0 9 0 21-4 25-4 9-9 17-17 22-8 8-17 12-25 12-13 5-26 9-39 9s-26-4-34-4c-9-5-17-9-26-13-8-4-12-13-17-21-4-9-4-17-4-26 0-8 0-12 4-21 0-4 5-13 9-17 8-4 12-12 21-17 4-4 13-8 21-12-8-5-13-9-21-13-4-4-9-9-13-13-4-8-8-14-8-18-4-8-4-12-4-21 0-8 0-17 4-21 4-9 8-17 12-21 9-4 17-9 26-13 8-4 21-4 34-4s26 0 35 4c8 0 17 4 21 13 4 4 8 8 12 17 5 8 5 12 5 21 0 8 0 13-5 21 0 4-4 8-8 18-4 4-8 8-13 13-8 4-12 8-21 12 9 5 17 9 26 13 4 9 12 13 16 17 5 4 9 13 9 17 4 4 4 13 4 21zM124 59c0-4 0-8 0-13-4-8-4-8-9-12-4-5-8-5-12-9-5 0-14 0-18 0-17 0-26 0-34 9-9 4-9 12-9 25 0 4 0 9 0 13 5 4 5 8 9 12 4 6 8 10 13 14 8 4 12 4 21 9 13-5 22-13 30-23 9-8 9-16 9-25zM132 191c0-8 0-12 0-17-4-4-8-8-12-12-5-5-9-9-17-13-5-4-14-8-22-13-9 5-17 9-22 13-4 4-12 8-12 13-5 4-9 8-13 12 0 5 0 9 0 13 0 13 4 25 13 30 8 8 21 8 38 8 18 0 26 0 35-8 8-9 12-17 12-26z">
          <text:p/>
        </draw:path>
        <draw:path draw:style-name="gr3" draw:text-style-name="P4" draw:layer="layout" svg:width="0.161cm" svg:height="0.25cm" svg:x="15.883cm" svg:y="2.836cm" svg:viewBox="0 0 162 251" svg:d="M162 242c0 4 0 4 0 4 0 0-4 0-4 5h-5c-4 0-4 0-8 0s-9 0-13 0c0 0-4 0-4-5 0 0-4 0-4-4l-90-123v123c0 4 0 4-4 4v5h-5c-4 0-4 0-8 0s-9 0-9 0c-4 0-4 0-4 0-4-5-4-5-4-5v-4-234c0-4 0-4 0-4h4c0 0 0-4 4-4 0 0 5 0 9 0s4 0 8 0l5 4c4 0 4 0 4 4v111l86-111c0-4 4-4 4-4h4c0-4 0-4 4-4 0 0 4 0 9 0 4 0 4 0 8 0l4 4h5v4l-5 5c0 0 0 4-4 4l-80 102 89 115c0 4 4 4 4 8z">
          <text:p/>
        </draw:path>
        <draw:path draw:style-name="gr3" draw:text-style-name="P4" draw:layer="layout" svg:width="0.207cm" svg:height="0.25cm" svg:x="16.061cm" svg:y="2.836cm" svg:viewBox="0 0 208 251" svg:d="M123 242c0 4 0 4 0 4 0 0-5 0-5 5 0 0-4 0-8 0 0 0-4 0-9 0h-4c-4 0-4 0-8 0h-5v-5h-4v-4l-80-229v-5c0-4 0-4 0-4l4-4c4 0 8 0 13 0 4 0 4 0 8 0 0 0 4 0 4 4 5 0 5 0 5 4l72 209 67-209v-4h5c0-4 0-4 4-4s4 0 9 0c4 0 9 0 9 0 4 0 4 4 4 4 4 0 4 0 4 4l-4 5z">
          <text:p/>
        </draw:path>
        <draw:path draw:style-name="gr3" draw:text-style-name="P4" draw:layer="layout" svg:width="0.212cm" svg:height="0.25cm" svg:x="16.281cm" svg:y="2.836cm" svg:viewBox="0 0 213 251" svg:d="M208 238c5 4 5 4 5 8-5 5-5 5-9 5 0 0-4 0-8 0-5 0-9 0-9 0-4 0-4 0-4 0-4 0-4-5-4-5l-21-63h-107l-17 59c0 4-4 4-4 4v5c-5 0-5 0-9 0 0 0-4 0-8 0 0 0-5 0-9 0 0 0-4 0-4-5v-4-4l86-230v-4h4c0-4 4-4 4-4 4 0 9 0 13 0s4 0 8 0 4 0 9 4c4 0 4 4 4 4zM103 35l-44 122h90z">
          <text:p/>
        </draw:path>
        <draw:path draw:style-name="gr3" draw:text-style-name="P4" draw:layer="layout" svg:width="0.038cm" svg:height="0.254cm" svg:x="16.611cm" svg:y="2.832cm" svg:viewBox="0 0 39 255" svg:d="M39 250h-4v5h-4c-4 0-4 0-9 0-4 0-9 0-9 0h-4c0-5-5-5-5-5v-174c0-4 5-4 5-4h4c0 0 5 0 9 0 5 0 5 0 9 0h4v4h4zM39 17c0 8 0 12-4 16 0 5-4 5-13 5s-13 0-18-5c0-4-4-8-4-12 0-9 4-13 4-17 5-4 9-4 18-4s13 0 13 4c4 4 4 8 4 13z">
          <text:p/>
        </draw:path>
        <draw:path draw:style-name="gr3" draw:text-style-name="P4" draw:layer="layout" svg:width="0.114cm" svg:height="0.267cm" svg:x="16.679cm" svg:y="2.819cm" svg:viewBox="0 0 115 268" svg:d="M115 17c0 4 0 8 0 8v5h-4-4-5c0-5-4-5-4-5-4 0-8 0-8 0-9 0-9 0-13 0-4 5-8 5-8 9-5 4-5 8-5 12 0 5-4 13-4 22v17h42l5 4v4 4c0 4 0 9 0 9-5 4-5 4-5 4h-42v153 5c-4 0-4 0-4 0-4 0-9 0-9 0-4 0-8 0-8 0-4 0-4 0-4 0 0-5-5-5-5-5v-153h-26l-4-4c0 0 0-5 0-9s0-4 0-4c0-4 0-4 0-4 0-4 4-4 4-4h26v-17c0-13 0-22 5-30 0-13 4-17 8-21 4-9 13-13 17-13 9-4 17-4 25-4 5 0 9 0 13 0s9 0 9 4c4 0 4 0 4 0 4 0 4 4 4 4v5z">
          <text:p/>
        </draw:path>
        <draw:path draw:style-name="gr3" draw:text-style-name="P4" draw:layer="layout" svg:width="0.144cm" svg:height="0.25cm" svg:x="16.912cm" svg:y="2.836cm" svg:viewBox="0 0 145 251" svg:d="M145 238v4l-5 4c0 5-4 5-4 5h-128c0 0-4 0-4-5-4 0-4-4-4-4v-4c0-4 0-4 0-9 0 0 0-4 4-4l4-4h52v-186l-48 29c-4 0-4 0-8 0 0 5 0 0-4 0v-4-4c0-4 0-4 0-9v-4h4v-4l60-35v-4h4 5 4c4 0 4 0 8 0h5c0 4 0 4 0 4 4 0 4 0 4 0v217h42l4 4 5 4c0 5 0 5 0 9z">
          <text:p/>
        </draw:path>
        <draw:path draw:style-name="gr3" draw:text-style-name="P4" draw:layer="layout" svg:width="0.157cm" svg:height="0.25cm" svg:x="17.098cm" svg:y="2.836cm" svg:viewBox="0 0 158 251" svg:d="M158 234c0 4 0 4-5 8v4c-4 5-4 5-4 5h-136c-5 0-5 0-5-5-4 0-4 0-4 0l-4-4c0 0 0-4 0-8v-5c0-4 0-4 4-4 0-4 0-4 0-8 0 0 4 0 4-4l47-51c13-9 21-21 30-30 4-8 8-17 12-25 5-9 9-13 9-21 0-5 0-13 0-17 0-5 0-9 0-17-4-5-4-9-9-13-4-4-8-4-12-9-5 0-13 0-17 0-9 0-17 0-22 0-8 5-12 5-16 9-5 4-9 4-13 8-4 0-4 0-4 0-5 0-5 0-5 0 0-4-4-4-4-4 0-4 0-4 0-8 0-5 0-5 0-5 0-5 0-5 0-5 4 0 4-4 4-4l5-4 4-4c4 0 8-5 17-5 4-4 12-4 17-8 8 0 12 0 21 0 13 0 21 0 34 4 8 4 12 9 21 13 4 4 8 13 14 22 4 8 4 17 4 25 0 9 0 13-4 22 0 8-6 16-10 25-4 8-8 21-17 30-8 12-21 25-34 38l-38 42h107 4v4 4c5 0 5 5 5 5z">
          <text:p/>
        </draw:path>
        <draw:path draw:style-name="gr3" draw:text-style-name="P4" draw:layer="layout" svg:width="0.174cm" svg:height="0.254cm" svg:x="17.284cm" svg:y="2.836cm" svg:viewBox="0 0 175 255" svg:d="M175 124c0 21-4 38-9 55 0 12-4 29-12 38-9 12-17 21-26 25-12 9-26 13-43 13s-30-4-38-9c-13-8-21-17-26-25-8-13-12-25-17-42 0-13-4-30-4-51s4-38 4-52c5-17 9-30 17-42 9-13 17-21 26-26 12-8 25-8 42-8 18 0 31 0 39 8 13 5 21 13 26 21 8 13 12 26 17 43 0 12 4 35 4 52zM141 128c0-13 0-26-4-34 0-10 0-18-5-26 0-9-4-13-4-17-4-9-8-13-8-17-4 0-9-5-18-5-4-4-9-4-13-4-13 0-21 4-30 9-4 4-8 12-12 21-4 8-9 17-9 29-4 14-4 27-4 40 0 21 0 33 4 46 0 13 5 26 9 34s8 13 17 17c4 4 12 4 21 4 8 0 13 0 22-4 4 0 9-4 13-9 4-4 8-8 8-16 4-5 4-13 9-17 0-9 0-17 0-26 4-8 4-17 4-25z">
          <text:p/>
        </draw:path>
        <draw:path draw:style-name="gr3" draw:text-style-name="P4" draw:layer="layout" svg:width="0.17cm" svg:height="0.254cm" svg:x="17.483cm" svg:y="2.836cm" svg:viewBox="0 0 171 255" svg:d="M171 124c0 21 0 38-5 55 0 12-4 29-12 38-9 12-17 21-30 25-9 9-21 13-38 13s-30-4-38-9c-13-8-21-17-30-25-4-13-8-25-14-42 0-13-4-30-4-51s4-38 4-52c6-17 10-30 18-42 5-13 17-21 26-26 12-8 25-8 42-8s30 0 38 8c13 5 21 13 26 21 8 13 12 26 12 43 5 12 5 35 5 52zM141 128c0-13-4-26-4-34 0-10 0-18-5-26 0-9-4-13-4-17-4-9-8-13-13-17 0 0-8-5-12-5-4-4-9-4-17-4-9 0-17 4-26 9-4 4-12 12-12 21-4 8-9 17-9 29-4 14-4 27-4 40 0 21 0 33 4 46 0 13 5 26 9 34s8 13 17 17c4 4 12 4 21 4 8 0 13 0 21-4 4 0 8-4 13-9 4-4 8-8 8-16 4-5 4-13 9-17 0-9 0-17 0-26 0-8 4-17 4-25z">
          <text:p/>
        </draw:path>
        <draw:path draw:style-name="gr3" draw:text-style-name="P4" draw:layer="layout" svg:width="0.211cm" svg:height="0.25cm" svg:x="17.674cm" svg:y="2.836cm" svg:viewBox="0 0 212 251" svg:d="M127 242c0 4 0 4 0 4-5 0-5 0-5 5-4 0-4 0-8 0 0 0-4 0-9 0 0 0-4 0-8 0h-4-4v-5c-5 0-5 0-5 0v-4l-80-229c0 0 0-5-4-5 0-4 4-4 4-4l4-4c4 0 9 0 13 0 0 0 4 0 8 0l5 4c0 0 4 0 4 4l67 209 73-209v-4h5c0-4 0-4 4-4 0 0 4 0 8 0 5 0 9 0 9 0 4 0 4 4 4 4 4 0 4 0 4 4-4 0-4 5-4 5z">
          <text:p/>
        </draw:path>
        <draw:path draw:style-name="gr3" draw:text-style-name="P4" draw:layer="layout" svg:width="0.038cm" svg:height="0.254cm" svg:x="18cm" svg:y="2.832cm" svg:viewBox="0 0 39 255" svg:d="M34 250c0 0-5 0-5 5h-4c0 0-4 0-8 0 0 0-5 0-9 0h-4c0-5 0-5 0-5v-174c0-4 0-4 0-4 4 0 4 0 4 0 4 0 9 0 9 0 4 0 8 0 8 0 4 0 4 0 4 0 0 0 5 0 5 4zM39 17c0 8 0 12-5 16-5 5-9 5-17 5-9 0-13 0-13-5-4-4-4-8-4-12 0-9 0-13 4-17 0-4 8-4 13-4 8 0 12 0 17 4s5 8 5 13z">
          <text:p/>
        </draw:path>
        <draw:path draw:style-name="gr3" draw:text-style-name="P4" draw:layer="layout" svg:width="0.123cm" svg:height="0.191cm" svg:x="18.076cm" svg:y="2.899cm" svg:viewBox="0 0 124 192" svg:d="M124 137c0 8 0 13-5 21-4 8-8 13-12 17-9 4-13 8-21 13-9 0-17 4-30 4-4 0-13-4-18-4-4 0-9 0-13-5-4 0-8 0-12-4-5 0-5 0-9-4v-4c0-5-4-5-4-9s4-4 4-8v-4h4 5c4 4 8 4 12 8 4 0 9 4 13 4 5 0 14 4 18 4 8 0 13-4 17-4s8 0 8-4c5-4 9-4 9-8 4-5 4-9 4-13s-4-9-4-13c-4-4-4-4-9-8-4 0-8-5-17-5-4-4-8-4-12-8-9 0-14-4-18-9-5 0-9-4-13-8s-8-8-13-13c0-8-4-12-4-21s4-14 4-18c5-8 9-12 13-17 4-4 13-8 22-12 9-5 17-5 26-5 4 0 8 0 12 0 9 5 9 5 13 5s8 4 13 4c0 0 4 0 4 4h4c0 4 0 4 0 4v5 4c0 4 0 4 0 4 0 4 0 4 0 4 0 4 0 4-4 4 0 0-4 0-4-4-5 0-5 0-9-4-4 0-8 0-12-4-5 0-9 0-17 0-5 0-9 0-13 0-4 4-9 4-13 4 0 4-5 8-5 8 0 5 0 10 0 14s0 9 0 13c5 0 9 4 14 8 4 0 8 5 12 5 5 4 13 4 17 8 5 0 9 4 17 8 4 0 9 5 13 9s8 8 8 13c5 4 5 12 5 21z">
          <text:p/>
        </draw:path>
        <draw:path draw:style-name="gr3" draw:text-style-name="P4" draw:layer="layout" svg:width="0.114cm" svg:height="0.229cm" svg:x="18.309cm" svg:y="2.857cm" svg:viewBox="0 0 115 230" svg:d="M115 212c0 0 0 4 0 8-4 0-4 5-4 5h-4c-6 5-6 5-10 5 0 0-4 0-8 0 0 0-5 0-9 0-8 0-17 0-21 0-9-5-13-10-17-14s-4-9-8-17c0-8-5-17-5-25v-102h-21c-4 0-4 0-4-4-4 0-4-4-4-9 0-4 0-4 0-4 0-4 4-4 4-4 0-4 0-4 0-4h4 21v-43h5v-4h4c4 0 4 0 8 0s4 0 9 0h4l4 4v43h44 4v4c0 0 4 0 4 4v4c0 5 0 9-4 9 0 4 0 4-4 4h-44v97c0 9 0 22 4 26 5 4 9 8 22 8h4c4 0 4 0 8-4h6 4c0 4 4 4 4 4 0 4 0 4 0 9z">
          <text:p/>
        </draw:path>
        <draw:path draw:style-name="gr3" draw:text-style-name="P4" draw:layer="layout" svg:width="0.148cm" svg:height="0.267cm" svg:x="18.461cm" svg:y="2.819cm" svg:viewBox="0 0 149 268" svg:d="M149 263v5c-4 0-4 0-8 0h-4c-5 0-9 0-9 0-4 0-4 0-4 0-4-5-4-5-4-5v-102c0-9 0-17-5-26 0-4-5-8-5-12-4-5-8-9-13-13-4 0-8 0-17 0-8 0-12 0-21 4-8 9-17 17-25 26v123c0 0-4 0-4 5h-5c0 0-4 0-8 0s-4 0-8 0h-5c0-5 0-5 0-5h-4v-255c0-4 4-4 4-4v-4c5 0 5 0 5 0 4 0 4 0 8 0s8 0 8 0h5c0 4 4 4 4 4v4 102c8-13 17-17 25-21 9-4 21-9 30-9 13 0 21 5 31 5 4 4 12 12 17 17 4 8 8 12 12 21 0 12 0 21 0 34z">
          <text:p/>
        </draw:path>
        <draw:path draw:style-name="gr3" draw:text-style-name="P4" draw:layer="layout" svg:width="0.156cm" svg:height="0.191cm" svg:x="18.652cm" svg:y="2.899cm" svg:viewBox="0 0 157 192" svg:d="M157 90c0 4 0 9-4 9 0 4-4 4-9 4h-111c0 8 0 17 0 25 5 9 9 13 13 17 4 9 9 13 17 13 9 4 17 4 25 4 9 0 17 0 22 0 8 0 12-4 17-4 4 0 8-4 12-4l5-5c0 0 5 0 5 5v4 4c0 4 0 4 0 4 0 5 0 5 0 5v4c0 0-5 4-10 4-4 0-8 4-12 4-5 0-13 5-17 5-9 0-17 4-26 4-12 0-25-4-38-9-8-4-17-8-25-17-9-8-13-17-17-29-4-13-4-26-4-43 0-12 0-25 4-38s13-22 17-30c8-9 17-13 25-17 13-4 21-9 34-9 17 0 25 5 38 9 9 4 17 8 21 17 5 4 14 12 14 26 4 9 4 21 4 30zM127 78c0-17-5-30-13-40-9-8-17-12-34-12-8 0-13 0-21 4-4 4-9 8-13 13s-8 9-8 18c-5 4-5 12-5 17z">
          <text:p/>
        </draw:path>
        <draw:path draw:style-name="gr3" draw:text-style-name="P4" draw:layer="layout" svg:width="0.123cm" svg:height="0.19cm" svg:x="3.822cm" svg:y="3.412cm" svg:viewBox="0 0 124 191" svg:d="M124 136c0 9 0 13-4 21-5 9-9 13-13 17-8 4-17 9-25 13-5 0-17 4-26 4-4 0-12-4-17-4-4 0-12 0-18-4-4 0-4 0-8-5-4 0-4 0-9-4v-4c-4-4-4-4-4-9 0-4 0-4 0-8 0 0 4 0 4-4h5 4c4 4 4 4 8 8 6 0 10 4 18 4 5 0 13 5 17 5s13-5 17-5 9 0 9-4c4-4 8-4 8-8s4-9 4-13-4-8-4-13c-4-4-8-4-13-8-4 0-8-4-12-4-5-5-9-5-17-10-4 0-9-4-13-8-4 0-14-5-18-9 0-4-4-8-8-12 0-9-5-13-5-22 0-8 5-12 5-17 4-8 8-12 12-16 6-5 14-9 23-13 4-4 16-4 25-4 4 0 8 0 13 0 4 4 8 4 12 4 5 0 9 4 9 4 4 0 4 0 8 4 4 5 4 5 4 5v4 4c0 4 0 4 0 4 0 4 0 4 0 4-4 5-4 5-4 5-4 0-4 0-4-5-4 0-8 0-8-4-5 0-9 0-13-4-4 0-13 0-17 0s-9 0-13 0c-4 4-8 4-12 4 0 4-5 9-5 9 0 4-4 8-4 12 0 5 4 9 4 13 5 0 9 4 13 9 4 0 8 4 13 4 4 4 8 4 17 8 4 0 8 4 12 9 9 0 13 4 17 8 4 5 4 10 9 14 4 4 4 13 4 21z">
          <text:p/>
        </draw:path>
        <draw:path draw:style-name="gr3" draw:text-style-name="P4" draw:layer="layout" svg:width="0.156cm" svg:height="0.19cm" svg:x="3.979cm" svg:y="3.412cm" svg:viewBox="0 0 157 191" svg:d="M157 88c0 5 0 9-5 9 0 4-4 4-8 4h-110c0 10 0 18 0 27 4 8 4 12 12 17 5 8 9 12 17 12 5 4 13 4 26 4 8 0 12 0 21 0 4 0 13-4 17-4s8-4 8-4c5 0 9-4 9-4l4 4v4 4c0 5 0 5 0 5 0 4 0 4 0 4v4c-4 0-4 4-8 4-5 0-9 5-13 5s-13 4-21 4c-5 0-13 4-21 4-13 0-26-4-39-8-8-5-17-9-25-17-8-9-13-17-17-30s-4-25-4-43c0-13 0-26 4-38 4-13 9-22 17-30s17-13 25-17c13-4 22-8 34-8 13 0 26 4 34 8 13 4 17 9 26 17 4 4 8 13 12 25 5 9 5 22 5 30zM127 76c0-17-4-30-13-38-8-9-21-13-34-13-8 0-17 0-21 4s-8 9-13 13c-4 4-8 8-12 17 0 4 0 13 0 17z">
          <text:p/>
        </draw:path>
        <draw:path draw:style-name="gr3" draw:text-style-name="P4" draw:layer="layout" svg:width="0.136cm" svg:height="0.19cm" svg:x="4.169cm" svg:y="3.412cm" svg:viewBox="0 0 137 191" svg:d="M137 153c0 4 0 4 0 8v5c0 4 0 4-4 4 0 4-5 4-9 8-4 0-8 5-13 5-4 0-8 4-12 4-9 0-13 4-18 4-13 0-26-4-34-8-9-5-17-9-25-17-5-9-13-17-13-30-4-13-9-25-9-39 0-17 5-34 9-42 4-13 8-26 17-30 8-8 17-17 25-21 9 0 21-4 30-4s13 0 18 0c4 4 8 4 12 4 5 4 9 4 13 8 4 0 9 5 9 5l4 4v4 4 4c0 5 0 9 0 9 0 4-4 4-4 4-5 0-5 0-9-4 0 0-4-4-8-4-5-5-9-5-13-9-4 0-13-4-22-4-13 0-26 8-34 17-9 13-13 30-13 51 0 13 0 22 4 30 0 9 5 17 9 22 4 8 8 8 17 12 4 4 13 4 17 4 9 0 18 0 22-4 4 0 8-4 13-4 4-4 8-8 12-8 0-5 5-5 5-5h4v5 4z">
          <text:p/>
        </draw:path>
        <draw:path draw:style-name="gr3" draw:text-style-name="P4" draw:layer="layout" svg:width="0.169cm" svg:height="0.19cm" svg:x="4.339cm" svg:y="3.412cm" svg:viewBox="0 0 170 191" svg:d="M170 93c0 13 0 26-4 39-4 12-9 21-17 29-10 9-18 17-31 22-8 4-21 8-38 8-13 0-25-4-34-8-12-5-21-9-29-17-5-9-9-17-13-30s-4-25-4-39c0-17 0-30 4-38 4-13 8-26 17-34 4-9 17-13 25-17 13-4 26-8 38-8 17 0 26 4 38 8 9 4 17 8 27 17 8 8 13 17 17 30 4 8 4 21 4 38zM135 93c0-9 0-17 0-26-4-8-4-12-8-21-5-4-13-13-17-13-9-4-17-8-26-8-8 0-17 4-25 4-4 4-13 9-17 17-4 4-4 13-8 21 0 9-5 17-5 26 0 8 5 18 5 26 0 9 4 17 8 25 4 5 8 9 17 13 4 4 13 4 25 4 9 0 17 0 21-4 9-4 13-8 17-13 5-8 9-12 9-21 4-8 4-17 4-30z">
          <text:p/>
        </draw:path>
        <draw:path draw:style-name="gr3" draw:text-style-name="P4" draw:layer="layout" svg:width="0.148cm" svg:height="0.186cm" svg:x="4.555cm" svg:y="3.412cm" svg:viewBox="0 0 149 187" svg:d="M149 183l-5 4h-4c0 0-4 0-8 0h-4c-5 0-5 0-5 0-4-4-4-4-4-4v-102c0-8 0-17-4-25 0-5-4-9-4-13-6-4-10-9-14-13-4 0-9 0-17 0s-17 0-21 4c-9 9-17 17-26 26v123c-4 0-4 0-4 4h-4c-4 0-4 0-9 0-4 0-4 0-8 0h-4c0-4 0-4 0-4-4 0-4 0-4 0v-175-4c4 0 4 0 4 0h4c0 0 4 0 8 0h5c4 0 4 0 4 0 4 0 4 0 4 0 0 4 0 4 0 4v22c9-9 21-18 30-22 8-4 17-8 29-8 9 0 23 4 31 4 4 4 13 12 17 17 4 9 8 13 8 22 5 13 5 21 5 34z">
          <text:p/>
        </draw:path>
        <draw:path draw:style-name="gr3" draw:text-style-name="P4" draw:layer="layout" svg:width="0.157cm" svg:height="0.271cm" svg:x="4.749cm" svg:y="3.331cm" svg:viewBox="0 0 158 272" svg:d="M158 264l-4 4h-5-4c-4 0-4 0-8 0h-4c0-4 0-4 0-4-5 0-5 0-5 0v-26c-8 13-17 17-25 26-9 4-21 8-34 8s-21-4-30-8c-8-5-17-13-21-22-8-8-13-17-13-29-5-9-5-21-5-34 0-17 0-30 5-42 4-9 9-22 13-30 9-9 17-13 26-17 8-4 17-8 29-8 13 0 21 4 30 8 8 4 17 8 25 17v-98c0-5 0-5 0-5 5 0 5-4 5-4 4 0 8 0 8 0 4 0 8 0 8 0 5 0 5 4 5 4h4v5zM128 141c-8-9-17-17-25-26-9-4-17-8-25-8-9 0-17 4-22 8-4 5-8 9-12 13-5 9-9 13-9 21 0 9 0 17 0 26 0 8 0 17 0 25 0 9 4 17 9 21 0 9 4 13 12 17 5 4 13 4 22 4 4 0 8 0 8 0 4 0 8-4 13-8 4 0 8-4 12-9 5-4 9-8 17-16z">
          <text:p/>
        </draw:path>
        <draw:path draw:style-name="gr3" draw:text-style-name="P4" draw:layer="layout" svg:width="0.14cm" svg:height="0.19cm" svg:x="4.952cm" svg:y="3.412cm" svg:viewBox="0 0 141 191" svg:d="M141 183c-4 4-4 4-4 4-4 0-9 0-9 0-4 0-9 0-9 0-4 0-4 0-4-4h-4v-17c-5 4-13 12-22 17-12 4-21 8-29 8-9 0-17-4-26-4-8-4-12-9-17-13-8-4-12-8-12-17-5-4-5-13-5-21s0-17 5-25c4-5 8-14 17-18 8-5 17-9 25-9 13-4 25-4 38-4h21v-13c0-8 0-12 0-21 0-4-4-8-8-8 0-5-4-9-9-9-8-4-12-4-21-4-8 0-12 0-21 4-4 0-8 4-13 4-8 5-8 5-12 9-5 0-9 0-9 0h-4c0-4 0-4 0-4 0-5 0-5 0-9v-4c0-4 0-4 4-9 0 0 4 0 9-4 4 0 8-4 12-4 5-4 13-4 17-4 9-4 13-4 21-4 13 0 22 0 30 4 9 4 17 8 22 12 9 5 9 13 13 22 4 8 4 17 4 25zM106 101h-25c-9 0-17 0-21 5-9 0-13 0-17 5-4 4-9 8-9 12-4 5-4 9-4 13 0 8 4 17 9 21 8 4 12 9 25 9 8 0 17-5 21-9 9-4 17-8 21-17z">
          <text:p/>
        </draw:path>
        <draw:path draw:style-name="gr3" draw:text-style-name="P4" draw:layer="layout" svg:width="0.102cm" svg:height="0.186cm" svg:x="5.147cm" svg:y="3.412cm" svg:viewBox="0 0 103 187" svg:d="M103 21v4c0 5 0 5 0 5 0 4 0 4 0 4-4 0-4 0-4 0h-5-4c0 0-4-4-8-4h-5c-4 0-8 0-8 4-4 0-9 0-13 5-5 4-5 8-9 12-4 5-9 9-13 17v115c0 0-4 0-4 4h-4c0 0-5 0-9 0s-4 0-8 0h-5c0-4 0-4 0-4h-4v-175c0 0 4 0 4-4h5c4 0 4 0 8 0s4 0 4 0c5 0 5 0 9 0 0 4 0 4 0 4v26c4-9 8-13 13-18 4-4 8-8 13-8 4-4 9-4 13-8 0 0 4 0 8 0 5 0 5 0 9 0h4c4 4 4 4 9 4 4 0 4 4 4 4v4c0 4 0 4 0 9z">
          <text:p/>
        </draw:path>
        <draw:path draw:style-name="gr3" draw:text-style-name="P4" draw:layer="layout" svg:width="0.165cm" svg:height="0.25cm" svg:x="5.257cm" svg:y="3.416cm" svg:viewBox="0 0 166 251" svg:d="M102 182l-26 64-4 5c-4 0-8 0-12 0-5 0-9 0-9 0-4 0-4 0-4 0-4-5-4-5-4-5 0 0 0-4 4-4l21-60c0 0 0-4-4-4v-5l-64-160c0-5 0-9 0-9v-4c5 0 5 0 9 0 0 0 4 0 8 0s4 0 9 0h4c0 0 4 0 4 4l51 140 48-140c0 0 0-4 4-4h4c0 0 4 0 8 0 5 0 5 0 9 0s4 0 4 0l4 4-4 4z">
          <text:p/>
        </draw:path>
        <draw:path draw:style-name="gr3" draw:text-style-name="P4" draw:layer="layout" svg:width="0.161cm" svg:height="0.182cm" svg:x="5.52cm" svg:y="3.416cm" svg:viewBox="0 0 162 183" svg:d="M162 4c0 4 0 4 0 4v4l-61 162c0 5 0 5 0 5 0 0-4 0-4 4 0 0-4 0-8 0 0 0-5 0-9 0s-4 0-8 0-4 0-4 0c-5-4-5-4-5-4-4 0-4 0-4-5l-59-162v-4-4-4h4 4c0 0 4 0 9 0 0 0 4 0 8 0h4 5c0 4 0 4 0 4l46 141 4 4v-4l47-141v-4h4 4c5 0 5 0 9 0s4 0 8 0h6c0 4 0 4 0 4z">
          <text:p/>
        </draw:path>
        <draw:path draw:style-name="gr3" draw:text-style-name="P4" draw:layer="layout" svg:width="0.174cm" svg:height="0.19cm" svg:x="5.706cm" svg:y="3.412cm" svg:viewBox="0 0 175 191" svg:d="M175 93c0 13-5 26-5 39-4 12-12 21-17 29-8 9-16 17-29 22-9 4-21 8-39 8-13 0-26-4-34-8-13-5-21-9-30-17-4-9-12-17-12-30-5-13-9-25-9-39 0-17 4-30 9-38 4-13 8-26 16-34 5-9 13-13 26-17s25-8 38-8c14 0 26 4 39 8 9 4 17 8 25 17 9 8 13 17 17 30 0 8 5 21 5 38zM141 93c0-9 0-17-4-26 0-8-5-12-9-21 0-4-8-13-13-13-8-4-17-8-26-8s-17 4-25 4c-5 4-13 9-17 17-5 4-9 13-9 21-4 9-4 17-4 26 0 8 0 18 4 26 0 9 4 17 9 25 4 5 8 9 17 13 4 4 12 4 25 4 9 0 18 0 22-4 9-4 13-8 17-13 4-8 9-12 9-21 4-8 4-17 4-30z">
          <text:p/>
        </draw:path>
        <draw:path draw:style-name="gr3" draw:text-style-name="P4" draw:layer="layout" svg:width="0.034cm" svg:height="0.267cm" svg:x="5.926cm" svg:y="3.331cm" svg:viewBox="0 0 35 268" svg:d="M35 264h-5v4h-4c-5 0-5 0-9 0s-4 0-8 0h-5c0-4-4-4-4-4v-255c0-5 0-5 0-5 0 0 4 0 4-4h5c4 0 4 0 8 0s4 0 9 0h4c0 4 0 4 0 4 5 0 5 0 5 5z">
          <text:p/>
        </draw:path>
        <draw:path draw:style-name="gr3" draw:text-style-name="P4" draw:layer="layout" svg:width="0.11cm" svg:height="0.229cm" svg:x="5.99cm" svg:y="3.369cm" svg:viewBox="0 0 111 230" svg:d="M111 213c0 0 0 4 0 8 0 0 0 5-5 5h-4c0 4-4 4-4 4-4 0-8 0-8 0-5 0-9 0-9 0-8 0-17 0-25 0-5-4-9-9-13-13s-8-8-8-17c-5-8-5-17-5-25v-103h-26c0 0-4 0-4-4 0 0 0-4 0-8 0-5 0-5 0-5 0-4 0-4 0-4 0-4 0-4 4-4h26v-43c0 0 0-4 5-4h4c0 0 4 0 8 0h4c5 0 5 0 9 0v4 43h46c5 0 5 0 5 4v4 5c0 4 0 8 0 8 0 4-5 4-5 4h-46v99c0 8 4 21 8 25 0 4 9 8 17 8 5 0 5 0 9 0 0 0 4 0 4-4 4 0 4 0 4 0 4 0 4 0 4 0h5c0 4 0 4 0 4 0 5 0 5 0 9z">
          <text:p/>
        </draw:path>
        <draw:path draw:style-name="gr3" draw:text-style-name="P4" draw:layer="layout" svg:width="0.14cm" svg:height="0.19cm" svg:x="6.129cm" svg:y="3.412cm" svg:viewBox="0 0 141 191" svg:d="M141 183c0 4 0 4-4 4 0 0-4 0-9 0-4 0-4 0-8 0l-4-4v-17c-9 4-17 12-26 17-8 4-17 8-29 8-10 0-18-4-27-4-4-4-12-9-17-13-4-4-8-8-12-17 0-4-5-13-5-21s5-17 9-25c4-5 8-14 17-18 4-5 12-9 25-9 14-4 22-4 39-4h21v-13c0-8 0-12 0-21-4-4-4-8-8-8-4-5-8-9-13-9-4-4-8-4-17-4-8 0-18 0-22 4-8 0-13 4-17 4-4 5-8 5-12 9h-5c-4 0-4 0-4 0-4-4-4-4-4-4 0-5 0-5 0-9v-4c0-4 4-4 4-9 4 0 4 0 9-4 4 0 8-4 16-4 5-4 9-4 17-4 6-4 14-4 18-4 13 0 26 0 34 4 9 4 17 8 21 12 5 5 9 13 13 22 0 8 0 17 0 25zM111 101h-25c-8 0-17 0-25 5-6 0-10 0-14 5-4 4-9 8-9 12-4 5-4 9-4 13 0 8 4 17 9 21 4 4 12 9 22 9 8 0 17-5 25-9 9-4 13-8 21-17z">
          <text:p/>
        </draw:path>
        <draw:path draw:style-name="gr3" draw:text-style-name="P4" draw:layer="layout" svg:width="0.161cm" svg:height="0.254cm" svg:x="6.311cm" svg:y="3.412cm" svg:viewBox="0 0 162 255" svg:d="M162 18c0 4 0 8-4 8 0 4 0 4-4 4h-21c4 4 4 9 8 13 0 8 0 13 0 21 0 9 0 17-4 25-4 9-9 13-13 17-4 9-13 13-21 13-8 4-17 4-25 4-9 0-17 0-22-4-8 0-12 0-12-4-5 0-5 4-9 8 0 0 0 5 0 9s0 8 4 13c5 0 9 4 17 4h47c8 0 13 4 21 4 9 4 13 4 17 8 9 5 13 9 13 17 4 5 4 9 4 17 0 9 0 17-4 26-4 4-9 12-13 17-8 4-17 8-25 12-13 5-26 5-38 5-17 0-26 0-39-5-8 0-16-4-21-8-8-4-13-9-13-13-5-8-5-13-5-21 0-4 0-8 0-13 0-4 5-8 5-8 5-4 5-9 9-13s4-4 9-8c-5-5-9-9-13-13-5-4-5-8-5-17 0-4 0-13 5-17 4-8 8-13 13-17-5-4-9-13-9-17-4-4-4-12-4-21 0-8 0-17 4-25 4-9 9-17 13-21 8-6 12-10 21-14 8 0 17-4 30-4 4 0 8 0 12 0 5 4 9 4 13 4h51c4 0 4 0 4 4 4 0 4 4 4 10zM111 64c0-13-4-21-8-30-8-4-17-8-25-8-9 0-13 0-17 4-5 0-9 4-13 9-4 0-4 4-4 8-5 9-5 13-5 17 0 13 5 21 9 25 8 9 17 9 30 9 4 0 8 0 12 0 9-4 9-4 13-9 4-4 4-8 8-12 0-4 0-9 0-13zM128 200c0-9-4-13-8-17-9-5-13-9-25-9h-43c-4 0-8 4-13 9 0 4-4 4-4 8-4 0-4 4-4 9v4c0 8 4 17 13 21 8 4 21 4 34 4 8 0 17 0 25 0 4-4 8-4 13-8 4-5 8-9 8-9 4-4 4-8 4-12z">
          <text:p/>
        </draw:path>
        <draw:path draw:style-name="gr3" draw:text-style-name="P4" draw:layer="layout" svg:width="0.157cm" svg:height="0.19cm" svg:x="6.502cm" svg:y="3.412cm" svg:viewBox="0 0 158 191" svg:d="M158 88c0 5 0 9-5 9-4 4-4 4-8 4h-111c0 10 0 18 0 27 4 8 4 12 8 17 4 8 13 12 21 12 5 4 13 4 26 4 8 0 12 0 21 0 4 0 13-4 17-4 5 0 9-4 9-4 5 0 9-4 9-4l4 4v4 4c0 5 0 5 0 5 0 4 0 4 0 4v4h-4c0 0 0 4-4 4-5 0-9 5-14 5-4 0-13 4-21 4-5 0-13 4-21 4-13 0-26-4-39-8-8-5-16-9-25-17-8-9-13-17-17-30s-4-25-4-43c0-13 0-26 4-38 4-13 9-22 17-30 9-8 17-13 25-17 9-4 22-8 34-8 13 0 26 4 34 8 9 4 18 9 27 17 4 4 8 13 12 25 5 9 5 22 5 30zM123 76c4-17 0-30-9-38-8-9-21-13-34-13-8 0-17 0-21 4s-13 9-13 13c-4 4-8 8-12 17 0 4 0 13 0 17z">
          <text:p/>
        </draw:path>
        <draw:path draw:style-name="gr3" draw:text-style-name="P4" draw:layer="layout" svg:width="0.042cm" svg:height="0.043cm" svg:x="6.705cm" svg:y="3.555cm" svg:viewBox="0 0 43 44" svg:d="M43 22c0 8-4 12-4 18-5 4-9 4-18 4-8 0-12 0-17-4-4-6-4-10-4-18 0-9 0-17 4-17 5-5 9-5 17-5 9 0 13 0 18 5 0 0 4 8 4 17z">
          <text:p/>
        </draw:path>
        <draw:path draw:style-name="gr3" draw:text-style-name="P4" draw:layer="layout" svg:width="0.14cm" svg:height="0.19cm" svg:x="3.826cm" svg:y="3.92cm" svg:viewBox="0 0 141 191" svg:d="M141 183c-4 4-4 4-4 4-5 0-5 0-10 0-4 0-8 0-8 0-4 0-4 0-4-4v-17c-9 4-17 12-26 17-8 4-21 8-29 8-9 0-17-4-26-4-8-4-12-9-17-13-8-4-12-8-12-18-5-4-5-13-5-21s0-17 5-25c4-5 8-13 17-17 8-5 17-9 29-9 9-4 21-4 34-4h25v-13c0-8-4-12-4-21 0-4-4-8-4-8-4-5-8-9-13-9-4-4-12-4-21-4-4 0-13 0-21 4-4 0-8 4-13 4-4 5-8 5-12 9-5 0-5 0-9 0s-4 0-4 0c0-4 0-4 0-4 0-5 0-5 0-9v-4c0-4 0-4 4-9 0 0 4 0 9-4 4 0 8-4 12-4 5-4 13-4 17-4 9-4 13-4 21-4 13 0 22 0 30 4s17 8 21 12c9 5 14 13 14 22 4 8 4 17 4 25zM110 101h-29c-9 0-17 0-21 4-9 0-13 0-17 5-4 4-4 8-9 12 0 5-4 9-4 13 0 8 4 17 9 21 8 4 16 10 25 10 8 0 17-6 21-10 9-4 17-8 25-17z">
          <text:p/>
        </draw:path>
        <draw:path draw:style-name="gr3" draw:text-style-name="P4" draw:layer="layout" svg:width="0.043cm" svg:height="0.043cm" svg:x="4.021cm" svg:y="4.063cm" svg:viewBox="0 0 44 44" svg:d="M44 22c0 8 0 13-5 18-4 4-9 4-18 4-8 0-12 0-17-4 0-5-4-10-4-18 0-9 4-17 4-17 5-5 9-5 17-5 9 0 14 0 18 5 5 0 5 8 5 17z">
          <text:p/>
        </draw:path>
        <draw:frame draw:style-name="gr4" draw:text-style-name="P5" draw:layer="layout" svg:width="0.388cm" svg:height="0.454cm" svg:x="3.476cm" svg:y="2.725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57cm" svg:height="0.25cm" svg:x="4.461cm" svg:y="3.86cm" svg:viewBox="0 0 158 251" svg:d="M158 165c0 13-4 26-8 34-5 13-10 21-18 26-9 8-17 12-30 17-13 4-25 9-38 9-9 0-13-5-21-5-9 0-13 0-17-4-4 0-13-5-13-5-4 0-8-4-8-4 0-4-5-4-5-4v-4-5c0-4 0-4 0-8l5-4c4 0 4 0 8 0s4 4 9 4c4 4 12 4 17 8 8 0 16 0 25 0 8 0 17 0 21-4 9 0 17-4 21-8s9-9 13-17c0-4 4-13 4-21 0-9-4-17-4-22-4-8-9-12-13-16-4-5-12-5-17-9-8 0-21-4-29-4-9 0-13 4-21 4-5 0-9 0-17 0 0 0-5 0-5-4-4 0-4-4-4-9v-101c0-4 0-4 4-9 0 0 5 0 9 0h110c4 0 4 0 4 0 0 5 0 5 0 5 0 4 0 4 0 8s0 8 0 8c0 5-4 5-4 5h-93v72c4-5 8-5 12-5 5 0 9 0 17 0 13 0 26 5 38 5 9 4 17 8 26 17 9 4 14 12 18 21 0 8 4 17 4 29z">
          <text:p/>
        </draw:path>
        <draw:path draw:style-name="gr3" draw:text-style-name="P4" draw:layer="layout" svg:width="0.169cm" svg:height="0.254cm" svg:x="4.656cm" svg:y="3.856cm" svg:viewBox="0 0 170 255" svg:d="M170 124c0 21 0 38-4 55-4 13-9 29-13 38-9 13-17 21-30 25-9 9-25 13-42 13-13 0-26-4-39-8-8-9-16-17-25-26-4-13-8-25-13-42-4-13-4-30-4-51s0-38 4-52c5-17 9-29 13-42 9-13 17-21 30-25 8-9 25-9 42-9 13 0 25 0 38 9 9 4 17 12 26 21 4 12 9 25 13 42 4 14 4 35 4 52zM136 128c0-13 0-25 0-34 0-8-5-18-5-26 0-9-4-13-8-17 0-9-4-13-9-17-4 0-8-4-12-4-4-5-9-5-17-5-9 0-17 5-26 9-8 4-12 13-17 21-4 9-4 17-8 31 0 12 0 25 0 38 0 21 0 34 0 46 4 13 8 26 13 34 4 9 8 13 12 17 9 4 17 4 26 4 8 0 13 0 17-4 8 0 12-4 17-8 0-5 4-9 8-17 0-4 4-13 4-17 5-9 5-17 5-26 0-8 0-16 0-25z">
          <text:p/>
        </draw:path>
        <draw:path draw:style-name="gr3" draw:text-style-name="P4" draw:layer="layout" svg:width="0.221cm" svg:height="0.25cm" svg:x="4.859cm" svg:y="3.856cm" svg:viewBox="0 0 222 251" svg:d="M222 234c0 4 0 4 0 8v5h-5c0 4 0 4 0 4h-72c-4 0-8-4-8-4-4-5-4-5-4-9v-8-5c0 0 0-4 4-4v-4c4 0 4-4 8-9 9 0 13-8 17-12s13-13 13-21c4-5 8-13 8-26 5-8 5-17 5-29 0-9 0-17 0-26-5-8-5-13-9-21 0-4-4-13-8-17-5-8-9-13-13-17s-13-4-21-8c-4 0-13-5-26-5-8 0-16 5-26 5-4 4-13 8-17 12-8 5-13 9-17 13s-4 13-8 21c-5 4-5 13-5 21 0 5-4 13-4 22 0 12 4 21 4 33 0 9 5 17 9 26 4 4 8 13 13 17 8 4 12 12 17 12 4 5 8 9 8 9l4 4v4 5 8c0 4 0 4-4 9l-4 4h-76v-4h-5v-5c0-4 0-4 0-8s0-9 0-9c5-4 5-4 5-4h50c-8-4-17-8-25-17-4-4-8-12-13-21-8-8-8-17-12-30-5-8-5-21-5-33 0-17 5-34 9-47 4-17 13-30 21-38 8-13 21-21 34-25 17-10 31-10 52-10 17 0 34 0 46 10 13 4 26 12 34 21 9 12 17 25 21 38 5 12 5 29 5 46 0 13 0 26-5 38 0 9-4 22-8 30-4 9-13 17-17 21-9 9-13 13-21 17h46c0 0 5 0 5 4 0 0 0 5 0 9z">
          <text:p/>
        </draw:path>
        <draw:path draw:style-name="gr3" draw:text-style-name="P4" draw:layer="layout" svg:width="0.157cm" svg:height="0.271cm" svg:x="3.839cm" svg:y="4.351cm" svg:viewBox="0 0 158 272" svg:d="M158 175c0 13-4 25-4 38-5 13-9 21-18 30-5 8-13 17-22 21-8 4-21 8-33 8-5 0-9-4-13-4s-9-4-13-4c-4-4-13-4-17-9-4-4-8-8-12-12v21l-5 4h-4-4c-4 0-4 0-9 0h-4c0-4 0-4 0-4v-255c0-4 0-4 0-4v-5c4 0 4 0 4 0 5 0 5 0 9 0s8 0 8 0c5 0 5 0 5 0 0 5 4 5 4 5v4 102c4-9 8-13 12-13 9-5 13-9 17-9 5-4 9-4 13-8 4 0 9 0 13 0 12 0 25 4 34 8 8 4 17 13 22 22 4 5 8 17 13 26 0 13 4 25 4 38zM123 179c0-8 0-17-4-25 0-9 0-17-5-26-4-4-8-8-12-12-9-5-13-9-21-9-5 0-9 4-13 4s-9 5-13 5c-4 4-8 8-13 12-4 5-8 9-12 13v68c8 12 17 21 25 25 9 4 17 9 26 9 4 0 12 0 16-5 9-4 13-8 17-17 0-4 5-12 5-21 4-8 4-12 4-21z">
          <text:p/>
        </draw:path>
        <draw:path draw:style-name="gr3" draw:text-style-name="P4" draw:layer="layout" svg:width="0.042cm" svg:height="0.042cm" svg:x="4.038cm" svg:y="4.576cm" svg:viewBox="0 0 43 43" svg:d="M43 21c0 9 0 14-4 18s-8 4-17 4-13 0-18-4c0-4-4-9-4-18s4-17 4-17c5-4 9-4 18-4s13 0 17 4c4 0 4 8 4 17z">
          <text:p/>
        </draw:path>
        <draw:frame draw:style-name="gr4" draw:text-style-name="P5" draw:layer="layout" svg:width="0.388cm" svg:height="0.454cm" svg:x="4.098cm" svg:y="3.745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78cm" svg:height="0.25cm" svg:x="4.453cm" svg:y="4.368cm" svg:viewBox="0 0 179 251" svg:d="M179 178c0 4-4 9-4 9 0 4-5 4-5 4h-29v56 4c-5 0-5 0-9 0h-4c-4 0-9 0-9 0-4 0-4 0-4 0-4-4-4-4-4-4v-56h-103-4-4c0-4 0-4 0-4 0-5 0-5 0-9s0-4 0-8v-5-4c4 0 4-4 4-4l90-148c0-4 0-4 4-4h5c0-5 4-5 4-5 4 0 8 0 12 0 5 0 5 0 9 0s8 5 8 5h5v4 156h29c0 0 5 0 5 5 0 0 4 4 4 8zM111 30l-81 135h81z">
          <text:p/>
        </draw:path>
        <draw:path draw:style-name="gr3" draw:text-style-name="P4" draw:layer="layout" svg:width="0.169cm" svg:height="0.254cm" svg:x="4.656cm" svg:y="4.368cm" svg:viewBox="0 0 170 255" svg:d="M170 124c0 21 0 38-4 55-4 13-9 30-13 38-9 13-17 21-30 26-9 8-25 12-42 12-13 0-26-4-39-8-8-9-16-17-25-26-4-12-8-25-13-42-4-13-4-30-4-51s0-38 4-52c5-16 9-29 13-42 9-13 17-21 30-25 8-9 25-9 42-9 13 0 25 0 38 9 9 4 17 12 26 21 4 13 9 25 13 42 4 14 4 35 4 52zM136 128c0-12 0-25 0-34 0-8-5-18-5-26s-4-13-8-17c0-8-4-13-9-17-4 0-8-4-12-4-4-4-9-4-17-4-9 0-17 4-26 8-8 4-12 13-17 21-4 9-4 17-8 31 0 13 0 25 0 38 0 21 0 34 0 47 4 12 8 25 13 33 4 9 8 13 12 17 9 5 17 5 26 5 8 0 13 0 17-5 8 0 12-4 17-8 0-4 4-9 8-17 0-4 4-13 4-17 5-8 5-17 5-25 0-9 0-17 0-26z">
          <text:p/>
        </draw:path>
        <draw:path draw:style-name="gr3" draw:text-style-name="P4" draw:layer="layout" svg:width="0.221cm" svg:height="0.25cm" svg:x="4.859cm" svg:y="4.368cm" svg:viewBox="0 0 222 251" svg:d="M222 233c0 4 0 4 0 10v4h-5c0 4 0 4 0 4h-72c-4 0-8-4-8-4-4-4-4-4-4-10v-8-4c0 0 0-5 4-5v-4c4 0 4-4 8-8 9 0 13-9 17-13s13-13 13-21c4-4 8-13 8-26 5-8 5-16 5-29 0-9 0-17 0-26-5-8-5-12-9-21 0-4-4-12-8-17-5-8-9-12-13-17-4-4-13-4-21-8-4 0-13-4-26-4-8 0-16 4-26 4-4 4-13 8-17 13-8 4-13 8-17 12-4 5-4 13-8 21-5 5-5 13-5 22 0 4-4 12-4 21 0 13 4 21 4 34 0 8 5 17 9 25 4 4 8 13 13 17 8 4 12 13 17 13 4 4 8 8 8 8l4 4v5 4 8c0 6 0 6-4 10l-4 4h-76v-4h-5v-4c0-6 0-6 0-10s0-8 0-8c5-5 5-5 5-5h50c-8-4-17-8-25-17-4-4-8-12-13-21-8-8-8-17-12-29-5-9-5-21-5-34 0-17 5-34 9-47 4-17 13-29 21-38 8-13 21-21 34-25 17-9 31-9 52-9 17 0 34 0 46 9 13 4 26 12 34 21 9 13 17 25 21 38 5 13 5 30 5 47 0 12 0 25-5 38 0 8-4 21-8 29-4 9-13 17-17 21-9 9-13 13-21 17h46c0 0 5 0 5 5 0 0 0 4 0 8z">
          <text:p/>
        </draw:path>
        <draw:path draw:style-name="gr3" draw:text-style-name="P4" draw:layer="layout" svg:width="0.136cm" svg:height="0.191cm" svg:x="3.826cm" svg:y="4.944cm" svg:viewBox="0 0 137 192" svg:d="M137 153c0 5 0 5 0 9 0 0-4 0-4 4s0 4-5 4c0 5-4 5-8 9 0 0-4 4-13 4-4 0-8 4-12 4-9 0-13 5-17 5-13 0-26-5-34-9-9-4-17-8-27-17-4-8-8-17-12-30-5-12-5-25-5-38 0-18 0-34 5-43 4-13 8-25 18-30 8-8 17-17 25-21 8 0 21-4 34-4 4 0 8 0 13 0 8 4 12 4 16 4 5 4 9 4 9 9 4 0 8 4 8 4l5 4v4 5 4c0 4 0 8 0 8 0 5-5 5-5 5 0 0-4 0-8-5 0 0-4-4-9-4-4-4-8-4-12-8-4 0-13-5-21-5-13 0-26 9-34 17-9 13-13 30-13 52 0 13 4 21 4 30 5 8 5 17 9 21 4 8 8 8 17 13 4 4 12 4 21 4 4 0 13 0 17-4 4 0 12-5 12-5 5-4 9-8 13-8 4-4 4-4 4-4 5 0 5 0 5 0v4l4 4z">
          <text:p/>
        </draw:path>
        <draw:path draw:style-name="gr3" draw:text-style-name="P4" draw:layer="layout" svg:width="0.042cm" svg:height="0.042cm" svg:x="4cm" svg:y="5.088cm" svg:viewBox="0 0 43 43" svg:d="M43 22c0 9 0 13-4 17s-8 4-17 4c-8 0-14 0-18-4 0-4-4-8-4-17s4-18 4-18c4-4 10-4 18-4 9 0 13 0 17 4 4 0 4 9 4 18z">
          <text:p/>
        </draw:path>
        <draw:frame draw:style-name="gr4" draw:text-style-name="P5" draw:layer="layout" svg:width="0.388cm" svg:height="0.454cm" svg:x="4.115cm" svg:y="4.257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57cm" svg:height="0.254cm" svg:x="4.461cm" svg:y="4.881cm" svg:viewBox="0 0 158 255" svg:d="M158 178c0 13-4 21-8 30-5 8-10 17-18 25-5 5-17 9-26 13-12 4-25 9-38 9-8 0-13-5-21-5s-13-4-21-4c-4-4-9-4-13-4-4-4-4-4-8-4 0-5 0-5 0-5v-4c-5 0-5-4-5-4 0 0 0-4 0-9 0-4 0-4 5-8 4 0 4 0 8 0 4 4 9 4 13 8 4 0 13 5 21 5 4 4 13 4 21 4 9 0 17 0 21-4 9 0 13-5 17-9s9-8 9-13c4-4 4-12 4-16 0-9 0-13-4-22-5-4-5-8-13-12-4-5-8-9-17-9-8-4-17-4-25-4h-26-4v-4c0 0-4 0-4-4v-5c0-4 0-4 0-8 0 0 4 0 4-4h4 21c9 0 17 0 22-5 8 0 12-4 17-8 4-4 8-9 12-17 0-4 4-10 4-18 0-4 0-8-4-13 0-8-4-12-8-12 0-5-4-9-13-9-4-4-8-4-17-4-4 0-13 0-21 4-4 0-8 4-13 9-8 0-12 4-12 4-5 4-9 4-9 4-4 0-4 0-4-4v-4-5c0-4 0-4 0-4 0-4 0-4 0-4v-4c4 0 4 0 4-5 0 0 4 0 9-4 4 0 8-4 12-4 5-4 13-4 17-8 9 0 17 0 26 0 8 0 21 0 29 4 9 0 17 4 21 12 5 5 9 9 13 17 5 9 5 17 5 26 0 8 0 12-5 22 0 8-4 13-8 17-5 4-9 8-13 13-9 4-13 8-21 8 8 0 17 4 25 9 4 0 13 8 17 12 5 4 10 9 14 17 0 4 4 13 4 21z">
          <text:p/>
        </draw:path>
        <draw:path draw:style-name="gr3" draw:text-style-name="P4" draw:layer="layout" svg:width="0.169cm" svg:height="0.254cm" svg:x="4.656cm" svg:y="4.881cm" svg:viewBox="0 0 170 255" svg:d="M170 123c0 21 0 38-4 55-4 13-9 30-13 38-9 13-17 22-30 26-9 8-25 13-42 13-13 0-26-5-39-9-8-8-16-17-25-25-4-13-8-26-13-43-4-12-4-29-4-50 0-22 0-39 4-51 5-18 9-31 13-44 9-12 17-21 30-25 8-8 25-8 42-8 13 0 25 0 38 8 9 4 17 13 26 21 4 13 9 26 13 42 4 14 4 35 4 52zM136 128c0-13 0-26 0-34 0-9-5-17-5-27 0-8-4-12-8-17 0-8-4-12-9-17-4 0-8-4-12-4-4-4-9-4-17-4-9 0-17 4-26 8-8 5-12 13-17 22-4 8-4 16-8 30 0 13 0 26 0 38 0 21 0 34 0 47 4 13 8 25 13 34 4 8 8 12 12 17 9 4 17 4 26 4 8 0 13 0 17-4 8 0 12-5 17-9 0-4 4-8 8-17 0-4 4-12 4-17 5-8 5-17 5-25 0-9 0-17 0-25z">
          <text:p/>
        </draw:path>
        <draw:path draw:style-name="gr3" draw:text-style-name="P4" draw:layer="layout" svg:width="0.221cm" svg:height="0.249cm" svg:x="4.859cm" svg:y="4.881cm" svg:viewBox="0 0 222 250" svg:d="M222 233c0 5 0 5 0 9v4h-5c0 4 0 4 0 4h-72c-4 0-8-4-8-4-4-4-4-4-4-8v-9-4c0 0 0-5 4-5v-5c4 0 4-4 8-8 9 0 13-9 17-13s13-12 13-21c4-4 8-13 8-25 5-9 5-17 5-30 0-8 0-17 0-25-5-9-5-13-9-22 0-4-4-12-8-16-5-9-9-13-13-17-4-5-13-5-21-9-4 0-13-4-26-4-8 0-16 4-26 4-4 4-13 9-17 13-8 4-13 8-17 13-4 4-4 12-8 21-5 4-5 12-5 21 0 4-4 13-4 21 0 13 4 21 4 34 0 8 5 17 9 25 4 5 8 13 13 17 8 4 12 13 17 13 4 4 8 8 8 8l4 5v5 4 9c0 4 0 4-4 8l-4 4h-76v-4h-5v-4c0-4 0-4 0-9 0-4 0-8 0-8 5-5 5-5 5-5h50c-8-5-17-9-25-17-4-5-8-13-13-21-8-9-8-17-12-30-5-9-5-21-5-34 0-17 5-34 9-47 4-16 13-29 21-38 8-12 21-21 34-25 17-8 31-8 52-8 17 0 34 0 46 8 13 4 26 13 34 21 9 13 17 26 21 38 5 13 5 30 5 47 0 13 0 25-5 38 0 8-4 21-8 30-4 8-13 16-17 21-9 8-13 12-21 17h46c0 0 5 0 5 5 0 0 0 4 0 8z">
          <text:p/>
        </draw:path>
        <draw:path draw:style-name="gr3" draw:text-style-name="P4" draw:layer="layout" svg:width="0.157cm" svg:height="0.271cm" svg:x="3.826cm" svg:y="5.376cm" svg:viewBox="0 0 158 272" svg:d="M158 263l-4 5h-5-5c-4 0-4 0-8 0h-4c0-5 0-5 0-5v-25c-13 13-22 17-30 25-8 5-21 9-34 9s-21-4-29-9c-9-4-17-12-22-21-8-8-12-17-12-30-5-8-5-21-5-33 0-17 0-31 5-44 4-8 8-21 12-29 9-9 17-13 26-17 8-5 21-9 29-9 13 0 22 4 30 9 8 4 17 8 25 17v-98c0-4 0-4 0-4 5 0 5-4 9-4h4c4 0 9 0 9 0 5 0 5 4 5 4 4 0 4 0 4 0v4zM127 140c-8-9-17-17-25-26-8-4-17-8-25-8-9 0-13 4-22 8-4 4-8 9-12 13-4 8-4 13-9 21 0 8 0 18 0 26 0 9 0 17 0 26 0 8 5 17 9 21 4 8 8 13 12 17 5 4 13 4 22 4 4 0 8 0 12 0 0 0 5-4 9-8 4 0 8-5 12-9 5-4 13-8 17-17z">
          <text:p/>
        </draw:path>
        <draw:path draw:style-name="gr3" draw:text-style-name="P4" draw:layer="layout" svg:width="0.042cm" svg:height="0.043cm" svg:x="4.038cm" svg:y="5.6cm" svg:viewBox="0 0 43 44" svg:d="M43 22c0 9 0 13-4 17-4 5-8 5-17 5s-13 0-18-5c0-4-4-8-4-17 0-8 4-18 4-18 5-4 9-4 18-4s13 0 17 4c4 0 4 10 4 18z">
          <text:p/>
        </draw:path>
        <draw:frame draw:style-name="gr4" draw:text-style-name="P5" draw:layer="layout" svg:width="0.388cm" svg:height="0.454cm" svg:x="4.077cm" svg:y="4.769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52cm" svg:height="0.25cm" svg:x="4.466cm" svg:y="5.393cm" svg:viewBox="0 0 153 251" svg:d="M153 234c0 4 0 4 0 8v4h-4c0 5 0 5-4 5h-137l-4-5h-4v-4c0 0 0-4 0-8v-5c0-4 0-4 0-4 0-4 0-4 4-8l4-5 48-51c8-9 21-22 25-30 9-8 13-17 17-25 4-9 4-13 4-22 4-4 4-12 4-17 0-4 0-8-4-16 0-5-4-9-8-13 0-4-4-4-13-9-4 0-8 0-17 0-8 0-13 0-21 0-4 5-8 5-13 9-8 4-8 4-13 8-5 0-5 0-9 0s-4 0-4 0c0-4 0-4 0-4 0-4 0-4 0-8 0-5 0-5 0-5 0-4 0-4 0-4v-4c0 0 4 0 4-4 0 0 4 0 9-5 5 0 9-4 13-4 9-4 13-4 21-8 5 0 13 0 22 0 12 0 21 0 29 4 9 4 17 8 21 13 9 4 13 12 13 21 4 8 9 17 9 25 0 9-5 13-5 21 0 9-4 17-8 26-4 8-13 21-21 29-9 13-17 26-34 39l-38 43h106c4 0 4 0 4 0l4 4v4z">
          <text:p/>
        </draw:path>
        <draw:path draw:style-name="gr3" draw:text-style-name="P4" draw:layer="layout" svg:width="0.157cm" svg:height="0.25cm" svg:x="4.66cm" svg:y="5.397cm" svg:viewBox="0 0 158 251" svg:d="M158 165c0 13-4 26-8 34-5 14-9 22-17 26-9 9-17 13-30 17-14 5-26 9-39 9-9 0-13-4-21-4-9 0-13 0-17-5-4 0-13-4-13-4-4 0-8-4-8-4 0-4-5-4-5-4v-5-4c0-4 0-4 0-8l5-5c4 0 4 0 8 0s4 5 9 5c4 4 12 4 17 8 8 0 16 0 25 0 8 0 17 0 21-4 9 0 18-4 22-9s9-9 13-17c0-5 4-13 4-22 0-8-4-17-4-21-4-8-9-13-13-17s-13-4-18-8c-8 0-21-4-29-4-9 0-13 4-21 4-5 0-9 0-17 0 0 0-5 0-5-4-4 0-4-5-4-9v-102c0-4 0-4 4-8 0 0 5 0 9 0h111c4 0 4 0 4 0 0 4 0 4 0 4 0 4 0 4 0 9 0 4 0 8 0 8 0 4-4 4-4 4h-94v72c4-4 8-4 12-4 5 0 9 0 17 0 13 0 27 4 39 4 9 5 17 9 26 17 8 5 13 13 17 21 0 9 4 17 4 30z">
          <text:p/>
        </draw:path>
        <draw:path draw:style-name="gr3" draw:text-style-name="P4" draw:layer="layout" svg:width="0.221cm" svg:height="0.25cm" svg:x="4.859cm" svg:y="5.393cm" svg:viewBox="0 0 222 251" svg:d="M222 234c0 4 0 4 0 8v4h-5c0 5 0 5 0 5h-72c-4 0-8-5-8-5-4-4-4-4-4-8v-9-4c0 0 0-4 4-4v-4c4 0 4-5 8-10 9 0 13-8 17-13 4-4 13-12 13-21 4-4 8-12 8-25 5-9 5-17 5-30 0-8 0-17 0-25-5-9-5-13-9-21 0-5-4-13-8-17-5-9-9-13-13-17s-13-4-21-9c-4 0-13-4-26-4-8 0-16 4-26 4-4 5-13 9-17 13-8 4-13 9-17 13s-4 12-8 21c-5 4-5 13-5 21 0 4-4 13-4 21 0 13 4 21 4 34 0 9 5 17 9 26 4 4 8 12 13 16 8 5 12 13 17 13 4 5 8 10 8 10l4 4v4 4 9c0 4 0 4-4 8l-4 5h-76v-5h-5v-4c0-4 0-4 0-8 0-5 0-9 0-9 5-4 5-4 5-4h50c-8-4-17-9-25-18-4-4-8-13-13-21-8-9-8-17-12-30-5-8-5-21-5-34 0-17 5-34 9-46 4-17 13-30 21-38 8-13 21-22 34-26 17-8 31-8 52-8 17 0 34 0 46 8 13 4 26 13 34 21 9 13 17 26 21 38 5 13 5 30 5 47 0 13 0 25-5 38 0 9-4 21-8 30-4 8-13 17-17 21-9 9-13 14-21 18h46c0 0 5 0 5 4 0 0 0 4 0 9z">
          <text:p/>
        </draw:path>
        <draw:path draw:style-name="gr3" draw:text-style-name="P4" draw:layer="layout" svg:width="0.14cm" svg:height="0.25cm" svg:x="3.208cm" svg:y="6.413cm" svg:viewBox="0 0 141 251" svg:d="M141 238v4 5h-4c0 4 0 4 0 4h-132v-4h-5v-5-4c0-4 0-4 0-8v-5h5v-4h50v-187l-46 30h-4c0 4-5 0-5 0v-5-4c0-4 0-4 0-8v-5l5-4 56-34 4-4c4 0 4 0 4 0 4 0 4 0 9 0h4c4 0 4 0 8 0 0 4 0 4 0 4v217h47v4c4 0 4 0 4 0v5c0 4 0 4 0 8z">
          <text:p/>
        </draw:path>
        <draw:path draw:style-name="gr3" draw:text-style-name="P4" draw:layer="layout" svg:width="0.169cm" svg:height="0.254cm" svg:x="3.386cm" svg:y="6.413cm" svg:viewBox="0 0 170 255" svg:d="M170 124c0 21 0 38-4 55-4 12-8 29-12 38-9 13-17 21-30 25-9 9-25 13-42 13-14 0-27-4-40-8-8-9-16-17-25-26-4-13-8-25-13-42-4-13-4-30-4-51s0-38 4-51c5-18 9-30 17-43 5-13 13-21 26-26 12-8 25-8 43-8 13 0 25 0 38 8 9 5 17 13 26 22 4 12 12 25 12 43 4 13 4 34 4 51zM137 128c0-13 0-25 0-34 0-8-5-17-5-25 0-10-4-14-8-18 0-9-4-13-9-17-4 0-8-4-12-4-4-5-9-5-17-5-10 0-18 5-27 9-8 4-12 13-17 21-4 8-4 18-8 31 0 12 0 25 0 38 0 21 0 34 4 46 0 13 4 26 9 34 4 9 8 13 12 17 9 4 17 4 27 4 8 0 13 0 17-4 8 0 12-4 17-8 0-5 4-9 8-17 0-5 4-13 4-17 5-9 5-17 5-26 0-8 0-17 0-25z">
          <text:p/>
        </draw:path>
        <draw:path draw:style-name="gr3" draw:text-style-name="P4" draw:layer="layout" svg:width="0.042cm" svg:height="0.043cm" svg:x="3.598cm" svg:y="6.62cm" svg:viewBox="0 0 43 44" svg:d="M43 22c0 8 0 12-4 18-5 4-10 4-18 4s-13 0-13-4c-4-6-8-10-8-18 0-9 4-17 8-17 0-5 9-5 13-5 8 0 13 0 18 5 4 0 4 8 4 17z">
          <text:p/>
        </draw:path>
        <draw:frame draw:style-name="gr4" draw:text-style-name="P5" draw:layer="layout" svg:width="0.388cm" svg:height="0.454cm" svg:x="4.115cm" svg:y="5.282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91cm" svg:height="0.246cm" svg:x="3.839cm" svg:y="6.417cm" svg:viewBox="0 0 192 247" svg:d="M192 120c0 21-5 38-9 55s-13 29-21 38c-13 13-25 21-42 25-13 5-30 9-51 9h-56c0 0-4-4-9-4 0-5-4-5-4-9v-221c0-4 4-9 4-13 5 0 9 0 9 0h56c21 0 42 0 55 4 17 9 30 17 38 26 8 13 17 21 21 38 4 14 9 31 9 52zM158 120c0-13 0-26-4-38-5-10-9-23-17-31-9-8-17-13-26-17-12-4-25-8-42-8h-35v191h35c17 0 30 0 38-4 13-4 21-13 30-17 8-9 12-21 17-34 4-13 4-25 4-42z">
          <text:p/>
        </draw:path>
        <draw:path draw:style-name="gr3" draw:text-style-name="P4" draw:layer="layout" svg:width="0.156cm" svg:height="0.19cm" svg:x="4.068cm" svg:y="6.477cm" svg:viewBox="0 0 157 191" svg:d="M157 89c0 5 0 9-4 9 0 4-4 4-8 4h-111c0 9 0 17 0 26 4 8 4 12 12 16 5 9 9 13 17 13 5 4 14 4 27 4 8 0 12 0 21 0 4 0 12-4 17-4 4 0 8-4 8-4 4 0 9-4 9-4l4 4v4 4c0 5 0 5 0 5 0 4 0 4 0 4v4h-4c0 0 0 4-5 4-4 0-8 5-12 5-5 0-13 4-21 4-5 0-13 4-22 4-12 0-26-4-39-8-8-5-17-9-25-17-9-9-13-17-17-30s-4-25-4-42c0-13 0-27 4-39 4-13 8-22 17-30 8-9 17-13 25-17 13-4 22-8 35-8s26 4 34 8c13 4 17 8 25 17 5 4 9 13 13 25 4 9 4 21 4 31zM128 76c0-17-5-30-13-38-8-9-21-13-34-13-8 0-18 0-22 4s-8 9-13 13c-4 4-8 8-12 17 0 4 0 12 0 17z">
          <text:p/>
        </draw:path>
        <draw:path draw:style-name="gr3" draw:text-style-name="P4" draw:layer="layout" svg:width="0.11cm" svg:height="0.229cm" svg:x="4.25cm" svg:y="6.434cm" svg:viewBox="0 0 111 230" svg:d="M111 213c0 0 0 4 0 8v5c-4 0-4 0-4 0-5 4-9 4-9 4-5 0-5 0-9 0-5 0-5 0-9 0-8 0-17 0-25 0-4-4-9-9-13-13s-8-8-8-17c-5-8-5-17-5-25v-102h-25l-4-4c0 0 0-5 0-10 0-4 0-4 0-4 0-4 0-4 0-4 0-4 4-4 4-4h25v-43c0 0 0-4 5-4h4c0 0 4 0 8 0 0 0 5 0 9 0h4v4 43h48c4 0 4 0 4 4v4 4c0 5 0 10 0 10 0 4-4 4-4 4h-48v97c0 9 4 22 9 26 4 4 8 8 16 8 5 0 5 0 9 0 5 0 5 0 5-4 4 0 4 0 4 0 5 0 5 0 5 0h4c0 4 0 4 0 4 0 5 0 5 0 9z">
          <text:p/>
        </draw:path>
        <draw:path draw:style-name="gr3" draw:text-style-name="P4" draw:layer="layout" svg:width="0.157cm" svg:height="0.19cm" svg:x="4.389cm" svg:y="6.477cm" svg:viewBox="0 0 158 191" svg:d="M158 89c0 5 0 9-4 9 0 4-4 4-9 4h-111c0 9 0 17 0 26 5 8 5 12 13 16 4 9 8 13 18 13 4 4 13 4 25 4 9 0 13 0 22 0 4 0 12-4 16-4 5 0 9-4 9-4 4 0 8-4 8-4l5 4v4 4c0 5 0 5 0 5 0 4 0 4 0 4v4h-5c0 0 0 4-4 4s-8 5-13 5c-4 0-12 4-21 4-4 0-12 4-21 4-13 0-25-4-39-8-8-5-17-9-25-17-9-9-13-17-17-30-5-13-5-25-5-42 0-13 0-27 5-39 4-13 8-22 17-30 8-9 17-13 25-17 14-4 22-8 35-8s25 4 34 8c12 4 17 8 25 17 4 4 9 13 13 25 4 9 4 21 4 31zM128 76c0-17-4-30-12-38-9-9-21-13-34-13-9 0-17 0-21 4-6 4-10 9-14 13s-8 8-13 17c0 4 0 12 0 17z">
          <text:p/>
        </draw:path>
        <draw:path draw:style-name="gr3" draw:text-style-name="P4" draw:layer="layout" svg:width="0.101cm" svg:height="0.186cm" svg:x="4.593cm" svg:y="6.477cm" svg:viewBox="0 0 102 187" svg:d="M102 21v4c0 4 0 4 0 4 0 4-4 4-4 4h-4-4c-5 0-5-4-9-4h-4c-4 0-9 0-13 4 0 0-4 0-8 5-5 4-9 8-9 12-4 5-8 9-12 17v116c-5 0-5 0-5 4h-4c-4 0-4 0-8 0-5 0-5 0-9 0h-4c0-4 0-4-5-4v-175-4c5 0 5 0 5 0h4c0 0 4 0 9 0h4c4 0 4 0 4 0 4 0 4 0 4 0 0 4 0 4 0 4v25c5-8 9-12 13-17 4-4 8-8 13-8 4-4 8-4 8-8 4 0 9 0 13 0h4c4 0 4 0 9 0 0 4 4 4 4 4 4 0 4 0 4 0l4 4v4c0 4 0 4 0 9z">
          <text:p/>
        </draw:path>
        <draw:path draw:style-name="gr3" draw:text-style-name="P4" draw:layer="layout" svg:width="0.254cm" svg:height="0.187cm" svg:x="4.728cm" svg:y="6.476cm" svg:viewBox="0 0 255 188" svg:d="M255 184v4c-4 0-4 0-8 0h-5c-4 0-8 0-8 0-4 0-4 0-4 0-5-4-4-4-4-4v-107c0-9 0-13-6-21 0-5 0-9-4-13s-4-9-8-13c-9 0-13 0-17 0-9 0-17 0-22 4-8 9-16 17-25 26v124l-4 4h-4c0 0-5 0-9 0h-4c-4 0-4 0-9 0 0-4 0-4 0-4v-107c0-9 0-13-4-21 0-5-4-9-4-13-4-4-8-9-13-13-4 0-8 0-12 0-9 0-17 0-26 4-4 9-13 17-21 26v124c0 0-4 0-4 4h-4c-5 0-5 0-9 0s-4 0-8 0h-5c0-4 0-4 0-4-4 0-4 0-4 0v-175l4-4h5c4 0 4 0 8 0h4c5 0 5 0 5 0 4 0 4 0 4 0 0 4 0 4 0 4v21c8-8 21-17 29-21 9-4 17-9 26-9 8 0 13 0 21 5 4 0 8 4 13 4 4 4 8 8 12 13 5 4 5 8 9 12 4-4 8-12 13-17 8-4 12-4 16-8 5-4 9-4 13-4 4-5 9-5 13-5 13 0 21 5 31 5 8 4 12 12 16 17 5 8 9 12 13 21 0 13 0 21 0 29z">
          <text:p/>
        </draw:path>
        <draw:path draw:style-name="gr3" draw:text-style-name="P4" draw:layer="layout" svg:width="0.042cm" svg:height="0.254cm" svg:x="5.037cm" svg:y="6.409cm" svg:viewBox="0 0 43 255" svg:d="M39 251c-4 0-4 0-4 4h-4c-4 0-4 0-10 0-4 0-4 0-8 0h-4c0-4 0-4 0-4-5 0-5 0-5 0v-174h5c0-4 0-4 0-4h4c4 0 4 0 8 0 6 0 6 0 10 0h4l4 4zM43 17c0 8-4 12-4 17-4 4-8 4-18 4-8 0-12 0-17-4 0-5-4-9-4-13 0-9 4-13 4-17 5-4 9-4 17-4 10 0 14 0 18 4 0 4 4 8 4 13z">
          <text:p/>
        </draw:path>
        <draw:path draw:style-name="gr3" draw:text-style-name="P4" draw:layer="layout" svg:width="0.143cm" svg:height="0.187cm" svg:x="5.135cm" svg:y="6.476cm" svg:viewBox="0 0 144 188" svg:d="M144 184v4c-4 0-4 0-8 0h-4c-4 0-9 0-9 0-4 0-4 0-4 0-4-4-4-4-4-4v-103c0-9 0-17-4-25 0-5 0-9-5-13-4-4-8-9-12-13-5 0-10 0-18 0-9 0-13 0-21 4-9 9-17 17-26 26v124c0 0-4 0-4 4h-4c0 0-5 0-9 0s-4 0-8 0h-4c0-4 0-4 0-4v-175-4h4c4 0 4 0 8 0s4 0 9 0h4c0 4 0 4 0 4v21c8-8 21-17 30-21 8-4 21-9 29-9 14 0 22 5 31 5 8 4 13 12 17 17 4 8 8 12 12 21 0 13 0 21 0 34z">
          <text:p/>
        </draw:path>
        <draw:path draw:style-name="gr3" draw:text-style-name="P4" draw:layer="layout" svg:width="0.156cm" svg:height="0.19cm" svg:x="5.321cm" svg:y="6.477cm" svg:viewBox="0 0 157 191" svg:d="M157 89c0 5 0 9-4 9-4 4-4 4-8 4h-116c0 9 5 17 5 26 4 8 4 12 8 16 4 9 13 13 17 13 10 4 18 4 31 4 8 0 12 0 21 0 4 0 13-4 17-4s8-4 8-4c4 0 9-4 9-4v4c4 0 4 0 4 0v4 4c0 5 0 5 0 5 0 4 0 4 0 4v4h-4c0 0 0 4-5 4-4 0-8 5-12 5-9 0-13 4-21 4-5 0-13 4-22 4-12 0-26-4-39-8-8-5-17-9-25-17-9-9-13-17-17-30s-4-25-4-42c0-13 0-27 4-39 4-13 8-22 17-30 8-9 17-13 25-17 9-4 23-8 35-8 13 0 26 4 34 8 9 4 17 8 25 17 5 4 9 13 13 25 4 9 4 21 4 31zM124 76c0-17 0-30-9-38-8-9-21-13-34-13-8 0-17 0-22 4-4 4-13 9-17 13 0 4-4 8-8 17 0 4 0 12-5 17z">
          <text:p/>
        </draw:path>
        <draw:path draw:style-name="gr3" draw:text-style-name="P4" draw:layer="layout" svg:width="0.11cm" svg:height="0.229cm" svg:x="5.592cm" svg:y="6.434cm" svg:viewBox="0 0 111 230" svg:d="M111 213c0 0 0 4 0 8v5c-4 0-4 0-9 0 0 4-4 4-4 4-4 0-4 0-8 0-5 0-9 0-9 0-9 0-18 0-26 0-4-4-9-9-13-13s-8-8-8-17c-5-8-5-17-5-25v-102h-25l-4-4c0 0 0-5 0-10 0-4 0-4 0-4 0-4 0-4 0-4 0-4 4-4 4-4h25v-43c0 0 0-4 5-4h4c0 0 4 0 8 0 0 0 5 0 9 0h4v4 43h48c4 0 4 0 4 4v4 4c0 5 0 10 0 10 0 4-4 4-4 4h-48v97c0 9 4 22 8 26 0 4 10 8 18 8 5 0 5 0 9 0 0 0 4 0 4-4 4 0 4 0 4 0 5 0 5 0 5 0h4c0 4 0 4 0 4 0 5 0 5 0 9z">
          <text:p/>
        </draw:path>
        <draw:path draw:style-name="gr3" draw:text-style-name="P4" draw:layer="layout" svg:width="0.148cm" svg:height="0.267cm" svg:x="5.744cm" svg:y="6.396cm" svg:viewBox="0 0 149 268" svg:d="M149 264c0 0-4 0-4 4h-4c0 0-4 0-9 0-4 0-4 0-8 0h-4c0-4 0-4 0-4h-5v-102c0-9 0-17 0-25 0-5-4-9-8-13 0-5-4-10-9-14-5 0-13 0-17 0-9 0-17 0-26 4-8 10-13 18-25 27v123 4c-4 0-4 0-4 0-5 0-9 0-9 0-4 0-8 0-8 0-5 0-5 0-5 0 0-4-4-4-4-4v-255c0-5 0-5 0-5 0 0 4 0 4-4h5c0 0 4 0 8 0 0 0 4 0 9 0h4c0 4 0 4 0 4v5 101c12-13 21-17 29-21 9-4 17-9 26-9 13 0 22 5 30 5 9 4 17 12 22 17 4 8 8 12 8 22 4 13 4 21 4 34z">
          <text:p/>
        </draw:path>
        <draw:path draw:style-name="gr3" draw:text-style-name="P4" draw:layer="layout" svg:width="0.156cm" svg:height="0.19cm" svg:x="5.939cm" svg:y="6.477cm" svg:viewBox="0 0 157 191" svg:d="M157 89c0 5 0 9-4 9-4 4-4 4-8 4h-116c0 9 5 17 5 26 4 8 4 12 8 16 4 9 13 13 17 13 10 4 18 4 31 4 8 0 12 0 21 0 4 0 13-4 17-4s8-4 8-4c5 0 9-4 9-4v4c4 0 4 0 4 0v4 4c0 5 0 5 0 5 0 4 0 4 0 4v4h-4c0 0 0 4-4 4-5 0-9 5-13 5-9 0-13 4-21 4-5 0-13 4-21 4-13 0-27-4-40-8-8-5-17-9-25-17-8-9-13-17-17-30s-4-25-4-42c0-13 0-27 4-39 4-13 9-22 17-30 8-9 17-13 25-17 9-4 23-8 35-8 13 0 26 4 34 8 9 4 17 8 26 17 4 4 8 13 12 25 4 9 4 21 4 31zM124 76c0-17 0-30-9-38-8-9-21-13-34-13-8 0-18 0-22 4s-13 9-17 13c0 4-4 8-8 17 0 4 0 12-5 17z">
          <text:p/>
        </draw:path>
        <draw:path draw:style-name="gr3" draw:text-style-name="P4" draw:layer="layout" svg:width="0.161cm" svg:height="0.19cm" svg:x="6.214cm" svg:y="6.477cm" svg:viewBox="0 0 162 191" svg:d="M162 89c0 5-4 9-4 9-5 4-9 4-9 4h-115c0 9 0 17 4 26 0 8 4 12 9 16 4 9 8 13 17 13 8 4 16 4 25 4 8 0 18 0 22 0 9 0 13-4 17-4s9-4 13-4 4-4 8-4v4h4v4 4c0 5 0 5 0 5 0 4 0 4 0 4 0 0 0 4-4 4l-4 4c-4 0-8 5-17 5-4 0-8 4-17 4s-18 4-22 4c-17 0-30-4-38-8-13-5-21-9-26-17-8-9-12-17-16-30-5-13-9-25-9-42 0-13 4-27 9-39 4-13 8-22 16-30 5-9 13-13 26-17 8-4 21-8 34-8 12 0 26 4 35 8 8 4 17 8 21 17 8 4 12 13 17 25 0 9 4 21 4 31zM128 76c0-17-4-30-8-38-9-9-23-13-40-13-4 0-12 0-16 4-9 4-13 9-17 13-5 4-5 8-9 17 0 4-4 12-4 17z">
          <text:p/>
        </draw:path>
        <draw:path draw:style-name="gr3" draw:text-style-name="P4" draw:layer="layout" svg:width="0.115cm" svg:height="0.267cm" svg:x="6.4cm" svg:y="6.396cm" svg:viewBox="0 0 116 268" svg:d="M116 17c0 4 0 8 0 8v5h-5-4-4c0-5-4-5-4-5-5 0-9 0-9 0-8 0-8 0-12 0-5 5-9 5-9 9-4 4-4 8-4 13 0 4 0 12 0 21v17h38l4 4v4 4c0 5 0 9 0 9-4 4-4 4-4 4h-38v154h-4v4c-5 0-5 0-5 0-4 0-4 0-8 0s-10 0-10 0h-4c0-4-4-4-4-4v-154h-25l-5-4c0 0 0-4 0-9 0-4 0-4 0-4 0-4 0-4 0-4 0-4 5-4 5-4h25v-17c0-13 0-21 4-30 0-13 4-17 10-21 4-8 12-13 17-13 8-4 17-4 25-4 4 0 8 0 13 0 4 0 8 0 8 4 4 0 4 0 9 0v5 4z">
          <text:p/>
        </draw:path>
        <draw:path draw:style-name="gr3" draw:text-style-name="P4" draw:layer="layout" svg:width="0.114cm" svg:height="0.267cm" svg:x="6.519cm" svg:y="6.396cm" svg:viewBox="0 0 115 268" svg:d="M115 17c0 4 0 8 0 8v5h-4c-4 0-4 0-9 0 0-5-4-5-4-5-4 0-8 0-8 0-4 0-9 0-13 0-4 5-8 5-8 9-5 4-5 8-5 13 0 4 0 12 0 21v17h38c0 0 5 0 5 4v4 4c0 5 0 9 0 9-5 4-5 4-5 4h-38v154h-4v4h-4c-4 0-4 0-9 0-4 0-4 0-8 0h-5c0-4-5-4-5-4v-154h-25l-4-4c0 0 0-4 0-9 0-4 0-4 0-4 0-4 0-4 0-4 0-4 4-4 4-4h25v-17c0-13 0-21 5-30 0-13 5-17 9-21 4-8 13-13 17-13 9-4 17-4 26-4 4 0 8 0 12 0s9 0 13 4h4v5 4z">
          <text:p/>
        </draw:path>
        <draw:path draw:style-name="gr3" draw:text-style-name="P4" draw:layer="layout" svg:width="0.043cm" svg:height="0.254cm" svg:x="6.654cm" svg:y="6.409cm" svg:viewBox="0 0 44 255" svg:d="M39 251h-4v4h-4c-4 0-4 0-9 0-4 0-4 0-8 0h-4c0-4 0-4-4-4v-174c4-4 4-4 4-4h4c4 0 4 0 8 0 5 0 5 0 9 0h4v4c4 0 4 0 4 0zM44 17c0 8-5 12-5 17-4 4-8 4-17 4-8 0-12 0-16-4 0-5-6-9-6-13 0-9 6-13 6-17 4-4 8-4 16-4 9 0 13 0 17 4 0 4 5 8 5 13z">
          <text:p/>
        </draw:path>
        <draw:path draw:style-name="gr3" draw:text-style-name="P4" draw:layer="layout" svg:width="0.135cm" svg:height="0.191cm" svg:x="6.735cm" svg:y="6.476cm" svg:viewBox="0 0 136 192" svg:d="M136 154c0 4 0 4 0 8v5c0 4-4 4-4 4 0 4-4 4-9 8-4 0-8 5-12 5s-9 4-17 4c-4 0-9 4-18 4-13 0-21-4-30-8-12-5-21-9-25-17-9-9-13-17-17-30 0-13-4-25-4-38 0-17 4-35 8-43 4-13 9-26 17-30 4-9 13-17 26-21 8 0 21-5 29-5 5 0 14 0 18 0 4 5 9 5 13 5 4 4 8 4 12 8 5 0 5 4 9 4v5c4 0 4 0 4 4v4 4c0 5 0 9 0 9-4 4-4 4-4 4-4 0-4 0-9-4-4 0-4-4-8-4-4-5-8-5-13-9-8 0-12-4-22-4-13 0-25 8-34 17-8 13-12 29-12 52 0 12 0 21 4 29 0 9 4 17 8 21 5 9 9 9 13 13 8 4 13 4 21 4 10 0 14 0 22-4 5 0 9-4 13-4 4-4 8-9 8-9 5-4 9-4 9-4h4v4 5z">
          <text:p/>
        </draw:path>
        <draw:path draw:style-name="gr3" draw:text-style-name="P4" draw:layer="layout" svg:width="0.038cm" svg:height="0.254cm" svg:x="6.908cm" svg:y="6.409cm" svg:viewBox="0 0 39 255" svg:d="M35 251v4c-4 0-4 0-4 0-5 0-10 0-10 0-4 0-8 0-8 0-4 0-4 0-4 0 0-4-4-4-4-4v-174c0-4 4-4 4-4h4c0 0 4 0 8 0 0 0 5 0 10 0h4v4zM39 17c0 8 0 12-4 17 0 4-9 4-14 4-8 0-12 0-16-4-5-5-5-9-5-13 0-9 0-13 5-17 4-4 8-4 16-4 10 0 14 0 14 4 4 4 4 8 4 13z">
          <text:p/>
        </draw:path>
        <draw:path draw:style-name="gr3" draw:text-style-name="P4" draw:layer="layout" svg:width="0.161cm" svg:height="0.19cm" svg:x="6.984cm" svg:y="6.477cm" svg:viewBox="0 0 162 191" svg:d="M162 89c0 5-4 9-4 9-4 4-8 4-8 4h-116c0 9 0 17 5 26 0 8 4 12 8 16 4 9 13 13 17 13 8 4 17 4 25 4 9 0 17 0 26 0 4 0 8-4 12-4 5 0 10-4 14-4s4-4 9-4v4h4v4 4c0 5 0 5 0 5 0 4 0 4 0 4v4c-4 0-4 0-4 0l-5 4c-4 0-8 5-13 5-9 0-13 4-21 4-9 0-13 4-22 4-17 0-29-4-38-8-12-5-21-9-25-17-9-9-13-17-17-30s-9-25-9-42c0-13 5-27 9-39 4-13 8-22 17-30 4-9 13-13 25-17 9-4 21-8 34-8s26 4 34 8 18 8 22 17c9 4 13 13 17 25 0 9 4 21 4 31zM127 76c0-17-4-30-8-38-8-9-21-13-34-13-8 0-17 0-21 4-8 4-13 9-17 13s-4 8-8 17c0 4-5 12-5 17z">
          <text:p/>
        </draw:path>
        <draw:path draw:style-name="gr3" draw:text-style-name="P4" draw:layer="layout" svg:width="0.148cm" svg:height="0.187cm" svg:x="7.192cm" svg:y="6.476cm" svg:viewBox="0 0 149 188" svg:d="M149 184c-4 0-4 0-4 4h-4c-5 0-5 0-10 0-4 0-4 0-8 0h-5c0-4 0-4 0-4-4 0-4 0-4 0v-103c0-9 0-17 0-25-4-5-4-9-8-13 0-4-4-9-9-13-8 0-12 0-17 0-8 0-17 0-25 4-8 9-17 17-25 26v124 4c-5 0-5 0-9 0h-4c-4 0-9 0-9 0-4 0-4 0-4 0-4-4-4-4-4-4v-175-4h4 4 5c4 0 8 0 8 0h4c5 4 5 4 5 4v21c8-8 17-17 25-21 13-4 21-9 30-9 12 0 21 5 29 5 9 4 13 12 22 17 5 8 5 12 9 21 0 13 4 21 4 34z">
          <text:p/>
        </draw:path>
        <draw:path draw:style-name="gr3" draw:text-style-name="P4" draw:layer="layout" svg:width="0.136cm" svg:height="0.191cm" svg:x="7.382cm" svg:y="6.476cm" svg:viewBox="0 0 137 192" svg:d="M137 154c0 4 0 4 0 8v5c0 4-4 4-4 4 0 4-5 4-9 8-4 0-8 5-12 5-6 0-10 4-14 4-9 0-13 4-21 4-9 0-22-4-30-8-13-5-17-9-25-17-5-9-13-17-13-30-4-13-9-25-9-38 0-17 5-35 9-43 4-13 8-26 17-30 8-9 17-17 25-21 9 0 21-5 30-5 8 0 13 0 17 0 4 5 8 5 14 5 4 4 8 4 12 8 4 0 4 4 9 4 0 0 0 5 4 5v4 4 4c0 5 0 9 0 9-4 4-4 4-4 4-5 0-5 0-9-4 0 0-4-4-8-4-4-5-10-5-14-9-8 0-13-4-21-4-13 0-26 8-34 17-8 13-13 29-13 52 0 12 0 21 5 29 0 9 4 17 8 21 4 9 8 9 17 13 4 4 13 4 17 4 8 0 17 0 21-4 4 0 10-4 14-4 4-4 8-9 12-9 0-4 5-4 5-4h4v4 5z">
          <text:p/>
        </draw:path>
        <draw:path draw:style-name="gr3" draw:text-style-name="P4" draw:layer="layout" svg:width="0.161cm" svg:height="0.249cm" svg:x="7.539cm" svg:y="6.481cm" svg:viewBox="0 0 162 250" svg:d="M103 183l-26 63-4 4c-4 0-8 0-18 0h-4c-4 0-4 0-9 0 0-4 0-4 0-4v-4l27-59-4-4v-5l-65-162c0-4 0-8 0-8v-4h4c5 0 9 0 9 0 4 0 8 0 12 0h5v4c4 0 4 0 4 0l47 141h5l46-141v-4c5 0 5 0 5 0 4 0 8 0 12 0s4 0 9 0h4v4 4z">
          <text:p/>
        </draw:path>
        <draw:path draw:style-name="gr3" draw:text-style-name="P4" draw:layer="layout" svg:width="0.169cm" svg:height="0.19cm" svg:x="7.81cm" svg:y="6.477cm" svg:viewBox="0 0 170 191" svg:d="M170 94c0 12 0 25-4 38-4 12-8 21-17 29-4 9-17 17-25 22-13 4-26 8-38 8-17 0-26-4-39-8-9-5-17-9-26-17-8-9-13-17-17-30s-4-25-4-38c0-17 0-31 4-39 4-13 9-26 17-34 9-9 17-13 31-17 8-4 21-8 38-8 13 0 25 4 34 8 12 4 21 8 29 17 5 8 9 17 13 30 4 8 4 21 4 39zM141 94c0-9-5-18-5-27 0-8-4-12-8-21-4-4-8-13-17-13-4-4-13-8-25-8-9 0-17 4-21 4-9 4-13 9-18 17-5 4-9 13-9 21-4 9-4 18-4 27 0 8 0 17 0 25 4 9 4 17 8 25 5 5 14 9 18 13 9 4 17 4 26 4 8 0 17 0 25-4 4-4 13-8 17-13 4-8 4-12 8-21 0-8 5-17 5-29z">
          <text:p/>
        </draw:path>
        <draw:path draw:style-name="gr3" draw:text-style-name="P4" draw:layer="layout" svg:width="0.114cm" svg:height="0.267cm" svg:x="8.009cm" svg:y="6.396cm" svg:viewBox="0 0 115 268" svg:d="M115 17c0 4 0 8 0 8v5c-4 0-4 0-4 0h-4-4c0-5-5-5-5-5-4 0-8 0-12 0-5 0-9 0-9 0-4 5-8 5-8 9-5 4-5 8-5 13-4 4-4 12-4 21v17h38c5 0 5 0 5 0v4c4 0 4 0 4 4v4c0 5 0 9-4 9 0 4 0 4-5 4h-38v154 4c-4 0-4 0-8 0h-4c-5 0-9 0-9 0-4 0-4 0-4 0-4-4-4-4-4-4v-154h-27c0 0-4 0-4-4 0 0 0-4 0-9 0-4 0-4 0-4 0-4 0-4 0-4 0-4 0-4 4-4h27v-17c0-13 0-21 4-30 0-13 4-17 8-21 5-8 13-13 17-13 9-4 17-4 26-4 4 0 8 0 12 0 5 0 9 0 9 4 4 0 4 0 4 0 4 0 4 5 4 5v4z">
          <text:p/>
        </draw:path>
        <draw:path draw:style-name="gr3" draw:text-style-name="P4" draw:layer="layout" svg:width="0.139cm" svg:height="0.191cm" svg:x="8.221cm" svg:y="6.476cm" svg:viewBox="0 0 140 192" svg:d="M140 184c0 4-4 4-4 4-4 0-4 0-8 0-5 0-5 0-9 0 0 0-4 0-4-4v-17c-9 4-17 12-25 17-9 4-22 8-30 8-9 0-18-4-26-4-5-4-13-9-17-13-5-4-9-8-13-17-4-4-4-13-4-21 0-9 0-17 4-25 4-5 13-13 17-17 8-5 17-9 30-9 9-4 22-4 34-4h26v-14c0-8 0-12-5-21 0-4-4-8-4-8-4-5-8-9-12-9-5-4-13-4-17-4-9 0-17 0-22 4-9 0-13 4-17 4-5 5-9 5-13 9-4 0-4 0-9 0h-4c0-4 0-4 0-4 0-5 0-5 0-9v-4c0-4 4-4 4-9 0 0 5 0 9-4 4 0 8-4 13-4 8-4 12-4 22-4 4-5 12-5 17-5 12 0 25 0 33 5 9 4 13 8 22 12 4 5 8 13 8 22 4 8 4 17 4 25zM111 103h-26c-12 0-17 0-25 4-4 0-14 0-18 5-4 4-4 8-8 12 0 4 0 9 0 13 0 8 0 17 8 21 4 4 14 9 22 9 9 0 17-5 26-9 4-4 12-8 21-17z">
          <text:p/>
        </draw:path>
        <draw:path draw:style-name="gr3" draw:text-style-name="P4" draw:layer="layout" svg:width="0.114cm" svg:height="0.229cm" svg:x="8.483cm" svg:y="6.434cm" svg:viewBox="0 0 115 230" svg:d="M115 213c0 0 0 4 0 8l-4 5h-4c0 4-4 4-9 4h-4c-4 0-8 0-12 0-9 0-13 0-22 0-4-4-12-9-17-13-4-4-4-8-8-17 0-8 0-17 0-25v-102h-26c0 0-5 0-5-4 0 0-4-5-4-10 0-4 4-4 4-4 0-4 0-4 0-4 0-4 0-4 0-4 5 0 5 0 5 0h26v-43-4c4 0 4 0 8 0h5c4 0 8 0 8 0 4 0 4 0 4 0 5 0 5 4 5 4v43h42c4 0 4 0 4 0l4 4v4 4c0 5 0 10 0 10-4 4-4 4-8 4h-42v97c0 9 0 22 4 26s13 8 21 8c0 0 4 0 8 0 0 0 5 0 5-4h4 4 4c0 4 0 4 0 4 0 5 0 5 0 9z">
          <text:p/>
        </draw:path>
        <draw:path draw:style-name="gr3" draw:text-style-name="P4" draw:layer="layout" svg:width="0.097cm" svg:height="0.186cm" svg:x="8.64cm" svg:y="6.477cm" svg:viewBox="0 0 98 187" svg:d="M98 21v4c0 4 0 4 0 4 0 4 0 4 0 4h-4-4-5l-4-4c-4 0-4 0-8 0-5 0-9 0-9 4-4 0-8 0-12 5 0 4-5 8-9 12-5 5-9 9-14 17v116l-4 4h-4c0 0-4 0-9 0h-4c-4 0-4 0-8 0 0-4 0-4 0-4v-175-4c4 0 4 0 4 0 4 0 4 0 8 0 5 0 5 0 9 0h4c0 4 0 4 0 4v25c4-8 13-12 18-17 0-4 4-8 9-8 4-4 8-4 12-8 4 0 9 0 9 0 4 0 4 0 8 0h4c5 4 5 4 9 4h4v4 4c0 4 0 4 0 9z">
          <text:p/>
        </draw:path>
        <draw:path draw:style-name="gr3" draw:text-style-name="P4" draw:layer="layout" svg:width="0.139cm" svg:height="0.191cm" svg:x="8.763cm" svg:y="6.476cm" svg:viewBox="0 0 140 192" svg:d="M140 184c0 4-4 4-4 4-4 0-4 0-8 0-5 0-5 0-9 0 0 0-4 0-4-4v-17c-9 4-17 12-26 17-8 4-17 8-30 8-9 0-17-4-26-4-4-4-12-9-17-13-4-4-8-8-12-17-4-4-4-13-4-21 0-9 4-17 4-25 4-5 12-13 17-17 8-5 17-9 29-9 9-4 22-4 35-4h26v-14c0-8 0-12-5-21 0-4 0-8-4-8-4-5-8-9-13-9-4-4-12-4-17-4-9 0-17 0-22 4-8 0-12 4-17 4-4 5-8 5-12 9-5 0-5 0-5 0-4 0-4 0-4 0h-4c0-4 0-4 0-4 0-5 0-5 0-9v-4c0-4 4-4 4-9 0 0 4 0 9-4 4 0 8-4 12-4 9-4 13-4 22-4 4-5 13-5 17-5 13 0 26 0 34 5 9 4 13 8 22 12 4 5 8 13 8 22 4 8 4 17 4 25zM111 103h-26c-8 0-17 0-26 4-4 0-9 0-13 5-4 4-8 8-13 12 0 4 0 9 0 13 0 8 0 17 9 21 4 4 13 9 21 9 9 0 18-5 26-9 5-4 13-8 22-17z">
          <text:p/>
        </draw:path>
        <draw:path draw:style-name="gr3" draw:text-style-name="P4" draw:layer="layout" svg:width="0.149cm" svg:height="0.187cm" svg:x="8.961cm" svg:y="6.476cm" svg:viewBox="0 0 150 188" svg:d="M150 184c-5 0-5 0-5 4h-5c-4 0-4 0-8 0-5 0-5 0-9 0h-4c0-4 0-4-4-4v-103c0-9 0-17 0-25-4-5-4-9-9-13-4-4-4-9-8-13-9 0-13 0-17 0-9 0-17 0-25 4-9 9-17 17-26 26v124 4c-4 0-4 0-8 0h-5c-4 0-8 0-8 0-4 0-4 0-4 0-5-4-5-4-5-4v-175-4h5 4 4c4 0 4 0 9 0h4c4 4 4 4 4 4v21c9-8 17-17 26-21 12-4 21-9 29-9 13 0 21 5 30 5 8 4 12 12 21 17 4 8 4 12 9 21 0 13 5 21 5 34z">
          <text:p/>
        </draw:path>
        <draw:path draw:style-name="gr3" draw:text-style-name="P4" draw:layer="layout" svg:width="0.118cm" svg:height="0.191cm" svg:x="9.152cm" svg:y="6.476cm" svg:viewBox="0 0 119 192" svg:d="M119 137c0 8 0 13-4 21-5 9-9 13-13 17-9 4-13 9-22 13-8 0-17 4-29 4-4 0-9-4-17-4-4 0-9 0-13-4-4 0-8 0-13-5-4 0-4 0-4-4-4 0-4 0-4-4s0-4 0-9c0-4 0-4 0-8v-4c4 0 4 0 4 0h4c5 4 9 4 13 8 4 0 9 4 13 4s13 5 21 5c4 0 8-5 13-5 4 0 8 0 12-4 0-4 5-4 5-8 4-5 4-9 4-13s0-9-4-13c0-4-5-4-9-8-4 0-8-4-13-4-8-5-12-5-16-9-5 0-13-4-17-8-5 0-9-5-13-9s-9-9-9-14c-4-8-4-12-4-21 0-8 0-12 4-17 0-8 5-12 9-17 8-4 13-8 21-12 9-5 17-5 25-5 5 0 13 0 17 0 5 5 9 5 13 5 0 0 4 4 9 4 0 0 4 0 4 4h4c0 4 0 4 0 4v5 4c0 4 0 4 0 4 0 4 0 4 0 4 0 5 0 5 0 5-4 0-4 0-4 0 0 0-4 0-4-5-5 0-5 0-9-4-4 0-8 0-13-4-4 0-8 0-17 0-4 0-8 0-12 0-4 4-9 4-9 4-4 4-4 9-8 9 0 4 0 8 0 12 0 5 0 9 4 13 0 0 4 4 9 8 4 0 8 5 12 5 9 5 13 5 17 9 4 0 13 4 17 9 4 0 9 4 13 8s9 9 9 13c4 4 4 12 4 21z">
          <text:p/>
        </draw:path>
        <draw:path draw:style-name="gr3" draw:text-style-name="P4" draw:layer="layout" svg:width="0.114cm" svg:height="0.267cm" svg:x="9.296cm" svg:y="6.396cm" svg:viewBox="0 0 115 268" svg:d="M115 17c0 4 0 8 0 8v5h-4-5-5c0-5-4-5-8-5 0 0-4 0-8 0-5 0-9 0-13 0 0 5-4 5-4 9-5 4-5 8-5 13-4 4-4 12-4 21v17h38c4 0 4 0 4 0v4c0 0 5 0 5 4v4c0 5 0 9-5 9 0 4 0 4-4 4h-38v154l-4 4h-4-5c-4 0-8 0-8 0-4 0-4 0-4 0-4-4-4-4-4-4v-154h-26c0 0-4 0-4-4 0 0 0-4 0-9 0-4 0-4 0-4 0-4 0-4 0-4 0-4 0-4 0-4 4 0 4 0 4 0h26v-17c0-13 0-21 4-30 0-13 4-17 8-21 4-8 9-13 17-13 9-4 17-4 26-4 4 0 8 0 12 0s9 0 9 4c5 0 5 0 5 0l4 5v4z">
          <text:p/>
        </draw:path>
        <draw:path draw:style-name="gr3" draw:text-style-name="P4" draw:layer="layout" svg:width="0.173cm" svg:height="0.19cm" svg:x="9.419cm" svg:y="6.477cm" svg:viewBox="0 0 174 191" svg:d="M174 94c0 12-4 25-8 38-4 12-9 21-17 29-4 9-17 17-26 22-12 4-25 8-38 8-12 0-25-4-38-8-8-5-17-9-25-17-9-9-14-17-18-30s-4-25-4-38c0-17 4-31 4-39 4-13 14-26 18-34 8-9 17-13 29-17 9-4 22-8 39-8 12 0 25 4 33 8 13 4 22 8 30 17 4 8 9 17 13 30 4 8 8 21 8 39zM140 94c0-9 0-18-4-27 0-8-4-12-8-21-5-4-9-13-17-13-5-4-13-8-26-8-8 0-17 4-21 4-8 4-13 9-17 17-4 4-8 13-8 21-4 9-4 18-4 27 0 8 0 17 0 25 4 9 8 17 8 25 4 5 13 9 17 13 8 4 17 4 25 4 9 0 17 0 26-4 4-4 12-8 17-13 4-8 8-12 8-21 0-8 4-17 4-29z">
          <text:p/>
        </draw:path>
        <draw:path draw:style-name="gr3" draw:text-style-name="P4" draw:layer="layout" svg:width="0.101cm" svg:height="0.186cm" svg:x="9.639cm" svg:y="6.477cm" svg:viewBox="0 0 102 187" svg:d="M102 21l-4 4c0 4 0 4 0 4 0 4 0 4 0 4h-4c-4 0-4 0-9 0l-4-4c-4 0-4 0-8 0s-4 0-9 4c-4 0-8 0-8 5-4 4-9 8-13 12-4 5-8 9-13 17v116 4c-4 0-4 0-8 0h-4c-4 0-9 0-9 0-5 0-5 0-5 0-4-4-4-4-4-4v-175-4h4 5 5c4 0 4 0 8 0h4c4 4 4 4 4 4v25c5-8 9-12 13-17 4-4 9-8 9-8 4-4 8-4 12-8 5 0 9 0 13 0h4 4c5 4 9 4 9 4h4v4 4c4 4 4 4 4 9z">
          <text:p/>
        </draw:path>
        <draw:path draw:style-name="gr3" draw:text-style-name="P4" draw:layer="layout" svg:width="0.254cm" svg:height="0.187cm" svg:x="9.77cm" svg:y="6.476cm" svg:viewBox="0 0 255 188" svg:d="M255 184c0 0-4 0-4 4h-4c-5 0-5 0-9 0s-4 0-8 0h-5c0-4 0-4 0-4-4 0-4 0-4 0v-107c0-9 0-13 0-21 0-5-4-9-4-13-4-4-9-9-13-13-4 0-8 0-17 0-4 0-12 0-21 4-4 9-13 17-21 26v124h-4v4c-4 0-4 0-4 0-5 0-5 0-9 0s-4 0-8 0h-5c0-4-4-4-4-4v-107c0-9 0-13 0-21-4-5-4-9-8-13 0-4-5-9-9-13-4 0-13 0-17 0-8 0-12 0-21 4-8 9-17 17-25 26v124 4c-5 0-5 0-9 0h-4c-4 0-8 0-8 0-6 0-6 0-6 0-4-4-4-4-4-4v-175-4h4 6 4c4 0 4 0 8 0h4c5 4 5 4 5 4v21c8-8 17-17 25-21 9-4 21-9 30-9 4 0 12 0 17 5 8 0 12 4 17 4 4 4 8 8 8 13 4 4 9 8 9 12 4-4 12-12 16-17 5-4 9-4 13-8 9-4 13-4 17-4 4-5 9-5 13-5 12 0 21 5 29 5 5 4 13 12 17 17 5 8 9 12 9 21 4 13 4 21 4 29z">
          <text:p/>
        </draw:path>
        <draw:path draw:style-name="gr3" draw:text-style-name="P4" draw:layer="layout" svg:width="0.156cm" svg:height="0.19cm" svg:x="10.071cm" svg:y="6.477cm" svg:viewBox="0 0 157 191" svg:d="M157 89c0 5 0 9-4 9 0 4-4 4-9 4h-111c0 9 0 17 5 26 0 8 4 12 8 16 4 9 9 13 17 13 9 4 17 4 25 4 9 0 17 0 22 0 8 0 12-4 17-4 4 0 8-4 12-4l5-4c5 0 5 0 5 4v4c4 0 4 4 4 4 0 5 0 5-4 5 0 4 0 4 0 4v4c0 0-5 4-10 4-4 0-8 5-12 5-5 0-13 4-17 4-9 0-17 4-26 4-12 0-25-4-34-8-12-5-21-9-29-17-4-9-13-17-17-30s-4-25-4-42c0-13 4-27 4-39 4-13 13-22 17-30 8-9 17-13 25-17 13-4 21-8 34-8 17 0 25 4 38 8 9 4 17 8 21 17 10 4 14 13 14 25 4 9 4 21 4 31zM127 76c0-17-5-30-13-38-9-9-17-13-34-13-8 0-13 0-21 4-4 4-9 9-13 13s-8 8-8 17c-5 4-5 12-5 17z">
          <text:p/>
        </draw:path>
        <draw:path draw:style-name="gr3" draw:text-style-name="P4" draw:layer="layout" svg:width="0.097cm" svg:height="0.186cm" svg:x="10.278cm" svg:y="6.477cm" svg:viewBox="0 0 98 187" svg:d="M98 21v4c0 4 0 4 0 4 0 4 0 4 0 4-4 0-4 0-4 0h-4-4l-5-4c-4 0-8 0-8 0-4 0-8 0-8 4-5 0-9 0-14 5 0 4-4 8-9 12-4 5-8 9-12 17v116c0 0-5 0-5 4h-4c0 0-4 0-8 0 0 0-4 0-9 0h-4c0-4 0-4 0-4v-175-4c4 0 4 0 4 0 5 0 5 0 9 0s4 0 8 0h4c0 4 0 4 0 4v25c5-8 9-12 13-17 4-4 9-8 13-8 5-4 9-4 14-8 4 0 4 0 8 0s4 0 8 0h5c4 4 4 4 8 4h4v4 4c0 4 0 4 0 9z">
          <text:p/>
        </draw:path>
        <draw:path draw:style-name="gr3" draw:text-style-name="P4" draw:layer="layout" svg:width="0.114cm" svg:height="0.229cm" svg:x="10.473cm" svg:y="6.434cm" svg:viewBox="0 0 115 230" svg:d="M115 213c0 0 0 4 0 8-4 0-4 5-4 5h-4c-5 4-5 4-9 4 0 0-4 0-8 0 0 0-5 0-9 0-8 0-18 0-22 0-8-4-13-9-17-13s-4-8-8-17c0-8-5-17-5-25v-102h-21c-4 0-4 0-4-4-4 0-4-5-4-10 0-4 0-4 0-4 4-4 4-4 4-4 0-4 0-4 0-4h4 21v-43h5v-4c4 0 4 0 4 0 4 0 4 0 8 0 5 0 9 0 9 0h4l4 4v43h44c4 0 4 0 4 0v4c4 0 4 0 4 4v4c0 5 0 10-4 10 0 4 0 4-4 4h-44v97c0 9 0 22 5 26s9 8 22 8h4c4 0 4 0 8-4h5 4c4 4 4 4 4 4 0 5 0 5 0 9z">
          <text:p/>
        </draw:path>
        <draw:path draw:style-name="gr3" draw:text-style-name="P4" draw:layer="layout" svg:width="0.144cm" svg:height="0.267cm" svg:x="10.629cm" svg:y="6.396cm" svg:viewBox="0 0 145 268" svg:d="M145 264v4c-4 0-4 0-8 0h-4c-5 0-9 0-9 0-4 0-4 0-4 0-4-4-4-4-4-4v-102c0-9 0-17-5-25 0-5 0-9-4-13-4-5-8-10-12-14-5 0-9 0-17 0-5 0-13 0-22 4-8 10-16 18-25 27v123c0 0-4 0-4 4h-5c0 0-5 0-9 0 0 0-4 0-8 0h-5c0-4 0-4 0-4v-255c0-5 0-5 0-5v-4c5 0 5 0 5 0 4 0 8 0 8 0 4 0 9 0 9 0 5 0 5 0 5 0 0 4 4 4 4 4v5 101c9-13 17-17 25-21 13-4 22-9 30-9 13 0 21 5 30 5 8 4 12 12 17 17 4 8 8 12 12 22 0 13 0 21 0 34z">
          <text:p/>
        </draw:path>
        <draw:path draw:style-name="gr3" draw:text-style-name="P4" draw:layer="layout" svg:width="0.14cm" svg:height="0.191cm" svg:x="10.82cm" svg:y="6.476cm" svg:viewBox="0 0 141 192" svg:d="M141 184c0 4-5 4-5 4 0 0-4 0-8 0s-4 0-9 0c0 0-4 0-4-4v-17c-8 4-17 12-26 17-9 4-17 8-30 8-8 0-17-4-25-4-4-4-13-9-17-13s-9-8-13-17c-4-4-4-13-4-21 0-9 4-17 8-25 0-5 9-13 17-17 5-5 13-9 26-9 8-4 21-4 34-4h26v-14c0-8 0-12-4-21 0-4 0-8-5-8-4-5-8-9-13-9-4-4-13-4-17-4-9 0-17 0-21 4-9 0-13 4-17 4-4 5-9 5-13 9-4 0-4 0-4 0-4 0-4 0-4 0h-5c0-4 0-4 0-4 0-5 0-5 0-9v-4c0-4 5-4 5-9 0 0 4 0 8-4 4 0 9-4 17-4 4-4 8-4 17-4 4-5 13-5 17-5 13 0 26 0 35 5 8 4 12 8 21 12 4 5 8 13 8 22 5 8 5 17 5 25zM111 103h-26c-9 0-17 0-26 4-4 0-8 0-13 5-4 4-8 8-12 12 0 4 0 9 0 13 0 8 0 17 8 21 4 4 13 9 21 9 9 0 17-5 26-9 5-4 13-8 22-17z">
          <text:p/>
        </draw:path>
        <draw:path draw:style-name="gr3" draw:text-style-name="P4" draw:layer="layout" svg:width="0.11cm" svg:height="0.229cm" svg:x="10.998cm" svg:y="6.434cm" svg:viewBox="0 0 111 230" svg:d="M111 213c0 0 0 4 0 8l-4 5h-5c0 4-4 4-4 4-4 0-8 0-8 0-5 0-9 0-13 0-9 0-13 0-22 0-5-4-13-9-17-13s-4-8-9-17c0-8 0-17 0-25v-102h-25c0 0-4 0-4-4 0 0 0-5 0-10 0-4 0-4 0-4 0-4 0-4 0-4 0-4 0-4 0-4 4 0 4 0 4 0h25v-43-4c5 0 5 0 9 0h4c4 0 8 0 8 0 5 0 5 0 5 0 5 0 5 4 5 4v43h42c5 0 5 0 5 0l4 4v4 4c0 5 0 10 0 10-4 4-4 4-9 4h-42v97c0 9 0 22 4 26s13 8 21 8c0 0 5 0 9 0 0 0 4 0 4-4h4 5 4c0 4 0 4 0 4 0 5 0 5 0 9z">
          <text:p/>
        </draw:path>
        <draw:path draw:style-name="gr3" draw:text-style-name="P4" draw:layer="layout" svg:width="0.144cm" svg:height="0.267cm" svg:x="11.239cm" svg:y="6.396cm" svg:viewBox="0 0 145 268" svg:d="M145 264v4c-4 0-4 0-9 0h-4c-5 0-9 0-9 0-4 0-4 0-4 0-5-4-5-4-5-4v-102c0-9 0-17-4-25 0-5 0-9-4-13-4-5-9-10-13-14-4 0-8 0-17 0-8 0-13 0-21 4-8 10-17 18-25 27v123c0 0-5 0-5 4h-4c0 0-4 0-8 0-5 0-5 0-9 0h-4c0-4 0-4 0-4v-255c0-5 0-5 0-5v-4c4 0 4 0 4 0 4 0 4 0 9 0 4 0 8 0 8 0 4 0 4 0 4 0 0 4 5 4 5 4v5 101c8-13 17-17 25-21 13-4 21-9 30-9 12 0 21 5 29 5 9 4 13 12 18 17 4 8 9 12 13 22 0 13 0 21 0 34z">
          <text:p/>
        </draw:path>
        <draw:path draw:style-name="gr3" draw:text-style-name="P4" draw:layer="layout" svg:width="0.14cm" svg:height="0.191cm" svg:x="11.429cm" svg:y="6.476cm" svg:viewBox="0 0 141 192" svg:d="M141 184c0 4-4 4-4 4 0 0-4 0-9 0-4 0-4 0-8 0 0 0-4 0-4-4v-17c-9 4-17 12-26 17-8 4-17 8-29 8-9 0-17-4-27-4-4-4-12-9-17-13-4-4-8-8-12-17-5-4-5-13-5-21 0-9 5-17 5-25 4-5 12-13 17-17 8-5 18-9 30-9 9-4 21-4 34-4h26v-14c0-8 0-12-5-21 0-4 0-8-4-8-4-5-8-9-13-9-4-4-12-4-17-4-8 0-16 0-21 4-8 0-12 4-18 4-4 5-8 5-12 9-5 0-5 0-5 0-4 0-4 0-4 0h-4c0-4 0-4 0-4 0-5 0-5 0-9v-4c0-4 4-4 4-9 0 0 4 0 9-4 4 0 8-4 12-4 10-4 14-4 23-4 4-5 12-5 16-5 13 0 26 0 34 5 9 4 13 8 21 12 5 5 9 13 9 22 4 8 4 17 4 25zM112 103h-26c-8 0-17 0-25 4-4 0-9 0-13 5-4 4-8 8-14 12 0 4 0 9 0 13 0 8 0 17 10 21 4 4 13 9 21 9s17-5 25-9c5-4 13-8 22-17z">
          <text:p/>
        </draw:path>
        <draw:path draw:style-name="gr3" draw:text-style-name="P4" draw:layer="layout" svg:width="0.118cm" svg:height="0.191cm" svg:x="11.616cm" svg:y="6.476cm" svg:viewBox="0 0 119 192" svg:d="M119 137c0 8 0 13-4 21-4 9-8 13-13 17-8 4-12 9-21 13-8 0-17 4-29 4-5 0-9-4-17-4-5 0-9 0-13-4-4 0-9 0-13-5-5 0-5 0-5-4-4 0-4 0-4-4s0-4 0-9c0-4 0-4 0-8v-4c4 0 4 0 4 0h5c4 4 9 4 13 8 4 0 8 4 13 4 4 0 12 5 21 5 4 0 8-5 12-5 5 0 9 0 13-4 0-4 4-4 4-8 5-5 5-9 5-13s0-9-5-13c0-4-4-4-8-8-4 0-9-4-13-4-8-5-12-5-17-9-4 0-12-4-17-8-4 0-8-5-12-9-5-4-9-9-9-14-5-8-5-12-5-21 0-8 0-12 5-17 0-8 4-12 9-17 8-4 12-8 21-12 8-5 17-5 25-5 4 0 13 0 17 0 4 5 9 5 13 5 0 0 4 4 8 4 0 0 5 0 5 4h4c0 4 0 4 0 4v5 4c0 4 0 4 0 4 0 4 0 4 0 4 0 5 0 5 0 5-4 0-4 0-4 0 0 0-5 0-5-5-4 0-4 0-8-4-4 0-9 0-13-4-4 0-8 0-17 0-4 0-8 0-12 0-5 4-9 4-9 4-4 4-4 9-8 9 0 4 0 8 0 12 0 5 0 9 4 13 0 0 4 4 8 8 5 0 9 5 13 5 8 5 13 5 17 9 4 0 13 4 17 9 4 0 8 4 13 8 4 4 8 9 8 13 4 4 4 12 4 21z">
          <text:p/>
        </draw:path>
        <draw:path draw:style-name="gr3" draw:text-style-name="P4" draw:layer="layout" svg:width="0.14cm" svg:height="0.191cm" svg:x="11.857cm" svg:y="6.476cm" svg:viewBox="0 0 141 192" svg:d="M141 184c0 4-4 4-4 4-5 0-5 0-9 0s-4 0-8 0c0 0-5 0-5-4v-17c-8 4-17 12-25 17-8 4-21 8-30 8-8 0-17-4-25-4-10-4-14-9-18-13s-8-8-13-17c-4-4-4-13-4-21 0-9 0-17 4-25 5-5 13-13 17-17 10-5 18-9 31-9 8-4 21-4 34-4h25v-14c0-8 0-12-4-21 0-4-4-8-4-8-5-5-9-9-13-9-4-4-13-4-17-4-8 0-17 0-21 4-9 0-13 4-17 4-4 5-10 5-14 9-4 0-4 0-8 0h-4c0-4 0-4 0-4 0-5 0-5 0-9v-4c0-4 0-4 4-9 0 0 4 0 8-4 4 0 10-4 14-4 8-4 13-4 21-4 4-5 13-5 17-5 13 0 25 0 34 5 8 4 13 8 21 12 4 5 9 13 9 22 4 8 4 17 4 25zM111 103h-29c-9 0-13 0-22 4-4 0-12 0-17 5-4 4-4 8-8 12 0 4 0 9 0 13 0 8 0 17 8 21 5 4 13 9 22 9 8 0 17-5 25-9 4-4 13-8 21-17z">
          <text:p/>
        </draw:path>
        <draw:path draw:style-name="gr3" draw:text-style-name="P4" draw:layer="layout" svg:width="0.156cm" svg:height="0.254cm" svg:x="12.141cm" svg:y="6.477cm" svg:viewBox="0 0 157 255" svg:d="M157 93c0 12-4 25-4 38-4 12-8 21-17 29-4 9-13 17-21 22-8 4-22 8-35 8-4 0-8-4-13-4-4 0-8 0-12-4-5 0-9-5-13-9s-8-8-13-13v89l-4 6h-4c0 0-4 0-9 0-4 0-4 0-8 0h-4v-6-241-4h4c4 0 4 0 8 0h5c4 0 4 0 4 0 4 0 4 0 4 0 0 4 0 4 0 4v25c4-8 9-12 17-17 4-4 8-4 13-8 4-4 8-4 17-4 4-5 8-4 12-4 13 0 27 4 35 8 9 4 17 8 21 17 5 8 9 21 13 30 0 12 4 25 4 38zM123 97c0-13 0-21-4-26 0-8 0-16-4-25-4-4-8-8-14-13-8-4-12-8-21-8-4 0-8 4-13 4-4 0-8 4-12 4-5 5-9 9-13 13s-8 9-13 13v68c9 12 17 21 26 25 8 4 12 8 21 8 8 0 17 0 21-4 10-4 14-8 14-17 4-4 8-12 8-21 4-8 4-17 4-21z">
          <text:p/>
        </draw:path>
        <draw:path draw:style-name="gr3" draw:text-style-name="P4" draw:layer="layout" svg:width="0.169cm" svg:height="0.19cm" svg:x="12.327cm" svg:y="6.477cm" svg:viewBox="0 0 170 191" svg:d="M170 94c0 12 0 25-4 38-4 12-8 21-17 29-8 9-17 17-25 22-13 4-26 8-39 8-17 0-30-4-38-8-13-5-22-9-26-17-8-9-13-17-17-30s-4-25-4-38c0-17 0-31 4-39 4-13 9-26 17-34 9-9 17-13 26-17 12-4 25-8 38-8 18 0 30 4 39 8 12 4 21 8 25 17 9 8 13 17 17 30 4 8 4 21 4 39zM136 94c0-9 0-18 0-27-4-8-4-12-8-21-4-4-8-13-17-13-4-4-13-8-26-8-9 0-17 4-22 4-8 4-12 9-16 17-5 4-9 13-13 21 0 9 0 18 0 27 0 8 0 17 0 25 4 9 4 17 8 25 5 5 9 9 17 13 9 4 17 4 26 4 8 0 18 0 26-4 4-4 13-8 17-13 4-8 4-12 8-21 0-8 0-17 0-29z">
          <text:p/>
        </draw:path>
        <draw:path draw:style-name="gr3" draw:text-style-name="P4" draw:layer="layout" svg:width="0.258cm" svg:height="0.182cm" svg:x="12.526cm" svg:y="6.481cm" svg:viewBox="0 0 259 183" svg:d="M259 4v4 4l-52 162c0 5 0 5-4 5v4c-4 0-4 0-8 0 0 0-5 0-9 0s-8 0-8 0c-4 0-4 0-9 0 0-4 0-4-4-4v-5l-38-123-34 123c0 5 0 5 0 5 0 0-4 0-4 4h-4c-5 0-9 0-13 0s-4 0-9 0c-4 0-4 0-4 0-4-4-4-4-4-4 0 0-4 0-4-5l-47-162c-4-4-4-4-4-4 0-4 0-4 0-4v-4h4 4c5 0 5 0 9 0s4 0 8 0h5 4c0 4 0 4 0 4l42 140v4-4l38-140v-4h4 5c0 0 4 0 8 0h4c5 0 5 0 5 0 4 0 4 0 4 0 0 4 0 4 0 4l42 140v4-4l43-140v-4h4 4c0 0 4 0 9 0h5c4 0 4 0 8 0 0 4 0 4 0 4z">
          <text:p/>
        </draw:path>
        <draw:path draw:style-name="gr3" draw:text-style-name="P4" draw:layer="layout" svg:width="0.156cm" svg:height="0.19cm" svg:x="12.81cm" svg:y="6.477cm" svg:viewBox="0 0 157 191" svg:d="M157 89c0 5 0 9-4 9 0 4-4 4-9 4h-111c0 9 0 17 0 26 5 8 9 12 13 16 4 9 9 13 18 13 9 4 17 4 25 4 9 0 17 0 22 0 8 0 12-4 17-4 4 0 8-4 12-4l4-4c0 0 5 0 5 4v4 4c0 5 0 5 0 5 0 4 0 4 0 4v4c0 0-5 4-9 4s-8 5-12 5c-5 0-13 4-17 4-9 0-17 4-26 4-12 0-26-4-39-8-8-5-17-9-25-17-9-9-13-17-17-30s-4-25-4-42c0-13 0-27 4-39 4-13 12-22 17-30 8-9 17-13 25-17 13-4 22-8 35-8 17 0 25 4 38 8 9 4 17 8 21 17 4 4 13 13 13 25 4 9 4 21 4 31zM128 76c0-17-5-30-13-38-9-9-17-13-34-13-8 0-13 0-22 4-4 4-9 9-13 13s-8 8-8 17c-5 4-5 12-5 17z">
          <text:p/>
        </draw:path>
        <draw:path draw:style-name="gr3" draw:text-style-name="P4" draw:layer="layout" svg:width="0.097cm" svg:height="0.186cm" svg:x="13.017cm" svg:y="6.477cm" svg:viewBox="0 0 98 187" svg:d="M98 21v4c0 4 0 4 0 4 0 4 0 4 0 4-4 0-4 0-4 0h-4-4l-5-4c-4 0-8 0-8 0-4 0-9 0-9 4-4 0-8 0-12 5 0 4-4 8-9 12-4 5-8 9-12 17v116c0 0-6 0-6 4h-4c0 0-4 0-8 0-5 0-5 0-9 0h-4c0-4 0-4 0-4v-175-4h4c4 0 4 0 9 0 4 0 4 0 8 0h4c0 4 0 4 0 4v25c6-8 10-12 14-17 4-4 9-8 13-8 4-4 8-4 12-8 5 0 5 0 9 0s4 0 8 0h5c4 4 4 4 8 4h4v4 4c0 4 0 4 0 9z">
          <text:p/>
        </draw:path>
        <draw:path draw:style-name="gr3" draw:text-style-name="P4" draw:layer="layout" svg:width="0.169cm" svg:height="0.19cm" svg:x="13.229cm" svg:y="6.477cm" svg:viewBox="0 0 170 191" svg:d="M170 94c0 12 0 25-4 38-4 12-9 21-17 29-9 9-17 17-26 22-12 4-25 8-38 8-17 0-29-4-38-8-13-5-22-9-26-17-9-9-13-17-17-30s-4-25-4-38c0-17 0-31 4-39 4-13 8-26 17-34 8-9 18-13 26-17 13-4 26-8 38-8 17 0 30 4 38 8 13 4 22 8 26 17 8 8 13 17 17 30 4 8 4 21 4 39zM136 94c0-9 0-18 0-27-4-8-4-12-8-21-5-4-9-13-17-13-9-4-17-8-26-8-8 0-17 4-25 4-4 4-9 9-13 17-4 4-8 13-13 21 0 9 0 18 0 27 0 8 0 17 0 25 5 9 5 17 9 25 4 5 8 9 17 13 8 4 17 4 25 4 9 0 17 0 26-4 4-4 8-8 12-13 5-8 9-12 13-21 0-8 0-17 0-29z">
          <text:p/>
        </draw:path>
        <draw:path draw:style-name="gr3" draw:text-style-name="P4" draw:layer="layout" svg:width="0.148cm" svg:height="0.186cm" svg:x="13.445cm" svg:y="6.481cm" svg:viewBox="0 0 149 187" svg:d="M149 179l-4 4h-5-4c-4 0-4 0-8 0h-5c0-4 0-4 0-4-4 0-4 0-4 0v-26c-8 13-17 21-26 26-13 4-21 8-30 8-13 0-21-4-30-8-8-5-12-9-16-13-9-9-9-17-13-26 0-8-4-17-4-30v-106-4c4 0 4 0 4 0h4c4 0 4 0 9 0 4 0 4 0 8 0h4 4c0 4 0 4 0 4v102c0 8 0 16 0 22 5 8 5 12 9 17 4 4 4 8 13 8 4 4 8 4 12 4 9 0 17-4 26-8s18-13 26-26v-119-4c4 0 4 0 9 0h4c4 0 8 0 8 0 5 0 5 0 5 0 4 0 4 0 4 0 0 4 0 4 0 4z">
          <text:p/>
        </draw:path>
        <draw:path draw:style-name="gr3" draw:text-style-name="P4" draw:layer="layout" svg:width="0.116cm" svg:height="0.229cm" svg:x="13.622cm" svg:y="6.434cm" svg:viewBox="0 0 117 230" svg:d="M117 213c0 0 0 4-6 8v5h-4c-4 4-4 4-8 4 0 0-4 0-9 0-4 0-4 0-8 0-9 0-17 0-21 0-9-4-13-9-17-13-5-4-9-8-9-17 0-8-4-17-4-25v-102h-21c-4 0-4 0-4-4-6 0-6-5-6-10 0-4 0-4 0-4 0-4 0-4 6-4 0-4 0-4 0-4h4 21v-43c4 0 4-4 4-4h4c5 0 5 0 9 0s4 0 8 0h5c0 0 0 4 4 4v43h42 4v4 4c6 0 6 0 6 4 0 5-6 10-6 10 0 4 0 4-4 4h-42v97c0 9 0 22 4 26s9 8 17 8c4 0 9 0 9 0 4 0 4 0 8-4h4 4c0 4 0 4 0 4 6 5 6 5 6 9z">
          <text:p/>
        </draw:path>
        <draw:path draw:style-name="gr3" draw:text-style-name="P4" draw:layer="layout" svg:width="0.161cm" svg:height="0.254cm" svg:x="13.775cm" svg:y="6.477cm" svg:viewBox="0 0 162 255" svg:d="M162 93c0 12-5 25-9 38 0 12-4 21-13 29-4 9-12 17-21 22-12 4-21 8-34 8-4 0-8-4-12-4-5 0-10 0-14-4-4 0-8-5-13-9-4-4-8-8-12-13v89c-5 0-5 6-5 6h-4c-4 0-4 0-8 0-5 0-5 0-9 0h-4v-6c-4 0-4 0-4 0v-241l4-4h4c4 0 4 0 9 0h4c4 0 4 0 4 0h4c0 4 0 4 0 4v25c5-8 9-12 13-17 9-4 13-4 17-8s9-4 14-4c8-5 12-4 17-4 12 0 25 4 34 8 8 4 16 8 21 17 4 8 8 21 12 30 0 12 5 25 5 38zM128 97c0-13 0-21-4-26 0-8-5-16-5-25-4-4-8-8-12-13-9-4-13-8-22-8-4 0-8 4-12 4-5 0-10 4-14 4-4 5-8 9-13 13-4 4-8 9-12 13v68c8 12 17 21 25 25 4 4 14 8 22 8 9 0 17 0 21-4 5-4 13-8 13-17 4-4 9-12 9-21 4-8 4-17 4-21z">
          <text:p/>
        </draw:path>
        <draw:path draw:style-name="gr3" draw:text-style-name="P4" draw:layer="layout" svg:width="0.148cm" svg:height="0.186cm" svg:x="13.978cm" svg:y="6.481cm" svg:viewBox="0 0 149 187" svg:d="M149 179v4c-4 0-4 0-4 0-4 0-4 0-9 0-4 0-4 0-8 0h-4c0-4 0-4 0-4v-26c-13 13-21 21-30 26-13 4-21 8-30 8-12 0-21-4-29-8-9-5-13-9-17-13-9-9-9-17-14-26 0-8-4-17-4-30v-106l4-4c5 0 5 0 5 0 5 0 5 0 9 0s4 0 8 0h5 4c0 4 0 4 0 4v102c0 8 0 16 0 22 4 8 4 12 8 17 5 4 9 8 13 8 4 4 8 4 13 4 8 0 17-4 25-8 9-4 17-13 25-26v-119-4h5 4c0 0 4 0 8 0h5c4 0 4 0 4 0 4 0 4 0 4 0 0 4 0 4 0 4z">
          <text:p/>
        </draw:path>
        <draw:path draw:style-name="gr3" draw:text-style-name="P4" draw:layer="layout" svg:width="0.114cm" svg:height="0.229cm" svg:x="14.16cm" svg:y="6.434cm" svg:viewBox="0 0 115 230" svg:d="M115 213c0 0-4 4-4 8v5h-4c-4 4-4 4-9 4-4 0-4 0-8 0s-4 0-9 0c-8 0-16 0-21 0-8-4-12-9-17-13-4-4-8-8-8-17-5-8-5-17-5-25v-102h-22c-4 0-4 0-4-4-4 0-4-5-4-10 0-4 0-4 0-4 0-4 0-4 4-4 0-4 0-4 0-4h4 22v-43c5 0 5-4 5-4h4c4 0 4 0 9 0 4 0 4 0 8 0h4v4c5 0 5 0 5 0v43h42 4v4 4c4 0 4 0 4 4 0 5-4 10-4 10 0 4 0 4-4 4h-42v97c0 9 0 22 4 26s8 8 17 8c4 0 8 0 8 0 4 0 4 0 9-4h4 4c0 4 0 4 0 4 4 5 4 5 4 9z">
          <text:p/>
        </draw:path>
        <draw:path draw:style-name="gr3" draw:text-style-name="P4" draw:layer="layout" svg:width="0.169cm" svg:height="0.19cm" svg:x="14.389cm" svg:y="6.477cm" svg:viewBox="0 0 170 191" svg:d="M170 94c0 12 0 25-4 38-5 12-9 21-17 29-9 9-17 17-30 22-8 4-21 8-38 8-13 0-26-4-35-8-13-5-21-9-25-17-9-9-13-17-17-30s-4-25-4-38c0-17 0-31 4-39 4-13 8-26 17-34 8-9 17-13 25-17 13-4 27-8 39-8 17 0 26 4 38 8 9 4 22 8 26 17 8 8 12 17 17 30 4 8 4 21 4 39zM136 94c0-9 0-18 0-27-4-8-4-12-8-21-5-4-13-13-17-13-9-4-17-8-26-8-8 0-17 4-26 4-4 4-13 9-17 17-4 4-4 13-9 21 0 9-4 18-4 27 0 8 4 17 4 25 0 9 5 17 9 25 4 5 8 9 17 13 5 4 14 4 26 4 9 0 17 0 21-4 9-4 13-8 17-13 5-8 9-12 13-21 0-8 0-17 0-29z">
          <text:p/>
        </draw:path>
        <draw:path draw:style-name="gr3" draw:text-style-name="P4" draw:layer="layout" svg:width="0.119cm" svg:height="0.267cm" svg:x="14.583cm" svg:y="6.396cm" svg:viewBox="0 0 120 268" svg:d="M120 17c0 4 0 8-4 8v5c-5 0-5 0-5 0-5 0-5 0-5 0-4-5-4-5-8-5-5 0-5 0-9 0s-8 0-12 0c-5 5-5 5-9 9 0 4-4 8-4 13 0 4 0 12 0 21v17h38c4 0 4 0 4 4v4 4c0 5 0 9 0 9 0 4-4 4-4 4h-38v154c0 0-4 0-4 4h-5c-4 0-4 0-8 0s-4 0-9 0h-4c0-4 0-4 0-4-4 0-4 0-4 0v-154h-21c-4 0-4 0-4-4-5 0-5-4-5-9 0-4 0-4 0-4 0-4 0-4 5-4 0-4 0-4 0-4h4 21v-17c0-13 4-21 4-30 4-13 4-17 13-21 4-8 8-13 17-13 4-4 13-4 21-4 4 0 8 0 13 0 4 0 8 0 13 4h5v5 4c4 0 4 4 4 4z">
          <text:p/>
        </draw:path>
        <draw:path draw:style-name="gr3" draw:text-style-name="P4" draw:layer="layout" svg:width="0.157cm" svg:height="0.25cm" svg:x="14.803cm" svg:y="6.417cm" svg:viewBox="0 0 158 251" svg:d="M158 165c0 13-4 27-8 35-5 13-9 21-17 26-9 8-21 12-30 17-14 4-26 8-39 8-8 0-17-4-21-4-9 0-13 0-17-4-9 0-13-5-17-5l-4-4h-5c0-4 0-4 0-4v-4-5c0-4 0-4 0-8v-4h5c4 0 4 0 8 0 0 0 4 4 9 4 4 4 12 4 17 8 8 0 17 0 25 0s17 0 21-4c9 0 14-4 22-8 5-5 9-9 9-17 4-4 4-14 4-22 0-9 0-17 0-22-4-8-8-12-13-17-4-4-13-4-22-8-8 0-17-4-25-4-9 0-17 4-21 4-5 0-13 0-17 0-5 0-5 0-9-4 0 0 0-4 0-9v-101c0-5 0-5 4-9 0 0 5 0 9 0h107c4 0 4 0 4 0h4c0 4 0 4 0 4 0 5 0 5 0 9s0 8 0 8c-4 5-4 5-8 5h-90v72c4-5 8-5 13-5 4 0 8 0 16 0 13 0 27 5 35 5 13 4 21 8 30 17 4 4 13 12 13 21 4 8 8 17 8 29z">
          <text:p/>
        </draw:path>
        <draw:path draw:style-name="gr3" draw:text-style-name="P4" draw:layer="layout" svg:width="0.326cm" svg:height="0.25cm" svg:x="14.99cm" svg:y="6.413cm" svg:viewBox="0 0 327 251" svg:d="M259 242c0 0 0 5-4 5l-4 4h-5c-4 0-4 0-8 0s-9 0-13 0h-4c-4-4-4-4-4-4l-5-5-50-187-48 187c0 0 0 5-4 5l-4 4h-5c-4 0-4 0-8 0s-9 0-13 0-4 0-8 0c0-4 0-4-5-4v-5l-63-229c-4 0-4-5-4-5 0-4 0-4 4-4 0 0 0-4 4-4s4 0 9 0c4 0 8 0 8 0 4 0 4 0 9 4 0 0 0 4 4 4l55 209 52-209v-4h4l4-4c4 0 9 0 9 0 4 0 8 0 8 0 4 0 4 4 9 4l4 4 55 209 55-209v-4h4c0 0 0-4 4-4 0 0 5 0 9 0s8 0 8 0c4 0 4 4 4 4 5 0 5 0 5 4 0 0 0 5-5 5z">
          <text:p/>
        </draw:path>
        <draw:path draw:style-name="gr3" draw:text-style-name="P4" draw:layer="layout" svg:width="0.14cm" svg:height="0.191cm" svg:x="15.434cm" svg:y="6.476cm" svg:viewBox="0 0 141 192" svg:d="M141 184c-4 4-4 4-4 4-5 0-9 0-9 0-4 0-8 0-8 0-4 0-4 0-4-4h-5v-17c-4 4-12 12-21 17-13 4-21 8-30 8s-17-4-26-4c-8-4-13-9-17-13-8-4-13-8-13-17-4-4-4-13-4-21 0-9 0-17 4-25 5-5 9-13 17-17 9-5 17-9 26-9 13-4 26-4 39-4h21v-14c0-8 0-12 0-21 0-4-4-8-8-8 0-5-5-9-9-9-8-4-13-4-21-4-9 0-14 0-22 4-4 0-9 4-13 4-8 5-8 5-13 9-4 0-8 0-8 0h-4c0-4 0-4 0-4 0-5 0-5 0-9v-4c0-4 0-4 4-9 0 0 4 0 8-4 5 0 9-4 13-4 4-4 13-4 17-4 9-5 13-5 22-5 13 0 21 0 30 5 8 4 17 8 21 12 8 5 8 13 13 22 4 8 4 17 4 25zM107 103h-25c-9 0-18 0-22 4-9 0-13 0-17 5-5 4-9 8-9 12-4 4-4 9-4 13 0 8 4 17 8 21 9 4 13 9 26 9 9 0 18-5 22-9 8-4 17-8 21-17z">
          <text:p/>
        </draw:path>
        <draw:path draw:style-name="gr3" draw:text-style-name="P4" draw:layer="layout" svg:width="0.148cm" svg:height="0.187cm" svg:x="15.629cm" svg:y="6.476cm" svg:viewBox="0 0 149 188" svg:d="M149 184v4c-4 0-4 0-8 0h-5c-5 0-9 0-9 0-4 0-4 0-4 0-4-4-4-4-4-4v-103c0-9 0-17-5-25 0-5-4-9-4-13-4-4-8-9-13-13-4 0-8 0-17 0-8 0-12 0-21 4-8 9-17 17-25 26v124c0 0-4 0-4 4h-5c0 0-4 0-8 0s-4 0-9 0h-4c0-4 0-4 0-4h-4v-175c0 0 4 0 4-4h4c5 0 5 0 9 0s4 0 4 0c4 0 4 0 9 0 0 4 0 4 0 4v21c8-8 21-17 29-21 9-4 21-9 30-9 13 0 21 5 30 5 4 4 12 12 17 17 5 8 9 12 13 21 0 13 0 21 0 34z">
          <text:p/>
        </draw:path>
        <draw:path draw:style-name="gr3" draw:text-style-name="P4" draw:layer="layout" svg:width="0.156cm" svg:height="0.271cm" svg:x="15.824cm" svg:y="6.396cm" svg:viewBox="0 0 157 272" svg:d="M157 264l-4 4h-4-4c-5 0-5 0-9 0h-4c0-4 0-4 0-4h-4v-26c-9 13-17 17-26 26-8 4-21 8-34 8-12 0-21-4-29-8-9-5-17-13-21-22-10-8-14-17-14-30-4-9-4-21-4-34 0-17 0-30 4-42 4-9 9-22 14-30 8-9 17-13 25-17 9-4 17-9 30-9 12 0 21 5 29 9 9 4 17 8 26 17v-97c0-5 0-5 0-5 4 0 4-4 4-4 4 0 8 0 8 0 5 0 9 0 9 0 4 0 4 4 4 4 4 0 4 0 4 0v5zM128 140c-9-9-17-17-26-26-8-4-17-8-25-8-9 0-17 4-21 8-4 5-9 9-13 13-4 9-8 13-8 21 0 9 0 17 0 26 0 8 0 17 0 25s4 17 8 22c0 9 4 13 13 17 4 4 12 4 21 4 4 0 8 0 8 0 5 0 9-4 13-8 4 0 9-4 13-9 4-4 8-9 17-18z">
          <text:p/>
        </draw:path>
        <draw:path draw:style-name="gr3" draw:text-style-name="P4" draw:layer="layout" svg:width="0.144cm" svg:height="0.191cm" svg:x="16.112cm" svg:y="6.476cm" svg:viewBox="0 0 145 192" svg:d="M145 184h-5c0 4 0 4-4 4 0 0-4 0-8 0h-5c-5 0-5 0-5-4-4 0-4 0-4 0v-17c-4 4-13 12-26 17-8 4-16 8-29 8-9 0-17-4-21-4-9-4-13-9-21-13-5-4-9-8-13-17 0-4-4-13-4-21 0-9 4-17 8-25 4-5 9-13 17-17 8-5 17-9 25-9 13-4 26-4 38-4h22v-14c0-8 0-12 0-21-5-4-5-8-9-8-4-5-4-9-13-9-4-4-8-4-16-4-9 0-13 0-22 4-4 0-12 4-17 4-4 5-8 5-8 9-4 0-8 0-8 0h-5c0-4 0-4 0-4-4-5-4-5-4-9 0 0 0-4 4-4 0-4 0-4 0-9 5 0 5 0 9-4 4 0 12-4 17-4 4-4 12-4 17-4 8-5 12-5 21-5 12 0 21 0 29 5 9 4 18 8 23 12 4 5 8 13 12 22 0 8 5 17 5 25zM110 103h-26c-8 0-17 0-21 4-8 0-13 0-17 5-4 4-8 8-8 12-5 4-5 9-5 13 0 8 5 17 9 21s13 9 25 9c9 0 13-5 21-9 9-4 13-8 22-17z">
          <text:p/>
        </draw:path>
        <draw:path draw:style-name="gr3" draw:text-style-name="P4" draw:layer="layout" svg:width="0.162cm" svg:height="0.254cm" svg:x="16.399cm" svg:y="6.477cm" svg:viewBox="0 0 163 255" svg:d="M163 93c0 12-5 25-9 38 0 12-4 21-13 29-4 9-13 17-21 22-13 4-21 8-34 8-4 0-8-4-13-4-4 0-8 0-12-4-5 0-9-5-13-9s-8-8-13-13v89c-4 0-4 6-4 6h-4c-4 0-4 0-9 0-4 0-4 0-8 0h-4v-6c-6 0-6 0-6 0v-241-4c6 0 6 0 6 0h4c0 0 4 0 8 0h5c4 0 4 0 4 0h4c0 4 0 4 0 4v25c4-8 9-12 13-17 8-4 12-4 17-8 4-4 8-4 12-4 9-5 13-4 17-4 13 0 26 4 34 8 9 4 13 8 21 17 5 8 9 21 13 30 0 12 5 25 5 38zM128 97c0-13 0-21-4-26 0-8-4-16-4-25-4-4-9-8-13-13-8-4-12-8-21-8-4 0-8 4-13 4-4 0-8 4-12 4-5 5-9 9-13 13s-8 9-13 13v68c9 12 17 21 26 25 4 4 12 8 21 8 8 0 17 0 21-4s13-8 13-17c4-4 8-12 8-21 4-8 4-17 4-21z">
          <text:p/>
        </draw:path>
        <draw:path draw:style-name="gr3" draw:text-style-name="P4" draw:layer="layout" svg:width="0.169cm" svg:height="0.19cm" svg:x="16.59cm" svg:y="6.477cm" svg:viewBox="0 0 170 191" svg:d="M170 94c0 12 0 25-4 38-4 12-8 21-17 29-8 9-17 17-30 22-8 4-21 8-38 8-12 0-26-4-34-8-13-5-22-9-30-17-4-9-9-17-13-30s-4-25-4-38c0-17 0-31 4-39 4-13 9-26 17-34 4-9 17-13 26-17 13-4 26-8 39-8 12 0 25 4 38 8 8 4 17 8 25 17 9 8 13 17 17 30 4 8 4 21 4 39zM136 94c0-9 0-18 0-27-4-8-8-12-8-21-4-4-13-13-17-13-8-4-17-8-25-8-9 0-17 4-26 4-5 4-13 9-18 17-4 4-4 13-8 21 0 9-4 18-4 27 0 8 4 17 4 25 0 9 4 17 8 25 5 5 9 9 18 13 4 4 13 4 26 4 8 0 17 0 21-4 8-4 12-8 17-13 4-8 8-12 8-21 4-8 4-17 4-29z">
          <text:p/>
        </draw:path>
        <draw:path draw:style-name="gr3" draw:text-style-name="P4" draw:layer="layout" svg:width="0.258cm" svg:height="0.182cm" svg:x="16.789cm" svg:y="6.481cm" svg:viewBox="0 0 259 183" svg:d="M259 4v4l-4 4-47 162c-4 5-4 5-4 5l-4 4h-4c-5 0-5 0-9 0s-8 0-13 0h-4c-4-4-4-4-4-4v-5l-38-123-35 123c0 5 0 5 0 5-4 0-4 0-4 4-4 0-4 0-9 0 0 0-4 0-8 0s-9 0-9 0c-4 0-4 0-8 0 0-4 0-4-4-4v-5l-51-162c0-4 0-4 0-4 0-4 0-4 0-4v-4h4 4c0 0 5 0 9 0 0 0 4 0 8 0h5c0 4 4 4 4 4l38 140v4l4-4 35-140c4 0 4 0 4-4 4 0 4 0 4 0 5 0 9 0 9 0 4 0 8 0 8 0 5 0 5 0 5 0h4c0 4 0 4 0 4l42 140v4-4l38-140c0 0 5 0 5-4 4 0 4 0 4 0 4 0 8 0 8 0 4 0 9 0 9 0 4 0 4 0 4 0h4c0 4 0 4 0 4z">
          <text:p/>
        </draw:path>
        <draw:path draw:style-name="gr3" draw:text-style-name="P4" draw:layer="layout" svg:width="0.156cm" svg:height="0.19cm" svg:x="17.073cm" svg:y="6.477cm" svg:viewBox="0 0 157 191" svg:d="M157 89c0 5 0 9-4 9-4 4-4 4-9 4h-114c0 9 4 17 4 26 5 8 5 12 9 16 4 9 13 13 17 13 8 4 17 4 29 4 9 0 13 0 22 0 4 0 12-4 17-4 4 0 8-4 8-4 4 0 8-4 8-4v4c5 0 5 0 5 0v4 4c0 5 0 5 0 5 0 4 0 4 0 4v4h-5c0 0 0 4-4 4s-8 5-12 5c-9 0-13 4-22 4-4 0-12 4-21 4-12 0-25-4-38-8-8-5-17-9-25-17-9-9-14-17-18-30s-4-25-4-42c0-13 0-27 4-39 4-13 9-22 18-30 8-9 17-13 25-17 9-4 21-8 34-8s25 4 34 8c8 4 17 8 25 17 4 4 9 13 13 25 4 9 4 21 4 31zM123 76c0-17 0-30-8-38-9-9-21-13-34-13-8 0-17 0-21 4s-13 9-17 13c0 4-4 8-9 17 0 4 0 12-4 17z">
          <text:p/>
        </draw:path>
        <draw:path draw:style-name="gr3" draw:text-style-name="P4" draw:layer="layout" svg:width="0.101cm" svg:height="0.186cm" svg:x="17.276cm" svg:y="6.477cm" svg:viewBox="0 0 102 187" svg:d="M102 21v4c0 4 0 4 0 4-4 4-4 4-4 4-4 0-4 0-4 0-4 0-4 0-4 0-5 0-5-4-9-4 0 0-4 0-8 0 0 0-5 0-9 4 0 0-4 0-8 5-4 4-9 8-14 12 0 5-4 9-8 17v116h-5v4h-4c-4 0-4 0-8 0-5 0-5 0-9 0h-4c0-4-4-4-4-4v-175-4h4 4c0 0 4 0 9 0h4c4 0 4 0 4 0h4c0 4 0 4 0 4v25c5-8 9-12 13-17 5-4 10-8 14-8 4-4 4-4 8-8 4 0 9 0 13 0h4c4 0 4 0 9 0 0 4 4 4 4 4 4 0 4 0 4 0 0 0 0 4 4 4v4c0 4 0 4 0 9z">
          <text:p/>
        </draw:path>
        <draw:path draw:style-name="gr3" draw:text-style-name="P4" draw:layer="layout" svg:width="0.042cm" svg:height="0.254cm" svg:x="17.496cm" svg:y="6.409cm" svg:viewBox="0 0 43 255" svg:d="M38 251h-4v4h-5c-4 0-4 0-8 0s-4 0-8 0h-5c0-4 0-4-4-4v-174c4-4 4-4 4-4h5c4 0 4 0 8 0s4 0 8 0h5v4c4 0 4 0 4 0zM43 17c0 8-5 12-5 17-4 4-9 4-17 4s-13 0-17-4c0-5-4-9-4-13 0-9 4-13 4-17 4-4 9-4 17-4s13 0 17 4c0 4 5 8 5 13z">
          <text:p/>
        </draw:path>
        <draw:path draw:style-name="gr3" draw:text-style-name="P4" draw:layer="layout" svg:width="0.148cm" svg:height="0.187cm" svg:x="17.589cm" svg:y="6.476cm" svg:viewBox="0 0 149 188" svg:d="M149 184l-4 4h-4-5c-4 0-8 0-8 0-4 0-4 0-4 0-4-4-4-4-4-4v-103c0-9 0-17-5-25 0-5-4-9-4-13-4-4-8-9-13-13-5 0-9 0-18 0-8 0-12 0-21 4-8 9-17 17-25 26v124c0 0-4 0-4 4h-5c-4 0-4 0-8 0s-4 0-9 0h-4c0-4 0-4 0-4-4 0-4 0-4 0v-175l4-4h4c5 0 5 0 9 0h4c4 0 4 0 4 0 5 0 5 0 5 0 0 4 0 4 0 4v21c8-8 21-17 29-21 9-4 17-9 30-9 9 0 22 5 31 5 4 4 12 12 16 17 5 8 9 12 9 21 4 13 4 21 4 34z">
          <text:p/>
        </draw:path>
        <draw:path draw:style-name="gr3" draw:text-style-name="P4" draw:layer="layout" svg:width="0.157cm" svg:height="0.254cm" svg:x="17.792cm" svg:y="6.477cm" svg:viewBox="0 0 158 255" svg:d="M158 93c0 12 0 25-4 38 0 12-9 21-13 29-9 9-13 17-25 22-9 4-17 8-30 8-4 0-9-4-13-4-5 0-9 0-14-4-4 0-8-5-12-9s-9-8-13-13v89h-4v6h-4c-5 0-5 0-9 0s-4 0-8 0h-5c0 0 0-6-4-6v-241-4h4 5 4c4 0 8 0 8 0h5 4c0 4 0 4 0 4v25c4-8 8-12 13-17 4-4 12-4 16-8 5-4 9-4 14-4 9-5 13-4 17-4 13 0 26 4 34 8s13 8 21 17c4 8 9 21 13 30 0 12 0 25 0 38zM128 97c0-13-4-21-4-26 0-8-4-16-4-25-4-4-9-8-17-13-4-4-9-8-17-8-4 0-9 4-13 4-5 0-9 4-14 4-4 5-8 9-12 13s-9 9-13 13v68c9 12 17 21 21 25 9 4 18 8 27 8 8 0 17 0 21-4s8-8 13-17c4-4 8-12 8-21 0-8 4-17 4-21z">
          <text:p/>
        </draw:path>
        <draw:path draw:style-name="gr3" draw:text-style-name="P4" draw:layer="layout" svg:width="0.149cm" svg:height="0.186cm" svg:x="17.995cm" svg:y="6.481cm" svg:viewBox="0 0 150 187" svg:d="M150 179c0 0-5 0-5 4h-4-4c-5 0-10 0-10 0-4 0-4 0-4 0 0-4-4-4-4-4v-26c-9 13-17 21-30 26-8 4-17 8-25 8-13 0-21-4-30-8-8-5-17-9-21-13-4-9-8-17-8-26-5-8-5-17-5-30v-106-4h5 4c0 0 4 0 8 0 5 0 5 0 9 0h4c0 4 4 4 4 4v102c0 8 0 16 0 22 0 8 5 12 9 17 0 4 4 8 8 8 4 4 13 4 17 4 9 0 17-4 26-8 4-4 12-13 21-26v-119c0 0 4 0 4-4 4 0 4 0 4 0 4 0 4 0 9 0s9 0 9 0h4 5c0 4 0 4 0 4z">
          <text:p/>
        </draw:path>
        <draw:path draw:style-name="gr3" draw:text-style-name="P4" draw:layer="layout" svg:width="0.111cm" svg:height="0.229cm" svg:x="18.177cm" svg:y="6.434cm" svg:viewBox="0 0 112 230" svg:d="M112 213c0 0 0 4 0 8v5c-5 0-5 0-5 0-4 4-4 4-8 4s-4 0-9 0c-4 0-4 0-8 0-9 0-17 0-26 0-4-4-8-9-12-13s-9-8-9-17c-4-8-4-17-4-25v-102h-26l-5-4c0 0 0-5 0-10 0-4 0-4 0-4 0-4 0-4 0-4 0-4 5-4 5-4h26v-43l4-4h5c0 0 4 0 8 0 0 0 4 0 8 0h5v4 43h46c5 0 5 0 5 4v4 4c0 5 0 10 0 10 0 4-5 4-5 4h-46v97c0 9 4 22 8 26s9 8 17 8c4 0 4 0 9 0 4 0 4 0 4-4 4 0 4 0 4 0 4 0 4 0 4 0h5c0 4 0 4 0 4 0 5 0 5 0 9z">
          <text:p/>
        </draw:path>
        <draw:path draw:style-name="gr3" draw:text-style-name="P4" draw:layer="layout" svg:width="0.173cm" svg:height="0.19cm" svg:x="18.402cm" svg:y="6.477cm" svg:viewBox="0 0 174 191" svg:d="M174 94c0 12-4 25-4 38-4 12-13 21-17 29-8 9-17 17-29 22-9 4-22 8-39 8-12 0-25-4-33-8-13-5-22-9-31-17-4-9-13-17-13-30-4-13-8-25-8-38 0-17 4-31 8-39 5-13 9-26 18-34 4-9 13-13 26-17 12-4 25-8 38-8 12 0 25 4 38 8 8 4 17 8 25 17 9 8 13 17 17 30 0 8 4 21 4 39zM141 94c0-9 0-18-5-27 0-8-4-12-8-21 0-4-9-13-13-13-8-4-17-8-25-8-9 0-17 4-26 4-4 4-12 9-17 17-4 4-8 13-8 21-4 9-4 18-4 27 0 8 0 17 4 25 0 9 4 17 8 25 5 5 9 9 17 13 5 4 13 4 26 4 8 0 17 0 21-4 8-4 13-8 17-13 4-8 8-12 8-21 5-8 5-17 5-29z">
          <text:p/>
        </draw:path>
        <draw:path draw:style-name="gr3" draw:text-style-name="P4" draw:layer="layout" svg:width="0.114cm" svg:height="0.267cm" svg:x="18.601cm" svg:y="6.396cm" svg:viewBox="0 0 115 268" svg:d="M115 17c0 4 0 8 0 8v5h-4c-4 0-4 0-9 0 0-5-4-5-4-5-4 0-8 0-8 0-5 0-9 0-13 0-4 5-9 5-9 9-4 4-4 8-4 13 0 4 0 12 0 21v17h38c0 0 5 0 5 4v4 4c0 5 0 9 0 9-5 4-5 4-5 4h-38v154h-4v4h-4c-4 0-4 0-9 0-4 0-4 0-8 0h-5c0-4-5-4-5-4v-154h-25l-4-4c0 0 0-4 0-9 0-4 0-4 0-4 0-4 0-4 0-4 0-4 4-4 4-4h25v-17c0-13 0-21 5-30 0-13 5-17 9-21 4-8 13-13 17-13 8-4 17-4 25-4 5 0 9 0 13 0s9 0 13 4h4v5 4z">
          <text:p/>
        </draw:path>
        <draw:path draw:style-name="gr3" draw:text-style-name="P4" draw:layer="layout" svg:width="0.166cm" svg:height="0.254cm" svg:x="3.826cm" svg:y="6.925cm" svg:viewBox="0 0 167 255" svg:d="M167 171c0 8-5 21-9 29 0 13-4 21-13 30-8 4-17 13-25 17-13 4-25 8-38 8-9 0-21-4-26-4-9-4-17-8-22-13-8-4-12-8-17-17-4-8-4-12-8-25-4-8-4-17-4-25 0-13-5-22-5-34 0-13 5-21 5-34 0-9 4-21 4-30 4-13 8-22 13-30 4-9 12-17 21-22 4-8 13-12 26-17 9-4 21-4 38-4 5 0 9 0 13 0s8 0 13 0c4 4 8 4 12 4l5 5c0 4 4 4 4 4v4 4 5c0 4 0 4 0 4-4 0-4 4-4 4-5 0-5 0-9 0 0-4-4-4-8-4-5 0-9-4-13-4s-8 0-17 0c-13 0-21 0-30 8-8 4-17 9-22 17-4 10-8 18-12 31 0 8-5 21-5 34 5-5 9-5 13-9 4 0 9 0 14-4 4 0 8 0 17-4 4 0 8 0 17 0 12 0 25 0 33 4 9 4 17 8 22 17 4 4 8 12 12 21 0 8 5 17 5 30zM133 175c0-9 0-17-5-21 0-9-4-13-4-17-4-5-8-9-17-9-4-4-12-4-21-4-4 0-8 0-13 0-4 4-8 4-12 4-5 4-10 4-14 4-4 5-8 5-13 9 0 17 5 30 5 42 4 9 4 17 8 26 4 4 9 12 18 12 4 5 13 5 21 5 9 0 13 0 21-5 5-4 9-4 13-12 4-5 8-9 8-17 5-4 5-13 5-17z">
          <text:p/>
        </draw:path>
        <draw:path draw:style-name="gr3" draw:text-style-name="P4" draw:layer="layout" svg:width="0.326cm" svg:height="0.25cm" svg:x="4.017cm" svg:y="6.925cm" svg:viewBox="0 0 327 251" svg:d="M259 243c0 0 0 4-4 4l-4 4h-5c-4 0-4 0-8 0s-8 0-13 0h-4c-4-4-4-4-4-4l-4-4-51-188-47 188-4 4-4 4h-4c-5 0-9 0-9 0-4 0-8 0-13 0-4 0-4 0-8 0 0-4 0-4-4-4v-4l-65-230c-4 0-4-4-4-4 0-5 0-5 4-5 0 0 0-4 4-4 0 0 5 0 9 0s8 0 8 0c5 0 5 0 9 4v5l60 208 51-208v-5h4l4-4c5 0 9 0 9 0 4 0 8 0 8 0 5 0 5 4 9 4l4 5 55 208 55-208v-5h4c0 0 0-4 5-4 0 0 4 0 8 0s8 0 8 0c5 0 5 4 5 4 4 0 4 0 4 5 0 0 0 4-4 4z">
          <text:p/>
        </draw:path>
        <draw:path draw:style-name="gr3" draw:text-style-name="P4" draw:layer="layout" svg:width="0.042cm" svg:height="0.042cm" svg:x="4.381cm" svg:y="7.133cm" svg:viewBox="0 0 43 43" svg:d="M43 21c0 9 0 14-4 18s-8 4-17 4c-8 0-13 0-18-4 0-4-4-9-4-18s4-17 4-17c5-4 10-4 18-4 9 0 13 0 17 4 4 0 4 8 4 17z">
          <text:p/>
        </draw:path>
        <draw:path draw:style-name="gr3" draw:text-style-name="P4" draw:layer="layout" svg:width="0.14cm" svg:height="0.19cm" svg:x="3.826cm" svg:y="7.501cm" svg:viewBox="0 0 141 191" svg:d="M141 183v4c-4 0-4 0-4 0-5 0-5 0-10 0-4 0-8 0-8 0-4 0-4 0-4 0 0-4 0-4 0-4v-17c-9 9-17 13-26 17-8 4-21 8-29 8-9 0-17-4-26-4-8-4-12-4-17-8-8-9-12-13-12-17-5-9-5-17-5-26 0-8 0-17 5-21 4-8 8-17 17-21 8-4 17-8 29-8 9-5 21-5 34-5h25v-12c0-9-4-13-4-17s-4-9-4-13c-4-4-8-8-13-8-4 0-12-5-21-5-4 0-13 5-21 5-4 0-8 4-13 4-4 4-8 4-12 8-5 0-5 5-9 5v-5c-4 0-4 0-4 0v-4-4c0-4 0-9 0-9 0-4 0-4 4-4 0-4 4-4 9-8 4 0 8-5 12-5 5-4 13-4 17-4 9-5 13-5 21-5 13 0 22 5 30 5 8 4 17 9 21 13 9 4 14 13 14 21 4 9 4 17 4 30zM110 103h-29c-9 0-17 4-21 4-9 0-13 4-17 4-4 4-4 8-9 13 0 4-4 8-4 12 0 9 4 17 9 22 8 4 16 8 25 8 8 0 17-4 21-8 9-5 17-9 25-17z">
          <text:p/>
        </draw:path>
        <draw:path draw:style-name="gr3" draw:text-style-name="P4" draw:layer="layout" svg:width="0.043cm" svg:height="0.042cm" svg:x="4.021cm" svg:y="7.645cm" svg:viewBox="0 0 44 43" svg:d="M44 22c0 9 0 17-5 17-4 4-9 4-18 4-8 0-12 0-17-4 0 0-4-8-4-17s4-14 4-18c5-4 9-4 17-4 9 0 14 0 18 4 5 4 5 9 5 18z">
          <text:p/>
        </draw:path>
        <draw:frame draw:style-name="gr4" draw:text-style-name="P5" draw:layer="layout" svg:width="0.388cm" svg:height="0.454cm" svg:x="3.67cm" svg:y="6.302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65cm" svg:height="0.254cm" svg:x="4.457cm" svg:y="7.437cm" svg:viewBox="0 0 166 255" svg:d="M166 120c0 8-4 21-4 30 0 12-4 21-4 34-4 8-9 16-13 25-4 8-13 17-21 25-8 5-17 13-25 13-13 4-27 8-40 8-8 0-12 0-16 0-5-4-9-4-13-4s-9-4-13-4c0 0-4 0-4-4 0 0-4 0-4-4 0 0 0-5 0-9v-4c0-4 0-4 0-4l4-5c4 0 4 0 8 5 0 0 5 0 9 0 4 4 8 4 13 4 4 0 12 4 16 4 13 0 27-4 35-8 9-5 17-13 22-22 4-8 8-16 12-25 0-13 4-21 4-34-8 4-16 9-25 9-8 4-21 4-31 4-17 0-25 0-38-4-8-5-17-9-21-13-4-9-8-17-13-25 0-9-4-17-4-30 0-9 4-21 4-31 5-8 9-21 17-25 9-9 17-13 26-21 8-5 21-5 39-5 8 0 17 0 25 5 9 0 17 4 21 8 9 9 13 13 17 21 5 5 5 13 9 23 4 8 4 21 4 29 0 9 4 21 4 34zM132 116c0-17 0-30-4-43-4-12-4-22-8-26-4-8-9-13-17-17-4-4-13-4-21-4-10 0-14 0-23 4-4 4-8 9-12 13s-9 8-9 18c-4 4-4 12-4 21 0 4 0 13 4 17 0 8 5 13 9 17 0 4 4 8 12 12 5 0 13 0 23 0 8 0 17 0 25-4 9 0 17-4 25-8z">
          <text:p/>
        </draw:path>
        <draw:path draw:style-name="gr3" draw:text-style-name="P4" draw:layer="layout" svg:width="0.157cm" svg:height="0.249cm" svg:x="4.66cm" svg:y="7.442cm" svg:viewBox="0 0 158 250" svg:d="M158 166c0 12-4 25-8 38-5 8-9 17-17 25-9 5-17 13-30 13-14 4-26 8-39 8-9 0-13 0-21-4-9 0-13 0-17-4-4 0-13 0-13-4-4 0-8 0-8-4l-5-5v-4-4c0-4 0-4 0-4 0-5 0-5 5-5 0-4 0-4 0-4 4 0 4 0 8 0 4 4 4 4 9 9 4 0 12 0 17 4 8 0 16 0 25 0 8 0 17 0 21 0 9-4 18-9 22-13s9-8 13-13c0-8 4-17 4-25s-4-18-4-22c-4-4-9-13-13-17-4 0-13-4-18-9-8 0-21 0-29 0-9 0-13 0-21 0-5 0-9 0-17 0h-5c-4-4-4-8-4-12v-98c0-4 0-8 4-12 0 0 5 0 9 0h111c4 0 4 0 4 4v4 4c0 5 0 9 0 13l-4 4h-94v68c4 0 8 0 12 0 5 0 9 0 17 0 13 0 27 0 39 4 9 0 17 9 26 13 8 8 13 13 17 21 0 9 4 22 4 31z">
          <text:p/>
        </draw:path>
        <draw:path draw:style-name="gr3" draw:text-style-name="P4" draw:layer="layout" svg:width="0.25cm" svg:height="0.263cm" svg:x="4.851cm" svg:y="7.433cm" svg:viewBox="0 0 251 264" svg:d="M107 69c0 8 0 21-4 25 0 9-5 17-9 22-4 8-13 12-17 12-8 4-17 9-25 9-9 0-17-5-21-9-9 0-13-4-17-12-5-5-10-9-10-17-4-9-4-17-4-30 0-9 0-17 4-25 0-10 5-14 10-23 4-4 8-8 17-12 4-5 12-5 25-5 8 0 17 5 21 5 9 4 13 8 17 17 4 4 9 13 9 18 4 8 4 16 4 25zM81 69c0-4 0-13-4-17 0-4 0-8-4-13 0-4-4-9-9-9-4-4-8-4-12-4-5 0-9 0-9 4-4 0-8 5-8 9-4 0-4 5-4 13-5 4-5 8-5 17 0 8 0 17 5 21 0 9 0 13 4 13 0 4 4 8 8 8s9 5 13 5 8-5 13-5c0-4 4-4 4-8 4-4 4-9 4-13 4-8 4-13 4-21zM251 192c0 12 0 21-5 29 0 5-4 13-8 17-4 9-8 13-17 13-4 4-13 8-25 8-9 0-17-4-22-4-8-4-12-8-16-12-5-9-9-13-9-22-4-8-4-17-4-29 0-9 0-17 4-26 0-8 4-12 9-17 4-8 12-12 16-17 9 0 17-4 26-4 8 0 17 4 25 4 5 5 13 9 17 17 4 5 4 13 9 17 0 9 0 17 0 26zM225 192c0-5 0-13 0-17-4-4-4-9-8-13 0-4-4-8-9-8 0-5-4-5-8-5s-9 0-13 5c-4 0-8 4-8 8-5 0-5 9-5 13s0 8 0 17c0 8 0 17 0 21 0 8 5 13 5 13 4 4 4 8 8 8s9 4 13 4 8-4 13-4c4-4 4-4 8-8 0-5 0-9 4-13 0-9 0-13 0-21zM52 255c0 4 0 4 0 4-5 0-5 0-5 0h-4c-4 5-4 5-8 5l-4-5c-5 0-5 0-5 0v-4-4l174-247 4-4h4 5c4 0 8 0 8 0 0 0 4 0 4 4 0 5 0 5 0 5z">
          <text:p/>
        </draw:path>
        <draw:path draw:style-name="gr3" draw:text-style-name="P4" draw:layer="layout" svg:width="0.157cm" svg:height="0.27cm" svg:x="3.839cm" svg:y="7.929cm" svg:viewBox="0 0 158 271" svg:d="M158 174c0 17-4 30-4 38-5 13-9 26-18 34-5 9-13 13-22 17-8 4-21 8-33 8-5 0-9 0-13-4-4 0-9 0-13-4-4 0-13-4-17-8-4-5-8-9-12-13v21c0 4 0 4-5 4h-4-4c-4 0-4 0-9 0h-4v-4-255-4c4 0 4-4 4-4 5 0 5 0 9 0s8 0 8 0c5 0 5 4 5 4h4v4 103c4-5 8-9 12-13 9-4 13-9 17-9 5-4 9-4 13-4 4-4 9-4 13-4 12 0 25 4 34 8 8 5 17 13 22 22 4 8 8 17 13 29 0 9 4 21 4 34zM123 178c0-8 0-17-4-25 0-9 0-17-5-21-4-9-8-13-12-17-9-4-13-4-21-4-5 0-9 0-13 0s-9 4-13 4c-4 4-8 8-13 13-4 4-8 8-12 16v68c8 9 17 17 25 21 9 9 17 9 26 9 4 0 12 0 16-4 9-5 13-9 17-17 0-5 5-13 5-22 4-4 4-12 4-21z">
          <text:p/>
        </draw:path>
        <draw:path draw:style-name="gr3" draw:text-style-name="P4" draw:layer="layout" svg:width="0.042cm" svg:height="0.042cm" svg:x="4.038cm" svg:y="8.153cm" svg:viewBox="0 0 43 43" svg:d="M43 22c0 9 0 17-4 17-4 4-8 4-17 4s-13 0-18-4c0 0-4-8-4-17s4-14 4-18c5-4 9-4 18-4s13 0 17 4 4 9 4 18z">
          <text:p/>
        </draw:path>
        <draw:frame draw:style-name="gr4" draw:text-style-name="P5" draw:layer="layout" svg:width="0.388cm" svg:height="0.454cm" svg:x="4.098cm" svg:y="7.326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65cm" svg:height="0.254cm" svg:x="4.457cm" svg:y="7.945cm" svg:viewBox="0 0 166 255" svg:d="M166 120c0 8-4 21-4 30 0 12-4 21-4 33-4 9-9 17-13 26-4 8-13 17-21 25-8 5-17 13-25 13-13 4-27 8-40 8-8 0-12 0-16 0-5-4-9-4-13-4s-9-4-13-4c0 0-4 0-4-4 0 0-4 0-4-4 0 0 0-5 0-9v-4c0-4 0-4 0-4l4-5c4 0 4 0 8 5 0 0 5 0 9 0 4 4 8 4 13 4 4 0 12 4 16 4 13 0 27-4 35-8 9-5 17-13 22-22 4-8 8-17 12-25 0-13 4-21 4-34-8 4-16 9-25 9-8 4-21 4-31 4-17 0-25 0-38-4-8-5-17-9-21-13-4-9-8-17-13-25 0-9-4-17-4-30 0-9 4-21 4-31 5-8 9-21 17-25 9-9 17-13 26-21 8-5 21-5 39-5 8 0 17 0 25 5 9 0 17 4 21 8 9 9 13 13 17 21 5 5 5 13 9 21 4 10 4 23 4 31 0 9 4 21 4 34zM132 116c0-17 0-30-4-43-4-12-4-22-8-26-4-8-9-13-17-17-4-4-13-4-21-4-10 0-14 0-23 4-4 4-8 9-12 13s-9 8-9 18c-4 4-4 12-4 21 0 4 0 13 4 17 0 8 5 13 9 17 0 4 4 8 12 12 5 0 13 0 23 0 8 0 17 0 25-4 9 0 17-4 25-8z">
          <text:p/>
        </draw:path>
        <draw:path draw:style-name="gr3" draw:text-style-name="P4" draw:layer="layout" svg:width="0.169cm" svg:height="0.254cm" svg:x="4.656cm" svg:y="7.945cm" svg:viewBox="0 0 170 255" svg:d="M170 128c0 17 0 34-4 51s-9 30-18 38c-4 13-12 22-25 30-13 4-25 8-42 8-13 0-26-4-39-8-8-4-16-13-25-25-4-9-13-26-13-39-4-16-4-33-4-55 0-16 0-38 4-50 5-17 9-31 13-44 9-8 17-17 30-25 8-4 25-9 38-9 17 0 29 5 42 9 9 4 17 13 26 25 4 9 9 21 13 39 4 17 4 34 4 55zM136 128c0-12 0-21 0-33 0-9-5-17-5-26-4-4-4-14-8-18 0-8-4-12-9-12-4-5-8-9-12-9-4-4-13-4-17-4-13 0-21 4-26 8-8 5-12 13-17 21-4 10-4 23-8 31 0 13 0 26 0 38 0 21 0 34 0 51 4 13 8 21 13 30 0 8 8 12 12 17 9 4 17 4 26 4 4 0 13 0 17 0 4-4 12-9 12-13 5-4 9-8 13-13 0-8 4-12 4-21 5-8 5-17 5-25 0-9 0-17 0-26z">
          <text:p/>
        </draw:path>
        <draw:path draw:style-name="gr3" draw:text-style-name="P4" draw:layer="layout" svg:width="0.25cm" svg:height="0.263cm" svg:x="4.851cm" svg:y="7.941cm" svg:viewBox="0 0 251 264" svg:d="M107 69c0 8 0 21-4 25 0 9-5 17-9 22-4 8-13 12-17 12-8 4-17 9-25 9-9 0-17-5-21-9-9 0-13-4-17-12-5-5-10-9-10-17-4-9-4-17-4-30 0-8 0-17 4-26 0-9 5-13 10-22 4-4 8-8 17-12 4-5 12-5 21-5 12 0 21 5 25 5 9 4 13 8 17 17 4 4 9 12 9 17 4 9 4 18 4 26zM81 69c0-4-4-13-4-17 0-5 0-9-4-14 0-4-4-8-9-8-4-4-8-4-12-4-5 0-9 0-9 4-4 0-8 4-8 8-4 0-4 5-4 14-5 4-5 9-5 17s0 17 5 21c0 9 0 13 4 13 0 4 4 8 8 8s4 5 9 5c8 0 12-5 12-5 5-4 9-4 9-8 4-4 4-9 4-13 0-8 4-13 4-21zM251 192c0 12 0 21-5 29 0 5-4 13-8 17-4 9-8 13-17 13-8 4-13 8-25 8-9 0-17-4-22-4-8-4-12-8-16-12-5-9-9-13-9-22-4-8-4-17-4-29 0-9 0-17 4-26 0-8 4-12 9-17 4-8 8-12 16-17 9 0 17-4 26-4 8 0 17 4 25 4 5 5 13 9 17 17 0 5 4 13 9 17 0 9 0 17 0 26zM225 192c0-4 0-13-4-17 0-4 0-9-4-13 0-4-4-8-9-8 0-5-4-5-8-5-9 0-9 0-13 5-4 0-8 4-8 8-5 0-5 9-5 13s-4 8-4 17c0 8 4 17 4 21 0 8 5 13 5 13 4 4 4 8 8 8s9 4 13 4 8-4 13-4c0-4 4-4 8-8 0-5 0-9 4-13 0-9 0-13 0-21zM52 255c0 4 0 4 0 4-5 0-5 0-5 0h-4c-4 5-4 5-8 5l-4-5c-5 0-5 0-5 0v-4-4l170-247c4 0 4 0 4 0 0 0 0-4 4-4h4 5c4 0 8 0 8 0 0 0 4 0 4 4 0 5 0 5 0 5z">
          <text:p/>
        </draw:path>
        <draw:path draw:style-name="gr3" draw:text-style-name="P4" draw:layer="layout" svg:width="0.136cm" svg:height="0.191cm" svg:x="3.826cm" svg:y="8.521cm" svg:viewBox="0 0 137 192" svg:d="M137 158v4l-4 4v5h-5c0 4-4 4-8 8 0 0-4 4-13 4-4 4-8 4-12 4-9 5-13 5-17 5-13 0-26-5-34-9-9-4-17-8-27-17-4-8-8-17-12-29-5-9-5-22-5-39s0-30 5-43c4-12 8-21 18-29 8-9 17-13 25-17 8-5 21-9 34-9 4 0 8 0 13 4 8 0 12 0 16 5 5 0 9 4 9 4 4 4 8 4 8 4 0 4 5 4 5 4v5 4 4c0 4 0 9 0 13h-5c0 0-4 0-8 0 0-4-4-4-9-9-4-4-8-4-12-8-4 0-13 0-21 0-13 0-26 4-34 17-9 8-13 25-13 51 0 8 4 21 4 30 5 4 5 13 9 17 4 9 8 13 17 13 4 4 12 4 21 4 4 0 13 0 17 0 4-4 12-8 12-8 5-5 9-5 13-9s4-4 4-4c5 0 5 0 5 0 0 4 0 4 0 4 0 0 0 4 4 4 0 5 0 5 0 9z">
          <text:p/>
        </draw:path>
        <draw:path draw:style-name="gr3" draw:text-style-name="P4" draw:layer="layout" svg:width="0.042cm" svg:height="0.042cm" svg:x="4cm" svg:y="8.665cm" svg:viewBox="0 0 43 43" svg:d="M43 22c0 9 0 17-4 17-4 4-8 4-17 4-8 0-14 0-18-4 0 0-4-8-4-17 0-8 4-12 4-18 4-4 10-4 18-4 9 0 13 0 17 4 4 6 4 10 4 18z">
          <text:p/>
        </draw:path>
        <draw:frame draw:style-name="gr4" draw:text-style-name="P5" draw:layer="layout" svg:width="0.388cm" svg:height="0.454cm" svg:x="4.115cm" svg:y="7.834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66cm" svg:height="0.254cm" svg:x="4.461cm" svg:y="8.458cm" svg:viewBox="0 0 167 255" svg:d="M167 170c0 13-5 21-9 30 0 12-4 21-13 29-8 9-17 13-25 17-13 4-25 9-38 9-10 0-22-5-27-5-8-4-16-8-21-12-8-4-12-9-17-17-4-4-4-13-8-21-4-9-4-22-4-30 0-13-5-21-5-34 0-8 5-21 5-34 0-8 4-21 4-29 4-9 8-17 13-31 4-8 12-13 21-21 4-9 12-13 25-17 10-4 22-4 39-4 5 0 9 0 13 0s8 0 13 4c4 0 8 0 12 0 0 4 5 4 5 4v4h4v5 4c0 4 0 4 0 4 0 4 0 4 0 4-4 5-4 5-4 5-5 0-5 0-9 0 0 0-4-5-8-5-5 0-9 0-13-4-4 0-8 0-17 0-13 0-21 4-31 9-8 4-17 12-21 16-4 10-8 23-12 31 0 13-5 21-5 34 5 0 9-4 13-4 4-4 8-4 13-9 4 0 8 0 18 0 4-4 8-4 17-4 12 0 25 4 33 9 9 0 17 8 22 12 4 9 8 13 12 21 0 9 5 22 5 30zM133 174c0-8 0-17-5-21 0-4-4-13-4-17-4-4-8-4-17-8-4 0-12-5-21-5-4 0-8 0-14 5-4 0-8 0-12 0-5 4-9 4-13 8-4 0-8 4-13 4 0 17 5 30 5 43 4 8 4 21 8 25 4 9 8 13 17 17 4 0 14 4 22 4 9 0 13-4 21-8 5 0 9-4 13-9 4-8 8-12 8-21 5-4 5-13 5-17z">
          <text:p/>
        </draw:path>
        <draw:path draw:style-name="gr3" draw:text-style-name="P4" draw:layer="layout" svg:width="0.152cm" svg:height="0.249cm" svg:x="4.665cm" svg:y="8.458cm" svg:viewBox="0 0 153 250" svg:d="M153 238v4 4l-4 4h-4-137-4c0 0 0-4-4-4v-4-4c0-4 0-9 0-9v-4c0-4 0-4 4-4 0-4 0-4 0-4l51-51c8-13 17-26 25-35 9-9 13-17 17-25 4-5 4-13 4-22 4-4 4-8 4-17 0-4 0-8-4-12 0-9-4-13-8-13 0-4-4-8-13-8-4-5-8-5-17-5-8 0-13 0-21 5-4 0-8 4-17 4-4 4-8 4-8 8-5 0-9 5-9 5v-5c-4 0-4 0-4 0v-4c0-4 0-4 0-8v-5-4-4h4c0-4 4-4 9-9 4 0 8-4 12-4 9-4 13-4 21-8 5 0 13 0 22 0 8 0 21 0 29 4 9 4 17 8 21 13 10 8 14 12 14 21 4 8 4 17 4 25 0 9 0 17 0 26 0 4-4 12-8 25-4 8-14 17-22 31-9 8-17 21-34 38l-38 38h107c4 0 4 0 4 4h4v4c0 5 0 5 0 9z">
          <text:p/>
        </draw:path>
        <draw:path draw:style-name="gr3" draw:text-style-name="P4" draw:layer="layout" svg:width="0.042cm" svg:height="0.042cm" svg:x="4.868cm" svg:y="8.665cm" svg:viewBox="0 0 43 43" svg:d="M43 22c0 9 0 17-4 17-4 4-9 4-18 4-8 0-13 0-17-4 0 0-4-8-4-17 0-8 4-12 4-18 4-4 9-4 17-4 9 0 14 0 18 4 4 6 4 10 4 18z">
          <text:p/>
        </draw:path>
        <draw:path draw:style-name="gr3" draw:text-style-name="P4" draw:layer="layout" svg:width="0.156cm" svg:height="0.254cm" svg:x="4.957cm" svg:y="8.458cm" svg:viewBox="0 0 157 255" svg:d="M157 178c0 13-4 22-8 30-4 13-9 17-17 26-4 8-17 12-26 16-13 0-22 5-39 5-8 0-12 0-21-5-8 0-12 0-21-4-4 0-8-4-13-4-4-4-4-4-8-4v-4-5c-4 0-4 0-4-4v-4c0-4 0-9 4-13h4l4 4c5 0 9 5 13 5 4 4 13 4 21 8 5 0 13 0 21 0 9 0 17 0 22 0 8-4 12-8 17-13 4 0 9-8 9-12 4-5 4-9 4-17 0-9 0-13-4-17 0-9-5-13-14-17-4-4-8-9-17-9-8-4-17-4-25-4h-25-5c0-4-4-4-4-4 0-4 0-4 0-9 0-4 0-4 0-4 0-4 4-4 4-4 0-4 0-4 0-4h5 21c8 0 17 0 21-4 8 0 13-5 17-9s8-8 13-13c0-8 4-12 4-21 0-4 0-8-4-14 0-4-5-8-9-12 0-4-4-9-13-9-4 0-8-4-17-4-4 0-12 4-21 4-4 5-8 5-12 9-9 0-9 4-13 4-4 4-9 4-9 4-4 0-4 0-4 0 0-4 0-4 0-4 0-4 0-4 0-8v-5-4-4c4 0 4 0 4 0 0-4 5-4 9-9 4 0 8-4 13-4 4-4 12-4 17-8 8 0 16 0 25 0 8 0 21 0 30 4s17 8 22 13c4 4 8 12 12 17 5 8 5 16 5 26 0 8 0 17-5 21 0 9-4 13-8 17-4 9-9 13-13 17-9 0-13 4-22 4 9 4 18 4 26 9 5 4 13 8 17 12 5 5 9 13 13 17 0 9 4 13 4 21z">
          <text:p/>
        </draw:path>
        <draw:path draw:style-name="gr3" draw:text-style-name="P4" draw:layer="layout" svg:width="0.25cm" svg:height="0.263cm" svg:x="5.147cm" svg:y="8.453cm" svg:viewBox="0 0 251 264" svg:d="M106 69c0 9 0 21-4 26-4 8-4 17-9 21-4 8-12 12-17 12-8 5-17 9-25 9s-17-4-25-9c-5 0-9-4-13-12-4-4-9-9-13-17 0-9 0-17 0-30 0-9 0-18 0-26 4-9 9-13 13-21 4-5 8-9 17-13 4-4 13-4 21-4 13 0 21 4 25 4 9 4 13 8 17 17 5 4 9 13 9 17 4 8 4 17 4 26zM76 69c0-4 0-14 0-18s0-8-4-12c0-5-4-9-8-9-5-4-9-4-13-4s-8 0-13 4c0 0-4 4-4 9-4 0-4 4-8 12 0 4 0 9 0 18s0 17 0 21c4 9 4 13 8 13 0 4 4 9 9 9 0 0 4 4 8 4 8 0 13-4 13-4 4-5 8-5 8-9 4-4 4-8 4-13 0-8 0-12 0-21zM251 192c0 13 0 21-4 30 0 4-4 12-9 17-4 8-8 12-17 12-8 4-18 9-26 9-9 0-17-5-21-5-9-4-13-8-17-12-4-9-9-13-9-21-4-9-4-17-4-30 0-9 0-17 4-25 0-9 5-13 9-17 4-9 8-13 17-17 8 0 12-5 25-5 10 0 18 5 27 5 4 4 8 8 12 17 5 4 9 12 9 17 4 8 4 16 4 25zM226 192c0-4 0-13-5-17 0-4 0-8-4-13 0-4-4-8-8-8 0-4-6-4-14-4-4 0-9 0-9 4-4 0-8 4-8 8-4 0-4 9-4 13-4 4-4 8-4 17 0 8 0 17 4 21 0 9 0 13 4 13 4 4 4 8 8 8 5 0 9 5 13 5s10-5 14-5c0-4 4-4 4-8 4-4 4-9 4-13 5-8 5-13 5-21zM51 255c0 5 0 5 0 5-4 0-4 0-4 0-4 0-4 0-4 0-5 4-5 4-9 4s-4-4-4-4c-4 0-4 0-4 0 0 0-5-5 0-5v-4l169-246c4 0 4 0 4 0 0 0 0-5 4-5h6 4c4 0 4 0 8 0 0 0 5 0 5 5 0 4 0 4 0 4z">
          <text:p/>
        </draw:path>
        <draw:path draw:style-name="gr3" draw:text-style-name="P4" draw:layer="layout" svg:width="0.157cm" svg:height="0.267cm" svg:x="3.826cm" svg:y="8.957cm" svg:viewBox="0 0 158 268" svg:d="M158 259c0 5 0 5-4 5h-5-5c-4 0-4 0-8 0h-4v-5-25c-13 13-22 21-30 25-8 5-21 9-34 9s-21-4-29-9c-9-4-17-12-22-21-8-8-12-18-12-30-5-9-5-21-5-34s0-30 5-38c4-13 8-26 12-34 9-4 17-13 26-17 8-4 21-9 29-9 13 0 22 5 30 9s17 8 25 17v-98-4c5 0 5 0 9 0h4c4 0 9 0 9 0 5 0 5 0 5 0 4 0 4 0 4 0 0 4 0 4 0 4zM127 136c-8-9-17-17-25-21-8-9-17-9-25-9-9 0-13 0-22 4-4 5-8 9-12 17-4 4-4 13-9 21 0 5 0 13 0 22 0 8 0 17 0 25s5 17 9 21c4 10 8 14 12 18 5 4 13 4 22 4 4 0 8 0 12 0 0 0 5-4 9-4 4-4 8-8 12-13 5-5 13-9 17-13z">
          <text:p/>
        </draw:path>
        <draw:path draw:style-name="gr3" draw:text-style-name="P4" draw:layer="layout" svg:width="0.042cm" svg:height="0.043cm" svg:x="4.038cm" svg:y="9.177cm" svg:viewBox="0 0 43 44" svg:d="M43 22c0 8 0 16-4 16-4 6-8 6-17 6s-13 0-18-6c0 0-4-8-4-16 0-9 4-13 4-17 5-5 9-5 18-5s13 0 17 5c4 4 4 8 4 17z">
          <text:p/>
        </draw:path>
        <draw:frame draw:style-name="gr4" draw:text-style-name="P5" draw:layer="layout" svg:width="0.388cm" svg:height="0.454cm" svg:x="4.077cm" svg:y="8.347cm">
          <draw:text-box>
            <text:p text:style-name="P2"><text:span text:style-name="T2"><text:s/></text:span></text:p>
          </draw:text-box>
        </draw:frame>
        <draw:path draw:style-name="gr3" draw:text-style-name="P4" draw:layer="layout" svg:width="0.17cm" svg:height="0.254cm" svg:x="4.457cm" svg:y="8.97cm" svg:viewBox="0 0 171 255" svg:d="M171 187c0 13-5 21-9 30-4 8-8 13-17 21-4 4-13 8-25 13-9 0-21 4-38 4-13 0-22-4-34-4-9-5-17-9-27-13-4-4-8-13-12-21-5-4-9-13-9-26 0-4 4-12 4-21 5-4 9-12 13-17 4-4 10-8 18-17 9-4 13-8 25-12-8-5-16-9-21-13-8-4-12-8-18-13-4-4-4-12-8-17 0-4-4-12-4-17 0-8 4-18 4-26 4-8 8-13 18-21 4-4 13-9 21-13 13-4 21-4 34-4s25 0 34 4c8 4 17 9 21 13 8 4 13 13 13 17 4 8 4 18 4 22 0 8 0 13 0 21-4 4-9 13-9 17-4 4-12 9-17 13-4 4-12 8-21 12 9 9 17 13 26 17 8 5 12 9 17 13 4 9 8 13 12 17 0 8 5 13 5 21zM128 60c0-4 0-8-4-14 0-4-4-8-8-12-5-4-9-4-13-4-4-5-13-5-17-5-13 0-26 5-30 9-8 8-12 18-12 26 0 4 0 9 4 13 0 4 4 8 8 13 0 4 4 8 13 12 4 5 13 9 17 13 13-8 25-17 30-25 8-5 12-17 12-26zM137 191c0-8-5-12-5-17-4-4-4-8-8-12s-13-9-17-13c-8-4-17-8-25-13-5 5-13 9-22 13-4 4-8 9-12 13s-9 8-9 12c-4 5-4 9-4 17 0 13 4 22 13 26 8 8 21 13 38 13s30-5 38-13c8-4 13-13 13-26z">
          <text:p/>
        </draw:path>
        <draw:path draw:style-name="gr3" draw:text-style-name="P4" draw:layer="layout" svg:width="0.157cm" svg:height="0.254cm" svg:x="4.66cm" svg:y="8.97cm" svg:viewBox="0 0 158 255" svg:d="M158 179c0 12-4 21-8 29-5 13-9 17-17 26-5 8-17 12-26 17-13 0-26 4-39 4-8 0-17 0-21-4-8 0-13 0-21-5-4 0-9-4-13-4-4-4-4-4-8-4v-4l-5-4v-5-4c0-4 0-8 5-13 4 0 4 0 8 5 4 0 9 4 13 4 4 4 13 4 17 8 8 0 17 0 25 0 9 0 17 0 21 0 10-4 14-8 18-12 4 0 9-9 9-13 4-4 4-9 4-17s0-13-4-17c-5-8-9-13-13-17s-14-8-18-8c-8-5-17-5-30-5h-21-4c-4-4-4-4-4-4 0-4 0-4 0-8 0-5 0-5 0-5 0-4 0-4 4-4 0-4 0-4 0-4h4 21c9 0 17 0 22-4 8 0 12-4 17-9 4-4 9-8 13-12 0-9 4-13 4-22 0-4-4-8-4-12s-4-10-8-14c0-4-5-8-14-8-4 0-8-5-17-5-8 0-13 5-21 5-4 4-8 4-17 8-4 0-8 4-8 4-5 6-9 6-9 6-4 0-4 0-4 0 0-6 0-6 0-6 0-4 0-4 0-8v-4-5-4h4c0-4 4-4 9-8 4 0 8-5 12-5 5-4 13-4 17-8 9 0 17 0 26 0 8 0 22 0 30 4 9 4 17 9 21 13 5 4 9 13 13 17 4 8 4 18 4 26 0 9 0 17-4 21 0 9-4 13-8 17-5 9-9 13-13 17-9 0-13 4-21 4 8 5 17 5 25 9 4 4 13 8 17 13 4 4 9 12 13 17 0 8 4 12 4 21z">
          <text:p/>
        </draw:path>
        <draw:path draw:style-name="gr3" draw:text-style-name="P4" draw:layer="layout" svg:width="0.042cm" svg:height="0.043cm" svg:x="4.868cm" svg:y="9.177cm" svg:viewBox="0 0 43 44" svg:d="M43 22c0 8 0 16-4 16-4 6-9 6-18 6-8 0-13 0-17-6 0 0-4-8-4-16 0-9 4-13 4-17 4-5 9-5 17-5 9 0 14 0 18 5 4 4 4 8 4 17z">
          <text:p/>
        </draw:path>
        <draw:path draw:style-name="gr3" draw:text-style-name="P4" draw:layer="layout" svg:width="0.156cm" svg:height="0.254cm" svg:x="4.957cm" svg:y="8.97cm" svg:viewBox="0 0 157 255" svg:d="M157 179c0 12-4 21-8 29-4 13-9 17-17 26-4 8-17 12-26 17-13 0-22 4-39 4-8 0-12 0-21-4-8 0-12 0-21-5-4 0-8-4-13-4-4-4-4-4-8-4v-4-4c-4 0-4 0-4-5v-4c0-4 0-8 4-13h4l4 5c5 0 9 4 13 4 4 4 13 4 21 8 5 0 13 0 21 0 9 0 17 0 22 0 8-4 12-8 17-12 4 0 9-9 9-13 4-4 4-9 4-17s0-13-4-17c0-8-5-13-14-17-4-4-8-8-17-8-8-5-17-5-25-5h-25-5c0-4-4-4-4-4 0-4 0-4 0-8 0-5 0-5 0-5 0-4 4-4 4-4 0-4 0-4 0-4h5 21c8 0 17 0 21-4 8 0 13-4 17-9 4-4 8-8 13-12 0-9 4-13 4-22 0-4 0-8-4-12 0-4-5-10-9-14 0-4-4-8-13-8-4 0-8-5-17-5-4 0-12 5-21 5-4 4-8 4-12 8-9 0-9 4-13 4-4 6-9 6-9 6-4 0-4 0-4 0 0-6 0-6 0-6 0-4 0-4 0-8v-4-5-4c4 0 4 0 4 0 0-4 5-4 9-8 4 0 8-5 13-5 4-4 12-4 17-8 8 0 16 0 25 0 8 0 21 0 30 4s17 9 22 13c4 4 8 13 12 17 5 8 5 18 5 26 0 9 0 17-5 21 0 9-4 13-8 17-4 9-9 13-13 17-9 0-13 4-22 4 9 5 18 5 26 9 5 4 13 8 17 13 5 4 9 12 13 17 0 8 4 12 4 21z">
          <text:p/>
        </draw:path>
        <draw:path draw:style-name="gr3" draw:text-style-name="P4" draw:layer="layout" svg:width="0.25cm" svg:height="0.262cm" svg:x="5.147cm" svg:y="8.966cm" svg:viewBox="0 0 251 263" svg:d="M106 67c0 10 0 23-4 27-4 8-4 17-9 21-4 8-12 13-17 13-8 4-17 8-25 8s-17-4-25-8c-5 0-9-5-13-13-4-4-9-8-13-17 0-8 0-17 0-31 0-8 0-16 0-25 4-8 9-13 13-21 4-4 8-9 17-13 4-4 13-4 21-4 13 0 21 4 25 4 9 4 13 9 17 17 5 4 9 13 9 17 4 9 4 17 4 25zM76 67c0-4 0-12 0-16 0-5 0-9-4-13 0-4-4-9-8-9-5-4-9-4-13-4s-8 0-13 4c0 0-4 5-4 9-4 0-4 4-8 13 0 4 0 8 0 16 0 10 0 18 0 23 4 8 4 12 8 12 0 5 4 9 9 9 0 0 4 4 8 4 8 0 13-4 13-4 4-4 8-4 8-9 4-4 4-8 4-12 0-9 0-13 0-23zM251 191c0 13 0 21-4 30 0 4-4 13-9 17-4 8-8 12-17 12-8 5-18 9-26 9-9 0-17-4-21-4-9-5-13-9-17-13-4-8-9-13-9-21-4-9-4-17-4-30 0-8 0-17 4-25 0-9 5-13 9-17 4-9 8-13 17-17 8 0 12-4 25-4 10 0 18 4 27 4 4 4 8 8 12 17 5 4 9 13 9 17 4 8 4 17 4 25zM226 191c0-4 0-12-5-17 0-4 0-8-4-12 0-5-4-9-8-9 0-4-6-4-14-4-4 0-9 0-9 4-4 0-8 4-8 9-4 0-4 8-4 12-4 5-4 9-4 17 0 9 0 17 4 21 0 9 0 13 4 13 4 4 4 9 8 9 5 0 9 4 13 4s10-4 14-4c0-5 4-5 4-9 4-4 4-8 4-13 5-8 5-12 5-21zM51 255c0 4 0 4 0 4-4 0-4 0-4 0-4 0-4 0-4 0-5 4-5 4-9 4s-4-4-4-4c-4 0-4 0-4 0 0 0-5-4 0-4v-5l169-246c4 0 4 0 4 0 0 0 0-4 4-4h6 4c4 0 4 0 8 0 0 0 5 0 5 4s0 4 0 4z">
          <text:p/>
        </draw:path>
        <draw:frame draw:style-name="gr4" draw:text-style-name="P5" draw:layer="layout" svg:width="0.388cm" svg:height="0.454cm" svg:x="4.115cm" svg:y="8.859cm">
          <draw:text-box>
            <text:p text:style-name="P2"><text:span text:style-name="T2"><text:s/></text:span></text:p>
          </draw:text-box>
        </draw:frame>
        <draw:frame draw:style-name="gr11" draw:text-style-name="P6" draw:layer="layout" svg:width="2.794cm" svg:height="1.873cm" svg:x="6.096cm" svg:y="4.318cm">
          <draw:text-box>
            <text:p>B – 40 ohm</text:p>
          </draw:text-box>
        </draw:frame>
        <draw:frame draw:style-name="gr9" draw:text-style-name="P6" draw:layer="layout" svg:width="3.175cm" svg:height="1.873cm" svg:x="7.62cm" svg:y="7.62cm">
          <draw:text-box>
            <text:p>D – 83.3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DFont+F1" svg:font-family="CIDFont+F1"/>
    <style:font-face style:name="CIDFont+F2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20-04-13T15:21:07.700000000</meta:print-date>
    <dc:date>2020-04-13T21:03:59.658000000</dc:date>
    <meta:editing-duration>PT5H30M53S</meta:editing-duration>
    <meta:editing-cycles>1</meta:editing-cycles>
    <meta:document-statistic meta:object-count="1118"/>
    <meta:generator>LibreOffice/6.1.2.1$Windows_X86_64 LibreOffice_project/65905a128db06ba48db947242809d14d3f9a93fe</meta:generator>
  </office:meta>
</office:document-meta>
</file>